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Generateu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Liberation Sans4" svg:font-family="'Liberation Sans'"/>
    <style:font-face style:name="Liberation Sans2" svg:font-family="'Liberation Sans'" style:font-adornments="Regular"/>
    <style:font-face style:name="Liberation Sans3" svg:font-family="'Liberation Sans'"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2mm"/>
    </style:style>
    <style:style style:name="co2" style:family="table-column">
      <style:table-column-properties fo:break-before="auto" style:column-width="8.71mm"/>
    </style:style>
    <style:style style:name="co3" style:family="table-column">
      <style:table-column-properties fo:break-before="auto" style:column-width="7.88mm"/>
    </style:style>
    <style:style style:name="co4" style:family="table-column">
      <style:table-column-properties fo:break-before="auto" style:column-width="16.88mm"/>
    </style:style>
    <style:style style:name="co5" style:family="table-column">
      <style:table-column-properties fo:break-before="auto" style:column-width="17.43mm"/>
    </style:style>
    <style:style style:name="co6" style:family="table-column">
      <style:table-column-properties fo:break-before="auto" style:column-width="10.88mm"/>
    </style:style>
    <style:style style:name="co7" style:family="table-column">
      <style:table-column-properties fo:break-before="auto" style:column-width="14.43mm"/>
    </style:style>
    <style:style style:name="co8" style:family="table-column">
      <style:table-column-properties fo:break-before="auto" style:column-width="22.05mm"/>
    </style:style>
    <style:style style:name="co9" style:family="table-column">
      <style:table-column-properties fo:break-before="auto" style:column-width="15.79mm"/>
    </style:style>
    <style:style style:name="co10" style:family="table-column">
      <style:table-column-properties fo:break-before="auto" style:column-width="11.43mm"/>
    </style:style>
    <style:style style:name="co11" style:family="table-column">
      <style:table-column-properties fo:break-before="auto" style:column-width="12.79mm"/>
    </style:style>
    <style:style style:name="co12" style:family="table-column">
      <style:table-column-properties fo:break-before="auto" style:column-width="22.58mm"/>
    </style:style>
    <style:style style:name="co13" style:family="table-column">
      <style:table-column-properties fo:break-before="auto" style:column-width="26.41mm"/>
    </style:style>
    <style:style style:name="co14" style:family="table-column">
      <style:table-column-properties fo:break-before="auto" style:column-width="6.07mm"/>
    </style:style>
    <style:style style:name="co15" style:family="table-column">
      <style:table-column-properties fo:break-before="auto" style:column-width="13.88mm"/>
    </style:style>
    <style:style style:name="co16" style:family="table-column">
      <style:table-column-properties fo:break-before="auto" style:column-width="31.86mm"/>
    </style:style>
    <style:style style:name="co17" style:family="table-column">
      <style:table-column-properties fo:break-before="auto" style:column-width="56.27mm"/>
    </style:style>
    <style:style style:name="co18" style:family="table-column">
      <style:table-column-properties fo:break-before="auto" style:column-width="16.6mm"/>
    </style:style>
    <style:style style:name="co19" style:family="table-column">
      <style:table-column-properties fo:break-before="auto" style:column-width="19.6mm"/>
    </style:style>
    <style:style style:name="co20" style:family="table-column">
      <style:table-column-properties fo:break-before="auto" style:column-width="7.43mm"/>
    </style:style>
    <style:style style:name="co21" style:family="table-column">
      <style:table-column-properties fo:break-before="auto" style:column-width="6.88mm"/>
    </style:style>
    <style:style style:name="co22" style:family="table-column">
      <style:table-column-properties fo:break-before="auto" style:column-width="4.97mm"/>
    </style:style>
    <style:style style:name="co23" style:family="table-column">
      <style:table-column-properties fo:break-before="auto" style:column-width="13.34mm"/>
    </style:style>
    <style:style style:name="co24" style:family="table-column">
      <style:table-column-properties fo:break-before="auto" style:column-width="7.34mm"/>
    </style:style>
    <style:style style:name="co25" style:family="table-column">
      <style:table-column-properties fo:break-before="auto" style:column-width="14.98mm"/>
    </style:style>
    <style:style style:name="co26" style:family="table-column">
      <style:table-column-properties fo:break-before="auto" style:column-width="10.34mm"/>
    </style:style>
    <style:style style:name="co27" style:family="table-column">
      <style:table-column-properties fo:break-before="auto" style:column-width="30.22mm"/>
    </style:style>
    <style:style style:name="co28" style:family="table-column">
      <style:table-column-properties fo:break-before="auto" style:column-width="12.24mm"/>
    </style:style>
    <style:style style:name="co29" style:family="table-column">
      <style:table-column-properties fo:break-before="auto" style:column-width="25.59mm"/>
    </style:style>
    <style:style style:name="co30" style:family="table-column">
      <style:table-column-properties fo:break-before="auto" style:column-width="10.62mm"/>
    </style:style>
    <style:style style:name="co31" style:family="table-column">
      <style:table-column-properties fo:break-before="auto" style:column-width="46.88mm"/>
    </style:style>
    <style:style style:name="co32" style:family="table-column">
      <style:table-column-properties fo:break-before="auto" style:column-width="27.22mm"/>
    </style:style>
    <style:style style:name="co33" style:family="table-column">
      <style:table-column-properties fo:break-before="auto" style:column-width="11.48mm"/>
    </style:style>
    <style:style style:name="co34" style:family="table-column">
      <style:table-column-properties fo:break-before="auto" style:column-width="9.24mm"/>
    </style:style>
    <style:style style:name="co35" style:family="table-column">
      <style:table-column-properties fo:break-before="auto" style:column-width="9.07mm"/>
    </style:style>
    <style:style style:name="co36" style:family="table-column">
      <style:table-column-properties fo:break-before="auto" style:column-width="17.15mm"/>
    </style:style>
    <style:style style:name="co37" style:family="table-column">
      <style:table-column-properties fo:break-before="auto" style:column-width="20.96mm"/>
    </style:style>
    <style:style style:name="co38" style:family="table-column">
      <style:table-column-properties fo:break-before="auto" style:column-width="28.05mm"/>
    </style:style>
    <style:style style:name="co39" style:family="table-column">
      <style:table-column-properties fo:break-before="auto" style:column-width="17.69mm"/>
    </style:style>
    <style:style style:name="co40" style:family="table-column">
      <style:table-column-properties fo:break-before="auto" style:column-width="8.17mm"/>
    </style:style>
    <style:style style:name="co41" style:family="table-column">
      <style:table-column-properties fo:break-before="auto" style:column-width="36.48mm"/>
    </style:style>
    <style:style style:name="co42" style:family="table-column">
      <style:table-column-properties fo:break-before="auto" style:column-width="42.05mm"/>
    </style:style>
    <style:style style:name="co43" style:family="table-column">
      <style:table-column-properties fo:break-before="auto" style:column-width="18.5mm"/>
    </style:style>
    <style:style style:name="co44" style:family="table-column">
      <style:table-column-properties fo:break-before="auto" style:column-width="50.09mm"/>
    </style:style>
    <style:style style:name="co45" style:family="table-column">
      <style:table-column-properties fo:break-before="auto" style:column-width="31.57mm"/>
    </style:style>
    <style:style style:name="co46" style:family="table-column">
      <style:table-column-properties fo:break-before="auto" style:column-width="4.07mm"/>
    </style:style>
    <style:style style:name="co47" style:family="table-column">
      <style:table-column-properties fo:break-before="auto" style:column-width="24.5mm"/>
    </style:style>
    <style:style style:name="co48" style:family="table-column">
      <style:table-column-properties fo:break-before="auto" style:column-width="15.06mm"/>
    </style:style>
    <style:style style:name="co49" style:family="table-column">
      <style:table-column-properties fo:break-before="auto" style:column-width="11.69mm"/>
    </style:style>
    <style:style style:name="co50" style:family="table-column">
      <style:table-column-properties fo:break-before="auto" style:column-width="20.41mm"/>
    </style:style>
    <style:style style:name="co51" style:family="table-column">
      <style:table-column-properties fo:break-before="auto" style:column-width="14.69mm"/>
    </style:style>
    <style:style style:name="co52" style:family="table-column">
      <style:table-column-properties fo:break-before="auto" style:column-width="35.08mm"/>
    </style:style>
    <style:style style:name="co53" style:family="table-column">
      <style:table-column-properties fo:break-before="auto" style:column-width="26.95mm"/>
    </style:style>
    <style:style style:name="co54" style:family="table-column">
      <style:table-column-properties fo:break-before="auto" style:column-width="18.24mm"/>
    </style:style>
    <style:style style:name="co55" style:family="table-column">
      <style:table-column-properties fo:break-before="auto" style:column-width="34.31mm"/>
    </style:style>
    <style:style style:name="co56" style:family="table-column">
      <style:table-column-properties fo:break-before="auto" style:column-width="21.47mm"/>
    </style:style>
    <style:style style:name="co57" style:family="table-column">
      <style:table-column-properties fo:break-before="auto" style:column-width="11.8mm"/>
    </style:style>
    <style:style style:name="co58" style:family="table-column">
      <style:table-column-properties fo:break-before="auto" style:column-width="17.52mm"/>
    </style:style>
    <style:style style:name="co59" style:family="table-column">
      <style:table-column-properties fo:break-before="auto" style:column-width="37.57mm"/>
    </style:style>
    <style:style style:name="co60" style:family="table-column">
      <style:table-column-properties fo:break-before="auto" style:column-width="9.61mm"/>
    </style:style>
    <style:style style:name="co61" style:family="table-column">
      <style:table-column-properties fo:break-before="auto" style:column-width="11.17mm"/>
    </style:style>
    <style:style style:name="co62" style:family="table-column">
      <style:table-column-properties fo:break-before="auto" style:column-width="10.07mm"/>
    </style:style>
    <style:style style:name="co63" style:family="table-column">
      <style:table-column-properties fo:break-before="auto" style:column-width="37.31mm"/>
    </style:style>
    <style:style style:name="co64" style:family="table-column">
      <style:table-column-properties fo:break-before="auto" style:column-width="13.07mm"/>
    </style:style>
    <style:style style:name="co65" style:family="table-column">
      <style:table-column-properties fo:break-before="auto" style:column-width="17.96mm"/>
    </style:style>
    <style:style style:name="co66" style:family="table-column">
      <style:table-column-properties fo:break-before="auto" style:column-width="18.33mm"/>
    </style:style>
    <style:style style:name="co67" style:family="table-column">
      <style:table-column-properties fo:break-before="auto" style:column-width="10.42mm"/>
    </style:style>
    <style:style style:name="co68" style:family="table-column">
      <style:table-column-properties fo:break-before="auto" style:column-width="24.24mm"/>
    </style:style>
    <style:style style:name="co69" style:family="table-column">
      <style:table-column-properties fo:break-before="auto" style:column-width="16.05mm"/>
    </style:style>
    <style:style style:name="co70" style:family="table-column">
      <style:table-column-properties fo:break-before="auto" style:column-width="13.6mm"/>
    </style:style>
    <style:style style:name="co71" style:family="table-column">
      <style:table-column-properties fo:break-before="auto" style:column-width="25.05mm"/>
    </style:style>
    <style:style style:name="co72" style:family="table-column">
      <style:table-column-properties fo:break-before="auto" style:column-width="15.52mm"/>
    </style:style>
    <style:style style:name="co73" style:family="table-column">
      <style:table-column-properties fo:break-before="auto" style:column-width="9.53mm"/>
    </style:style>
    <style:style style:name="co74" style:family="table-column">
      <style:table-column-properties fo:break-before="auto" style:column-width="36mm"/>
    </style:style>
    <style:style style:name="co75" style:family="table-column">
      <style:table-column-properties fo:break-before="auto" style:column-width="24.77mm"/>
    </style:style>
    <style:style style:name="co76" style:family="table-column">
      <style:table-column-properties fo:break-before="auto" style:column-width="34.85mm"/>
    </style:style>
    <style:style style:name="co77" style:family="table-column">
      <style:table-column-properties fo:break-before="auto" style:column-width="8.77mm"/>
    </style:style>
    <style:style style:name="co78" style:family="table-column">
      <style:table-column-properties fo:break-before="auto" style:column-width="16.42mm"/>
    </style:style>
    <style:style style:name="co79" style:family="table-column">
      <style:table-column-properties fo:break-before="auto" style:column-width="4.43mm"/>
    </style:style>
    <style:style style:name="co80" style:family="table-column">
      <style:table-column-properties fo:break-before="auto" style:column-width="22.86mm"/>
    </style:style>
    <style:style style:name="co81" style:family="table-column">
      <style:table-column-properties fo:break-before="auto" style:column-width="19.05mm"/>
    </style:style>
    <style:style style:name="co82" style:family="table-column">
      <style:table-column-properties fo:break-before="auto" style:column-width="4.89mm"/>
    </style:style>
    <style:style style:name="co83" style:family="table-column">
      <style:table-column-properties fo:break-before="auto" style:column-width="3.81mm"/>
    </style:style>
    <style:style style:name="co84" style:family="table-column">
      <style:table-column-properties fo:break-before="auto" style:column-width="19.33mm"/>
    </style:style>
    <style:style style:name="co85" style:family="table-column">
      <style:table-column-properties fo:break-before="auto" style:column-width="21.5mm"/>
    </style:style>
    <style:style style:name="co86" style:family="table-column">
      <style:table-column-properties fo:break-before="auto" style:column-width="40.83mm"/>
    </style:style>
    <style:style style:name="co87" style:family="table-column">
      <style:table-column-properties fo:break-before="auto" style:column-width="28.86mm"/>
    </style:style>
    <style:style style:name="co88" style:family="table-column">
      <style:table-column-properties fo:break-before="auto" style:column-width="9.37mm"/>
    </style:style>
    <style:style style:name="co89" style:family="table-column">
      <style:table-column-properties fo:break-before="auto" style:column-width="6.53mm"/>
    </style:style>
    <style:style style:name="co90" style:family="table-column">
      <style:table-column-properties fo:break-before="auto" style:column-width="8.43mm"/>
    </style:style>
    <style:style style:name="co91" style:family="table-column">
      <style:table-column-properties fo:break-before="auto" style:column-width="32.12mm"/>
    </style:style>
    <style:style style:name="co92" style:family="table-column">
      <style:table-column-properties fo:break-before="auto" style:column-width="19.88mm"/>
    </style:style>
    <style:style style:name="co93" style:family="table-column">
      <style:table-column-properties fo:break-before="auto" style:column-width="13.42mm"/>
    </style:style>
    <style:style style:name="co94" style:family="table-column">
      <style:table-column-properties fo:break-before="auto" style:column-width="27.76mm"/>
    </style:style>
    <style:style style:name="co95" style:family="table-column">
      <style:table-column-properties fo:break-before="auto" style:column-width="11.78mm"/>
    </style:style>
    <style:style style:name="co96" style:family="table-column">
      <style:table-column-properties fo:break-before="auto" style:column-width="15.24mm"/>
    </style:style>
    <style:style style:name="co97" style:family="table-column">
      <style:table-column-properties fo:break-before="auto" style:column-width="11.52mm"/>
    </style:style>
    <style:style style:name="co98" style:family="table-column">
      <style:table-column-properties fo:break-before="auto" style:column-width="25.86mm"/>
    </style:style>
    <style:style style:name="co99" style:family="table-column">
      <style:table-column-properties fo:break-before="auto" style:column-width="8.98mm"/>
    </style:style>
    <style:style style:name="co100" style:family="table-column">
      <style:table-column-properties fo:break-before="auto" style:column-width="12.07mm"/>
    </style:style>
    <style:style style:name="co101" style:family="table-column">
      <style:table-column-properties fo:break-before="auto" style:column-width="23.41mm"/>
    </style:style>
    <style:style style:name="co102" style:family="table-column">
      <style:table-column-properties fo:break-before="auto" style:column-width="33.5mm"/>
    </style:style>
    <style:style style:name="co103" style:family="table-column">
      <style:table-column-properties fo:break-before="auto" style:column-width="23.69mm"/>
    </style:style>
    <style:style style:name="co104" style:family="table-column">
      <style:table-column-properties fo:break-before="auto" style:column-width="21.59mm"/>
    </style:style>
    <style:style style:name="co105" style:family="table-column">
      <style:table-column-properties fo:break-before="auto" style:column-width="29.76mm"/>
    </style:style>
    <style:style style:name="co106" style:family="table-column">
      <style:table-column-properties fo:break-before="auto" style:column-width="30.04mm"/>
    </style:style>
    <style:style style:name="co107" style:family="table-column">
      <style:table-column-properties fo:break-before="auto" style:column-width="25.31mm"/>
    </style:style>
    <style:style style:name="co108" style:family="table-column">
      <style:table-column-properties fo:break-before="auto" style:column-width="23.14mm"/>
    </style:style>
    <style:style style:name="ro1" style:family="table-row">
      <style:table-row-properties style:row-height="12.96mm" fo:break-before="auto" style:use-optimal-row-height="false"/>
    </style:style>
    <style:style style:name="ro2" style:family="table-row">
      <style:table-row-properties style:row-height="13mm" fo:break-before="auto" style:use-optimal-row-height="false"/>
    </style:style>
    <style:style style:name="ro3" style:family="table-row">
      <style:table-row-properties style:row-height="11.99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6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00"/>
    </style:style>
    <style:style style:name="ta3" style:family="table" style:master-page-name="Default">
      <style:table-properties table:display="true" style:writing-mode="lr-tb" tableooo:tab-color="#ff9900"/>
    </style:style>
    <style:style style:name="ta4" style:family="table" style:master-page-name="Default">
      <style:table-properties table:display="true" style:writing-mode="lr-tb" tableooo:tab-color="#009900"/>
    </style:style>
    <style:style style:name="ta5" style:family="table" style:master-page-name="Default">
      <style:table-properties table:display="true" style:writing-mode="lr-tb" tableooo:tab-color="#3333ff"/>
    </style:style>
    <style:style style:name="ta6" style:family="table" style:master-page-name="Default">
      <style:table-properties table:display="true" style:writing-mode="lr-tb" tableooo:tab-color="#996600"/>
    </style:style>
    <style:style style:name="ta7" style:family="table" style:master-page-name="Default">
      <style:table-properties table:display="true" style:writing-mode="lr-tb" tableooo:tab-color="#000000"/>
    </style:style>
    <style:style style:name="ta8" style:family="table" style:master-page-name="Default">
      <style:table-properties table:display="true" style:writing-mode="lr-tb" tableooo:tab-color="#ff3333"/>
    </style:style>
    <style:style style:name="ta9" style:family="table" style:master-page-name="Default">
      <style:table-properties table:display="fals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Liberation Sans" fo:font-size="18pt" fo:font-weight="bold" style:font-size-asian="18pt" style:font-weight-asian="bold" style:font-size-complex="18pt" style:font-weight-complex="bold"/>
    </style:style>
    <style:style style:name="ce12" style:family="table-cell" style:parent-style-name="Default">
      <style:table-cell-properties fo:border="0.06pt solid #000000"/>
    </style:style>
    <style:style style:name="ce70"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normal"/>
    </style:style>
    <style:style style:name="ce4" style:family="table-cell" style:parent-style-name="Default">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ans1"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size="14pt" style:font-size-asian="14pt" style:font-size-complex="14pt"/>
    </style:style>
    <style:style style:name="ce8" style:family="table-cell" style:parent-style-name="Default">
      <style:text-properties fo:font-size="12pt" style:font-size-asian="12pt" style:font-size-complex="12pt"/>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10" style:family="table-cell" style:parent-style-name="Default">
      <style:table-cell-properties fo:border-bottom="0.06pt solid #000000" fo:border-left="none" fo:border-right="0.06pt solid #000000" fo:border-top="0.06pt solid #000000" style:vertical-align="middle"/>
      <style:text-properties fo:font-size="14pt" style:font-size-asian="14pt" style:font-size-complex="14pt"/>
    </style:style>
    <style:style style:name="ce11" style:family="table-cell" style:parent-style-name="Default">
      <style:table-cell-properties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54" style:family="table-cell" style:parent-style-name="Default">
      <style:table-cell-properties style:text-align-source="fix" style:repeat-content="false" fo:border="0.06pt solid #000000" style:vertical-align="middle"/>
      <style:paragraph-properties fo:text-align="start" fo:margin-left="0mm"/>
      <style:text-properties style:font-name="Liberation Sans" fo:font-size="12pt" style:font-size-asian="12pt" style:font-size-complex="12pt"/>
    </style:style>
    <style:style style:name="ce3"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81" style:family="table-cell" style:parent-style-name="Default">
      <style:table-cell-properties fo:border="0.06pt solid #000000"/>
      <style:text-properties fo:font-size="12pt" style:font-size-asian="12pt" style:font-size-complex="12pt"/>
    </style:style>
    <style:style style:name="ce15" style:family="table-cell" style:parent-style-name="Default">
      <style:text-properties fo:font-size="14pt" style:font-size-asian="14pt" style:font-size-complex="14pt"/>
    </style:style>
    <style:style style:name="ce83" style:family="table-cell" style:parent-style-name="Default" style:data-style-name="N100">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fo:font-size="14pt" style:font-size-asian="14pt" style:font-size-complex="14pt"/>
    </style:style>
    <style:style style:name="ce84" style:family="table-cell" style:parent-style-name="Default">
      <style:table-cell-properties style:text-align-source="fix" style:repeat-content="false" fo:border="0.06pt solid #000000"/>
      <style:paragraph-properties fo:text-align="start" fo:margin-left="0mm"/>
      <style:text-properties fo:font-size="12pt" style:font-size-asian="12pt" style:font-size-complex="12pt"/>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style>
    <style:style style:name="ce86"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start" fo:margin-left="0mm"/>
    </style:style>
    <style:style style:name="ce88" style:family="table-cell" style:parent-style-name="Default">
      <style:table-cell-properties style:text-align-source="fix" style:repeat-content="false" fo:border="0.06pt solid #000000"/>
      <style:paragraph-properties fo:text-align="start" fo:margin-left="0mm"/>
      <style:text-properties style:font-name="Liberation Sans" fo:font-size="12pt" style:font-size-asian="12pt" style:font-size-complex="12pt"/>
    </style:style>
    <style:style style:name="ce20" style:family="table-cell" style:parent-style-name="Default">
      <style:table-cell-properties fo:border-bottom="0.06pt solid #000000" fo:border-left="none" fo:border-right="none" fo:border-top="0.06pt solid #000000" style:vertical-align="middle"/>
      <style:text-properties fo:font-size="14pt" style:font-size-asian="14pt" style:font-size-complex="14pt"/>
    </style:style>
    <style:style style:name="ce21" style:family="table-cell" style:parent-style-name="Default">
      <style:table-cell-properties style:text-align-source="fix" style:repeat-content="false" fo:border="0.06pt solid #000000" style:vertical-align="middle"/>
      <style:paragraph-properties fo:text-align="center" fo:margin-left="0mm"/>
      <style:text-properties style:font-name="Liberation Sans" fo:font-size="26pt" style:font-size-asian="26pt" style:font-size-complex="26pt"/>
    </style:style>
    <style:style style:name="ce22" style:family="table-cell" style:parent-style-name="Default">
      <style:table-cell-properties style:text-align-source="fix" style:repeat-content="false" fo:border="0.06pt solid #000000" style:vertical-align="middle"/>
      <style:paragraph-properties fo:text-align="center" fo:margin-left="0mm"/>
      <style:text-properties style:font-name="Liberation Sans" fo:font-size="15pt" style:font-size-asian="11pt" style:font-size-complex="11pt"/>
    </style:style>
    <style:style style:name="ce23" style:family="table-cell" style:parent-style-name="Default">
      <style:table-cell-properties fo:border="none"/>
    </style:style>
    <style:style style:name="ce89" style:family="table-cell" style:parent-style-name="Default">
      <style:table-cell-properties style:vertical-align="middle"/>
    </style:style>
    <style:style style:name="ce25" style:family="table-cell" style:parent-style-name="Default">
      <style:table-cell-properties style:text-align-source="fix" style:repeat-content="false" fo:border="0.06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93"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3">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28" style:family="table-cell" style:parent-style-name="Default">
      <style:table-cell-properties fo:border-bottom="0.06pt solid #000000" fo:border-left="none" fo:border-right="none" fo:border-top="0.06pt solid #000000"/>
      <style:text-properties style:font-name="Liberation Sans"/>
    </style:style>
    <style:style style:name="ce9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size="15pt" fo:font-weight="bold" style:font-size-asian="15pt" style:font-weight-asian="bold" style:font-size-complex="15pt" style:font-weight-complex="bold"/>
    </style:style>
    <style:style style:name="ce43" style:family="table-cell" style:parent-style-name="Default" style:data-style-name="N137">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0" style:family="table-cell" style:parent-style-name="Default">
      <style:table-cell-properties fo:border-bottom="0.06pt solid #000000" fo:border-left="none" fo:border-right="none" fo:border-top="0.06pt solid #000000"/>
    </style:style>
    <style:style style:name="ce99" style:family="table-cell" style:parent-style-name="Default">
      <style:table-cell-properties fo:border-bottom="0.06pt solid #000000" fo:border-left="none" fo:border-right="none" fo:border-top="0.06pt solid #000000" style:vertical-align="middle"/>
    </style:style>
    <style:style style:name="ce48" style:family="table-cell" style:parent-style-name="Default" style:data-style-name="N138">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1" style:family="table-cell" style:parent-style-name="Default">
      <style:table-cell-properties fo:border-bottom="0.06pt solid #000000" fo:border-left="none" fo:border-right="0.06pt solid #000000" fo:border-top="0.06pt solid #000000"/>
    </style:style>
    <style:style style:name="ce10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size="14pt" style:font-size-asian="14pt" style:font-size-complex="14pt"/>
    </style:style>
    <style:style style:name="ce33" style:family="table-cell" style:parent-style-name="Default">
      <style:table-cell-properties fo:background-color="#ffff00" style:text-align-source="fix" style:repeat-content="false" fo:wrap-option="wrap" fo:border="0.06pt solid #000000" style:vertical-align="middle"/>
      <style:paragraph-properties fo:text-align="center" fo:margin-left="0mm"/>
      <style:text-properties style:font-name="Liberation Sans" fo:font-size="18pt" fo:font-weight="bold" style:font-size-asian="18pt" style:font-weight-asian="bold" style:font-size-complex="18pt" style:font-weight-complex="bold"/>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8"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46"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34" style:family="table-cell" style:parent-style-name="Default">
      <style:table-cell-properties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60" style:family="table-cell" style:parent-style-name="Default">
      <style:table-cell-properties fo:border-bottom="2.01pt solid #000000" style:text-align-source="fix" style:repeat-content="false" fo:border-left="0.06pt solid #000000" fo:border-right="none" fo:border-top="0.51pt solid #000000" style:vertical-align="middle"/>
      <style:paragraph-properties fo:text-align="center" fo:margin-left="0mm"/>
      <style:text-properties fo:font-size="14pt" style:font-size-asian="14pt" style:font-size-complex="14pt"/>
    </style:style>
    <style:style style:name="ce61" style:family="table-cell" style:parent-style-name="Default">
      <style:table-cell-properties fo:border-bottom="0.51pt solid #000000" style:text-align-source="fix" style:repeat-content="false" fo:border-left="none" fo:border-right="none" fo:border-top="2.01pt solid #000000" style:vertical-align="middle"/>
      <style:paragraph-properties fo:text-align="center" fo:margin-left="0mm"/>
      <style:text-properties fo:font-size="14pt" style:font-size-asian="14pt" style:font-size-complex="14pt"/>
    </style:style>
    <style:style style:name="ce62"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mm"/>
      <style:text-properties style:font-name="Liberation Sans" fo:font-size="14pt" style:font-size-asian="14pt" style:font-size-complex="14pt"/>
    </style:style>
    <style:style style:name="ce63"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end" fo:margin-left="0mm"/>
      <style:text-properties style:font-name="Liberation Sans" fo:font-size="14pt" style:font-size-asian="14pt" style:font-size-complex="14pt"/>
    </style:style>
    <style:style style:name="ce1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mm"/>
      <style:text-properties style:font-name="Liberation Sans" fo:font-size="14pt" style:font-size-asian="14pt" style:font-size-complex="14pt"/>
    </style:style>
    <style:style style:name="ce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style:font-name="Liberation Sans2" fo:font-size="14pt" style:font-name-asian="Liberation Sans2" style:font-size-asian="14pt" style:font-name-complex="Liberation Sans2" style:font-size-complex="14pt"/>
    </style:style>
    <style:style style:name="ce64" style:family="table-cell" style:parent-style-name="Default">
      <style:table-cell-properties fo:border-bottom="0.51pt solid #000000" style:text-align-source="fix" style:repeat-content="false" fo:border-left="0.06pt solid #000000" fo:border-right="none" fo:border-top="2.01pt solid #000000" style:vertical-align="middle"/>
      <style:paragraph-properties fo:text-align="center" fo:margin-left="0mm"/>
      <style:text-properties fo:font-size="14pt" style:font-size-asian="14pt" style:font-size-complex="14pt"/>
    </style:style>
    <style:style style:name="ce65" style:family="table-cell" style:parent-style-name="Default">
      <style:table-cell-properties fo:border-bottom="0.06pt solid #000000" style:text-align-source="fix" style:repeat-content="false" fo:wrap-option="no-wrap" fo:border-left="none" fo:border-right="0.06pt solid #000000" fo:border-top="0.06pt solid #000000" style:vertical-align="middle"/>
      <style:paragraph-properties fo:text-align="start" fo:margin-left="0mm"/>
      <style:text-properties style:font-name="Liberation Sans" fo:font-size="14pt" style:font-size-asian="14pt" style:font-size-complex="14pt"/>
    </style:style>
    <style:style style:name="ce118" style:family="table-cell" style:parent-style-name="Default">
      <style:table-cell-properties fo:border-bottom="0.06pt solid #000000" style:diagonal-bl-tr="none" style:diagonal-tl-br="none" style:text-align-source="fix" style:repeat-content="false" fo:border-left="none" fo:padding="0.71mm" fo:border-right="0.06pt solid #000000" style:rotation-align="none" fo:border-top="0.06pt solid #000000" style:vertical-align="middle"/>
      <style:paragraph-properties fo:text-align="start"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style:text-align-source="fix" style:repeat-content="false" fo:border="0.06pt solid #000000" style:vertical-align="middle"/>
      <style:paragraph-properties fo:text-align="center" fo:margin-left="0mm"/>
      <style:text-properties fo:font-size="14pt" style:font-size-asian="14pt" style:font-size-complex="14pt"/>
    </style:style>
    <style:style style:name="ce122" style:family="table-cell" style:parent-style-name="Default" style:data-style-name="N148">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6" style:family="table-cell" style:parent-style-name="Default">
      <style:table-cell-properties fo:background-color="#ff9900" style:text-align-source="fix" style:repeat-content="false" fo:wrap-option="wrap" fo:border="0.06pt solid #000000" style:vertical-align="middle"/>
      <style:paragraph-properties fo:text-align="center" fo:margin-left="0mm"/>
      <style:text-properties style:font-name="Liberation Sans" fo:font-size="18pt" fo:font-weight="bold" style:font-size-asian="18pt" style:font-weight-asian="bold" style:font-size-complex="18pt" style:font-weight-complex="bold"/>
    </style:style>
    <style:style style:name="ce3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style:font-name="Liberation Sans" fo:font-size="14pt" style:font-size-asian="14pt" style:font-size-complex="14pt"/>
    </style:style>
    <style:style style:name="ce4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style:font-name="Liberation Sans" fo:font-size="14pt" style:font-size-asian="14pt" style:font-size-complex="14pt"/>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mm"/>
      <style:text-properties style:font-name="Liberation Sans" fo:font-size="14pt" style:font-size-asian="14pt" style:font-size-complex="14pt"/>
    </style:style>
    <style:style style:name="ce42" style:family="table-cell" style:parent-style-name="Default">
      <style:table-cell-properties fo:border-bottom="0.06pt solid #000000" style:diagonal-bl-tr="none" style:diagonal-tl-br="none" fo:border-left="none" fo:padding="0.71mm" fo:border-right="0.06pt solid #000000"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mm"/>
      <style:text-properties fo:font-size="14pt" style:font-size-asian="14pt" style:font-size-complex="14pt"/>
    </style:style>
    <style:style style:name="ce51" style:family="table-cell" style:parent-style-name="Default">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52" style:family="table-cell" style:parent-style-name="Default">
      <style:table-cell-properties fo:border-bottom="0.06pt solid #000000" style:diagonal-bl-tr="none" style:diagonal-tl-br="none" style:text-align-source="fix" style:repeat-content="false" fo:border-left="none" fo:padding="0.71mm" fo:border-right="0.06pt solid #000000" style:rotation-align="none" fo:border-top="0.06pt solid #000000" style:vertical-align="middle"/>
      <style:paragraph-properties fo:text-align="end"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9" style:family="table-cell" style:parent-style-name="Default" style:data-style-name="N150">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4" style:family="table-cell" style:parent-style-name="Default">
      <style:table-cell-properties fo:background-color="#00cc00"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33" style:family="table-cell" style:parent-style-name="Default" style:data-style-name="N148">
      <style:table-cell-properties fo:border-bottom="0.06pt solid #000000" style:text-align-source="fix" style:repeat-content="false" fo:border-left="0.06pt solid #000000" fo:border-right="none" fo:border-top="0.06pt solid #000000" style:vertical-align="middle"/>
      <style:paragraph-properties fo:text-align="start" fo:margin-left="0mm"/>
      <style:text-properties fo:font-size="14pt" style:font-size-asian="14pt" style:font-size-complex="14pt"/>
    </style:style>
    <style:style style:name="ce5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fo:font-size="14pt" style:font-size-asian="14pt" style:font-size-complex="14pt"/>
    </style:style>
    <style:style style:name="ce135" style:family="table-cell" style:parent-style-name="Default" style:data-style-name="N15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136" style:family="table-cell" style:parent-style-name="Default">
      <style:table-cell-properties fo:wrap-option="wrap"/>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3333ff"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38" style:family="table-cell" style:parent-style-name="Default">
      <style:table-cell-properties fo:border-bottom="0.06pt solid #000000" style:diagonal-bl-tr="none" style:diagonal-tl-br="none" style:text-align-source="fix" style:repeat-content="false" fo:border-left="none" fo:padding="0.71mm" fo:border-right="0.06pt solid #000000" style:rotation-align="none" fo:border-top="0.06pt solid #000000" style:vertical-align="middle"/>
      <style:paragraph-properties fo:text-align="start"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56" style:family="table-cell" style:parent-style-name="Default">
      <style:table-cell-properties fo:border-bottom="0.06pt solid #000000" style:diagonal-bl-tr="none" style:diagonal-tl-br="none" style:text-align-source="fix" style:repeat-content="false" fo:border-left="none" fo:padding="0.71mm" fo:border-right="0.06pt solid #000000" style:rotation-align="none" fo:border-top="0.06pt solid #000000" style:vertical-align="middle"/>
      <style:paragraph-properties fo:text-align="start"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3" style:family="table-cell" style:parent-style-name="Default">
      <style:table-cell-properties fo:background-color="#996600"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42" style:family="table-cell" style:parent-style-name="Default" style:data-style-name="N136">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143" style:family="table-cell" style:parent-style-name="Default">
      <style:table-cell-properties fo:border-bottom="0.06pt solid #000000" fo:border-left="none" fo:border-right="0.06pt solid #000000" fo:border-top="0.06pt solid #000000" style:vertical-align="middle"/>
      <style:text-properties style:font-name="Liberation Sans3" fo:font-size="14pt" style:font-name-asian="Liberation Sans3" style:font-size-asian="14pt" style:font-name-complex="Liberation Sans3" style:font-size-complex="14pt"/>
    </style:style>
    <style:style style:name="ce67" style:family="table-cell" style:parent-style-name="Default" style:data-style-name="N0">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5" style:family="table-cell" style:parent-style-name="Default" style:data-style-name="N13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146"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47" style:family="table-cell" style:parent-style-name="Default" style:data-style-name="N136">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fo:font-size="14pt" style:font-size-asian="14pt" style:font-size-complex="14pt"/>
    </style:style>
    <style:style style:name="ce148" style:family="table-cell" style:parent-style-name="Default" style:data-style-name="N137">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fo:font-size="14pt" style:font-size-asian="14pt" style:font-size-complex="14pt"/>
    </style:style>
    <style:style style:name="ce149" style:family="table-cell" style:parent-style-name="Default" style:data-style-name="N136">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size="14pt" style:font-size-asian="14pt" style:font-size-complex="14pt"/>
    </style:style>
    <style:style style:name="ce150" style:family="table-cell" style:parent-style-name="Default" style:data-style-name="N137">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size="14pt" style:font-size-asian="14pt" style:font-size-complex="14pt"/>
    </style:style>
    <style:style style:name="ce151"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style:font-name="Liberation Sans4" fo:font-size="14pt" style:font-name-asian="Liberation Sans4" style:font-size-asian="14pt" style:font-name-complex="Liberation Sans4" style:font-size-complex="14pt"/>
    </style:style>
    <style:style style:name="ce152" style:family="table-cell" style:parent-style-name="Default" style:data-style-name="N172">
      <style:table-cell-properties fo:border-bottom="0.06pt solid #000000" style:text-align-source="fix" style:repeat-content="false" fo:border-left="none" fo:border-right="0.06pt solid #000000" fo:border-top="0.06pt solid #000000" style:vertical-align="middle"/>
      <style:paragraph-properties fo:text-align="start" fo:margin-left="0mm"/>
      <style:text-properties fo:font-size="14pt" style:font-size-asian="14pt" style:font-size-complex="14pt"/>
    </style:style>
    <style:style style:name="ce153" style:family="table-cell" style:parent-style-name="Default" style:data-style-name="N137">
      <style:table-cell-properties fo:border-bottom="0.06pt solid #000000" style:text-align-source="fix" style:repeat-content="false" fo:border-left="0.06pt solid #000000" fo:border-right="none" fo:border-top="0.06pt solid #000000" style:vertical-align="middle"/>
      <style:paragraph-properties fo:text-align="center" fo:margin-left="0mm"/>
      <style:text-properties fo:font-size="14pt" style:font-size-asian="14pt" style:font-size-complex="14pt"/>
    </style:style>
    <style:style style:name="ce154" style:family="table-cell" style:parent-style-name="Default" style:data-style-name="N137">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size="14pt" style:font-size-asian="14pt" style:font-size-complex="14pt"/>
    </style:style>
    <style:style style:name="ce155" style:family="table-cell" style:parent-style-name="Default" style:data-style-name="N148">
      <style:table-cell-properties style:text-align-source="fix" style:repeat-content="false" fo:border="0.06pt solid #000000" style:vertical-align="middle"/>
      <style:paragraph-properties fo:text-align="center" fo:margin-left="0mm"/>
      <style:text-properties fo:font-size="14pt" style:font-size-asian="14pt" style:font-size-complex="14pt"/>
    </style:style>
    <style:style style:name="ce59"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57" style:family="table-cell" style:parent-style-name="Default" style:data-style-name="N137">
      <style:table-cell-properties fo:border-bottom="0.06pt solid #000000" style:text-align-source="fix" style:repeat-content="false" fo:border-left="none" fo:border-right="none" fo:border-top="0.06pt solid #000000" style:vertical-align="middle"/>
      <style:paragraph-properties fo:text-align="end" fo:margin-left="0mm"/>
      <style:text-properties fo:font-size="14pt" style:font-size-asian="14pt" style:font-size-complex="14pt"/>
    </style:style>
    <style:style style:name="ce158" style:family="table-cell" style:parent-style-name="Default">
      <style:table-cell-properties fo:border-bottom="2.01pt solid #000000" style:text-align-source="fix" style:repeat-content="false" fo:border-left="none" fo:border-right="none" fo:border-top="0.51pt solid #000000" style:vertical-align="middle"/>
      <style:paragraph-properties fo:text-align="center" fo:margin-left="0mm"/>
      <style:text-properties fo:font-size="14pt" style:font-size-asian="14pt" style:font-size-complex="14pt"/>
    </style:style>
    <style:style style:name="ce159" style:family="table-cell" style:parent-style-name="Default">
      <style:table-cell-properties style:text-align-source="fix" style:repeat-content="false" fo:border="none" style:vertical-align="middle"/>
      <style:paragraph-properties fo:text-align="center" fo:margin-left="0mm"/>
      <style:text-properties fo:font-size="14pt" style:font-size-asian="14pt" style:font-size-complex="14pt"/>
    </style:style>
    <style:style style:name="ce160" style:family="table-cell" style:parent-style-name="Default">
      <style:table-cell-properties fo:border-bottom="2.01pt solid #000000" style:text-align-source="fix" style:repeat-content="false" fo:border-left="none" fo:border-right="0.51pt solid #000000" fo:border-top="0.51pt solid #000000" style:vertical-align="middle"/>
      <style:paragraph-properties fo:text-align="center" fo:margin-left="0mm"/>
      <style:text-properties fo:font-size="14pt" style:font-size-asian="14pt" style:font-size-complex="14pt"/>
    </style:style>
    <style:style style:name="ce161" style:family="table-cell" style:parent-style-name="Default">
      <style:table-cell-properties fo:border-bottom="0.51pt solid #000000" style:text-align-source="fix" style:repeat-content="false" fo:border-left="none" fo:border-right="0.51pt solid #000000" fo:border-top="2.01pt solid #000000" style:vertical-align="middle"/>
      <style:paragraph-properties fo:text-align="center" fo:margin-left="0mm"/>
      <style:text-properties fo:font-size="14pt" style:font-size-asian="14pt" style:font-size-complex="14pt"/>
    </style:style>
    <style:style style:name="ce186" style:family="table-cell" style:parent-style-name="Default" style:data-style-name="N138">
      <style:table-cell-properties style:diagonal-bl-tr="0.06pt solid #000000" style:diagonal-tl-br="0.06pt solid #000000" style:text-align-source="fix" style:repeat-content="false" fo:border="0.06pt solid #000000" style:vertical-align="middle"/>
      <style:paragraph-properties fo:text-align="center" fo:margin-left="0mm"/>
      <style:text-properties fo:font-size="12pt" style:font-size-asian="12pt" style:font-size-complex="12pt"/>
    </style:style>
    <style:style style:name="ce66" style:family="table-cell" style:parent-style-name="Default">
      <style:table-cell-properties fo:background-color="#ff3333"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6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mm"/>
      <style:text-properties style:font-name="Liberation Sans2" fo:font-size="14pt" style:font-name-asian="Liberation Sans2" style:font-size-asian="14pt" style:font-name-complex="Liberation Sans2" style:font-size-complex="14pt"/>
    </style:style>
    <style:style style:name="ce165" style:family="table-cell" style:parent-style-name="Default" style:data-style-name="N137">
      <style:table-cell-properties fo:border-bottom="0.06pt solid #000000" style:text-align-source="fix" style:repeat-content="false" fo:border-left="none" fo:border-right="0.06pt solid #000000" fo:border-top="0.06pt solid #000000" style:vertical-align="middle"/>
      <style:paragraph-properties fo:text-align="start" fo:margin-left="0mm"/>
      <style:text-properties fo:font-size="14pt" style:font-size-asian="14pt" style:font-size-complex="14pt"/>
    </style:style>
    <style:style style:name="gr1" style:family="graphic">
      <style:graphic-properties fo:background-color="#ffffff"/>
    </style:style>
    <style:style style:name="gr2" style:family="graphic">
      <style:graphic-properties fo:background-color="#ffff00"/>
    </style:style>
    <style:style style:name="gr3" style:family="graphic">
      <style:graphic-properties fo:background-color="#ff9900"/>
    </style:style>
    <style:style style:name="gr4" style:family="graphic">
      <style:graphic-properties fo:background-color="#009900"/>
    </style:style>
    <style:style style:name="gr5" style:family="graphic">
      <style:graphic-properties fo:background-color="#0000ff"/>
    </style:style>
    <style:style style:name="gr6" style:family="graphic">
      <style:graphic-properties fo:background-color="#663300"/>
    </style:style>
    <style:style style:name="gr7" style:family="graphic">
      <style:graphic-properties fo:background-color="#000000"/>
    </style:style>
    <style:style style:name="gr8" style:family="graphic">
      <style:graphic-properties fo:background-color="#ff3333"/>
    </style:style>
    <style:style style:name="gr9" style:family="graphic">
      <style:graphic-properties draw:stroke="solid" svg:stroke-width="1mm" svg:stroke-color="#000000" draw:marker-start-width="3.5mm" draw:marker-end-width="3.5mm" draw:fill="solid" draw:fill-color="#729fcf" draw:textarea-vertical-align="middle" fo:min-height="95.58mm" fo:padding-top="3mm" fo:padding-bottom="3mm" fo:padding-left="3mm" fo:padding-right="3mm"/>
    </style:style>
    <style:style style:name="gr10" style:family="graphic">
      <style:graphic-properties fo:background-color="#9999ff"/>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autospace="none" style:line-break="normal" style:writing-mode="page"/>
      <style:text-properties fo:hyphenate="false"/>
    </style:style>
    <style:style style:name="P4" style:family="paragraph">
      <loext:graphic-properties draw:fill="solid" draw:fill-color="#729fcf"/>
      <style:paragraph-properties fo:text-align="center" style:text-autospace="none" style:line-break="normal" style:writing-mode="page"/>
      <style:text-properties fo:hyphenate="false"/>
    </style:style>
    <style:style style:name="T1" style:family="text">
      <style:text-properties fo:color="#ffffff"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color="#000000" style:font-name="Wingding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Wingdings"/>
    </style:style>
    <style:style style:name="T6"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office:automatic-styles>
  <office:body>
    <office:spreadsheet>
      <table:calculation-settings table:automatic-find-labels="false" table:use-regular-expressions="false" table:use-wildcards="true"/>
      <table:table table:name="Ceinture Blanche" table:style-name="ta1" table:print-ranges="'Ceinture Blanche'.A1:'Ceinture Blanche'.P44 'Ceinture Blanche'.A45:'Ceinture Blanche'.P88 'Ceinture Blanche'.R1:'Ceinture Blanche'.U44 'Ceinture Blanche'.R45:'Ceinture Blanche'.U88">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anche?language=Basic&amp;location=document" xlink:type="simple"/>
              </office:event-listeners>
            </form:button>
          </form:form>
        </office:forms>
        <table:shapes>
          <draw:control draw:z-index="0" draw:style-name="gr1" draw:text-style-name="P1" svg:width="19.07mm" svg:height="7.71mm" svg:x="498.98mm" svg:y="3.72m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2" table:number-columns-repeated="3" table:default-cell-style-name="Default"/>
        <table:table-column table:style-name="co20" table:default-cell-style-name="Default"/>
        <table:table-column table:style-name="co12" table:default-cell-style-name="Default"/>
        <table:table-column table:style-name="co21" table:default-cell-style-name="Default"/>
        <table:table-column table:style-name="co12" table:default-cell-style-name="Default"/>
        <table:table-column table:style-name="co22" table:default-cell-style-name="Default"/>
        <table:table-column table:style-name="co12" table:number-columns-repeated="997" table:default-cell-style-name="Default"/>
        <table:table-row table:style-name="ro1">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5" calcext:value-type="float">
            <text:p>5</text:p>
          </table:table-cell>
          <table:table-cell table:style-name="ce89" table:formula="of:=RAND()" office:value-type="float" office:value="0.899725649299817" calcext:value-type="float">
            <text:p>0,899725649299817</text:p>
          </table:table-cell>
          <table:table-cell table:formula="of:=RANK([.Z1];[.Z1:.Z10])+2" office:value-type="float" office:value="12" calcext:value-type="float">
            <text:p>12</text:p>
          </table:table-cell>
          <table:table-cell table:style-name="ce89" table:formula="of:=RAND()" office:value-type="float" office:value="0.012714318425246" calcext:value-type="float">
            <text:p>0,012714318425246</text:p>
          </table:table-cell>
          <table:table-cell table:number-columns-repeated="998"/>
        </table:table-row>
        <table:table-row table:style-name="ro1">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quot;v&quot;&amp;ROUND(RAND()*10000;0)" office:value-type="string" office:string-value="v3832" calcext:value-type="string">
            <text:p>v3832</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X1:.X10])+2" office:value-type="float" office:value="9" calcext:value-type="float">
            <text:p>9</text:p>
          </table:table-cell>
          <table:table-cell table:style-name="ce89" table:formula="of:=RAND()" office:value-type="float" office:value="0.59419293266084" calcext:value-type="float">
            <text:p>0,59419293266084</text:p>
          </table:table-cell>
          <table:table-cell table:formula="of:=RANK([.Z2];[.Z1:.Z10])+2" office:value-type="float" office:value="9" calcext:value-type="float">
            <text:p>9</text:p>
          </table:table-cell>
          <table:table-cell table:style-name="ce89" table:formula="of:=RAND()" office:value-type="float" office:value="0.43113393713868" calcext:value-type="float">
            <text:p>0,43113393713868</text:p>
          </table:table-cell>
          <table:table-cell table:number-columns-repeated="998"/>
        </table:table-row>
        <table:table-row table:style-name="ro2">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3832" calcext:value-type="string">
            <text:p>v3832</text:p>
          </table:table-cell>
          <table:table-cell table:style-name="ce89"/>
          <table:table-cell table:formula="of:=RANK([.X3];[.X1:.X10])+2" office:value-type="float" office:value="4" calcext:value-type="float">
            <text:p>4</text:p>
          </table:table-cell>
          <table:table-cell table:style-name="ce89" table:formula="of:=RAND()" office:value-type="float" office:value="0.932206131157567" calcext:value-type="float">
            <text:p>0,932206131157567</text:p>
          </table:table-cell>
          <table:table-cell table:formula="of:=RANK([.Z3];[.Z1:.Z10])+2" office:value-type="float" office:value="7" calcext:value-type="float">
            <text:p>7</text:p>
          </table:table-cell>
          <table:table-cell table:style-name="ce89" table:formula="of:=RAND()" office:value-type="float" office:value="0.466671255504811" calcext:value-type="float">
            <text:p>0,466671255504811</text:p>
          </table:table-cell>
          <table:table-cell table:style-name="ce89" table:formula="of:=RANK([.AB3];[.AB3:.AB8])" office:value-type="float" office:value="2" calcext:value-type="float">
            <text:p>2</text:p>
          </table:table-cell>
          <table:table-cell table:style-name="ce89" table:formula="of:=RAND()" office:value-type="float" office:value="0.657551180843567" calcext:value-type="float">
            <text:p>0,657551180843567</text:p>
          </table:table-cell>
          <table:table-cell table:style-name="ce89" table:number-columns-repeated="996"/>
        </table:table-row>
        <table:table-row table:style-name="ro3">
          <table:table-cell table:style-name="ce4" table:formula="of:=[.Y4]" office:value-type="float" office:value="8" calcext:value-type="float">
            <text:p>8</text:p>
          </table:table-cell>
          <table:table-cell table:style-name="ce7" office:value-type="string" calcext:value-type="string">
            <text:p>×</text:p>
          </table:table-cell>
          <table:table-cell table:style-name="ce9" table:formula="of:=[.W4]"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44.71" calcext:value-type="float">
            <text:p>44,71</text:p>
          </table:table-cell>
          <table:table-cell table:style-name="ce7" office:value-type="string" calcext:value-type="string">
            <text:p>+</text:p>
          </table:table-cell>
          <table:table-cell table:style-name="ce9" table:formula="of:=(((RANDBETWEEN(1;9)*10+IF([.AA4]&lt;3;0;RANDBETWEEN(1;9)))*10+IF(OR([.AA4]=4;[.AA4]=5);0;RANDBETWEEN(1;9)))/100)" office:value-type="float" office:value="3.3" calcext:value-type="float">
            <text:p>3,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gt;7.5;99;999))/IF([.AA4]&gt;3;1;10)" office:value-type="float" office:value="22" calcext:value-type="float">
            <text:p>22</text:p>
          </table:table-cell>
          <table:table-cell table:style-name="ce10" office:value-type="string" calcext:value-type="string">
            <text:p>=</text:p>
          </table:table-cell>
          <table:table-cell table:style-name="ce4" table:formula="of:=ROUND(RAND()*CHOOSE(RANDBETWEEN(1;3);10;100;1000);RANDBETWEEN(1;3))" office:value-type="float" office:value="18.43" calcext:value-type="float">
            <text:p>18,43</text:p>
          </table:table-cell>
          <table:table-cell table:style-name="ce7" office:value-type="string" calcext:value-type="string">
            <text:p>×</text:p>
          </table:table-cell>
          <table:table-cell table:style-name="ce20" table:formula="of:=CHOOSE([.AA4];&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C4]" office:value-type="float" office:value="64" calcext:value-type="float">
            <text:p>64</text:p>
          </table:table-cell>
          <table:table-cell table:style-name="ce43" table:formula="of:=[.E4]+[.G4]" office:value-type="float" office:value="48.01" calcext:value-type="float">
            <text:p>48,01</text:p>
          </table:table-cell>
          <table:table-cell table:style-name="ce48" table:formula="of:=[.K4]/10" office:value-type="float" office:value="2.2" calcext:value-type="float">
            <text:p>2,2</text:p>
          </table:table-cell>
          <table:table-cell table:style-name="ce43" table:formula="of:=[.M4]*[.O4]" office:value-type="float" office:value="1843" calcext:value-type="float">
            <text:p>1 843</text:p>
          </table:table-cell>
          <table:table-cell/>
          <table:table-cell table:formula="of:=RANK([.X4];[.X1:.X10])+2" office:value-type="float" office:value="8" calcext:value-type="float">
            <text:p>8</text:p>
          </table:table-cell>
          <table:table-cell table:style-name="ce89" table:formula="of:=RAND()" office:value-type="float" office:value="0.622652625012902" calcext:value-type="float">
            <text:p>0,622652625012902</text:p>
          </table:table-cell>
          <table:table-cell table:formula="of:=RANK([.Z4];[.Z1:.Z10])+2" office:value-type="float" office:value="8" calcext:value-type="float">
            <text:p>8</text:p>
          </table:table-cell>
          <table:table-cell table:style-name="ce89" table:formula="of:=RAND()" office:value-type="float" office:value="0.440451445816322" calcext:value-type="float">
            <text:p>0,440451445816322</text:p>
          </table:table-cell>
          <table:table-cell table:formula="of:=RANK([.AB4];[.AB3:.AB8])" office:value-type="float" office:value="4" calcext:value-type="float">
            <text:p>4</text:p>
          </table:table-cell>
          <table:table-cell table:style-name="ce89" table:formula="of:=RAND()" office:value-type="float" office:value="0.619334476227476" calcext:value-type="float">
            <text:p>0,619334476227476</text:p>
          </table:table-cell>
          <table:table-cell table:number-columns-repeated="996"/>
        </table:table-row>
        <table:table-row table:style-name="ro3">
          <table:table-cell table:style-name="ce4" table:formula="of:=[.Y5]" office:value-type="float" office:value="6" calcext:value-type="float">
            <text:p>6</text:p>
          </table:table-cell>
          <table:table-cell table:style-name="ce7" office:value-type="string" calcext:value-type="string">
            <text:p>×</text:p>
          </table:table-cell>
          <table:table-cell table:style-name="ce9" table:formula="of:=[.W5]" office:value-type="float" office:value="11" calcext:value-type="float">
            <text:p>11</text:p>
          </table:table-cell>
          <table:table-cell table:style-name="ce10" office:value-type="string" calcext:value-type="string">
            <text:p>=</text:p>
          </table:table-cell>
          <table:table-cell table:style-name="ce4" table:formula="of:=RANDBETWEEN(1001;9999)/100" office:value-type="float" office:value="66.92" calcext:value-type="float">
            <text:p>66,92</text:p>
          </table:table-cell>
          <table:table-cell table:style-name="ce7" office:value-type="string" calcext:value-type="string">
            <text:p>+</text:p>
          </table:table-cell>
          <table:table-cell table:style-name="ce9" table:formula="of:=(((RANDBETWEEN(1;9)*10+IF([.AA5]&lt;3;0;RANDBETWEEN(1;9)))*10+IF(OR([.AA5]=4;[.AA5]=5);0;RANDBETWEEN(1;9)))/100)" office:value-type="float" office:value="5.76" calcext:value-type="float">
            <text:p>5,76</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gt;7.5;99;999))/IF([.AA5]&gt;3;1;10)" office:value-type="float" office:value="1.3" calcext:value-type="float">
            <text:p>1,3</text:p>
          </table:table-cell>
          <table:table-cell table:style-name="ce10" office:value-type="string" calcext:value-type="string">
            <text:p>=</text:p>
          </table:table-cell>
          <table:table-cell table:style-name="ce4" table:formula="of:=ROUND(RAND()*CHOOSE(RANDBETWEEN(1;3);10;100;1000);RANDBETWEEN(1;3))" office:value-type="float" office:value="4.2" calcext:value-type="float">
            <text:p>4,2</text:p>
          </table:table-cell>
          <table:table-cell table:style-name="ce7" office:value-type="string" calcext:value-type="string">
            <text:p>×</text:p>
          </table:table-cell>
          <table:table-cell table:style-name="ce20" table:formula="of:=CHOOSE([.AA5];&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C5]" office:value-type="float" office:value="66" calcext:value-type="float">
            <text:p>66</text:p>
          </table:table-cell>
          <table:table-cell table:style-name="ce43" table:formula="of:=[.E5]+[.G5]" office:value-type="float" office:value="72.68" calcext:value-type="float">
            <text:p>72,68</text:p>
          </table:table-cell>
          <table:table-cell table:style-name="ce48" table:formula="of:=[.K5]/10" office:value-type="float" office:value="0.13" calcext:value-type="float">
            <text:p>0,13</text:p>
          </table:table-cell>
          <table:table-cell table:style-name="ce43" table:formula="of:=[.M5]*[.O5]" office:value-type="float" office:value="420" calcext:value-type="float">
            <text:p>420</text:p>
          </table:table-cell>
          <table:table-cell/>
          <table:table-cell table:formula="of:=RANK([.X5];[.X1:.X10])+2" office:value-type="float" office:value="11" calcext:value-type="float">
            <text:p>11</text:p>
          </table:table-cell>
          <table:table-cell table:style-name="ce89" table:formula="of:=RAND()" office:value-type="float" office:value="0.21365808747341" calcext:value-type="float">
            <text:p>0,21365808747341</text:p>
          </table:table-cell>
          <table:table-cell table:formula="of:=RANK([.Z5];[.Z1:.Z10])+2" office:value-type="float" office:value="6" calcext:value-type="float">
            <text:p>6</text:p>
          </table:table-cell>
          <table:table-cell table:style-name="ce89" table:formula="of:=RAND()" office:value-type="float" office:value="0.689259501803044" calcext:value-type="float">
            <text:p>0,689259501803044</text:p>
          </table:table-cell>
          <table:table-cell table:formula="of:=RANK([.AB5];[.AB3:.AB8])" office:value-type="float" office:value="3" calcext:value-type="float">
            <text:p>3</text:p>
          </table:table-cell>
          <table:table-cell table:style-name="ce89" table:formula="of:=RAND()" office:value-type="float" office:value="0.634778126273263" calcext:value-type="float">
            <text:p>0,634778126273263</text:p>
          </table:table-cell>
          <table:table-cell table:number-columns-repeated="996"/>
        </table:table-row>
        <table:table-row table:style-name="ro3">
          <table:table-cell table:style-name="ce4" table:formula="of:=[.Y6]" office:value-type="float" office:value="4" calcext:value-type="float">
            <text:p>4</text:p>
          </table:table-cell>
          <table:table-cell table:style-name="ce7" office:value-type="string" calcext:value-type="string">
            <text:p>×</text:p>
          </table:table-cell>
          <table:table-cell table:style-name="ce9" table:formula="of:=[.W6]"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82.64" calcext:value-type="float">
            <text:p>82,64</text:p>
          </table:table-cell>
          <table:table-cell table:style-name="ce7" office:value-type="string" calcext:value-type="string">
            <text:p>+</text:p>
          </table:table-cell>
          <table:table-cell table:style-name="ce9" table:formula="of:=(((RANDBETWEEN(1;9)*10+IF([.AA6]&lt;3;0;RANDBETWEEN(1;9)))*10+IF(OR([.AA6]=4;[.AA6]=5);0;RANDBETWEEN(1;9)))/100)" office:value-type="float" office:value="3.6" calcext:value-type="float">
            <text:p>3,6</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gt;7.5;99;999))/IF([.AA6]&gt;3;1;10)" office:value-type="float" office:value="98" calcext:value-type="float">
            <text:p>98</text:p>
          </table:table-cell>
          <table:table-cell table:style-name="ce10" office:value-type="string" calcext:value-type="string">
            <text:p>=</text:p>
          </table:table-cell>
          <table:table-cell table:style-name="ce4" table:formula="of:=ROUND(RAND()*CHOOSE(RANDBETWEEN(1;3);10;100;1000);RANDBETWEEN(1;3))" office:value-type="float" office:value="4.603" calcext:value-type="float">
            <text:p>4,603</text:p>
          </table:table-cell>
          <table:table-cell table:style-name="ce7" office:value-type="string" calcext:value-type="string">
            <text:p>×</text:p>
          </table:table-cell>
          <table:table-cell table:style-name="ce20" table:formula="of:=CHOOSE([.AA6];&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6]*[.C6]" office:value-type="float" office:value="48" calcext:value-type="float">
            <text:p>48</text:p>
          </table:table-cell>
          <table:table-cell table:style-name="ce43" table:formula="of:=[.E6]+[.G6]" office:value-type="float" office:value="86.24" calcext:value-type="float">
            <text:p>86,24</text:p>
          </table:table-cell>
          <table:table-cell table:style-name="ce48" table:formula="of:=[.K6]/10" office:value-type="float" office:value="9.8" calcext:value-type="float">
            <text:p>9,8</text:p>
          </table:table-cell>
          <table:table-cell table:style-name="ce43" table:formula="of:=[.M6]*[.O6]" office:value-type="float" office:value="4603" calcext:value-type="float">
            <text:p>4 603</text:p>
          </table:table-cell>
          <table:table-cell/>
          <table:table-cell table:formula="of:=RANK([.X6];[.X1:.X10])+2" office:value-type="float" office:value="12" calcext:value-type="float">
            <text:p>12</text:p>
          </table:table-cell>
          <table:table-cell table:style-name="ce89" table:formula="of:=RAND()" office:value-type="float" office:value="0.16761678410079" calcext:value-type="float">
            <text:p>0,16761678410079</text:p>
          </table:table-cell>
          <table:table-cell table:formula="of:=RANK([.Z6];[.Z1:.Z10])+2" office:value-type="float" office:value="4" calcext:value-type="float">
            <text:p>4</text:p>
          </table:table-cell>
          <table:table-cell table:style-name="ce89" table:formula="of:=RAND()" office:value-type="float" office:value="0.845664112475887" calcext:value-type="float">
            <text:p>0,845664112475887</text:p>
          </table:table-cell>
          <table:table-cell table:formula="of:=RANK([.AB6];[.AB3:.AB8])" office:value-type="float" office:value="5" calcext:value-type="float">
            <text:p>5</text:p>
          </table:table-cell>
          <table:table-cell table:style-name="ce89" table:formula="of:=RAND()" office:value-type="float" office:value="0.507269767729364" calcext:value-type="float">
            <text:p>0,507269767729364</text:p>
          </table:table-cell>
          <table:table-cell table:number-columns-repeated="996"/>
        </table:table-row>
        <table:table-row table:style-name="ro3">
          <table:table-cell table:style-name="ce4" table:formula="of:=[.Y7]" office:value-type="float" office:value="10" calcext:value-type="float">
            <text:p>10</text:p>
          </table:table-cell>
          <table:table-cell table:style-name="ce7" office:value-type="string" calcext:value-type="string">
            <text:p>×</text:p>
          </table:table-cell>
          <table:table-cell table:style-name="ce9" table:formula="of:=[.W7]" office:value-type="float" office:value="10" calcext:value-type="float">
            <text:p>10</text:p>
          </table:table-cell>
          <table:table-cell table:style-name="ce10" office:value-type="string" calcext:value-type="string">
            <text:p>=</text:p>
          </table:table-cell>
          <table:table-cell table:style-name="ce4" table:formula="of:=RANDBETWEEN(1001;9999)/100" office:value-type="float" office:value="81.11" calcext:value-type="float">
            <text:p>81,11</text:p>
          </table:table-cell>
          <table:table-cell table:style-name="ce7" office:value-type="string" calcext:value-type="string">
            <text:p>+</text:p>
          </table:table-cell>
          <table:table-cell table:style-name="ce9" table:formula="of:=(((RANDBETWEEN(1;9)*10+IF([.AA7]&lt;3;0;RANDBETWEEN(1;9)))*10+IF(OR([.AA7]=4;[.AA7]=5);0;RANDBETWEEN(1;9)))/100)" office:value-type="float" office:value="2.35" calcext:value-type="float">
            <text:p>2,35</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gt;7.5;99;999))/IF([.AA7]&gt;3;1;10)" office:value-type="float" office:value="90" calcext:value-type="float">
            <text:p>90</text:p>
          </table:table-cell>
          <table:table-cell table:style-name="ce10" office:value-type="string" calcext:value-type="string">
            <text:p>=</text:p>
          </table:table-cell>
          <table:table-cell table:style-name="ce4" table:formula="of:=ROUND(RAND()*CHOOSE(RANDBETWEEN(1;3);10;100;1000);RANDBETWEEN(1;3))" office:value-type="float" office:value="780.6" calcext:value-type="float">
            <text:p>780,6</text:p>
          </table:table-cell>
          <table:table-cell table:style-name="ce7" office:value-type="string" calcext:value-type="string">
            <text:p>×</text:p>
          </table:table-cell>
          <table:table-cell table:style-name="ce20" table:formula="of:=CHOOSE([.AA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7]*[.C7]" office:value-type="float" office:value="100" calcext:value-type="float">
            <text:p>100</text:p>
          </table:table-cell>
          <table:table-cell table:style-name="ce43" table:formula="of:=[.E7]+[.G7]" office:value-type="float" office:value="83.46" calcext:value-type="float">
            <text:p>83,46</text:p>
          </table:table-cell>
          <table:table-cell table:style-name="ce48" table:formula="of:=[.K7]/10" office:value-type="float" office:value="9" calcext:value-type="float">
            <text:p>9</text:p>
          </table:table-cell>
          <table:table-cell table:style-name="ce43" table:formula="of:=[.M7]*[.O7]" office:value-type="float" office:value="780600" calcext:value-type="float">
            <text:p>780 600</text:p>
          </table:table-cell>
          <table:table-cell/>
          <table:table-cell table:formula="of:=RANK([.X7];[.X1:.X10])+2" office:value-type="float" office:value="10" calcext:value-type="float">
            <text:p>10</text:p>
          </table:table-cell>
          <table:table-cell table:style-name="ce89" table:formula="of:=RAND()" office:value-type="float" office:value="0.528849019755716" calcext:value-type="float">
            <text:p>0,528849019755716</text:p>
          </table:table-cell>
          <table:table-cell table:formula="of:=RANK([.Z7];[.Z1:.Z10])+2" office:value-type="float" office:value="10" calcext:value-type="float">
            <text:p>10</text:p>
          </table:table-cell>
          <table:table-cell table:style-name="ce89" table:formula="of:=RAND()" office:value-type="float" office:value="0.391615638243242" calcext:value-type="float">
            <text:p>0,391615638243242</text:p>
          </table:table-cell>
          <table:table-cell table:formula="of:=RANK([.AB7];[.AB3:.AB8])" office:value-type="float" office:value="6" calcext:value-type="float">
            <text:p>6</text:p>
          </table:table-cell>
          <table:table-cell table:style-name="ce89" table:formula="of:=RAND()" office:value-type="float" office:value="0.478402408142817" calcext:value-type="float">
            <text:p>0,478402408142817</text:p>
          </table:table-cell>
          <table:table-cell table:number-columns-repeated="996"/>
        </table:table-row>
        <table:table-row table:style-name="ro3">
          <table:table-cell table:style-name="ce4" table:formula="of:=[.Y8]" office:value-type="float" office:value="11" calcext:value-type="float">
            <text:p>11</text:p>
          </table:table-cell>
          <table:table-cell table:style-name="ce7" office:value-type="string" calcext:value-type="string">
            <text:p>×</text:p>
          </table:table-cell>
          <table:table-cell table:style-name="ce9" table:formula="of:=[.W8]" office:value-type="float" office:value="6" calcext:value-type="float">
            <text:p>6</text:p>
          </table:table-cell>
          <table:table-cell table:style-name="ce10" office:value-type="string" calcext:value-type="string">
            <text:p>=</text:p>
          </table:table-cell>
          <table:table-cell table:style-name="ce4" table:formula="of:=RANDBETWEEN(1001;9999)/100" office:value-type="float" office:value="72.85" calcext:value-type="float">
            <text:p>72,85</text:p>
          </table:table-cell>
          <table:table-cell table:style-name="ce7" office:value-type="string" calcext:value-type="string">
            <text:p>+</text:p>
          </table:table-cell>
          <table:table-cell table:style-name="ce9" table:formula="of:=(((RANDBETWEEN(1;9)*10+IF([.AA8]&lt;3;0;RANDBETWEEN(1;9)))*10+IF(OR([.AA8]=4;[.AA8]=5);0;RANDBETWEEN(1;9)))/100)" office:value-type="float" office:value="3.04" calcext:value-type="float">
            <text:p>3,0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gt;7.5;99;999))/IF([.AA8]&gt;3;1;10)" office:value-type="float" office:value="94.7" calcext:value-type="float">
            <text:p>94,7</text:p>
          </table:table-cell>
          <table:table-cell table:style-name="ce10" office:value-type="string" calcext:value-type="string">
            <text:p>=</text:p>
          </table:table-cell>
          <table:table-cell table:style-name="ce4" table:formula="of:=ROUND(RAND()*CHOOSE(RANDBETWEEN(1;3);10;100;1000);RANDBETWEEN(1;3))" office:value-type="float" office:value="144.126" calcext:value-type="float">
            <text:p>144,126</text:p>
          </table:table-cell>
          <table:table-cell table:style-name="ce7" office:value-type="string" calcext:value-type="string">
            <text:p>×</text:p>
          </table:table-cell>
          <table:table-cell table:style-name="ce20" table:formula="of:=CHOOSE([.AA8];&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8]*[.C8]" office:value-type="float" office:value="66" calcext:value-type="float">
            <text:p>66</text:p>
          </table:table-cell>
          <table:table-cell table:style-name="ce43" table:formula="of:=[.E8]+[.G8]" office:value-type="float" office:value="75.89" calcext:value-type="float">
            <text:p>75,89</text:p>
          </table:table-cell>
          <table:table-cell table:style-name="ce48" table:formula="of:=[.K8]/10" office:value-type="float" office:value="9.47" calcext:value-type="float">
            <text:p>9,47</text:p>
          </table:table-cell>
          <table:table-cell table:style-name="ce43" table:formula="of:=[.M8]*[.O8]" office:value-type="float" office:value="1441.26" calcext:value-type="float">
            <text:p>1 441,26</text:p>
          </table:table-cell>
          <table:table-cell/>
          <table:table-cell table:formula="of:=RANK([.X8];[.X1:.X10])+2" office:value-type="float" office:value="6" calcext:value-type="float">
            <text:p>6</text:p>
          </table:table-cell>
          <table:table-cell table:style-name="ce89" table:formula="of:=RAND()" office:value-type="float" office:value="0.779812550036557" calcext:value-type="float">
            <text:p>0,779812550036557</text:p>
          </table:table-cell>
          <table:table-cell table:formula="of:=RANK([.Z8];[.Z1:.Z10])+2" office:value-type="float" office:value="11" calcext:value-type="float">
            <text:p>11</text:p>
          </table:table-cell>
          <table:table-cell table:style-name="ce89" table:formula="of:=RAND()" office:value-type="float" office:value="0.0229119128182828" calcext:value-type="float">
            <text:p>0,022911912818283</text:p>
          </table:table-cell>
          <table:table-cell table:formula="of:=RANK([.AB8];[.AB3:.AB8])" office:value-type="float" office:value="1" calcext:value-type="float">
            <text:p>1</text:p>
          </table:table-cell>
          <table:table-cell table:style-name="ce89" table:formula="of:=RAND()" office:value-type="float" office:value="0.681574925615934" calcext:value-type="float">
            <text:p>0,68157492561593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7" calcext:value-type="float">
            <text:p>7</text:p>
          </table:table-cell>
          <table:table-cell table:style-name="ce89" table:formula="of:=RAND()" office:value-type="float" office:value="0.709845250919586" calcext:value-type="float">
            <text:p>0,709845250919586</text:p>
          </table:table-cell>
          <table:table-cell table:formula="of:=RANK([.Z9];[.Z1:.Z10])+2" office:value-type="float" office:value="3" calcext:value-type="float">
            <text:p>3</text:p>
          </table:table-cell>
          <table:table-cell table:style-name="ce89" table:formula="of:=RAND()" office:value-type="float" office:value="0.966768081462037" calcext:value-type="float">
            <text:p>0,966768081462037</text:p>
          </table:table-cell>
          <table:table-cell table:number-columns-repeated="998"/>
        </table:table-row>
        <table:table-row table:style-name="ro4">
          <table:table-cell table:number-columns-repeated="22"/>
          <table:table-cell table:formula="of:=RANK([.X10];[.X1:.X10])+2" office:value-type="float" office:value="3" calcext:value-type="float">
            <text:p>3</text:p>
          </table:table-cell>
          <table:table-cell table:style-name="ce89" table:formula="of:=RAND()" office:value-type="float" office:value="0.998942132669357" calcext:value-type="float">
            <text:p>0,998942132669357</text:p>
          </table:table-cell>
          <table:table-cell table:formula="of:=RANK([.Z10];[.Z1:.Z10])+2" office:value-type="float" office:value="5" calcext:value-type="float">
            <text:p>5</text:p>
          </table:table-cell>
          <table:table-cell table:style-name="ce89" table:formula="of:=RAND()" office:value-type="float" office:value="0.796441657293269" calcext:value-type="float">
            <text:p>0,796441657293269</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8" calcext:value-type="float">
            <text:p>8</text:p>
          </table:table-cell>
          <table:table-cell table:style-name="ce89" table:formula="of:=RAND()" office:value-type="float" office:value="0.464349506299884" calcext:value-type="float">
            <text:p>0,464349506299884</text:p>
          </table:table-cell>
          <table:table-cell table:formula="of:=RANK([.Z12];[.Z12:.Z21])+2" office:value-type="float" office:value="3" calcext:value-type="float">
            <text:p>3</text:p>
          </table:table-cell>
          <table:table-cell table:style-name="ce89" table:formula="of:=RAND()" office:value-type="float" office:value="0.931243688385694" calcext:value-type="float">
            <text:p>0,93124368838569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3832" calcext:value-type="string">
            <text:p>v3832</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13];[.X12:.X21])+2" office:value-type="float" office:value="3" calcext:value-type="float">
            <text:p>3</text:p>
          </table:table-cell>
          <table:table-cell table:style-name="ce89" table:formula="of:=RAND()" office:value-type="float" office:value="0.931442297075605" calcext:value-type="float">
            <text:p>0,931442297075605</text:p>
          </table:table-cell>
          <table:table-cell table:formula="of:=RANK([.Z13];[.Z12:.Z21])+2" office:value-type="float" office:value="12" calcext:value-type="float">
            <text:p>12</text:p>
          </table:table-cell>
          <table:table-cell table:style-name="ce89" table:formula="of:=RAND()" office:value-type="float" office:value="0.0639245253834717" calcext:value-type="float">
            <text:p>0,063924525383472</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3832" calcext:value-type="string">
            <text:p>v3832</text:p>
          </table:table-cell>
          <table:table-cell table:style-name="ce89"/>
          <table:table-cell table:formula="of:=RANK([.X14];[.X12:.X21])+2" office:value-type="float" office:value="12" calcext:value-type="float">
            <text:p>12</text:p>
          </table:table-cell>
          <table:table-cell table:style-name="ce89" table:formula="of:=RAND()" office:value-type="float" office:value="0.0354746502240311" calcext:value-type="float">
            <text:p>0,035474650224031</text:p>
          </table:table-cell>
          <table:table-cell table:formula="of:=RANK([.Z14];[.Z12:.Z21])+2" office:value-type="float" office:value="5" calcext:value-type="float">
            <text:p>5</text:p>
          </table:table-cell>
          <table:table-cell table:style-name="ce89" table:formula="of:=RAND()" office:value-type="float" office:value="0.805016373395731" calcext:value-type="float">
            <text:p>0,805016373395731</text:p>
          </table:table-cell>
          <table:table-cell table:style-name="ce89" table:formula="of:=RANK([.AB14];[.AB14:.AB19])" office:value-type="float" office:value="1" calcext:value-type="float">
            <text:p>1</text:p>
          </table:table-cell>
          <table:table-cell table:style-name="ce89" table:formula="of:=RAND()" office:value-type="float" office:value="0.759765639730481" calcext:value-type="float">
            <text:p>0,759765639730481</text:p>
          </table:table-cell>
          <table:table-cell table:number-columns-repeated="996"/>
        </table:table-row>
        <table:table-row table:style-name="ro3">
          <table:table-cell table:style-name="ce4" table:formula="of:=[.Y15]" office:value-type="float" office:value="8" calcext:value-type="float">
            <text:p>8</text:p>
          </table:table-cell>
          <table:table-cell table:style-name="ce7" office:value-type="string" calcext:value-type="string">
            <text:p>×</text:p>
          </table:table-cell>
          <table:table-cell table:style-name="ce9" table:formula="of:=[.W15]" office:value-type="float" office:value="4" calcext:value-type="float">
            <text:p>4</text:p>
          </table:table-cell>
          <table:table-cell table:style-name="ce10" office:value-type="string" calcext:value-type="string">
            <text:p>=</text:p>
          </table:table-cell>
          <table:table-cell table:style-name="ce4" table:formula="of:=RANDBETWEEN(1001;9999)/100" office:value-type="float" office:value="23.26" calcext:value-type="float">
            <text:p>23,26</text:p>
          </table:table-cell>
          <table:table-cell table:style-name="ce7" office:value-type="string" calcext:value-type="string">
            <text:p>+</text:p>
          </table:table-cell>
          <table:table-cell table:style-name="ce9" table:formula="of:=(((RANDBETWEEN(1;9)*10+IF([.AA15]&lt;3;0;RANDBETWEEN(1;9)))*10+IF(OR([.AA15]=4;[.AA15]=5);0;RANDBETWEEN(1;9)))/100)" office:value-type="float" office:value="6.4" calcext:value-type="float">
            <text:p>6,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5]&gt;7.5;99;999))/IF([.AA15]&gt;3;1;10)" office:value-type="float" office:value="740" calcext:value-type="float">
            <text:p>740</text:p>
          </table:table-cell>
          <table:table-cell table:style-name="ce10" office:value-type="string" calcext:value-type="string">
            <text:p>=</text:p>
          </table:table-cell>
          <table:table-cell table:style-name="ce4" table:formula="of:=ROUND(RAND()*CHOOSE(RANDBETWEEN(1;3);10;100;1000);RANDBETWEEN(1;3))" office:value-type="float" office:value="57.2" calcext:value-type="float">
            <text:p>57,2</text:p>
          </table:table-cell>
          <table:table-cell table:style-name="ce7" office:value-type="string" calcext:value-type="string">
            <text:p>×</text:p>
          </table:table-cell>
          <table:table-cell table:style-name="ce20" table:formula="of:=CHOOSE([.AA1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C15]" office:value-type="float" office:value="32" calcext:value-type="float">
            <text:p>32</text:p>
          </table:table-cell>
          <table:table-cell table:style-name="ce43" table:formula="of:=[.E15]+[.G15]" office:value-type="float" office:value="29.66" calcext:value-type="float">
            <text:p>29,66</text:p>
          </table:table-cell>
          <table:table-cell table:style-name="ce48" table:formula="of:=[.K15]/10" office:value-type="float" office:value="74" calcext:value-type="float">
            <text:p>74</text:p>
          </table:table-cell>
          <table:table-cell table:style-name="ce43" table:formula="of:=[.M15]*[.O15]" office:value-type="float" office:value="57200" calcext:value-type="float">
            <text:p>57 200</text:p>
          </table:table-cell>
          <table:table-cell/>
          <table:table-cell table:formula="of:=RANK([.X15];[.X12:.X21])+2" office:value-type="float" office:value="4" calcext:value-type="float">
            <text:p>4</text:p>
          </table:table-cell>
          <table:table-cell table:style-name="ce89" table:formula="of:=RAND()" office:value-type="float" office:value="0.929953918798" calcext:value-type="float">
            <text:p>0,929953918798</text:p>
          </table:table-cell>
          <table:table-cell table:formula="of:=RANK([.Z15];[.Z12:.Z21])+2" office:value-type="float" office:value="8" calcext:value-type="float">
            <text:p>8</text:p>
          </table:table-cell>
          <table:table-cell table:style-name="ce89" table:formula="of:=RAND()" office:value-type="float" office:value="0.474645502942904" calcext:value-type="float">
            <text:p>0,474645502942904</text:p>
          </table:table-cell>
          <table:table-cell table:formula="of:=RANK([.AB15];[.AB14:.AB19])" office:value-type="float" office:value="5" calcext:value-type="float">
            <text:p>5</text:p>
          </table:table-cell>
          <table:table-cell table:style-name="ce89" table:formula="of:=RAND()" office:value-type="float" office:value="0.181144760829299" calcext:value-type="float">
            <text:p>0,181144760829299</text:p>
          </table:table-cell>
          <table:table-cell table:number-columns-repeated="996"/>
        </table:table-row>
        <table:table-row table:style-name="ro3">
          <table:table-cell table:style-name="ce4" table:formula="of:=[.Y16]" office:value-type="float" office:value="6" calcext:value-type="float">
            <text:p>6</text:p>
          </table:table-cell>
          <table:table-cell table:style-name="ce7" office:value-type="string" calcext:value-type="string">
            <text:p>×</text:p>
          </table:table-cell>
          <table:table-cell table:style-name="ce9" table:formula="of:=[.W16]"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59.89" calcext:value-type="float">
            <text:p>59,89</text:p>
          </table:table-cell>
          <table:table-cell table:style-name="ce7" office:value-type="string" calcext:value-type="string">
            <text:p>+</text:p>
          </table:table-cell>
          <table:table-cell table:style-name="ce9" table:formula="of:=(((RANDBETWEEN(1;9)*10+IF([.AA16]&lt;3;0;RANDBETWEEN(1;9)))*10+IF(OR([.AA16]=4;[.AA16]=5);0;RANDBETWEEN(1;9)))/100)" office:value-type="float" office:value="4.73" calcext:value-type="float">
            <text:p>4,7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6]&gt;7.5;99;999))/IF([.AA16]&gt;3;1;10)" office:value-type="float" office:value="41" calcext:value-type="float">
            <text:p>41</text:p>
          </table:table-cell>
          <table:table-cell table:style-name="ce10" office:value-type="string" calcext:value-type="string">
            <text:p>=</text:p>
          </table:table-cell>
          <table:table-cell table:style-name="ce4" table:formula="of:=ROUND(RAND()*CHOOSE(RANDBETWEEN(1;3);10;100;1000);RANDBETWEEN(1;3))" office:value-type="float" office:value="13.6" calcext:value-type="float">
            <text:p>13,6</text:p>
          </table:table-cell>
          <table:table-cell table:style-name="ce7" office:value-type="string" calcext:value-type="string">
            <text:p>×</text:p>
          </table:table-cell>
          <table:table-cell table:style-name="ce20" table:formula="of:=CHOOSE([.AA16];&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6]*[.C16]" office:value-type="float" office:value="54" calcext:value-type="float">
            <text:p>54</text:p>
          </table:table-cell>
          <table:table-cell table:style-name="ce43" table:formula="of:=[.E16]+[.G16]" office:value-type="float" office:value="64.62" calcext:value-type="float">
            <text:p>64,62</text:p>
          </table:table-cell>
          <table:table-cell table:style-name="ce48" table:formula="of:=[.K16]/10" office:value-type="float" office:value="4.1" calcext:value-type="float">
            <text:p>4,1</text:p>
          </table:table-cell>
          <table:table-cell table:style-name="ce43" table:formula="of:=[.M16]*[.O16]" office:value-type="float" office:value="13600" calcext:value-type="float">
            <text:p>13 600</text:p>
          </table:table-cell>
          <table:table-cell/>
          <table:table-cell table:formula="of:=RANK([.X16];[.X12:.X21])+2" office:value-type="float" office:value="9" calcext:value-type="float">
            <text:p>9</text:p>
          </table:table-cell>
          <table:table-cell table:style-name="ce89" table:formula="of:=RAND()" office:value-type="float" office:value="0.374045498457688" calcext:value-type="float">
            <text:p>0,374045498457688</text:p>
          </table:table-cell>
          <table:table-cell table:formula="of:=RANK([.Z16];[.Z12:.Z21])+2" office:value-type="float" office:value="6" calcext:value-type="float">
            <text:p>6</text:p>
          </table:table-cell>
          <table:table-cell table:style-name="ce89" table:formula="of:=RAND()" office:value-type="float" office:value="0.493001545700473" calcext:value-type="float">
            <text:p>0,493001545700473</text:p>
          </table:table-cell>
          <table:table-cell table:formula="of:=RANK([.AB16];[.AB14:.AB19])" office:value-type="float" office:value="6" calcext:value-type="float">
            <text:p>6</text:p>
          </table:table-cell>
          <table:table-cell table:style-name="ce89" table:formula="of:=RAND()" office:value-type="float" office:value="0.148564523633329" calcext:value-type="float">
            <text:p>0,148564523633329</text:p>
          </table:table-cell>
          <table:table-cell table:number-columns-repeated="996"/>
        </table:table-row>
        <table:table-row table:style-name="ro3">
          <table:table-cell table:style-name="ce4" table:formula="of:=[.Y17]" office:value-type="float" office:value="4" calcext:value-type="float">
            <text:p>4</text:p>
          </table:table-cell>
          <table:table-cell table:style-name="ce7" office:value-type="string" calcext:value-type="string">
            <text:p>×</text:p>
          </table:table-cell>
          <table:table-cell table:style-name="ce9" table:formula="of:=[.W17]"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63.96" calcext:value-type="float">
            <text:p>63,96</text:p>
          </table:table-cell>
          <table:table-cell table:style-name="ce7" office:value-type="string" calcext:value-type="string">
            <text:p>+</text:p>
          </table:table-cell>
          <table:table-cell table:style-name="ce9" table:formula="of:=(((RANDBETWEEN(1;9)*10+IF([.AA17]&lt;3;0;RANDBETWEEN(1;9)))*10+IF(OR([.AA17]=4;[.AA17]=5);0;RANDBETWEEN(1;9)))/100)" office:value-type="float" office:value="8.09" calcext:value-type="float">
            <text:p>8,0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7]&gt;7.5;99;999))/IF([.AA17]&gt;3;1;10)" office:value-type="float" office:value="46.8" calcext:value-type="float">
            <text:p>46,8</text:p>
          </table:table-cell>
          <table:table-cell table:style-name="ce10" office:value-type="string" calcext:value-type="string">
            <text:p>=</text:p>
          </table:table-cell>
          <table:table-cell table:style-name="ce4" table:formula="of:=ROUND(RAND()*CHOOSE(RANDBETWEEN(1;3);10;100;1000);RANDBETWEEN(1;3))" office:value-type="float" office:value="305.023" calcext:value-type="float">
            <text:p>305,023</text:p>
          </table:table-cell>
          <table:table-cell table:style-name="ce7" office:value-type="string" calcext:value-type="string">
            <text:p>×</text:p>
          </table:table-cell>
          <table:table-cell table:style-name="ce20" table:formula="of:=CHOOSE([.AA1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7]*[.C17]" office:value-type="float" office:value="28" calcext:value-type="float">
            <text:p>28</text:p>
          </table:table-cell>
          <table:table-cell table:style-name="ce43" table:formula="of:=[.E17]+[.G17]" office:value-type="float" office:value="72.05" calcext:value-type="float">
            <text:p>72,05</text:p>
          </table:table-cell>
          <table:table-cell table:style-name="ce48" table:formula="of:=[.K17]/10" office:value-type="float" office:value="4.68" calcext:value-type="float">
            <text:p>4,68</text:p>
          </table:table-cell>
          <table:table-cell table:style-name="ce43" table:formula="of:=[.M17]*[.O17]" office:value-type="float" office:value="3050.23" calcext:value-type="float">
            <text:p>3 050,23</text:p>
          </table:table-cell>
          <table:table-cell/>
          <table:table-cell table:formula="of:=RANK([.X17];[.X12:.X21])+2" office:value-type="float" office:value="7" calcext:value-type="float">
            <text:p>7</text:p>
          </table:table-cell>
          <table:table-cell table:style-name="ce89" table:formula="of:=RAND()" office:value-type="float" office:value="0.505406615855999" calcext:value-type="float">
            <text:p>0,505406615855999</text:p>
          </table:table-cell>
          <table:table-cell table:formula="of:=RANK([.Z17];[.Z12:.Z21])+2" office:value-type="float" office:value="4" calcext:value-type="float">
            <text:p>4</text:p>
          </table:table-cell>
          <table:table-cell table:style-name="ce89" table:formula="of:=RAND()" office:value-type="float" office:value="0.840726297139196" calcext:value-type="float">
            <text:p>0,840726297139196</text:p>
          </table:table-cell>
          <table:table-cell table:formula="of:=RANK([.AB17];[.AB14:.AB19])" office:value-type="float" office:value="2" calcext:value-type="float">
            <text:p>2</text:p>
          </table:table-cell>
          <table:table-cell table:style-name="ce89" table:formula="of:=RAND()" office:value-type="float" office:value="0.731176752641605" calcext:value-type="float">
            <text:p>0,731176752641605</text:p>
          </table:table-cell>
          <table:table-cell table:number-columns-repeated="996"/>
        </table:table-row>
        <table:table-row table:style-name="ro3">
          <table:table-cell table:style-name="ce4" table:formula="of:=[.Y18]" office:value-type="float" office:value="10" calcext:value-type="float">
            <text:p>10</text:p>
          </table:table-cell>
          <table:table-cell table:style-name="ce7" office:value-type="string" calcext:value-type="string">
            <text:p>×</text:p>
          </table:table-cell>
          <table:table-cell table:style-name="ce9" table:formula="of:=[.W18]" office:value-type="float" office:value="10" calcext:value-type="float">
            <text:p>10</text:p>
          </table:table-cell>
          <table:table-cell table:style-name="ce10" office:value-type="string" calcext:value-type="string">
            <text:p>=</text:p>
          </table:table-cell>
          <table:table-cell table:style-name="ce4" table:formula="of:=RANDBETWEEN(1001;9999)/100" office:value-type="float" office:value="33.75" calcext:value-type="float">
            <text:p>33,75</text:p>
          </table:table-cell>
          <table:table-cell table:style-name="ce7" office:value-type="string" calcext:value-type="string">
            <text:p>+</text:p>
          </table:table-cell>
          <table:table-cell table:style-name="ce9" table:formula="of:=(((RANDBETWEEN(1;9)*10+IF([.AA18]&lt;3;0;RANDBETWEEN(1;9)))*10+IF(OR([.AA18]=4;[.AA18]=5);0;RANDBETWEEN(1;9)))/100)" office:value-type="float" office:value="6.23" calcext:value-type="float">
            <text:p>6,2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8]&gt;7.5;99;999))/IF([.AA18]&gt;3;1;10)" office:value-type="float" office:value="2.4" calcext:value-type="float">
            <text:p>2,4</text:p>
          </table:table-cell>
          <table:table-cell table:style-name="ce10" office:value-type="string" calcext:value-type="string">
            <text:p>=</text:p>
          </table:table-cell>
          <table:table-cell table:style-name="ce4" table:formula="of:=ROUND(RAND()*CHOOSE(RANDBETWEEN(1;3);10;100;1000);RANDBETWEEN(1;3))" office:value-type="float" office:value="9.742" calcext:value-type="float">
            <text:p>9,742</text:p>
          </table:table-cell>
          <table:table-cell table:style-name="ce7" office:value-type="string" calcext:value-type="string">
            <text:p>×</text:p>
          </table:table-cell>
          <table:table-cell table:style-name="ce20" table:formula="of:=CHOOSE([.AA1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8]*[.C18]" office:value-type="float" office:value="100" calcext:value-type="float">
            <text:p>100</text:p>
          </table:table-cell>
          <table:table-cell table:style-name="ce43" table:formula="of:=[.E18]+[.G18]" office:value-type="float" office:value="39.98" calcext:value-type="float">
            <text:p>39,98</text:p>
          </table:table-cell>
          <table:table-cell table:style-name="ce48" table:formula="of:=[.K18]/10" office:value-type="float" office:value="0.24" calcext:value-type="float">
            <text:p>0,24</text:p>
          </table:table-cell>
          <table:table-cell table:style-name="ce43" table:formula="of:=[.M18]*[.O18]" office:value-type="float" office:value="974.2" calcext:value-type="float">
            <text:p>974,2</text:p>
          </table:table-cell>
          <table:table-cell/>
          <table:table-cell table:formula="of:=RANK([.X18];[.X12:.X21])+2" office:value-type="float" office:value="10" calcext:value-type="float">
            <text:p>10</text:p>
          </table:table-cell>
          <table:table-cell table:style-name="ce89" table:formula="of:=RAND()" office:value-type="float" office:value="0.198658360785329" calcext:value-type="float">
            <text:p>0,198658360785329</text:p>
          </table:table-cell>
          <table:table-cell table:formula="of:=RANK([.Z18];[.Z12:.Z21])+2" office:value-type="float" office:value="10" calcext:value-type="float">
            <text:p>10</text:p>
          </table:table-cell>
          <table:table-cell table:style-name="ce89" table:formula="of:=RAND()" office:value-type="float" office:value="0.380381624786527" calcext:value-type="float">
            <text:p>0,380381624786527</text:p>
          </table:table-cell>
          <table:table-cell table:formula="of:=RANK([.AB18];[.AB14:.AB19])" office:value-type="float" office:value="3" calcext:value-type="float">
            <text:p>3</text:p>
          </table:table-cell>
          <table:table-cell table:style-name="ce89" table:formula="of:=RAND()" office:value-type="float" office:value="0.633525775580887" calcext:value-type="float">
            <text:p>0,633525775580887</text:p>
          </table:table-cell>
          <table:table-cell table:number-columns-repeated="996"/>
        </table:table-row>
        <table:table-row table:style-name="ro3">
          <table:table-cell table:style-name="ce4" table:formula="of:=[.Y19]" office:value-type="float" office:value="9" calcext:value-type="float">
            <text:p>9</text:p>
          </table:table-cell>
          <table:table-cell table:style-name="ce7" office:value-type="string" calcext:value-type="string">
            <text:p>×</text:p>
          </table:table-cell>
          <table:table-cell table:style-name="ce9" table:formula="of:=[.W19]" office:value-type="float" office:value="6" calcext:value-type="float">
            <text:p>6</text:p>
          </table:table-cell>
          <table:table-cell table:style-name="ce10" office:value-type="string" calcext:value-type="string">
            <text:p>=</text:p>
          </table:table-cell>
          <table:table-cell table:style-name="ce4" table:formula="of:=RANDBETWEEN(1001;9999)/100" office:value-type="float" office:value="46.94" calcext:value-type="float">
            <text:p>46,94</text:p>
          </table:table-cell>
          <table:table-cell table:style-name="ce7" office:value-type="string" calcext:value-type="string">
            <text:p>+</text:p>
          </table:table-cell>
          <table:table-cell table:style-name="ce9" table:formula="of:=(((RANDBETWEEN(1;9)*10+IF([.AA19]&lt;3;0;RANDBETWEEN(1;9)))*10+IF(OR([.AA19]=4;[.AA19]=5);0;RANDBETWEEN(1;9)))/100)" office:value-type="float" office:value="6.4" calcext:value-type="float">
            <text:p>6,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19]&gt;7.5;99;999))/IF([.AA19]&gt;3;1;10)" office:value-type="float" office:value="153" calcext:value-type="float">
            <text:p>153</text:p>
          </table:table-cell>
          <table:table-cell table:style-name="ce10" office:value-type="string" calcext:value-type="string">
            <text:p>=</text:p>
          </table:table-cell>
          <table:table-cell table:style-name="ce4" table:formula="of:=ROUND(RAND()*CHOOSE(RANDBETWEEN(1;3);10;100;1000);RANDBETWEEN(1;3))" office:value-type="float" office:value="89.97" calcext:value-type="float">
            <text:p>89,97</text:p>
          </table:table-cell>
          <table:table-cell table:style-name="ce7" office:value-type="string" calcext:value-type="string">
            <text:p>×</text:p>
          </table:table-cell>
          <table:table-cell table:style-name="ce20" table:formula="of:=CHOOSE([.AA1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9]*[.C19]" office:value-type="float" office:value="54" calcext:value-type="float">
            <text:p>54</text:p>
          </table:table-cell>
          <table:table-cell table:style-name="ce43" table:formula="of:=[.E19]+[.G19]" office:value-type="float" office:value="53.34" calcext:value-type="float">
            <text:p>53,34</text:p>
          </table:table-cell>
          <table:table-cell table:style-name="ce48" table:formula="of:=[.K19]/10" office:value-type="float" office:value="15.3" calcext:value-type="float">
            <text:p>15,3</text:p>
          </table:table-cell>
          <table:table-cell table:style-name="ce43" table:formula="of:=[.M19]*[.O19]" office:value-type="float" office:value="8997" calcext:value-type="float">
            <text:p>8 997</text:p>
          </table:table-cell>
          <table:table-cell/>
          <table:table-cell table:formula="of:=RANK([.X19];[.X12:.X21])+2" office:value-type="float" office:value="6" calcext:value-type="float">
            <text:p>6</text:p>
          </table:table-cell>
          <table:table-cell table:style-name="ce89" table:formula="of:=RAND()" office:value-type="float" office:value="0.682374048732038" calcext:value-type="float">
            <text:p>0,682374048732038</text:p>
          </table:table-cell>
          <table:table-cell table:formula="of:=RANK([.Z19];[.Z12:.Z21])+2" office:value-type="float" office:value="9" calcext:value-type="float">
            <text:p>9</text:p>
          </table:table-cell>
          <table:table-cell table:style-name="ce89" table:formula="of:=RAND()" office:value-type="float" office:value="0.428738123878868" calcext:value-type="float">
            <text:p>0,428738123878868</text:p>
          </table:table-cell>
          <table:table-cell table:formula="of:=RANK([.AB19];[.AB14:.AB19])" office:value-type="float" office:value="4" calcext:value-type="float">
            <text:p>4</text:p>
          </table:table-cell>
          <table:table-cell table:style-name="ce89" table:formula="of:=RAND()" office:value-type="float" office:value="0.210867323273413" calcext:value-type="float">
            <text:p>0,21086732327341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1" calcext:value-type="float">
            <text:p>11</text:p>
          </table:table-cell>
          <table:table-cell table:style-name="ce89" table:formula="of:=RAND()" office:value-type="float" office:value="0.112494038885951" calcext:value-type="float">
            <text:p>0,112494038885951</text:p>
          </table:table-cell>
          <table:table-cell table:formula="of:=RANK([.Z20];[.Z12:.Z21])+2" office:value-type="float" office:value="11" calcext:value-type="float">
            <text:p>11</text:p>
          </table:table-cell>
          <table:table-cell table:style-name="ce89" table:formula="of:=RAND()" office:value-type="float" office:value="0.125660908114854" calcext:value-type="float">
            <text:p>0,125660908114854</text:p>
          </table:table-cell>
          <table:table-cell table:number-columns-repeated="998"/>
        </table:table-row>
        <table:table-row table:style-name="ro4">
          <table:table-cell table:number-columns-repeated="22"/>
          <table:table-cell table:formula="of:=RANK([.X21];[.X12:.X21])+2" office:value-type="float" office:value="5" calcext:value-type="float">
            <text:p>5</text:p>
          </table:table-cell>
          <table:table-cell table:style-name="ce89" table:formula="of:=RAND()" office:value-type="float" office:value="0.744074783369911" calcext:value-type="float">
            <text:p>0,744074783369911</text:p>
          </table:table-cell>
          <table:table-cell table:formula="of:=RANK([.Z21];[.Z12:.Z21])+2" office:value-type="float" office:value="7" calcext:value-type="float">
            <text:p>7</text:p>
          </table:table-cell>
          <table:table-cell table:style-name="ce89" table:formula="of:=RAND()" office:value-type="float" office:value="0.482367549295003" calcext:value-type="float">
            <text:p>0,482367549295003</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9" calcext:value-type="float">
            <text:p>9</text:p>
          </table:table-cell>
          <table:table-cell table:style-name="ce89" table:formula="of:=RAND()" office:value-type="float" office:value="0.295421362732513" calcext:value-type="float">
            <text:p>0,295421362732513</text:p>
          </table:table-cell>
          <table:table-cell table:formula="of:=RANK([.Z23];[.Z23:.Z32])+2" office:value-type="float" office:value="6" calcext:value-type="float">
            <text:p>6</text:p>
          </table:table-cell>
          <table:table-cell table:style-name="ce89" table:formula="of:=RAND()" office:value-type="float" office:value="0.78353508996626" calcext:value-type="float">
            <text:p>0,78353508996626</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3832" calcext:value-type="string">
            <text:p>v3832</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4];[.X23:.X32])+2" office:value-type="float" office:value="10" calcext:value-type="float">
            <text:p>10</text:p>
          </table:table-cell>
          <table:table-cell table:style-name="ce89" table:formula="of:=RAND()" office:value-type="float" office:value="0.180292713083029" calcext:value-type="float">
            <text:p>0,180292713083029</text:p>
          </table:table-cell>
          <table:table-cell table:formula="of:=RANK([.Z24];[.Z23:.Z32])+2" office:value-type="float" office:value="8" calcext:value-type="float">
            <text:p>8</text:p>
          </table:table-cell>
          <table:table-cell table:style-name="ce89" table:formula="of:=RAND()" office:value-type="float" office:value="0.742769482149687" calcext:value-type="float">
            <text:p>0,742769482149687</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3832" calcext:value-type="string">
            <text:p>v3832</text:p>
          </table:table-cell>
          <table:table-cell table:style-name="ce89"/>
          <table:table-cell table:formula="of:=RANK([.X25];[.X23:.X32])+2" office:value-type="float" office:value="6" calcext:value-type="float">
            <text:p>6</text:p>
          </table:table-cell>
          <table:table-cell table:style-name="ce89" table:formula="of:=RAND()" office:value-type="float" office:value="0.823346377530984" calcext:value-type="float">
            <text:p>0,823346377530984</text:p>
          </table:table-cell>
          <table:table-cell table:formula="of:=RANK([.Z25];[.Z23:.Z32])+2" office:value-type="float" office:value="4" calcext:value-type="float">
            <text:p>4</text:p>
          </table:table-cell>
          <table:table-cell table:style-name="ce89" table:formula="of:=RAND()" office:value-type="float" office:value="0.858125032780339" calcext:value-type="float">
            <text:p>0,858125032780339</text:p>
          </table:table-cell>
          <table:table-cell table:style-name="ce89" table:formula="of:=RANK([.AB25];[.AB25:.AB30])" office:value-type="float" office:value="1" calcext:value-type="float">
            <text:p>1</text:p>
          </table:table-cell>
          <table:table-cell table:style-name="ce89" table:formula="of:=RAND()" office:value-type="float" office:value="0.783903311473606" calcext:value-type="float">
            <text:p>0,783903311473606</text:p>
          </table:table-cell>
          <table:table-cell table:number-columns-repeated="996"/>
        </table:table-row>
        <table:table-row table:style-name="ro3">
          <table:table-cell table:style-name="ce4" table:formula="of:=[.Y26]" office:value-type="float" office:value="5" calcext:value-type="float">
            <text:p>5</text:p>
          </table:table-cell>
          <table:table-cell table:style-name="ce7" office:value-type="string" calcext:value-type="string">
            <text:p>×</text:p>
          </table:table-cell>
          <table:table-cell table:style-name="ce9" table:formula="of:=[.W26]"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62.98" calcext:value-type="float">
            <text:p>62,98</text:p>
          </table:table-cell>
          <table:table-cell table:style-name="ce7" office:value-type="string" calcext:value-type="string">
            <text:p>+</text:p>
          </table:table-cell>
          <table:table-cell table:style-name="ce9" table:formula="of:=(((RANDBETWEEN(1;9)*10+IF([.AA26]&lt;3;0;RANDBETWEEN(1;9)))*10+IF(OR([.AA26]=4;[.AA26]=5);0;RANDBETWEEN(1;9)))/100)" office:value-type="float" office:value="2.88" calcext:value-type="float">
            <text:p>2,88</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26]&gt;7.5;99;999))/IF([.AA26]&gt;3;1;10)" office:value-type="float" office:value="22" calcext:value-type="float">
            <text:p>22</text:p>
          </table:table-cell>
          <table:table-cell table:style-name="ce10" office:value-type="string" calcext:value-type="string">
            <text:p>=</text:p>
          </table:table-cell>
          <table:table-cell table:style-name="ce4" table:formula="of:=ROUND(RAND()*CHOOSE(RANDBETWEEN(1;3);10;100;1000);RANDBETWEEN(1;3))" office:value-type="float" office:value="243.41" calcext:value-type="float">
            <text:p>243,41</text:p>
          </table:table-cell>
          <table:table-cell table:style-name="ce7" office:value-type="string" calcext:value-type="string">
            <text:p>×</text:p>
          </table:table-cell>
          <table:table-cell table:style-name="ce20" table:formula="of:=CHOOSE([.AA26];&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6]*[.C26]" office:value-type="float" office:value="40" calcext:value-type="float">
            <text:p>40</text:p>
          </table:table-cell>
          <table:table-cell table:style-name="ce43" table:formula="of:=[.E26]+[.G26]" office:value-type="float" office:value="65.86" calcext:value-type="float">
            <text:p>65,86</text:p>
          </table:table-cell>
          <table:table-cell table:style-name="ce48" table:formula="of:=[.K26]/10" office:value-type="float" office:value="2.2" calcext:value-type="float">
            <text:p>2,2</text:p>
          </table:table-cell>
          <table:table-cell table:style-name="ce43" table:formula="of:=[.M26]*[.O26]" office:value-type="float" office:value="243410" calcext:value-type="float">
            <text:p>243 410</text:p>
          </table:table-cell>
          <table:table-cell/>
          <table:table-cell table:formula="of:=RANK([.X26];[.X23:.X32])+2" office:value-type="float" office:value="8" calcext:value-type="float">
            <text:p>8</text:p>
          </table:table-cell>
          <table:table-cell table:style-name="ce89" table:formula="of:=RAND()" office:value-type="float" office:value="0.522902914566281" calcext:value-type="float">
            <text:p>0,522902914566281</text:p>
          </table:table-cell>
          <table:table-cell table:formula="of:=RANK([.Z26];[.Z23:.Z32])+2" office:value-type="float" office:value="5" calcext:value-type="float">
            <text:p>5</text:p>
          </table:table-cell>
          <table:table-cell table:style-name="ce89" table:formula="of:=RAND()" office:value-type="float" office:value="0.784921760552366" calcext:value-type="float">
            <text:p>0,784921760552366</text:p>
          </table:table-cell>
          <table:table-cell table:formula="of:=RANK([.AB26];[.AB25:.AB30])" office:value-type="float" office:value="6" calcext:value-type="float">
            <text:p>6</text:p>
          </table:table-cell>
          <table:table-cell table:style-name="ce89" table:formula="of:=RAND()" office:value-type="float" office:value="0.0234237544803351" calcext:value-type="float">
            <text:p>0,023423754480335</text:p>
          </table:table-cell>
          <table:table-cell table:number-columns-repeated="996"/>
        </table:table-row>
        <table:table-row table:style-name="ro3">
          <table:table-cell table:style-name="ce4" table:formula="of:=[.Y27]" office:value-type="float" office:value="11" calcext:value-type="float">
            <text:p>11</text:p>
          </table:table-cell>
          <table:table-cell table:style-name="ce7" office:value-type="string" calcext:value-type="string">
            <text:p>×</text:p>
          </table:table-cell>
          <table:table-cell table:style-name="ce9" table:formula="of:=[.W27]"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90.6" calcext:value-type="float">
            <text:p>90,6</text:p>
          </table:table-cell>
          <table:table-cell table:style-name="ce7" office:value-type="string" calcext:value-type="string">
            <text:p>+</text:p>
          </table:table-cell>
          <table:table-cell table:style-name="ce9" table:formula="of:=(((RANDBETWEEN(1;9)*10+IF([.AA27]&lt;3;0;RANDBETWEEN(1;9)))*10+IF(OR([.AA27]=4;[.AA27]=5);0;RANDBETWEEN(1;9)))/100)" office:value-type="float" office:value="5.09" calcext:value-type="float">
            <text:p>5,0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27]&gt;7.5;99;999))/IF([.AA27]&gt;3;1;10)" office:value-type="float" office:value="88.5" calcext:value-type="float">
            <text:p>88,5</text:p>
          </table:table-cell>
          <table:table-cell table:style-name="ce10" office:value-type="string" calcext:value-type="string">
            <text:p>=</text:p>
          </table:table-cell>
          <table:table-cell table:style-name="ce4" table:formula="of:=ROUND(RAND()*CHOOSE(RANDBETWEEN(1;3);10;100;1000);RANDBETWEEN(1;3))" office:value-type="float" office:value="50.55" calcext:value-type="float">
            <text:p>50,55</text:p>
          </table:table-cell>
          <table:table-cell table:style-name="ce7" office:value-type="string" calcext:value-type="string">
            <text:p>×</text:p>
          </table:table-cell>
          <table:table-cell table:style-name="ce20" table:formula="of:=CHOOSE([.AA2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7]*[.C27]" office:value-type="float" office:value="77" calcext:value-type="float">
            <text:p>77</text:p>
          </table:table-cell>
          <table:table-cell table:style-name="ce43" table:formula="of:=[.E27]+[.G27]" office:value-type="float" office:value="95.69" calcext:value-type="float">
            <text:p>95,69</text:p>
          </table:table-cell>
          <table:table-cell table:style-name="ce48" table:formula="of:=[.K27]/10" office:value-type="float" office:value="8.85" calcext:value-type="float">
            <text:p>8,85</text:p>
          </table:table-cell>
          <table:table-cell table:style-name="ce43" table:formula="of:=[.M27]*[.O27]" office:value-type="float" office:value="505.5" calcext:value-type="float">
            <text:p>505,5</text:p>
          </table:table-cell>
          <table:table-cell/>
          <table:table-cell table:formula="of:=RANK([.X27];[.X23:.X32])+2" office:value-type="float" office:value="7" calcext:value-type="float">
            <text:p>7</text:p>
          </table:table-cell>
          <table:table-cell table:style-name="ce89" table:formula="of:=RAND()" office:value-type="float" office:value="0.720785015465624" calcext:value-type="float">
            <text:p>0,720785015465624</text:p>
          </table:table-cell>
          <table:table-cell table:formula="of:=RANK([.Z27];[.Z23:.Z32])+2" office:value-type="float" office:value="11" calcext:value-type="float">
            <text:p>11</text:p>
          </table:table-cell>
          <table:table-cell table:style-name="ce89" table:formula="of:=RAND()" office:value-type="float" office:value="0.343552737554485" calcext:value-type="float">
            <text:p>0,343552737554485</text:p>
          </table:table-cell>
          <table:table-cell table:formula="of:=RANK([.AB27];[.AB25:.AB30])" office:value-type="float" office:value="2" calcext:value-type="float">
            <text:p>2</text:p>
          </table:table-cell>
          <table:table-cell table:style-name="ce89" table:formula="of:=RAND()" office:value-type="float" office:value="0.679933525728763" calcext:value-type="float">
            <text:p>0,679933525728763</text:p>
          </table:table-cell>
          <table:table-cell table:number-columns-repeated="996"/>
        </table:table-row>
        <table:table-row table:style-name="ro3">
          <table:table-cell table:style-name="ce4" table:formula="of:=[.Y28]" office:value-type="float" office:value="7" calcext:value-type="float">
            <text:p>7</text:p>
          </table:table-cell>
          <table:table-cell table:style-name="ce7" office:value-type="string" calcext:value-type="string">
            <text:p>×</text:p>
          </table:table-cell>
          <table:table-cell table:style-name="ce9" table:formula="of:=[.W28]" office:value-type="float" office:value="5" calcext:value-type="float">
            <text:p>5</text:p>
          </table:table-cell>
          <table:table-cell table:style-name="ce10" office:value-type="string" calcext:value-type="string">
            <text:p>=</text:p>
          </table:table-cell>
          <table:table-cell table:style-name="ce4" table:formula="of:=RANDBETWEEN(1001;9999)/100" office:value-type="float" office:value="26.27" calcext:value-type="float">
            <text:p>26,27</text:p>
          </table:table-cell>
          <table:table-cell table:style-name="ce7" office:value-type="string" calcext:value-type="string">
            <text:p>+</text:p>
          </table:table-cell>
          <table:table-cell table:style-name="ce9" table:formula="of:=(((RANDBETWEEN(1;9)*10+IF([.AA28]&lt;3;0;RANDBETWEEN(1;9)))*10+IF(OR([.AA28]=4;[.AA28]=5);0;RANDBETWEEN(1;9)))/100)" office:value-type="float" office:value="5.7" calcext:value-type="float">
            <text:p>5,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28]&gt;7.5;99;999))/IF([.AA28]&gt;3;1;10)" office:value-type="float" office:value="886" calcext:value-type="float">
            <text:p>886</text:p>
          </table:table-cell>
          <table:table-cell table:style-name="ce10" office:value-type="string" calcext:value-type="string">
            <text:p>=</text:p>
          </table:table-cell>
          <table:table-cell table:style-name="ce4" table:formula="of:=ROUND(RAND()*CHOOSE(RANDBETWEEN(1;3);10;100;1000);RANDBETWEEN(1;3))" office:value-type="float" office:value="99.89" calcext:value-type="float">
            <text:p>99,89</text:p>
          </table:table-cell>
          <table:table-cell table:style-name="ce7" office:value-type="string" calcext:value-type="string">
            <text:p>×</text:p>
          </table:table-cell>
          <table:table-cell table:style-name="ce20" table:formula="of:=CHOOSE([.AA2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8]*[.C28]" office:value-type="float" office:value="35" calcext:value-type="float">
            <text:p>35</text:p>
          </table:table-cell>
          <table:table-cell table:style-name="ce43" table:formula="of:=[.E28]+[.G28]" office:value-type="float" office:value="31.97" calcext:value-type="float">
            <text:p>31,97</text:p>
          </table:table-cell>
          <table:table-cell table:style-name="ce48" table:formula="of:=[.K28]/10" office:value-type="float" office:value="88.6" calcext:value-type="float">
            <text:p>88,6</text:p>
          </table:table-cell>
          <table:table-cell table:style-name="ce43" table:formula="of:=[.M28]*[.O28]" office:value-type="float" office:value="99890" calcext:value-type="float">
            <text:p>99 890</text:p>
          </table:table-cell>
          <table:table-cell/>
          <table:table-cell table:formula="of:=RANK([.X28];[.X23:.X32])+2" office:value-type="float" office:value="5" calcext:value-type="float">
            <text:p>5</text:p>
          </table:table-cell>
          <table:table-cell table:style-name="ce89" table:formula="of:=RAND()" office:value-type="float" office:value="0.8501322778006" calcext:value-type="float">
            <text:p>0,8501322778006</text:p>
          </table:table-cell>
          <table:table-cell table:formula="of:=RANK([.Z28];[.Z23:.Z32])+2" office:value-type="float" office:value="7" calcext:value-type="float">
            <text:p>7</text:p>
          </table:table-cell>
          <table:table-cell table:style-name="ce89" table:formula="of:=RAND()" office:value-type="float" office:value="0.753184828949063" calcext:value-type="float">
            <text:p>0,753184828949063</text:p>
          </table:table-cell>
          <table:table-cell table:formula="of:=RANK([.AB28];[.AB25:.AB30])" office:value-type="float" office:value="5" calcext:value-type="float">
            <text:p>5</text:p>
          </table:table-cell>
          <table:table-cell table:style-name="ce89" table:formula="of:=RAND()" office:value-type="float" office:value="0.167364532760294" calcext:value-type="float">
            <text:p>0,167364532760294</text:p>
          </table:table-cell>
          <table:table-cell table:number-columns-repeated="996"/>
        </table:table-row>
        <table:table-row table:style-name="ro3">
          <table:table-cell table:style-name="ce4" table:formula="of:=[.Y29]" office:value-type="float" office:value="12" calcext:value-type="float">
            <text:p>12</text:p>
          </table:table-cell>
          <table:table-cell table:style-name="ce7" office:value-type="string" calcext:value-type="string">
            <text:p>×</text:p>
          </table:table-cell>
          <table:table-cell table:style-name="ce9" table:formula="of:=[.W29]" office:value-type="float" office:value="4" calcext:value-type="float">
            <text:p>4</text:p>
          </table:table-cell>
          <table:table-cell table:style-name="ce10" office:value-type="string" calcext:value-type="string">
            <text:p>=</text:p>
          </table:table-cell>
          <table:table-cell table:style-name="ce4" table:formula="of:=RANDBETWEEN(1001;9999)/100" office:value-type="float" office:value="82.25" calcext:value-type="float">
            <text:p>82,25</text:p>
          </table:table-cell>
          <table:table-cell table:style-name="ce7" office:value-type="string" calcext:value-type="string">
            <text:p>+</text:p>
          </table:table-cell>
          <table:table-cell table:style-name="ce9" table:formula="of:=(((RANDBETWEEN(1;9)*10+IF([.AA29]&lt;3;0;RANDBETWEEN(1;9)))*10+IF(OR([.AA29]=4;[.AA29]=5);0;RANDBETWEEN(1;9)))/100)" office:value-type="float" office:value="1.4" calcext:value-type="float">
            <text:p>1,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29]&gt;7.5;99;999))/IF([.AA29]&gt;3;1;10)" office:value-type="float" office:value="496" calcext:value-type="float">
            <text:p>496</text:p>
          </table:table-cell>
          <table:table-cell table:style-name="ce10" office:value-type="string" calcext:value-type="string">
            <text:p>=</text:p>
          </table:table-cell>
          <table:table-cell table:style-name="ce4" table:formula="of:=ROUND(RAND()*CHOOSE(RANDBETWEEN(1;3);10;100;1000);RANDBETWEEN(1;3))" office:value-type="float" office:value="814.473" calcext:value-type="float">
            <text:p>814,473</text:p>
          </table:table-cell>
          <table:table-cell table:style-name="ce7" office:value-type="string" calcext:value-type="string">
            <text:p>×</text:p>
          </table:table-cell>
          <table:table-cell table:style-name="ce20" table:formula="of:=CHOOSE([.AA2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9]*[.C29]" office:value-type="float" office:value="48" calcext:value-type="float">
            <text:p>48</text:p>
          </table:table-cell>
          <table:table-cell table:style-name="ce43" table:formula="of:=[.E29]+[.G29]" office:value-type="float" office:value="83.65" calcext:value-type="float">
            <text:p>83,65</text:p>
          </table:table-cell>
          <table:table-cell table:style-name="ce48" table:formula="of:=[.K29]/10" office:value-type="float" office:value="49.6" calcext:value-type="float">
            <text:p>49,6</text:p>
          </table:table-cell>
          <table:table-cell table:style-name="ce43" table:formula="of:=[.M29]*[.O29]" office:value-type="float" office:value="81447.3" calcext:value-type="float">
            <text:p>81 447,3</text:p>
          </table:table-cell>
          <table:table-cell/>
          <table:table-cell table:formula="of:=RANK([.X29];[.X23:.X32])+2" office:value-type="float" office:value="4" calcext:value-type="float">
            <text:p>4</text:p>
          </table:table-cell>
          <table:table-cell table:style-name="ce89" table:formula="of:=RAND()" office:value-type="float" office:value="0.881278253687614" calcext:value-type="float">
            <text:p>0,881278253687614</text:p>
          </table:table-cell>
          <table:table-cell table:formula="of:=RANK([.Z29];[.Z23:.Z32])+2" office:value-type="float" office:value="12" calcext:value-type="float">
            <text:p>12</text:p>
          </table:table-cell>
          <table:table-cell table:style-name="ce89" table:formula="of:=RAND()" office:value-type="float" office:value="0.106661132488786" calcext:value-type="float">
            <text:p>0,106661132488786</text:p>
          </table:table-cell>
          <table:table-cell table:formula="of:=RANK([.AB29];[.AB25:.AB30])" office:value-type="float" office:value="4" calcext:value-type="float">
            <text:p>4</text:p>
          </table:table-cell>
          <table:table-cell table:style-name="ce89" table:formula="of:=RAND()" office:value-type="float" office:value="0.248184671509235" calcext:value-type="float">
            <text:p>0,248184671509235</text:p>
          </table:table-cell>
          <table:table-cell table:number-columns-repeated="996"/>
        </table:table-row>
        <table:table-row table:style-name="ro3">
          <table:table-cell table:style-name="ce4" table:formula="of:=[.Y30]" office:value-type="float" office:value="9" calcext:value-type="float">
            <text:p>9</text:p>
          </table:table-cell>
          <table:table-cell table:style-name="ce7" office:value-type="string" calcext:value-type="string">
            <text:p>×</text:p>
          </table:table-cell>
          <table:table-cell table:style-name="ce9" table:formula="of:=[.W30]"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77.79" calcext:value-type="float">
            <text:p>77,79</text:p>
          </table:table-cell>
          <table:table-cell table:style-name="ce7" office:value-type="string" calcext:value-type="string">
            <text:p>+</text:p>
          </table:table-cell>
          <table:table-cell table:style-name="ce9" table:formula="of:=(((RANDBETWEEN(1;9)*10+IF([.AA30]&lt;3;0;RANDBETWEEN(1;9)))*10+IF(OR([.AA30]=4;[.AA30]=5);0;RANDBETWEEN(1;9)))/100)" office:value-type="float" office:value="3.31" calcext:value-type="float">
            <text:p>3,31</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30]&gt;7.5;99;999))/IF([.AA30]&gt;3;1;10)" office:value-type="float" office:value="6.3" calcext:value-type="float">
            <text:p>6,3</text:p>
          </table:table-cell>
          <table:table-cell table:style-name="ce10" office:value-type="string" calcext:value-type="string">
            <text:p>=</text:p>
          </table:table-cell>
          <table:table-cell table:style-name="ce4" table:formula="of:=ROUND(RAND()*CHOOSE(RANDBETWEEN(1;3);10;100;1000);RANDBETWEEN(1;3))" office:value-type="float" office:value="7.59" calcext:value-type="float">
            <text:p>7,59</text:p>
          </table:table-cell>
          <table:table-cell table:style-name="ce7" office:value-type="string" calcext:value-type="string">
            <text:p>×</text:p>
          </table:table-cell>
          <table:table-cell table:style-name="ce20" table:formula="of:=CHOOSE([.AA30];&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0]*[.C30]" office:value-type="float" office:value="108" calcext:value-type="float">
            <text:p>108</text:p>
          </table:table-cell>
          <table:table-cell table:style-name="ce43" table:formula="of:=[.E30]+[.G30]" office:value-type="float" office:value="81.1" calcext:value-type="float">
            <text:p>81,1</text:p>
          </table:table-cell>
          <table:table-cell table:style-name="ce48" table:formula="of:=[.K30]/10" office:value-type="float" office:value="0.63" calcext:value-type="float">
            <text:p>0,63</text:p>
          </table:table-cell>
          <table:table-cell table:style-name="ce43" table:formula="of:=[.M30]*[.O30]" office:value-type="float" office:value="759" calcext:value-type="float">
            <text:p>759</text:p>
          </table:table-cell>
          <table:table-cell/>
          <table:table-cell table:formula="of:=RANK([.X30];[.X23:.X32])+2" office:value-type="float" office:value="12" calcext:value-type="float">
            <text:p>12</text:p>
          </table:table-cell>
          <table:table-cell table:style-name="ce89" table:formula="of:=RAND()" office:value-type="float" office:value="0.115789325436174" calcext:value-type="float">
            <text:p>0,115789325436174</text:p>
          </table:table-cell>
          <table:table-cell table:formula="of:=RANK([.Z30];[.Z23:.Z32])+2" office:value-type="float" office:value="9" calcext:value-type="float">
            <text:p>9</text:p>
          </table:table-cell>
          <table:table-cell table:style-name="ce89" table:formula="of:=RAND()" office:value-type="float" office:value="0.695950746179862" calcext:value-type="float">
            <text:p>0,695950746179862</text:p>
          </table:table-cell>
          <table:table-cell table:formula="of:=RANK([.AB30];[.AB25:.AB30])" office:value-type="float" office:value="3" calcext:value-type="float">
            <text:p>3</text:p>
          </table:table-cell>
          <table:table-cell table:style-name="ce89" table:formula="of:=RAND()" office:value-type="float" office:value="0.646213740212764" calcext:value-type="float">
            <text:p>0,64621374021276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1" calcext:value-type="float">
            <text:p>11</text:p>
          </table:table-cell>
          <table:table-cell table:style-name="ce89" table:formula="of:=RAND()" office:value-type="float" office:value="0.148812643016496" calcext:value-type="float">
            <text:p>0,148812643016496</text:p>
          </table:table-cell>
          <table:table-cell table:formula="of:=RANK([.Z31];[.Z23:.Z32])+2" office:value-type="float" office:value="10" calcext:value-type="float">
            <text:p>10</text:p>
          </table:table-cell>
          <table:table-cell table:style-name="ce89" table:formula="of:=RAND()" office:value-type="float" office:value="0.539656102235339" calcext:value-type="float">
            <text:p>0,539656102235339</text:p>
          </table:table-cell>
          <table:table-cell table:number-columns-repeated="998"/>
        </table:table-row>
        <table:table-row table:style-name="ro4">
          <table:table-cell table:number-columns-repeated="22"/>
          <table:table-cell table:formula="of:=RANK([.X32];[.X23:.X32])+2" office:value-type="float" office:value="3" calcext:value-type="float">
            <text:p>3</text:p>
          </table:table-cell>
          <table:table-cell table:style-name="ce89" table:formula="of:=RAND()" office:value-type="float" office:value="0.916691380228615" calcext:value-type="float">
            <text:p>0,916691380228615</text:p>
          </table:table-cell>
          <table:table-cell table:formula="of:=RANK([.Z32];[.Z23:.Z32])+2" office:value-type="float" office:value="3" calcext:value-type="float">
            <text:p>3</text:p>
          </table:table-cell>
          <table:table-cell table:style-name="ce89" table:formula="of:=RAND()" office:value-type="float" office:value="0.992751871460922" calcext:value-type="float">
            <text:p>0,992751871460922</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7" calcext:value-type="float">
            <text:p>7</text:p>
          </table:table-cell>
          <table:table-cell table:style-name="ce89" table:formula="of:=RAND()" office:value-type="float" office:value="0.522348872878758" calcext:value-type="float">
            <text:p>0,522348872878758</text:p>
          </table:table-cell>
          <table:table-cell table:formula="of:=RANK([.Z34];[.Z34:.Z43])+2" office:value-type="float" office:value="6" calcext:value-type="float">
            <text:p>6</text:p>
          </table:table-cell>
          <table:table-cell table:style-name="ce89" table:formula="of:=RAND()" office:value-type="float" office:value="0.841729923397394" calcext:value-type="float">
            <text:p>0,84172992339739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3832" calcext:value-type="string">
            <text:p>v3832</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35];[.X34:.X43])+2" office:value-type="float" office:value="10" calcext:value-type="float">
            <text:p>10</text:p>
          </table:table-cell>
          <table:table-cell table:style-name="ce89" table:formula="of:=RAND()" office:value-type="float" office:value="0.246368339494203" calcext:value-type="float">
            <text:p>0,246368339494203</text:p>
          </table:table-cell>
          <table:table-cell table:formula="of:=RANK([.Z35];[.Z34:.Z43])+2" office:value-type="float" office:value="12" calcext:value-type="float">
            <text:p>12</text:p>
          </table:table-cell>
          <table:table-cell table:style-name="ce89" table:formula="of:=RAND()" office:value-type="float" office:value="0.0901459480015072" calcext:value-type="float">
            <text:p>0,090145948001507</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3832" calcext:value-type="string">
            <text:p>v3832</text:p>
          </table:table-cell>
          <table:table-cell table:style-name="ce89"/>
          <table:table-cell table:formula="of:=RANK([.X36];[.X34:.X43])+2" office:value-type="float" office:value="9" calcext:value-type="float">
            <text:p>9</text:p>
          </table:table-cell>
          <table:table-cell table:style-name="ce89" table:formula="of:=RAND()" office:value-type="float" office:value="0.267142298375155" calcext:value-type="float">
            <text:p>0,267142298375155</text:p>
          </table:table-cell>
          <table:table-cell table:formula="of:=RANK([.Z36];[.Z34:.Z43])+2" office:value-type="float" office:value="4" calcext:value-type="float">
            <text:p>4</text:p>
          </table:table-cell>
          <table:table-cell table:style-name="ce89" table:formula="of:=RAND()" office:value-type="float" office:value="0.953471497843564" calcext:value-type="float">
            <text:p>0,953471497843564</text:p>
          </table:table-cell>
          <table:table-cell table:style-name="ce89" table:formula="of:=RANK([.AB36];[.AB36:.AB41])" office:value-type="float" office:value="3" calcext:value-type="float">
            <text:p>3</text:p>
          </table:table-cell>
          <table:table-cell table:style-name="ce89" table:formula="of:=RAND()" office:value-type="float" office:value="0.692012946988623" calcext:value-type="float">
            <text:p>0,692012946988623</text:p>
          </table:table-cell>
          <table:table-cell table:number-columns-repeated="996"/>
        </table:table-row>
        <table:table-row table:style-name="ro3">
          <table:table-cell table:style-name="ce4" table:formula="of:=[.Y37]" office:value-type="float" office:value="11" calcext:value-type="float">
            <text:p>11</text:p>
          </table:table-cell>
          <table:table-cell table:style-name="ce7" office:value-type="string" calcext:value-type="string">
            <text:p>×</text:p>
          </table:table-cell>
          <table:table-cell table:style-name="ce9" table:formula="of:=[.W37]" office:value-type="float" office:value="11" calcext:value-type="float">
            <text:p>11</text:p>
          </table:table-cell>
          <table:table-cell table:style-name="ce10" office:value-type="string" calcext:value-type="string">
            <text:p>=</text:p>
          </table:table-cell>
          <table:table-cell table:style-name="ce4" table:formula="of:=RANDBETWEEN(1001;9999)/100" office:value-type="float" office:value="71.93" calcext:value-type="float">
            <text:p>71,93</text:p>
          </table:table-cell>
          <table:table-cell table:style-name="ce7" office:value-type="string" calcext:value-type="string">
            <text:p>+</text:p>
          </table:table-cell>
          <table:table-cell table:style-name="ce9" table:formula="of:=(((RANDBETWEEN(1;9)*10+IF([.AA37]&lt;3;0;RANDBETWEEN(1;9)))*10+IF(OR([.AA37]=4;[.AA37]=5);0;RANDBETWEEN(1;9)))/100)" office:value-type="float" office:value="3.09" calcext:value-type="float">
            <text:p>3,0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37]&gt;7.5;99;999))/IF([.AA37]&gt;3;1;10)" office:value-type="float" office:value="4.1" calcext:value-type="float">
            <text:p>4,1</text:p>
          </table:table-cell>
          <table:table-cell table:style-name="ce10" office:value-type="string" calcext:value-type="string">
            <text:p>=</text:p>
          </table:table-cell>
          <table:table-cell table:style-name="ce4" table:formula="of:=ROUND(RAND()*CHOOSE(RANDBETWEEN(1;3);10;100;1000);RANDBETWEEN(1;3))" office:value-type="float" office:value="328.52" calcext:value-type="float">
            <text:p>328,52</text:p>
          </table:table-cell>
          <table:table-cell table:style-name="ce7" office:value-type="string" calcext:value-type="string">
            <text:p>×</text:p>
          </table:table-cell>
          <table:table-cell table:style-name="ce20" table:formula="of:=CHOOSE([.AA3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7]*[.C37]" office:value-type="float" office:value="121" calcext:value-type="float">
            <text:p>121</text:p>
          </table:table-cell>
          <table:table-cell table:style-name="ce43" table:formula="of:=[.E37]+[.G37]" office:value-type="float" office:value="75.02" calcext:value-type="float">
            <text:p>75,02</text:p>
          </table:table-cell>
          <table:table-cell table:style-name="ce48" table:formula="of:=[.K37]/10" office:value-type="float" office:value="0.41" calcext:value-type="float">
            <text:p>0,41</text:p>
          </table:table-cell>
          <table:table-cell table:style-name="ce43" table:formula="of:=[.M37]*[.O37]" office:value-type="float" office:value="3285.2" calcext:value-type="float">
            <text:p>3 285,2</text:p>
          </table:table-cell>
          <table:table-cell/>
          <table:table-cell table:formula="of:=RANK([.X37];[.X34:.X43])+2" office:value-type="float" office:value="11" calcext:value-type="float">
            <text:p>11</text:p>
          </table:table-cell>
          <table:table-cell table:style-name="ce89" table:formula="of:=RAND()" office:value-type="float" office:value="0.208704729908025" calcext:value-type="float">
            <text:p>0,208704729908025</text:p>
          </table:table-cell>
          <table:table-cell table:formula="of:=RANK([.Z37];[.Z34:.Z43])+2" office:value-type="float" office:value="11" calcext:value-type="float">
            <text:p>11</text:p>
          </table:table-cell>
          <table:table-cell table:style-name="ce89" table:formula="of:=RAND()" office:value-type="float" office:value="0.450031801497747" calcext:value-type="float">
            <text:p>0,450031801497747</text:p>
          </table:table-cell>
          <table:table-cell table:formula="of:=RANK([.AB37];[.AB36:.AB41])" office:value-type="float" office:value="1" calcext:value-type="float">
            <text:p>1</text:p>
          </table:table-cell>
          <table:table-cell table:style-name="ce89" table:formula="of:=RAND()" office:value-type="float" office:value="0.954122239964686" calcext:value-type="float">
            <text:p>0,954122239964686</text:p>
          </table:table-cell>
          <table:table-cell table:number-columns-repeated="996"/>
        </table:table-row>
        <table:table-row table:style-name="ro3">
          <table:table-cell table:style-name="ce4" table:formula="of:=[.Y38]" office:value-type="float" office:value="3" calcext:value-type="float">
            <text:p>3</text:p>
          </table:table-cell>
          <table:table-cell table:style-name="ce7" office:value-type="string" calcext:value-type="string">
            <text:p>×</text:p>
          </table:table-cell>
          <table:table-cell table:style-name="ce9" table:formula="of:=[.W38]"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73.17" calcext:value-type="float">
            <text:p>73,17</text:p>
          </table:table-cell>
          <table:table-cell table:style-name="ce7" office:value-type="string" calcext:value-type="string">
            <text:p>+</text:p>
          </table:table-cell>
          <table:table-cell table:style-name="ce9" table:formula="of:=(((RANDBETWEEN(1;9)*10+IF([.AA38]&lt;3;0;RANDBETWEEN(1;9)))*10+IF(OR([.AA38]=4;[.AA38]=5);0;RANDBETWEEN(1;9)))/100)" office:value-type="float" office:value="6.4" calcext:value-type="float">
            <text:p>6,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38]&gt;7.5;99;999))/IF([.AA38]&gt;3;1;10)" office:value-type="float" office:value="47" calcext:value-type="float">
            <text:p>47</text:p>
          </table:table-cell>
          <table:table-cell table:style-name="ce10" office:value-type="string" calcext:value-type="string">
            <text:p>=</text:p>
          </table:table-cell>
          <table:table-cell table:style-name="ce4" table:formula="of:=ROUND(RAND()*CHOOSE(RANDBETWEEN(1;3);10;100;1000);RANDBETWEEN(1;3))" office:value-type="float" office:value="2.24" calcext:value-type="float">
            <text:p>2,24</text:p>
          </table:table-cell>
          <table:table-cell table:style-name="ce7" office:value-type="string" calcext:value-type="string">
            <text:p>×</text:p>
          </table:table-cell>
          <table:table-cell table:style-name="ce20" table:formula="of:=CHOOSE([.AA3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C38]" office:value-type="float" office:value="36" calcext:value-type="float">
            <text:p>36</text:p>
          </table:table-cell>
          <table:table-cell table:style-name="ce43" table:formula="of:=[.E38]+[.G38]" office:value-type="float" office:value="79.57" calcext:value-type="float">
            <text:p>79,57</text:p>
          </table:table-cell>
          <table:table-cell table:style-name="ce48" table:formula="of:=[.K38]/10" office:value-type="float" office:value="4.7" calcext:value-type="float">
            <text:p>4,7</text:p>
          </table:table-cell>
          <table:table-cell table:style-name="ce43" table:formula="of:=[.M38]*[.O38]" office:value-type="float" office:value="2240" calcext:value-type="float">
            <text:p>2 240</text:p>
          </table:table-cell>
          <table:table-cell/>
          <table:table-cell table:formula="of:=RANK([.X38];[.X34:.X43])+2" office:value-type="float" office:value="12" calcext:value-type="float">
            <text:p>12</text:p>
          </table:table-cell>
          <table:table-cell table:style-name="ce89" table:formula="of:=RAND()" office:value-type="float" office:value="0.0161994445746652" calcext:value-type="float">
            <text:p>0,016199444574665</text:p>
          </table:table-cell>
          <table:table-cell table:formula="of:=RANK([.Z38];[.Z34:.Z43])+2" office:value-type="float" office:value="3" calcext:value-type="float">
            <text:p>3</text:p>
          </table:table-cell>
          <table:table-cell table:style-name="ce89" table:formula="of:=RAND()" office:value-type="float" office:value="0.966517232290127" calcext:value-type="float">
            <text:p>0,966517232290127</text:p>
          </table:table-cell>
          <table:table-cell table:formula="of:=RANK([.AB38];[.AB36:.AB41])" office:value-type="float" office:value="5" calcext:value-type="float">
            <text:p>5</text:p>
          </table:table-cell>
          <table:table-cell table:style-name="ce89" table:formula="of:=RAND()" office:value-type="float" office:value="0.237255163256529" calcext:value-type="float">
            <text:p>0,237255163256529</text:p>
          </table:table-cell>
          <table:table-cell table:number-columns-repeated="996"/>
        </table:table-row>
        <table:table-row table:style-name="ro3">
          <table:table-cell table:style-name="ce4" table:formula="of:=[.Y39]" office:value-type="float" office:value="8" calcext:value-type="float">
            <text:p>8</text:p>
          </table:table-cell>
          <table:table-cell table:style-name="ce7" office:value-type="string" calcext:value-type="string">
            <text:p>×</text:p>
          </table:table-cell>
          <table:table-cell table:style-name="ce9" table:formula="of:=[.W39]" office:value-type="float" office:value="4" calcext:value-type="float">
            <text:p>4</text:p>
          </table:table-cell>
          <table:table-cell table:style-name="ce10" office:value-type="string" calcext:value-type="string">
            <text:p>=</text:p>
          </table:table-cell>
          <table:table-cell table:style-name="ce4" table:formula="of:=RANDBETWEEN(1001;9999)/100" office:value-type="float" office:value="93.76" calcext:value-type="float">
            <text:p>93,76</text:p>
          </table:table-cell>
          <table:table-cell table:style-name="ce7" office:value-type="string" calcext:value-type="string">
            <text:p>+</text:p>
          </table:table-cell>
          <table:table-cell table:style-name="ce9" table:formula="of:=(((RANDBETWEEN(1;9)*10+IF([.AA39]&lt;3;0;RANDBETWEEN(1;9)))*10+IF(OR([.AA39]=4;[.AA39]=5);0;RANDBETWEEN(1;9)))/100)" office:value-type="float" office:value="9.8" calcext:value-type="float">
            <text:p>9,8</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39]&gt;7.5;99;999))/IF([.AA39]&gt;3;1;10)" office:value-type="float" office:value="499" calcext:value-type="float">
            <text:p>499</text:p>
          </table:table-cell>
          <table:table-cell table:style-name="ce10" office:value-type="string" calcext:value-type="string">
            <text:p>=</text:p>
          </table:table-cell>
          <table:table-cell table:style-name="ce4" table:formula="of:=ROUND(RAND()*CHOOSE(RANDBETWEEN(1;3);10;100;1000);RANDBETWEEN(1;3))" office:value-type="float" office:value="215.8" calcext:value-type="float">
            <text:p>215,8</text:p>
          </table:table-cell>
          <table:table-cell table:style-name="ce7" office:value-type="string" calcext:value-type="string">
            <text:p>×</text:p>
          </table:table-cell>
          <table:table-cell table:style-name="ce20" table:formula="of:=CHOOSE([.AA3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9]*[.C39]" office:value-type="float" office:value="32" calcext:value-type="float">
            <text:p>32</text:p>
          </table:table-cell>
          <table:table-cell table:style-name="ce43" table:formula="of:=[.E39]+[.G39]" office:value-type="float" office:value="103.56" calcext:value-type="float">
            <text:p>103,56</text:p>
          </table:table-cell>
          <table:table-cell table:style-name="ce48" table:formula="of:=[.K39]/10" office:value-type="float" office:value="49.9" calcext:value-type="float">
            <text:p>49,9</text:p>
          </table:table-cell>
          <table:table-cell table:style-name="ce43" table:formula="of:=[.M39]*[.O39]" office:value-type="float" office:value="21580" calcext:value-type="float">
            <text:p>21 580</text:p>
          </table:table-cell>
          <table:table-cell/>
          <table:table-cell table:formula="of:=RANK([.X39];[.X34:.X43])+2" office:value-type="float" office:value="4" calcext:value-type="float">
            <text:p>4</text:p>
          </table:table-cell>
          <table:table-cell table:style-name="ce89" table:formula="of:=RAND()" office:value-type="float" office:value="0.957637310170475" calcext:value-type="float">
            <text:p>0,957637310170475</text:p>
          </table:table-cell>
          <table:table-cell table:formula="of:=RANK([.Z39];[.Z34:.Z43])+2" office:value-type="float" office:value="8" calcext:value-type="float">
            <text:p>8</text:p>
          </table:table-cell>
          <table:table-cell table:style-name="ce89" table:formula="of:=RAND()" office:value-type="float" office:value="0.552521774483605" calcext:value-type="float">
            <text:p>0,552521774483605</text:p>
          </table:table-cell>
          <table:table-cell table:formula="of:=RANK([.AB39];[.AB36:.AB41])" office:value-type="float" office:value="4" calcext:value-type="float">
            <text:p>4</text:p>
          </table:table-cell>
          <table:table-cell table:style-name="ce89" table:formula="of:=RAND()" office:value-type="float" office:value="0.253816691851589" calcext:value-type="float">
            <text:p>0,253816691851589</text:p>
          </table:table-cell>
          <table:table-cell table:number-columns-repeated="996"/>
        </table:table-row>
        <table:table-row table:style-name="ro3">
          <table:table-cell table:style-name="ce4" table:formula="of:=[.Y40]" office:value-type="float" office:value="10" calcext:value-type="float">
            <text:p>10</text:p>
          </table:table-cell>
          <table:table-cell table:style-name="ce7" office:value-type="string" calcext:value-type="string">
            <text:p>×</text:p>
          </table:table-cell>
          <table:table-cell table:style-name="ce9" table:formula="of:=[.W40]" office:value-type="float" office:value="5" calcext:value-type="float">
            <text:p>5</text:p>
          </table:table-cell>
          <table:table-cell table:style-name="ce10" office:value-type="string" calcext:value-type="string">
            <text:p>=</text:p>
          </table:table-cell>
          <table:table-cell table:style-name="ce4" table:formula="of:=RANDBETWEEN(1001;9999)/100" office:value-type="float" office:value="19.85" calcext:value-type="float">
            <text:p>19,85</text:p>
          </table:table-cell>
          <table:table-cell table:style-name="ce7" office:value-type="string" calcext:value-type="string">
            <text:p>+</text:p>
          </table:table-cell>
          <table:table-cell table:style-name="ce9" table:formula="of:=(((RANDBETWEEN(1;9)*10+IF([.AA40]&lt;3;0;RANDBETWEEN(1;9)))*10+IF(OR([.AA40]=4;[.AA40]=5);0;RANDBETWEEN(1;9)))/100)" office:value-type="float" office:value="7.02" calcext:value-type="float">
            <text:p>7,0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0]&gt;7.5;99;999))/IF([.AA40]&gt;3;1;10)" office:value-type="float" office:value="46.4" calcext:value-type="float">
            <text:p>46,4</text:p>
          </table:table-cell>
          <table:table-cell table:style-name="ce10" office:value-type="string" calcext:value-type="string">
            <text:p>=</text:p>
          </table:table-cell>
          <table:table-cell table:style-name="ce4" table:formula="of:=ROUND(RAND()*CHOOSE(RANDBETWEEN(1;3);10;100;1000);RANDBETWEEN(1;3))" office:value-type="float" office:value="6.3" calcext:value-type="float">
            <text:p>6,3</text:p>
          </table:table-cell>
          <table:table-cell table:style-name="ce7" office:value-type="string" calcext:value-type="string">
            <text:p>×</text:p>
          </table:table-cell>
          <table:table-cell table:style-name="ce20" table:formula="of:=CHOOSE([.AA4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0]*[.C40]" office:value-type="float" office:value="50" calcext:value-type="float">
            <text:p>50</text:p>
          </table:table-cell>
          <table:table-cell table:style-name="ce43" table:formula="of:=[.E40]+[.G40]" office:value-type="float" office:value="26.87" calcext:value-type="float">
            <text:p>26,87</text:p>
          </table:table-cell>
          <table:table-cell table:style-name="ce48" table:formula="of:=[.K40]/10" office:value-type="float" office:value="4.64" calcext:value-type="float">
            <text:p>4,64</text:p>
          </table:table-cell>
          <table:table-cell table:style-name="ce43" table:formula="of:=[.M40]*[.O40]" office:value-type="float" office:value="63" calcext:value-type="float">
            <text:p>63</text:p>
          </table:table-cell>
          <table:table-cell/>
          <table:table-cell table:formula="of:=RANK([.X40];[.X34:.X43])+2" office:value-type="float" office:value="5" calcext:value-type="float">
            <text:p>5</text:p>
          </table:table-cell>
          <table:table-cell table:style-name="ce89" table:formula="of:=RAND()" office:value-type="float" office:value="0.795591499441007" calcext:value-type="float">
            <text:p>0,795591499441007</text:p>
          </table:table-cell>
          <table:table-cell table:formula="of:=RANK([.Z40];[.Z34:.Z43])+2" office:value-type="float" office:value="10" calcext:value-type="float">
            <text:p>10</text:p>
          </table:table-cell>
          <table:table-cell table:style-name="ce89" table:formula="of:=RAND()" office:value-type="float" office:value="0.464703231504812" calcext:value-type="float">
            <text:p>0,464703231504812</text:p>
          </table:table-cell>
          <table:table-cell table:formula="of:=RANK([.AB40];[.AB36:.AB41])" office:value-type="float" office:value="2" calcext:value-type="float">
            <text:p>2</text:p>
          </table:table-cell>
          <table:table-cell table:style-name="ce89" table:formula="of:=RAND()" office:value-type="float" office:value="0.922403231627008" calcext:value-type="float">
            <text:p>0,922403231627008</text:p>
          </table:table-cell>
          <table:table-cell table:number-columns-repeated="996"/>
        </table:table-row>
        <table:table-row table:style-name="ro3">
          <table:table-cell table:style-name="ce4" table:formula="of:=[.Y41]" office:value-type="float" office:value="7" calcext:value-type="float">
            <text:p>7</text:p>
          </table:table-cell>
          <table:table-cell table:style-name="ce7" office:value-type="string" calcext:value-type="string">
            <text:p>×</text:p>
          </table:table-cell>
          <table:table-cell table:style-name="ce9" table:formula="of:=[.W41]"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89.21" calcext:value-type="float">
            <text:p>89,21</text:p>
          </table:table-cell>
          <table:table-cell table:style-name="ce7" office:value-type="string" calcext:value-type="string">
            <text:p>+</text:p>
          </table:table-cell>
          <table:table-cell table:style-name="ce9" table:formula="of:=(((RANDBETWEEN(1;9)*10+IF([.AA41]&lt;3;0;RANDBETWEEN(1;9)))*10+IF(OR([.AA41]=4;[.AA41]=5);0;RANDBETWEEN(1;9)))/100)" office:value-type="float" office:value="4.47" calcext:value-type="float">
            <text:p>4,4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1]&gt;7.5;99;999))/IF([.AA41]&gt;3;1;10)" office:value-type="float" office:value="981" calcext:value-type="float">
            <text:p>981</text:p>
          </table:table-cell>
          <table:table-cell table:style-name="ce10" office:value-type="string" calcext:value-type="string">
            <text:p>=</text:p>
          </table:table-cell>
          <table:table-cell table:style-name="ce4" table:formula="of:=ROUND(RAND()*CHOOSE(RANDBETWEEN(1;3);10;100;1000);RANDBETWEEN(1;3))" office:value-type="float" office:value="41.43" calcext:value-type="float">
            <text:p>41,43</text:p>
          </table:table-cell>
          <table:table-cell table:style-name="ce7" office:value-type="string" calcext:value-type="string">
            <text:p>×</text:p>
          </table:table-cell>
          <table:table-cell table:style-name="ce20" table:formula="of:=CHOOSE([.AA41];&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1]*[.C41]" office:value-type="float" office:value="21" calcext:value-type="float">
            <text:p>21</text:p>
          </table:table-cell>
          <table:table-cell table:style-name="ce43" table:formula="of:=[.E41]+[.G41]" office:value-type="float" office:value="93.68" calcext:value-type="float">
            <text:p>93,68</text:p>
          </table:table-cell>
          <table:table-cell table:style-name="ce48" table:formula="of:=[.K41]/10" office:value-type="float" office:value="98.1" calcext:value-type="float">
            <text:p>98,1</text:p>
          </table:table-cell>
          <table:table-cell table:style-name="ce43" table:formula="of:=[.M41]*[.O41]" office:value-type="float" office:value="41430" calcext:value-type="float">
            <text:p>41 430</text:p>
          </table:table-cell>
          <table:table-cell/>
          <table:table-cell table:formula="of:=RANK([.X41];[.X34:.X43])+2" office:value-type="float" office:value="3" calcext:value-type="float">
            <text:p>3</text:p>
          </table:table-cell>
          <table:table-cell table:style-name="ce89" table:formula="of:=RAND()" office:value-type="float" office:value="0.974470845587525" calcext:value-type="float">
            <text:p>0,974470845587525</text:p>
          </table:table-cell>
          <table:table-cell table:formula="of:=RANK([.Z41];[.Z34:.Z43])+2" office:value-type="float" office:value="7" calcext:value-type="float">
            <text:p>7</text:p>
          </table:table-cell>
          <table:table-cell table:style-name="ce89" table:formula="of:=RAND()" office:value-type="float" office:value="0.562499190958875" calcext:value-type="float">
            <text:p>0,562499190958875</text:p>
          </table:table-cell>
          <table:table-cell table:formula="of:=RANK([.AB41];[.AB36:.AB41])" office:value-type="float" office:value="6" calcext:value-type="float">
            <text:p>6</text:p>
          </table:table-cell>
          <table:table-cell table:style-name="ce89" table:formula="of:=RAND()" office:value-type="float" office:value="0.200893929809076" calcext:value-type="float">
            <text:p>0,200893929809076</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8" calcext:value-type="float">
            <text:p>8</text:p>
          </table:table-cell>
          <table:table-cell table:style-name="ce89" table:formula="of:=RAND()" office:value-type="float" office:value="0.379423648720551" calcext:value-type="float">
            <text:p>0,379423648720551</text:p>
          </table:table-cell>
          <table:table-cell table:formula="of:=RANK([.Z42];[.Z34:.Z43])+2" office:value-type="float" office:value="9" calcext:value-type="float">
            <text:p>9</text:p>
          </table:table-cell>
          <table:table-cell table:style-name="ce89" table:formula="of:=RAND()" office:value-type="float" office:value="0.51545276533653" calcext:value-type="float">
            <text:p>0,51545276533653</text:p>
          </table:table-cell>
          <table:table-cell table:number-columns-repeated="998"/>
        </table:table-row>
        <table:table-row table:style-name="ro4">
          <table:table-cell table:number-columns-repeated="22"/>
          <table:table-cell table:formula="of:=RANK([.X43];[.X34:.X43])+2" office:value-type="float" office:value="6" calcext:value-type="float">
            <text:p>6</text:p>
          </table:table-cell>
          <table:table-cell table:style-name="ce89" table:formula="of:=RAND()" office:value-type="float" office:value="0.549846234913187" calcext:value-type="float">
            <text:p>0,549846234913187</text:p>
          </table:table-cell>
          <table:table-cell table:formula="of:=RANK([.Z43];[.Z34:.Z43])+2" office:value-type="float" office:value="5" calcext:value-type="float">
            <text:p>5</text:p>
          </table:table-cell>
          <table:table-cell table:style-name="ce89" table:formula="of:=RAND()" office:value-type="float" office:value="0.943579950075765" calcext:value-type="float">
            <text:p>0,943579950075765</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E</text:p>
          </table:table-cell>
          <table:table-cell table:style-name="ce23" table:number-columns-repeated="3"/>
          <table:table-cell table:number-columns-repeated="3"/>
          <table:table-cell table:formula="of:=RANK([.X45];[.X45:.X54])+2" office:value-type="float" office:value="11" calcext:value-type="float">
            <text:p>11</text:p>
          </table:table-cell>
          <table:table-cell table:style-name="ce89" table:formula="of:=RAND()" office:value-type="float" office:value="0.0187704716900839" calcext:value-type="float">
            <text:p>0,018770471690084</text:p>
          </table:table-cell>
          <table:table-cell table:formula="of:=RANK([.Z45];[.Z45:.Z54])+2" office:value-type="float" office:value="7" calcext:value-type="float">
            <text:p>7</text:p>
          </table:table-cell>
          <table:table-cell table:style-name="ce89" table:formula="of:=RAND()" office:value-type="float" office:value="0.637659902862472" calcext:value-type="float">
            <text:p>0,637659902862472</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3832" calcext:value-type="string">
            <text:p>v3832</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46];[.X45:.X54])+2" office:value-type="float" office:value="5" calcext:value-type="float">
            <text:p>5</text:p>
          </table:table-cell>
          <table:table-cell table:style-name="ce89" table:formula="of:=RAND()" office:value-type="float" office:value="0.84717111371325" calcext:value-type="float">
            <text:p>0,84717111371325</text:p>
          </table:table-cell>
          <table:table-cell table:formula="of:=RANK([.Z46];[.Z45:.Z54])+2" office:value-type="float" office:value="9" calcext:value-type="float">
            <text:p>9</text:p>
          </table:table-cell>
          <table:table-cell table:style-name="ce89" table:formula="of:=RAND()" office:value-type="float" office:value="0.382969354758182" calcext:value-type="float">
            <text:p>0,382969354758182</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45]" office:value-type="string" office:string-value="AE" calcext:value-type="string">
            <text:p>AE</text:p>
          </table:table-cell>
          <table:table-cell table:style-name="ce99"/>
          <table:table-cell table:style-name="ce102" table:formula="of:=[.P46]" office:value-type="string" office:string-value="v3832" calcext:value-type="string">
            <text:p>v3832</text:p>
          </table:table-cell>
          <table:table-cell table:style-name="ce89"/>
          <table:table-cell table:formula="of:=RANK([.X47];[.X45:.X54])+2" office:value-type="float" office:value="4" calcext:value-type="float">
            <text:p>4</text:p>
          </table:table-cell>
          <table:table-cell table:style-name="ce89" table:formula="of:=RAND()" office:value-type="float" office:value="0.877383875969844" calcext:value-type="float">
            <text:p>0,877383875969844</text:p>
          </table:table-cell>
          <table:table-cell table:formula="of:=RANK([.Z47];[.Z45:.Z54])+2" office:value-type="float" office:value="3" calcext:value-type="float">
            <text:p>3</text:p>
          </table:table-cell>
          <table:table-cell table:style-name="ce89" table:formula="of:=RAND()" office:value-type="float" office:value="0.991991012623514" calcext:value-type="float">
            <text:p>0,991991012623514</text:p>
          </table:table-cell>
          <table:table-cell table:style-name="ce89" table:formula="of:=RANK([.AB47];[.AB47:.AB52])" office:value-type="float" office:value="4" calcext:value-type="float">
            <text:p>4</text:p>
          </table:table-cell>
          <table:table-cell table:style-name="ce89" table:formula="of:=RAND()" office:value-type="float" office:value="0.308889823870144" calcext:value-type="float">
            <text:p>0,308889823870144</text:p>
          </table:table-cell>
          <table:table-cell table:number-columns-repeated="996"/>
        </table:table-row>
        <table:table-row table:style-name="ro3">
          <table:table-cell table:style-name="ce4" table:formula="of:=[.Y48]" office:value-type="float" office:value="8" calcext:value-type="float">
            <text:p>8</text:p>
          </table:table-cell>
          <table:table-cell table:style-name="ce7" office:value-type="string" calcext:value-type="string">
            <text:p>×</text:p>
          </table:table-cell>
          <table:table-cell table:style-name="ce9" table:formula="of:=[.W48]" office:value-type="float" office:value="10" calcext:value-type="float">
            <text:p>10</text:p>
          </table:table-cell>
          <table:table-cell table:style-name="ce10" office:value-type="string" calcext:value-type="string">
            <text:p>=</text:p>
          </table:table-cell>
          <table:table-cell table:style-name="ce4" table:formula="of:=RANDBETWEEN(1001;9999)/100" office:value-type="float" office:value="55.93" calcext:value-type="float">
            <text:p>55,93</text:p>
          </table:table-cell>
          <table:table-cell table:style-name="ce7" office:value-type="string" calcext:value-type="string">
            <text:p>+</text:p>
          </table:table-cell>
          <table:table-cell table:style-name="ce9" table:formula="of:=(((RANDBETWEEN(1;9)*10+IF([.AA48]&lt;3;0;RANDBETWEEN(1;9)))*10+IF(OR([.AA48]=4;[.AA48]=5);0;RANDBETWEEN(1;9)))/100)" office:value-type="float" office:value="1.87" calcext:value-type="float">
            <text:p>1,8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8]&gt;7.5;99;999))/IF([.AA48]&gt;3;1;10)" office:value-type="float" office:value="5.3" calcext:value-type="float">
            <text:p>5,3</text:p>
          </table:table-cell>
          <table:table-cell table:style-name="ce10" office:value-type="string" calcext:value-type="string">
            <text:p>=</text:p>
          </table:table-cell>
          <table:table-cell table:style-name="ce4" table:formula="of:=ROUND(RAND()*CHOOSE(RANDBETWEEN(1;3);10;100;1000);RANDBETWEEN(1;3))" office:value-type="float" office:value="949.9" calcext:value-type="float">
            <text:p>949,9</text:p>
          </table:table-cell>
          <table:table-cell table:style-name="ce7" office:value-type="string" calcext:value-type="string">
            <text:p>×</text:p>
          </table:table-cell>
          <table:table-cell table:style-name="ce20" table:formula="of:=CHOOSE([.AA4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8]*[.C48]" office:value-type="float" office:value="80" calcext:value-type="float">
            <text:p>80</text:p>
          </table:table-cell>
          <table:table-cell table:style-name="ce43" table:formula="of:=[.E48]+[.G48]" office:value-type="float" office:value="57.8" calcext:value-type="float">
            <text:p>57,8</text:p>
          </table:table-cell>
          <table:table-cell table:style-name="ce48" table:formula="of:=[.K48]/10" office:value-type="float" office:value="0.53" calcext:value-type="float">
            <text:p>0,53</text:p>
          </table:table-cell>
          <table:table-cell table:style-name="ce43" table:formula="of:=[.M48]*[.O48]" office:value-type="float" office:value="94990" calcext:value-type="float">
            <text:p>94 990</text:p>
          </table:table-cell>
          <table:table-cell/>
          <table:table-cell table:formula="of:=RANK([.X48];[.X45:.X54])+2" office:value-type="float" office:value="10" calcext:value-type="float">
            <text:p>10</text:p>
          </table:table-cell>
          <table:table-cell table:style-name="ce89" table:formula="of:=RAND()" office:value-type="float" office:value="0.0511163792601679" calcext:value-type="float">
            <text:p>0,051116379260168</text:p>
          </table:table-cell>
          <table:table-cell table:formula="of:=RANK([.Z48];[.Z45:.Z54])+2" office:value-type="float" office:value="8" calcext:value-type="float">
            <text:p>8</text:p>
          </table:table-cell>
          <table:table-cell table:style-name="ce89" table:formula="of:=RAND()" office:value-type="float" office:value="0.47761281085672" calcext:value-type="float">
            <text:p>0,47761281085672</text:p>
          </table:table-cell>
          <table:table-cell table:formula="of:=RANK([.AB48];[.AB47:.AB52])" office:value-type="float" office:value="3" calcext:value-type="float">
            <text:p>3</text:p>
          </table:table-cell>
          <table:table-cell table:style-name="ce89" table:formula="of:=RAND()" office:value-type="float" office:value="0.455251581481167" calcext:value-type="float">
            <text:p>0,455251581481167</text:p>
          </table:table-cell>
          <table:table-cell table:number-columns-repeated="996"/>
        </table:table-row>
        <table:table-row table:style-name="ro3">
          <table:table-cell table:style-name="ce4" table:formula="of:=[.Y49]" office:value-type="float" office:value="4" calcext:value-type="float">
            <text:p>4</text:p>
          </table:table-cell>
          <table:table-cell table:style-name="ce7" office:value-type="string" calcext:value-type="string">
            <text:p>×</text:p>
          </table:table-cell>
          <table:table-cell table:style-name="ce9" table:formula="of:=[.W49]"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42.52" calcext:value-type="float">
            <text:p>42,52</text:p>
          </table:table-cell>
          <table:table-cell table:style-name="ce7" office:value-type="string" calcext:value-type="string">
            <text:p>+</text:p>
          </table:table-cell>
          <table:table-cell table:style-name="ce9" table:formula="of:=(((RANDBETWEEN(1;9)*10+IF([.AA49]&lt;3;0;RANDBETWEEN(1;9)))*10+IF(OR([.AA49]=4;[.AA49]=5);0;RANDBETWEEN(1;9)))/100)" office:value-type="float" office:value="1.52" calcext:value-type="float">
            <text:p>1,5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49]&gt;7.5;99;999))/IF([.AA49]&gt;3;1;10)" office:value-type="float" office:value="11" calcext:value-type="float">
            <text:p>11</text:p>
          </table:table-cell>
          <table:table-cell table:style-name="ce10" office:value-type="string" calcext:value-type="string">
            <text:p>=</text:p>
          </table:table-cell>
          <table:table-cell table:style-name="ce4" table:formula="of:=ROUND(RAND()*CHOOSE(RANDBETWEEN(1;3);10;100;1000);RANDBETWEEN(1;3))" office:value-type="float" office:value="34.2" calcext:value-type="float">
            <text:p>34,2</text:p>
          </table:table-cell>
          <table:table-cell table:style-name="ce7" office:value-type="string" calcext:value-type="string">
            <text:p>×</text:p>
          </table:table-cell>
          <table:table-cell table:style-name="ce20" table:formula="of:=CHOOSE([.AA4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9]*[.C49]" office:value-type="float" office:value="12" calcext:value-type="float">
            <text:p>12</text:p>
          </table:table-cell>
          <table:table-cell table:style-name="ce43" table:formula="of:=[.E49]+[.G49]" office:value-type="float" office:value="44.04" calcext:value-type="float">
            <text:p>44,04</text:p>
          </table:table-cell>
          <table:table-cell table:style-name="ce48" table:formula="of:=[.K49]/10" office:value-type="float" office:value="1.1" calcext:value-type="float">
            <text:p>1,1</text:p>
          </table:table-cell>
          <table:table-cell table:style-name="ce43" table:formula="of:=[.M49]*[.O49]" office:value-type="float" office:value="34200" calcext:value-type="float">
            <text:p>34 200</text:p>
          </table:table-cell>
          <table:table-cell/>
          <table:table-cell table:formula="of:=RANK([.X49];[.X45:.X54])+2" office:value-type="float" office:value="3" calcext:value-type="float">
            <text:p>3</text:p>
          </table:table-cell>
          <table:table-cell table:style-name="ce89" table:formula="of:=RAND()" office:value-type="float" office:value="0.896294078587936" calcext:value-type="float">
            <text:p>0,896294078587936</text:p>
          </table:table-cell>
          <table:table-cell table:formula="of:=RANK([.Z49];[.Z45:.Z54])+2" office:value-type="float" office:value="4" calcext:value-type="float">
            <text:p>4</text:p>
          </table:table-cell>
          <table:table-cell table:style-name="ce89" table:formula="of:=RAND()" office:value-type="float" office:value="0.951920203502909" calcext:value-type="float">
            <text:p>0,951920203502909</text:p>
          </table:table-cell>
          <table:table-cell table:formula="of:=RANK([.AB49];[.AB47:.AB52])" office:value-type="float" office:value="6" calcext:value-type="float">
            <text:p>6</text:p>
          </table:table-cell>
          <table:table-cell table:style-name="ce89" table:formula="of:=RAND()" office:value-type="float" office:value="0.220565743251929" calcext:value-type="float">
            <text:p>0,220565743251929</text:p>
          </table:table-cell>
          <table:table-cell table:number-columns-repeated="996"/>
        </table:table-row>
        <table:table-row table:style-name="ro3">
          <table:table-cell table:style-name="ce4" table:formula="of:=[.Y50]" office:value-type="float" office:value="11" calcext:value-type="float">
            <text:p>11</text:p>
          </table:table-cell>
          <table:table-cell table:style-name="ce7" office:value-type="string" calcext:value-type="string">
            <text:p>×</text:p>
          </table:table-cell>
          <table:table-cell table:style-name="ce9" table:formula="of:=[.W50]"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27.4" calcext:value-type="float">
            <text:p>27,4</text:p>
          </table:table-cell>
          <table:table-cell table:style-name="ce7" office:value-type="string" calcext:value-type="string">
            <text:p>+</text:p>
          </table:table-cell>
          <table:table-cell table:style-name="ce9" table:formula="of:=(((RANDBETWEEN(1;9)*10+IF([.AA50]&lt;3;0;RANDBETWEEN(1;9)))*10+IF(OR([.AA50]=4;[.AA50]=5);0;RANDBETWEEN(1;9)))/100)" office:value-type="float" office:value="5.03" calcext:value-type="float">
            <text:p>5,0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0]&gt;7.5;99;999))/IF([.AA50]&gt;3;1;10)" office:value-type="float" office:value="6.3" calcext:value-type="float">
            <text:p>6,3</text:p>
          </table:table-cell>
          <table:table-cell table:style-name="ce10" office:value-type="string" calcext:value-type="string">
            <text:p>=</text:p>
          </table:table-cell>
          <table:table-cell table:style-name="ce4" table:formula="of:=ROUND(RAND()*CHOOSE(RANDBETWEEN(1;3);10;100;1000);RANDBETWEEN(1;3))" office:value-type="float" office:value="2.974" calcext:value-type="float">
            <text:p>2,974</text:p>
          </table:table-cell>
          <table:table-cell table:style-name="ce7" office:value-type="string" calcext:value-type="string">
            <text:p>×</text:p>
          </table:table-cell>
          <table:table-cell table:style-name="ce20" table:formula="of:=CHOOSE([.AA5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0]*[.C50]" office:value-type="float" office:value="99" calcext:value-type="float">
            <text:p>99</text:p>
          </table:table-cell>
          <table:table-cell table:style-name="ce43" table:formula="of:=[.E50]+[.G50]" office:value-type="float" office:value="32.43" calcext:value-type="float">
            <text:p>32,43</text:p>
          </table:table-cell>
          <table:table-cell table:style-name="ce48" table:formula="of:=[.K50]/10" office:value-type="float" office:value="0.63" calcext:value-type="float">
            <text:p>0,63</text:p>
          </table:table-cell>
          <table:table-cell table:style-name="ce43" table:formula="of:=[.M50]*[.O50]" office:value-type="float" office:value="29.74" calcext:value-type="float">
            <text:p>29,74</text:p>
          </table:table-cell>
          <table:table-cell/>
          <table:table-cell table:formula="of:=RANK([.X50];[.X45:.X54])+2" office:value-type="float" office:value="9" calcext:value-type="float">
            <text:p>9</text:p>
          </table:table-cell>
          <table:table-cell table:style-name="ce89" table:formula="of:=RAND()" office:value-type="float" office:value="0.268496082173471" calcext:value-type="float">
            <text:p>0,268496082173471</text:p>
          </table:table-cell>
          <table:table-cell table:formula="of:=RANK([.Z50];[.Z45:.Z54])+2" office:value-type="float" office:value="11" calcext:value-type="float">
            <text:p>11</text:p>
          </table:table-cell>
          <table:table-cell table:style-name="ce89" table:formula="of:=RAND()" office:value-type="float" office:value="0.0969126635086311" calcext:value-type="float">
            <text:p>0,096912663508631</text:p>
          </table:table-cell>
          <table:table-cell table:formula="of:=RANK([.AB50];[.AB47:.AB52])" office:value-type="float" office:value="2" calcext:value-type="float">
            <text:p>2</text:p>
          </table:table-cell>
          <table:table-cell table:style-name="ce89" table:formula="of:=RAND()" office:value-type="float" office:value="0.771208761118633" calcext:value-type="float">
            <text:p>0,771208761118633</text:p>
          </table:table-cell>
          <table:table-cell table:number-columns-repeated="996"/>
        </table:table-row>
        <table:table-row table:style-name="ro3">
          <table:table-cell table:style-name="ce4" table:formula="of:=[.Y51]" office:value-type="float" office:value="10" calcext:value-type="float">
            <text:p>10</text:p>
          </table:table-cell>
          <table:table-cell table:style-name="ce7" office:value-type="string" calcext:value-type="string">
            <text:p>×</text:p>
          </table:table-cell>
          <table:table-cell table:style-name="ce9" table:formula="of:=[.W51]"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63.92" calcext:value-type="float">
            <text:p>63,92</text:p>
          </table:table-cell>
          <table:table-cell table:style-name="ce7" office:value-type="string" calcext:value-type="string">
            <text:p>+</text:p>
          </table:table-cell>
          <table:table-cell table:style-name="ce9" table:formula="of:=(((RANDBETWEEN(1;9)*10+IF([.AA51]&lt;3;0;RANDBETWEEN(1;9)))*10+IF(OR([.AA51]=4;[.AA51]=5);0;RANDBETWEEN(1;9)))/100)" office:value-type="float" office:value="9.5" calcext:value-type="float">
            <text:p>9,5</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1]&gt;7.5;99;999))/IF([.AA51]&gt;3;1;10)" office:value-type="float" office:value="47" calcext:value-type="float">
            <text:p>47</text:p>
          </table:table-cell>
          <table:table-cell table:style-name="ce10" office:value-type="string" calcext:value-type="string">
            <text:p>=</text:p>
          </table:table-cell>
          <table:table-cell table:style-name="ce4" table:formula="of:=ROUND(RAND()*CHOOSE(RANDBETWEEN(1;3);10;100;1000);RANDBETWEEN(1;3))" office:value-type="float" office:value="1.5" calcext:value-type="float">
            <text:p>1,5</text:p>
          </table:table-cell>
          <table:table-cell table:style-name="ce7" office:value-type="string" calcext:value-type="string">
            <text:p>×</text:p>
          </table:table-cell>
          <table:table-cell table:style-name="ce20" table:formula="of:=CHOOSE([.AA51];&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51]*[.C51]" office:value-type="float" office:value="120" calcext:value-type="float">
            <text:p>120</text:p>
          </table:table-cell>
          <table:table-cell table:style-name="ce43" table:formula="of:=[.E51]+[.G51]" office:value-type="float" office:value="73.42" calcext:value-type="float">
            <text:p>73,42</text:p>
          </table:table-cell>
          <table:table-cell table:style-name="ce48" table:formula="of:=[.K51]/10" office:value-type="float" office:value="4.7" calcext:value-type="float">
            <text:p>4,7</text:p>
          </table:table-cell>
          <table:table-cell table:style-name="ce43" table:formula="of:=[.M51]*[.O51]" office:value-type="float" office:value="1500" calcext:value-type="float">
            <text:p>1 500</text:p>
          </table:table-cell>
          <table:table-cell/>
          <table:table-cell table:formula="of:=RANK([.X51];[.X45:.X54])+2" office:value-type="float" office:value="12" calcext:value-type="float">
            <text:p>12</text:p>
          </table:table-cell>
          <table:table-cell table:style-name="ce89" table:formula="of:=RAND()" office:value-type="float" office:value="0.0125243000681001" calcext:value-type="float">
            <text:p>0,0125243000681</text:p>
          </table:table-cell>
          <table:table-cell table:formula="of:=RANK([.Z51];[.Z45:.Z54])+2" office:value-type="float" office:value="10" calcext:value-type="float">
            <text:p>10</text:p>
          </table:table-cell>
          <table:table-cell table:style-name="ce89" table:formula="of:=RAND()" office:value-type="float" office:value="0.158727960071559" calcext:value-type="float">
            <text:p>0,158727960071559</text:p>
          </table:table-cell>
          <table:table-cell table:formula="of:=RANK([.AB51];[.AB47:.AB52])" office:value-type="float" office:value="5" calcext:value-type="float">
            <text:p>5</text:p>
          </table:table-cell>
          <table:table-cell table:style-name="ce89" table:formula="of:=RAND()" office:value-type="float" office:value="0.289016144148853" calcext:value-type="float">
            <text:p>0,289016144148853</text:p>
          </table:table-cell>
          <table:table-cell table:number-columns-repeated="996"/>
        </table:table-row>
        <table:table-row table:style-name="ro3">
          <table:table-cell table:style-name="ce4" table:formula="of:=[.Y52]" office:value-type="float" office:value="12" calcext:value-type="float">
            <text:p>12</text:p>
          </table:table-cell>
          <table:table-cell table:style-name="ce7" office:value-type="string" calcext:value-type="string">
            <text:p>×</text:p>
          </table:table-cell>
          <table:table-cell table:style-name="ce9" table:formula="of:=[.W52]"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55.39" calcext:value-type="float">
            <text:p>55,39</text:p>
          </table:table-cell>
          <table:table-cell table:style-name="ce7" office:value-type="string" calcext:value-type="string">
            <text:p>+</text:p>
          </table:table-cell>
          <table:table-cell table:style-name="ce9" table:formula="of:=(((RANDBETWEEN(1;9)*10+IF([.AA52]&lt;3;0;RANDBETWEEN(1;9)))*10+IF(OR([.AA52]=4;[.AA52]=5);0;RANDBETWEEN(1;9)))/100)" office:value-type="float" office:value="4.07" calcext:value-type="float">
            <text:p>4,0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2]&gt;7.5;99;999))/IF([.AA52]&gt;3;1;10)" office:value-type="float" office:value="9.5" calcext:value-type="float">
            <text:p>9,5</text:p>
          </table:table-cell>
          <table:table-cell table:style-name="ce10" office:value-type="string" calcext:value-type="string">
            <text:p>=</text:p>
          </table:table-cell>
          <table:table-cell table:style-name="ce4" table:formula="of:=ROUND(RAND()*CHOOSE(RANDBETWEEN(1;3);10;100;1000);RANDBETWEEN(1;3))" office:value-type="float" office:value="4.639" calcext:value-type="float">
            <text:p>4,639</text:p>
          </table:table-cell>
          <table:table-cell table:style-name="ce7" office:value-type="string" calcext:value-type="string">
            <text:p>×</text:p>
          </table:table-cell>
          <table:table-cell table:style-name="ce20" table:formula="of:=CHOOSE([.AA52];&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2]*[.C52]" office:value-type="float" office:value="96" calcext:value-type="float">
            <text:p>96</text:p>
          </table:table-cell>
          <table:table-cell table:style-name="ce43" table:formula="of:=[.E52]+[.G52]" office:value-type="float" office:value="59.46" calcext:value-type="float">
            <text:p>59,46</text:p>
          </table:table-cell>
          <table:table-cell table:style-name="ce48" table:formula="of:=[.K52]/10" office:value-type="float" office:value="0.95" calcext:value-type="float">
            <text:p>0,95</text:p>
          </table:table-cell>
          <table:table-cell table:style-name="ce43" table:formula="of:=[.M52]*[.O52]" office:value-type="float" office:value="46.39" calcext:value-type="float">
            <text:p>46,39</text:p>
          </table:table-cell>
          <table:table-cell/>
          <table:table-cell table:formula="of:=RANK([.X52];[.X45:.X54])+2" office:value-type="float" office:value="8" calcext:value-type="float">
            <text:p>8</text:p>
          </table:table-cell>
          <table:table-cell table:style-name="ce89" table:formula="of:=RAND()" office:value-type="float" office:value="0.326259357020329" calcext:value-type="float">
            <text:p>0,326259357020329</text:p>
          </table:table-cell>
          <table:table-cell table:formula="of:=RANK([.Z52];[.Z45:.Z54])+2" office:value-type="float" office:value="12" calcext:value-type="float">
            <text:p>12</text:p>
          </table:table-cell>
          <table:table-cell table:style-name="ce89" table:formula="of:=RAND()" office:value-type="float" office:value="0.0872146140744427" calcext:value-type="float">
            <text:p>0,087214614074443</text:p>
          </table:table-cell>
          <table:table-cell table:formula="of:=RANK([.AB52];[.AB47:.AB52])" office:value-type="float" office:value="1" calcext:value-type="float">
            <text:p>1</text:p>
          </table:table-cell>
          <table:table-cell table:style-name="ce89" table:formula="of:=RAND()" office:value-type="float" office:value="0.916009409605158" calcext:value-type="float">
            <text:p>0,91600940960515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53];[.X45:.X54])+2" office:value-type="float" office:value="7" calcext:value-type="float">
            <text:p>7</text:p>
          </table:table-cell>
          <table:table-cell table:style-name="ce89" table:formula="of:=RAND()" office:value-type="float" office:value="0.500992099225785" calcext:value-type="float">
            <text:p>0,500992099225785</text:p>
          </table:table-cell>
          <table:table-cell table:formula="of:=RANK([.Z53];[.Z45:.Z54])+2" office:value-type="float" office:value="6" calcext:value-type="float">
            <text:p>6</text:p>
          </table:table-cell>
          <table:table-cell table:style-name="ce89" table:formula="of:=RAND()" office:value-type="float" office:value="0.696634049767951" calcext:value-type="float">
            <text:p>0,696634049767951</text:p>
          </table:table-cell>
          <table:table-cell table:number-columns-repeated="998"/>
        </table:table-row>
        <table:table-row table:style-name="ro4">
          <table:table-cell table:number-columns-repeated="22"/>
          <table:table-cell table:formula="of:=RANK([.X54];[.X45:.X54])+2" office:value-type="float" office:value="6" calcext:value-type="float">
            <text:p>6</text:p>
          </table:table-cell>
          <table:table-cell table:style-name="ce89" table:formula="of:=RAND()" office:value-type="float" office:value="0.769461084609596" calcext:value-type="float">
            <text:p>0,769461084609596</text:p>
          </table:table-cell>
          <table:table-cell table:formula="of:=RANK([.Z54];[.Z45:.Z54])+2" office:value-type="float" office:value="5" calcext:value-type="float">
            <text:p>5</text:p>
          </table:table-cell>
          <table:table-cell table:style-name="ce89" table:formula="of:=RAND()" office:value-type="float" office:value="0.917027625350147" calcext:value-type="float">
            <text:p>0,917027625350147</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F</text:p>
          </table:table-cell>
          <table:table-cell table:style-name="ce23" table:number-columns-repeated="3"/>
          <table:table-cell table:number-columns-repeated="3"/>
          <table:table-cell table:formula="of:=RANK([.X56];[.X56:.X65])+2" office:value-type="float" office:value="11" calcext:value-type="float">
            <text:p>11</text:p>
          </table:table-cell>
          <table:table-cell table:style-name="ce89" table:formula="of:=RAND()" office:value-type="float" office:value="0.077401543517471" calcext:value-type="float">
            <text:p>0,077401543517471</text:p>
          </table:table-cell>
          <table:table-cell table:formula="of:=RANK([.Z56];[.Z56:.Z65])+2" office:value-type="float" office:value="3" calcext:value-type="float">
            <text:p>3</text:p>
          </table:table-cell>
          <table:table-cell table:style-name="ce89" table:formula="of:=RAND()" office:value-type="float" office:value="0.954314108679399" calcext:value-type="float">
            <text:p>0,954314108679399</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3832" calcext:value-type="string">
            <text:p>v3832</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57];[.X56:.X65])+2" office:value-type="float" office:value="4" calcext:value-type="float">
            <text:p>4</text:p>
          </table:table-cell>
          <table:table-cell table:style-name="ce89" table:formula="of:=RAND()" office:value-type="float" office:value="0.690888878983945" calcext:value-type="float">
            <text:p>0,690888878983945</text:p>
          </table:table-cell>
          <table:table-cell table:formula="of:=RANK([.Z57];[.Z56:.Z65])+2" office:value-type="float" office:value="12" calcext:value-type="float">
            <text:p>12</text:p>
          </table:table-cell>
          <table:table-cell table:style-name="ce89" table:formula="of:=RAND()" office:value-type="float" office:value="0.0549252718918658" calcext:value-type="float">
            <text:p>0,054925271891866</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56]" office:value-type="string" office:string-value="AF" calcext:value-type="string">
            <text:p>AF</text:p>
          </table:table-cell>
          <table:table-cell table:style-name="ce99"/>
          <table:table-cell table:style-name="ce102" table:formula="of:=[.P57]" office:value-type="string" office:string-value="v3832" calcext:value-type="string">
            <text:p>v3832</text:p>
          </table:table-cell>
          <table:table-cell table:style-name="ce89"/>
          <table:table-cell table:formula="of:=RANK([.X58];[.X56:.X65])+2" office:value-type="float" office:value="9" calcext:value-type="float">
            <text:p>9</text:p>
          </table:table-cell>
          <table:table-cell table:style-name="ce89" table:formula="of:=RAND()" office:value-type="float" office:value="0.333678832423995" calcext:value-type="float">
            <text:p>0,333678832423995</text:p>
          </table:table-cell>
          <table:table-cell table:formula="of:=RANK([.Z58];[.Z56:.Z65])+2" office:value-type="float" office:value="7" calcext:value-type="float">
            <text:p>7</text:p>
          </table:table-cell>
          <table:table-cell table:style-name="ce89" table:formula="of:=RAND()" office:value-type="float" office:value="0.620277386735677" calcext:value-type="float">
            <text:p>0,620277386735677</text:p>
          </table:table-cell>
          <table:table-cell table:style-name="ce89" table:formula="of:=RANK([.AB58];[.AB58:.AB63])" office:value-type="float" office:value="1" calcext:value-type="float">
            <text:p>1</text:p>
          </table:table-cell>
          <table:table-cell table:style-name="ce89" table:formula="of:=RAND()" office:value-type="float" office:value="0.997138365819323" calcext:value-type="float">
            <text:p>0,997138365819323</text:p>
          </table:table-cell>
          <table:table-cell table:number-columns-repeated="996"/>
        </table:table-row>
        <table:table-row table:style-name="ro3">
          <table:table-cell table:style-name="ce4" table:formula="of:=[.Y59]" office:value-type="float" office:value="4" calcext:value-type="float">
            <text:p>4</text:p>
          </table:table-cell>
          <table:table-cell table:style-name="ce7" office:value-type="string" calcext:value-type="string">
            <text:p>×</text:p>
          </table:table-cell>
          <table:table-cell table:style-name="ce9" table:formula="of:=[.W59]" office:value-type="float" office:value="10" calcext:value-type="float">
            <text:p>10</text:p>
          </table:table-cell>
          <table:table-cell table:style-name="ce10" office:value-type="string" calcext:value-type="string">
            <text:p>=</text:p>
          </table:table-cell>
          <table:table-cell table:style-name="ce4" table:formula="of:=RANDBETWEEN(1001;9999)/100" office:value-type="float" office:value="70.75" calcext:value-type="float">
            <text:p>70,75</text:p>
          </table:table-cell>
          <table:table-cell table:style-name="ce7" office:value-type="string" calcext:value-type="string">
            <text:p>+</text:p>
          </table:table-cell>
          <table:table-cell table:style-name="ce9" table:formula="of:=(((RANDBETWEEN(1;9)*10+IF([.AA59]&lt;3;0;RANDBETWEEN(1;9)))*10+IF(OR([.AA59]=4;[.AA59]=5);0;RANDBETWEEN(1;9)))/100)" office:value-type="float" office:value="8.41" calcext:value-type="float">
            <text:p>8,41</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59]&gt;7.5;99;999))/IF([.AA59]&gt;3;1;10)" office:value-type="float" office:value="49" calcext:value-type="float">
            <text:p>49</text:p>
          </table:table-cell>
          <table:table-cell table:style-name="ce10" office:value-type="string" calcext:value-type="string">
            <text:p>=</text:p>
          </table:table-cell>
          <table:table-cell table:style-name="ce4" table:formula="of:=ROUND(RAND()*CHOOSE(RANDBETWEEN(1;3);10;100;1000);RANDBETWEEN(1;3))" office:value-type="float" office:value="219.106" calcext:value-type="float">
            <text:p>219,106</text:p>
          </table:table-cell>
          <table:table-cell table:style-name="ce7" office:value-type="string" calcext:value-type="string">
            <text:p>×</text:p>
          </table:table-cell>
          <table:table-cell table:style-name="ce20" table:formula="of:=CHOOSE([.AA5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59]*[.C59]" office:value-type="float" office:value="40" calcext:value-type="float">
            <text:p>40</text:p>
          </table:table-cell>
          <table:table-cell table:style-name="ce43" table:formula="of:=[.E59]+[.G59]" office:value-type="float" office:value="79.16" calcext:value-type="float">
            <text:p>79,16</text:p>
          </table:table-cell>
          <table:table-cell table:style-name="ce48" table:formula="of:=[.K59]/10" office:value-type="float" office:value="4.9" calcext:value-type="float">
            <text:p>4,9</text:p>
          </table:table-cell>
          <table:table-cell table:style-name="ce43" table:formula="of:=[.M59]*[.O59]" office:value-type="float" office:value="219106" calcext:value-type="float">
            <text:p>219 106</text:p>
          </table:table-cell>
          <table:table-cell/>
          <table:table-cell table:formula="of:=RANK([.X59];[.X56:.X65])+2" office:value-type="float" office:value="10" calcext:value-type="float">
            <text:p>10</text:p>
          </table:table-cell>
          <table:table-cell table:style-name="ce89" table:formula="of:=RAND()" office:value-type="float" office:value="0.128923888076832" calcext:value-type="float">
            <text:p>0,128923888076832</text:p>
          </table:table-cell>
          <table:table-cell table:formula="of:=RANK([.Z59];[.Z56:.Z65])+2" office:value-type="float" office:value="4" calcext:value-type="float">
            <text:p>4</text:p>
          </table:table-cell>
          <table:table-cell table:style-name="ce89" table:formula="of:=RAND()" office:value-type="float" office:value="0.825621126766737" calcext:value-type="float">
            <text:p>0,825621126766737</text:p>
          </table:table-cell>
          <table:table-cell table:formula="of:=RANK([.AB59];[.AB58:.AB63])" office:value-type="float" office:value="6" calcext:value-type="float">
            <text:p>6</text:p>
          </table:table-cell>
          <table:table-cell table:style-name="ce89" table:formula="of:=RAND()" office:value-type="float" office:value="0.0998701586425682" calcext:value-type="float">
            <text:p>0,099870158642568</text:p>
          </table:table-cell>
          <table:table-cell table:number-columns-repeated="996"/>
        </table:table-row>
        <table:table-row table:style-name="ro3">
          <table:table-cell table:style-name="ce4" table:formula="of:=[.Y60]" office:value-type="float" office:value="6" calcext:value-type="float">
            <text:p>6</text:p>
          </table:table-cell>
          <table:table-cell table:style-name="ce7" office:value-type="string" calcext:value-type="string">
            <text:p>×</text:p>
          </table:table-cell>
          <table:table-cell table:style-name="ce9" table:formula="of:=[.W60]" office:value-type="float" office:value="5" calcext:value-type="float">
            <text:p>5</text:p>
          </table:table-cell>
          <table:table-cell table:style-name="ce10" office:value-type="string" calcext:value-type="string">
            <text:p>=</text:p>
          </table:table-cell>
          <table:table-cell table:style-name="ce4" table:formula="of:=RANDBETWEEN(1001;9999)/100" office:value-type="float" office:value="29.99" calcext:value-type="float">
            <text:p>29,99</text:p>
          </table:table-cell>
          <table:table-cell table:style-name="ce7" office:value-type="string" calcext:value-type="string">
            <text:p>+</text:p>
          </table:table-cell>
          <table:table-cell table:style-name="ce9" table:formula="of:=(((RANDBETWEEN(1;9)*10+IF([.AA60]&lt;3;0;RANDBETWEEN(1;9)))*10+IF(OR([.AA60]=4;[.AA60]=5);0;RANDBETWEEN(1;9)))/100)" office:value-type="float" office:value="5.7" calcext:value-type="float">
            <text:p>5,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0]&gt;7.5;99;999))/IF([.AA60]&gt;3;1;10)" office:value-type="float" office:value="533" calcext:value-type="float">
            <text:p>533</text:p>
          </table:table-cell>
          <table:table-cell table:style-name="ce10" office:value-type="string" calcext:value-type="string">
            <text:p>=</text:p>
          </table:table-cell>
          <table:table-cell table:style-name="ce4" table:formula="of:=ROUND(RAND()*CHOOSE(RANDBETWEEN(1;3);10;100;1000);RANDBETWEEN(1;3))" office:value-type="float" office:value="707.894" calcext:value-type="float">
            <text:p>707,894</text:p>
          </table:table-cell>
          <table:table-cell table:style-name="ce7" office:value-type="string" calcext:value-type="string">
            <text:p>×</text:p>
          </table:table-cell>
          <table:table-cell table:style-name="ce20" table:formula="of:=CHOOSE([.AA60];&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60]*[.C60]" office:value-type="float" office:value="30" calcext:value-type="float">
            <text:p>30</text:p>
          </table:table-cell>
          <table:table-cell table:style-name="ce43" table:formula="of:=[.E60]+[.G60]" office:value-type="float" office:value="35.69" calcext:value-type="float">
            <text:p>35,69</text:p>
          </table:table-cell>
          <table:table-cell table:style-name="ce48" table:formula="of:=[.K60]/10" office:value-type="float" office:value="53.3" calcext:value-type="float">
            <text:p>53,3</text:p>
          </table:table-cell>
          <table:table-cell table:style-name="ce43" table:formula="of:=[.M60]*[.O60]" office:value-type="float" office:value="70789.4" calcext:value-type="float">
            <text:p>70 789,4</text:p>
          </table:table-cell>
          <table:table-cell/>
          <table:table-cell table:formula="of:=RANK([.X60];[.X56:.X65])+2" office:value-type="float" office:value="5" calcext:value-type="float">
            <text:p>5</text:p>
          </table:table-cell>
          <table:table-cell table:style-name="ce89" table:formula="of:=RAND()" office:value-type="float" office:value="0.534897976741172" calcext:value-type="float">
            <text:p>0,534897976741172</text:p>
          </table:table-cell>
          <table:table-cell table:formula="of:=RANK([.Z60];[.Z56:.Z65])+2" office:value-type="float" office:value="6" calcext:value-type="float">
            <text:p>6</text:p>
          </table:table-cell>
          <table:table-cell table:style-name="ce89" table:formula="of:=RAND()" office:value-type="float" office:value="0.620844818439956" calcext:value-type="float">
            <text:p>0,620844818439956</text:p>
          </table:table-cell>
          <table:table-cell table:formula="of:=RANK([.AB60];[.AB58:.AB63])" office:value-type="float" office:value="4" calcext:value-type="float">
            <text:p>4</text:p>
          </table:table-cell>
          <table:table-cell table:style-name="ce89" table:formula="of:=RAND()" office:value-type="float" office:value="0.31004138886073" calcext:value-type="float">
            <text:p>0,31004138886073</text:p>
          </table:table-cell>
          <table:table-cell table:number-columns-repeated="996"/>
        </table:table-row>
        <table:table-row table:style-name="ro3">
          <table:table-cell table:style-name="ce4" table:formula="of:=[.Y61]" office:value-type="float" office:value="8" calcext:value-type="float">
            <text:p>8</text:p>
          </table:table-cell>
          <table:table-cell table:style-name="ce7" office:value-type="string" calcext:value-type="string">
            <text:p>×</text:p>
          </table:table-cell>
          <table:table-cell table:style-name="ce9" table:formula="of:=[.W61]" office:value-type="float" office:value="6" calcext:value-type="float">
            <text:p>6</text:p>
          </table:table-cell>
          <table:table-cell table:style-name="ce10" office:value-type="string" calcext:value-type="string">
            <text:p>=</text:p>
          </table:table-cell>
          <table:table-cell table:style-name="ce4" table:formula="of:=RANDBETWEEN(1001;9999)/100" office:value-type="float" office:value="15.32" calcext:value-type="float">
            <text:p>15,32</text:p>
          </table:table-cell>
          <table:table-cell table:style-name="ce7" office:value-type="string" calcext:value-type="string">
            <text:p>+</text:p>
          </table:table-cell>
          <table:table-cell table:style-name="ce9" table:formula="of:=(((RANDBETWEEN(1;9)*10+IF([.AA61]&lt;3;0;RANDBETWEEN(1;9)))*10+IF(OR([.AA61]=4;[.AA61]=5);0;RANDBETWEEN(1;9)))/100)" office:value-type="float" office:value="4.3" calcext:value-type="float">
            <text:p>4,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1]&gt;7.5;99;999))/IF([.AA61]&gt;3;1;10)" office:value-type="float" office:value="996" calcext:value-type="float">
            <text:p>996</text:p>
          </table:table-cell>
          <table:table-cell table:style-name="ce10" office:value-type="string" calcext:value-type="string">
            <text:p>=</text:p>
          </table:table-cell>
          <table:table-cell table:style-name="ce4" table:formula="of:=ROUND(RAND()*CHOOSE(RANDBETWEEN(1;3);10;100;1000);RANDBETWEEN(1;3))" office:value-type="float" office:value="5.86" calcext:value-type="float">
            <text:p>5,86</text:p>
          </table:table-cell>
          <table:table-cell table:style-name="ce7" office:value-type="string" calcext:value-type="string">
            <text:p>×</text:p>
          </table:table-cell>
          <table:table-cell table:style-name="ce20" table:formula="of:=CHOOSE([.AA61];&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61]*[.C61]" office:value-type="float" office:value="48" calcext:value-type="float">
            <text:p>48</text:p>
          </table:table-cell>
          <table:table-cell table:style-name="ce43" table:formula="of:=[.E61]+[.G61]" office:value-type="float" office:value="19.62" calcext:value-type="float">
            <text:p>19,62</text:p>
          </table:table-cell>
          <table:table-cell table:style-name="ce48" table:formula="of:=[.K61]/10" office:value-type="float" office:value="99.6" calcext:value-type="float">
            <text:p>99,6</text:p>
          </table:table-cell>
          <table:table-cell table:style-name="ce43" table:formula="of:=[.M61]*[.O61]" office:value-type="float" office:value="5860" calcext:value-type="float">
            <text:p>5 860</text:p>
          </table:table-cell>
          <table:table-cell/>
          <table:table-cell table:formula="of:=RANK([.X61];[.X56:.X65])+2" office:value-type="float" office:value="6" calcext:value-type="float">
            <text:p>6</text:p>
          </table:table-cell>
          <table:table-cell table:style-name="ce89" table:formula="of:=RAND()" office:value-type="float" office:value="0.489086057749915" calcext:value-type="float">
            <text:p>0,489086057749915</text:p>
          </table:table-cell>
          <table:table-cell table:formula="of:=RANK([.Z61];[.Z56:.Z65])+2" office:value-type="float" office:value="8" calcext:value-type="float">
            <text:p>8</text:p>
          </table:table-cell>
          <table:table-cell table:style-name="ce89" table:formula="of:=RAND()" office:value-type="float" office:value="0.496970260723563" calcext:value-type="float">
            <text:p>0,496970260723563</text:p>
          </table:table-cell>
          <table:table-cell table:formula="of:=RANK([.AB61];[.AB58:.AB63])" office:value-type="float" office:value="5" calcext:value-type="float">
            <text:p>5</text:p>
          </table:table-cell>
          <table:table-cell table:style-name="ce89" table:formula="of:=RAND()" office:value-type="float" office:value="0.308336605075964" calcext:value-type="float">
            <text:p>0,308336605075964</text:p>
          </table:table-cell>
          <table:table-cell table:number-columns-repeated="996"/>
        </table:table-row>
        <table:table-row table:style-name="ro3">
          <table:table-cell table:style-name="ce4" table:formula="of:=[.Y62]" office:value-type="float" office:value="11" calcext:value-type="float">
            <text:p>11</text:p>
          </table:table-cell>
          <table:table-cell table:style-name="ce7" office:value-type="string" calcext:value-type="string">
            <text:p>×</text:p>
          </table:table-cell>
          <table:table-cell table:style-name="ce9" table:formula="of:=[.W62]"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95.15" calcext:value-type="float">
            <text:p>95,15</text:p>
          </table:table-cell>
          <table:table-cell table:style-name="ce7" office:value-type="string" calcext:value-type="string">
            <text:p>+</text:p>
          </table:table-cell>
          <table:table-cell table:style-name="ce9" table:formula="of:=(((RANDBETWEEN(1;9)*10+IF([.AA62]&lt;3;0;RANDBETWEEN(1;9)))*10+IF(OR([.AA62]=4;[.AA62]=5);0;RANDBETWEEN(1;9)))/100)" office:value-type="float" office:value="3.08" calcext:value-type="float">
            <text:p>3,08</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2]&gt;7.5;99;999))/IF([.AA62]&gt;3;1;10)" office:value-type="float" office:value="2.3" calcext:value-type="float">
            <text:p>2,3</text:p>
          </table:table-cell>
          <table:table-cell table:style-name="ce10" office:value-type="string" calcext:value-type="string">
            <text:p>=</text:p>
          </table:table-cell>
          <table:table-cell table:style-name="ce4" table:formula="of:=ROUND(RAND()*CHOOSE(RANDBETWEEN(1;3);10;100;1000);RANDBETWEEN(1;3))" office:value-type="float" office:value="290.837" calcext:value-type="float">
            <text:p>290,837</text:p>
          </table:table-cell>
          <table:table-cell table:style-name="ce7" office:value-type="string" calcext:value-type="string">
            <text:p>×</text:p>
          </table:table-cell>
          <table:table-cell table:style-name="ce20" table:formula="of:=CHOOSE([.AA62];&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62]*[.C62]" office:value-type="float" office:value="132" calcext:value-type="float">
            <text:p>132</text:p>
          </table:table-cell>
          <table:table-cell table:style-name="ce43" table:formula="of:=[.E62]+[.G62]" office:value-type="float" office:value="98.23" calcext:value-type="float">
            <text:p>98,23</text:p>
          </table:table-cell>
          <table:table-cell table:style-name="ce48" table:formula="of:=[.K62]/10" office:value-type="float" office:value="0.23" calcext:value-type="float">
            <text:p>0,23</text:p>
          </table:table-cell>
          <table:table-cell table:style-name="ce43" table:formula="of:=[.M62]*[.O62]" office:value-type="float" office:value="2908.37" calcext:value-type="float">
            <text:p>2 908,37</text:p>
          </table:table-cell>
          <table:table-cell/>
          <table:table-cell table:formula="of:=RANK([.X62];[.X56:.X65])+2" office:value-type="float" office:value="12" calcext:value-type="float">
            <text:p>12</text:p>
          </table:table-cell>
          <table:table-cell table:style-name="ce89" table:formula="of:=RAND()" office:value-type="float" office:value="0.0228835062773084" calcext:value-type="float">
            <text:p>0,022883506277308</text:p>
          </table:table-cell>
          <table:table-cell table:formula="of:=RANK([.Z62];[.Z56:.Z65])+2" office:value-type="float" office:value="11" calcext:value-type="float">
            <text:p>11</text:p>
          </table:table-cell>
          <table:table-cell table:style-name="ce89" table:formula="of:=RAND()" office:value-type="float" office:value="0.146854388067649" calcext:value-type="float">
            <text:p>0,146854388067649</text:p>
          </table:table-cell>
          <table:table-cell table:formula="of:=RANK([.AB62];[.AB58:.AB63])" office:value-type="float" office:value="2" calcext:value-type="float">
            <text:p>2</text:p>
          </table:table-cell>
          <table:table-cell table:style-name="ce89" table:formula="of:=RAND()" office:value-type="float" office:value="0.97848979090308" calcext:value-type="float">
            <text:p>0,97848979090308</text:p>
          </table:table-cell>
          <table:table-cell table:number-columns-repeated="996"/>
        </table:table-row>
        <table:table-row table:style-name="ro3">
          <table:table-cell table:style-name="ce4" table:formula="of:=[.Y63]" office:value-type="float" office:value="9" calcext:value-type="float">
            <text:p>9</text:p>
          </table:table-cell>
          <table:table-cell table:style-name="ce7" office:value-type="string" calcext:value-type="string">
            <text:p>×</text:p>
          </table:table-cell>
          <table:table-cell table:style-name="ce9" table:formula="of:=[.W63]"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57.45" calcext:value-type="float">
            <text:p>57,45</text:p>
          </table:table-cell>
          <table:table-cell table:style-name="ce7" office:value-type="string" calcext:value-type="string">
            <text:p>+</text:p>
          </table:table-cell>
          <table:table-cell table:style-name="ce9" table:formula="of:=(((RANDBETWEEN(1;9)*10+IF([.AA63]&lt;3;0;RANDBETWEEN(1;9)))*10+IF(OR([.AA63]=4;[.AA63]=5);0;RANDBETWEEN(1;9)))/100)" office:value-type="float" office:value="3.99" calcext:value-type="float">
            <text:p>3,9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63]&gt;7.5;99;999))/IF([.AA63]&gt;3;1;10)" office:value-type="float" office:value="9.7" calcext:value-type="float">
            <text:p>9,7</text:p>
          </table:table-cell>
          <table:table-cell table:style-name="ce10" office:value-type="string" calcext:value-type="string">
            <text:p>=</text:p>
          </table:table-cell>
          <table:table-cell table:style-name="ce4" table:formula="of:=ROUND(RAND()*CHOOSE(RANDBETWEEN(1;3);10;100;1000);RANDBETWEEN(1;3))" office:value-type="float" office:value="98.49" calcext:value-type="float">
            <text:p>98,49</text:p>
          </table:table-cell>
          <table:table-cell table:style-name="ce7" office:value-type="string" calcext:value-type="string">
            <text:p>×</text:p>
          </table:table-cell>
          <table:table-cell table:style-name="ce20" table:formula="of:=CHOOSE([.AA63];&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63]*[.C63]" office:value-type="float" office:value="72" calcext:value-type="float">
            <text:p>72</text:p>
          </table:table-cell>
          <table:table-cell table:style-name="ce43" table:formula="of:=[.E63]+[.G63]" office:value-type="float" office:value="61.44" calcext:value-type="float">
            <text:p>61,44</text:p>
          </table:table-cell>
          <table:table-cell table:style-name="ce48" table:formula="of:=[.K63]/10" office:value-type="float" office:value="0.97" calcext:value-type="float">
            <text:p>0,97</text:p>
          </table:table-cell>
          <table:table-cell table:style-name="ce43" table:formula="of:=[.M63]*[.O63]" office:value-type="float" office:value="9849" calcext:value-type="float">
            <text:p>9 849</text:p>
          </table:table-cell>
          <table:table-cell/>
          <table:table-cell table:formula="of:=RANK([.X63];[.X56:.X65])+2" office:value-type="float" office:value="8" calcext:value-type="float">
            <text:p>8</text:p>
          </table:table-cell>
          <table:table-cell table:style-name="ce89" table:formula="of:=RAND()" office:value-type="float" office:value="0.362336581430536" calcext:value-type="float">
            <text:p>0,362336581430536</text:p>
          </table:table-cell>
          <table:table-cell table:formula="of:=RANK([.Z63];[.Z56:.Z65])+2" office:value-type="float" office:value="9" calcext:value-type="float">
            <text:p>9</text:p>
          </table:table-cell>
          <table:table-cell table:style-name="ce89" table:formula="of:=RAND()" office:value-type="float" office:value="0.375792159365884" calcext:value-type="float">
            <text:p>0,375792159365884</text:p>
          </table:table-cell>
          <table:table-cell table:formula="of:=RANK([.AB63];[.AB58:.AB63])" office:value-type="float" office:value="3" calcext:value-type="float">
            <text:p>3</text:p>
          </table:table-cell>
          <table:table-cell table:style-name="ce89" table:formula="of:=RAND()" office:value-type="float" office:value="0.92539783463409" calcext:value-type="float">
            <text:p>0,92539783463409</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64];[.X56:.X65])+2" office:value-type="float" office:value="7" calcext:value-type="float">
            <text:p>7</text:p>
          </table:table-cell>
          <table:table-cell table:style-name="ce89" table:formula="of:=RAND()" office:value-type="float" office:value="0.451026762542708" calcext:value-type="float">
            <text:p>0,451026762542708</text:p>
          </table:table-cell>
          <table:table-cell table:formula="of:=RANK([.Z64];[.Z56:.Z65])+2" office:value-type="float" office:value="5" calcext:value-type="float">
            <text:p>5</text:p>
          </table:table-cell>
          <table:table-cell table:style-name="ce89" table:formula="of:=RAND()" office:value-type="float" office:value="0.639699468720248" calcext:value-type="float">
            <text:p>0,639699468720248</text:p>
          </table:table-cell>
          <table:table-cell table:number-columns-repeated="998"/>
        </table:table-row>
        <table:table-row table:style-name="ro4">
          <table:table-cell table:number-columns-repeated="22"/>
          <table:table-cell table:formula="of:=RANK([.X65];[.X56:.X65])+2" office:value-type="float" office:value="3" calcext:value-type="float">
            <text:p>3</text:p>
          </table:table-cell>
          <table:table-cell table:style-name="ce89" table:formula="of:=RAND()" office:value-type="float" office:value="0.711122634447522" calcext:value-type="float">
            <text:p>0,711122634447522</text:p>
          </table:table-cell>
          <table:table-cell table:formula="of:=RANK([.Z65];[.Z56:.Z65])+2" office:value-type="float" office:value="10" calcext:value-type="float">
            <text:p>10</text:p>
          </table:table-cell>
          <table:table-cell table:style-name="ce89" table:formula="of:=RAND()" office:value-type="float" office:value="0.206162538864304" calcext:value-type="float">
            <text:p>0,206162538864304</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G</text:p>
          </table:table-cell>
          <table:table-cell table:style-name="ce23" table:number-columns-repeated="3"/>
          <table:table-cell table:number-columns-repeated="3"/>
          <table:table-cell table:formula="of:=RANK([.X67];[.X67:.X76])+2" office:value-type="float" office:value="9" calcext:value-type="float">
            <text:p>9</text:p>
          </table:table-cell>
          <table:table-cell table:style-name="ce89" table:formula="of:=RAND()" office:value-type="float" office:value="0.251490812436006" calcext:value-type="float">
            <text:p>0,251490812436006</text:p>
          </table:table-cell>
          <table:table-cell table:formula="of:=RANK([.Z67];[.Z67:.Z76])+2" office:value-type="float" office:value="12" calcext:value-type="float">
            <text:p>12</text:p>
          </table:table-cell>
          <table:table-cell table:style-name="ce89" table:formula="of:=RAND()" office:value-type="float" office:value="0.0695497078235637" calcext:value-type="float">
            <text:p>0,06954970782356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3832" calcext:value-type="string">
            <text:p>v3832</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68];[.X67:.X76])+2" office:value-type="float" office:value="6" calcext:value-type="float">
            <text:p>6</text:p>
          </table:table-cell>
          <table:table-cell table:style-name="ce89" table:formula="of:=RAND()" office:value-type="float" office:value="0.638707453279763" calcext:value-type="float">
            <text:p>0,638707453279763</text:p>
          </table:table-cell>
          <table:table-cell table:formula="of:=RANK([.Z68];[.Z67:.Z76])+2" office:value-type="float" office:value="4" calcext:value-type="float">
            <text:p>4</text:p>
          </table:table-cell>
          <table:table-cell table:style-name="ce89" table:formula="of:=RAND()" office:value-type="float" office:value="0.923817469831252" calcext:value-type="float">
            <text:p>0,923817469831252</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67]" office:value-type="string" office:string-value="AG" calcext:value-type="string">
            <text:p>AG</text:p>
          </table:table-cell>
          <table:table-cell table:style-name="ce99"/>
          <table:table-cell table:style-name="ce102" table:formula="of:=[.P68]" office:value-type="string" office:string-value="v3832" calcext:value-type="string">
            <text:p>v3832</text:p>
          </table:table-cell>
          <table:table-cell table:style-name="ce89"/>
          <table:table-cell table:formula="of:=RANK([.X69];[.X67:.X76])+2" office:value-type="float" office:value="7" calcext:value-type="float">
            <text:p>7</text:p>
          </table:table-cell>
          <table:table-cell table:style-name="ce89" table:formula="of:=RAND()" office:value-type="float" office:value="0.496452521897919" calcext:value-type="float">
            <text:p>0,496452521897919</text:p>
          </table:table-cell>
          <table:table-cell table:formula="of:=RANK([.Z69];[.Z67:.Z76])+2" office:value-type="float" office:value="3" calcext:value-type="float">
            <text:p>3</text:p>
          </table:table-cell>
          <table:table-cell table:style-name="ce89" table:formula="of:=RAND()" office:value-type="float" office:value="0.995365848772719" calcext:value-type="float">
            <text:p>0,995365848772719</text:p>
          </table:table-cell>
          <table:table-cell table:style-name="ce89" table:formula="of:=RANK([.AB69];[.AB69:.AB74])" office:value-type="float" office:value="3" calcext:value-type="float">
            <text:p>3</text:p>
          </table:table-cell>
          <table:table-cell table:style-name="ce89" table:formula="of:=RAND()" office:value-type="float" office:value="0.673679753159692" calcext:value-type="float">
            <text:p>0,673679753159692</text:p>
          </table:table-cell>
          <table:table-cell table:number-columns-repeated="996"/>
        </table:table-row>
        <table:table-row table:style-name="ro3">
          <table:table-cell table:style-name="ce4" table:formula="of:=[.Y70]" office:value-type="float" office:value="7" calcext:value-type="float">
            <text:p>7</text:p>
          </table:table-cell>
          <table:table-cell table:style-name="ce7" office:value-type="string" calcext:value-type="string">
            <text:p>×</text:p>
          </table:table-cell>
          <table:table-cell table:style-name="ce9" table:formula="of:=[.W70]"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51.62" calcext:value-type="float">
            <text:p>51,62</text:p>
          </table:table-cell>
          <table:table-cell table:style-name="ce7" office:value-type="string" calcext:value-type="string">
            <text:p>+</text:p>
          </table:table-cell>
          <table:table-cell table:style-name="ce9" table:formula="of:=(((RANDBETWEEN(1;9)*10+IF([.AA70]&lt;3;0;RANDBETWEEN(1;9)))*10+IF(OR([.AA70]=4;[.AA70]=5);0;RANDBETWEEN(1;9)))/100)" office:value-type="float" office:value="5.02" calcext:value-type="float">
            <text:p>5,02</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0]&gt;7.5;99;999))/IF([.AA70]&gt;3;1;10)" office:value-type="float" office:value="3.4" calcext:value-type="float">
            <text:p>3,4</text:p>
          </table:table-cell>
          <table:table-cell table:style-name="ce10" office:value-type="string" calcext:value-type="string">
            <text:p>=</text:p>
          </table:table-cell>
          <table:table-cell table:style-name="ce4" table:formula="of:=ROUND(RAND()*CHOOSE(RANDBETWEEN(1;3);10;100;1000);RANDBETWEEN(1;3))" office:value-type="float" office:value="65.148" calcext:value-type="float">
            <text:p>65,148</text:p>
          </table:table-cell>
          <table:table-cell table:style-name="ce7" office:value-type="string" calcext:value-type="string">
            <text:p>×</text:p>
          </table:table-cell>
          <table:table-cell table:style-name="ce20" table:formula="of:=CHOOSE([.AA7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70]*[.C70]" office:value-type="float" office:value="84" calcext:value-type="float">
            <text:p>84</text:p>
          </table:table-cell>
          <table:table-cell table:style-name="ce43" table:formula="of:=[.E70]+[.G70]" office:value-type="float" office:value="56.64" calcext:value-type="float">
            <text:p>56,64</text:p>
          </table:table-cell>
          <table:table-cell table:style-name="ce48" table:formula="of:=[.K70]/10" office:value-type="float" office:value="0.34" calcext:value-type="float">
            <text:p>0,34</text:p>
          </table:table-cell>
          <table:table-cell table:style-name="ce43" table:formula="of:=[.M70]*[.O70]" office:value-type="float" office:value="651.48" calcext:value-type="float">
            <text:p>651,48</text:p>
          </table:table-cell>
          <table:table-cell/>
          <table:table-cell table:formula="of:=RANK([.X70];[.X67:.X76])+2" office:value-type="float" office:value="12" calcext:value-type="float">
            <text:p>12</text:p>
          </table:table-cell>
          <table:table-cell table:style-name="ce89" table:formula="of:=RAND()" office:value-type="float" office:value="0.132131055428566" calcext:value-type="float">
            <text:p>0,132131055428566</text:p>
          </table:table-cell>
          <table:table-cell table:formula="of:=RANK([.Z70];[.Z67:.Z76])+2" office:value-type="float" office:value="7" calcext:value-type="float">
            <text:p>7</text:p>
          </table:table-cell>
          <table:table-cell table:style-name="ce89" table:formula="of:=RAND()" office:value-type="float" office:value="0.860787894537586" calcext:value-type="float">
            <text:p>0,860787894537586</text:p>
          </table:table-cell>
          <table:table-cell table:formula="of:=RANK([.AB70];[.AB69:.AB74])" office:value-type="float" office:value="1" calcext:value-type="float">
            <text:p>1</text:p>
          </table:table-cell>
          <table:table-cell table:style-name="ce89" table:formula="of:=RAND()" office:value-type="float" office:value="0.752650439260191" calcext:value-type="float">
            <text:p>0,752650439260191</text:p>
          </table:table-cell>
          <table:table-cell table:number-columns-repeated="996"/>
        </table:table-row>
        <table:table-row table:style-name="ro3">
          <table:table-cell table:style-name="ce4" table:formula="of:=[.Y71]" office:value-type="float" office:value="5" calcext:value-type="float">
            <text:p>5</text:p>
          </table:table-cell>
          <table:table-cell table:style-name="ce7" office:value-type="string" calcext:value-type="string">
            <text:p>×</text:p>
          </table:table-cell>
          <table:table-cell table:style-name="ce9" table:formula="of:=[.W71]"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63.52" calcext:value-type="float">
            <text:p>63,52</text:p>
          </table:table-cell>
          <table:table-cell table:style-name="ce7" office:value-type="string" calcext:value-type="string">
            <text:p>+</text:p>
          </table:table-cell>
          <table:table-cell table:style-name="ce9" table:formula="of:=(((RANDBETWEEN(1;9)*10+IF([.AA71]&lt;3;0;RANDBETWEEN(1;9)))*10+IF(OR([.AA71]=4;[.AA71]=5);0;RANDBETWEEN(1;9)))/100)" office:value-type="float" office:value="8.8" calcext:value-type="float">
            <text:p>8,8</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1]&gt;7.5;99;999))/IF([.AA71]&gt;3;1;10)" office:value-type="float" office:value="493" calcext:value-type="float">
            <text:p>493</text:p>
          </table:table-cell>
          <table:table-cell table:style-name="ce10" office:value-type="string" calcext:value-type="string">
            <text:p>=</text:p>
          </table:table-cell>
          <table:table-cell table:style-name="ce4" table:formula="of:=ROUND(RAND()*CHOOSE(RANDBETWEEN(1;3);10;100;1000);RANDBETWEEN(1;3))" office:value-type="float" office:value="717.95" calcext:value-type="float">
            <text:p>717,95</text:p>
          </table:table-cell>
          <table:table-cell table:style-name="ce7" office:value-type="string" calcext:value-type="string">
            <text:p>×</text:p>
          </table:table-cell>
          <table:table-cell table:style-name="ce20" table:formula="of:=CHOOSE([.AA71];&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71]*[.C71]" office:value-type="float" office:value="15" calcext:value-type="float">
            <text:p>15</text:p>
          </table:table-cell>
          <table:table-cell table:style-name="ce43" table:formula="of:=[.E71]+[.G71]" office:value-type="float" office:value="72.32" calcext:value-type="float">
            <text:p>72,32</text:p>
          </table:table-cell>
          <table:table-cell table:style-name="ce48" table:formula="of:=[.K71]/10" office:value-type="float" office:value="49.3" calcext:value-type="float">
            <text:p>49,3</text:p>
          </table:table-cell>
          <table:table-cell table:style-name="ce43" table:formula="of:=[.M71]*[.O71]" office:value-type="float" office:value="71795" calcext:value-type="float">
            <text:p>71 795</text:p>
          </table:table-cell>
          <table:table-cell/>
          <table:table-cell table:formula="of:=RANK([.X71];[.X67:.X76])+2" office:value-type="float" office:value="3" calcext:value-type="float">
            <text:p>3</text:p>
          </table:table-cell>
          <table:table-cell table:style-name="ce89" table:formula="of:=RAND()" office:value-type="float" office:value="0.891245263111072" calcext:value-type="float">
            <text:p>0,891245263111072</text:p>
          </table:table-cell>
          <table:table-cell table:formula="of:=RANK([.Z71];[.Z67:.Z76])+2" office:value-type="float" office:value="5" calcext:value-type="float">
            <text:p>5</text:p>
          </table:table-cell>
          <table:table-cell table:style-name="ce89" table:formula="of:=RAND()" office:value-type="float" office:value="0.923719757587167" calcext:value-type="float">
            <text:p>0,923719757587167</text:p>
          </table:table-cell>
          <table:table-cell table:formula="of:=RANK([.AB71];[.AB69:.AB74])" office:value-type="float" office:value="4" calcext:value-type="float">
            <text:p>4</text:p>
          </table:table-cell>
          <table:table-cell table:style-name="ce89" table:formula="of:=RAND()" office:value-type="float" office:value="0.592965645542134" calcext:value-type="float">
            <text:p>0,592965645542134</text:p>
          </table:table-cell>
          <table:table-cell table:number-columns-repeated="996"/>
        </table:table-row>
        <table:table-row table:style-name="ro3">
          <table:table-cell table:style-name="ce4" table:formula="of:=[.Y72]" office:value-type="float" office:value="11" calcext:value-type="float">
            <text:p>11</text:p>
          </table:table-cell>
          <table:table-cell table:style-name="ce7" office:value-type="string" calcext:value-type="string">
            <text:p>×</text:p>
          </table:table-cell>
          <table:table-cell table:style-name="ce9" table:formula="of:=[.W72]" office:value-type="float" office:value="5" calcext:value-type="float">
            <text:p>5</text:p>
          </table:table-cell>
          <table:table-cell table:style-name="ce10" office:value-type="string" calcext:value-type="string">
            <text:p>=</text:p>
          </table:table-cell>
          <table:table-cell table:style-name="ce4" table:formula="of:=RANDBETWEEN(1001;9999)/100" office:value-type="float" office:value="70.75" calcext:value-type="float">
            <text:p>70,75</text:p>
          </table:table-cell>
          <table:table-cell table:style-name="ce7" office:value-type="string" calcext:value-type="string">
            <text:p>+</text:p>
          </table:table-cell>
          <table:table-cell table:style-name="ce9" table:formula="of:=(((RANDBETWEEN(1;9)*10+IF([.AA72]&lt;3;0;RANDBETWEEN(1;9)))*10+IF(OR([.AA72]=4;[.AA72]=5);0;RANDBETWEEN(1;9)))/100)" office:value-type="float" office:value="1.58" calcext:value-type="float">
            <text:p>1,58</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2]&gt;7.5;99;999))/IF([.AA72]&gt;3;1;10)" office:value-type="float" office:value="928" calcext:value-type="float">
            <text:p>928</text:p>
          </table:table-cell>
          <table:table-cell table:style-name="ce10" office:value-type="string" calcext:value-type="string">
            <text:p>=</text:p>
          </table:table-cell>
          <table:table-cell table:style-name="ce4" table:formula="of:=ROUND(RAND()*CHOOSE(RANDBETWEEN(1;3);10;100;1000);RANDBETWEEN(1;3))" office:value-type="float" office:value="8.78" calcext:value-type="float">
            <text:p>8,78</text:p>
          </table:table-cell>
          <table:table-cell table:style-name="ce7" office:value-type="string" calcext:value-type="string">
            <text:p>×</text:p>
          </table:table-cell>
          <table:table-cell table:style-name="ce20" table:formula="of:=CHOOSE([.AA72];&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72]*[.C72]" office:value-type="float" office:value="55" calcext:value-type="float">
            <text:p>55</text:p>
          </table:table-cell>
          <table:table-cell table:style-name="ce43" table:formula="of:=[.E72]+[.G72]" office:value-type="float" office:value="72.33" calcext:value-type="float">
            <text:p>72,33</text:p>
          </table:table-cell>
          <table:table-cell table:style-name="ce48" table:formula="of:=[.K72]/10" office:value-type="float" office:value="92.8" calcext:value-type="float">
            <text:p>92,8</text:p>
          </table:table-cell>
          <table:table-cell table:style-name="ce43" table:formula="of:=[.M72]*[.O72]" office:value-type="float" office:value="8780" calcext:value-type="float">
            <text:p>8 780</text:p>
          </table:table-cell>
          <table:table-cell/>
          <table:table-cell table:formula="of:=RANK([.X72];[.X67:.X76])+2" office:value-type="float" office:value="5" calcext:value-type="float">
            <text:p>5</text:p>
          </table:table-cell>
          <table:table-cell table:style-name="ce89" table:formula="of:=RAND()" office:value-type="float" office:value="0.691258956898972" calcext:value-type="float">
            <text:p>0,691258956898972</text:p>
          </table:table-cell>
          <table:table-cell table:formula="of:=RANK([.Z72];[.Z67:.Z76])+2" office:value-type="float" office:value="11" calcext:value-type="float">
            <text:p>11</text:p>
          </table:table-cell>
          <table:table-cell table:style-name="ce89" table:formula="of:=RAND()" office:value-type="float" office:value="0.140209622500502" calcext:value-type="float">
            <text:p>0,140209622500502</text:p>
          </table:table-cell>
          <table:table-cell table:formula="of:=RANK([.AB72];[.AB69:.AB74])" office:value-type="float" office:value="6" calcext:value-type="float">
            <text:p>6</text:p>
          </table:table-cell>
          <table:table-cell table:style-name="ce89" table:formula="of:=RAND()" office:value-type="float" office:value="0.271762505542427" calcext:value-type="float">
            <text:p>0,271762505542427</text:p>
          </table:table-cell>
          <table:table-cell table:number-columns-repeated="996"/>
        </table:table-row>
        <table:table-row table:style-name="ro3">
          <table:table-cell table:style-name="ce4" table:formula="of:=[.Y73]" office:value-type="float" office:value="6" calcext:value-type="float">
            <text:p>6</text:p>
          </table:table-cell>
          <table:table-cell table:style-name="ce7" office:value-type="string" calcext:value-type="string">
            <text:p>×</text:p>
          </table:table-cell>
          <table:table-cell table:style-name="ce9" table:formula="of:=[.W73]"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91.14" calcext:value-type="float">
            <text:p>91,14</text:p>
          </table:table-cell>
          <table:table-cell table:style-name="ce7" office:value-type="string" calcext:value-type="string">
            <text:p>+</text:p>
          </table:table-cell>
          <table:table-cell table:style-name="ce9" table:formula="of:=(((RANDBETWEEN(1;9)*10+IF([.AA73]&lt;3;0;RANDBETWEEN(1;9)))*10+IF(OR([.AA73]=4;[.AA73]=5);0;RANDBETWEEN(1;9)))/100)" office:value-type="float" office:value="3.03" calcext:value-type="float">
            <text:p>3,0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3]&gt;7.5;99;999))/IF([.AA73]&gt;3;1;10)" office:value-type="float" office:value="4.5" calcext:value-type="float">
            <text:p>4,5</text:p>
          </table:table-cell>
          <table:table-cell table:style-name="ce10" office:value-type="string" calcext:value-type="string">
            <text:p>=</text:p>
          </table:table-cell>
          <table:table-cell table:style-name="ce4" table:formula="of:=ROUND(RAND()*CHOOSE(RANDBETWEEN(1;3);10;100;1000);RANDBETWEEN(1;3))" office:value-type="float" office:value="6.837" calcext:value-type="float">
            <text:p>6,837</text:p>
          </table:table-cell>
          <table:table-cell table:style-name="ce7" office:value-type="string" calcext:value-type="string">
            <text:p>×</text:p>
          </table:table-cell>
          <table:table-cell table:style-name="ce20" table:formula="of:=CHOOSE([.AA73];&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73]*[.C73]" office:value-type="float" office:value="48" calcext:value-type="float">
            <text:p>48</text:p>
          </table:table-cell>
          <table:table-cell table:style-name="ce43" table:formula="of:=[.E73]+[.G73]" office:value-type="float" office:value="94.17" calcext:value-type="float">
            <text:p>94,17</text:p>
          </table:table-cell>
          <table:table-cell table:style-name="ce48" table:formula="of:=[.K73]/10" office:value-type="float" office:value="0.45" calcext:value-type="float">
            <text:p>0,45</text:p>
          </table:table-cell>
          <table:table-cell table:style-name="ce43" table:formula="of:=[.M73]*[.O73]" office:value-type="float" office:value="68.37" calcext:value-type="float">
            <text:p>68,37</text:p>
          </table:table-cell>
          <table:table-cell/>
          <table:table-cell table:formula="of:=RANK([.X73];[.X67:.X76])+2" office:value-type="float" office:value="8" calcext:value-type="float">
            <text:p>8</text:p>
          </table:table-cell>
          <table:table-cell table:style-name="ce89" table:formula="of:=RAND()" office:value-type="float" office:value="0.437130718600199" calcext:value-type="float">
            <text:p>0,437130718600199</text:p>
          </table:table-cell>
          <table:table-cell table:formula="of:=RANK([.Z73];[.Z67:.Z76])+2" office:value-type="float" office:value="6" calcext:value-type="float">
            <text:p>6</text:p>
          </table:table-cell>
          <table:table-cell table:style-name="ce89" table:formula="of:=RAND()" office:value-type="float" office:value="0.913791047554966" calcext:value-type="float">
            <text:p>0,913791047554966</text:p>
          </table:table-cell>
          <table:table-cell table:formula="of:=RANK([.AB73];[.AB69:.AB74])" office:value-type="float" office:value="2" calcext:value-type="float">
            <text:p>2</text:p>
          </table:table-cell>
          <table:table-cell table:style-name="ce89" table:formula="of:=RAND()" office:value-type="float" office:value="0.67625116799128" calcext:value-type="float">
            <text:p>0,67625116799128</text:p>
          </table:table-cell>
          <table:table-cell table:number-columns-repeated="996"/>
        </table:table-row>
        <table:table-row table:style-name="ro3">
          <table:table-cell table:style-name="ce4" table:formula="of:=[.Y74]" office:value-type="float" office:value="8" calcext:value-type="float">
            <text:p>8</text:p>
          </table:table-cell>
          <table:table-cell table:style-name="ce7" office:value-type="string" calcext:value-type="string">
            <text:p>×</text:p>
          </table:table-cell>
          <table:table-cell table:style-name="ce9" table:formula="of:=[.W74]" office:value-type="float" office:value="4" calcext:value-type="float">
            <text:p>4</text:p>
          </table:table-cell>
          <table:table-cell table:style-name="ce10" office:value-type="string" calcext:value-type="string">
            <text:p>=</text:p>
          </table:table-cell>
          <table:table-cell table:style-name="ce4" table:formula="of:=RANDBETWEEN(1001;9999)/100" office:value-type="float" office:value="76.22" calcext:value-type="float">
            <text:p>76,22</text:p>
          </table:table-cell>
          <table:table-cell table:style-name="ce7" office:value-type="string" calcext:value-type="string">
            <text:p>+</text:p>
          </table:table-cell>
          <table:table-cell table:style-name="ce9" table:formula="of:=(((RANDBETWEEN(1;9)*10+IF([.AA74]&lt;3;0;RANDBETWEEN(1;9)))*10+IF(OR([.AA74]=4;[.AA74]=5);0;RANDBETWEEN(1;9)))/100)" office:value-type="float" office:value="1.4" calcext:value-type="float">
            <text:p>1,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74]&gt;7.5;99;999))/IF([.AA74]&gt;3;1;10)" office:value-type="float" office:value="887" calcext:value-type="float">
            <text:p>887</text:p>
          </table:table-cell>
          <table:table-cell table:style-name="ce10" office:value-type="string" calcext:value-type="string">
            <text:p>=</text:p>
          </table:table-cell>
          <table:table-cell table:style-name="ce4" table:formula="of:=ROUND(RAND()*CHOOSE(RANDBETWEEN(1;3);10;100;1000);RANDBETWEEN(1;3))" office:value-type="float" office:value="2.669" calcext:value-type="float">
            <text:p>2,669</text:p>
          </table:table-cell>
          <table:table-cell table:style-name="ce7" office:value-type="string" calcext:value-type="string">
            <text:p>×</text:p>
          </table:table-cell>
          <table:table-cell table:style-name="ce20" table:formula="of:=CHOOSE([.AA74];&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74]*[.C74]" office:value-type="float" office:value="32" calcext:value-type="float">
            <text:p>32</text:p>
          </table:table-cell>
          <table:table-cell table:style-name="ce43" table:formula="of:=[.E74]+[.G74]" office:value-type="float" office:value="77.62" calcext:value-type="float">
            <text:p>77,62</text:p>
          </table:table-cell>
          <table:table-cell table:style-name="ce48" table:formula="of:=[.K74]/10" office:value-type="float" office:value="88.7" calcext:value-type="float">
            <text:p>88,7</text:p>
          </table:table-cell>
          <table:table-cell table:style-name="ce43" table:formula="of:=[.M74]*[.O74]" office:value-type="float" office:value="2669" calcext:value-type="float">
            <text:p>2 669</text:p>
          </table:table-cell>
          <table:table-cell/>
          <table:table-cell table:formula="of:=RANK([.X74];[.X67:.X76])+2" office:value-type="float" office:value="4" calcext:value-type="float">
            <text:p>4</text:p>
          </table:table-cell>
          <table:table-cell table:style-name="ce89" table:formula="of:=RAND()" office:value-type="float" office:value="0.764258898435408" calcext:value-type="float">
            <text:p>0,764258898435408</text:p>
          </table:table-cell>
          <table:table-cell table:formula="of:=RANK([.Z74];[.Z67:.Z76])+2" office:value-type="float" office:value="8" calcext:value-type="float">
            <text:p>8</text:p>
          </table:table-cell>
          <table:table-cell table:style-name="ce89" table:formula="of:=RAND()" office:value-type="float" office:value="0.609276502736819" calcext:value-type="float">
            <text:p>0,609276502736819</text:p>
          </table:table-cell>
          <table:table-cell table:formula="of:=RANK([.AB74];[.AB69:.AB74])" office:value-type="float" office:value="5" calcext:value-type="float">
            <text:p>5</text:p>
          </table:table-cell>
          <table:table-cell table:style-name="ce89" table:formula="of:=RAND()" office:value-type="float" office:value="0.404218049895946" calcext:value-type="float">
            <text:p>0,404218049895946</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75];[.X67:.X76])+2" office:value-type="float" office:value="10" calcext:value-type="float">
            <text:p>10</text:p>
          </table:table-cell>
          <table:table-cell table:style-name="ce89" table:formula="of:=RAND()" office:value-type="float" office:value="0.183287269539002" calcext:value-type="float">
            <text:p>0,183287269539002</text:p>
          </table:table-cell>
          <table:table-cell table:formula="of:=RANK([.Z75];[.Z67:.Z76])+2" office:value-type="float" office:value="9" calcext:value-type="float">
            <text:p>9</text:p>
          </table:table-cell>
          <table:table-cell table:style-name="ce89" table:formula="of:=RAND()" office:value-type="float" office:value="0.423058281672462" calcext:value-type="float">
            <text:p>0,423058281672462</text:p>
          </table:table-cell>
          <table:table-cell table:number-columns-repeated="998"/>
        </table:table-row>
        <table:table-row table:style-name="ro4">
          <table:table-cell table:number-columns-repeated="22"/>
          <table:table-cell table:formula="of:=RANK([.X76];[.X67:.X76])+2" office:value-type="float" office:value="11" calcext:value-type="float">
            <text:p>11</text:p>
          </table:table-cell>
          <table:table-cell table:style-name="ce89" table:formula="of:=RAND()" office:value-type="float" office:value="0.158473896913764" calcext:value-type="float">
            <text:p>0,158473896913764</text:p>
          </table:table-cell>
          <table:table-cell table:formula="of:=RANK([.Z76];[.Z67:.Z76])+2" office:value-type="float" office:value="10" calcext:value-type="float">
            <text:p>10</text:p>
          </table:table-cell>
          <table:table-cell table:style-name="ce89" table:formula="of:=RAND()" office:value-type="float" office:value="0.177557310907283" calcext:value-type="float">
            <text:p>0,177557310907283</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H</text:p>
          </table:table-cell>
          <table:table-cell table:style-name="ce23" table:number-columns-repeated="3"/>
          <table:table-cell table:number-columns-repeated="3"/>
          <table:table-cell table:formula="of:=RANK([.X78];[.X78:.X87])+2" office:value-type="float" office:value="6" calcext:value-type="float">
            <text:p>6</text:p>
          </table:table-cell>
          <table:table-cell table:style-name="ce89" table:formula="of:=RAND()" office:value-type="float" office:value="0.833545015192678" calcext:value-type="float">
            <text:p>0,833545015192678</text:p>
          </table:table-cell>
          <table:table-cell table:formula="of:=RANK([.Z78];[.Z78:.Z87])+2" office:value-type="float" office:value="11" calcext:value-type="float">
            <text:p>11</text:p>
          </table:table-cell>
          <table:table-cell table:style-name="ce89" table:formula="of:=RAND()" office:value-type="float" office:value="0.469296028136696" calcext:value-type="float">
            <text:p>0,469296028136696</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4" table:number-rows-spanned="1">
            <text:p>NOM :</text:p>
          </table:table-cell>
          <table:covered-table-cell table:number-columns-repeated="2" table:style-name="ce81"/>
          <table:covered-table-cell/>
          <table:table-cell table:style-name="ce54" office:value-type="string" calcext:value-type="string" table:number-columns-spanned="4" table:number-rows-spanned="1">
            <text:p>Prénom :</text:p>
          </table:table-cell>
          <table:covered-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3832" calcext:value-type="string">
            <text:p>v3832</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79];[.X78:.X87])+2" office:value-type="float" office:value="3" calcext:value-type="float">
            <text:p>3</text:p>
          </table:table-cell>
          <table:table-cell table:style-name="ce89" table:formula="of:=RAND()" office:value-type="float" office:value="0.998104885114922" calcext:value-type="float">
            <text:p>0,998104885114922</text:p>
          </table:table-cell>
          <table:table-cell table:formula="of:=RANK([.Z79];[.Z78:.Z87])+2" office:value-type="float" office:value="9" calcext:value-type="float">
            <text:p>9</text:p>
          </table:table-cell>
          <table:table-cell table:style-name="ce89" table:formula="of:=RAND()" office:value-type="float" office:value="0.68418328959833" calcext:value-type="float">
            <text:p>0,68418328959833</text:p>
          </table:table-cell>
          <table:table-cell table:number-columns-repeated="998"/>
        </table:table-row>
        <table:table-row table:style-name="ro3">
          <table:table-cell table:style-name="ce70" office:value-type="string" calcext:value-type="string" table:number-columns-spanned="4" table:number-rows-spanned="1">
            <text:p>Tables de multiplication</text:p>
          </table:table-cell>
          <table:covered-table-cell table:number-columns-repeated="3" table:style-name="ce6"/>
          <table:table-cell table:style-name="ce3" office:value-type="string" calcext:value-type="string" table:number-columns-spanned="4" table:number-rows-spanned="1">
            <text:p>Additions de décimaux</text:p>
          </table:table-cell>
          <table:covered-table-cell table:number-columns-repeated="3" table:style-name="ce6"/>
          <table:table-cell table:style-name="ce3" office:value-type="string" calcext:value-type="string" table:number-columns-spanned="4" table:number-rows-spanned="1">
            <text:p>Calculer 10 %</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78]" office:value-type="string" office:string-value="AH" calcext:value-type="string">
            <text:p>AH</text:p>
          </table:table-cell>
          <table:table-cell table:style-name="ce99"/>
          <table:table-cell table:style-name="ce102" table:formula="of:=[.P79]" office:value-type="string" office:string-value="v3832" calcext:value-type="string">
            <text:p>v3832</text:p>
          </table:table-cell>
          <table:table-cell table:style-name="ce89"/>
          <table:table-cell table:formula="of:=RANK([.X80];[.X78:.X87])+2" office:value-type="float" office:value="7" calcext:value-type="float">
            <text:p>7</text:p>
          </table:table-cell>
          <table:table-cell table:style-name="ce89" table:formula="of:=RAND()" office:value-type="float" office:value="0.722532100318736" calcext:value-type="float">
            <text:p>0,722532100318736</text:p>
          </table:table-cell>
          <table:table-cell table:formula="of:=RANK([.Z80];[.Z78:.Z87])+2" office:value-type="float" office:value="12" calcext:value-type="float">
            <text:p>12</text:p>
          </table:table-cell>
          <table:table-cell table:style-name="ce89" table:formula="of:=RAND()" office:value-type="float" office:value="0.217043038917857" calcext:value-type="float">
            <text:p>0,217043038917857</text:p>
          </table:table-cell>
          <table:table-cell table:style-name="ce89" table:formula="of:=RANK([.AB80];[.AB80:.AB85])" office:value-type="float" office:value="2" calcext:value-type="float">
            <text:p>2</text:p>
          </table:table-cell>
          <table:table-cell table:style-name="ce89" table:formula="of:=RAND()" office:value-type="float" office:value="0.468243941735852" calcext:value-type="float">
            <text:p>0,468243941735852</text:p>
          </table:table-cell>
          <table:table-cell table:number-columns-repeated="996"/>
        </table:table-row>
        <table:table-row table:style-name="ro3">
          <table:table-cell table:style-name="ce4" table:formula="of:=[.Y81]" office:value-type="float" office:value="3" calcext:value-type="float">
            <text:p>3</text:p>
          </table:table-cell>
          <table:table-cell table:style-name="ce7" office:value-type="string" calcext:value-type="string">
            <text:p>×</text:p>
          </table:table-cell>
          <table:table-cell table:style-name="ce9" table:formula="of:=[.W81]" office:value-type="float" office:value="11" calcext:value-type="float">
            <text:p>11</text:p>
          </table:table-cell>
          <table:table-cell table:style-name="ce10" office:value-type="string" calcext:value-type="string">
            <text:p>=</text:p>
          </table:table-cell>
          <table:table-cell table:style-name="ce4" table:formula="of:=RANDBETWEEN(1001;9999)/100" office:value-type="float" office:value="35.71" calcext:value-type="float">
            <text:p>35,71</text:p>
          </table:table-cell>
          <table:table-cell table:style-name="ce7" office:value-type="string" calcext:value-type="string">
            <text:p>+</text:p>
          </table:table-cell>
          <table:table-cell table:style-name="ce9" table:formula="of:=(((RANDBETWEEN(1;9)*10+IF([.AA81]&lt;3;0;RANDBETWEEN(1;9)))*10+IF(OR([.AA81]=4;[.AA81]=5);0;RANDBETWEEN(1;9)))/100)" office:value-type="float" office:value="5.9" calcext:value-type="float">
            <text:p>5,9</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1]&gt;7.5;99;999))/IF([.AA81]&gt;3;1;10)" office:value-type="float" office:value="99" calcext:value-type="float">
            <text:p>99</text:p>
          </table:table-cell>
          <table:table-cell table:style-name="ce10" office:value-type="string" calcext:value-type="string">
            <text:p>=</text:p>
          </table:table-cell>
          <table:table-cell table:style-name="ce4" table:formula="of:=ROUND(RAND()*CHOOSE(RANDBETWEEN(1;3);10;100;1000);RANDBETWEEN(1;3))" office:value-type="float" office:value="8" calcext:value-type="float">
            <text:p>8</text:p>
          </table:table-cell>
          <table:table-cell table:style-name="ce7" office:value-type="string" calcext:value-type="string">
            <text:p>×</text:p>
          </table:table-cell>
          <table:table-cell table:style-name="ce20" table:formula="of:=CHOOSE([.AA81];&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81]*[.C81]" office:value-type="float" office:value="33" calcext:value-type="float">
            <text:p>33</text:p>
          </table:table-cell>
          <table:table-cell table:style-name="ce43" table:formula="of:=[.E81]+[.G81]" office:value-type="float" office:value="41.61" calcext:value-type="float">
            <text:p>41,61</text:p>
          </table:table-cell>
          <table:table-cell table:style-name="ce48" table:formula="of:=[.K81]/10" office:value-type="float" office:value="9.9" calcext:value-type="float">
            <text:p>9,9</text:p>
          </table:table-cell>
          <table:table-cell table:style-name="ce43" table:formula="of:=[.M81]*[.O81]" office:value-type="float" office:value="8000" calcext:value-type="float">
            <text:p>8 000</text:p>
          </table:table-cell>
          <table:table-cell/>
          <table:table-cell table:formula="of:=RANK([.X81];[.X78:.X87])+2" office:value-type="float" office:value="11" calcext:value-type="float">
            <text:p>11</text:p>
          </table:table-cell>
          <table:table-cell table:style-name="ce89" table:formula="of:=RAND()" office:value-type="float" office:value="0.241794627147279" calcext:value-type="float">
            <text:p>0,241794627147279</text:p>
          </table:table-cell>
          <table:table-cell table:formula="of:=RANK([.Z81];[.Z78:.Z87])+2" office:value-type="float" office:value="3" calcext:value-type="float">
            <text:p>3</text:p>
          </table:table-cell>
          <table:table-cell table:style-name="ce89" table:formula="of:=RAND()" office:value-type="float" office:value="0.89286444151251" calcext:value-type="float">
            <text:p>0,89286444151251</text:p>
          </table:table-cell>
          <table:table-cell table:formula="of:=RANK([.AB81];[.AB80:.AB85])" office:value-type="float" office:value="5" calcext:value-type="float">
            <text:p>5</text:p>
          </table:table-cell>
          <table:table-cell table:style-name="ce89" table:formula="of:=RAND()" office:value-type="float" office:value="0.190444564211852" calcext:value-type="float">
            <text:p>0,190444564211852</text:p>
          </table:table-cell>
          <table:table-cell table:number-columns-repeated="996"/>
        </table:table-row>
        <table:table-row table:style-name="ro3">
          <table:table-cell table:style-name="ce4" table:formula="of:=[.Y82]" office:value-type="float" office:value="4" calcext:value-type="float">
            <text:p>4</text:p>
          </table:table-cell>
          <table:table-cell table:style-name="ce7" office:value-type="string" calcext:value-type="string">
            <text:p>×</text:p>
          </table:table-cell>
          <table:table-cell table:style-name="ce9" table:formula="of:=[.W82]"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12.69" calcext:value-type="float">
            <text:p>12,69</text:p>
          </table:table-cell>
          <table:table-cell table:style-name="ce7" office:value-type="string" calcext:value-type="string">
            <text:p>+</text:p>
          </table:table-cell>
          <table:table-cell table:style-name="ce9" table:formula="of:=(((RANDBETWEEN(1;9)*10+IF([.AA82]&lt;3;0;RANDBETWEEN(1;9)))*10+IF(OR([.AA82]=4;[.AA82]=5);0;RANDBETWEEN(1;9)))/100)" office:value-type="float" office:value="7.74" calcext:value-type="float">
            <text:p>7,7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2]&gt;7.5;99;999))/IF([.AA82]&gt;3;1;10)" office:value-type="float" office:value="9.1" calcext:value-type="float">
            <text:p>9,1</text:p>
          </table:table-cell>
          <table:table-cell table:style-name="ce10" office:value-type="string" calcext:value-type="string">
            <text:p>=</text:p>
          </table:table-cell>
          <table:table-cell table:style-name="ce4" table:formula="of:=ROUND(RAND()*CHOOSE(RANDBETWEEN(1;3);10;100;1000);RANDBETWEEN(1;3))" office:value-type="float" office:value="26.61" calcext:value-type="float">
            <text:p>26,61</text:p>
          </table:table-cell>
          <table:table-cell table:style-name="ce7" office:value-type="string" calcext:value-type="string">
            <text:p>×</text:p>
          </table:table-cell>
          <table:table-cell table:style-name="ce20" table:formula="of:=CHOOSE([.AA82];&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82]*[.C82]" office:value-type="float" office:value="48" calcext:value-type="float">
            <text:p>48</text:p>
          </table:table-cell>
          <table:table-cell table:style-name="ce43" table:formula="of:=[.E82]+[.G82]" office:value-type="float" office:value="20.43" calcext:value-type="float">
            <text:p>20,43</text:p>
          </table:table-cell>
          <table:table-cell table:style-name="ce48" table:formula="of:=[.K82]/10" office:value-type="float" office:value="0.91" calcext:value-type="float">
            <text:p>0,91</text:p>
          </table:table-cell>
          <table:table-cell table:style-name="ce43" table:formula="of:=[.M82]*[.O82]" office:value-type="float" office:value="2661" calcext:value-type="float">
            <text:p>2 661</text:p>
          </table:table-cell>
          <table:table-cell/>
          <table:table-cell table:formula="of:=RANK([.X82];[.X78:.X87])+2" office:value-type="float" office:value="12" calcext:value-type="float">
            <text:p>12</text:p>
          </table:table-cell>
          <table:table-cell table:style-name="ce89" table:formula="of:=RAND()" office:value-type="float" office:value="0.125998898963136" calcext:value-type="float">
            <text:p>0,125998898963136</text:p>
          </table:table-cell>
          <table:table-cell table:formula="of:=RANK([.Z82];[.Z78:.Z87])+2" office:value-type="float" office:value="4" calcext:value-type="float">
            <text:p>4</text:p>
          </table:table-cell>
          <table:table-cell table:style-name="ce89" table:formula="of:=RAND()" office:value-type="float" office:value="0.858041543064183" calcext:value-type="float">
            <text:p>0,858041543064183</text:p>
          </table:table-cell>
          <table:table-cell table:formula="of:=RANK([.AB82];[.AB80:.AB85])" office:value-type="float" office:value="3" calcext:value-type="float">
            <text:p>3</text:p>
          </table:table-cell>
          <table:table-cell table:style-name="ce89" table:formula="of:=RAND()" office:value-type="float" office:value="0.448116915584164" calcext:value-type="float">
            <text:p>0,448116915584164</text:p>
          </table:table-cell>
          <table:table-cell table:number-columns-repeated="996"/>
        </table:table-row>
        <table:table-row table:style-name="ro3">
          <table:table-cell table:style-name="ce4" table:formula="of:=[.Y83]" office:value-type="float" office:value="5" calcext:value-type="float">
            <text:p>5</text:p>
          </table:table-cell>
          <table:table-cell table:style-name="ce7" office:value-type="string" calcext:value-type="string">
            <text:p>×</text:p>
          </table:table-cell>
          <table:table-cell table:style-name="ce9" table:formula="of:=[.W83]"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91.89" calcext:value-type="float">
            <text:p>91,89</text:p>
          </table:table-cell>
          <table:table-cell table:style-name="ce7" office:value-type="string" calcext:value-type="string">
            <text:p>+</text:p>
          </table:table-cell>
          <table:table-cell table:style-name="ce9" table:formula="of:=(((RANDBETWEEN(1;9)*10+IF([.AA83]&lt;3;0;RANDBETWEEN(1;9)))*10+IF(OR([.AA83]=4;[.AA83]=5);0;RANDBETWEEN(1;9)))/100)" office:value-type="float" office:value="4.06" calcext:value-type="float">
            <text:p>4,06</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3]&gt;7.5;99;999))/IF([.AA83]&gt;3;1;10)" office:value-type="float" office:value="8.2" calcext:value-type="float">
            <text:p>8,2</text:p>
          </table:table-cell>
          <table:table-cell table:style-name="ce10" office:value-type="string" calcext:value-type="string">
            <text:p>=</text:p>
          </table:table-cell>
          <table:table-cell table:style-name="ce4" table:formula="of:=ROUND(RAND()*CHOOSE(RANDBETWEEN(1;3);10;100;1000);RANDBETWEEN(1;3))" office:value-type="float" office:value="6.25" calcext:value-type="float">
            <text:p>6,25</text:p>
          </table:table-cell>
          <table:table-cell table:style-name="ce7" office:value-type="string" calcext:value-type="string">
            <text:p>×</text:p>
          </table:table-cell>
          <table:table-cell table:style-name="ce20" table:formula="of:=CHOOSE([.AA83];&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83]*[.C83]" office:value-type="float" office:value="40" calcext:value-type="float">
            <text:p>40</text:p>
          </table:table-cell>
          <table:table-cell table:style-name="ce43" table:formula="of:=[.E83]+[.G83]" office:value-type="float" office:value="95.95" calcext:value-type="float">
            <text:p>95,95</text:p>
          </table:table-cell>
          <table:table-cell table:style-name="ce48" table:formula="of:=[.K83]/10" office:value-type="float" office:value="0.82" calcext:value-type="float">
            <text:p>0,82</text:p>
          </table:table-cell>
          <table:table-cell table:style-name="ce43" table:formula="of:=[.M83]*[.O83]" office:value-type="float" office:value="62.5" calcext:value-type="float">
            <text:p>62,5</text:p>
          </table:table-cell>
          <table:table-cell/>
          <table:table-cell table:formula="of:=RANK([.X83];[.X78:.X87])+2" office:value-type="float" office:value="8" calcext:value-type="float">
            <text:p>8</text:p>
          </table:table-cell>
          <table:table-cell table:style-name="ce89" table:formula="of:=RAND()" office:value-type="float" office:value="0.592544535800248" calcext:value-type="float">
            <text:p>0,592544535800248</text:p>
          </table:table-cell>
          <table:table-cell table:formula="of:=RANK([.Z83];[.Z78:.Z87])+2" office:value-type="float" office:value="5" calcext:value-type="float">
            <text:p>5</text:p>
          </table:table-cell>
          <table:table-cell table:style-name="ce89" table:formula="of:=RAND()" office:value-type="float" office:value="0.847327954964569" calcext:value-type="float">
            <text:p>0,847327954964569</text:p>
          </table:table-cell>
          <table:table-cell table:formula="of:=RANK([.AB83];[.AB80:.AB85])" office:value-type="float" office:value="1" calcext:value-type="float">
            <text:p>1</text:p>
          </table:table-cell>
          <table:table-cell table:style-name="ce89" table:formula="of:=RAND()" office:value-type="float" office:value="0.834045306840133" calcext:value-type="float">
            <text:p>0,834045306840133</text:p>
          </table:table-cell>
          <table:table-cell table:number-columns-repeated="996"/>
        </table:table-row>
        <table:table-row table:style-name="ro3">
          <table:table-cell table:style-name="ce4" table:formula="of:=[.Y84]" office:value-type="float" office:value="10" calcext:value-type="float">
            <text:p>10</text:p>
          </table:table-cell>
          <table:table-cell table:style-name="ce7" office:value-type="string" calcext:value-type="string">
            <text:p>×</text:p>
          </table:table-cell>
          <table:table-cell table:style-name="ce9" table:formula="of:=[.W84]" office:value-type="float" office:value="10" calcext:value-type="float">
            <text:p>10</text:p>
          </table:table-cell>
          <table:table-cell table:style-name="ce10" office:value-type="string" calcext:value-type="string">
            <text:p>=</text:p>
          </table:table-cell>
          <table:table-cell table:style-name="ce4" table:formula="of:=RANDBETWEEN(1001;9999)/100" office:value-type="float" office:value="14.28" calcext:value-type="float">
            <text:p>14,28</text:p>
          </table:table-cell>
          <table:table-cell table:style-name="ce7" office:value-type="string" calcext:value-type="string">
            <text:p>+</text:p>
          </table:table-cell>
          <table:table-cell table:style-name="ce9" table:formula="of:=(((RANDBETWEEN(1;9)*10+IF([.AA84]&lt;3;0;RANDBETWEEN(1;9)))*10+IF(OR([.AA84]=4;[.AA84]=5);0;RANDBETWEEN(1;9)))/100)" office:value-type="float" office:value="5.5" calcext:value-type="float">
            <text:p>5,5</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4]&gt;7.5;99;999))/IF([.AA84]&gt;3;1;10)" office:value-type="float" office:value="34" calcext:value-type="float">
            <text:p>34</text:p>
          </table:table-cell>
          <table:table-cell table:style-name="ce10" office:value-type="string" calcext:value-type="string">
            <text:p>=</text:p>
          </table:table-cell>
          <table:table-cell table:style-name="ce4" table:formula="of:=ROUND(RAND()*CHOOSE(RANDBETWEEN(1;3);10;100;1000);RANDBETWEEN(1;3))" office:value-type="float" office:value="139.06" calcext:value-type="float">
            <text:p>139,06</text:p>
          </table:table-cell>
          <table:table-cell table:style-name="ce7" office:value-type="string" calcext:value-type="string">
            <text:p>×</text:p>
          </table:table-cell>
          <table:table-cell table:style-name="ce20" table:formula="of:=CHOOSE([.AA84];&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84]*[.C84]" office:value-type="float" office:value="100" calcext:value-type="float">
            <text:p>100</text:p>
          </table:table-cell>
          <table:table-cell table:style-name="ce43" table:formula="of:=[.E84]+[.G84]" office:value-type="float" office:value="19.78" calcext:value-type="float">
            <text:p>19,78</text:p>
          </table:table-cell>
          <table:table-cell table:style-name="ce48" table:formula="of:=[.K84]/10" office:value-type="float" office:value="3.4" calcext:value-type="float">
            <text:p>3,4</text:p>
          </table:table-cell>
          <table:table-cell table:style-name="ce43" table:formula="of:=[.M84]*[.O84]" office:value-type="float" office:value="13906" calcext:value-type="float">
            <text:p>13 906</text:p>
          </table:table-cell>
          <table:table-cell/>
          <table:table-cell table:formula="of:=RANK([.X84];[.X78:.X87])+2" office:value-type="float" office:value="10" calcext:value-type="float">
            <text:p>10</text:p>
          </table:table-cell>
          <table:table-cell table:style-name="ce89" table:formula="of:=RAND()" office:value-type="float" office:value="0.289521564793361" calcext:value-type="float">
            <text:p>0,289521564793361</text:p>
          </table:table-cell>
          <table:table-cell table:formula="of:=RANK([.Z84];[.Z78:.Z87])+2" office:value-type="float" office:value="10" calcext:value-type="float">
            <text:p>10</text:p>
          </table:table-cell>
          <table:table-cell table:style-name="ce89" table:formula="of:=RAND()" office:value-type="float" office:value="0.571535531460898" calcext:value-type="float">
            <text:p>0,571535531460898</text:p>
          </table:table-cell>
          <table:table-cell table:formula="of:=RANK([.AB84];[.AB80:.AB85])" office:value-type="float" office:value="4" calcext:value-type="float">
            <text:p>4</text:p>
          </table:table-cell>
          <table:table-cell table:style-name="ce89" table:formula="of:=RAND()" office:value-type="float" office:value="0.200328837907674" calcext:value-type="float">
            <text:p>0,200328837907674</text:p>
          </table:table-cell>
          <table:table-cell table:number-columns-repeated="996"/>
        </table:table-row>
        <table:table-row table:style-name="ro3">
          <table:table-cell table:style-name="ce4" table:formula="of:=[.Y85]" office:value-type="float" office:value="8" calcext:value-type="float">
            <text:p>8</text:p>
          </table:table-cell>
          <table:table-cell table:style-name="ce7" office:value-type="string" calcext:value-type="string">
            <text:p>×</text:p>
          </table:table-cell>
          <table:table-cell table:style-name="ce9" table:formula="of:=[.W85]"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32.79" calcext:value-type="float">
            <text:p>32,79</text:p>
          </table:table-cell>
          <table:table-cell table:style-name="ce7" office:value-type="string" calcext:value-type="string">
            <text:p>+</text:p>
          </table:table-cell>
          <table:table-cell table:style-name="ce9" table:formula="of:=(((RANDBETWEEN(1;9)*10+IF([.AA85]&lt;3;0;RANDBETWEEN(1;9)))*10+IF(OR([.AA85]=4;[.AA85]=5);0;RANDBETWEEN(1;9)))/100)" office:value-type="float" office:value="4.37" calcext:value-type="float">
            <text:p>4,3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IF([.W85]&gt;7.5;99;999))/IF([.AA85]&gt;3;1;10)" office:value-type="float" office:value="94" calcext:value-type="float">
            <text:p>94</text:p>
          </table:table-cell>
          <table:table-cell table:style-name="ce10" office:value-type="string" calcext:value-type="string">
            <text:p>=</text:p>
          </table:table-cell>
          <table:table-cell table:style-name="ce4" table:formula="of:=ROUND(RAND()*CHOOSE(RANDBETWEEN(1;3);10;100;1000);RANDBETWEEN(1;3))" office:value-type="float" office:value="84.348" calcext:value-type="float">
            <text:p>84,348</text:p>
          </table:table-cell>
          <table:table-cell table:style-name="ce7" office:value-type="string" calcext:value-type="string">
            <text:p>×</text:p>
          </table:table-cell>
          <table:table-cell table:style-name="ce20" table:formula="of:=CHOOSE([.AA8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85]*[.C85]" office:value-type="float" office:value="72" calcext:value-type="float">
            <text:p>72</text:p>
          </table:table-cell>
          <table:table-cell table:style-name="ce43" table:formula="of:=[.E85]+[.G85]" office:value-type="float" office:value="37.16" calcext:value-type="float">
            <text:p>37,16</text:p>
          </table:table-cell>
          <table:table-cell table:style-name="ce48" table:formula="of:=[.K85]/10" office:value-type="float" office:value="9.4" calcext:value-type="float">
            <text:p>9,4</text:p>
          </table:table-cell>
          <table:table-cell table:style-name="ce43" table:formula="of:=[.M85]*[.O85]" office:value-type="float" office:value="84348" calcext:value-type="float">
            <text:p>84 348</text:p>
          </table:table-cell>
          <table:table-cell/>
          <table:table-cell table:formula="of:=RANK([.X85];[.X78:.X87])+2" office:value-type="float" office:value="9" calcext:value-type="float">
            <text:p>9</text:p>
          </table:table-cell>
          <table:table-cell table:style-name="ce89" table:formula="of:=RAND()" office:value-type="float" office:value="0.545714401835556" calcext:value-type="float">
            <text:p>0,545714401835556</text:p>
          </table:table-cell>
          <table:table-cell table:formula="of:=RANK([.Z85];[.Z78:.Z87])+2" office:value-type="float" office:value="8" calcext:value-type="float">
            <text:p>8</text:p>
          </table:table-cell>
          <table:table-cell table:style-name="ce89" table:formula="of:=RAND()" office:value-type="float" office:value="0.729168659792233" calcext:value-type="float">
            <text:p>0,729168659792233</text:p>
          </table:table-cell>
          <table:table-cell table:formula="of:=RANK([.AB85];[.AB80:.AB85])" office:value-type="float" office:value="6" calcext:value-type="float">
            <text:p>6</text:p>
          </table:table-cell>
          <table:table-cell table:style-name="ce89" table:formula="of:=RAND()" office:value-type="float" office:value="0.107896404934377" calcext:value-type="float">
            <text:p>0,107896404934377</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86];[.X78:.X87])+2" office:value-type="float" office:value="4" calcext:value-type="float">
            <text:p>4</text:p>
          </table:table-cell>
          <table:table-cell table:style-name="ce89" table:formula="of:=RAND()" office:value-type="float" office:value="0.944429465352857" calcext:value-type="float">
            <text:p>0,944429465352857</text:p>
          </table:table-cell>
          <table:table-cell table:formula="of:=RANK([.Z86];[.Z78:.Z87])+2" office:value-type="float" office:value="6" calcext:value-type="float">
            <text:p>6</text:p>
          </table:table-cell>
          <table:table-cell table:style-name="ce89" table:formula="of:=RAND()" office:value-type="float" office:value="0.804574741210671" calcext:value-type="float">
            <text:p>0,804574741210671</text:p>
          </table:table-cell>
          <table:table-cell table:number-columns-repeated="998"/>
        </table:table-row>
        <table:table-row table:style-name="ro4">
          <table:table-cell table:number-columns-repeated="22"/>
          <table:table-cell table:formula="of:=RANK([.X87];[.X78:.X87])+2" office:value-type="float" office:value="5" calcext:value-type="float">
            <text:p>5</text:p>
          </table:table-cell>
          <table:table-cell table:style-name="ce89" table:formula="of:=RAND()" office:value-type="float" office:value="0.870563029093455" calcext:value-type="float">
            <text:p>0,870563029093455</text:p>
          </table:table-cell>
          <table:table-cell table:formula="of:=RANK([.Z87];[.Z78:.Z87])+2" office:value-type="float" office:value="7" calcext:value-type="float">
            <text:p>7</text:p>
          </table:table-cell>
          <table:table-cell table:style-name="ce89" table:formula="of:=RAND()" office:value-type="float" office:value="0.775675794217032" calcext:value-type="float">
            <text:p>0,775675794217032</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Jaune" table:style-name="ta2" table:print-ranges="'Ceinture Jaune'.A1:'Ceinture Jaune'.P44 'Ceinture Jaune'.R1:'Ceinture Jaun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2" form:id="control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Jaune?language=Basic&amp;location=document" xlink:type="simple"/>
              </office:event-listeners>
            </form:button>
          </form:form>
        </office:forms>
        <table:shapes>
          <draw:control draw:z-index="0" draw:style-name="gr2" draw:text-style-name="P1" svg:width="16.51mm" svg:height="7.49mm" svg:x="472.36mm" svg:y="6.33mm" draw:control="control2"/>
        </table:shapes>
        <table:table-column table:style-name="co23" table:default-cell-style-name="Default"/>
        <table:table-column table:style-name="co14" table:default-cell-style-name="Default"/>
        <table:table-column table:style-name="co24" table:default-cell-style-name="Default"/>
        <table:table-column table:style-name="co9" table:default-cell-style-name="Default"/>
        <table:table-column table:style-name="co25" table:default-cell-style-name="Default"/>
        <table:table-column table:style-name="co13" table:default-cell-style-name="Default"/>
        <table:table-column table:style-name="co26" table:default-cell-style-name="Default"/>
        <table:table-column table:style-name="co27" table:default-cell-style-name="Default"/>
        <table:table-column table:style-name="co9" table:default-cell-style-name="Default"/>
        <table:table-column table:style-name="co10" table:default-cell-style-name="Default"/>
        <table:table-column table:style-name="co28" table:default-cell-style-name="Default"/>
        <table:table-column table:style-name="co12" table:default-cell-style-name="Default"/>
        <table:table-column table:style-name="co29" table:default-cell-style-name="Default"/>
        <table:table-column table:style-name="co30" table:default-cell-style-name="Default"/>
        <table:table-column table:style-name="co4" table:default-cell-style-name="Default"/>
        <table:table-column table:style-name="co16" table:default-cell-style-name="Default"/>
        <table:table-column table:style-name="co31" table:default-cell-style-name="Default"/>
        <table:table-column table:style-name="co18" table:default-cell-style-name="Default"/>
        <table:table-column table:style-name="co5" table:default-cell-style-name="Default"/>
        <table:table-column table:style-name="co12" table:default-cell-style-name="Default"/>
        <table:table-column table:style-name="co32" table:default-cell-style-name="Default"/>
        <table:table-column table:style-name="co12" table:default-cell-style-name="Default"/>
        <table:table-column table:style-name="co20" table:default-cell-style-name="Default"/>
        <table:table-column table:style-name="co33" table:default-cell-style-name="Default"/>
        <table:table-column table:style-name="co22" table:default-cell-style-name="Default"/>
        <table:table-column table:style-name="co12" table:number-columns-repeated="999" table:default-cell-style-name="Default"/>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6" calcext:value-type="float">
            <text:p>6</text:p>
          </table:table-cell>
          <table:table-cell table:style-name="ce89" table:formula="of:=RAND()" office:value-type="float" office:value="0.493688921486749" calcext:value-type="float">
            <text:p>0,493688921486749</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4"/>
          <table:covered-table-cell table:style-name="ce8"/>
          <table:covered-table-cell/>
          <table:table-cell table:style-name="ce54" office:value-type="string" calcext:value-type="string" table:number-columns-spanned="2" table:number-rows-spanned="1">
            <text:p>Classe :</text:p>
          </table:table-cell>
          <table:covered-table-cell table:style-name="ce88"/>
          <table:table-cell table:style-name="ce22" table:formula="of:=&quot;v&quot;&amp;ROUND(RAND()*10000;0)" office:value-type="string" office:string-value="v8346" calcext:value-type="string">
            <text:p>v8346</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X1:.X10])+2" office:value-type="float" office:value="3" calcext:value-type="float">
            <text:p>3</text:p>
          </table:table-cell>
          <table:table-cell table:style-name="ce89" table:formula="of:=RAND()" office:value-type="float" office:value="0.695999006966868" calcext:value-type="float">
            <text:p>0,695999006966868</text:p>
          </table:table-cell>
          <table:table-cell table:number-columns-repeated="1000"/>
        </table:table-row>
        <table:table-row table:style-name="ro2">
          <table:table-cell table:style-name="ce37" office:value-type="string" calcext:value-type="string" table:number-columns-spanned="4" table:number-rows-spanned="1">
            <text:p>Trouver le produit</text:p>
          </table:table-cell>
          <table:covered-table-cell table:number-columns-repeated="3" table:style-name="ce38"/>
          <table:table-cell table:style-name="ce34" office:value-type="string" calcext:value-type="string" table:number-columns-spanned="4" table:number-rows-spanned="1">
            <text:p>Décomposition en entier + fraction</text:p>
          </table:table-cell>
          <table:covered-table-cell table:number-columns-repeated="3" table:style-name="ce6"/>
          <table:table-cell table:style-name="ce3" office:value-type="string" calcext:value-type="string" table:number-columns-spanned="4" table:number-rows-spanned="1">
            <text:p>Calculer 50 %</text:p>
          </table:table-cell>
          <table:covered-table-cell table:number-columns-repeated="3" table:style-name="ce6"/>
          <table:table-cell table:style-name="ce3" office:value-type="string" calcext:value-type="string" table:number-columns-spanned="4" table:number-rows-spanned="1">
            <text:p>Divis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8346" calcext:value-type="string">
            <text:p>v8346</text:p>
          </table:table-cell>
          <table:table-cell table:style-name="ce89"/>
          <table:table-cell table:formula="of:=RANK([.X3];[.X1:.X10])+2" office:value-type="float" office:value="5" calcext:value-type="float">
            <text:p>5</text:p>
          </table:table-cell>
          <table:table-cell table:style-name="ce89" table:formula="of:=RAND()" office:value-type="float" office:value="0.551251619369985" calcext:value-type="float">
            <text:p>0,551251619369985</text:p>
          </table:table-cell>
          <table:table-cell table:style-name="ce89" table:formula="of:=RANK([.Z3];[.Z3:.Z8])" office:value-type="float" office:value="6" calcext:value-type="float">
            <text:p>6</text:p>
          </table:table-cell>
          <table:table-cell table:style-name="ce89" table:formula="of:=RAND()" office:value-type="float" office:value="0.25453937204977" calcext:value-type="float">
            <text:p>0,25453937204977</text:p>
          </table:table-cell>
          <table:table-cell table:style-name="ce89" table:number-columns-repeated="998"/>
        </table:table-row>
        <table:table-row table:style-name="ro3">
          <table:table-cell table:style-name="ce4" table:formula="of:=CHOOSE([.W4];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18" calcext:value-type="float">
            <text:p>18</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5" calcext:value-type="float">
            <text:p>15</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2.2" calcext:value-type="float">
            <text:p>2,2</text:p>
          </table:table-cell>
          <table:table-cell table:style-name="ce10" office:value-type="string" calcext:value-type="string">
            <text:p>=</text:p>
          </table:table-cell>
          <table:table-cell table:style-name="ce4" table:formula="of:=ROUND(RAND()*CHOOSE(RANDBETWEEN(1;3);10;100;1000);RANDBETWEEN(1;3))" office:value-type="float" office:value="5.96" calcext:value-type="float">
            <text:p>5,96</text:p>
          </table:table-cell>
          <table:table-cell table:style-name="ce7" office:value-type="string" calcext:value-type="string">
            <text:p>÷</text:p>
          </table:table-cell>
          <table:table-cell table:style-name="ce20" table:formula="of:=CHOOSE([.Y4];&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4];[$'Aide à la génération'.$A$2:$'Aide à la génération'.$A$11];[$'Aide à la génération'.$B$2:$'Aide à la génération'.$B$11])" office:value-type="string" office:string-value="9×7" calcext:value-type="string">
            <text:p>9×7</text:p>
          </table:table-cell>
          <table:table-cell table:style-name="ce58" table:formula="of:=QUOTIENT([.E4];[.E5])&amp;&quot;+&quot;&amp;MOD([.E4];[.E5])&amp;&quot;/&quot;&amp;[.E5]" office:value-type="string" office:string-value="4+2/4" calcext:value-type="string">
            <text:p>4+2/4</text:p>
          </table:table-cell>
          <table:table-cell table:style-name="ce43" table:formula="of:=[.K4]/2" office:value-type="float" office:value="1.1" calcext:value-type="float">
            <text:p>1,1</text:p>
          </table:table-cell>
          <table:table-cell table:style-name="ce122" table:formula="of:=[.M4]/[.O4]" office:value-type="float" office:value="0.0596" calcext:value-type="float">
            <text:p>0,0596</text:p>
          </table:table-cell>
          <table:table-cell/>
          <table:table-cell table:formula="of:=RANK([.X4];[.X1:.X10])+2" office:value-type="float" office:value="8" calcext:value-type="float">
            <text:p>8</text:p>
          </table:table-cell>
          <table:table-cell table:style-name="ce89" table:formula="of:=RAND()" office:value-type="float" office:value="0.350669321596093" calcext:value-type="float">
            <text:p>0,350669321596093</text:p>
          </table:table-cell>
          <table:table-cell table:formula="of:=RANK([.Z4];[.Z3:.Z8])" office:value-type="float" office:value="4" calcext:value-type="float">
            <text:p>4</text:p>
          </table:table-cell>
          <table:table-cell table:style-name="ce89" table:formula="of:=RAND()" office:value-type="float" office:value="0.465426366294765" calcext:value-type="float">
            <text:p>0,465426366294765</text:p>
          </table:table-cell>
          <table:table-cell table:number-columns-repeated="998"/>
        </table:table-row>
        <table:table-row table:style-name="ro3">
          <table:table-cell table:style-name="ce4" table:formula="of:=CHOOSE([.W5];0;0;35;56;64;28;42;63;54;32;72;49)" office:value-type="float" office:value="72" calcext:value-type="float">
            <text:p>7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4" calcext:value-type="float">
            <text:p>4</text:p>
          </table:table-cell>
          <table:covered-table-cell table:style-name="ce63"/>
          <table:table-cell table:style-name="ce64" table:formula="of:=RANDBETWEEN(2;9)" office:value-type="float" office:value="8" calcext:value-type="float">
            <text:p>8</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2" calcext:value-type="float">
            <text:p>82</text:p>
          </table:table-cell>
          <table:table-cell table:style-name="ce10" office:value-type="string" calcext:value-type="string">
            <text:p>=</text:p>
          </table:table-cell>
          <table:table-cell table:style-name="ce4" table:formula="of:=ROUND(RAND()*CHOOSE(RANDBETWEEN(1;3);10;100;1000);RANDBETWEEN(1;3))" office:value-type="float" office:value="18.96" calcext:value-type="float">
            <text:p>18,96</text:p>
          </table:table-cell>
          <table:table-cell table:style-name="ce7" office:value-type="string" calcext:value-type="string">
            <text:p>÷</text:p>
          </table:table-cell>
          <table:table-cell table:style-name="ce20" table:formula="of:=CHOOSE([.Y5];&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5];[$'Aide à la génération'.$A$2:$'Aide à la génération'.$A$11];[$'Aide à la génération'.$B$2:$'Aide à la génération'.$B$11])" office:value-type="string" office:string-value="9×8" calcext:value-type="string">
            <text:p>9×8</text:p>
          </table:table-cell>
          <table:table-cell table:style-name="ce58" table:formula="of:=QUOTIENT([.E6];[.E7])&amp;&quot;+&quot;&amp;MOD([.E6];[.E7])&amp;&quot;/&quot;&amp;[.E7]" office:value-type="string" office:string-value="2+6/8" calcext:value-type="string">
            <text:p>2+6/8</text:p>
          </table:table-cell>
          <table:table-cell table:style-name="ce43" table:formula="of:=[.K5]/2" office:value-type="float" office:value="41" calcext:value-type="float">
            <text:p>41</text:p>
          </table:table-cell>
          <table:table-cell table:style-name="ce122" table:formula="of:=[.M5]/[.O5]" office:value-type="float" office:value="1.896" calcext:value-type="float">
            <text:p>1,896</text:p>
          </table:table-cell>
          <table:table-cell/>
          <table:table-cell table:formula="of:=RANK([.X5];[.X1:.X10])+2" office:value-type="float" office:value="11" calcext:value-type="float">
            <text:p>11</text:p>
          </table:table-cell>
          <table:table-cell table:style-name="ce89" table:formula="of:=RAND()" office:value-type="float" office:value="0.0962910498665309" calcext:value-type="float">
            <text:p>0,096291049866531</text:p>
          </table:table-cell>
          <table:table-cell table:formula="of:=RANK([.Z5];[.Z3:.Z8])" office:value-type="float" office:value="2" calcext:value-type="float">
            <text:p>2</text:p>
          </table:table-cell>
          <table:table-cell table:style-name="ce89" table:formula="of:=RAND()" office:value-type="float" office:value="0.672461388302935" calcext:value-type="float">
            <text:p>0,672461388302935</text:p>
          </table:table-cell>
          <table:table-cell table:number-columns-repeated="998"/>
        </table:table-row>
        <table:table-row table:style-name="ro3">
          <table:table-cell table:style-name="ce4" table:formula="of:=CHOOSE([.W6];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22" calcext:value-type="float">
            <text:p>22</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2" calcext:value-type="float">
            <text:p>12</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1" calcext:value-type="float">
            <text:p>1</text:p>
          </table:table-cell>
          <table:table-cell table:style-name="ce10" office:value-type="string" calcext:value-type="string">
            <text:p>=</text:p>
          </table:table-cell>
          <table:table-cell table:style-name="ce4" table:formula="of:=ROUND(RAND()*CHOOSE(RANDBETWEEN(1;3);10;100;1000);RANDBETWEEN(1;3))" office:value-type="float" office:value="0.97" calcext:value-type="float">
            <text:p>0,97</text:p>
          </table:table-cell>
          <table:table-cell table:style-name="ce7" office:value-type="string" calcext:value-type="string">
            <text:p>÷</text:p>
          </table:table-cell>
          <table:table-cell table:style-name="ce20" table:formula="of:=CHOOSE([.Y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6];[$'Aide à la génération'.$A$2:$'Aide à la génération'.$A$11];[$'Aide à la génération'.$B$2:$'Aide à la génération'.$B$11])" office:value-type="string" office:string-value="7×7" calcext:value-type="string">
            <text:p>7×7</text:p>
          </table:table-cell>
          <table:table-cell table:style-name="ce58" table:formula="of:=QUOTIENT([.G4];[.G5])&amp;&quot;+&quot;&amp;MOD([.G4];[.G5])&amp;&quot;/&quot;&amp;[.G5]" office:value-type="string" office:string-value="1+7/8" calcext:value-type="string">
            <text:p>1+7/8</text:p>
          </table:table-cell>
          <table:table-cell table:style-name="ce43" table:formula="of:=[.K6]/2" office:value-type="float" office:value="0.5" calcext:value-type="float">
            <text:p>0,5</text:p>
          </table:table-cell>
          <table:table-cell table:style-name="ce122" table:formula="of:=[.M6]/[.O6]" office:value-type="float" office:value="0.097" calcext:value-type="float">
            <text:p>0,097</text:p>
          </table:table-cell>
          <table:table-cell/>
          <table:table-cell table:formula="of:=RANK([.X6];[.X1:.X10])+2" office:value-type="float" office:value="12" calcext:value-type="float">
            <text:p>12</text:p>
          </table:table-cell>
          <table:table-cell table:style-name="ce89" table:formula="of:=RAND()" office:value-type="float" office:value="0.0568620955350736" calcext:value-type="float">
            <text:p>0,056862095535074</text:p>
          </table:table-cell>
          <table:table-cell table:formula="of:=RANK([.Z6];[.Z3:.Z8])" office:value-type="float" office:value="1" calcext:value-type="float">
            <text:p>1</text:p>
          </table:table-cell>
          <table:table-cell table:style-name="ce89" table:formula="of:=RAND()" office:value-type="float" office:value="0.721246079218672" calcext:value-type="float">
            <text:p>0,721246079218672</text:p>
          </table:table-cell>
          <table:table-cell table:number-columns-repeated="998"/>
        </table:table-row>
        <table:table-row table:style-name="ro3">
          <table:table-cell table:style-name="ce4" table:formula="of:=CHOOSE([.W7];0;0;35;56;64;28;42;63;54;32;72;49)" office:value-type="float" office:value="54" calcext:value-type="float">
            <text:p>5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8" calcext:value-type="float">
            <text:p>8</text:p>
          </table:table-cell>
          <table:covered-table-cell table:style-name="ce114"/>
          <table:table-cell table:style-name="ce64" table:formula="of:=RANDBETWEEN(2;9)" office:value-type="float" office:value="5" calcext:value-type="float">
            <text:p>5</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79" calcext:value-type="float">
            <text:p>79</text:p>
          </table:table-cell>
          <table:table-cell table:style-name="ce10" office:value-type="string" calcext:value-type="string">
            <text:p>=</text:p>
          </table:table-cell>
          <table:table-cell table:style-name="ce4" table:formula="of:=ROUND(RAND()*CHOOSE(RANDBETWEEN(1;3);10;100;1000);RANDBETWEEN(1;3))" office:value-type="float" office:value="33.773" calcext:value-type="float">
            <text:p>33,773</text:p>
          </table:table-cell>
          <table:table-cell table:style-name="ce7" office:value-type="string" calcext:value-type="string">
            <text:p>÷</text:p>
          </table:table-cell>
          <table:table-cell table:style-name="ce20" table:formula="of:=CHOOSE([.Y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7];[$'Aide à la génération'.$A$2:$'Aide à la génération'.$A$11];[$'Aide à la génération'.$B$2:$'Aide à la génération'.$B$11])" office:value-type="string" office:string-value="9×6" calcext:value-type="string">
            <text:p>9×6</text:p>
          </table:table-cell>
          <table:table-cell table:style-name="ce58" table:formula="of:=QUOTIENT([.G6];[.G7])&amp;&quot;+&quot;&amp;MOD([.G6];[.G7])&amp;&quot;/&quot;&amp;[.G7]" office:value-type="string" office:string-value="2+2/5" calcext:value-type="string">
            <text:p>2+2/5</text:p>
          </table:table-cell>
          <table:table-cell table:style-name="ce43" table:formula="of:=[.K7]/2" office:value-type="float" office:value="39.5" calcext:value-type="float">
            <text:p>39,5</text:p>
          </table:table-cell>
          <table:table-cell table:style-name="ce122" table:formula="of:=[.M7]/[.O7]" office:value-type="float" office:value="0.033773" calcext:value-type="float">
            <text:p>0,033773</text:p>
          </table:table-cell>
          <table:table-cell/>
          <table:table-cell table:formula="of:=RANK([.X7];[.X1:.X10])+2" office:value-type="float" office:value="9" calcext:value-type="float">
            <text:p>9</text:p>
          </table:table-cell>
          <table:table-cell table:style-name="ce89" table:formula="of:=RAND()" office:value-type="float" office:value="0.256703849007863" calcext:value-type="float">
            <text:p>0,256703849007863</text:p>
          </table:table-cell>
          <table:table-cell table:formula="of:=RANK([.Z7];[.Z3:.Z8])" office:value-type="float" office:value="5" calcext:value-type="float">
            <text:p>5</text:p>
          </table:table-cell>
          <table:table-cell table:style-name="ce89" table:formula="of:=RAND()" office:value-type="float" office:value="0.377321631627124" calcext:value-type="float">
            <text:p>0,377321631627124</text:p>
          </table:table-cell>
          <table:table-cell table:number-columns-repeated="998"/>
        </table:table-row>
        <table:table-row table:style-name="ro3">
          <table:table-cell table:style-name="ce4" table:formula="of:=CHOOSE([.W8];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table-cell table:style-name="ce14"/>
          <table:table-cell table:style-name="ce9"/>
          <table:table-cell table:style-name="ce10"/>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26" calcext:value-type="float">
            <text:p>26</text:p>
          </table:table-cell>
          <table:table-cell table:style-name="ce10" office:value-type="string" calcext:value-type="string">
            <text:p>=</text:p>
          </table:table-cell>
          <table:table-cell table:style-name="ce4" table:formula="of:=ROUND(RAND()*CHOOSE(RANDBETWEEN(1;3);10;100;1000);RANDBETWEEN(1;3))" office:value-type="float" office:value="3.29" calcext:value-type="float">
            <text:p>3,29</text:p>
          </table:table-cell>
          <table:table-cell table:style-name="ce7" office:value-type="string" calcext:value-type="string">
            <text:p>÷</text:p>
          </table:table-cell>
          <table:table-cell table:style-name="ce20" table:formula="of:=CHOOSE([.Y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8];[$'Aide à la génération'.$A$2:$'Aide à la génération'.$A$11];[$'Aide à la génération'.$B$2:$'Aide à la génération'.$B$11])" office:value-type="string" office:string-value="8×7" calcext:value-type="string">
            <text:p>8×7</text:p>
          </table:table-cell>
          <table:table-cell table:style-name="ce27"/>
          <table:table-cell table:style-name="ce43" table:formula="of:=[.K8]/2" office:value-type="float" office:value="13" calcext:value-type="float">
            <text:p>13</text:p>
          </table:table-cell>
          <table:table-cell table:style-name="ce122" table:formula="of:=[.M8]/[.O8]" office:value-type="float" office:value="0.0329" calcext:value-type="float">
            <text:p>0,0329</text:p>
          </table:table-cell>
          <table:table-cell/>
          <table:table-cell table:formula="of:=RANK([.X8];[.X1:.X10])+2" office:value-type="float" office:value="4" calcext:value-type="float">
            <text:p>4</text:p>
          </table:table-cell>
          <table:table-cell table:style-name="ce89" table:formula="of:=RAND()" office:value-type="float" office:value="0.60832976564474" calcext:value-type="float">
            <text:p>0,60832976564474</text:p>
          </table:table-cell>
          <table:table-cell table:formula="of:=RANK([.Z8];[.Z3:.Z8])" office:value-type="float" office:value="3" calcext:value-type="float">
            <text:p>3</text:p>
          </table:table-cell>
          <table:table-cell table:style-name="ce89" table:formula="of:=RAND()" office:value-type="float" office:value="0.643666812587197" calcext:value-type="float">
            <text:p>0,643666812587197</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0" calcext:value-type="float">
            <text:p>10</text:p>
          </table:table-cell>
          <table:table-cell table:style-name="ce89" table:formula="of:=RAND()" office:value-type="float" office:value="0.175734522174099" calcext:value-type="float">
            <text:p>0,175734522174099</text:p>
          </table:table-cell>
          <table:table-cell table:number-columns-repeated="1000"/>
        </table:table-row>
        <table:table-row table:style-name="ro4">
          <table:table-cell table:number-columns-repeated="22"/>
          <table:table-cell table:formula="of:=RANK([.X10];[.X1:.X10])+2" office:value-type="float" office:value="7" calcext:value-type="float">
            <text:p>7</text:p>
          </table:table-cell>
          <table:table-cell table:style-name="ce89" table:formula="of:=RAND()" office:value-type="float" office:value="0.355366320836015" calcext:value-type="float">
            <text:p>0,355366320836015</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1" calcext:value-type="float">
            <text:p>11</text:p>
          </table:table-cell>
          <table:table-cell table:style-name="ce89" table:formula="of:=RAND()" office:value-type="float" office:value="0.414288131812692" calcext:value-type="float">
            <text:p>0,414288131812692</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4"/>
          <table:covered-table-cell table:style-name="ce8"/>
          <table:covered-table-cell/>
          <table:table-cell table:style-name="ce54" office:value-type="string" calcext:value-type="string" table:number-columns-spanned="2" table:number-rows-spanned="1">
            <text:p>Classe :</text:p>
          </table:table-cell>
          <table:covered-table-cell table:style-name="ce88"/>
          <table:table-cell table:style-name="ce22" table:formula="of:=[.$P$2]" office:value-type="string" office:string-value="v8346" calcext:value-type="string">
            <text:p>v8346</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13];[.X12:.X21])+2" office:value-type="float" office:value="9" calcext:value-type="float">
            <text:p>9</text:p>
          </table:table-cell>
          <table:table-cell table:style-name="ce89" table:formula="of:=RAND()" office:value-type="float" office:value="0.466208583616724" calcext:value-type="float">
            <text:p>0,466208583616724</text:p>
          </table:table-cell>
          <table:table-cell table:number-columns-repeated="1000"/>
        </table:table-row>
        <table:table-row table:style-name="ro3">
          <table:table-cell table:style-name="ce37" office:value-type="string" calcext:value-type="string" table:number-columns-spanned="4" table:number-rows-spanned="1">
            <text:p>Trouver le produit</text:p>
          </table:table-cell>
          <table:covered-table-cell table:number-columns-repeated="3" table:style-name="ce38"/>
          <table:table-cell table:style-name="ce34" office:value-type="string" calcext:value-type="string" table:number-columns-spanned="4" table:number-rows-spanned="1">
            <text:p>Décomposition en entier + fraction</text:p>
          </table:table-cell>
          <table:covered-table-cell table:number-columns-repeated="3" table:style-name="ce6"/>
          <table:table-cell table:style-name="ce3" office:value-type="string" calcext:value-type="string" table:number-columns-spanned="4" table:number-rows-spanned="1">
            <text:p>Calculer 50 %</text:p>
          </table:table-cell>
          <table:covered-table-cell table:number-columns-repeated="3" table:style-name="ce6"/>
          <table:table-cell table:style-name="ce3" office:value-type="string" calcext:value-type="string" table:number-columns-spanned="4" table:number-rows-spanned="1">
            <text:p>Divis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8346" calcext:value-type="string">
            <text:p>v8346</text:p>
          </table:table-cell>
          <table:table-cell table:style-name="ce89"/>
          <table:table-cell table:formula="of:=RANK([.X14];[.X12:.X21])+2" office:value-type="float" office:value="3" calcext:value-type="float">
            <text:p>3</text:p>
          </table:table-cell>
          <table:table-cell table:style-name="ce89" table:formula="of:=RAND()" office:value-type="float" office:value="0.919492119730302" calcext:value-type="float">
            <text:p>0,919492119730302</text:p>
          </table:table-cell>
          <table:table-cell table:style-name="ce89" table:formula="of:=RANK([.Z14];[.Z14:.Z19])" office:value-type="float" office:value="1" calcext:value-type="float">
            <text:p>1</text:p>
          </table:table-cell>
          <table:table-cell table:style-name="ce89" table:formula="of:=RAND()" office:value-type="float" office:value="0.903640870266631" calcext:value-type="float">
            <text:p>0,903640870266631</text:p>
          </table:table-cell>
          <table:table-cell table:number-columns-repeated="998"/>
        </table:table-row>
        <table:table-row table:style-name="ro3">
          <table:table-cell table:style-name="ce4" table:formula="of:=CHOOSE([.W15];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30" calcext:value-type="float">
            <text:p>30</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2" calcext:value-type="float">
            <text:p>22</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12" calcext:value-type="float">
            <text:p>12</text:p>
          </table:table-cell>
          <table:table-cell table:style-name="ce10" office:value-type="string" calcext:value-type="string">
            <text:p>=</text:p>
          </table:table-cell>
          <table:table-cell table:style-name="ce4" table:formula="of:=ROUND(RAND()*CHOOSE(RANDBETWEEN(1;3);10;100;1000);RANDBETWEEN(1;3))" office:value-type="float" office:value="7.6" calcext:value-type="float">
            <text:p>7,6</text:p>
          </table:table-cell>
          <table:table-cell table:style-name="ce7" office:value-type="string" calcext:value-type="string">
            <text:p>÷</text:p>
          </table:table-cell>
          <table:table-cell table:style-name="ce20" table:formula="of:=CHOOSE([.Y15];&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15];[$'Aide à la génération'.$A$2:$'Aide à la génération'.$A$11];[$'Aide à la génération'.$B$2:$'Aide à la génération'.$B$11])" office:value-type="string" office:string-value="7×7" calcext:value-type="string">
            <text:p>7×7</text:p>
          </table:table-cell>
          <table:table-cell table:style-name="ce58" table:formula="of:=QUOTIENT([.E15];[.E16])&amp;&quot;+&quot;&amp;MOD([.E15];[.E16])&amp;&quot;/&quot;&amp;[.E16]" office:value-type="string" office:string-value="3+3/9" calcext:value-type="string">
            <text:p>3+3/9</text:p>
          </table:table-cell>
          <table:table-cell table:style-name="ce43" table:formula="of:=[.K15]/2" office:value-type="float" office:value="6" calcext:value-type="float">
            <text:p>6</text:p>
          </table:table-cell>
          <table:table-cell table:style-name="ce122" table:formula="of:=[.M15]/[.O15]" office:value-type="float" office:value="0.076" calcext:value-type="float">
            <text:p>0,076</text:p>
          </table:table-cell>
          <table:table-cell/>
          <table:table-cell table:formula="of:=RANK([.X15];[.X12:.X21])+2" office:value-type="float" office:value="12" calcext:value-type="float">
            <text:p>12</text:p>
          </table:table-cell>
          <table:table-cell table:style-name="ce89" table:formula="of:=RAND()" office:value-type="float" office:value="0.0917364338556406" calcext:value-type="float">
            <text:p>0,091736433855641</text:p>
          </table:table-cell>
          <table:table-cell table:formula="of:=RANK([.Z15];[.Z14:.Z19])" office:value-type="float" office:value="4" calcext:value-type="float">
            <text:p>4</text:p>
          </table:table-cell>
          <table:table-cell table:style-name="ce89" table:formula="of:=RAND()" office:value-type="float" office:value="0.155976018710678" calcext:value-type="float">
            <text:p>0,155976018710678</text:p>
          </table:table-cell>
          <table:table-cell table:number-columns-repeated="998"/>
        </table:table-row>
        <table:table-row table:style-name="ro3">
          <table:table-cell table:style-name="ce4" table:formula="of:=CHOOSE([.W16];0;0;35;56;64;28;42;63;54;32;72;49)" office:value-type="float" office:value="42" calcext:value-type="float">
            <text:p>4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9" calcext:value-type="float">
            <text:p>9</text:p>
          </table:table-cell>
          <table:covered-table-cell table:style-name="ce63"/>
          <table:table-cell table:style-name="ce64" table:formula="of:=RANDBETWEEN(2;9)" office:value-type="float" office:value="8" calcext:value-type="float">
            <text:p>8</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28" calcext:value-type="float">
            <text:p>28</text:p>
          </table:table-cell>
          <table:table-cell table:style-name="ce10" office:value-type="string" calcext:value-type="string">
            <text:p>=</text:p>
          </table:table-cell>
          <table:table-cell table:style-name="ce4" table:formula="of:=ROUND(RAND()*CHOOSE(RANDBETWEEN(1;3);10;100;1000);RANDBETWEEN(1;3))" office:value-type="float" office:value="70.5" calcext:value-type="float">
            <text:p>70,5</text:p>
          </table:table-cell>
          <table:table-cell table:style-name="ce7" office:value-type="string" calcext:value-type="string">
            <text:p>÷</text:p>
          </table:table-cell>
          <table:table-cell table:style-name="ce20" table:formula="of:=CHOOSE([.Y16];&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16];[$'Aide à la génération'.$A$2:$'Aide à la génération'.$A$11];[$'Aide à la génération'.$B$2:$'Aide à la génération'.$B$11])" office:value-type="string" office:string-value="7×6" calcext:value-type="string">
            <text:p>7×6</text:p>
          </table:table-cell>
          <table:table-cell table:style-name="ce58" table:formula="of:=QUOTIENT([.E17];[.E18])&amp;&quot;+&quot;&amp;MOD([.E17];[.E18])&amp;&quot;/&quot;&amp;[.E18]" office:value-type="string" office:string-value="7+0/3" calcext:value-type="string">
            <text:p>7+0/3</text:p>
          </table:table-cell>
          <table:table-cell table:style-name="ce43" table:formula="of:=[.K16]/2" office:value-type="float" office:value="14" calcext:value-type="float">
            <text:p>14</text:p>
          </table:table-cell>
          <table:table-cell table:style-name="ce122" table:formula="of:=[.M16]/[.O16]" office:value-type="float" office:value="0.705" calcext:value-type="float">
            <text:p>0,705</text:p>
          </table:table-cell>
          <table:table-cell/>
          <table:table-cell table:formula="of:=RANK([.X16];[.X12:.X21])+2" office:value-type="float" office:value="7" calcext:value-type="float">
            <text:p>7</text:p>
          </table:table-cell>
          <table:table-cell table:style-name="ce89" table:formula="of:=RAND()" office:value-type="float" office:value="0.551465859884296" calcext:value-type="float">
            <text:p>0,551465859884296</text:p>
          </table:table-cell>
          <table:table-cell table:formula="of:=RANK([.Z16];[.Z14:.Z19])" office:value-type="float" office:value="3" calcext:value-type="float">
            <text:p>3</text:p>
          </table:table-cell>
          <table:table-cell table:style-name="ce89" table:formula="of:=RAND()" office:value-type="float" office:value="0.569446378564486" calcext:value-type="float">
            <text:p>0,569446378564486</text:p>
          </table:table-cell>
          <table:table-cell table:number-columns-repeated="998"/>
        </table:table-row>
        <table:table-row table:style-name="ro3">
          <table:table-cell table:style-name="ce4" table:formula="of:=CHOOSE([.W17];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21" calcext:value-type="float">
            <text:p>21</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1" calcext:value-type="float">
            <text:p>21</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1.5" calcext:value-type="float">
            <text:p>1,5</text:p>
          </table:table-cell>
          <table:table-cell table:style-name="ce10" office:value-type="string" calcext:value-type="string">
            <text:p>=</text:p>
          </table:table-cell>
          <table:table-cell table:style-name="ce4" table:formula="of:=ROUND(RAND()*CHOOSE(RANDBETWEEN(1;3);10;100;1000);RANDBETWEEN(1;3))" office:value-type="float" office:value="8.39" calcext:value-type="float">
            <text:p>8,39</text:p>
          </table:table-cell>
          <table:table-cell table:style-name="ce7" office:value-type="string" calcext:value-type="string">
            <text:p>÷</text:p>
          </table:table-cell>
          <table:table-cell table:style-name="ce20" table:formula="of:=CHOOSE([.Y1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17];[$'Aide à la génération'.$A$2:$'Aide à la génération'.$A$11];[$'Aide à la génération'.$B$2:$'Aide à la génération'.$B$11])" office:value-type="string" office:string-value="9×7" calcext:value-type="string">
            <text:p>9×7</text:p>
          </table:table-cell>
          <table:table-cell table:style-name="ce58" table:formula="of:=QUOTIENT([.G15];[.G16])&amp;&quot;+&quot;&amp;MOD([.G15];[.G16])&amp;&quot;/&quot;&amp;[.G16]" office:value-type="string" office:string-value="2+6/8" calcext:value-type="string">
            <text:p>2+6/8</text:p>
          </table:table-cell>
          <table:table-cell table:style-name="ce43" table:formula="of:=[.K17]/2" office:value-type="float" office:value="0.75" calcext:value-type="float">
            <text:p>0,75</text:p>
          </table:table-cell>
          <table:table-cell table:style-name="ce122" table:formula="of:=[.M17]/[.O17]" office:value-type="float" office:value="0.00839" calcext:value-type="float">
            <text:p>0,00839</text:p>
          </table:table-cell>
          <table:table-cell/>
          <table:table-cell table:formula="of:=RANK([.X17];[.X12:.X21])+2" office:value-type="float" office:value="8" calcext:value-type="float">
            <text:p>8</text:p>
          </table:table-cell>
          <table:table-cell table:style-name="ce89" table:formula="of:=RAND()" office:value-type="float" office:value="0.485958778392562" calcext:value-type="float">
            <text:p>0,485958778392562</text:p>
          </table:table-cell>
          <table:table-cell table:formula="of:=RANK([.Z17];[.Z14:.Z19])" office:value-type="float" office:value="5" calcext:value-type="float">
            <text:p>5</text:p>
          </table:table-cell>
          <table:table-cell table:style-name="ce89" table:formula="of:=RAND()" office:value-type="float" office:value="0.0308767882430868" calcext:value-type="float">
            <text:p>0,030876788243087</text:p>
          </table:table-cell>
          <table:table-cell table:number-columns-repeated="998"/>
        </table:table-row>
        <table:table-row table:style-name="ro3">
          <table:table-cell table:style-name="ce4" table:formula="of:=CHOOSE([.W18];0;0;35;56;64;28;42;63;54;32;72;49)" office:value-type="float" office:value="32" calcext:value-type="float">
            <text:p>3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3" calcext:value-type="float">
            <text:p>3</text:p>
          </table:table-cell>
          <table:covered-table-cell table:style-name="ce114"/>
          <table:table-cell table:style-name="ce64" table:formula="of:=RANDBETWEEN(2;9)" office:value-type="float" office:value="6" calcext:value-type="float">
            <text:p>6</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69" calcext:value-type="float">
            <text:p>69</text:p>
          </table:table-cell>
          <table:table-cell table:style-name="ce10" office:value-type="string" calcext:value-type="string">
            <text:p>=</text:p>
          </table:table-cell>
          <table:table-cell table:style-name="ce4" table:formula="of:=ROUND(RAND()*CHOOSE(RANDBETWEEN(1;3);10;100;1000);RANDBETWEEN(1;3))" office:value-type="float" office:value="286.346" calcext:value-type="float">
            <text:p>286,346</text:p>
          </table:table-cell>
          <table:table-cell table:style-name="ce7" office:value-type="string" calcext:value-type="string">
            <text:p>÷</text:p>
          </table:table-cell>
          <table:table-cell table:style-name="ce20" table:formula="of:=CHOOSE([.Y18];&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18];[$'Aide à la génération'.$A$2:$'Aide à la génération'.$A$11];[$'Aide à la génération'.$B$2:$'Aide à la génération'.$B$11])" office:value-type="string" office:string-value="8×4" calcext:value-type="string">
            <text:p>8×4</text:p>
          </table:table-cell>
          <table:table-cell table:style-name="ce58" table:formula="of:=QUOTIENT([.G17];[.G18])&amp;&quot;+&quot;&amp;MOD([.G17];[.G18])&amp;&quot;/&quot;&amp;[.G18]" office:value-type="string" office:string-value="3+3/6" calcext:value-type="string">
            <text:p>3+3/6</text:p>
          </table:table-cell>
          <table:table-cell table:style-name="ce43" table:formula="of:=[.K18]/2" office:value-type="float" office:value="34.5" calcext:value-type="float">
            <text:p>34,5</text:p>
          </table:table-cell>
          <table:table-cell table:style-name="ce122" table:formula="of:=[.M18]/[.O18]" office:value-type="float" office:value="28.6346" calcext:value-type="float">
            <text:p>28,6346</text:p>
          </table:table-cell>
          <table:table-cell/>
          <table:table-cell table:formula="of:=RANK([.X18];[.X12:.X21])+2" office:value-type="float" office:value="10" calcext:value-type="float">
            <text:p>10</text:p>
          </table:table-cell>
          <table:table-cell table:style-name="ce89" table:formula="of:=RAND()" office:value-type="float" office:value="0.41916201935865" calcext:value-type="float">
            <text:p>0,41916201935865</text:p>
          </table:table-cell>
          <table:table-cell table:formula="of:=RANK([.Z18];[.Z14:.Z19])" office:value-type="float" office:value="2" calcext:value-type="float">
            <text:p>2</text:p>
          </table:table-cell>
          <table:table-cell table:style-name="ce89" table:formula="of:=RAND()" office:value-type="float" office:value="0.630259459229135" calcext:value-type="float">
            <text:p>0,630259459229135</text:p>
          </table:table-cell>
          <table:table-cell table:number-columns-repeated="998"/>
        </table:table-row>
        <table:table-row table:style-name="ro3">
          <table:table-cell table:style-name="ce4" table:formula="of:=CHOOSE([.W19];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table-cell table:style-name="ce14"/>
          <table:table-cell table:style-name="ce9"/>
          <table:table-cell table:style-name="ce10"/>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22" calcext:value-type="float">
            <text:p>22</text:p>
          </table:table-cell>
          <table:table-cell table:style-name="ce10" office:value-type="string" calcext:value-type="string">
            <text:p>=</text:p>
          </table:table-cell>
          <table:table-cell table:style-name="ce4" table:formula="of:=ROUND(RAND()*CHOOSE(RANDBETWEEN(1;3);10;100;1000);RANDBETWEEN(1;3))" office:value-type="float" office:value="78.177" calcext:value-type="float">
            <text:p>78,177</text:p>
          </table:table-cell>
          <table:table-cell table:style-name="ce7" office:value-type="string" calcext:value-type="string">
            <text:p>÷</text:p>
          </table:table-cell>
          <table:table-cell table:style-name="ce20" table:formula="of:=CHOOSE([.Y1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19];[$'Aide à la génération'.$A$2:$'Aide à la génération'.$A$11];[$'Aide à la génération'.$B$2:$'Aide à la génération'.$B$11])" office:value-type="string" office:string-value="8×7" calcext:value-type="string">
            <text:p>8×7</text:p>
          </table:table-cell>
          <table:table-cell table:style-name="ce27"/>
          <table:table-cell table:style-name="ce43" table:formula="of:=[.K19]/2" office:value-type="float" office:value="11" calcext:value-type="float">
            <text:p>11</text:p>
          </table:table-cell>
          <table:table-cell table:style-name="ce122" table:formula="of:=[.M19]/[.O19]" office:value-type="float" office:value="0.078177" calcext:value-type="float">
            <text:p>0,078177</text:p>
          </table:table-cell>
          <table:table-cell/>
          <table:table-cell table:formula="of:=RANK([.X19];[.X12:.X21])+2" office:value-type="float" office:value="4" calcext:value-type="float">
            <text:p>4</text:p>
          </table:table-cell>
          <table:table-cell table:style-name="ce89" table:formula="of:=RAND()" office:value-type="float" office:value="0.876221719964814" calcext:value-type="float">
            <text:p>0,876221719964814</text:p>
          </table:table-cell>
          <table:table-cell table:formula="of:=RANK([.Z19];[.Z14:.Z19])" office:value-type="float" office:value="6" calcext:value-type="float">
            <text:p>6</text:p>
          </table:table-cell>
          <table:table-cell table:style-name="ce89" table:formula="of:=RAND()" office:value-type="float" office:value="0.00526759476182935" calcext:value-type="float">
            <text:p>0,00526759476182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5" calcext:value-type="float">
            <text:p>5</text:p>
          </table:table-cell>
          <table:table-cell table:style-name="ce89" table:formula="of:=RAND()" office:value-type="float" office:value="0.870443620145297" calcext:value-type="float">
            <text:p>0,870443620145297</text:p>
          </table:table-cell>
          <table:table-cell table:number-columns-repeated="1000"/>
        </table:table-row>
        <table:table-row table:style-name="ro4">
          <table:table-cell table:number-columns-repeated="22"/>
          <table:table-cell table:formula="of:=RANK([.X21];[.X12:.X21])+2" office:value-type="float" office:value="6" calcext:value-type="float">
            <text:p>6</text:p>
          </table:table-cell>
          <table:table-cell table:style-name="ce89" table:formula="of:=RAND()" office:value-type="float" office:value="0.832260944885264" calcext:value-type="float">
            <text:p>0,832260944885264</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4" calcext:value-type="float">
            <text:p>4</text:p>
          </table:table-cell>
          <table:table-cell table:style-name="ce89" table:formula="of:=RAND()" office:value-type="float" office:value="0.679570914711514" calcext:value-type="float">
            <text:p>0,679570914711514</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4"/>
          <table:covered-table-cell table:style-name="ce8"/>
          <table:covered-table-cell/>
          <table:table-cell table:style-name="ce54" office:value-type="string" calcext:value-type="string" table:number-columns-spanned="2" table:number-rows-spanned="1">
            <text:p>Classe :</text:p>
          </table:table-cell>
          <table:covered-table-cell table:style-name="ce88"/>
          <table:table-cell table:style-name="ce22" table:formula="of:=[.$P$2]" office:value-type="string" office:string-value="v8346" calcext:value-type="string">
            <text:p>v8346</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4];[.X23:.X32])+2" office:value-type="float" office:value="5" calcext:value-type="float">
            <text:p>5</text:p>
          </table:table-cell>
          <table:table-cell table:style-name="ce89" table:formula="of:=RAND()" office:value-type="float" office:value="0.625677064034622" calcext:value-type="float">
            <text:p>0,625677064034622</text:p>
          </table:table-cell>
          <table:table-cell table:number-columns-repeated="1000"/>
        </table:table-row>
        <table:table-row table:style-name="ro3">
          <table:table-cell table:style-name="ce37" office:value-type="string" calcext:value-type="string" table:number-columns-spanned="4" table:number-rows-spanned="1">
            <text:p>Trouver le produit</text:p>
          </table:table-cell>
          <table:covered-table-cell table:number-columns-repeated="3" table:style-name="ce38"/>
          <table:table-cell table:style-name="ce34" office:value-type="string" calcext:value-type="string" table:number-columns-spanned="4" table:number-rows-spanned="1">
            <text:p>Décomposition en entier + fraction</text:p>
          </table:table-cell>
          <table:covered-table-cell table:number-columns-repeated="3" table:style-name="ce6"/>
          <table:table-cell table:style-name="ce3" office:value-type="string" calcext:value-type="string" table:number-columns-spanned="4" table:number-rows-spanned="1">
            <text:p>Calculer 50 %</text:p>
          </table:table-cell>
          <table:covered-table-cell table:number-columns-repeated="3" table:style-name="ce6"/>
          <table:table-cell table:style-name="ce3" office:value-type="string" calcext:value-type="string" table:number-columns-spanned="4" table:number-rows-spanned="1">
            <text:p>Divis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8346" calcext:value-type="string">
            <text:p>v8346</text:p>
          </table:table-cell>
          <table:table-cell table:style-name="ce89"/>
          <table:table-cell table:formula="of:=RANK([.X25];[.X23:.X32])+2" office:value-type="float" office:value="12" calcext:value-type="float">
            <text:p>12</text:p>
          </table:table-cell>
          <table:table-cell table:style-name="ce89" table:formula="of:=RAND()" office:value-type="float" office:value="0.012742811296845" calcext:value-type="float">
            <text:p>0,012742811296845</text:p>
          </table:table-cell>
          <table:table-cell table:style-name="ce89" table:formula="of:=RANK([.Z25];[.Z25:.Z30])" office:value-type="float" office:value="5" calcext:value-type="float">
            <text:p>5</text:p>
          </table:table-cell>
          <table:table-cell table:style-name="ce89" table:formula="of:=RAND()" office:value-type="float" office:value="0.283079591376779" calcext:value-type="float">
            <text:p>0,283079591376779</text:p>
          </table:table-cell>
          <table:table-cell table:number-columns-repeated="998"/>
        </table:table-row>
        <table:table-row table:style-name="ro3">
          <table:table-cell table:style-name="ce4" table:formula="of:=CHOOSE([.W26];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23" calcext:value-type="float">
            <text:p>23</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5" calcext:value-type="float">
            <text:p>25</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56" calcext:value-type="float">
            <text:p>56</text:p>
          </table:table-cell>
          <table:table-cell table:style-name="ce10" office:value-type="string" calcext:value-type="string">
            <text:p>=</text:p>
          </table:table-cell>
          <table:table-cell table:style-name="ce4" table:formula="of:=ROUND(RAND()*CHOOSE(RANDBETWEEN(1;3);10;100;1000);RANDBETWEEN(1;3))" office:value-type="float" office:value="8.663" calcext:value-type="float">
            <text:p>8,663</text:p>
          </table:table-cell>
          <table:table-cell table:style-name="ce7" office:value-type="string" calcext:value-type="string">
            <text:p>÷</text:p>
          </table:table-cell>
          <table:table-cell table:style-name="ce20" table:formula="of:=CHOOSE([.Y2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26];[$'Aide à la génération'.$A$2:$'Aide à la génération'.$A$11];[$'Aide à la génération'.$B$2:$'Aide à la génération'.$B$11])" office:value-type="string" office:string-value="7×4" calcext:value-type="string">
            <text:p>7×4</text:p>
          </table:table-cell>
          <table:table-cell table:style-name="ce58" table:formula="of:=QUOTIENT([.E26];[.E27])&amp;&quot;+&quot;&amp;MOD([.E26];[.E27])&amp;&quot;/&quot;&amp;[.E27]" office:value-type="string" office:string-value="11+1/2" calcext:value-type="string">
            <text:p>11+1/2</text:p>
          </table:table-cell>
          <table:table-cell table:style-name="ce43" table:formula="of:=[.K26]/2" office:value-type="float" office:value="28" calcext:value-type="float">
            <text:p>28</text:p>
          </table:table-cell>
          <table:table-cell table:style-name="ce122" table:formula="of:=[.M26]/[.O26]" office:value-type="float" office:value="0.8663" calcext:value-type="float">
            <text:p>0,8663</text:p>
          </table:table-cell>
          <table:table-cell/>
          <table:table-cell table:formula="of:=RANK([.X26];[.X23:.X32])+2" office:value-type="float" office:value="6" calcext:value-type="float">
            <text:p>6</text:p>
          </table:table-cell>
          <table:table-cell table:style-name="ce89" table:formula="of:=RAND()" office:value-type="float" office:value="0.481148505207695" calcext:value-type="float">
            <text:p>0,481148505207695</text:p>
          </table:table-cell>
          <table:table-cell table:formula="of:=RANK([.Z26];[.Z25:.Z30])" office:value-type="float" office:value="1" calcext:value-type="float">
            <text:p>1</text:p>
          </table:table-cell>
          <table:table-cell table:style-name="ce89" table:formula="of:=RAND()" office:value-type="float" office:value="0.891035560667713" calcext:value-type="float">
            <text:p>0,891035560667713</text:p>
          </table:table-cell>
          <table:table-cell table:number-columns-repeated="998"/>
        </table:table-row>
        <table:table-row table:style-name="ro3">
          <table:table-cell table:style-name="ce4" table:formula="of:=CHOOSE([.W27];0;0;35;56;64;28;42;63;54;32;72;49)" office:value-type="float" office:value="54" calcext:value-type="float">
            <text:p>5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2" calcext:value-type="float">
            <text:p>2</text:p>
          </table:table-cell>
          <table:covered-table-cell table:style-name="ce63"/>
          <table:table-cell table:style-name="ce64" table:formula="of:=RANDBETWEEN(2;9)" office:value-type="float" office:value="9" calcext:value-type="float">
            <text:p>9</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32" calcext:value-type="float">
            <text:p>32</text:p>
          </table:table-cell>
          <table:table-cell table:style-name="ce10" office:value-type="string" calcext:value-type="string">
            <text:p>=</text:p>
          </table:table-cell>
          <table:table-cell table:style-name="ce4" table:formula="of:=ROUND(RAND()*CHOOSE(RANDBETWEEN(1;3);10;100;1000);RANDBETWEEN(1;3))" office:value-type="float" office:value="284.99" calcext:value-type="float">
            <text:p>284,99</text:p>
          </table:table-cell>
          <table:table-cell table:style-name="ce7" office:value-type="string" calcext:value-type="string">
            <text:p>÷</text:p>
          </table:table-cell>
          <table:table-cell table:style-name="ce20" table:formula="of:=CHOOSE([.Y2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27];[$'Aide à la génération'.$A$2:$'Aide à la génération'.$A$11];[$'Aide à la génération'.$B$2:$'Aide à la génération'.$B$11])" office:value-type="string" office:string-value="9×6" calcext:value-type="string">
            <text:p>9×6</text:p>
          </table:table-cell>
          <table:table-cell table:style-name="ce58" table:formula="of:=QUOTIENT([.E28];[.E29])&amp;&quot;+&quot;&amp;MOD([.E28];[.E29])&amp;&quot;/&quot;&amp;[.E29]" office:value-type="string" office:string-value="7+0/3" calcext:value-type="string">
            <text:p>7+0/3</text:p>
          </table:table-cell>
          <table:table-cell table:style-name="ce43" table:formula="of:=[.K27]/2" office:value-type="float" office:value="16" calcext:value-type="float">
            <text:p>16</text:p>
          </table:table-cell>
          <table:table-cell table:style-name="ce122" table:formula="of:=[.M27]/[.O27]" office:value-type="float" office:value="0.28499" calcext:value-type="float">
            <text:p>0,28499</text:p>
          </table:table-cell>
          <table:table-cell/>
          <table:table-cell table:formula="of:=RANK([.X27];[.X23:.X32])+2" office:value-type="float" office:value="9" calcext:value-type="float">
            <text:p>9</text:p>
          </table:table-cell>
          <table:table-cell table:style-name="ce89" table:formula="of:=RAND()" office:value-type="float" office:value="0.196190657701538" calcext:value-type="float">
            <text:p>0,196190657701538</text:p>
          </table:table-cell>
          <table:table-cell table:formula="of:=RANK([.Z27];[.Z25:.Z30])" office:value-type="float" office:value="6" calcext:value-type="float">
            <text:p>6</text:p>
          </table:table-cell>
          <table:table-cell table:style-name="ce89" table:formula="of:=RAND()" office:value-type="float" office:value="0.267969179067644" calcext:value-type="float">
            <text:p>0,267969179067644</text:p>
          </table:table-cell>
          <table:table-cell table:number-columns-repeated="998"/>
        </table:table-row>
        <table:table-row table:style-name="ro3">
          <table:table-cell table:style-name="ce4" table:formula="of:=CHOOSE([.W28];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21" calcext:value-type="float">
            <text:p>21</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4" calcext:value-type="float">
            <text:p>14</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0.9" calcext:value-type="float">
            <text:p>0,9</text:p>
          </table:table-cell>
          <table:table-cell table:style-name="ce10" office:value-type="string" calcext:value-type="string">
            <text:p>=</text:p>
          </table:table-cell>
          <table:table-cell table:style-name="ce4" table:formula="of:=ROUND(RAND()*CHOOSE(RANDBETWEEN(1;3);10;100;1000);RANDBETWEEN(1;3))" office:value-type="float" office:value="166.15" calcext:value-type="float">
            <text:p>166,15</text:p>
          </table:table-cell>
          <table:table-cell table:style-name="ce7" office:value-type="string" calcext:value-type="string">
            <text:p>÷</text:p>
          </table:table-cell>
          <table:table-cell table:style-name="ce20" table:formula="of:=CHOOSE([.Y2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28];[$'Aide à la génération'.$A$2:$'Aide à la génération'.$A$11];[$'Aide à la génération'.$B$2:$'Aide à la génération'.$B$11])" office:value-type="string" office:string-value="7×6" calcext:value-type="string">
            <text:p>7×6</text:p>
          </table:table-cell>
          <table:table-cell table:style-name="ce58" table:formula="of:=QUOTIENT([.G26];[.G27])&amp;&quot;+&quot;&amp;MOD([.G26];[.G27])&amp;&quot;/&quot;&amp;[.G27]" office:value-type="string" office:string-value="2+7/9" calcext:value-type="string">
            <text:p>2+7/9</text:p>
          </table:table-cell>
          <table:table-cell table:style-name="ce43" table:formula="of:=[.K28]/2" office:value-type="float" office:value="0.45" calcext:value-type="float">
            <text:p>0,45</text:p>
          </table:table-cell>
          <table:table-cell table:style-name="ce122" table:formula="of:=[.M28]/[.O28]" office:value-type="float" office:value="1.6615" calcext:value-type="float">
            <text:p>1,6615</text:p>
          </table:table-cell>
          <table:table-cell/>
          <table:table-cell table:formula="of:=RANK([.X28];[.X23:.X32])+2" office:value-type="float" office:value="7" calcext:value-type="float">
            <text:p>7</text:p>
          </table:table-cell>
          <table:table-cell table:style-name="ce89" table:formula="of:=RAND()" office:value-type="float" office:value="0.477106683494142" calcext:value-type="float">
            <text:p>0,477106683494142</text:p>
          </table:table-cell>
          <table:table-cell table:formula="of:=RANK([.Z28];[.Z25:.Z30])" office:value-type="float" office:value="4" calcext:value-type="float">
            <text:p>4</text:p>
          </table:table-cell>
          <table:table-cell table:style-name="ce89" table:formula="of:=RAND()" office:value-type="float" office:value="0.413463194784824" calcext:value-type="float">
            <text:p>0,413463194784824</text:p>
          </table:table-cell>
          <table:table-cell table:number-columns-repeated="998"/>
        </table:table-row>
        <table:table-row table:style-name="ro3">
          <table:table-cell table:style-name="ce4" table:formula="of:=CHOOSE([.W29];0;0;35;56;64;28;42;63;54;32;72;49)" office:value-type="float" office:value="32" calcext:value-type="float">
            <text:p>3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3" calcext:value-type="float">
            <text:p>3</text:p>
          </table:table-cell>
          <table:covered-table-cell table:style-name="ce114"/>
          <table:table-cell table:style-name="ce64" table:formula="of:=RANDBETWEEN(2;9)" office:value-type="float" office:value="6" calcext:value-type="float">
            <text:p>6</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5" calcext:value-type="float">
            <text:p>45</text:p>
          </table:table-cell>
          <table:table-cell table:style-name="ce10" office:value-type="string" calcext:value-type="string">
            <text:p>=</text:p>
          </table:table-cell>
          <table:table-cell table:style-name="ce4" table:formula="of:=ROUND(RAND()*CHOOSE(RANDBETWEEN(1;3);10;100;1000);RANDBETWEEN(1;3))" office:value-type="float" office:value="13.7" calcext:value-type="float">
            <text:p>13,7</text:p>
          </table:table-cell>
          <table:table-cell table:style-name="ce7" office:value-type="string" calcext:value-type="string">
            <text:p>÷</text:p>
          </table:table-cell>
          <table:table-cell table:style-name="ce20" table:formula="of:=CHOOSE([.Y2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29];[$'Aide à la génération'.$A$2:$'Aide à la génération'.$A$11];[$'Aide à la génération'.$B$2:$'Aide à la génération'.$B$11])" office:value-type="string" office:string-value="8×4" calcext:value-type="string">
            <text:p>8×4</text:p>
          </table:table-cell>
          <table:table-cell table:style-name="ce58" table:formula="of:=QUOTIENT([.G28];[.G29])&amp;&quot;+&quot;&amp;MOD([.G28];[.G29])&amp;&quot;/&quot;&amp;[.G29]" office:value-type="string" office:string-value="2+2/6" calcext:value-type="string">
            <text:p>2+2/6</text:p>
          </table:table-cell>
          <table:table-cell table:style-name="ce43" table:formula="of:=[.K29]/2" office:value-type="float" office:value="22.5" calcext:value-type="float">
            <text:p>22,5</text:p>
          </table:table-cell>
          <table:table-cell table:style-name="ce122" table:formula="of:=[.M29]/[.O29]" office:value-type="float" office:value="0.137" calcext:value-type="float">
            <text:p>0,137</text:p>
          </table:table-cell>
          <table:table-cell/>
          <table:table-cell table:formula="of:=RANK([.X29];[.X23:.X32])+2" office:value-type="float" office:value="10" calcext:value-type="float">
            <text:p>10</text:p>
          </table:table-cell>
          <table:table-cell table:style-name="ce89" table:formula="of:=RAND()" office:value-type="float" office:value="0.042638157484131" calcext:value-type="float">
            <text:p>0,042638157484131</text:p>
          </table:table-cell>
          <table:table-cell table:formula="of:=RANK([.Z29];[.Z25:.Z30])" office:value-type="float" office:value="3" calcext:value-type="float">
            <text:p>3</text:p>
          </table:table-cell>
          <table:table-cell table:style-name="ce89" table:formula="of:=RAND()" office:value-type="float" office:value="0.644966165888555" calcext:value-type="float">
            <text:p>0,644966165888555</text:p>
          </table:table-cell>
          <table:table-cell table:number-columns-repeated="998"/>
        </table:table-row>
        <table:table-row table:style-name="ro3">
          <table:table-cell table:style-name="ce4" table:formula="of:=CHOOSE([.W30];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table-cell table:style-name="ce14"/>
          <table:table-cell table:style-name="ce9"/>
          <table:table-cell table:style-name="ce10"/>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15" calcext:value-type="float">
            <text:p>15</text:p>
          </table:table-cell>
          <table:table-cell table:style-name="ce10" office:value-type="string" calcext:value-type="string">
            <text:p>=</text:p>
          </table:table-cell>
          <table:table-cell table:style-name="ce4" table:formula="of:=ROUND(RAND()*CHOOSE(RANDBETWEEN(1;3);10;100;1000);RANDBETWEEN(1;3))" office:value-type="float" office:value="6.6" calcext:value-type="float">
            <text:p>6,6</text:p>
          </table:table-cell>
          <table:table-cell table:style-name="ce7" office:value-type="string" calcext:value-type="string">
            <text:p>÷</text:p>
          </table:table-cell>
          <table:table-cell table:style-name="ce20" table:formula="of:=CHOOSE([.Y3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30];[$'Aide à la génération'.$A$2:$'Aide à la génération'.$A$11];[$'Aide à la génération'.$B$2:$'Aide à la génération'.$B$11])" office:value-type="string" office:string-value="7×5" calcext:value-type="string">
            <text:p>7×5</text:p>
          </table:table-cell>
          <table:table-cell table:style-name="ce27"/>
          <table:table-cell table:style-name="ce43" table:formula="of:=[.K30]/2" office:value-type="float" office:value="7.5" calcext:value-type="float">
            <text:p>7,5</text:p>
          </table:table-cell>
          <table:table-cell table:style-name="ce122" table:formula="of:=[.M30]/[.O30]" office:value-type="float" office:value="0.66" calcext:value-type="float">
            <text:p>0,66</text:p>
          </table:table-cell>
          <table:table-cell/>
          <table:table-cell table:formula="of:=RANK([.X30];[.X23:.X32])+2" office:value-type="float" office:value="3" calcext:value-type="float">
            <text:p>3</text:p>
          </table:table-cell>
          <table:table-cell table:style-name="ce89" table:formula="of:=RAND()" office:value-type="float" office:value="0.812313413803462" calcext:value-type="float">
            <text:p>0,812313413803462</text:p>
          </table:table-cell>
          <table:table-cell table:formula="of:=RANK([.Z30];[.Z25:.Z30])" office:value-type="float" office:value="2" calcext:value-type="float">
            <text:p>2</text:p>
          </table:table-cell>
          <table:table-cell table:style-name="ce89" table:formula="of:=RAND()" office:value-type="float" office:value="0.847058552117962" calcext:value-type="float">
            <text:p>0,84705855211796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1" calcext:value-type="float">
            <text:p>11</text:p>
          </table:table-cell>
          <table:table-cell table:style-name="ce89" table:formula="of:=RAND()" office:value-type="float" office:value="0.0175190630925107" calcext:value-type="float">
            <text:p>0,017519063092511</text:p>
          </table:table-cell>
          <table:table-cell table:number-columns-repeated="1000"/>
        </table:table-row>
        <table:table-row table:style-name="ro4">
          <table:table-cell table:number-columns-repeated="22"/>
          <table:table-cell table:formula="of:=RANK([.X32];[.X23:.X32])+2" office:value-type="float" office:value="8" calcext:value-type="float">
            <text:p>8</text:p>
          </table:table-cell>
          <table:table-cell table:style-name="ce89" table:formula="of:=RAND()" office:value-type="float" office:value="0.446133010135489" calcext:value-type="float">
            <text:p>0,446133010135489</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7" calcext:value-type="float">
            <text:p>7</text:p>
          </table:table-cell>
          <table:table-cell table:style-name="ce89" table:formula="of:=RAND()" office:value-type="float" office:value="0.51702950088004" calcext:value-type="float">
            <text:p>0,51702950088004</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4"/>
          <table:covered-table-cell table:style-name="ce8"/>
          <table:covered-table-cell/>
          <table:table-cell table:style-name="ce54" office:value-type="string" calcext:value-type="string" table:number-columns-spanned="2" table:number-rows-spanned="1">
            <text:p>Classe :</text:p>
          </table:table-cell>
          <table:covered-table-cell table:style-name="ce88"/>
          <table:table-cell table:style-name="ce22" table:formula="of:=[.$P$2]" office:value-type="string" office:string-value="v8346" calcext:value-type="string">
            <text:p>v8346</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35];[.X34:.X43])+2" office:value-type="float" office:value="4" calcext:value-type="float">
            <text:p>4</text:p>
          </table:table-cell>
          <table:table-cell table:style-name="ce89" table:formula="of:=RAND()" office:value-type="float" office:value="0.781938355083634" calcext:value-type="float">
            <text:p>0,781938355083634</text:p>
          </table:table-cell>
          <table:table-cell table:number-columns-repeated="1000"/>
        </table:table-row>
        <table:table-row table:style-name="ro3">
          <table:table-cell table:style-name="ce37" office:value-type="string" calcext:value-type="string" table:number-columns-spanned="4" table:number-rows-spanned="1">
            <text:p>Trouver le produit</text:p>
          </table:table-cell>
          <table:covered-table-cell table:number-columns-repeated="3" table:style-name="ce38"/>
          <table:table-cell table:style-name="ce34" office:value-type="string" calcext:value-type="string" table:number-columns-spanned="4" table:number-rows-spanned="1">
            <text:p>Décomposition en entier + fraction</text:p>
          </table:table-cell>
          <table:covered-table-cell table:number-columns-repeated="3" table:style-name="ce6"/>
          <table:table-cell table:style-name="ce3" office:value-type="string" calcext:value-type="string" table:number-columns-spanned="4" table:number-rows-spanned="1">
            <text:p>Calculer 50 %</text:p>
          </table:table-cell>
          <table:covered-table-cell table:number-columns-repeated="3" table:style-name="ce6"/>
          <table:table-cell table:style-name="ce3" office:value-type="string" calcext:value-type="string" table:number-columns-spanned="4" table:number-rows-spanned="1">
            <text:p>Diviser par 10, 100, 1000</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8346" calcext:value-type="string">
            <text:p>v8346</text:p>
          </table:table-cell>
          <table:table-cell table:style-name="ce89"/>
          <table:table-cell table:formula="of:=RANK([.X36];[.X34:.X43])+2" office:value-type="float" office:value="5" calcext:value-type="float">
            <text:p>5</text:p>
          </table:table-cell>
          <table:table-cell table:style-name="ce89" table:formula="of:=RAND()" office:value-type="float" office:value="0.685222155437967" calcext:value-type="float">
            <text:p>0,685222155437967</text:p>
          </table:table-cell>
          <table:table-cell table:style-name="ce89" table:formula="of:=RANK([.Z36];[.Z36:.Z41])" office:value-type="float" office:value="5" calcext:value-type="float">
            <text:p>5</text:p>
          </table:table-cell>
          <table:table-cell table:style-name="ce89" table:formula="of:=RAND()" office:value-type="float" office:value="0.32776390716349" calcext:value-type="float">
            <text:p>0,32776390716349</text:p>
          </table:table-cell>
          <table:table-cell table:number-columns-repeated="998"/>
        </table:table-row>
        <table:table-row table:style-name="ro3">
          <table:table-cell table:style-name="ce4" table:formula="of:=CHOOSE([.W37];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28" calcext:value-type="float">
            <text:p>28</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4" calcext:value-type="float">
            <text:p>14</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66" calcext:value-type="float">
            <text:p>66</text:p>
          </table:table-cell>
          <table:table-cell table:style-name="ce10" office:value-type="string" calcext:value-type="string">
            <text:p>=</text:p>
          </table:table-cell>
          <table:table-cell table:style-name="ce4" table:formula="of:=ROUND(RAND()*CHOOSE(RANDBETWEEN(1;3);10;100;1000);RANDBETWEEN(1;3))" office:value-type="float" office:value="4.286" calcext:value-type="float">
            <text:p>4,286</text:p>
          </table:table-cell>
          <table:table-cell table:style-name="ce7" office:value-type="string" calcext:value-type="string">
            <text:p>÷</text:p>
          </table:table-cell>
          <table:table-cell table:style-name="ce20" table:formula="of:=CHOOSE([.Y37];&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37];[$'Aide à la génération'.$A$2:$'Aide à la génération'.$A$11];[$'Aide à la génération'.$B$2:$'Aide à la génération'.$B$11])" office:value-type="string" office:string-value="7×4" calcext:value-type="string">
            <text:p>7×4</text:p>
          </table:table-cell>
          <table:table-cell table:style-name="ce58" table:formula="of:=QUOTIENT([.E37];[.E38])&amp;&quot;+&quot;&amp;MOD([.E37];[.E38])&amp;&quot;/&quot;&amp;[.E38]" office:value-type="string" office:string-value="7+0/4" calcext:value-type="string">
            <text:p>7+0/4</text:p>
          </table:table-cell>
          <table:table-cell table:style-name="ce43" table:formula="of:=[.K37]/2" office:value-type="float" office:value="33" calcext:value-type="float">
            <text:p>33</text:p>
          </table:table-cell>
          <table:table-cell table:style-name="ce122" table:formula="of:=[.M37]/[.O37]" office:value-type="float" office:value="0.04286" calcext:value-type="float">
            <text:p>0,04286</text:p>
          </table:table-cell>
          <table:table-cell/>
          <table:table-cell table:formula="of:=RANK([.X37];[.X34:.X43])+2" office:value-type="float" office:value="6" calcext:value-type="float">
            <text:p>6</text:p>
          </table:table-cell>
          <table:table-cell table:style-name="ce89" table:formula="of:=RAND()" office:value-type="float" office:value="0.623122782512961" calcext:value-type="float">
            <text:p>0,623122782512961</text:p>
          </table:table-cell>
          <table:table-cell table:formula="of:=RANK([.Z37];[.Z36:.Z41])" office:value-type="float" office:value="4" calcext:value-type="float">
            <text:p>4</text:p>
          </table:table-cell>
          <table:table-cell table:style-name="ce89" table:formula="of:=RAND()" office:value-type="float" office:value="0.348118818741475" calcext:value-type="float">
            <text:p>0,348118818741475</text:p>
          </table:table-cell>
          <table:table-cell table:number-columns-repeated="998"/>
        </table:table-row>
        <table:table-row table:style-name="ro3">
          <table:table-cell table:style-name="ce4" table:formula="of:=CHOOSE([.W38];0;0;35;56;64;28;42;63;54;32;72;49)" office:value-type="float" office:value="54" calcext:value-type="float">
            <text:p>5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4" calcext:value-type="float">
            <text:p>4</text:p>
          </table:table-cell>
          <table:covered-table-cell table:style-name="ce63"/>
          <table:table-cell table:style-name="ce64" table:formula="of:=RANDBETWEEN(2;9)" office:value-type="float" office:value="6" calcext:value-type="float">
            <text:p>6</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6.8" calcext:value-type="float">
            <text:p>6,8</text:p>
          </table:table-cell>
          <table:table-cell table:style-name="ce10" office:value-type="string" calcext:value-type="string">
            <text:p>=</text:p>
          </table:table-cell>
          <table:table-cell table:style-name="ce4" table:formula="of:=ROUND(RAND()*CHOOSE(RANDBETWEEN(1;3);10;100;1000);RANDBETWEEN(1;3))" office:value-type="float" office:value="41.71" calcext:value-type="float">
            <text:p>41,71</text:p>
          </table:table-cell>
          <table:table-cell table:style-name="ce7" office:value-type="string" calcext:value-type="string">
            <text:p>÷</text:p>
          </table:table-cell>
          <table:table-cell table:style-name="ce20" table:formula="of:=CHOOSE([.Y3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LOOKUP([.A38];[$'Aide à la génération'.$A$2:$'Aide à la génération'.$A$11];[$'Aide à la génération'.$B$2:$'Aide à la génération'.$B$11])" office:value-type="string" office:string-value="9×6" calcext:value-type="string">
            <text:p>9×6</text:p>
          </table:table-cell>
          <table:table-cell table:style-name="ce58" table:formula="of:=QUOTIENT([.E39];[.E40])&amp;&quot;+&quot;&amp;MOD([.E39];[.E40])&amp;&quot;/&quot;&amp;[.E40]" office:value-type="string" office:string-value="1+5/8" calcext:value-type="string">
            <text:p>1+5/8</text:p>
          </table:table-cell>
          <table:table-cell table:style-name="ce43" table:formula="of:=[.K38]/2" office:value-type="float" office:value="3.4" calcext:value-type="float">
            <text:p>3,4</text:p>
          </table:table-cell>
          <table:table-cell table:style-name="ce122" table:formula="of:=[.M38]/[.O38]" office:value-type="float" office:value="0.4171" calcext:value-type="float">
            <text:p>0,4171</text:p>
          </table:table-cell>
          <table:table-cell/>
          <table:table-cell table:formula="of:=RANK([.X38];[.X34:.X43])+2" office:value-type="float" office:value="9" calcext:value-type="float">
            <text:p>9</text:p>
          </table:table-cell>
          <table:table-cell table:style-name="ce89" table:formula="of:=RAND()" office:value-type="float" office:value="0.33533946119367" calcext:value-type="float">
            <text:p>0,33533946119367</text:p>
          </table:table-cell>
          <table:table-cell table:formula="of:=RANK([.Z38];[.Z36:.Z41])" office:value-type="float" office:value="3" calcext:value-type="float">
            <text:p>3</text:p>
          </table:table-cell>
          <table:table-cell table:style-name="ce89" table:formula="of:=RAND()" office:value-type="float" office:value="0.388269727093854" calcext:value-type="float">
            <text:p>0,388269727093854</text:p>
          </table:table-cell>
          <table:table-cell table:number-columns-repeated="998"/>
        </table:table-row>
        <table:table-row table:style-name="ro3">
          <table:table-cell table:style-name="ce4" table:formula="of:=CHOOSE([.W39];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60" table:formula="of:=RANDBETWEEN(11;30)" office:value-type="float" office:value="13" calcext:value-type="float">
            <text:p>13</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3" calcext:value-type="float">
            <text:p>13</text:p>
          </table:table-cell>
          <table:table-cell table:style-name="ce65" office:value-type="string" calcext:value-type="string" table:number-columns-spanned="1" table:number-rows-spanned="2">
            <text:p><text:s/>= <text:s text:c="4"/>+</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3.6" calcext:value-type="float">
            <text:p>3,6</text:p>
          </table:table-cell>
          <table:table-cell table:style-name="ce10" office:value-type="string" calcext:value-type="string">
            <text:p>=</text:p>
          </table:table-cell>
          <table:table-cell table:style-name="ce4" table:formula="of:=ROUND(RAND()*CHOOSE(RANDBETWEEN(1;3);10;100;1000);RANDBETWEEN(1;3))" office:value-type="float" office:value="48" calcext:value-type="float">
            <text:p>48</text:p>
          </table:table-cell>
          <table:table-cell table:style-name="ce7" office:value-type="string" calcext:value-type="string">
            <text:p>÷</text:p>
          </table:table-cell>
          <table:table-cell table:style-name="ce20" table:formula="of:=CHOOSE([.Y39];&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39];[$'Aide à la génération'.$A$2:$'Aide à la génération'.$A$11];[$'Aide à la génération'.$B$2:$'Aide à la génération'.$B$11])" office:value-type="string" office:string-value="7×5" calcext:value-type="string">
            <text:p>7×5</text:p>
          </table:table-cell>
          <table:table-cell table:style-name="ce58" table:formula="of:=QUOTIENT([.G37];[.G38])&amp;&quot;+&quot;&amp;MOD([.G37];[.G38])&amp;&quot;/&quot;&amp;[.G38]" office:value-type="string" office:string-value="2+2/6" calcext:value-type="string">
            <text:p>2+2/6</text:p>
          </table:table-cell>
          <table:table-cell table:style-name="ce43" table:formula="of:=[.K39]/2" office:value-type="float" office:value="1.8" calcext:value-type="float">
            <text:p>1,8</text:p>
          </table:table-cell>
          <table:table-cell table:style-name="ce122" table:formula="of:=[.M39]/[.O39]" office:value-type="float" office:value="4.8" calcext:value-type="float">
            <text:p>4,8</text:p>
          </table:table-cell>
          <table:table-cell/>
          <table:table-cell table:formula="of:=RANK([.X39];[.X34:.X43])+2" office:value-type="float" office:value="3" calcext:value-type="float">
            <text:p>3</text:p>
          </table:table-cell>
          <table:table-cell table:style-name="ce89" table:formula="of:=RAND()" office:value-type="float" office:value="0.86608576936601" calcext:value-type="float">
            <text:p>0,86608576936601</text:p>
          </table:table-cell>
          <table:table-cell table:formula="of:=RANK([.Z39];[.Z36:.Z41])" office:value-type="float" office:value="1" calcext:value-type="float">
            <text:p>1</text:p>
          </table:table-cell>
          <table:table-cell table:style-name="ce89" table:formula="of:=RAND()" office:value-type="float" office:value="0.703010717477521" calcext:value-type="float">
            <text:p>0,703010717477521</text:p>
          </table:table-cell>
          <table:table-cell table:number-columns-repeated="998"/>
        </table:table-row>
        <table:table-row table:style-name="ro3">
          <table:table-cell table:style-name="ce4" table:formula="of:=CHOOSE([.W40];0;0;35;56;64;28;42;63;54;32;72;49)" office:value-type="float" office:value="72" calcext:value-type="float">
            <text:p>7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61" table:formula="of:=RANDBETWEEN(2;9)" office:value-type="float" office:value="8" calcext:value-type="float">
            <text:p>8</text:p>
          </table:table-cell>
          <table:covered-table-cell table:style-name="ce114"/>
          <table:table-cell table:style-name="ce64" table:formula="of:=RANDBETWEEN(2;9)" office:value-type="float" office:value="4" calcext:value-type="float">
            <text:p>4</text:p>
          </table:table-cell>
          <table:covered-table-cell table:style-name="ce118" office:value-type="string" calcext:value-type="string">
            <text:p>=</text:p>
          </table:covered-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9" calcext:value-type="float">
            <text:p>89</text:p>
          </table:table-cell>
          <table:table-cell table:style-name="ce10" office:value-type="string" calcext:value-type="string">
            <text:p>=</text:p>
          </table:table-cell>
          <table:table-cell table:style-name="ce4" table:formula="of:=ROUND(RAND()*CHOOSE(RANDBETWEEN(1;3);10;100;1000);RANDBETWEEN(1;3))" office:value-type="float" office:value="8.916" calcext:value-type="float">
            <text:p>8,916</text:p>
          </table:table-cell>
          <table:table-cell table:style-name="ce7" office:value-type="string" calcext:value-type="string">
            <text:p>÷</text:p>
          </table:table-cell>
          <table:table-cell table:style-name="ce20" table:formula="of:=CHOOSE([.Y40];&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LOOKUP([.A40];[$'Aide à la génération'.$A$2:$'Aide à la génération'.$A$11];[$'Aide à la génération'.$B$2:$'Aide à la génération'.$B$11])" office:value-type="string" office:string-value="9×8" calcext:value-type="string">
            <text:p>9×8</text:p>
          </table:table-cell>
          <table:table-cell table:style-name="ce58" table:formula="of:=QUOTIENT([.G39];[.G40])&amp;&quot;+&quot;&amp;MOD([.G39];[.G40])&amp;&quot;/&quot;&amp;[.G40]" office:value-type="string" office:string-value="3+1/4" calcext:value-type="string">
            <text:p>3+1/4</text:p>
          </table:table-cell>
          <table:table-cell table:style-name="ce43" table:formula="of:=[.K40]/2" office:value-type="float" office:value="44.5" calcext:value-type="float">
            <text:p>44,5</text:p>
          </table:table-cell>
          <table:table-cell table:style-name="ce122" table:formula="of:=[.M40]/[.O40]" office:value-type="float" office:value="0.008916" calcext:value-type="float">
            <text:p>0,008916</text:p>
          </table:table-cell>
          <table:table-cell/>
          <table:table-cell table:formula="of:=RANK([.X40];[.X34:.X43])+2" office:value-type="float" office:value="11" calcext:value-type="float">
            <text:p>11</text:p>
          </table:table-cell>
          <table:table-cell table:style-name="ce89" table:formula="of:=RAND()" office:value-type="float" office:value="0.120144664498308" calcext:value-type="float">
            <text:p>0,120144664498308</text:p>
          </table:table-cell>
          <table:table-cell table:formula="of:=RANK([.Z40];[.Z36:.Z41])" office:value-type="float" office:value="6" calcext:value-type="float">
            <text:p>6</text:p>
          </table:table-cell>
          <table:table-cell table:style-name="ce89" table:formula="of:=RAND()" office:value-type="float" office:value="0.209783315544334" calcext:value-type="float">
            <text:p>0,209783315544334</text:p>
          </table:table-cell>
          <table:table-cell table:number-columns-repeated="998"/>
        </table:table-row>
        <table:table-row table:style-name="ro3">
          <table:table-cell table:style-name="ce4" table:formula="of:=CHOOSE([.W41];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table-cell table:style-name="ce14"/>
          <table:table-cell table:style-name="ce9"/>
          <table:table-cell table:style-name="ce10"/>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7" calcext:value-type="float">
            <text:p>87</text:p>
          </table:table-cell>
          <table:table-cell table:style-name="ce10" office:value-type="string" calcext:value-type="string">
            <text:p>=</text:p>
          </table:table-cell>
          <table:table-cell table:style-name="ce4" table:formula="of:=ROUND(RAND()*CHOOSE(RANDBETWEEN(1;3);10;100;1000);RANDBETWEEN(1;3))" office:value-type="float" office:value="452.145" calcext:value-type="float">
            <text:p>452,145</text:p>
          </table:table-cell>
          <table:table-cell table:style-name="ce7" office:value-type="string" calcext:value-type="string">
            <text:p>÷</text:p>
          </table:table-cell>
          <table:table-cell table:style-name="ce20" table:formula="of:=CHOOSE([.Y41];&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LOOKUP([.A41];[$'Aide à la génération'.$A$2:$'Aide à la génération'.$A$11];[$'Aide à la génération'.$B$2:$'Aide à la génération'.$B$11])" office:value-type="string" office:string-value="8×4" calcext:value-type="string">
            <text:p>8×4</text:p>
          </table:table-cell>
          <table:table-cell table:style-name="ce27"/>
          <table:table-cell table:style-name="ce43" table:formula="of:=[.K41]/2" office:value-type="float" office:value="43.5" calcext:value-type="float">
            <text:p>43,5</text:p>
          </table:table-cell>
          <table:table-cell table:style-name="ce122" table:formula="of:=[.M41]/[.O41]" office:value-type="float" office:value="45.2145" calcext:value-type="float">
            <text:p>45,2145</text:p>
          </table:table-cell>
          <table:table-cell/>
          <table:table-cell table:formula="of:=RANK([.X41];[.X34:.X43])+2" office:value-type="float" office:value="10" calcext:value-type="float">
            <text:p>10</text:p>
          </table:table-cell>
          <table:table-cell table:style-name="ce89" table:formula="of:=RAND()" office:value-type="float" office:value="0.152499347169908" calcext:value-type="float">
            <text:p>0,152499347169908</text:p>
          </table:table-cell>
          <table:table-cell table:formula="of:=RANK([.Z41];[.Z36:.Z41])" office:value-type="float" office:value="2" calcext:value-type="float">
            <text:p>2</text:p>
          </table:table-cell>
          <table:table-cell table:style-name="ce89" table:formula="of:=RAND()" office:value-type="float" office:value="0.640784630803314" calcext:value-type="float">
            <text:p>0,640784630803314</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2" calcext:value-type="float">
            <text:p>12</text:p>
          </table:table-cell>
          <table:table-cell table:style-name="ce89" table:formula="of:=RAND()" office:value-type="float" office:value="0.0994874776169134" calcext:value-type="float">
            <text:p>0,099487477616913</text:p>
          </table:table-cell>
          <table:table-cell table:number-columns-repeated="1000"/>
        </table:table-row>
        <table:table-row table:style-name="ro4">
          <table:table-cell table:number-columns-repeated="22"/>
          <table:table-cell table:formula="of:=RANK([.X43];[.X34:.X43])+2" office:value-type="float" office:value="8" calcext:value-type="float">
            <text:p>8</text:p>
          </table:table-cell>
          <table:table-cell table:style-name="ce89" table:formula="of:=RAND()" office:value-type="float" office:value="0.418314164823843" calcext:value-type="float">
            <text:p>0,418314164823843</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Orange" table:style-name="ta3" table:print-ranges="'Ceinture Orange'.A1:'Ceinture Orange'.P44 'Ceinture Orange'.R1:'Ceinture Orang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3" form:id="control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Orange?language=Basic&amp;location=document" xlink:type="simple"/>
              </office:event-listeners>
            </form:button>
          </form:form>
        </office:forms>
        <table:shapes>
          <draw:control draw:z-index="0" draw:style-name="gr3" draw:text-style-name="P1" svg:width="16.51mm" svg:height="7.49mm" svg:x="499.13mm" svg:y="4.98mm" draw:control="control3"/>
        </table:shapes>
        <table:table-column table:style-name="co32" table:default-cell-style-name="Default"/>
        <table:table-column table:style-name="co2" table:default-cell-style-name="Default"/>
        <table:table-column table:style-name="co34" table:default-cell-style-name="Default"/>
        <table:table-column table:style-name="co12" table:default-cell-style-name="Default"/>
        <table:table-column table:style-name="co35" table:default-cell-style-name="Default"/>
        <table:table-column table:style-name="co6" table:number-columns-repeated="2" table:default-cell-style-name="Default"/>
        <table:table-column table:style-name="co36" table:default-cell-style-name="Default"/>
        <table:table-column table:style-name="co37" table:default-cell-style-name="Default"/>
        <table:table-column table:style-name="co10" table:default-cell-style-name="Default"/>
        <table:table-column table:style-name="co38" table:default-cell-style-name="Default"/>
        <table:table-column table:style-name="co12" table:default-cell-style-name="Default"/>
        <table:table-column table:style-name="co39" table:default-cell-style-name="Default"/>
        <table:table-column table:style-name="co30" table:default-cell-style-name="Default"/>
        <table:table-column table:style-name="co40" table:default-cell-style-name="Default"/>
        <table:table-column table:style-name="co41" table:default-cell-style-name="Default"/>
        <table:table-column table:style-name="co42" table:default-cell-style-name="Default"/>
        <table:table-column table:style-name="co18" table:default-cell-style-name="Default"/>
        <table:table-column table:style-name="co43" table:default-cell-style-name="Default"/>
        <table:table-column table:style-name="co44" table:default-cell-style-name="Default"/>
        <table:table-column table:style-name="co32" table:default-cell-style-name="Default"/>
        <table:table-column table:style-name="co12" table:default-cell-style-name="Default"/>
        <table:table-column table:style-name="co20" table:default-cell-style-name="Default"/>
        <table:table-column table:style-name="co6" table:default-cell-style-name="Default"/>
        <table:table-column table:style-name="co22" table:default-cell-style-name="Default"/>
        <table:table-column table:style-name="co12" table:number-columns-repeated="999" table:default-cell-style-name="Default"/>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1" calcext:value-type="float">
            <text:p>11</text:p>
          </table:table-cell>
          <table:table-cell table:style-name="ce89" table:formula="of:=RAND()" office:value-type="float" office:value="0.327068088617484" calcext:value-type="float">
            <text:p>0,327068088617484</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quot;v&quot;&amp;ROUND(RAND()*10000;0)" office:value-type="string" office:string-value="v7686" calcext:value-type="string">
            <text:p>v7686</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X1:.X10])+2" office:value-type="float" office:value="6" calcext:value-type="float">
            <text:p>6</text:p>
          </table:table-cell>
          <table:table-cell table:style-name="ce89" table:formula="of:=RAND()" office:value-type="float" office:value="0.890141243276577" calcext:value-type="float">
            <text:p>0,890141243276577</text:p>
          </table:table-cell>
          <table:table-cell table:number-columns-repeated="1000"/>
        </table:table-row>
        <table:table-row table:style-name="ro1">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7686" calcext:value-type="string">
            <text:p>v7686</text:p>
          </table:table-cell>
          <table:table-cell table:style-name="ce89"/>
          <table:table-cell table:formula="of:=RANK([.X3];[.X1:.X10])+2" office:value-type="float" office:value="7" calcext:value-type="float">
            <text:p>7</text:p>
          </table:table-cell>
          <table:table-cell table:style-name="ce89" table:formula="of:=RAND()" office:value-type="float" office:value="0.687930282428585" calcext:value-type="float">
            <text:p>0,687930282428585</text:p>
          </table:table-cell>
          <table:table-cell table:style-name="ce89" table:formula="of:=RANK([.Z3];[.Z3:.Z8])" office:value-type="float" office:value="6" calcext:value-type="float">
            <text:p>6</text:p>
          </table:table-cell>
          <table:table-cell table:style-name="ce89" table:formula="of:=RAND()" office:value-type="float" office:value="0.203267190572178" calcext:value-type="float">
            <text:p>0,203267190572178</text:p>
          </table:table-cell>
          <table:table-cell table:style-name="ce89" table:number-columns-repeated="998"/>
        </table:table-row>
        <table:table-row table:style-name="ro3">
          <table:table-cell table:style-name="ce39" table:formula="of:=CHOOSE([.Y4];&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84" calcext:value-type="float">
            <text:p>84</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32" calcext:value-type="float">
            <text:p>32</text:p>
          </table:table-cell>
          <table:table-cell table:style-name="ce7" office:value-type="string" calcext:value-type="string">
            <text:p>+</text:p>
          </table:table-cell>
          <table:table-cell table:style-name="ce9" table:formula="of:=CHOOSE([.Y3];11;21;31;11;21;31)" office:value-type="float" office:value="31" calcext:value-type="float">
            <text:p>31</text:p>
          </table:table-cell>
          <table:table-cell table:style-name="ce10" office:value-type="string" calcext:value-type="string">
            <text:p>=</text:p>
          </table:table-cell>
          <table:table-cell table:style-name="ce4" table:formula="of:=((((IF([.Y4]=1;0;RANDBETWEEN(1;9))*10+IF([.Y4]=2;0;RANDBETWEEN(1;9)))*10+IF([.Y4]=3;0;RANDBETWEEN(1;9)))*10+IF([.Y4]=4;0;RANDBETWEEN(1;9)))*10+IF([.Y4]=5;0;RANDBETWEEN(1;9)))/1000" office:value-type="float" office:value="32.44" calcext:value-type="float">
            <text:p>32,44</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2" calcext:value-type="float">
            <text:p>12</text:p>
          </table:table-cell>
          <table:table-cell table:style-name="ce40" table:formula="of:=CHOOSE([.W4];&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4]&lt;5;&quot;m&quot;;IF(AND([.W4]&gt;4;[.W4]&lt;9);&quot;L&quot;;&quot;g&quot;))" office:value-type="string" office:string-value="m" calcext:value-type="string">
            <text:p>m</text:p>
          </table:table-cell>
          <table:table-cell/>
          <table:table-cell table:style-name="ce69" table:formula="of:=IF([.A4]=&quot;moitié&quot;;[.C4]/2;IF([.A4]=&quot;quart&quot;;[.C4]/4;IF([.A4]=&quot;tiers&quot;;[.C4]/3;IF([.A4]=&quot;quadruple&quot;;[.C4]*4;IF([.A4]=&quot;double&quot;;[.C4]*2;IF([.A4]=&quot;triple&quot;;[.C4]*3))))))" office:value-type="float" office:value="28" calcext:value-type="float">
            <text:p>28</text:p>
          </table:table-cell>
          <table:table-cell table:style-name="ce27" table:formula="of:=[.E4]+[.G4]" office:value-type="float" office:value="63" calcext:value-type="float">
            <text:p>63</text:p>
          </table:table-cell>
          <table:table-cell table:style-name="ce27" table:formula="of:=FLOOR([.I4])&amp;IF(FLOOR([.I4]*10)-FLOOR([.I4])*10;&quot; + &quot;&amp;(FLOOR([.I4]*10)-FLOOR([.I4])*10)/10;&quot;&quot;)&amp;IF(FLOOR([.I4]*100)-FLOOR([.I4]*10)*10;&quot; + &quot;&amp;(FLOOR([.I4]*100)-FLOOR([.I4]*10)*10)/100;&quot;&quot;)&amp;IF(FLOOR([.I4]*1000)-FLOOR([.I4]*100)*10;&quot; + &quot;&amp;(FLOOR([.I4]*1000)-FLOOR([.I4]*100)*10)/1000;&quot;&quot;)" office:value-type="string" office:string-value="32 + 0,4 + 0,04" calcext:value-type="string">
            <text:p>32 + 0,4 + 0,04</text:p>
          </table:table-cell>
          <table:table-cell table:style-name="ce48" table:formula="of:=[.M4]*(CHOOSE([.W4];0;0.01;0.001;1000;0.001;100;0.1;0.01;1000;0.1;0.001;10))&amp;&quot; &quot;&amp;[.P4]" office:value-type="string" office:string-value="0,012 m" calcext:value-type="string">
            <text:p>0,012 m</text:p>
          </table:table-cell>
          <table:table-cell/>
          <table:table-cell table:formula="of:=RANK([.X4];[.X1:.X10])+2" office:value-type="float" office:value="3" calcext:value-type="float">
            <text:p>3</text:p>
          </table:table-cell>
          <table:table-cell table:style-name="ce89" table:formula="of:=RAND()" office:value-type="float" office:value="0.97054858026744" calcext:value-type="float">
            <text:p>0,97054858026744</text:p>
          </table:table-cell>
          <table:table-cell table:formula="of:=RANK([.Z4];[.Z3:.Z8])" office:value-type="float" office:value="5" calcext:value-type="float">
            <text:p>5</text:p>
          </table:table-cell>
          <table:table-cell table:style-name="ce89" table:formula="of:=RAND()" office:value-type="float" office:value="0.505670261017439" calcext:value-type="float">
            <text:p>0,505670261017439</text:p>
          </table:table-cell>
          <table:table-cell table:number-columns-repeated="998"/>
        </table:table-row>
        <table:table-row table:style-name="ro3">
          <table:table-cell table:style-name="ce39" table:formula="of:=CHOOSE([.Y5];&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18" calcext:value-type="float">
            <text:p>18</text:p>
          </table:table-cell>
          <table:table-cell table:style-name="ce42" office:value-type="string" calcext:value-type="string">
            <text:p><text:span text:style-name="T6">"</text:span><text:span text:style-name="T7">=</text:span></text:p>
          </table:table-cell>
          <table:table-cell table:style-name="ce47" table:formula="of:=CHOOSE([.Y4];11;21;31;11;21;31)" office:value-type="float" office:value="21" calcext:value-type="float">
            <text:p>21</text:p>
          </table:table-cell>
          <table:table-cell table:style-name="ce7" office:value-type="string" calcext:value-type="string">
            <text:p>+</text:p>
          </table:table-cell>
          <table:table-cell table:style-name="ce9" table:formula="of:=RANDBETWEEN(11;68)" office:value-type="float" office:value="68" calcext:value-type="float">
            <text:p>68</text:p>
          </table:table-cell>
          <table:table-cell table:style-name="ce10" office:value-type="string" calcext:value-type="string">
            <text:p>=</text:p>
          </table:table-cell>
          <table:table-cell table:style-name="ce4" table:formula="of:=((((IF([.Y5]=1;0;RANDBETWEEN(1;9))*10+IF([.Y5]=2;0;RANDBETWEEN(1;9)))*10+IF([.Y5]=3;0;RANDBETWEEN(1;9)))*10+IF([.Y5]=4;0;RANDBETWEEN(1;9)))*10+IF([.Y5]=5;0;RANDBETWEEN(1;9)))/1000" office:value-type="float" office:value="60.668" calcext:value-type="float">
            <text:p>60,66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0.7" calcext:value-type="float">
            <text:p>0,7</text:p>
          </table:table-cell>
          <table:table-cell table:style-name="ce40" table:formula="of:=CHOOSE([.W5];&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5]&lt;5;&quot;m&quot;;IF(AND([.W5]&gt;4;[.W5]&lt;9);&quot;L&quot;;&quot;g&quot;))" office:value-type="string" office:string-value="g" calcext:value-type="string">
            <text:p>g</text:p>
          </table:table-cell>
          <table:table-cell/>
          <table:table-cell table:style-name="ce69" table:formula="of:=IF([.A5]=&quot;moitié&quot;;[.C5]/2;IF([.A5]=&quot;quart&quot;;[.C5]/4;IF([.A5]=&quot;tiers&quot;;[.C5]/3;IF([.A5]=&quot;quadruple&quot;;[.C5]*4;IF([.A5]=&quot;double&quot;;[.C5]*2;IF([.A5]=&quot;triple&quot;;[.C5]*3))))))" office:value-type="float" office:value="9" calcext:value-type="float">
            <text:p>9</text:p>
          </table:table-cell>
          <table:table-cell table:style-name="ce27" table:formula="of:=[.E5]+[.G5]" office:value-type="float" office:value="89" calcext:value-type="float">
            <text:p>89</text:p>
          </table:table-cell>
          <table:table-cell table:style-name="ce27" table:formula="of:=FLOOR([.I5])&amp;IF(FLOOR([.I5]*10)-FLOOR([.I5])*10;&quot; + &quot;&amp;(FLOOR([.I5]*10)-FLOOR([.I5])*10)/10;&quot;&quot;)&amp;IF(FLOOR([.I5]*100)-FLOOR([.I5]*10)*10;&quot; + &quot;&amp;(FLOOR([.I5]*100)-FLOOR([.I5]*10)*10)/100;&quot;&quot;)&amp;IF(FLOOR([.I5]*1000)-FLOOR([.I5]*100)*10;&quot; + &quot;&amp;(FLOOR([.I5]*1000)-FLOOR([.I5]*100)*10)/1000;&quot;&quot;)" office:value-type="string" office:string-value="60 + 0,6 + 0,06 + 0,008" calcext:value-type="string">
            <text:p>60 + 0,6 + 0,06 + 0,008</text:p>
          </table:table-cell>
          <table:table-cell table:style-name="ce48" table:formula="of:=[.M5]*(CHOOSE([.W5];0;0.01;0.001;1000;0.001;100;0.1;0.01;1000;0.1;0.001;10))&amp;&quot; &quot;&amp;[.P5]" office:value-type="string" office:string-value="0,07 g" calcext:value-type="string">
            <text:p>0,07 g</text:p>
          </table:table-cell>
          <table:table-cell/>
          <table:table-cell table:formula="of:=RANK([.X5];[.X1:.X10])+2" office:value-type="float" office:value="10" calcext:value-type="float">
            <text:p>10</text:p>
          </table:table-cell>
          <table:table-cell table:style-name="ce89" table:formula="of:=RAND()" office:value-type="float" office:value="0.483720228518982" calcext:value-type="float">
            <text:p>0,483720228518982</text:p>
          </table:table-cell>
          <table:table-cell table:formula="of:=RANK([.Z5];[.Z3:.Z8])" office:value-type="float" office:value="2" calcext:value-type="float">
            <text:p>2</text:p>
          </table:table-cell>
          <table:table-cell table:style-name="ce89" table:formula="of:=RAND()" office:value-type="float" office:value="0.738536568302324" calcext:value-type="float">
            <text:p>0,738536568302324</text:p>
          </table:table-cell>
          <table:table-cell table:number-columns-repeated="998"/>
        </table:table-row>
        <table:table-row table:style-name="ro3">
          <table:table-cell table:style-name="ce39" table:formula="of:=CHOOSE([.Y6];&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18" calcext:value-type="float">
            <text:p>18</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63" calcext:value-type="float">
            <text:p>63</text:p>
          </table:table-cell>
          <table:table-cell table:style-name="ce7" office:value-type="string" calcext:value-type="string">
            <text:p>+</text:p>
          </table:table-cell>
          <table:table-cell table:style-name="ce9" table:formula="of:=CHOOSE([.Y5];11;21;31;11;21;31)" office:value-type="float" office:value="21" calcext:value-type="float">
            <text:p>21</text:p>
          </table:table-cell>
          <table:table-cell table:style-name="ce10" office:value-type="string" calcext:value-type="string">
            <text:p>=</text:p>
          </table:table-cell>
          <table:table-cell table:style-name="ce4" table:formula="of:=((((IF([.Y6]=1;0;RANDBETWEEN(1;9))*10+IF([.Y6]=2;0;RANDBETWEEN(1;9)))*10+IF([.Y6]=3;0;RANDBETWEEN(1;9)))*10+IF([.Y6]=4;0;RANDBETWEEN(1;9)))*10+IF([.Y6]=5;0;RANDBETWEEN(1;9)))/1000" office:value-type="float" office:value="7.859" calcext:value-type="float">
            <text:p>7,859</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 calcext:value-type="float">
            <text:p>1</text:p>
          </table:table-cell>
          <table:table-cell table:style-name="ce40" table:formula="of:=CHOOSE([.W6];&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6]&lt;5;&quot;m&quot;;IF(AND([.W6]&gt;4;[.W6]&lt;9);&quot;L&quot;;&quot;g&quot;))" office:value-type="string" office:string-value="L" calcext:value-type="string">
            <text:p>L</text:p>
          </table:table-cell>
          <table:table-cell/>
          <table:table-cell table:style-name="ce69" table:formula="of:=IF([.A6]=&quot;moitié&quot;;[.C6]/2;IF([.A6]=&quot;quart&quot;;[.C6]/4;IF([.A6]=&quot;tiers&quot;;[.C6]/3;IF([.A6]=&quot;quadruple&quot;;[.C6]*4;IF([.A6]=&quot;double&quot;;[.C6]*2;IF([.A6]=&quot;triple&quot;;[.C6]*3))))))" office:value-type="float" office:value="36" calcext:value-type="float">
            <text:p>36</text:p>
          </table:table-cell>
          <table:table-cell table:style-name="ce27" table:formula="of:=[.E6]+[.G6]" office:value-type="float" office:value="84" calcext:value-type="float">
            <text:p>84</text:p>
          </table:table-cell>
          <table:table-cell table:style-name="ce27" table:formula="of:=FLOOR([.I6])&amp;IF(FLOOR([.I6]*10)-FLOOR([.I6])*10;&quot; + &quot;&amp;(FLOOR([.I6]*10)-FLOOR([.I6])*10)/10;&quot;&quot;)&amp;IF(FLOOR([.I6]*100)-FLOOR([.I6]*10)*10;&quot; + &quot;&amp;(FLOOR([.I6]*100)-FLOOR([.I6]*10)*10)/100;&quot;&quot;)&amp;IF(FLOOR([.I6]*1000)-FLOOR([.I6]*100)*10;&quot; + &quot;&amp;(FLOOR([.I6]*1000)-FLOOR([.I6]*100)*10)/1000;&quot;&quot;)" office:value-type="string" office:string-value="7 + 0,8 + 0,05 + 0,009" calcext:value-type="string">
            <text:p>7 + 0,8 + 0,05 + 0,009</text:p>
          </table:table-cell>
          <table:table-cell table:style-name="ce48" table:formula="of:=[.M6]*(CHOOSE([.W6];0;0.01;0.001;1000;0.001;100;0.1;0.01;1000;0.1;0.001;10))&amp;&quot; &quot;&amp;[.P6]" office:value-type="string" office:string-value="0,01 L" calcext:value-type="string">
            <text:p>0,01 L</text:p>
          </table:table-cell>
          <table:table-cell/>
          <table:table-cell table:formula="of:=RANK([.X6];[.X1:.X10])+2" office:value-type="float" office:value="8" calcext:value-type="float">
            <text:p>8</text:p>
          </table:table-cell>
          <table:table-cell table:style-name="ce89" table:formula="of:=RAND()" office:value-type="float" office:value="0.554111041856472" calcext:value-type="float">
            <text:p>0,554111041856472</text:p>
          </table:table-cell>
          <table:table-cell table:formula="of:=RANK([.Z6];[.Z3:.Z8])" office:value-type="float" office:value="1" calcext:value-type="float">
            <text:p>1</text:p>
          </table:table-cell>
          <table:table-cell table:style-name="ce89" table:formula="of:=RAND()" office:value-type="float" office:value="0.848625067052183" calcext:value-type="float">
            <text:p>0,848625067052183</text:p>
          </table:table-cell>
          <table:table-cell table:number-columns-repeated="998"/>
        </table:table-row>
        <table:table-row table:style-name="ro3">
          <table:table-cell table:style-name="ce39" table:formula="of:=CHOOSE([.Y7];&quot;double&quot;;&quot;moitié&quot;;&quot;quart&quot;;&quot;quadruple&quot;; &quot;tiers&quot;; &quot;triple&quot;)" office:value-type="string" office:string-value="quadruple" calcext:value-type="string">
            <text:p>quadruple</text:p>
          </table:table-cell>
          <table:table-cell table:style-name="ce40" office:value-type="string" calcext:value-type="string">
            <text:p>de</text:p>
          </table:table-cell>
          <table:table-cell table:style-name="ce41" table:formula="of:=6*RANDBETWEEN(3;15)" office:value-type="float" office:value="36" calcext:value-type="float">
            <text:p>36</text:p>
          </table:table-cell>
          <table:table-cell table:style-name="ce42" office:value-type="string" calcext:value-type="string">
            <text:p><text:span text:style-name="T6">"</text:span><text:span text:style-name="T7">=</text:span></text:p>
          </table:table-cell>
          <table:table-cell table:style-name="ce47" table:formula="of:=CHOOSE([.Y6];11;21;31;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27" calcext:value-type="float">
            <text:p>27</text:p>
          </table:table-cell>
          <table:table-cell table:style-name="ce10" office:value-type="string" calcext:value-type="string">
            <text:p>=</text:p>
          </table:table-cell>
          <table:table-cell table:style-name="ce4" table:formula="of:=((((IF([.Y7]=1;0;RANDBETWEEN(1;9))*10+IF([.Y7]=2;0;RANDBETWEEN(1;9)))*10+IF([.Y7]=3;0;RANDBETWEEN(1;9)))*10+IF([.Y7]=4;0;RANDBETWEEN(1;9)))*10+IF([.Y7]=5;0;RANDBETWEEN(1;9)))/1000" office:value-type="float" office:value="49.601" calcext:value-type="float">
            <text:p>49,601</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7];&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7]&lt;5;&quot;m&quot;;IF(AND([.W7]&gt;4;[.W7]&lt;9);&quot;L&quot;;&quot;g&quot;))" office:value-type="string" office:string-value="g" calcext:value-type="string">
            <text:p>g</text:p>
          </table:table-cell>
          <table:table-cell/>
          <table:table-cell table:style-name="ce69" table:formula="of:=IF([.A7]=&quot;moitié&quot;;[.C7]/2;IF([.A7]=&quot;quart&quot;;[.C7]/4;IF([.A7]=&quot;tiers&quot;;[.C7]/3;IF([.A7]=&quot;quadruple&quot;;[.C7]*4;IF([.A7]=&quot;double&quot;;[.C7]*2;IF([.A7]=&quot;triple&quot;;[.C7]*3))))))" office:value-type="float" office:value="144" calcext:value-type="float">
            <text:p>144</text:p>
          </table:table-cell>
          <table:table-cell table:style-name="ce27" table:formula="of:=[.E7]+[.G7]" office:value-type="float" office:value="38" calcext:value-type="float">
            <text:p>38</text:p>
          </table:table-cell>
          <table:table-cell table:style-name="ce27" table:formula="of:=FLOOR([.I7])&amp;IF(FLOOR([.I7]*10)-FLOOR([.I7])*10;&quot; + &quot;&amp;(FLOOR([.I7]*10)-FLOOR([.I7])*10)/10;&quot;&quot;)&amp;IF(FLOOR([.I7]*100)-FLOOR([.I7]*10)*10;&quot; + &quot;&amp;(FLOOR([.I7]*100)-FLOOR([.I7]*10)*10)/100;&quot;&quot;)&amp;IF(FLOOR([.I7]*1000)-FLOOR([.I7]*100)*10;&quot; + &quot;&amp;(FLOOR([.I7]*1000)-FLOOR([.I7]*100)*10)/1000;&quot;&quot;)" office:value-type="string" office:string-value="49 + 0,6 + 0,001" calcext:value-type="string">
            <text:p>49 + 0,6 + 0,001</text:p>
          </table:table-cell>
          <table:table-cell table:style-name="ce48" table:formula="of:=[.M7]*(CHOOSE([.W7];0;0.01;0.001;1000;0.001;100;0.1;0.01;1000;0.1;0.001;10))&amp;&quot; &quot;&amp;[.P7]" office:value-type="string" office:string-value="100000 g" calcext:value-type="string">
            <text:p>100000 g</text:p>
          </table:table-cell>
          <table:table-cell/>
          <table:table-cell table:formula="of:=RANK([.X7];[.X1:.X10])+2" office:value-type="float" office:value="9" calcext:value-type="float">
            <text:p>9</text:p>
          </table:table-cell>
          <table:table-cell table:style-name="ce89" table:formula="of:=RAND()" office:value-type="float" office:value="0.516748824911528" calcext:value-type="float">
            <text:p>0,516748824911528</text:p>
          </table:table-cell>
          <table:table-cell table:formula="of:=RANK([.Z7];[.Z3:.Z8])" office:value-type="float" office:value="4" calcext:value-type="float">
            <text:p>4</text:p>
          </table:table-cell>
          <table:table-cell table:style-name="ce89" table:formula="of:=RAND()" office:value-type="float" office:value="0.64965115178139" calcext:value-type="float">
            <text:p>0,64965115178139</text:p>
          </table:table-cell>
          <table:table-cell table:number-columns-repeated="998"/>
        </table:table-row>
        <table:table-row table:style-name="ro3">
          <table:table-cell table:style-name="ce39" table:formula="of:=CHOOSE([.Y8];&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36" calcext:value-type="float">
            <text:p>36</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42" calcext:value-type="float">
            <text:p>42</text:p>
          </table:table-cell>
          <table:table-cell table:style-name="ce7" office:value-type="string" calcext:value-type="string">
            <text:p>+</text:p>
          </table:table-cell>
          <table:table-cell table:style-name="ce9" table:formula="of:=CHOOSE([.Y7];11;21;31;11;21;31)" office:value-type="float" office:value="11" calcext:value-type="float">
            <text:p>11</text:p>
          </table:table-cell>
          <table:table-cell table:style-name="ce10" office:value-type="string" calcext:value-type="string">
            <text:p>=</text:p>
          </table:table-cell>
          <table:table-cell table:style-name="ce4" table:formula="of:=((((IF([.Y8]=1;0;RANDBETWEEN(1;9))*10+IF([.Y8]=2;0;RANDBETWEEN(1;9)))*10+IF([.Y8]=3;0;RANDBETWEEN(1;9)))*10+IF([.Y8]=4;0;RANDBETWEEN(1;9)))*10+IF([.Y8]=5;0;RANDBETWEEN(1;9)))/1000" office:value-type="float" office:value="69.023" calcext:value-type="float">
            <text:p>69,023</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54.2" calcext:value-type="float">
            <text:p>54,2</text:p>
          </table:table-cell>
          <table:table-cell table:style-name="ce40" table:formula="of:=CHOOSE([.W8];&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8]&lt;5;&quot;m&quot;;IF(AND([.W8]&gt;4;[.W8]&lt;9);&quot;L&quot;;&quot;g&quot;))" office:value-type="string" office:string-value="L" calcext:value-type="string">
            <text:p>L</text:p>
          </table:table-cell>
          <table:table-cell/>
          <table:table-cell table:style-name="ce69" table:formula="of:=IF([.A8]=&quot;moitié&quot;;[.C8]/2;IF([.A8]=&quot;quart&quot;;[.C8]/4;IF([.A8]=&quot;tiers&quot;;[.C8]/3;IF([.A8]=&quot;quadruple&quot;;[.C8]*4;IF([.A8]=&quot;double&quot;;[.C8]*2;IF([.A8]=&quot;triple&quot;;[.C8]*3))))))" office:value-type="float" office:value="9" calcext:value-type="float">
            <text:p>9</text:p>
          </table:table-cell>
          <table:table-cell table:style-name="ce27" table:formula="of:=[.E8]+[.G8]" office:value-type="float" office:value="53" calcext:value-type="float">
            <text:p>53</text:p>
          </table:table-cell>
          <table:table-cell table:style-name="ce27" table:formula="of:=FLOOR([.I8])&amp;IF(FLOOR([.I8]*10)-FLOOR([.I8])*10;&quot; + &quot;&amp;(FLOOR([.I8]*10)-FLOOR([.I8])*10)/10;&quot;&quot;)&amp;IF(FLOOR([.I8]*100)-FLOOR([.I8]*10)*10;&quot; + &quot;&amp;(FLOOR([.I8]*100)-FLOOR([.I8]*10)*10)/100;&quot;&quot;)&amp;IF(FLOOR([.I8]*1000)-FLOOR([.I8]*100)*10;&quot; + &quot;&amp;(FLOOR([.I8]*1000)-FLOOR([.I8]*100)*10)/1000;&quot;&quot;)" office:value-type="string" office:string-value="69 + 0,02 + 0,003" calcext:value-type="string">
            <text:p>69 + 0,02 + 0,003</text:p>
          </table:table-cell>
          <table:table-cell table:style-name="ce48" table:formula="of:=[.M8]*(CHOOSE([.W8];0;0.01;0.001;1000;0.001;100;0.1;0.01;1000;0.1;0.001;10))&amp;&quot; &quot;&amp;[.P8]" office:value-type="string" office:string-value="0,0542 L" calcext:value-type="string">
            <text:p>0,0542 L</text:p>
          </table:table-cell>
          <table:table-cell/>
          <table:table-cell table:formula="of:=RANK([.X8];[.X1:.X10])+2" office:value-type="float" office:value="5" calcext:value-type="float">
            <text:p>5</text:p>
          </table:table-cell>
          <table:table-cell table:style-name="ce89" table:formula="of:=RAND()" office:value-type="float" office:value="0.903515893003333" calcext:value-type="float">
            <text:p>0,903515893003333</text:p>
          </table:table-cell>
          <table:table-cell table:formula="of:=RANK([.Z8];[.Z3:.Z8])" office:value-type="float" office:value="3" calcext:value-type="float">
            <text:p>3</text:p>
          </table:table-cell>
          <table:table-cell table:style-name="ce89" table:formula="of:=RAND()" office:value-type="float" office:value="0.710894708416429" calcext:value-type="float">
            <text:p>0,71089470841642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4" calcext:value-type="float">
            <text:p>4</text:p>
          </table:table-cell>
          <table:table-cell table:style-name="ce89" table:formula="of:=RAND()" office:value-type="float" office:value="0.95271147741315" calcext:value-type="float">
            <text:p>0,95271147741315</text:p>
          </table:table-cell>
          <table:table-cell table:number-columns-repeated="1000"/>
        </table:table-row>
        <table:table-row table:style-name="ro4">
          <table:table-cell table:number-columns-repeated="22"/>
          <table:table-cell table:formula="of:=RANK([.X10];[.X1:.X10])+2" office:value-type="float" office:value="12" calcext:value-type="float">
            <text:p>12</text:p>
          </table:table-cell>
          <table:table-cell table:style-name="ce89" table:formula="of:=RAND()" office:value-type="float" office:value="0.156270054417383" calcext:value-type="float">
            <text:p>0,156270054417383</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9" calcext:value-type="float">
            <text:p>9</text:p>
          </table:table-cell>
          <table:table-cell table:style-name="ce89" table:formula="of:=RAND()" office:value-type="float" office:value="0.358068317698807" calcext:value-type="float">
            <text:p>0,358068317698807</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7686" calcext:value-type="string">
            <text:p>v7686</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13];[.X12:.X21])+2" office:value-type="float" office:value="3" calcext:value-type="float">
            <text:p>3</text:p>
          </table:table-cell>
          <table:table-cell table:style-name="ce89" table:formula="of:=RAND()" office:value-type="float" office:value="0.932888546861875" calcext:value-type="float">
            <text:p>0,932888546861875</text:p>
          </table:table-cell>
          <table:table-cell table:number-columns-repeated="1000"/>
        </table:table-row>
        <table:table-row table:style-name="ro3">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7686" calcext:value-type="string">
            <text:p>v7686</text:p>
          </table:table-cell>
          <table:table-cell table:style-name="ce89"/>
          <table:table-cell table:formula="of:=RANK([.X14];[.X12:.X21])+2" office:value-type="float" office:value="4" calcext:value-type="float">
            <text:p>4</text:p>
          </table:table-cell>
          <table:table-cell table:style-name="ce89" table:formula="of:=RAND()" office:value-type="float" office:value="0.926617578116491" calcext:value-type="float">
            <text:p>0,926617578116491</text:p>
          </table:table-cell>
          <table:table-cell table:style-name="ce89" table:formula="of:=RANK([.Z14];[.Z14:.Z19])" office:value-type="float" office:value="6" calcext:value-type="float">
            <text:p>6</text:p>
          </table:table-cell>
          <table:table-cell table:style-name="ce89" table:formula="of:=RAND()" office:value-type="float" office:value="0.237325704942392" calcext:value-type="float">
            <text:p>0,237325704942392</text:p>
          </table:table-cell>
          <table:table-cell table:number-columns-repeated="998"/>
        </table:table-row>
        <table:table-row table:style-name="ro3">
          <table:table-cell table:style-name="ce39" table:formula="of:=CHOOSE([.Y15];&quot;double&quot;;&quot;moitié&quot;;&quot;quart&quot;;&quot;quadruple&quot;; &quot;tiers&quot;; &quot;triple&quot;)" office:value-type="string" office:string-value="quadruple" calcext:value-type="string">
            <text:p>quadruple</text:p>
          </table:table-cell>
          <table:table-cell table:style-name="ce40" office:value-type="string" calcext:value-type="string">
            <text:p>de</text:p>
          </table:table-cell>
          <table:table-cell table:style-name="ce41" table:formula="of:=6*RANDBETWEEN(3;15)" office:value-type="float" office:value="30" calcext:value-type="float">
            <text:p>30</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56" calcext:value-type="float">
            <text:p>56</text:p>
          </table:table-cell>
          <table:table-cell table:style-name="ce7" office:value-type="string" calcext:value-type="string">
            <text:p>+</text:p>
          </table:table-cell>
          <table:table-cell table:style-name="ce9" table:formula="of:=CHOOSE([.Y14];11;21;31;11;21;31)" office:value-type="float" office:value="31" calcext:value-type="float">
            <text:p>31</text:p>
          </table:table-cell>
          <table:table-cell table:style-name="ce10" office:value-type="string" calcext:value-type="string">
            <text:p>=</text:p>
          </table:table-cell>
          <table:table-cell table:style-name="ce4" table:formula="of:=((((IF([.Y15]=1;0;RANDBETWEEN(1;9))*10+IF([.Y15]=2;0;RANDBETWEEN(1;9)))*10+IF([.Y15]=3;0;RANDBETWEEN(1;9)))*10+IF([.Y15]=4;0;RANDBETWEEN(1;9)))*10+IF([.Y15]=5;0;RANDBETWEEN(1;9)))/1000" office:value-type="float" office:value="65.402" calcext:value-type="float">
            <text:p>65,402</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15];&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15]&lt;5;&quot;m&quot;;IF(AND([.W15]&gt;4;[.W15]&lt;9);&quot;L&quot;;&quot;g&quot;))" office:value-type="string" office:string-value="g" calcext:value-type="string">
            <text:p>g</text:p>
          </table:table-cell>
          <table:table-cell/>
          <table:table-cell table:style-name="ce69" table:formula="of:=IF([.A15]=&quot;moitié&quot;;[.C15]/2;IF([.A15]=&quot;quart&quot;;[.C15]/4;IF([.A15]=&quot;tiers&quot;;[.C15]/3;IF([.A15]=&quot;quadruple&quot;;[.C15]*4;IF([.A15]=&quot;double&quot;;[.C15]*2;IF([.A15]=&quot;triple&quot;;[.C15]*3))))))" office:value-type="float" office:value="120" calcext:value-type="float">
            <text:p>120</text:p>
          </table:table-cell>
          <table:table-cell table:style-name="ce27" table:formula="of:=[.E15]+[.G15]" office:value-type="float" office:value="87" calcext:value-type="float">
            <text:p>87</text:p>
          </table:table-cell>
          <table:table-cell table:style-name="ce27" table:formula="of:=FLOOR([.I15])&amp;IF(FLOOR([.I15]*10)-FLOOR([.I15])*10;&quot; + &quot;&amp;(FLOOR([.I15]*10)-FLOOR([.I15])*10)/10;&quot;&quot;)&amp;IF(FLOOR([.I15]*100)-FLOOR([.I15]*10)*10;&quot; + &quot;&amp;(FLOOR([.I15]*100)-FLOOR([.I15]*10)*10)/100;&quot;&quot;)&amp;IF(FLOOR([.I15]*1000)-FLOOR([.I15]*100)*10;&quot; + &quot;&amp;(FLOOR([.I15]*1000)-FLOOR([.I15]*100)*10)/1000;&quot;&quot;)" office:value-type="string" office:string-value="65 + 0,4 + 0,002" calcext:value-type="string">
            <text:p>65 + 0,4 + 0,002</text:p>
          </table:table-cell>
          <table:table-cell table:style-name="ce48" table:formula="of:=[.M15]*(CHOOSE([.W15];0;0.01;0.001;1000;0.001;100;0.1;0.01;1000;0.1;0.001;10))&amp;&quot; &quot;&amp;[.P15]" office:value-type="string" office:string-value="1 g" calcext:value-type="string">
            <text:p>1 g</text:p>
          </table:table-cell>
          <table:table-cell/>
          <table:table-cell table:formula="of:=RANK([.X15];[.X12:.X21])+2" office:value-type="float" office:value="10" calcext:value-type="float">
            <text:p>10</text:p>
          </table:table-cell>
          <table:table-cell table:style-name="ce89" table:formula="of:=RAND()" office:value-type="float" office:value="0.192699294417548" calcext:value-type="float">
            <text:p>0,192699294417548</text:p>
          </table:table-cell>
          <table:table-cell table:formula="of:=RANK([.Z15];[.Z14:.Z19])" office:value-type="float" office:value="4" calcext:value-type="float">
            <text:p>4</text:p>
          </table:table-cell>
          <table:table-cell table:style-name="ce89" table:formula="of:=RAND()" office:value-type="float" office:value="0.420975532764382" calcext:value-type="float">
            <text:p>0,420975532764382</text:p>
          </table:table-cell>
          <table:table-cell table:number-columns-repeated="998"/>
        </table:table-row>
        <table:table-row table:style-name="ro3">
          <table:table-cell table:style-name="ce39" table:formula="of:=CHOOSE([.Y16];&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18" calcext:value-type="float">
            <text:p>18</text:p>
          </table:table-cell>
          <table:table-cell table:style-name="ce42" office:value-type="string" calcext:value-type="string">
            <text:p><text:span text:style-name="T6">"</text:span><text:span text:style-name="T7">=</text:span></text:p>
          </table:table-cell>
          <table:table-cell table:style-name="ce47" table:formula="of:=CHOOSE([.Y15];11;21;31;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43" calcext:value-type="float">
            <text:p>43</text:p>
          </table:table-cell>
          <table:table-cell table:style-name="ce10" office:value-type="string" calcext:value-type="string">
            <text:p>=</text:p>
          </table:table-cell>
          <table:table-cell table:style-name="ce4" table:formula="of:=((((IF([.Y16]=1;0;RANDBETWEEN(1;9))*10+IF([.Y16]=2;0;RANDBETWEEN(1;9)))*10+IF([.Y16]=3;0;RANDBETWEEN(1;9)))*10+IF([.Y16]=4;0;RANDBETWEEN(1;9)))*10+IF([.Y16]=5;0;RANDBETWEEN(1;9)))/1000" office:value-type="float" office:value="60.391" calcext:value-type="float">
            <text:p>60,391</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16];&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16]&lt;5;&quot;m&quot;;IF(AND([.W16]&gt;4;[.W16]&lt;9);&quot;L&quot;;&quot;g&quot;))" office:value-type="string" office:string-value="g" calcext:value-type="string">
            <text:p>g</text:p>
          </table:table-cell>
          <table:table-cell/>
          <table:table-cell table:style-name="ce69" table:formula="of:=IF([.A16]=&quot;moitié&quot;;[.C16]/2;IF([.A16]=&quot;quart&quot;;[.C16]/4;IF([.A16]=&quot;tiers&quot;;[.C16]/3;IF([.A16]=&quot;quadruple&quot;;[.C16]*4;IF([.A16]=&quot;double&quot;;[.C16]*2;IF([.A16]=&quot;triple&quot;;[.C16]*3))))))" office:value-type="float" office:value="9" calcext:value-type="float">
            <text:p>9</text:p>
          </table:table-cell>
          <table:table-cell table:style-name="ce27" table:formula="of:=[.E16]+[.G16]" office:value-type="float" office:value="54" calcext:value-type="float">
            <text:p>54</text:p>
          </table:table-cell>
          <table:table-cell table:style-name="ce27" table:formula="of:=FLOOR([.I16])&amp;IF(FLOOR([.I16]*10)-FLOOR([.I16])*10;&quot; + &quot;&amp;(FLOOR([.I16]*10)-FLOOR([.I16])*10)/10;&quot;&quot;)&amp;IF(FLOOR([.I16]*100)-FLOOR([.I16]*10)*10;&quot; + &quot;&amp;(FLOOR([.I16]*100)-FLOOR([.I16]*10)*10)/100;&quot;&quot;)&amp;IF(FLOOR([.I16]*1000)-FLOOR([.I16]*100)*10;&quot; + &quot;&amp;(FLOOR([.I16]*1000)-FLOOR([.I16]*100)*10)/1000;&quot;&quot;)" office:value-type="string" office:string-value="60 + 0,3 + 0,09 + 0,001" calcext:value-type="string">
            <text:p>60 + 0,3 + 0,09 + 0,001</text:p>
          </table:table-cell>
          <table:table-cell table:style-name="ce48" table:formula="of:=[.M16]*(CHOOSE([.W16];0;0.01;0.001;1000;0.001;100;0.1;0.01;1000;0.1;0.001;10))&amp;&quot; &quot;&amp;[.P16]" office:value-type="string" office:string-value="0,1 g" calcext:value-type="string">
            <text:p>0,1 g</text:p>
          </table:table-cell>
          <table:table-cell/>
          <table:table-cell table:formula="of:=RANK([.X16];[.X12:.X21])+2" office:value-type="float" office:value="11" calcext:value-type="float">
            <text:p>11</text:p>
          </table:table-cell>
          <table:table-cell table:style-name="ce89" table:formula="of:=RAND()" office:value-type="float" office:value="0.117532419719278" calcext:value-type="float">
            <text:p>0,117532419719278</text:p>
          </table:table-cell>
          <table:table-cell table:formula="of:=RANK([.Z16];[.Z14:.Z19])" office:value-type="float" office:value="2" calcext:value-type="float">
            <text:p>2</text:p>
          </table:table-cell>
          <table:table-cell table:style-name="ce89" table:formula="of:=RAND()" office:value-type="float" office:value="0.650198078650278" calcext:value-type="float">
            <text:p>0,650198078650278</text:p>
          </table:table-cell>
          <table:table-cell table:number-columns-repeated="998"/>
        </table:table-row>
        <table:table-row table:style-name="ro3">
          <table:table-cell table:style-name="ce39" table:formula="of:=CHOOSE([.Y17];&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28" calcext:value-type="float">
            <text:p>28</text:p>
          </table:table-cell>
          <table:table-cell table:style-name="ce7" office:value-type="string" calcext:value-type="string">
            <text:p>+</text:p>
          </table:table-cell>
          <table:table-cell table:style-name="ce9" table:formula="of:=CHOOSE([.Y16];11;21;31;11;21;31)" office:value-type="float" office:value="21" calcext:value-type="float">
            <text:p>21</text:p>
          </table:table-cell>
          <table:table-cell table:style-name="ce10" office:value-type="string" calcext:value-type="string">
            <text:p>=</text:p>
          </table:table-cell>
          <table:table-cell table:style-name="ce4" table:formula="of:=((((IF([.Y17]=1;0;RANDBETWEEN(1;9))*10+IF([.Y17]=2;0;RANDBETWEEN(1;9)))*10+IF([.Y17]=3;0;RANDBETWEEN(1;9)))*10+IF([.Y17]=4;0;RANDBETWEEN(1;9)))*10+IF([.Y17]=5;0;RANDBETWEEN(1;9)))/1000" office:value-type="float" office:value="87.35" calcext:value-type="float">
            <text:p>87,35</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808" calcext:value-type="float">
            <text:p>808</text:p>
          </table:table-cell>
          <table:table-cell table:style-name="ce40" table:formula="of:=CHOOSE([.W17];&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17]&lt;5;&quot;m&quot;;IF(AND([.W17]&gt;4;[.W17]&lt;9);&quot;L&quot;;&quot;g&quot;))" office:value-type="string" office:string-value="L" calcext:value-type="string">
            <text:p>L</text:p>
          </table:table-cell>
          <table:table-cell/>
          <table:table-cell table:style-name="ce69" table:formula="of:=IF([.A17]=&quot;moitié&quot;;[.C17]/2;IF([.A17]=&quot;quart&quot;;[.C17]/4;IF([.A17]=&quot;tiers&quot;;[.C17]/3;IF([.A17]=&quot;quadruple&quot;;[.C17]*4;IF([.A17]=&quot;double&quot;;[.C17]*2;IF([.A17]=&quot;triple&quot;;[.C17]*3))))))" office:value-type="float" office:value="26" calcext:value-type="float">
            <text:p>26</text:p>
          </table:table-cell>
          <table:table-cell table:style-name="ce27" table:formula="of:=[.E17]+[.G17]" office:value-type="float" office:value="49" calcext:value-type="float">
            <text:p>49</text:p>
          </table:table-cell>
          <table:table-cell table:style-name="ce27" table:formula="of:=FLOOR([.I17])&amp;IF(FLOOR([.I17]*10)-FLOOR([.I17])*10;&quot; + &quot;&amp;(FLOOR([.I17]*10)-FLOOR([.I17])*10)/10;&quot;&quot;)&amp;IF(FLOOR([.I17]*100)-FLOOR([.I17]*10)*10;&quot; + &quot;&amp;(FLOOR([.I17]*100)-FLOOR([.I17]*10)*10)/100;&quot;&quot;)&amp;IF(FLOOR([.I17]*1000)-FLOOR([.I17]*100)*10;&quot; + &quot;&amp;(FLOOR([.I17]*1000)-FLOOR([.I17]*100)*10)/1000;&quot;&quot;)" office:value-type="string" office:string-value="87 + 0,3 + 0,05" calcext:value-type="string">
            <text:p>87 + 0,3 + 0,05</text:p>
          </table:table-cell>
          <table:table-cell table:style-name="ce48" table:formula="of:=[.M17]*(CHOOSE([.W17];0;0.01;0.001;1000;0.001;100;0.1;0.01;1000;0.1;0.001;10))&amp;&quot; &quot;&amp;[.P17]" office:value-type="string" office:string-value="80,8 L" calcext:value-type="string">
            <text:p>80,8 L</text:p>
          </table:table-cell>
          <table:table-cell/>
          <table:table-cell table:formula="of:=RANK([.X17];[.X12:.X21])+2" office:value-type="float" office:value="7" calcext:value-type="float">
            <text:p>7</text:p>
          </table:table-cell>
          <table:table-cell table:style-name="ce89" table:formula="of:=RAND()" office:value-type="float" office:value="0.55890019701919" calcext:value-type="float">
            <text:p>0,55890019701919</text:p>
          </table:table-cell>
          <table:table-cell table:formula="of:=RANK([.Z17];[.Z14:.Z19])" office:value-type="float" office:value="5" calcext:value-type="float">
            <text:p>5</text:p>
          </table:table-cell>
          <table:table-cell table:style-name="ce89" table:formula="of:=RAND()" office:value-type="float" office:value="0.393877760029584" calcext:value-type="float">
            <text:p>0,393877760029584</text:p>
          </table:table-cell>
          <table:table-cell table:number-columns-repeated="998"/>
        </table:table-row>
        <table:table-row table:style-name="ro3">
          <table:table-cell table:style-name="ce39" table:formula="of:=CHOOSE([.Y18];&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42" calcext:value-type="float">
            <text:p>42</text:p>
          </table:table-cell>
          <table:table-cell table:style-name="ce42" office:value-type="string" calcext:value-type="string">
            <text:p><text:span text:style-name="T6">"</text:span><text:span text:style-name="T7">=</text:span></text:p>
          </table:table-cell>
          <table:table-cell table:style-name="ce47" table:formula="of:=CHOOSE([.Y17];11;21;31;11;21;31)" office:value-type="float" office:value="21" calcext:value-type="float">
            <text:p>21</text:p>
          </table:table-cell>
          <table:table-cell table:style-name="ce7" office:value-type="string" calcext:value-type="string">
            <text:p>+</text:p>
          </table:table-cell>
          <table:table-cell table:style-name="ce9" table:formula="of:=RANDBETWEEN(11;68)" office:value-type="float" office:value="56" calcext:value-type="float">
            <text:p>56</text:p>
          </table:table-cell>
          <table:table-cell table:style-name="ce10" office:value-type="string" calcext:value-type="string">
            <text:p>=</text:p>
          </table:table-cell>
          <table:table-cell table:style-name="ce4" table:formula="of:=((((IF([.Y18]=1;0;RANDBETWEEN(1;9))*10+IF([.Y18]=2;0;RANDBETWEEN(1;9)))*10+IF([.Y18]=3;0;RANDBETWEEN(1;9)))*10+IF([.Y18]=4;0;RANDBETWEEN(1;9)))*10+IF([.Y18]=5;0;RANDBETWEEN(1;9)))/1000" office:value-type="float" office:value="67.089" calcext:value-type="float">
            <text:p>67,089</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18];&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18]&lt;5;&quot;m&quot;;IF(AND([.W18]&gt;4;[.W18]&lt;9);&quot;L&quot;;&quot;g&quot;))" office:value-type="string" office:string-value="g" calcext:value-type="string">
            <text:p>g</text:p>
          </table:table-cell>
          <table:table-cell/>
          <table:table-cell table:style-name="ce69" table:formula="of:=IF([.A18]=&quot;moitié&quot;;[.C18]/2;IF([.A18]=&quot;quart&quot;;[.C18]/4;IF([.A18]=&quot;tiers&quot;;[.C18]/3;IF([.A18]=&quot;quadruple&quot;;[.C18]*4;IF([.A18]=&quot;double&quot;;[.C18]*2;IF([.A18]=&quot;triple&quot;;[.C18]*3))))))" office:value-type="float" office:value="10.5" calcext:value-type="float">
            <text:p>10,5</text:p>
          </table:table-cell>
          <table:table-cell table:style-name="ce27" table:formula="of:=[.E18]+[.G18]" office:value-type="float" office:value="77" calcext:value-type="float">
            <text:p>77</text:p>
          </table:table-cell>
          <table:table-cell table:style-name="ce27" table:formula="of:=FLOOR([.I18])&amp;IF(FLOOR([.I18]*10)-FLOOR([.I18])*10;&quot; + &quot;&amp;(FLOOR([.I18]*10)-FLOOR([.I18])*10)/10;&quot;&quot;)&amp;IF(FLOOR([.I18]*100)-FLOOR([.I18]*10)*10;&quot; + &quot;&amp;(FLOOR([.I18]*100)-FLOOR([.I18]*10)*10)/100;&quot;&quot;)&amp;IF(FLOOR([.I18]*1000)-FLOOR([.I18]*100)*10;&quot; + &quot;&amp;(FLOOR([.I18]*1000)-FLOOR([.I18]*100)*10)/1000;&quot;&quot;)" office:value-type="string" office:string-value="67 + 0,08 + 0,009" calcext:value-type="string">
            <text:p>67 + 0,08 + 0,009</text:p>
          </table:table-cell>
          <table:table-cell table:style-name="ce48" table:formula="of:=[.M18]*(CHOOSE([.W18];0;0.01;0.001;1000;0.001;100;0.1;0.01;1000;0.1;0.001;10))&amp;&quot; &quot;&amp;[.P18]" office:value-type="string" office:string-value="100 g" calcext:value-type="string">
            <text:p>100 g</text:p>
          </table:table-cell>
          <table:table-cell/>
          <table:table-cell table:formula="of:=RANK([.X18];[.X12:.X21])+2" office:value-type="float" office:value="12" calcext:value-type="float">
            <text:p>12</text:p>
          </table:table-cell>
          <table:table-cell table:style-name="ce89" table:formula="of:=RAND()" office:value-type="float" office:value="0.102642418834164" calcext:value-type="float">
            <text:p>0,102642418834164</text:p>
          </table:table-cell>
          <table:table-cell table:formula="of:=RANK([.Z18];[.Z14:.Z19])" office:value-type="float" office:value="3" calcext:value-type="float">
            <text:p>3</text:p>
          </table:table-cell>
          <table:table-cell table:style-name="ce89" table:formula="of:=RAND()" office:value-type="float" office:value="0.495501882070921" calcext:value-type="float">
            <text:p>0,495501882070921</text:p>
          </table:table-cell>
          <table:table-cell table:number-columns-repeated="998"/>
        </table:table-row>
        <table:table-row table:style-name="ro3">
          <table:table-cell table:style-name="ce39" table:formula="of:=CHOOSE([.Y19];&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66" calcext:value-type="float">
            <text:p>66</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40" calcext:value-type="float">
            <text:p>40</text:p>
          </table:table-cell>
          <table:table-cell table:style-name="ce7" office:value-type="string" calcext:value-type="string">
            <text:p>+</text:p>
          </table:table-cell>
          <table:table-cell table:style-name="ce9" table:formula="of:=CHOOSE([.Y18];11;21;31;11;21;31)" office:value-type="float" office:value="31" calcext:value-type="float">
            <text:p>31</text:p>
          </table:table-cell>
          <table:table-cell table:style-name="ce10" office:value-type="string" calcext:value-type="string">
            <text:p>=</text:p>
          </table:table-cell>
          <table:table-cell table:style-name="ce4" table:formula="of:=((((IF([.Y19]=1;0;RANDBETWEEN(1;9))*10+IF([.Y19]=2;0;RANDBETWEEN(1;9)))*10+IF([.Y19]=3;0;RANDBETWEEN(1;9)))*10+IF([.Y19]=4;0;RANDBETWEEN(1;9)))*10+IF([.Y19]=5;0;RANDBETWEEN(1;9)))/1000" office:value-type="float" office:value="4.654" calcext:value-type="float">
            <text:p>4,654</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61.87" calcext:value-type="float">
            <text:p>61,87</text:p>
          </table:table-cell>
          <table:table-cell table:style-name="ce40" table:formula="of:=CHOOSE([.W19];&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19]&lt;5;&quot;m&quot;;IF(AND([.W19]&gt;4;[.W19]&lt;9);&quot;L&quot;;&quot;g&quot;))" office:value-type="string" office:string-value="L" calcext:value-type="string">
            <text:p>L</text:p>
          </table:table-cell>
          <table:table-cell/>
          <table:table-cell table:style-name="ce69" table:formula="of:=IF([.A19]=&quot;moitié&quot;;[.C19]/2;IF([.A19]=&quot;quart&quot;;[.C19]/4;IF([.A19]=&quot;tiers&quot;;[.C19]/3;IF([.A19]=&quot;quadruple&quot;;[.C19]*4;IF([.A19]=&quot;double&quot;;[.C19]*2;IF([.A19]=&quot;triple&quot;;[.C19]*3))))))" office:value-type="float" office:value="132" calcext:value-type="float">
            <text:p>132</text:p>
          </table:table-cell>
          <table:table-cell table:style-name="ce27" table:formula="of:=[.E19]+[.G19]" office:value-type="float" office:value="71" calcext:value-type="float">
            <text:p>71</text:p>
          </table:table-cell>
          <table:table-cell table:style-name="ce27" table:formula="of:=FLOOR([.I19])&amp;IF(FLOOR([.I19]*10)-FLOOR([.I19])*10;&quot; + &quot;&amp;(FLOOR([.I19]*10)-FLOOR([.I19])*10)/10;&quot;&quot;)&amp;IF(FLOOR([.I19]*100)-FLOOR([.I19]*10)*10;&quot; + &quot;&amp;(FLOOR([.I19]*100)-FLOOR([.I19]*10)*10)/100;&quot;&quot;)&amp;IF(FLOOR([.I19]*1000)-FLOOR([.I19]*100)*10;&quot; + &quot;&amp;(FLOOR([.I19]*1000)-FLOOR([.I19]*100)*10)/1000;&quot;&quot;)" office:value-type="string" office:string-value="4 + 0,6 + 0,05 + 0,004" calcext:value-type="string">
            <text:p>4 + 0,6 + 0,05 + 0,004</text:p>
          </table:table-cell>
          <table:table-cell table:style-name="ce48" table:formula="of:=[.M19]*(CHOOSE([.W19];0;0.01;0.001;1000;0.001;100;0.1;0.01;1000;0.1;0.001;10))&amp;&quot; &quot;&amp;[.P19]" office:value-type="string" office:string-value="0,06187 L" calcext:value-type="string">
            <text:p>0,06187 L</text:p>
          </table:table-cell>
          <table:table-cell/>
          <table:table-cell table:formula="of:=RANK([.X19];[.X12:.X21])+2" office:value-type="float" office:value="5" calcext:value-type="float">
            <text:p>5</text:p>
          </table:table-cell>
          <table:table-cell table:style-name="ce89" table:formula="of:=RAND()" office:value-type="float" office:value="0.903418180296397" calcext:value-type="float">
            <text:p>0,903418180296397</text:p>
          </table:table-cell>
          <table:table-cell table:formula="of:=RANK([.Z19];[.Z14:.Z19])" office:value-type="float" office:value="1" calcext:value-type="float">
            <text:p>1</text:p>
          </table:table-cell>
          <table:table-cell table:style-name="ce89" table:formula="of:=RAND()" office:value-type="float" office:value="0.659575890200927" calcext:value-type="float">
            <text:p>0,659575890200927</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8" calcext:value-type="float">
            <text:p>8</text:p>
          </table:table-cell>
          <table:table-cell table:style-name="ce89" table:formula="of:=RAND()" office:value-type="float" office:value="0.471613441261293" calcext:value-type="float">
            <text:p>0,471613441261293</text:p>
          </table:table-cell>
          <table:table-cell table:number-columns-repeated="1000"/>
        </table:table-row>
        <table:table-row table:style-name="ro4">
          <table:table-cell table:number-columns-repeated="22"/>
          <table:table-cell table:formula="of:=RANK([.X21];[.X12:.X21])+2" office:value-type="float" office:value="6" calcext:value-type="float">
            <text:p>6</text:p>
          </table:table-cell>
          <table:table-cell table:style-name="ce89" table:formula="of:=RAND()" office:value-type="float" office:value="0.869346344851739" calcext:value-type="float">
            <text:p>0,869346344851739</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9" calcext:value-type="float">
            <text:p>9</text:p>
          </table:table-cell>
          <table:table-cell table:style-name="ce89" table:formula="of:=RAND()" office:value-type="float" office:value="0.537230763352584" calcext:value-type="float">
            <text:p>0,537230763352584</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7686" calcext:value-type="string">
            <text:p>v7686</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4];[.X23:.X32])+2" office:value-type="float" office:value="5" calcext:value-type="float">
            <text:p>5</text:p>
          </table:table-cell>
          <table:table-cell table:style-name="ce89" table:formula="of:=RAND()" office:value-type="float" office:value="0.922002062321293" calcext:value-type="float">
            <text:p>0,922002062321293</text:p>
          </table:table-cell>
          <table:table-cell table:number-columns-repeated="1000"/>
        </table:table-row>
        <table:table-row table:style-name="ro3">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7686" calcext:value-type="string">
            <text:p>v7686</text:p>
          </table:table-cell>
          <table:table-cell table:style-name="ce89"/>
          <table:table-cell table:formula="of:=RANK([.X25];[.X23:.X32])+2" office:value-type="float" office:value="11" calcext:value-type="float">
            <text:p>11</text:p>
          </table:table-cell>
          <table:table-cell table:style-name="ce89" table:formula="of:=RAND()" office:value-type="float" office:value="0.206589368574344" calcext:value-type="float">
            <text:p>0,206589368574344</text:p>
          </table:table-cell>
          <table:table-cell table:style-name="ce89" table:formula="of:=RANK([.Z25];[.Z25:.Z30])" office:value-type="float" office:value="6" calcext:value-type="float">
            <text:p>6</text:p>
          </table:table-cell>
          <table:table-cell table:style-name="ce89" table:formula="of:=RAND()" office:value-type="float" office:value="0.098228055900952" calcext:value-type="float">
            <text:p>0,098228055900952</text:p>
          </table:table-cell>
          <table:table-cell table:number-columns-repeated="998"/>
        </table:table-row>
        <table:table-row table:style-name="ro3">
          <table:table-cell table:style-name="ce39" table:formula="of:=CHOOSE([.Y26];&quot;double&quot;;&quot;moitié&quot;;&quot;quart&quot;;&quot;quadruple&quot;; &quot;tiers&quot;; &quot;triple&quot;)" office:value-type="string" office:string-value="quadruple" calcext:value-type="string">
            <text:p>quadruple</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22" calcext:value-type="float">
            <text:p>22</text:p>
          </table:table-cell>
          <table:table-cell table:style-name="ce7" office:value-type="string" calcext:value-type="string">
            <text:p>+</text:p>
          </table:table-cell>
          <table:table-cell table:style-name="ce9" table:formula="of:=CHOOSE([.Y25];11;21;31;11;21;31)" office:value-type="float" office:value="31" calcext:value-type="float">
            <text:p>31</text:p>
          </table:table-cell>
          <table:table-cell table:style-name="ce10" office:value-type="string" calcext:value-type="string">
            <text:p>=</text:p>
          </table:table-cell>
          <table:table-cell table:style-name="ce4" table:formula="of:=((((IF([.Y26]=1;0;RANDBETWEEN(1;9))*10+IF([.Y26]=2;0;RANDBETWEEN(1;9)))*10+IF([.Y26]=3;0;RANDBETWEEN(1;9)))*10+IF([.Y26]=4;0;RANDBETWEEN(1;9)))*10+IF([.Y26]=5;0;RANDBETWEEN(1;9)))/1000" office:value-type="float" office:value="42.107" calcext:value-type="float">
            <text:p>42,107</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8" calcext:value-type="float">
            <text:p>8</text:p>
          </table:table-cell>
          <table:table-cell table:style-name="ce40" table:formula="of:=CHOOSE([.W26];&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26]&lt;5;&quot;m&quot;;IF(AND([.W26]&gt;4;[.W26]&lt;9);&quot;L&quot;;&quot;g&quot;))" office:value-type="string" office:string-value="L" calcext:value-type="string">
            <text:p>L</text:p>
          </table:table-cell>
          <table:table-cell/>
          <table:table-cell table:style-name="ce69" table:formula="of:=IF([.A26]=&quot;moitié&quot;;[.C26]/2;IF([.A26]=&quot;quart&quot;;[.C26]/4;IF([.A26]=&quot;tiers&quot;;[.C26]/3;IF([.A26]=&quot;quadruple&quot;;[.C26]*4;IF([.A26]=&quot;double&quot;;[.C26]*2;IF([.A26]=&quot;triple&quot;;[.C26]*3))))))" office:value-type="float" office:value="312" calcext:value-type="float">
            <text:p>312</text:p>
          </table:table-cell>
          <table:table-cell table:style-name="ce27" table:formula="of:=[.E26]+[.G26]" office:value-type="float" office:value="53" calcext:value-type="float">
            <text:p>53</text:p>
          </table:table-cell>
          <table:table-cell table:style-name="ce27" table:formula="of:=FLOOR([.I26])&amp;IF(FLOOR([.I26]*10)-FLOOR([.I26])*10;&quot; + &quot;&amp;(FLOOR([.I26]*10)-FLOOR([.I26])*10)/10;&quot;&quot;)&amp;IF(FLOOR([.I26]*100)-FLOOR([.I26]*10)*10;&quot; + &quot;&amp;(FLOOR([.I26]*100)-FLOOR([.I26]*10)*10)/100;&quot;&quot;)&amp;IF(FLOOR([.I26]*1000)-FLOOR([.I26]*100)*10;&quot; + &quot;&amp;(FLOOR([.I26]*1000)-FLOOR([.I26]*100)*10)/1000;&quot;&quot;)" office:value-type="string" office:string-value="42 + 0,1 + 0,007" calcext:value-type="string">
            <text:p>42 + 0,1 + 0,007</text:p>
          </table:table-cell>
          <table:table-cell table:style-name="ce48" table:formula="of:=[.M26]*(CHOOSE([.W26];0;0.01;0.001;1000;0.001;100;0.1;0.01;1000;0.1;0.001;10))&amp;&quot; &quot;&amp;[.P26]" office:value-type="string" office:string-value="0,8 L" calcext:value-type="string">
            <text:p>0,8 L</text:p>
          </table:table-cell>
          <table:table-cell/>
          <table:table-cell table:formula="of:=RANK([.X26];[.X23:.X32])+2" office:value-type="float" office:value="7" calcext:value-type="float">
            <text:p>7</text:p>
          </table:table-cell>
          <table:table-cell table:style-name="ce89" table:formula="of:=RAND()" office:value-type="float" office:value="0.711519457725852" calcext:value-type="float">
            <text:p>0,711519457725852</text:p>
          </table:table-cell>
          <table:table-cell table:formula="of:=RANK([.Z26];[.Z25:.Z30])" office:value-type="float" office:value="4" calcext:value-type="float">
            <text:p>4</text:p>
          </table:table-cell>
          <table:table-cell table:style-name="ce89" table:formula="of:=RAND()" office:value-type="float" office:value="0.380006387311183" calcext:value-type="float">
            <text:p>0,380006387311183</text:p>
          </table:table-cell>
          <table:table-cell table:number-columns-repeated="998"/>
        </table:table-row>
        <table:table-row table:style-name="ro3">
          <table:table-cell table:style-name="ce39" table:formula="of:=CHOOSE([.Y27];&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48" calcext:value-type="float">
            <text:p>48</text:p>
          </table:table-cell>
          <table:table-cell table:style-name="ce42" office:value-type="string" calcext:value-type="string">
            <text:p><text:span text:style-name="T6">"</text:span><text:span text:style-name="T7">=</text:span></text:p>
          </table:table-cell>
          <table:table-cell table:style-name="ce47" table:formula="of:=CHOOSE([.Y26];11;21;31;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32" calcext:value-type="float">
            <text:p>32</text:p>
          </table:table-cell>
          <table:table-cell table:style-name="ce10" office:value-type="string" calcext:value-type="string">
            <text:p>=</text:p>
          </table:table-cell>
          <table:table-cell table:style-name="ce4" table:formula="of:=((((IF([.Y27]=1;0;RANDBETWEEN(1;9))*10+IF([.Y27]=2;0;RANDBETWEEN(1;9)))*10+IF([.Y27]=3;0;RANDBETWEEN(1;9)))*10+IF([.Y27]=4;0;RANDBETWEEN(1;9)))*10+IF([.Y27]=5;0;RANDBETWEEN(1;9)))/1000" office:value-type="float" office:value="13.026" calcext:value-type="float">
            <text:p>13,026</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27];&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27]&lt;5;&quot;m&quot;;IF(AND([.W27]&gt;4;[.W27]&lt;9);&quot;L&quot;;&quot;g&quot;))" office:value-type="string" office:string-value="L" calcext:value-type="string">
            <text:p>L</text:p>
          </table:table-cell>
          <table:table-cell/>
          <table:table-cell table:style-name="ce69" table:formula="of:=IF([.A27]=&quot;moitié&quot;;[.C27]/2;IF([.A27]=&quot;quart&quot;;[.C27]/4;IF([.A27]=&quot;tiers&quot;;[.C27]/3;IF([.A27]=&quot;quadruple&quot;;[.C27]*4;IF([.A27]=&quot;double&quot;;[.C27]*2;IF([.A27]=&quot;triple&quot;;[.C27]*3))))))" office:value-type="float" office:value="12" calcext:value-type="float">
            <text:p>12</text:p>
          </table:table-cell>
          <table:table-cell table:style-name="ce27" table:formula="of:=[.E27]+[.G27]" office:value-type="float" office:value="43" calcext:value-type="float">
            <text:p>43</text:p>
          </table:table-cell>
          <table:table-cell table:style-name="ce27" table:formula="of:=FLOOR([.I27])&amp;IF(FLOOR([.I27]*10)-FLOOR([.I27])*10;&quot; + &quot;&amp;(FLOOR([.I27]*10)-FLOOR([.I27])*10)/10;&quot;&quot;)&amp;IF(FLOOR([.I27]*100)-FLOOR([.I27]*10)*10;&quot; + &quot;&amp;(FLOOR([.I27]*100)-FLOOR([.I27]*10)*10)/100;&quot;&quot;)&amp;IF(FLOOR([.I27]*1000)-FLOOR([.I27]*100)*10;&quot; + &quot;&amp;(FLOOR([.I27]*1000)-FLOOR([.I27]*100)*10)/1000;&quot;&quot;)" office:value-type="string" office:string-value="13 + 0,02 + 0,006" calcext:value-type="string">
            <text:p>13 + 0,02 + 0,006</text:p>
          </table:table-cell>
          <table:table-cell table:style-name="ce48" table:formula="of:=[.M27]*(CHOOSE([.W27];0;0.01;0.001;1000;0.001;100;0.1;0.01;1000;0.1;0.001;10))&amp;&quot; &quot;&amp;[.P27]" office:value-type="string" office:string-value="0,1 L" calcext:value-type="string">
            <text:p>0,1 L</text:p>
          </table:table-cell>
          <table:table-cell/>
          <table:table-cell table:formula="of:=RANK([.X27];[.X23:.X32])+2" office:value-type="float" office:value="8" calcext:value-type="float">
            <text:p>8</text:p>
          </table:table-cell>
          <table:table-cell table:style-name="ce89" table:formula="of:=RAND()" office:value-type="float" office:value="0.594173341562046" calcext:value-type="float">
            <text:p>0,594173341562046</text:p>
          </table:table-cell>
          <table:table-cell table:formula="of:=RANK([.Z27];[.Z25:.Z30])" office:value-type="float" office:value="3" calcext:value-type="float">
            <text:p>3</text:p>
          </table:table-cell>
          <table:table-cell table:style-name="ce89" table:formula="of:=RAND()" office:value-type="float" office:value="0.426835099774119" calcext:value-type="float">
            <text:p>0,426835099774119</text:p>
          </table:table-cell>
          <table:table-cell table:number-columns-repeated="998"/>
        </table:table-row>
        <table:table-row table:style-name="ro3">
          <table:table-cell table:style-name="ce39" table:formula="of:=CHOOSE([.Y28];&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84" calcext:value-type="float">
            <text:p>84</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15" calcext:value-type="float">
            <text:p>15</text:p>
          </table:table-cell>
          <table:table-cell table:style-name="ce7" office:value-type="string" calcext:value-type="string">
            <text:p>+</text:p>
          </table:table-cell>
          <table:table-cell table:style-name="ce9" table:formula="of:=CHOOSE([.Y27];11;21;31;11;21;31)" office:value-type="float" office:value="31" calcext:value-type="float">
            <text:p>31</text:p>
          </table:table-cell>
          <table:table-cell table:style-name="ce10" office:value-type="string" calcext:value-type="string">
            <text:p>=</text:p>
          </table:table-cell>
          <table:table-cell table:style-name="ce4" table:formula="of:=((((IF([.Y28]=1;0;RANDBETWEEN(1;9))*10+IF([.Y28]=2;0;RANDBETWEEN(1;9)))*10+IF([.Y28]=3;0;RANDBETWEEN(1;9)))*10+IF([.Y28]=4;0;RANDBETWEEN(1;9)))*10+IF([.Y28]=5;0;RANDBETWEEN(1;9)))/1000" office:value-type="float" office:value="6.445" calcext:value-type="float">
            <text:p>6,445</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54.31" calcext:value-type="float">
            <text:p>154,31</text:p>
          </table:table-cell>
          <table:table-cell table:style-name="ce40" table:formula="of:=CHOOSE([.W28];&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28]&lt;5;&quot;m&quot;;IF(AND([.W28]&gt;4;[.W28]&lt;9);&quot;L&quot;;&quot;g&quot;))" office:value-type="string" office:string-value="g" calcext:value-type="string">
            <text:p>g</text:p>
          </table:table-cell>
          <table:table-cell/>
          <table:table-cell table:style-name="ce69" table:formula="of:=IF([.A28]=&quot;moitié&quot;;[.C28]/2;IF([.A28]=&quot;quart&quot;;[.C28]/4;IF([.A28]=&quot;tiers&quot;;[.C28]/3;IF([.A28]=&quot;quadruple&quot;;[.C28]*4;IF([.A28]=&quot;double&quot;;[.C28]*2;IF([.A28]=&quot;triple&quot;;[.C28]*3))))))" office:value-type="float" office:value="168" calcext:value-type="float">
            <text:p>168</text:p>
          </table:table-cell>
          <table:table-cell table:style-name="ce27" table:formula="of:=[.E28]+[.G28]" office:value-type="float" office:value="46" calcext:value-type="float">
            <text:p>46</text:p>
          </table:table-cell>
          <table:table-cell table:style-name="ce27" table:formula="of:=FLOOR([.I28])&amp;IF(FLOOR([.I28]*10)-FLOOR([.I28])*10;&quot; + &quot;&amp;(FLOOR([.I28]*10)-FLOOR([.I28])*10)/10;&quot;&quot;)&amp;IF(FLOOR([.I28]*100)-FLOOR([.I28]*10)*10;&quot; + &quot;&amp;(FLOOR([.I28]*100)-FLOOR([.I28]*10)*10)/100;&quot;&quot;)&amp;IF(FLOOR([.I28]*1000)-FLOOR([.I28]*100)*10;&quot; + &quot;&amp;(FLOOR([.I28]*1000)-FLOOR([.I28]*100)*10)/1000;&quot;&quot;)" office:value-type="string" office:string-value="6 + 0,4 + 0,04 + 0,005" calcext:value-type="string">
            <text:p>6 + 0,4 + 0,04 + 0,005</text:p>
          </table:table-cell>
          <table:table-cell table:style-name="ce48" table:formula="of:=[.M28]*(CHOOSE([.W28];0;0.01;0.001;1000;0.001;100;0.1;0.01;1000;0.1;0.001;10))&amp;&quot; &quot;&amp;[.P28]" office:value-type="string" office:string-value="1543,1 g" calcext:value-type="string">
            <text:p>1543,1 g</text:p>
          </table:table-cell>
          <table:table-cell/>
          <table:table-cell table:formula="of:=RANK([.X28];[.X23:.X32])+2" office:value-type="float" office:value="12" calcext:value-type="float">
            <text:p>12</text:p>
          </table:table-cell>
          <table:table-cell table:style-name="ce89" table:formula="of:=RAND()" office:value-type="float" office:value="0.179928517592546" calcext:value-type="float">
            <text:p>0,179928517592546</text:p>
          </table:table-cell>
          <table:table-cell table:formula="of:=RANK([.Z28];[.Z25:.Z30])" office:value-type="float" office:value="1" calcext:value-type="float">
            <text:p>1</text:p>
          </table:table-cell>
          <table:table-cell table:style-name="ce89" table:formula="of:=RAND()" office:value-type="float" office:value="0.7819939185369" calcext:value-type="float">
            <text:p>0,7819939185369</text:p>
          </table:table-cell>
          <table:table-cell table:number-columns-repeated="998"/>
        </table:table-row>
        <table:table-row table:style-name="ro3">
          <table:table-cell table:style-name="ce39" table:formula="of:=CHOOSE([.Y29];&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90" calcext:value-type="float">
            <text:p>90</text:p>
          </table:table-cell>
          <table:table-cell table:style-name="ce42" office:value-type="string" calcext:value-type="string">
            <text:p><text:span text:style-name="T6">"</text:span><text:span text:style-name="T7">=</text:span></text:p>
          </table:table-cell>
          <table:table-cell table:style-name="ce47" table:formula="of:=CHOOSE([.Y28];11;21;31;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13" calcext:value-type="float">
            <text:p>13</text:p>
          </table:table-cell>
          <table:table-cell table:style-name="ce10" office:value-type="string" calcext:value-type="string">
            <text:p>=</text:p>
          </table:table-cell>
          <table:table-cell table:style-name="ce4" table:formula="of:=((((IF([.Y29]=1;0;RANDBETWEEN(1;9))*10+IF([.Y29]=2;0;RANDBETWEEN(1;9)))*10+IF([.Y29]=3;0;RANDBETWEEN(1;9)))*10+IF([.Y29]=4;0;RANDBETWEEN(1;9)))*10+IF([.Y29]=5;0;RANDBETWEEN(1;9)))/1000" office:value-type="float" office:value="20.549" calcext:value-type="float">
            <text:p>20,549</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8.32" calcext:value-type="float">
            <text:p>8,32</text:p>
          </table:table-cell>
          <table:table-cell table:style-name="ce40" table:formula="of:=CHOOSE([.W29];&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29]&lt;5;&quot;m&quot;;IF(AND([.W29]&gt;4;[.W29]&lt;9);&quot;L&quot;;&quot;g&quot;))" office:value-type="string" office:string-value="g" calcext:value-type="string">
            <text:p>g</text:p>
          </table:table-cell>
          <table:table-cell/>
          <table:table-cell table:style-name="ce69" table:formula="of:=IF([.A29]=&quot;moitié&quot;;[.C29]/2;IF([.A29]=&quot;quart&quot;;[.C29]/4;IF([.A29]=&quot;tiers&quot;;[.C29]/3;IF([.A29]=&quot;quadruple&quot;;[.C29]*4;IF([.A29]=&quot;double&quot;;[.C29]*2;IF([.A29]=&quot;triple&quot;;[.C29]*3))))))" office:value-type="float" office:value="45" calcext:value-type="float">
            <text:p>45</text:p>
          </table:table-cell>
          <table:table-cell table:style-name="ce27" table:formula="of:=[.E29]+[.G29]" office:value-type="float" office:value="24" calcext:value-type="float">
            <text:p>24</text:p>
          </table:table-cell>
          <table:table-cell table:style-name="ce27" table:formula="of:=FLOOR([.I29])&amp;IF(FLOOR([.I29]*10)-FLOOR([.I29])*10;&quot; + &quot;&amp;(FLOOR([.I29]*10)-FLOOR([.I29])*10)/10;&quot;&quot;)&amp;IF(FLOOR([.I29]*100)-FLOOR([.I29]*10)*10;&quot; + &quot;&amp;(FLOOR([.I29]*100)-FLOOR([.I29]*10)*10)/100;&quot;&quot;)&amp;IF(FLOOR([.I29]*1000)-FLOOR([.I29]*100)*10;&quot; + &quot;&amp;(FLOOR([.I29]*1000)-FLOOR([.I29]*100)*10)/1000;&quot;&quot;)" office:value-type="string" office:string-value="20 + 0,5 + 0,04 + 0,009" calcext:value-type="string">
            <text:p>20 + 0,5 + 0,04 + 0,009</text:p>
          </table:table-cell>
          <table:table-cell table:style-name="ce48" table:formula="of:=[.M29]*(CHOOSE([.W29];0;0.01;0.001;1000;0.001;100;0.1;0.01;1000;0.1;0.001;10))&amp;&quot; &quot;&amp;[.P29]" office:value-type="string" office:string-value="0,832 g" calcext:value-type="string">
            <text:p>0,832 g</text:p>
          </table:table-cell>
          <table:table-cell/>
          <table:table-cell table:formula="of:=RANK([.X29];[.X23:.X32])+2" office:value-type="float" office:value="10" calcext:value-type="float">
            <text:p>10</text:p>
          </table:table-cell>
          <table:table-cell table:style-name="ce89" table:formula="of:=RAND()" office:value-type="float" office:value="0.356270667138623" calcext:value-type="float">
            <text:p>0,356270667138623</text:p>
          </table:table-cell>
          <table:table-cell table:formula="of:=RANK([.Z29];[.Z25:.Z30])" office:value-type="float" office:value="2" calcext:value-type="float">
            <text:p>2</text:p>
          </table:table-cell>
          <table:table-cell table:style-name="ce89" table:formula="of:=RAND()" office:value-type="float" office:value="0.446912707891525" calcext:value-type="float">
            <text:p>0,446912707891525</text:p>
          </table:table-cell>
          <table:table-cell table:number-columns-repeated="998"/>
        </table:table-row>
        <table:table-row table:style-name="ro3">
          <table:table-cell table:style-name="ce39" table:formula="of:=CHOOSE([.Y30];&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18" calcext:value-type="float">
            <text:p>18</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26" calcext:value-type="float">
            <text:p>26</text:p>
          </table:table-cell>
          <table:table-cell table:style-name="ce7" office:value-type="string" calcext:value-type="string">
            <text:p>+</text:p>
          </table:table-cell>
          <table:table-cell table:style-name="ce9" table:formula="of:=CHOOSE([.Y29];11;21;31;11;21;31)" office:value-type="float" office:value="21" calcext:value-type="float">
            <text:p>21</text:p>
          </table:table-cell>
          <table:table-cell table:style-name="ce10" office:value-type="string" calcext:value-type="string">
            <text:p>=</text:p>
          </table:table-cell>
          <table:table-cell table:style-name="ce4" table:formula="of:=((((IF([.Y30]=1;0;RANDBETWEEN(1;9))*10+IF([.Y30]=2;0;RANDBETWEEN(1;9)))*10+IF([.Y30]=3;0;RANDBETWEEN(1;9)))*10+IF([.Y30]=4;0;RANDBETWEEN(1;9)))*10+IF([.Y30]=5;0;RANDBETWEEN(1;9)))/1000" office:value-type="float" office:value="34.48" calcext:value-type="float">
            <text:p>34,4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30];&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30]&lt;5;&quot;m&quot;;IF(AND([.W30]&gt;4;[.W30]&lt;9);&quot;L&quot;;&quot;g&quot;))" office:value-type="string" office:string-value="m" calcext:value-type="string">
            <text:p>m</text:p>
          </table:table-cell>
          <table:table-cell/>
          <table:table-cell table:style-name="ce69" table:formula="of:=IF([.A30]=&quot;moitié&quot;;[.C30]/2;IF([.A30]=&quot;quart&quot;;[.C30]/4;IF([.A30]=&quot;tiers&quot;;[.C30]/3;IF([.A30]=&quot;quadruple&quot;;[.C30]*4;IF([.A30]=&quot;double&quot;;[.C30]*2;IF([.A30]=&quot;triple&quot;;[.C30]*3))))))" office:value-type="float" office:value="6" calcext:value-type="float">
            <text:p>6</text:p>
          </table:table-cell>
          <table:table-cell table:style-name="ce27" table:formula="of:=[.E30]+[.G30]" office:value-type="float" office:value="47" calcext:value-type="float">
            <text:p>47</text:p>
          </table:table-cell>
          <table:table-cell table:style-name="ce27" table:formula="of:=FLOOR([.I30])&amp;IF(FLOOR([.I30]*10)-FLOOR([.I30])*10;&quot; + &quot;&amp;(FLOOR([.I30]*10)-FLOOR([.I30])*10)/10;&quot;&quot;)&amp;IF(FLOOR([.I30]*100)-FLOOR([.I30]*10)*10;&quot; + &quot;&amp;(FLOOR([.I30]*100)-FLOOR([.I30]*10)*10)/100;&quot;&quot;)&amp;IF(FLOOR([.I30]*1000)-FLOOR([.I30]*100)*10;&quot; + &quot;&amp;(FLOOR([.I30]*1000)-FLOOR([.I30]*100)*10)/1000;&quot;&quot;)" office:value-type="string" office:string-value="34 + 0,4 + 0,08" calcext:value-type="string">
            <text:p>34 + 0,4 + 0,08</text:p>
          </table:table-cell>
          <table:table-cell table:style-name="ce48" table:formula="of:=[.M30]*(CHOOSE([.W30];0;0.01;0.001;1000;0.001;100;0.1;0.01;1000;0.1;0.001;10))&amp;&quot; &quot;&amp;[.P30]" office:value-type="string" office:string-value="10000 m" calcext:value-type="string">
            <text:p>10000 m</text:p>
          </table:table-cell>
          <table:table-cell/>
          <table:table-cell table:formula="of:=RANK([.X30];[.X23:.X32])+2" office:value-type="float" office:value="4" calcext:value-type="float">
            <text:p>4</text:p>
          </table:table-cell>
          <table:table-cell table:style-name="ce89" table:formula="of:=RAND()" office:value-type="float" office:value="0.922035324780267" calcext:value-type="float">
            <text:p>0,922035324780267</text:p>
          </table:table-cell>
          <table:table-cell table:formula="of:=RANK([.Z30];[.Z25:.Z30])" office:value-type="float" office:value="5" calcext:value-type="float">
            <text:p>5</text:p>
          </table:table-cell>
          <table:table-cell table:style-name="ce89" table:formula="of:=RAND()" office:value-type="float" office:value="0.26993318808244" calcext:value-type="float">
            <text:p>0,26993318808244</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6" calcext:value-type="float">
            <text:p>6</text:p>
          </table:table-cell>
          <table:table-cell table:style-name="ce89" table:formula="of:=RAND()" office:value-type="float" office:value="0.72987647520156" calcext:value-type="float">
            <text:p>0,72987647520156</text:p>
          </table:table-cell>
          <table:table-cell table:number-columns-repeated="1000"/>
        </table:table-row>
        <table:table-row table:style-name="ro4">
          <table:table-cell table:number-columns-repeated="22"/>
          <table:table-cell table:formula="of:=RANK([.X32];[.X23:.X32])+2" office:value-type="float" office:value="3" calcext:value-type="float">
            <text:p>3</text:p>
          </table:table-cell>
          <table:table-cell table:style-name="ce89" table:formula="of:=RAND()" office:value-type="float" office:value="0.952857392031505" calcext:value-type="float">
            <text:p>0,952857392031505</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5<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4" calcext:value-type="float">
            <text:p>4</text:p>
          </table:table-cell>
          <table:table-cell table:style-name="ce89" table:formula="of:=RAND()" office:value-type="float" office:value="0.810580635036914" calcext:value-type="float">
            <text:p>0,810580635036914</text:p>
          </table:table-cell>
          <table:table-cell table:number-columns-repeated="1000"/>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4"/>
          <table:covered-table-cell table:style-name="ce8"/>
          <table:table-cell table:style-name="ce86" office:value-type="string" calcext:value-type="string" table:number-columns-spanned="3" table:number-rows-spanned="1">
            <text:p>Classe :</text:p>
          </table:table-cell>
          <table:covered-table-cell table:style-name="ce54"/>
          <table:covered-table-cell table:style-name="ce88"/>
          <table:table-cell table:style-name="ce22" table:formula="of:=[.$P$2]" office:value-type="string" office:string-value="v7686" calcext:value-type="string">
            <text:p>v7686</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35];[.X34:.X43])+2" office:value-type="float" office:value="9" calcext:value-type="float">
            <text:p>9</text:p>
          </table:table-cell>
          <table:table-cell table:style-name="ce89" table:formula="of:=RAND()" office:value-type="float" office:value="0.379454833780829" calcext:value-type="float">
            <text:p>0,379454833780829</text:p>
          </table:table-cell>
          <table:table-cell table:number-columns-repeated="1000"/>
        </table:table-row>
        <table:table-row table:style-name="ro3">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7686" calcext:value-type="string">
            <text:p>v7686</text:p>
          </table:table-cell>
          <table:table-cell table:style-name="ce89"/>
          <table:table-cell table:formula="of:=RANK([.X36];[.X34:.X43])+2" office:value-type="float" office:value="10" calcext:value-type="float">
            <text:p>10</text:p>
          </table:table-cell>
          <table:table-cell table:style-name="ce89" table:formula="of:=RAND()" office:value-type="float" office:value="0.368249255326339" calcext:value-type="float">
            <text:p>0,368249255326339</text:p>
          </table:table-cell>
          <table:table-cell table:style-name="ce89" table:formula="of:=RANK([.Z36];[.Z36:.Z41])" office:value-type="float" office:value="4" calcext:value-type="float">
            <text:p>4</text:p>
          </table:table-cell>
          <table:table-cell table:style-name="ce89" table:formula="of:=RAND()" office:value-type="float" office:value="0.434200746519378" calcext:value-type="float">
            <text:p>0,434200746519378</text:p>
          </table:table-cell>
          <table:table-cell table:number-columns-repeated="998"/>
        </table:table-row>
        <table:table-row table:style-name="ro3">
          <table:table-cell table:style-name="ce39" table:formula="of:=CHOOSE([.Y37];&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90" calcext:value-type="float">
            <text:p>90</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45" calcext:value-type="float">
            <text:p>45</text:p>
          </table:table-cell>
          <table:table-cell table:style-name="ce7" office:value-type="string" calcext:value-type="string">
            <text:p>+</text:p>
          </table:table-cell>
          <table:table-cell table:style-name="ce9" table:formula="of:=CHOOSE([.Y36];11;21;31;11;21;31)" office:value-type="float" office:value="11" calcext:value-type="float">
            <text:p>11</text:p>
          </table:table-cell>
          <table:table-cell table:style-name="ce10" office:value-type="string" calcext:value-type="string">
            <text:p>=</text:p>
          </table:table-cell>
          <table:table-cell table:style-name="ce4" table:formula="of:=((((IF([.Y37]=1;0;RANDBETWEEN(1;9))*10+IF([.Y37]=2;0;RANDBETWEEN(1;9)))*10+IF([.Y37]=3;0;RANDBETWEEN(1;9)))*10+IF([.Y37]=4;0;RANDBETWEEN(1;9)))*10+IF([.Y37]=5;0;RANDBETWEEN(1;9)))/1000" office:value-type="float" office:value="4.288" calcext:value-type="float">
            <text:p>4,28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 calcext:value-type="float">
            <text:p>1</text:p>
          </table:table-cell>
          <table:table-cell table:style-name="ce40" table:formula="of:=CHOOSE([.W37];&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37]&lt;5;&quot;m&quot;;IF(AND([.W37]&gt;4;[.W37]&lt;9);&quot;L&quot;;&quot;g&quot;))" office:value-type="string" office:string-value="g" calcext:value-type="string">
            <text:p>g</text:p>
          </table:table-cell>
          <table:table-cell/>
          <table:table-cell table:style-name="ce69" table:formula="of:=IF([.A37]=&quot;moitié&quot;;[.C37]/2;IF([.A37]=&quot;quart&quot;;[.C37]/4;IF([.A37]=&quot;tiers&quot;;[.C37]/3;IF([.A37]=&quot;quadruple&quot;;[.C37]*4;IF([.A37]=&quot;double&quot;;[.C37]*2;IF([.A37]=&quot;triple&quot;;[.C37]*3))))))" office:value-type="float" office:value="180" calcext:value-type="float">
            <text:p>180</text:p>
          </table:table-cell>
          <table:table-cell table:style-name="ce27" table:formula="of:=[.E37]+[.G37]" office:value-type="float" office:value="56" calcext:value-type="float">
            <text:p>56</text:p>
          </table:table-cell>
          <table:table-cell table:style-name="ce27" table:formula="of:=FLOOR([.I37])&amp;IF(FLOOR([.I37]*10)-FLOOR([.I37])*10;&quot; + &quot;&amp;(FLOOR([.I37]*10)-FLOOR([.I37])*10)/10;&quot;&quot;)&amp;IF(FLOOR([.I37]*100)-FLOOR([.I37]*10)*10;&quot; + &quot;&amp;(FLOOR([.I37]*100)-FLOOR([.I37]*10)*10)/100;&quot;&quot;)&amp;IF(FLOOR([.I37]*1000)-FLOOR([.I37]*100)*10;&quot; + &quot;&amp;(FLOOR([.I37]*1000)-FLOOR([.I37]*100)*10)/1000;&quot;&quot;)" office:value-type="string" office:string-value="4 + 0,2 + 0,08 + 0,008" calcext:value-type="string">
            <text:p>4 + 0,2 + 0,08 + 0,008</text:p>
          </table:table-cell>
          <table:table-cell table:style-name="ce48" table:formula="of:=[.M37]*(CHOOSE([.W37];0;0.01;0.001;1000;0.001;100;0.1;0.01;1000;0.1;0.001;10))&amp;&quot; &quot;&amp;[.P37]" office:value-type="string" office:string-value="10 g" calcext:value-type="string">
            <text:p>10 g</text:p>
          </table:table-cell>
          <table:table-cell/>
          <table:table-cell table:formula="of:=RANK([.X37];[.X34:.X43])+2" office:value-type="float" office:value="12" calcext:value-type="float">
            <text:p>12</text:p>
          </table:table-cell>
          <table:table-cell table:style-name="ce89" table:formula="of:=RAND()" office:value-type="float" office:value="0.0733080692463171" calcext:value-type="float">
            <text:p>0,073308069246317</text:p>
          </table:table-cell>
          <table:table-cell table:formula="of:=RANK([.Z37];[.Z36:.Z41])" office:value-type="float" office:value="1" calcext:value-type="float">
            <text:p>1</text:p>
          </table:table-cell>
          <table:table-cell table:style-name="ce89" table:formula="of:=RAND()" office:value-type="float" office:value="0.828026835783249" calcext:value-type="float">
            <text:p>0,828026835783249</text:p>
          </table:table-cell>
          <table:table-cell table:number-columns-repeated="998"/>
        </table:table-row>
        <table:table-row table:style-name="ro3">
          <table:table-cell table:style-name="ce39" table:formula="of:=CHOOSE([.Y38];&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47" table:formula="of:=CHOOSE([.Y37];11;21;31;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14" calcext:value-type="float">
            <text:p>14</text:p>
          </table:table-cell>
          <table:table-cell table:style-name="ce10" office:value-type="string" calcext:value-type="string">
            <text:p>=</text:p>
          </table:table-cell>
          <table:table-cell table:style-name="ce4" table:formula="of:=((((IF([.Y38]=1;0;RANDBETWEEN(1;9))*10+IF([.Y38]=2;0;RANDBETWEEN(1;9)))*10+IF([.Y38]=3;0;RANDBETWEEN(1;9)))*10+IF([.Y38]=4;0;RANDBETWEEN(1;9)))*10+IF([.Y38]=5;0;RANDBETWEEN(1;9)))/1000" office:value-type="float" office:value="86.183" calcext:value-type="float">
            <text:p>86,183</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90.92" calcext:value-type="float">
            <text:p>90,92</text:p>
          </table:table-cell>
          <table:table-cell table:style-name="ce40" table:formula="of:=CHOOSE([.W38];&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38]&lt;5;&quot;m&quot;;IF(AND([.W38]&gt;4;[.W38]&lt;9);&quot;L&quot;;&quot;g&quot;))" office:value-type="string" office:string-value="g" calcext:value-type="string">
            <text:p>g</text:p>
          </table:table-cell>
          <table:table-cell/>
          <table:table-cell table:style-name="ce69" table:formula="of:=IF([.A38]=&quot;moitié&quot;;[.C38]/2;IF([.A38]=&quot;quart&quot;;[.C38]/4;IF([.A38]=&quot;tiers&quot;;[.C38]/3;IF([.A38]=&quot;quadruple&quot;;[.C38]*4;IF([.A38]=&quot;double&quot;;[.C38]*2;IF([.A38]=&quot;triple&quot;;[.C38]*3))))))" office:value-type="float" office:value="234" calcext:value-type="float">
            <text:p>234</text:p>
          </table:table-cell>
          <table:table-cell table:style-name="ce27" table:formula="of:=[.E38]+[.G38]" office:value-type="float" office:value="25" calcext:value-type="float">
            <text:p>25</text:p>
          </table:table-cell>
          <table:table-cell table:style-name="ce27" table:formula="of:=FLOOR([.I38])&amp;IF(FLOOR([.I38]*10)-FLOOR([.I38])*10;&quot; + &quot;&amp;(FLOOR([.I38]*10)-FLOOR([.I38])*10)/10;&quot;&quot;)&amp;IF(FLOOR([.I38]*100)-FLOOR([.I38]*10)*10;&quot; + &quot;&amp;(FLOOR([.I38]*100)-FLOOR([.I38]*10)*10)/100;&quot;&quot;)&amp;IF(FLOOR([.I38]*1000)-FLOOR([.I38]*100)*10;&quot; + &quot;&amp;(FLOOR([.I38]*1000)-FLOOR([.I38]*100)*10)/1000;&quot;&quot;)" office:value-type="string" office:string-value="86 + 0,1 + 0,08 + 0,003" calcext:value-type="string">
            <text:p>86 + 0,1 + 0,08 + 0,003</text:p>
          </table:table-cell>
          <table:table-cell table:style-name="ce48" table:formula="of:=[.M38]*(CHOOSE([.W38];0;0.01;0.001;1000;0.001;100;0.1;0.01;1000;0.1;0.001;10))&amp;&quot; &quot;&amp;[.P38]" office:value-type="string" office:string-value="0,09092 g" calcext:value-type="string">
            <text:p>0,09092 g</text:p>
          </table:table-cell>
          <table:table-cell/>
          <table:table-cell table:formula="of:=RANK([.X38];[.X34:.X43])+2" office:value-type="float" office:value="11" calcext:value-type="float">
            <text:p>11</text:p>
          </table:table-cell>
          <table:table-cell table:style-name="ce89" table:formula="of:=RAND()" office:value-type="float" office:value="0.31306471952296" calcext:value-type="float">
            <text:p>0,31306471952296</text:p>
          </table:table-cell>
          <table:table-cell table:formula="of:=RANK([.Z38];[.Z36:.Z41])" office:value-type="float" office:value="6" calcext:value-type="float">
            <text:p>6</text:p>
          </table:table-cell>
          <table:table-cell table:style-name="ce89" table:formula="of:=RAND()" office:value-type="float" office:value="0.0923383259010547" calcext:value-type="float">
            <text:p>0,092338325901055</text:p>
          </table:table-cell>
          <table:table-cell table:number-columns-repeated="998"/>
        </table:table-row>
        <table:table-row table:style-name="ro3">
          <table:table-cell table:style-name="ce39" table:formula="of:=CHOOSE([.Y39];&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48" calcext:value-type="float">
            <text:p>48</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27" calcext:value-type="float">
            <text:p>27</text:p>
          </table:table-cell>
          <table:table-cell table:style-name="ce7" office:value-type="string" calcext:value-type="string">
            <text:p>+</text:p>
          </table:table-cell>
          <table:table-cell table:style-name="ce9" table:formula="of:=CHOOSE([.Y38];11;21;31;11;21;31)" office:value-type="float" office:value="31" calcext:value-type="float">
            <text:p>31</text:p>
          </table:table-cell>
          <table:table-cell table:style-name="ce10" office:value-type="string" calcext:value-type="string">
            <text:p>=</text:p>
          </table:table-cell>
          <table:table-cell table:style-name="ce4" table:formula="of:=((((IF([.Y39]=1;0;RANDBETWEEN(1;9))*10+IF([.Y39]=2;0;RANDBETWEEN(1;9)))*10+IF([.Y39]=3;0;RANDBETWEEN(1;9)))*10+IF([.Y39]=4;0;RANDBETWEEN(1;9)))*10+IF([.Y39]=5;0;RANDBETWEEN(1;9)))/1000" office:value-type="float" office:value="19.051" calcext:value-type="float">
            <text:p>19,051</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707" calcext:value-type="float">
            <text:p>707</text:p>
          </table:table-cell>
          <table:table-cell table:style-name="ce40" table:formula="of:=CHOOSE([.W39];&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39]&lt;5;&quot;m&quot;;IF(AND([.W39]&gt;4;[.W39]&lt;9);&quot;L&quot;;&quot;g&quot;))" office:value-type="string" office:string-value="L" calcext:value-type="string">
            <text:p>L</text:p>
          </table:table-cell>
          <table:table-cell/>
          <table:table-cell table:style-name="ce69" table:formula="of:=IF([.A39]=&quot;moitié&quot;;[.C39]/2;IF([.A39]=&quot;quart&quot;;[.C39]/4;IF([.A39]=&quot;tiers&quot;;[.C39]/3;IF([.A39]=&quot;quadruple&quot;;[.C39]*4;IF([.A39]=&quot;double&quot;;[.C39]*2;IF([.A39]=&quot;triple&quot;;[.C39]*3))))))" office:value-type="float" office:value="12" calcext:value-type="float">
            <text:p>12</text:p>
          </table:table-cell>
          <table:table-cell table:style-name="ce27" table:formula="of:=[.E39]+[.G39]" office:value-type="float" office:value="58" calcext:value-type="float">
            <text:p>58</text:p>
          </table:table-cell>
          <table:table-cell table:style-name="ce27" table:formula="of:=FLOOR([.I39])&amp;IF(FLOOR([.I39]*10)-FLOOR([.I39])*10;&quot; + &quot;&amp;(FLOOR([.I39]*10)-FLOOR([.I39])*10)/10;&quot;&quot;)&amp;IF(FLOOR([.I39]*100)-FLOOR([.I39]*10)*10;&quot; + &quot;&amp;(FLOOR([.I39]*100)-FLOOR([.I39]*10)*10)/100;&quot;&quot;)&amp;IF(FLOOR([.I39]*1000)-FLOOR([.I39]*100)*10;&quot; + &quot;&amp;(FLOOR([.I39]*1000)-FLOOR([.I39]*100)*10)/1000;&quot;&quot;)" office:value-type="string" office:string-value="19 + 0,05 + 0,001" calcext:value-type="string">
            <text:p>19 + 0,05 + 0,001</text:p>
          </table:table-cell>
          <table:table-cell table:style-name="ce48" table:formula="of:=[.M39]*(CHOOSE([.W39];0;0.01;0.001;1000;0.001;100;0.1;0.01;1000;0.1;0.001;10))&amp;&quot; &quot;&amp;[.P39]" office:value-type="string" office:string-value="7,07 L" calcext:value-type="string">
            <text:p>7,07 L</text:p>
          </table:table-cell>
          <table:table-cell/>
          <table:table-cell table:formula="of:=RANK([.X39];[.X34:.X43])+2" office:value-type="float" office:value="8" calcext:value-type="float">
            <text:p>8</text:p>
          </table:table-cell>
          <table:table-cell table:style-name="ce89" table:formula="of:=RAND()" office:value-type="float" office:value="0.425245521296607" calcext:value-type="float">
            <text:p>0,425245521296607</text:p>
          </table:table-cell>
          <table:table-cell table:formula="of:=RANK([.Z39];[.Z36:.Z41])" office:value-type="float" office:value="3" calcext:value-type="float">
            <text:p>3</text:p>
          </table:table-cell>
          <table:table-cell table:style-name="ce89" table:formula="of:=RAND()" office:value-type="float" office:value="0.612058947105613" calcext:value-type="float">
            <text:p>0,612058947105613</text:p>
          </table:table-cell>
          <table:table-cell table:number-columns-repeated="998"/>
        </table:table-row>
        <table:table-row table:style-name="ro3">
          <table:table-cell table:style-name="ce39" table:formula="of:=CHOOSE([.Y40];&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36" calcext:value-type="float">
            <text:p>36</text:p>
          </table:table-cell>
          <table:table-cell table:style-name="ce42" office:value-type="string" calcext:value-type="string">
            <text:p><text:span text:style-name="T6">"</text:span><text:span text:style-name="T7">=</text:span></text:p>
          </table:table-cell>
          <table:table-cell table:style-name="ce47" table:formula="of:=CHOOSE([.Y39];11;21;31;11;21;31)" office:value-type="float" office:value="31" calcext:value-type="float">
            <text:p>31</text:p>
          </table:table-cell>
          <table:table-cell table:style-name="ce7" office:value-type="string" calcext:value-type="string">
            <text:p>+</text:p>
          </table:table-cell>
          <table:table-cell table:style-name="ce9" table:formula="of:=RANDBETWEEN(11;68)" office:value-type="float" office:value="50" calcext:value-type="float">
            <text:p>50</text:p>
          </table:table-cell>
          <table:table-cell table:style-name="ce10" office:value-type="string" calcext:value-type="string">
            <text:p>=</text:p>
          </table:table-cell>
          <table:table-cell table:style-name="ce4" table:formula="of:=((((IF([.Y40]=1;0;RANDBETWEEN(1;9))*10+IF([.Y40]=2;0;RANDBETWEEN(1;9)))*10+IF([.Y40]=3;0;RANDBETWEEN(1;9)))*10+IF([.Y40]=4;0;RANDBETWEEN(1;9)))*10+IF([.Y40]=5;0;RANDBETWEEN(1;9)))/1000" office:value-type="float" office:value="30.813" calcext:value-type="float">
            <text:p>30,813</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40];&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40]&lt;5;&quot;m&quot;;IF(AND([.W40]&gt;4;[.W40]&lt;9);&quot;L&quot;;&quot;g&quot;))" office:value-type="string" office:string-value="L" calcext:value-type="string">
            <text:p>L</text:p>
          </table:table-cell>
          <table:table-cell/>
          <table:table-cell table:style-name="ce69" table:formula="of:=IF([.A40]=&quot;moitié&quot;;[.C40]/2;IF([.A40]=&quot;quart&quot;;[.C40]/4;IF([.A40]=&quot;tiers&quot;;[.C40]/3;IF([.A40]=&quot;quadruple&quot;;[.C40]*4;IF([.A40]=&quot;double&quot;;[.C40]*2;IF([.A40]=&quot;triple&quot;;[.C40]*3))))))" office:value-type="float" office:value="18" calcext:value-type="float">
            <text:p>18</text:p>
          </table:table-cell>
          <table:table-cell table:style-name="ce27" table:formula="of:=[.E40]+[.G40]" office:value-type="float" office:value="81" calcext:value-type="float">
            <text:p>81</text:p>
          </table:table-cell>
          <table:table-cell table:style-name="ce27" table:formula="of:=FLOOR([.I40])&amp;IF(FLOOR([.I40]*10)-FLOOR([.I40])*10;&quot; + &quot;&amp;(FLOOR([.I40]*10)-FLOOR([.I40])*10)/10;&quot;&quot;)&amp;IF(FLOOR([.I40]*100)-FLOOR([.I40]*10)*10;&quot; + &quot;&amp;(FLOOR([.I40]*100)-FLOOR([.I40]*10)*10)/100;&quot;&quot;)&amp;IF(FLOOR([.I40]*1000)-FLOOR([.I40]*100)*10;&quot; + &quot;&amp;(FLOOR([.I40]*1000)-FLOOR([.I40]*100)*10)/1000;&quot;&quot;)" office:value-type="string" office:string-value="30 + 0,8 + 0,01 + 0,003" calcext:value-type="string">
            <text:p>30 + 0,8 + 0,01 + 0,003</text:p>
          </table:table-cell>
          <table:table-cell table:style-name="ce48" table:formula="of:=[.M40]*(CHOOSE([.W40];0;0.01;0.001;1000;0.001;100;0.1;0.01;1000;0.1;0.001;10))&amp;&quot; &quot;&amp;[.P40]" office:value-type="string" office:string-value="1 L" calcext:value-type="string">
            <text:p>1 L</text:p>
          </table:table-cell>
          <table:table-cell/>
          <table:table-cell table:formula="of:=RANK([.X40];[.X34:.X43])+2" office:value-type="float" office:value="7" calcext:value-type="float">
            <text:p>7</text:p>
          </table:table-cell>
          <table:table-cell table:style-name="ce89" table:formula="of:=RAND()" office:value-type="float" office:value="0.485604836163743" calcext:value-type="float">
            <text:p>0,485604836163743</text:p>
          </table:table-cell>
          <table:table-cell table:formula="of:=RANK([.Z40];[.Z36:.Z41])" office:value-type="float" office:value="2" calcext:value-type="float">
            <text:p>2</text:p>
          </table:table-cell>
          <table:table-cell table:style-name="ce89" table:formula="of:=RAND()" office:value-type="float" office:value="0.820044044469914" calcext:value-type="float">
            <text:p>0,820044044469914</text:p>
          </table:table-cell>
          <table:table-cell table:number-columns-repeated="998"/>
        </table:table-row>
        <table:table-row table:style-name="ro3">
          <table:table-cell table:style-name="ce39" table:formula="of:=CHOOSE([.Y41];&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84" calcext:value-type="float">
            <text:p>84</text:p>
          </table:table-cell>
          <table:table-cell table:style-name="ce42" office:value-type="string" calcext:value-type="string">
            <text:p><text:span text:style-name="T6">"</text:span><text:span text:style-name="T7">=</text:span></text:p>
          </table:table-cell>
          <table:table-cell table:style-name="ce4" table:formula="of:=RANDBETWEEN(11;68)" office:value-type="float" office:value="23" calcext:value-type="float">
            <text:p>23</text:p>
          </table:table-cell>
          <table:table-cell table:style-name="ce7" office:value-type="string" calcext:value-type="string">
            <text:p>+</text:p>
          </table:table-cell>
          <table:table-cell table:style-name="ce9" table:formula="of:=CHOOSE([.Y40];11;21;31;11;21;31)" office:value-type="float" office:value="21" calcext:value-type="float">
            <text:p>21</text:p>
          </table:table-cell>
          <table:table-cell table:style-name="ce10" office:value-type="string" calcext:value-type="string">
            <text:p>=</text:p>
          </table:table-cell>
          <table:table-cell table:style-name="ce4" table:formula="of:=((((IF([.Y41]=1;0;RANDBETWEEN(1;9))*10+IF([.Y41]=2;0;RANDBETWEEN(1;9)))*10+IF([.Y41]=3;0;RANDBETWEEN(1;9)))*10+IF([.Y41]=4;0;RANDBETWEEN(1;9)))*10+IF([.Y41]=5;0;RANDBETWEEN(1;9)))/1000" office:value-type="float" office:value="95.24" calcext:value-type="float">
            <text:p>95,24</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6.1" calcext:value-type="float">
            <text:p>6,1</text:p>
          </table:table-cell>
          <table:table-cell table:style-name="ce40" table:formula="of:=CHOOSE([.W41];&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41]&lt;5;&quot;m&quot;;IF(AND([.W41]&gt;4;[.W41]&lt;9);&quot;L&quot;;&quot;g&quot;))" office:value-type="string" office:string-value="m" calcext:value-type="string">
            <text:p>m</text:p>
          </table:table-cell>
          <table:table-cell/>
          <table:table-cell table:style-name="ce69" table:formula="of:=IF([.A41]=&quot;moitié&quot;;[.C41]/2;IF([.A41]=&quot;quart&quot;;[.C41]/4;IF([.A41]=&quot;tiers&quot;;[.C41]/3;IF([.A41]=&quot;quadruple&quot;;[.C41]*4;IF([.A41]=&quot;double&quot;;[.C41]*2;IF([.A41]=&quot;triple&quot;;[.C41]*3))))))" office:value-type="float" office:value="28" calcext:value-type="float">
            <text:p>28</text:p>
          </table:table-cell>
          <table:table-cell table:style-name="ce27" table:formula="of:=[.E41]+[.G41]" office:value-type="float" office:value="44" calcext:value-type="float">
            <text:p>44</text:p>
          </table:table-cell>
          <table:table-cell table:style-name="ce27" table:formula="of:=FLOOR([.I41])&amp;IF(FLOOR([.I41]*10)-FLOOR([.I41])*10;&quot; + &quot;&amp;(FLOOR([.I41]*10)-FLOOR([.I41])*10)/10;&quot;&quot;)&amp;IF(FLOOR([.I41]*100)-FLOOR([.I41]*10)*10;&quot; + &quot;&amp;(FLOOR([.I41]*100)-FLOOR([.I41]*10)*10)/100;&quot;&quot;)&amp;IF(FLOOR([.I41]*1000)-FLOOR([.I41]*100)*10;&quot; + &quot;&amp;(FLOOR([.I41]*1000)-FLOOR([.I41]*100)*10)/1000;&quot;&quot;)" office:value-type="string" office:string-value="95 + 0,2 + 0,04" calcext:value-type="string">
            <text:p>95 + 0,2 + 0,04</text:p>
          </table:table-cell>
          <table:table-cell table:style-name="ce48" table:formula="of:=[.M41]*(CHOOSE([.W41];0;0.01;0.001;1000;0.001;100;0.1;0.01;1000;0.1;0.001;10))&amp;&quot; &quot;&amp;[.P41]" office:value-type="string" office:string-value="0,0061 m" calcext:value-type="string">
            <text:p>0,0061 m</text:p>
          </table:table-cell>
          <table:table-cell/>
          <table:table-cell table:formula="of:=RANK([.X41];[.X34:.X43])+2" office:value-type="float" office:value="3" calcext:value-type="float">
            <text:p>3</text:p>
          </table:table-cell>
          <table:table-cell table:style-name="ce89" table:formula="of:=RAND()" office:value-type="float" office:value="0.885892592314557" calcext:value-type="float">
            <text:p>0,885892592314557</text:p>
          </table:table-cell>
          <table:table-cell table:formula="of:=RANK([.Z41];[.Z36:.Z41])" office:value-type="float" office:value="5" calcext:value-type="float">
            <text:p>5</text:p>
          </table:table-cell>
          <table:table-cell table:style-name="ce89" table:formula="of:=RAND()" office:value-type="float" office:value="0.28954990819994" calcext:value-type="float">
            <text:p>0,28954990819994</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5" calcext:value-type="float">
            <text:p>5</text:p>
          </table:table-cell>
          <table:table-cell table:style-name="ce89" table:formula="of:=RAND()" office:value-type="float" office:value="0.800830049333852" calcext:value-type="float">
            <text:p>0,800830049333852</text:p>
          </table:table-cell>
          <table:table-cell table:number-columns-repeated="1000"/>
        </table:table-row>
        <table:table-row table:style-name="ro4">
          <table:table-cell table:number-columns-repeated="22"/>
          <table:table-cell table:formula="of:=RANK([.X43];[.X34:.X43])+2" office:value-type="float" office:value="6" calcext:value-type="float">
            <text:p>6</text:p>
          </table:table-cell>
          <table:table-cell table:style-name="ce89" table:formula="of:=RAND()" office:value-type="float" office:value="0.487431891908055" calcext:value-type="float">
            <text:p>0,487431891908055</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Verte" table:style-name="ta4" table:print-ranges="'Ceinture Verte'.A1:'Ceinture Verte'.P44 'Ceinture Verte'.R1:'Ceinture Vert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Verte?language=Basic&amp;location=document" xlink:type="simple"/>
              </office:event-listeners>
            </form:button>
          </form:form>
        </office:forms>
        <table:shapes>
          <draw:control draw:z-index="0" draw:style-name="gr4" draw:text-style-name="P2" svg:width="16.51mm" svg:height="7.49mm" svg:x="470.24mm" svg:y="11.07mm" draw:control="control4"/>
        </table:shapes>
        <table:table-column table:style-name="co45" table:default-cell-style-name="Default"/>
        <table:table-column table:style-name="co46" table:number-columns-repeated="2" table:default-cell-style-name="Default"/>
        <table:table-column table:style-name="co12" table:default-cell-style-name="Default"/>
        <table:table-column table:style-name="co25" table:default-cell-style-name="Default"/>
        <table:table-column table:style-name="co6" table:default-cell-style-name="Default"/>
        <table:table-column table:style-name="co26" table:default-cell-style-name="Default"/>
        <table:table-column table:style-name="co47" table:default-cell-style-name="Default"/>
        <table:table-column table:style-name="co11" table:default-cell-style-name="Default"/>
        <table:table-column table:style-name="co48" table:default-cell-style-name="Default"/>
        <table:table-column table:style-name="co49" table:default-cell-style-name="Default"/>
        <table:table-column table:style-name="co13" table:default-cell-style-name="Default"/>
        <table:table-column table:style-name="co50" table:default-cell-style-name="Default"/>
        <table:table-column table:style-name="co51" table:default-cell-style-name="Default"/>
        <table:table-column table:style-name="co2" table:default-cell-style-name="Default"/>
        <table:table-column table:style-name="co16" table:default-cell-style-name="Default"/>
        <table:table-column table:style-name="co52" table:default-cell-style-name="Default"/>
        <table:table-column table:style-name="co53" table:default-cell-style-name="Default"/>
        <table:table-column table:style-name="co43" table:default-cell-style-name="Default"/>
        <table:table-column table:style-name="co54" table:default-cell-style-name="Default"/>
        <table:table-column table:style-name="co55" table:default-cell-style-name="Default"/>
        <table:table-column table:style-name="co56" table:default-cell-style-name="Default"/>
        <table:table-column table:style-name="co20" table:default-cell-style-name="Default"/>
        <table:table-column table:style-name="co57" table:default-cell-style-name="Default"/>
        <table:table-column table:style-name="co22" table:default-cell-style-name="Default"/>
        <table:table-column table:style-name="co12" table:number-columns-repeated="997" table:default-cell-style-name="Default"/>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1" calcext:value-type="float">
            <text:p>11</text:p>
          </table:table-cell>
          <table:table-cell table:style-name="ce89" table:formula="of:=RAND()" office:value-type="float" office:value="0.170297919377719" calcext:value-type="float">
            <text:p>0,170297919377719</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5274" calcext:value-type="string">
            <text:p>v5274</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X1:.X10])+2" office:value-type="float" office:value="9" calcext:value-type="float">
            <text:p>9</text:p>
          </table:table-cell>
          <table:table-cell table:style-name="ce89" table:formula="of:=RAND()" office:value-type="float" office:value="0.456209473441609" calcext:value-type="float">
            <text:p>0,456209473441609</text:p>
          </table:table-cell>
          <table:table-cell table:number-columns-repeated="998"/>
        </table:table-row>
        <table:table-row table:style-name="ro1">
          <table:table-cell table:style-name="ce37" office:value-type="string" calcext:value-type="string" table:number-columns-spanned="4" table:number-rows-spanned="1">
            <text:p>Quelle est la valeur du chiffre 9 ?</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5274" calcext:value-type="string">
            <text:p>v5274</text:p>
          </table:table-cell>
          <table:table-cell table:style-name="ce89"/>
          <table:table-cell table:formula="of:=RANK([.X3];[.X1:.X10])+2" office:value-type="float" office:value="10" calcext:value-type="float">
            <text:p>10</text:p>
          </table:table-cell>
          <table:table-cell table:style-name="ce89" table:formula="of:=RAND()" office:value-type="float" office:value="0.26744041608061" calcext:value-type="float">
            <text:p>0,26744041608061</text:p>
          </table:table-cell>
          <table:table-cell table:style-name="ce89" table:formula="of:=RANK([.Z3];[.Z3:.Z8])" office:value-type="float" office:value="5" calcext:value-type="float">
            <text:p>5</text:p>
          </table:table-cell>
          <table:table-cell table:style-name="ce89" table:formula="of:=RAND()" office:value-type="float" office:value="0.235526334705249" calcext:value-type="float">
            <text:p>0,235526334705249</text:p>
          </table:table-cell>
          <table:table-cell table:style-name="ce89"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5447952" calcext:value-type="float">
            <text:p>5 447 952</text:p>
          </table:table-cell>
          <table:table-cell table:style-name="ce7"/>
          <table:table-cell table:style-name="ce46"/>
          <table:table-cell table:style-name="ce10"/>
          <table:table-cell table:style-name="ce4" table:formula="of:=RANDBETWEEN(11;68)" office:value-type="float" office:value="15" calcext:value-type="float">
            <text:p>15</text:p>
          </table:table-cell>
          <table:table-cell table:style-name="ce7" office:value-type="string" calcext:value-type="string">
            <text:p>+</text:p>
          </table:table-cell>
          <table:table-cell table:style-name="ce9" table:formula="of:=CHOOSE([.Y4];9;19;29;9;19;29)" office:value-type="float" office:value="9" calcext:value-type="float">
            <text:p>9</text:p>
          </table:table-cell>
          <table:table-cell table:style-name="ce10" office:value-type="string" calcext:value-type="string">
            <text:p>=</text:p>
          </table:table-cell>
          <table:table-cell table:style-name="ce51" table:formula="of:=CHOOSE([.Y3];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60" calcext:value-type="float">
            <text:p>36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400" calcext:value-type="float">
            <text:p>400</text:p>
          </table:table-cell>
          <table:table-cell table:style-name="ce40" table:formula="of:=CHOOSE([.W4];&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4])-IFERROR(SEARCH(&quot;,&quot;;[.A4]);10);&quot;dixièmes&quot;;&quot;centièmes&quot;;&quot;millièmes&quot;;&quot;dix-millièmes&quot;;&quot;cent-millièmes&quot;;&quot;millionièmes&quot;);CHOOSE(-FIND(9;[.A4])+IFERROR(SEARCH(&quot;,&quot;;[.A4]);LEN([.A4])+1);&quot;unités&quot;;&quot;dizaines&quot;;&quot;centaines&quot;;&quot;u de mille&quot;;&quot;d de mille&quot;;&quot;c de  mille&quot;; &quot;u de millions&quot;;&quot;c de millions&quot;))" office:value-type="string" office:string-value="centaines" calcext:value-type="string">
            <text:p>centaines</text:p>
          </table:table-cell>
          <table:table-cell table:style-name="ce27" table:formula="of:=[.E4]+[.G4]" office:value-type="float" office:value="24" calcext:value-type="float">
            <text:p>24</text:p>
          </table:table-cell>
          <table:table-cell table:style-name="ce135" table:formula="of:=[.K4]*[.I4]/100" office:value-type="float" office:value="72" calcext:value-type="float">
            <text:p>72</text:p>
          </table:table-cell>
          <table:table-cell table:style-name="ce48" table:formula="of:=[.M4]*CHOOSE([.W4];0;0.01;0.0001;0.000001;1000000;10000;100;0.000001;0.0001;0.01;100;10000;1000000)&amp;&quot; &quot;&amp;[.P4]" office:value-type="string" office:string-value="40000 m²" calcext:value-type="string">
            <text:p>40000 m²</text:p>
          </table:table-cell>
          <table:table-cell/>
          <table:table-cell table:formula="of:=RANK([.X4];[.X1:.X10])+2" office:value-type="float" office:value="7" calcext:value-type="float">
            <text:p>7</text:p>
          </table:table-cell>
          <table:table-cell table:style-name="ce89" table:formula="of:=RAND()" office:value-type="float" office:value="0.590938601414831" calcext:value-type="float">
            <text:p>0,590938601414831</text:p>
          </table:table-cell>
          <table:table-cell table:formula="of:=RANK([.Z4];[.Z3:.Z8])" office:value-type="float" office:value="4" calcext:value-type="float">
            <text:p>4</text:p>
          </table:table-cell>
          <table:table-cell table:style-name="ce89" table:formula="of:=RAND()" office:value-type="float" office:value="0.272452854611021" calcext:value-type="float">
            <text:p>0,272452854611021</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39.43771" calcext:value-type="float">
            <text:p>39,43771</text:p>
          </table:table-cell>
          <table:table-cell table:style-name="ce7"/>
          <table:table-cell table:style-name="ce9"/>
          <table:table-cell table:style-name="ce10"/>
          <table:table-cell table:style-name="ce50" table:formula="of:=CHOOSE([.Y5];9;19;29;9;1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56" calcext:value-type="float">
            <text:p>56</text:p>
          </table:table-cell>
          <table:table-cell table:style-name="ce10" office:value-type="string" calcext:value-type="string">
            <text:p>=</text:p>
          </table:table-cell>
          <table:table-cell table:style-name="ce51" table:formula="of:=CHOOSE([.Y4];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88" calcext:value-type="float">
            <text:p>388</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31.1" calcext:value-type="float">
            <text:p>31,1</text:p>
          </table:table-cell>
          <table:table-cell table:style-name="ce40" table:formula="of:=CHOOSE([.W5];&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5])-IFERROR(SEARCH(&quot;,&quot;;[.A5]);10);&quot;dixièmes&quot;;&quot;centièmes&quot;;&quot;millièmes&quot;;&quot;dix-millièmes&quot;;&quot;cent-millièmes&quot;;&quot;millionièmes&quot;);CHOOSE(-FIND(9;[.A5])+IFERROR(SEARCH(&quot;,&quot;;[.A5]);LEN([.A5])+1);&quot;unités&quot;;&quot;dizaines&quot;;&quot;centaines&quot;;&quot;u de mille&quot;;&quot;d de mille&quot;;&quot;c de  mille&quot;; &quot;u de millions&quot;;&quot;c de millions&quot;))" office:value-type="string" office:string-value="unités" calcext:value-type="string">
            <text:p>unités</text:p>
          </table:table-cell>
          <table:table-cell table:style-name="ce27" table:formula="of:=[.E5]+[.G5]" office:value-type="float" office:value="65" calcext:value-type="float">
            <text:p>65</text:p>
          </table:table-cell>
          <table:table-cell table:style-name="ce135" table:formula="of:=[.K5]*[.I5]/100" office:value-type="float" office:value="155.2" calcext:value-type="float">
            <text:p>155,2</text:p>
          </table:table-cell>
          <table:table-cell table:style-name="ce48" table:formula="of:=[.M5]*CHOOSE([.W5];0;0.01;0.0001;0.000001;1000000;10000;100;0.000001;0.0001;0.01;100;10000;1000000)&amp;&quot; &quot;&amp;[.P5]" office:value-type="string" office:string-value="0,0000311 m²" calcext:value-type="string">
            <text:p>0,0000311 m²</text:p>
          </table:table-cell>
          <table:table-cell/>
          <table:table-cell table:formula="of:=RANK([.X5];[.X1:.X10])+2" office:value-type="float" office:value="8" calcext:value-type="float">
            <text:p>8</text:p>
          </table:table-cell>
          <table:table-cell table:style-name="ce89" table:formula="of:=RAND()" office:value-type="float" office:value="0.480388749485494" calcext:value-type="float">
            <text:p>0,480388749485494</text:p>
          </table:table-cell>
          <table:table-cell table:formula="of:=RANK([.Z5];[.Z3:.Z8])" office:value-type="float" office:value="1" calcext:value-type="float">
            <text:p>1</text:p>
          </table:table-cell>
          <table:table-cell table:style-name="ce89" table:formula="of:=RAND()" office:value-type="float" office:value="0.878087258555128" calcext:value-type="float">
            <text:p>0,878087258555128</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72868954" calcext:value-type="float">
            <text:p>72 868 954</text:p>
          </table:table-cell>
          <table:table-cell table:style-name="ce7"/>
          <table:table-cell table:style-name="ce46"/>
          <table:table-cell table:style-name="ce10"/>
          <table:table-cell table:style-name="ce4" table:formula="of:=RANDBETWEEN(11;68)" office:value-type="float" office:value="48" calcext:value-type="float">
            <text:p>48</text:p>
          </table:table-cell>
          <table:table-cell table:style-name="ce7" office:value-type="string" calcext:value-type="string">
            <text:p>+</text:p>
          </table:table-cell>
          <table:table-cell table:style-name="ce9" table:formula="of:=CHOOSE([.Y6];9;19;29;9;19;29)" office:value-type="float" office:value="29" calcext:value-type="float">
            <text:p>29</text:p>
          </table:table-cell>
          <table:table-cell table:style-name="ce10" office:value-type="string" calcext:value-type="string">
            <text:p>=</text:p>
          </table:table-cell>
          <table:table-cell table:style-name="ce51" table:formula="of:=CHOOSE([.Y5];10;20;30;40;2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44" calcext:value-type="float">
            <text:p>14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W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6])-IFERROR(SEARCH(&quot;,&quot;;[.A6]);10);&quot;dixièmes&quot;;&quot;centièmes&quot;;&quot;millièmes&quot;;&quot;dix-millièmes&quot;;&quot;cent-millièmes&quot;;&quot;millionièmes&quot;);CHOOSE(-FIND(9;[.A6])+IFERROR(SEARCH(&quot;,&quot;;[.A6]);LEN([.A6])+1);&quot;unités&quot;;&quot;dizaines&quot;;&quot;centaines&quot;;&quot;u de mille&quot;;&quot;d de mille&quot;;&quot;c de  mille&quot;; &quot;u de millions&quot;;&quot;c de millions&quot;))" office:value-type="string" office:string-value="centaines" calcext:value-type="string">
            <text:p>centaines</text:p>
          </table:table-cell>
          <table:table-cell table:style-name="ce27" table:formula="of:=[.E6]+[.G6]" office:value-type="float" office:value="77" calcext:value-type="float">
            <text:p>77</text:p>
          </table:table-cell>
          <table:table-cell table:style-name="ce135" table:formula="of:=[.K6]*[.I6]/100" office:value-type="float" office:value="14.4" calcext:value-type="float">
            <text:p>14,4</text:p>
          </table:table-cell>
          <table:table-cell table:style-name="ce48" table:formula="of:=[.M6]*CHOOSE([.W6];0;0.01;0.0001;0.000001;1000000;10000;100;0.000001;0.0001;0.01;100;10000;1000000)&amp;&quot; &quot;&amp;[.P6]" office:value-type="string" office:string-value="1000000 m²" calcext:value-type="string">
            <text:p>1000000 m²</text:p>
          </table:table-cell>
          <table:table-cell/>
          <table:table-cell table:formula="of:=RANK([.X6];[.X1:.X10])+2" office:value-type="float" office:value="12" calcext:value-type="float">
            <text:p>12</text:p>
          </table:table-cell>
          <table:table-cell table:style-name="ce89" table:formula="of:=RAND()" office:value-type="float" office:value="0.159937397378435" calcext:value-type="float">
            <text:p>0,159937397378435</text:p>
          </table:table-cell>
          <table:table-cell table:formula="of:=RANK([.Z6];[.Z3:.Z8])" office:value-type="float" office:value="6" calcext:value-type="float">
            <text:p>6</text:p>
          </table:table-cell>
          <table:table-cell table:style-name="ce89" table:formula="of:=RAND()" office:value-type="float" office:value="0.0393003363372956" calcext:value-type="float">
            <text:p>0,039300336337296</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3.89738" calcext:value-type="float">
            <text:p>3,89738</text:p>
          </table:table-cell>
          <table:table-cell table:style-name="ce7"/>
          <table:table-cell table:style-name="ce9"/>
          <table:table-cell table:style-name="ce10"/>
          <table:table-cell table:style-name="ce50" table:formula="of:=CHOOSE([.Y7];9;19;29;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39" calcext:value-type="float">
            <text:p>39</text:p>
          </table:table-cell>
          <table:table-cell table:style-name="ce10" office:value-type="string" calcext:value-type="string">
            <text:p>=</text:p>
          </table:table-cell>
          <table:table-cell table:style-name="ce51" table:formula="of:=CHOOSE([.Y6];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20" calcext:value-type="float">
            <text:p>12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20" calcext:value-type="float">
            <text:p>20</text:p>
          </table:table-cell>
          <table:table-cell table:style-name="ce40" table:formula="of:=CHOOSE([.W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7])-IFERROR(SEARCH(&quot;,&quot;;[.A7]);10);&quot;dixièmes&quot;;&quot;centièmes&quot;;&quot;millièmes&quot;;&quot;dix-millièmes&quot;;&quot;cent-millièmes&quot;;&quot;millionièmes&quot;);CHOOSE(-FIND(9;[.A7])+IFERROR(SEARCH(&quot;,&quot;;[.A7]);LEN([.A7])+1);&quot;unités&quot;;&quot;dizaines&quot;;&quot;centaines&quot;;&quot;u de mille&quot;;&quot;d de mille&quot;;&quot;c de  mille&quot;; &quot;u de millions&quot;;&quot;c de millions&quot;))" office:value-type="string" office:string-value="centièmes" calcext:value-type="string">
            <text:p>centièmes</text:p>
          </table:table-cell>
          <table:table-cell table:style-name="ce27" table:formula="of:=[.E7]+[.G7]" office:value-type="float" office:value="68" calcext:value-type="float">
            <text:p>68</text:p>
          </table:table-cell>
          <table:table-cell table:style-name="ce135" table:formula="of:=[.K7]*[.I7]/100" office:value-type="float" office:value="48" calcext:value-type="float">
            <text:p>48</text:p>
          </table:table-cell>
          <table:table-cell table:style-name="ce48" table:formula="of:=[.M7]*CHOOSE([.W7];0;0.01;0.0001;0.000001;1000000;10000;100;0.000001;0.0001;0.01;100;10000;1000000)&amp;&quot; &quot;&amp;[.P7]" office:value-type="string" office:string-value="0,002 m²" calcext:value-type="string">
            <text:p>0,002 m²</text:p>
          </table:table-cell>
          <table:table-cell/>
          <table:table-cell table:formula="of:=RANK([.X7];[.X1:.X10])+2" office:value-type="float" office:value="3" calcext:value-type="float">
            <text:p>3</text:p>
          </table:table-cell>
          <table:table-cell table:style-name="ce89" table:formula="of:=RAND()" office:value-type="float" office:value="0.983989333020472" calcext:value-type="float">
            <text:p>0,983989333020472</text:p>
          </table:table-cell>
          <table:table-cell table:formula="of:=RANK([.Z7];[.Z3:.Z8])" office:value-type="float" office:value="3" calcext:value-type="float">
            <text:p>3</text:p>
          </table:table-cell>
          <table:table-cell table:style-name="ce89" table:formula="of:=RAND()" office:value-type="float" office:value="0.398204494511149" calcext:value-type="float">
            <text:p>0,398204494511149</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9342583" calcext:value-type="float">
            <text:p>9 342 583</text:p>
          </table:table-cell>
          <table:table-cell table:style-name="ce7"/>
          <table:table-cell table:style-name="ce46"/>
          <table:table-cell table:style-name="ce10"/>
          <table:table-cell table:style-name="ce4" table:formula="of:=RANDBETWEEN(11;68)" office:value-type="float" office:value="22" calcext:value-type="float">
            <text:p>22</text:p>
          </table:table-cell>
          <table:table-cell table:style-name="ce7" office:value-type="string" calcext:value-type="string">
            <text:p>+</text:p>
          </table:table-cell>
          <table:table-cell table:style-name="ce9" table:formula="of:=CHOOSE([.Y8];9;19;29;9;19;29)" office:value-type="float" office:value="19" calcext:value-type="float">
            <text:p>19</text:p>
          </table:table-cell>
          <table:table-cell table:style-name="ce10" office:value-type="string" calcext:value-type="string">
            <text:p>=</text:p>
          </table:table-cell>
          <table:table-cell table:style-name="ce51" table:formula="of:=CHOOSE([.Y7];10;20;30;40;2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20" calcext:value-type="float">
            <text:p>32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9" calcext:value-type="float">
            <text:p>9</text:p>
          </table:table-cell>
          <table:table-cell table:style-name="ce40" table:formula="of:=CHOOSE([.W8];&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8])-IFERROR(SEARCH(&quot;,&quot;;[.A8]);10);&quot;dixièmes&quot;;&quot;centièmes&quot;;&quot;millièmes&quot;;&quot;dix-millièmes&quot;;&quot;cent-millièmes&quot;;&quot;millionièmes&quot;);CHOOSE(-FIND(9;[.A8])+IFERROR(SEARCH(&quot;,&quot;;[.A8]);LEN([.A8])+1);&quot;unités&quot;;&quot;dizaines&quot;;&quot;centaines&quot;;&quot;u de mille&quot;;&quot;d de mille&quot;;&quot;c de  mille&quot;; &quot;u de millions&quot;;&quot;c de millions&quot;))" office:value-type="string" office:string-value="u de millions" calcext:value-type="string">
            <text:p>u de millions</text:p>
          </table:table-cell>
          <table:table-cell table:style-name="ce27" table:formula="of:=[.E8]+[.G8]" office:value-type="float" office:value="41" calcext:value-type="float">
            <text:p>41</text:p>
          </table:table-cell>
          <table:table-cell table:style-name="ce135" table:formula="of:=[.K8]*[.I8]/100" office:value-type="float" office:value="96" calcext:value-type="float">
            <text:p>96</text:p>
          </table:table-cell>
          <table:table-cell table:style-name="ce48" table:formula="of:=[.M8]*CHOOSE([.W8];0;0.01;0.0001;0.000001;1000000;10000;100;0.000001;0.0001;0.01;100;10000;1000000)&amp;&quot; &quot;&amp;[.P8]" office:value-type="string" office:string-value="90000 m²" calcext:value-type="string">
            <text:p>90000 m²</text:p>
          </table:table-cell>
          <table:table-cell/>
          <table:table-cell table:formula="of:=RANK([.X8];[.X1:.X10])+2" office:value-type="float" office:value="6" calcext:value-type="float">
            <text:p>6</text:p>
          </table:table-cell>
          <table:table-cell table:style-name="ce89" table:formula="of:=RAND()" office:value-type="float" office:value="0.755402586788841" calcext:value-type="float">
            <text:p>0,755402586788841</text:p>
          </table:table-cell>
          <table:table-cell table:formula="of:=RANK([.Z8];[.Z3:.Z8])" office:value-type="float" office:value="2" calcext:value-type="float">
            <text:p>2</text:p>
          </table:table-cell>
          <table:table-cell table:style-name="ce89" table:formula="of:=RAND()" office:value-type="float" office:value="0.583482131264663" calcext:value-type="float">
            <text:p>0,58348213126466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table:style-name="ce8"/>
          <table:table-cell table:number-columns-repeated="2"/>
          <table:table-cell table:style-name="ce136"/>
          <table:table-cell/>
          <table:table-cell table:formula="of:=RANK([.X9];[.X1:.X10])+2" office:value-type="float" office:value="4" calcext:value-type="float">
            <text:p>4</text:p>
          </table:table-cell>
          <table:table-cell table:style-name="ce89" table:formula="of:=RAND()" office:value-type="float" office:value="0.816360188328498" calcext:value-type="float">
            <text:p>0,816360188328498</text:p>
          </table:table-cell>
          <table:table-cell table:number-columns-repeated="998"/>
        </table:table-row>
        <table:table-row table:style-name="ro4">
          <table:table-cell table:number-columns-repeated="22"/>
          <table:table-cell table:formula="of:=RANK([.X10];[.X1:.X10])+2" office:value-type="float" office:value="5" calcext:value-type="float">
            <text:p>5</text:p>
          </table:table-cell>
          <table:table-cell table:style-name="ce89" table:formula="of:=RAND()" office:value-type="float" office:value="0.78101828710323" calcext:value-type="float">
            <text:p>0,78101828710323</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4" calcext:value-type="float">
            <text:p>4</text:p>
          </table:table-cell>
          <table:table-cell table:style-name="ce89" table:formula="of:=RAND()" office:value-type="float" office:value="0.810946011894441" calcext:value-type="float">
            <text:p>0,810946011894441</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5274" calcext:value-type="string">
            <text:p>v5274</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13];[.X12:.X21])+2" office:value-type="float" office:value="7" calcext:value-type="float">
            <text:p>7</text:p>
          </table:table-cell>
          <table:table-cell table:style-name="ce89" table:formula="of:=RAND()" office:value-type="float" office:value="0.71964646702402" calcext:value-type="float">
            <text:p>0,71964646702402</text:p>
          </table:table-cell>
          <table:table-cell table:number-columns-repeated="998"/>
        </table:table-row>
        <table:table-row table:style-name="ro3">
          <table:table-cell table:style-name="ce37" office:value-type="string" calcext:value-type="string" table:number-columns-spanned="4" table:number-rows-spanned="1">
            <text:p>Quelle est la valeur du chiffre 9 ?</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5274" calcext:value-type="string">
            <text:p>v5274</text:p>
          </table:table-cell>
          <table:table-cell table:style-name="ce89"/>
          <table:table-cell table:formula="of:=RANK([.X14];[.X12:.X21])+2" office:value-type="float" office:value="12" calcext:value-type="float">
            <text:p>12</text:p>
          </table:table-cell>
          <table:table-cell table:style-name="ce89" table:formula="of:=RAND()" office:value-type="float" office:value="0.254573648373124" calcext:value-type="float">
            <text:p>0,254573648373124</text:p>
          </table:table-cell>
          <table:table-cell table:style-name="ce89" table:formula="of:=RANK([.Z14];[.Z14:.Z19])" office:value-type="float" office:value="3" calcext:value-type="float">
            <text:p>3</text:p>
          </table:table-cell>
          <table:table-cell table:style-name="ce89" table:formula="of:=RAND()" office:value-type="float" office:value="0.297843661581557" calcext:value-type="float">
            <text:p>0,297843661581557</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9338132" calcext:value-type="float">
            <text:p>9 338 132</text:p>
          </table:table-cell>
          <table:table-cell table:style-name="ce7"/>
          <table:table-cell table:style-name="ce46"/>
          <table:table-cell table:style-name="ce10"/>
          <table:table-cell table:style-name="ce4" table:formula="of:=RANDBETWEEN(11;68)" office:value-type="float" office:value="51" calcext:value-type="float">
            <text:p>51</text:p>
          </table:table-cell>
          <table:table-cell table:style-name="ce7" office:value-type="string" calcext:value-type="string">
            <text:p>+</text:p>
          </table:table-cell>
          <table:table-cell table:style-name="ce9" table:formula="of:=CHOOSE([.Y15];9;19;29;9;19;29)" office:value-type="float" office:value="19" calcext:value-type="float">
            <text:p>19</text:p>
          </table:table-cell>
          <table:table-cell table:style-name="ce10" office:value-type="string" calcext:value-type="string">
            <text:p>=</text:p>
          </table:table-cell>
          <table:table-cell table:style-name="ce51" table:formula="of:=CHOOSE([.Y14];10;20;30;40;2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88" calcext:value-type="float">
            <text:p>388</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W15];&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5])-IFERROR(SEARCH(&quot;,&quot;;[.A15]);10);&quot;dixièmes&quot;;&quot;centièmes&quot;;&quot;millièmes&quot;;&quot;dix-millièmes&quot;;&quot;cent-millièmes&quot;;&quot;millionièmes&quot;);CHOOSE(-FIND(9;[.A15])+IFERROR(SEARCH(&quot;,&quot;;[.A15]);LEN([.A15])+1);&quot;unités&quot;;&quot;dizaines&quot;;&quot;centaines&quot;;&quot;u de mille&quot;;&quot;d de mille&quot;;&quot;c de  mille&quot;; &quot;u de millions&quot;;&quot;c de millions&quot;))" office:value-type="string" office:string-value="u de millions" calcext:value-type="string">
            <text:p>u de millions</text:p>
          </table:table-cell>
          <table:table-cell table:style-name="ce27" table:formula="of:=[.E15]+[.G15]" office:value-type="float" office:value="70" calcext:value-type="float">
            <text:p>70</text:p>
          </table:table-cell>
          <table:table-cell table:style-name="ce135" table:formula="of:=[.K15]*[.I15]/100" office:value-type="float" office:value="116.4" calcext:value-type="float">
            <text:p>116,4</text:p>
          </table:table-cell>
          <table:table-cell table:style-name="ce48" table:formula="of:=[.M15]*CHOOSE([.W15];0;0.01;0.0001;0.000001;1000000;10000;100;0.000001;0.0001;0.01;100;10000;1000000)&amp;&quot; &quot;&amp;[.P15]" office:value-type="string" office:string-value="0,01 m²" calcext:value-type="string">
            <text:p>0,01 m²</text:p>
          </table:table-cell>
          <table:table-cell/>
          <table:table-cell table:formula="of:=RANK([.X15];[.X12:.X21])+2" office:value-type="float" office:value="3" calcext:value-type="float">
            <text:p>3</text:p>
          </table:table-cell>
          <table:table-cell table:style-name="ce89" table:formula="of:=RAND()" office:value-type="float" office:value="0.904236124923725" calcext:value-type="float">
            <text:p>0,904236124923725</text:p>
          </table:table-cell>
          <table:table-cell table:formula="of:=RANK([.Z15];[.Z14:.Z19])" office:value-type="float" office:value="5" calcext:value-type="float">
            <text:p>5</text:p>
          </table:table-cell>
          <table:table-cell table:style-name="ce89" table:formula="of:=RAND()" office:value-type="float" office:value="0.208842626019464" calcext:value-type="float">
            <text:p>0,208842626019464</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68.86971" calcext:value-type="float">
            <text:p>68,86971</text:p>
          </table:table-cell>
          <table:table-cell table:style-name="ce7"/>
          <table:table-cell table:style-name="ce9"/>
          <table:table-cell table:style-name="ce10"/>
          <table:table-cell table:style-name="ce50" table:formula="of:=CHOOSE([.Y16];9;19;29;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37" calcext:value-type="float">
            <text:p>37</text:p>
          </table:table-cell>
          <table:table-cell table:style-name="ce10" office:value-type="string" calcext:value-type="string">
            <text:p>=</text:p>
          </table:table-cell>
          <table:table-cell table:style-name="ce51" table:formula="of:=CHOOSE([.Y15];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20" calcext:value-type="float">
            <text:p>22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W1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6])-IFERROR(SEARCH(&quot;,&quot;;[.A16]);10);&quot;dixièmes&quot;;&quot;centièmes&quot;;&quot;millièmes&quot;;&quot;dix-millièmes&quot;;&quot;cent-millièmes&quot;;&quot;millionièmes&quot;);CHOOSE(-FIND(9;[.A16])+IFERROR(SEARCH(&quot;,&quot;;[.A16]);LEN([.A16])+1);&quot;unités&quot;;&quot;dizaines&quot;;&quot;centaines&quot;;&quot;u de mille&quot;;&quot;d de mille&quot;;&quot;c de  mille&quot;; &quot;u de millions&quot;;&quot;c de millions&quot;))" office:value-type="string" office:string-value="millièmes" calcext:value-type="string">
            <text:p>millièmes</text:p>
          </table:table-cell>
          <table:table-cell table:style-name="ce27" table:formula="of:=[.E16]+[.G16]" office:value-type="float" office:value="66" calcext:value-type="float">
            <text:p>66</text:p>
          </table:table-cell>
          <table:table-cell table:style-name="ce135" table:formula="of:=[.K16]*[.I16]/100" office:value-type="float" office:value="44" calcext:value-type="float">
            <text:p>44</text:p>
          </table:table-cell>
          <table:table-cell table:style-name="ce48" table:formula="of:=[.M16]*CHOOSE([.W16];0;0.01;0.0001;0.000001;1000000;10000;100;0.000001;0.0001;0.01;100;10000;1000000)&amp;&quot; &quot;&amp;[.P16]" office:value-type="string" office:string-value="100000 m²" calcext:value-type="string">
            <text:p>100000 m²</text:p>
          </table:table-cell>
          <table:table-cell/>
          <table:table-cell table:formula="of:=RANK([.X16];[.X12:.X21])+2" office:value-type="float" office:value="6" calcext:value-type="float">
            <text:p>6</text:p>
          </table:table-cell>
          <table:table-cell table:style-name="ce89" table:formula="of:=RAND()" office:value-type="float" office:value="0.745807588023418" calcext:value-type="float">
            <text:p>0,745807588023418</text:p>
          </table:table-cell>
          <table:table-cell table:formula="of:=RANK([.Z16];[.Z14:.Z19])" office:value-type="float" office:value="6" calcext:value-type="float">
            <text:p>6</text:p>
          </table:table-cell>
          <table:table-cell table:style-name="ce89" table:formula="of:=RAND()" office:value-type="float" office:value="0.168309132570638" calcext:value-type="float">
            <text:p>0,168309132570638</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15891.2" calcext:value-type="float">
            <text:p>15 891,2</text:p>
          </table:table-cell>
          <table:table-cell table:style-name="ce7"/>
          <table:table-cell table:style-name="ce46"/>
          <table:table-cell table:style-name="ce10"/>
          <table:table-cell table:style-name="ce4" table:formula="of:=RANDBETWEEN(11;68)" office:value-type="float" office:value="27" calcext:value-type="float">
            <text:p>27</text:p>
          </table:table-cell>
          <table:table-cell table:style-name="ce7" office:value-type="string" calcext:value-type="string">
            <text:p>+</text:p>
          </table:table-cell>
          <table:table-cell table:style-name="ce9" table:formula="of:=CHOOSE([.Y17];9;19;29;9;19;29)" office:value-type="float" office:value="9" calcext:value-type="float">
            <text:p>9</text:p>
          </table:table-cell>
          <table:table-cell table:style-name="ce10" office:value-type="string" calcext:value-type="string">
            <text:p>=</text:p>
          </table:table-cell>
          <table:table-cell table:style-name="ce51" table:formula="of:=CHOOSE([.Y16];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08" calcext:value-type="float">
            <text:p>308</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275" calcext:value-type="float">
            <text:p>275</text:p>
          </table:table-cell>
          <table:table-cell table:style-name="ce40" table:formula="of:=CHOOSE([.W1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7])-IFERROR(SEARCH(&quot;,&quot;;[.A17]);10);&quot;dixièmes&quot;;&quot;centièmes&quot;;&quot;millièmes&quot;;&quot;dix-millièmes&quot;;&quot;cent-millièmes&quot;;&quot;millionièmes&quot;);CHOOSE(-FIND(9;[.A17])+IFERROR(SEARCH(&quot;,&quot;;[.A17]);LEN([.A17])+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E17]+[.G17]" office:value-type="float" office:value="36" calcext:value-type="float">
            <text:p>36</text:p>
          </table:table-cell>
          <table:table-cell table:style-name="ce135" table:formula="of:=[.K17]*[.I17]/100" office:value-type="float" office:value="123.2" calcext:value-type="float">
            <text:p>123,2</text:p>
          </table:table-cell>
          <table:table-cell table:style-name="ce48" table:formula="of:=[.M17]*CHOOSE([.W17];0;0.01;0.0001;0.000001;1000000;10000;100;0.000001;0.0001;0.01;100;10000;1000000)&amp;&quot; &quot;&amp;[.P17]" office:value-type="string" office:string-value="0,0275 m²" calcext:value-type="string">
            <text:p>0,0275 m²</text:p>
          </table:table-cell>
          <table:table-cell/>
          <table:table-cell table:formula="of:=RANK([.X17];[.X12:.X21])+2" office:value-type="float" office:value="9" calcext:value-type="float">
            <text:p>9</text:p>
          </table:table-cell>
          <table:table-cell table:style-name="ce89" table:formula="of:=RAND()" office:value-type="float" office:value="0.528948760374411" calcext:value-type="float">
            <text:p>0,528948760374411</text:p>
          </table:table-cell>
          <table:table-cell table:formula="of:=RANK([.Z17];[.Z14:.Z19])" office:value-type="float" office:value="4" calcext:value-type="float">
            <text:p>4</text:p>
          </table:table-cell>
          <table:table-cell table:style-name="ce89" table:formula="of:=RAND()" office:value-type="float" office:value="0.275705418026729" calcext:value-type="float">
            <text:p>0,275705418026729</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9623.226" calcext:value-type="float">
            <text:p>9 623,226</text:p>
          </table:table-cell>
          <table:table-cell table:style-name="ce7"/>
          <table:table-cell table:style-name="ce9"/>
          <table:table-cell table:style-name="ce10"/>
          <table:table-cell table:style-name="ce50" table:formula="of:=CHOOSE([.Y18];9;19;29;9;1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46" calcext:value-type="float">
            <text:p>46</text:p>
          </table:table-cell>
          <table:table-cell table:style-name="ce10" office:value-type="string" calcext:value-type="string">
            <text:p>=</text:p>
          </table:table-cell>
          <table:table-cell table:style-name="ce51" table:formula="of:=CHOOSE([.Y17];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32" calcext:value-type="float">
            <text:p>33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77.23" calcext:value-type="float">
            <text:p>77,23</text:p>
          </table:table-cell>
          <table:table-cell table:style-name="ce40" table:formula="of:=CHOOSE([.W18];&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8])-IFERROR(SEARCH(&quot;,&quot;;[.A18]);10);&quot;dixièmes&quot;;&quot;centièmes&quot;;&quot;millièmes&quot;;&quot;dix-millièmes&quot;;&quot;cent-millièmes&quot;;&quot;millionièmes&quot;);CHOOSE(-FIND(9;[.A18])+IFERROR(SEARCH(&quot;,&quot;;[.A18]);LEN([.A18])+1);&quot;unités&quot;;&quot;dizaines&quot;;&quot;centaines&quot;;&quot;u de mille&quot;;&quot;d de mille&quot;;&quot;c de  mille&quot;; &quot;u de millions&quot;;&quot;c de millions&quot;))" office:value-type="string" office:string-value="u de mille" calcext:value-type="string">
            <text:p>u de mille</text:p>
          </table:table-cell>
          <table:table-cell table:style-name="ce27" table:formula="of:=[.E18]+[.G18]" office:value-type="float" office:value="55" calcext:value-type="float">
            <text:p>55</text:p>
          </table:table-cell>
          <table:table-cell table:style-name="ce135" table:formula="of:=[.K18]*[.I18]/100" office:value-type="float" office:value="132.8" calcext:value-type="float">
            <text:p>132,8</text:p>
          </table:table-cell>
          <table:table-cell table:style-name="ce48" table:formula="of:=[.M18]*CHOOSE([.W18];0;0.01;0.0001;0.000001;1000000;10000;100;0.000001;0.0001;0.01;100;10000;1000000)&amp;&quot; &quot;&amp;[.P18]" office:value-type="string" office:string-value="7723 m²" calcext:value-type="string">
            <text:p>7723 m²</text:p>
          </table:table-cell>
          <table:table-cell/>
          <table:table-cell table:formula="of:=RANK([.X18];[.X12:.X21])+2" office:value-type="float" office:value="11" calcext:value-type="float">
            <text:p>11</text:p>
          </table:table-cell>
          <table:table-cell table:style-name="ce89" table:formula="of:=RAND()" office:value-type="float" office:value="0.450801958317153" calcext:value-type="float">
            <text:p>0,450801958317153</text:p>
          </table:table-cell>
          <table:table-cell table:formula="of:=RANK([.Z18];[.Z14:.Z19])" office:value-type="float" office:value="1" calcext:value-type="float">
            <text:p>1</text:p>
          </table:table-cell>
          <table:table-cell table:style-name="ce89" table:formula="of:=RAND()" office:value-type="float" office:value="0.853450565500119" calcext:value-type="float">
            <text:p>0,853450565500119</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3164927" calcext:value-type="float">
            <text:p>3 164 927</text:p>
          </table:table-cell>
          <table:table-cell table:style-name="ce7"/>
          <table:table-cell table:style-name="ce46"/>
          <table:table-cell table:style-name="ce10"/>
          <table:table-cell table:style-name="ce4" table:formula="of:=RANDBETWEEN(11;68)" office:value-type="float" office:value="35" calcext:value-type="float">
            <text:p>35</text:p>
          </table:table-cell>
          <table:table-cell table:style-name="ce7" office:value-type="string" calcext:value-type="string">
            <text:p>+</text:p>
          </table:table-cell>
          <table:table-cell table:style-name="ce9" table:formula="of:=CHOOSE([.Y19];9;19;29;9;19;29)" office:value-type="float" office:value="19" calcext:value-type="float">
            <text:p>19</text:p>
          </table:table-cell>
          <table:table-cell table:style-name="ce10" office:value-type="string" calcext:value-type="string">
            <text:p>=</text:p>
          </table:table-cell>
          <table:table-cell table:style-name="ce51" table:formula="of:=CHOOSE([.Y18];10;20;30;40;2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04" calcext:value-type="float">
            <text:p>20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W19];&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9])-IFERROR(SEARCH(&quot;,&quot;;[.A19]);10);&quot;dixièmes&quot;;&quot;centièmes&quot;;&quot;millièmes&quot;;&quot;dix-millièmes&quot;;&quot;cent-millièmes&quot;;&quot;millionièmes&quot;);CHOOSE(-FIND(9;[.A19])+IFERROR(SEARCH(&quot;,&quot;;[.A19]);LEN([.A19])+1);&quot;unités&quot;;&quot;dizaines&quot;;&quot;centaines&quot;;&quot;u de mille&quot;;&quot;d de mille&quot;;&quot;c de  mille&quot;; &quot;u de millions&quot;;&quot;c de millions&quot;))" office:value-type="string" office:string-value="centaines" calcext:value-type="string">
            <text:p>centaines</text:p>
          </table:table-cell>
          <table:table-cell table:style-name="ce27" table:formula="of:=[.E19]+[.G19]" office:value-type="float" office:value="54" calcext:value-type="float">
            <text:p>54</text:p>
          </table:table-cell>
          <table:table-cell table:style-name="ce135" table:formula="of:=[.K19]*[.I19]/100" office:value-type="float" office:value="20.4" calcext:value-type="float">
            <text:p>20,4</text:p>
          </table:table-cell>
          <table:table-cell table:style-name="ce48" table:formula="of:=[.M19]*CHOOSE([.W19];0;0.01;0.0001;0.000001;1000000;10000;100;0.000001;0.0001;0.01;100;10000;1000000)&amp;&quot; &quot;&amp;[.P19]" office:value-type="string" office:string-value="0,00001 m²" calcext:value-type="string">
            <text:p>0,00001 m²</text:p>
          </table:table-cell>
          <table:table-cell/>
          <table:table-cell table:formula="of:=RANK([.X19];[.X12:.X21])+2" office:value-type="float" office:value="8" calcext:value-type="float">
            <text:p>8</text:p>
          </table:table-cell>
          <table:table-cell table:style-name="ce89" table:formula="of:=RAND()" office:value-type="float" office:value="0.624029706325637" calcext:value-type="float">
            <text:p>0,624029706325637</text:p>
          </table:table-cell>
          <table:table-cell table:formula="of:=RANK([.Z19];[.Z14:.Z19])" office:value-type="float" office:value="2" calcext:value-type="float">
            <text:p>2</text:p>
          </table:table-cell>
          <table:table-cell table:style-name="ce89" table:formula="of:=RAND()" office:value-type="float" office:value="0.684963036574905" calcext:value-type="float">
            <text:p>0,684963036574905</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table:style-name="ce8"/>
          <table:table-cell table:number-columns-repeated="2"/>
          <table:table-cell table:style-name="ce136"/>
          <table:table-cell/>
          <table:table-cell table:formula="of:=RANK([.X20];[.X12:.X21])+2" office:value-type="float" office:value="10" calcext:value-type="float">
            <text:p>10</text:p>
          </table:table-cell>
          <table:table-cell table:style-name="ce89" table:formula="of:=RAND()" office:value-type="float" office:value="0.506359431353487" calcext:value-type="float">
            <text:p>0,506359431353487</text:p>
          </table:table-cell>
          <table:table-cell table:number-columns-repeated="998"/>
        </table:table-row>
        <table:table-row table:style-name="ro4">
          <table:table-cell table:number-columns-repeated="22"/>
          <table:table-cell table:formula="of:=RANK([.X21];[.X12:.X21])+2" office:value-type="float" office:value="5" calcext:value-type="float">
            <text:p>5</text:p>
          </table:table-cell>
          <table:table-cell table:style-name="ce89" table:formula="of:=RAND()" office:value-type="float" office:value="0.779133063081717" calcext:value-type="float">
            <text:p>0,779133063081717</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7" calcext:value-type="float">
            <text:p>7</text:p>
          </table:table-cell>
          <table:table-cell table:style-name="ce89" table:formula="of:=RAND()" office:value-type="float" office:value="0.71604030733744" calcext:value-type="float">
            <text:p>0,7160403073374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5274" calcext:value-type="string">
            <text:p>v5274</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4];[.X23:.X32])+2" office:value-type="float" office:value="6" calcext:value-type="float">
            <text:p>6</text:p>
          </table:table-cell>
          <table:table-cell table:style-name="ce89" table:formula="of:=RAND()" office:value-type="float" office:value="0.743884564430396" calcext:value-type="float">
            <text:p>0,743884564430396</text:p>
          </table:table-cell>
          <table:table-cell table:number-columns-repeated="998"/>
        </table:table-row>
        <table:table-row table:style-name="ro3">
          <table:table-cell table:style-name="ce37" office:value-type="string" calcext:value-type="string" table:number-columns-spanned="4" table:number-rows-spanned="1">
            <text:p>Quelle est la valeur du chiffre 9 ?</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5274" calcext:value-type="string">
            <text:p>v5274</text:p>
          </table:table-cell>
          <table:table-cell table:style-name="ce89"/>
          <table:table-cell table:formula="of:=RANK([.X25];[.X23:.X32])+2" office:value-type="float" office:value="11" calcext:value-type="float">
            <text:p>11</text:p>
          </table:table-cell>
          <table:table-cell table:style-name="ce89" table:formula="of:=RAND()" office:value-type="float" office:value="0.141251527665074" calcext:value-type="float">
            <text:p>0,141251527665074</text:p>
          </table:table-cell>
          <table:table-cell table:style-name="ce89" table:formula="of:=RANK([.Z25];[.Z25:.Z30])" office:value-type="float" office:value="6" calcext:value-type="float">
            <text:p>6</text:p>
          </table:table-cell>
          <table:table-cell table:style-name="ce89" table:formula="of:=RAND()" office:value-type="float" office:value="0.00202148545323534" calcext:value-type="float">
            <text:p>0,002021485453235</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27294211" calcext:value-type="float">
            <text:p>27 294 211</text:p>
          </table:table-cell>
          <table:table-cell table:style-name="ce7"/>
          <table:table-cell table:style-name="ce46"/>
          <table:table-cell table:style-name="ce10"/>
          <table:table-cell table:style-name="ce4" table:formula="of:=RANDBETWEEN(11;68)" office:value-type="float" office:value="49" calcext:value-type="float">
            <text:p>49</text:p>
          </table:table-cell>
          <table:table-cell table:style-name="ce7" office:value-type="string" calcext:value-type="string">
            <text:p>+</text:p>
          </table:table-cell>
          <table:table-cell table:style-name="ce9" table:formula="of:=CHOOSE([.Y26];9;19;29;9;19;29)" office:value-type="float" office:value="19" calcext:value-type="float">
            <text:p>19</text:p>
          </table:table-cell>
          <table:table-cell table:style-name="ce10" office:value-type="string" calcext:value-type="string">
            <text:p>=</text:p>
          </table:table-cell>
          <table:table-cell table:style-name="ce51" table:formula="of:=CHOOSE([.Y25];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24" calcext:value-type="float">
            <text:p>32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700" calcext:value-type="float">
            <text:p>700</text:p>
          </table:table-cell>
          <table:table-cell table:style-name="ce40" table:formula="of:=CHOOSE([.W26];&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6])-IFERROR(SEARCH(&quot;,&quot;;[.A26]);10);&quot;dixièmes&quot;;&quot;centièmes&quot;;&quot;millièmes&quot;;&quot;dix-millièmes&quot;;&quot;cent-millièmes&quot;;&quot;millionièmes&quot;);CHOOSE(-FIND(9;[.A26])+IFERROR(SEARCH(&quot;,&quot;;[.A26]);LEN([.A26])+1);&quot;unités&quot;;&quot;dizaines&quot;;&quot;centaines&quot;;&quot;u de mille&quot;;&quot;d de mille&quot;;&quot;c de  mille&quot;; &quot;u de millions&quot;;&quot;c de millions&quot;))" office:value-type="string" office:string-value="d de mille" calcext:value-type="string">
            <text:p>d de mille</text:p>
          </table:table-cell>
          <table:table-cell table:style-name="ce27" table:formula="of:=[.E26]+[.G26]" office:value-type="float" office:value="68" calcext:value-type="float">
            <text:p>68</text:p>
          </table:table-cell>
          <table:table-cell table:style-name="ce135" table:formula="of:=[.K26]*[.I26]/100" office:value-type="float" office:value="129.6" calcext:value-type="float">
            <text:p>129,6</text:p>
          </table:table-cell>
          <table:table-cell table:style-name="ce48" table:formula="of:=[.M26]*CHOOSE([.W26];0;0.01;0.0001;0.000001;1000000;10000;100;0.000001;0.0001;0.01;100;10000;1000000)&amp;&quot; &quot;&amp;[.P26]" office:value-type="string" office:string-value="0,07 m²" calcext:value-type="string">
            <text:p>0,07 m²</text:p>
          </table:table-cell>
          <table:table-cell/>
          <table:table-cell table:formula="of:=RANK([.X26];[.X23:.X32])+2" office:value-type="float" office:value="3" calcext:value-type="float">
            <text:p>3</text:p>
          </table:table-cell>
          <table:table-cell table:style-name="ce89" table:formula="of:=RAND()" office:value-type="float" office:value="0.98371474261828" calcext:value-type="float">
            <text:p>0,98371474261828</text:p>
          </table:table-cell>
          <table:table-cell table:formula="of:=RANK([.Z26];[.Z25:.Z30])" office:value-type="float" office:value="5" calcext:value-type="float">
            <text:p>5</text:p>
          </table:table-cell>
          <table:table-cell table:style-name="ce89" table:formula="of:=RAND()" office:value-type="float" office:value="0.141519108835632" calcext:value-type="float">
            <text:p>0,141519108835632</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17.89756" calcext:value-type="float">
            <text:p>17,89756</text:p>
          </table:table-cell>
          <table:table-cell table:style-name="ce7"/>
          <table:table-cell table:style-name="ce9"/>
          <table:table-cell table:style-name="ce10"/>
          <table:table-cell table:style-name="ce50" table:formula="of:=CHOOSE([.Y27];9;19;29;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39" calcext:value-type="float">
            <text:p>39</text:p>
          </table:table-cell>
          <table:table-cell table:style-name="ce10" office:value-type="string" calcext:value-type="string">
            <text:p>=</text:p>
          </table:table-cell>
          <table:table-cell table:style-name="ce51" table:formula="of:=CHOOSE([.Y26];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12" calcext:value-type="float">
            <text:p>11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5" calcext:value-type="float">
            <text:p>5</text:p>
          </table:table-cell>
          <table:table-cell table:style-name="ce40" table:formula="of:=CHOOSE([.W27];&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7])-IFERROR(SEARCH(&quot;,&quot;;[.A27]);10);&quot;dixièmes&quot;;&quot;centièmes&quot;;&quot;millièmes&quot;;&quot;dix-millièmes&quot;;&quot;cent-millièmes&quot;;&quot;millionièmes&quot;);CHOOSE(-FIND(9;[.A27])+IFERROR(SEARCH(&quot;,&quot;;[.A27]);LEN([.A27])+1);&quot;unités&quot;;&quot;dizaines&quot;;&quot;centaines&quot;;&quot;u de mille&quot;;&quot;d de mille&quot;;&quot;c de  mille&quot;; &quot;u de millions&quot;;&quot;c de millions&quot;))" office:value-type="string" office:string-value="centièmes" calcext:value-type="string">
            <text:p>centièmes</text:p>
          </table:table-cell>
          <table:table-cell table:style-name="ce27" table:formula="of:=[.E27]+[.G27]" office:value-type="float" office:value="68" calcext:value-type="float">
            <text:p>68</text:p>
          </table:table-cell>
          <table:table-cell table:style-name="ce135" table:formula="of:=[.K27]*[.I27]/100" office:value-type="float" office:value="22.4" calcext:value-type="float">
            <text:p>22,4</text:p>
          </table:table-cell>
          <table:table-cell table:style-name="ce48" table:formula="of:=[.M27]*CHOOSE([.W27];0;0.01;0.0001;0.000001;1000000;10000;100;0.000001;0.0001;0.01;100;10000;1000000)&amp;&quot; &quot;&amp;[.P27]" office:value-type="string" office:string-value="5000000 m²" calcext:value-type="string">
            <text:p>5000000 m²</text:p>
          </table:table-cell>
          <table:table-cell/>
          <table:table-cell table:formula="of:=RANK([.X27];[.X23:.X32])+2" office:value-type="float" office:value="5" calcext:value-type="float">
            <text:p>5</text:p>
          </table:table-cell>
          <table:table-cell table:style-name="ce89" table:formula="of:=RAND()" office:value-type="float" office:value="0.832991086533331" calcext:value-type="float">
            <text:p>0,832991086533331</text:p>
          </table:table-cell>
          <table:table-cell table:formula="of:=RANK([.Z27];[.Z25:.Z30])" office:value-type="float" office:value="3" calcext:value-type="float">
            <text:p>3</text:p>
          </table:table-cell>
          <table:table-cell table:style-name="ce89" table:formula="of:=RAND()" office:value-type="float" office:value="0.353351242899025" calcext:value-type="float">
            <text:p>0,353351242899025</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291.2866" calcext:value-type="float">
            <text:p>291,2866</text:p>
          </table:table-cell>
          <table:table-cell table:style-name="ce7"/>
          <table:table-cell table:style-name="ce46"/>
          <table:table-cell table:style-name="ce10"/>
          <table:table-cell table:style-name="ce4" table:formula="of:=RANDBETWEEN(11;68)" office:value-type="float" office:value="54" calcext:value-type="float">
            <text:p>54</text:p>
          </table:table-cell>
          <table:table-cell table:style-name="ce7" office:value-type="string" calcext:value-type="string">
            <text:p>+</text:p>
          </table:table-cell>
          <table:table-cell table:style-name="ce9" table:formula="of:=CHOOSE([.Y28];9;19;29;9;19;29)" office:value-type="float" office:value="9" calcext:value-type="float">
            <text:p>9</text:p>
          </table:table-cell>
          <table:table-cell table:style-name="ce10" office:value-type="string" calcext:value-type="string">
            <text:p>=</text:p>
          </table:table-cell>
          <table:table-cell table:style-name="ce51" table:formula="of:=CHOOSE([.Y27];10;20;30;40;2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96" calcext:value-type="float">
            <text:p>29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W28];&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8])-IFERROR(SEARCH(&quot;,&quot;;[.A28]);10);&quot;dixièmes&quot;;&quot;centièmes&quot;;&quot;millièmes&quot;;&quot;dix-millièmes&quot;;&quot;cent-millièmes&quot;;&quot;millionièmes&quot;);CHOOSE(-FIND(9;[.A28])+IFERROR(SEARCH(&quot;,&quot;;[.A28]);LEN([.A28])+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E28]+[.G28]" office:value-type="float" office:value="63" calcext:value-type="float">
            <text:p>63</text:p>
          </table:table-cell>
          <table:table-cell table:style-name="ce135" table:formula="of:=[.K28]*[.I28]/100" office:value-type="float" office:value="88.8" calcext:value-type="float">
            <text:p>88,8</text:p>
          </table:table-cell>
          <table:table-cell table:style-name="ce48" table:formula="of:=[.M28]*CHOOSE([.W28];0;0.01;0.0001;0.000001;1000000;10000;100;0.000001;0.0001;0.01;100;10000;1000000)&amp;&quot; &quot;&amp;[.P28]" office:value-type="string" office:string-value="0,00001 m²" calcext:value-type="string">
            <text:p>0,00001 m²</text:p>
          </table:table-cell>
          <table:table-cell/>
          <table:table-cell table:formula="of:=RANK([.X28];[.X23:.X32])+2" office:value-type="float" office:value="8" calcext:value-type="float">
            <text:p>8</text:p>
          </table:table-cell>
          <table:table-cell table:style-name="ce89" table:formula="of:=RAND()" office:value-type="float" office:value="0.68340983488489" calcext:value-type="float">
            <text:p>0,68340983488489</text:p>
          </table:table-cell>
          <table:table-cell table:formula="of:=RANK([.Z28];[.Z25:.Z30])" office:value-type="float" office:value="1" calcext:value-type="float">
            <text:p>1</text:p>
          </table:table-cell>
          <table:table-cell table:style-name="ce89" table:formula="of:=RAND()" office:value-type="float" office:value="0.612954197563813" calcext:value-type="float">
            <text:p>0,612954197563813</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11178195" calcext:value-type="float">
            <text:p>11 178 195</text:p>
          </table:table-cell>
          <table:table-cell table:style-name="ce7"/>
          <table:table-cell table:style-name="ce9"/>
          <table:table-cell table:style-name="ce10"/>
          <table:table-cell table:style-name="ce50" table:formula="of:=CHOOSE([.Y29];9;19;29;9;1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43" calcext:value-type="float">
            <text:p>43</text:p>
          </table:table-cell>
          <table:table-cell table:style-name="ce10" office:value-type="string" calcext:value-type="string">
            <text:p>=</text:p>
          </table:table-cell>
          <table:table-cell table:style-name="ce51" table:formula="of:=CHOOSE([.Y28];10;20;30;40;2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300" calcext:value-type="float">
            <text:p>30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W29];&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9])-IFERROR(SEARCH(&quot;,&quot;;[.A29]);10);&quot;dixièmes&quot;;&quot;centièmes&quot;;&quot;millièmes&quot;;&quot;dix-millièmes&quot;;&quot;cent-millièmes&quot;;&quot;millionièmes&quot;);CHOOSE(-FIND(9;[.A29])+IFERROR(SEARCH(&quot;,&quot;;[.A29]);LEN([.A29])+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E29]+[.G29]" office:value-type="float" office:value="52" calcext:value-type="float">
            <text:p>52</text:p>
          </table:table-cell>
          <table:table-cell table:style-name="ce135" table:formula="of:=[.K29]*[.I29]/100" office:value-type="float" office:value="30" calcext:value-type="float">
            <text:p>30</text:p>
          </table:table-cell>
          <table:table-cell table:style-name="ce48" table:formula="of:=[.M29]*CHOOSE([.W29];0;0.01;0.0001;0.000001;1000000;10000;100;0.000001;0.0001;0.01;100;10000;1000000)&amp;&quot; &quot;&amp;[.P29]" office:value-type="string" office:string-value="1000000 m²" calcext:value-type="string">
            <text:p>1000000 m²</text:p>
          </table:table-cell>
          <table:table-cell/>
          <table:table-cell table:formula="of:=RANK([.X29];[.X23:.X32])+2" office:value-type="float" office:value="12" calcext:value-type="float">
            <text:p>12</text:p>
          </table:table-cell>
          <table:table-cell table:style-name="ce89" table:formula="of:=RAND()" office:value-type="float" office:value="0.0476395834619319" calcext:value-type="float">
            <text:p>0,047639583461932</text:p>
          </table:table-cell>
          <table:table-cell table:formula="of:=RANK([.Z29];[.Z25:.Z30])" office:value-type="float" office:value="4" calcext:value-type="float">
            <text:p>4</text:p>
          </table:table-cell>
          <table:table-cell table:style-name="ce89" table:formula="of:=RAND()" office:value-type="float" office:value="0.213311299657887" calcext:value-type="float">
            <text:p>0,213311299657887</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829.4383" calcext:value-type="float">
            <text:p>829,4383</text:p>
          </table:table-cell>
          <table:table-cell table:style-name="ce7"/>
          <table:table-cell table:style-name="ce46"/>
          <table:table-cell table:style-name="ce10"/>
          <table:table-cell table:style-name="ce4" table:formula="of:=RANDBETWEEN(11;68)" office:value-type="float" office:value="52" calcext:value-type="float">
            <text:p>52</text:p>
          </table:table-cell>
          <table:table-cell table:style-name="ce7" office:value-type="string" calcext:value-type="string">
            <text:p>+</text:p>
          </table:table-cell>
          <table:table-cell table:style-name="ce9" table:formula="of:=CHOOSE([.Y30];9;19;29;9;19;29)" office:value-type="float" office:value="19" calcext:value-type="float">
            <text:p>19</text:p>
          </table:table-cell>
          <table:table-cell table:style-name="ce10" office:value-type="string" calcext:value-type="string">
            <text:p>=</text:p>
          </table:table-cell>
          <table:table-cell table:style-name="ce51" table:formula="of:=CHOOSE([.Y29];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76" calcext:value-type="float">
            <text:p>27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W30];&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0])-IFERROR(SEARCH(&quot;,&quot;;[.A30]);10);&quot;dixièmes&quot;;&quot;centièmes&quot;;&quot;millièmes&quot;;&quot;dix-millièmes&quot;;&quot;cent-millièmes&quot;;&quot;millionièmes&quot;);CHOOSE(-FIND(9;[.A30])+IFERROR(SEARCH(&quot;,&quot;;[.A30]);LEN([.A30])+1);&quot;unités&quot;;&quot;dizaines&quot;;&quot;centaines&quot;;&quot;u de mille&quot;;&quot;d de mille&quot;;&quot;c de  mille&quot;; &quot;u de millions&quot;;&quot;c de millions&quot;))" office:value-type="string" office:string-value="unités" calcext:value-type="string">
            <text:p>unités</text:p>
          </table:table-cell>
          <table:table-cell table:style-name="ce27" table:formula="of:=[.E30]+[.G30]" office:value-type="float" office:value="71" calcext:value-type="float">
            <text:p>71</text:p>
          </table:table-cell>
          <table:table-cell table:style-name="ce135" table:formula="of:=[.K30]*[.I30]/100" office:value-type="float" office:value="110.4" calcext:value-type="float">
            <text:p>110,4</text:p>
          </table:table-cell>
          <table:table-cell table:style-name="ce48" table:formula="of:=[.M30]*CHOOSE([.W30];0;0.01;0.0001;0.000001;1000000;10000;100;0.000001;0.0001;0.01;100;10000;1000000)&amp;&quot; &quot;&amp;[.P30]" office:value-type="string" office:string-value="0,01 m²" calcext:value-type="string">
            <text:p>0,01 m²</text:p>
          </table:table-cell>
          <table:table-cell/>
          <table:table-cell table:formula="of:=RANK([.X30];[.X23:.X32])+2" office:value-type="float" office:value="9" calcext:value-type="float">
            <text:p>9</text:p>
          </table:table-cell>
          <table:table-cell table:style-name="ce89" table:formula="of:=RAND()" office:value-type="float" office:value="0.595737567691737" calcext:value-type="float">
            <text:p>0,595737567691737</text:p>
          </table:table-cell>
          <table:table-cell table:formula="of:=RANK([.Z30];[.Z25:.Z30])" office:value-type="float" office:value="2" calcext:value-type="float">
            <text:p>2</text:p>
          </table:table-cell>
          <table:table-cell table:style-name="ce89" table:formula="of:=RAND()" office:value-type="float" office:value="0.470649552856583" calcext:value-type="float">
            <text:p>0,47064955285658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table:style-name="ce8"/>
          <table:table-cell table:number-columns-repeated="2"/>
          <table:table-cell table:style-name="ce136"/>
          <table:table-cell/>
          <table:table-cell table:formula="of:=RANK([.X31];[.X23:.X32])+2" office:value-type="float" office:value="4" calcext:value-type="float">
            <text:p>4</text:p>
          </table:table-cell>
          <table:table-cell table:style-name="ce89" table:formula="of:=RAND()" office:value-type="float" office:value="0.947331776802513" calcext:value-type="float">
            <text:p>0,947331776802513</text:p>
          </table:table-cell>
          <table:table-cell table:number-columns-repeated="998"/>
        </table:table-row>
        <table:table-row table:style-name="ro4">
          <table:table-cell table:number-columns-repeated="22"/>
          <table:table-cell table:formula="of:=RANK([.X32];[.X23:.X32])+2" office:value-type="float" office:value="10" calcext:value-type="float">
            <text:p>10</text:p>
          </table:table-cell>
          <table:table-cell table:style-name="ce89" table:formula="of:=RAND()" office:value-type="float" office:value="0.501726480765496" calcext:value-type="float">
            <text:p>0,501726480765496</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2" calcext:value-type="float">
            <text:p>12</text:p>
          </table:table-cell>
          <table:table-cell table:style-name="ce89" table:formula="of:=RAND()" office:value-type="float" office:value="0.471481732608964" calcext:value-type="float">
            <text:p>0,471481732608964</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5274" calcext:value-type="string">
            <text:p>v5274</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35];[.X34:.X43])+2" office:value-type="float" office:value="7" calcext:value-type="float">
            <text:p>7</text:p>
          </table:table-cell>
          <table:table-cell table:style-name="ce89" table:formula="of:=RAND()" office:value-type="float" office:value="0.615562490608987" calcext:value-type="float">
            <text:p>0,615562490608987</text:p>
          </table:table-cell>
          <table:table-cell table:number-columns-repeated="998"/>
        </table:table-row>
        <table:table-row table:style-name="ro3">
          <table:table-cell table:style-name="ce37" office:value-type="string" calcext:value-type="string" table:number-columns-spanned="4" table:number-rows-spanned="1">
            <text:p>Quelle est la valeur du chiffre 9 ?</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5274" calcext:value-type="string">
            <text:p>v5274</text:p>
          </table:table-cell>
          <table:table-cell table:style-name="ce89"/>
          <table:table-cell table:formula="of:=RANK([.X36];[.X34:.X43])+2" office:value-type="float" office:value="5" calcext:value-type="float">
            <text:p>5</text:p>
          </table:table-cell>
          <table:table-cell table:style-name="ce89" table:formula="of:=RAND()" office:value-type="float" office:value="0.672800592635654" calcext:value-type="float">
            <text:p>0,672800592635654</text:p>
          </table:table-cell>
          <table:table-cell table:style-name="ce89" table:formula="of:=RANK([.Z36];[.Z36:.Z41])" office:value-type="float" office:value="3" calcext:value-type="float">
            <text:p>3</text:p>
          </table:table-cell>
          <table:table-cell table:style-name="ce89" table:formula="of:=RAND()" office:value-type="float" office:value="0.260729206319374" calcext:value-type="float">
            <text:p>0,260729206319374</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1091.56" calcext:value-type="float">
            <text:p>1 091,56</text:p>
          </table:table-cell>
          <table:table-cell table:style-name="ce7"/>
          <table:table-cell table:style-name="ce46"/>
          <table:table-cell table:style-name="ce10"/>
          <table:table-cell table:style-name="ce4" table:formula="of:=RANDBETWEEN(11;68)" office:value-type="float" office:value="66" calcext:value-type="float">
            <text:p>66</text:p>
          </table:table-cell>
          <table:table-cell table:style-name="ce7" office:value-type="string" calcext:value-type="string">
            <text:p>+</text:p>
          </table:table-cell>
          <table:table-cell table:style-name="ce9" table:formula="of:=CHOOSE([.Y37];9;19;29;9;19;29)" office:value-type="float" office:value="19" calcext:value-type="float">
            <text:p>19</text:p>
          </table:table-cell>
          <table:table-cell table:style-name="ce10" office:value-type="string" calcext:value-type="string">
            <text:p>=</text:p>
          </table:table-cell>
          <table:table-cell table:style-name="ce51" table:formula="of:=CHOOSE([.Y36];10;20;30;40;2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24" calcext:value-type="float">
            <text:p>22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51.67" calcext:value-type="float">
            <text:p>51,67</text:p>
          </table:table-cell>
          <table:table-cell table:style-name="ce40" table:formula="of:=CHOOSE([.W3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7])-IFERROR(SEARCH(&quot;,&quot;;[.A37]);10);&quot;dixièmes&quot;;&quot;centièmes&quot;;&quot;millièmes&quot;;&quot;dix-millièmes&quot;;&quot;cent-millièmes&quot;;&quot;millionièmes&quot;);CHOOSE(-FIND(9;[.A37])+IFERROR(SEARCH(&quot;,&quot;;[.A37]);LEN([.A37])+1);&quot;unités&quot;;&quot;dizaines&quot;;&quot;centaines&quot;;&quot;u de mille&quot;;&quot;d de mille&quot;;&quot;c de  mille&quot;; &quot;u de millions&quot;;&quot;c de millions&quot;))" office:value-type="string" office:string-value="dizaines" calcext:value-type="string">
            <text:p>dizaines</text:p>
          </table:table-cell>
          <table:table-cell table:style-name="ce27" table:formula="of:=[.E37]+[.G37]" office:value-type="float" office:value="85" calcext:value-type="float">
            <text:p>85</text:p>
          </table:table-cell>
          <table:table-cell table:style-name="ce135" table:formula="of:=[.K37]*[.I37]/100" office:value-type="float" office:value="67.2" calcext:value-type="float">
            <text:p>67,2</text:p>
          </table:table-cell>
          <table:table-cell table:style-name="ce48" table:formula="of:=[.M37]*CHOOSE([.W37];0;0.01;0.0001;0.000001;1000000;10000;100;0.000001;0.0001;0.01;100;10000;1000000)&amp;&quot; &quot;&amp;[.P37]" office:value-type="string" office:string-value="0,005167 m²" calcext:value-type="string">
            <text:p>0,005167 m²</text:p>
          </table:table-cell>
          <table:table-cell/>
          <table:table-cell table:formula="of:=RANK([.X37];[.X34:.X43])+2" office:value-type="float" office:value="9" calcext:value-type="float">
            <text:p>9</text:p>
          </table:table-cell>
          <table:table-cell table:style-name="ce89" table:formula="of:=RAND()" office:value-type="float" office:value="0.604921006027187" calcext:value-type="float">
            <text:p>0,604921006027187</text:p>
          </table:table-cell>
          <table:table-cell table:formula="of:=RANK([.Z37];[.Z36:.Z41])" office:value-type="float" office:value="5" calcext:value-type="float">
            <text:p>5</text:p>
          </table:table-cell>
          <table:table-cell table:style-name="ce89" table:formula="of:=RAND()" office:value-type="float" office:value="0.164509530957663" calcext:value-type="float">
            <text:p>0,164509530957663</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9111354" calcext:value-type="float">
            <text:p>9 111 354</text:p>
          </table:table-cell>
          <table:table-cell table:style-name="ce7"/>
          <table:table-cell table:style-name="ce9"/>
          <table:table-cell table:style-name="ce10"/>
          <table:table-cell table:style-name="ce50" table:formula="of:=CHOOSE([.Y38];9;19;29;9;1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17" calcext:value-type="float">
            <text:p>17</text:p>
          </table:table-cell>
          <table:table-cell table:style-name="ce10" office:value-type="string" calcext:value-type="string">
            <text:p>=</text:p>
          </table:table-cell>
          <table:table-cell table:style-name="ce51" table:formula="of:=CHOOSE([.Y37];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00" calcext:value-type="float">
            <text:p>10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0.23" calcext:value-type="float">
            <text:p>0,23</text:p>
          </table:table-cell>
          <table:table-cell table:style-name="ce40" table:formula="of:=CHOOSE([.W38];&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8])-IFERROR(SEARCH(&quot;,&quot;;[.A38]);10);&quot;dixièmes&quot;;&quot;centièmes&quot;;&quot;millièmes&quot;;&quot;dix-millièmes&quot;;&quot;cent-millièmes&quot;;&quot;millionièmes&quot;);CHOOSE(-FIND(9;[.A38])+IFERROR(SEARCH(&quot;,&quot;;[.A38]);LEN([.A38])+1);&quot;unités&quot;;&quot;dizaines&quot;;&quot;centaines&quot;;&quot;u de mille&quot;;&quot;d de mille&quot;;&quot;c de  mille&quot;; &quot;u de millions&quot;;&quot;c de millions&quot;))" office:value-type="string" office:string-value="u de millions" calcext:value-type="string">
            <text:p>u de millions</text:p>
          </table:table-cell>
          <table:table-cell table:style-name="ce27" table:formula="of:=[.E38]+[.G38]" office:value-type="float" office:value="26" calcext:value-type="float">
            <text:p>26</text:p>
          </table:table-cell>
          <table:table-cell table:style-name="ce135" table:formula="of:=[.K38]*[.I38]/100" office:value-type="float" office:value="20" calcext:value-type="float">
            <text:p>20</text:p>
          </table:table-cell>
          <table:table-cell table:style-name="ce48" table:formula="of:=[.M38]*CHOOSE([.W38];0;0.01;0.0001;0.000001;1000000;10000;100;0.000001;0.0001;0.01;100;10000;1000000)&amp;&quot; &quot;&amp;[.P38]" office:value-type="string" office:string-value="0,0023 m²" calcext:value-type="string">
            <text:p>0,0023 m²</text:p>
          </table:table-cell>
          <table:table-cell/>
          <table:table-cell table:formula="of:=RANK([.X38];[.X34:.X43])+2" office:value-type="float" office:value="10" calcext:value-type="float">
            <text:p>10</text:p>
          </table:table-cell>
          <table:table-cell table:style-name="ce89" table:formula="of:=RAND()" office:value-type="float" office:value="0.591666480922994" calcext:value-type="float">
            <text:p>0,591666480922994</text:p>
          </table:table-cell>
          <table:table-cell table:formula="of:=RANK([.Z38];[.Z36:.Z41])" office:value-type="float" office:value="4" calcext:value-type="float">
            <text:p>4</text:p>
          </table:table-cell>
          <table:table-cell table:style-name="ce89" table:formula="of:=RAND()" office:value-type="float" office:value="0.238061498024212" calcext:value-type="float">
            <text:p>0,238061498024212</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98840.81" calcext:value-type="float">
            <text:p>98 840,81</text:p>
          </table:table-cell>
          <table:table-cell table:style-name="ce7"/>
          <table:table-cell table:style-name="ce46"/>
          <table:table-cell table:style-name="ce10"/>
          <table:table-cell table:style-name="ce4" table:formula="of:=RANDBETWEEN(11;68)" office:value-type="float" office:value="30" calcext:value-type="float">
            <text:p>30</text:p>
          </table:table-cell>
          <table:table-cell table:style-name="ce7" office:value-type="string" calcext:value-type="string">
            <text:p>+</text:p>
          </table:table-cell>
          <table:table-cell table:style-name="ce9" table:formula="of:=CHOOSE([.Y39];9;19;29;9;19;29)" office:value-type="float" office:value="19" calcext:value-type="float">
            <text:p>19</text:p>
          </table:table-cell>
          <table:table-cell table:style-name="ce10" office:value-type="string" calcext:value-type="string">
            <text:p>=</text:p>
          </table:table-cell>
          <table:table-cell table:style-name="ce51" table:formula="of:=CHOOSE([.Y38];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92" calcext:value-type="float">
            <text:p>9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 calcext:value-type="float">
            <text:p>1</text:p>
          </table:table-cell>
          <table:table-cell table:style-name="ce40" table:formula="of:=CHOOSE([.W39];&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9])-IFERROR(SEARCH(&quot;,&quot;;[.A39]);10);&quot;dixièmes&quot;;&quot;centièmes&quot;;&quot;millièmes&quot;;&quot;dix-millièmes&quot;;&quot;cent-millièmes&quot;;&quot;millionièmes&quot;);CHOOSE(-FIND(9;[.A39])+IFERROR(SEARCH(&quot;,&quot;;[.A39]);LEN([.A39])+1);&quot;unités&quot;;&quot;dizaines&quot;;&quot;centaines&quot;;&quot;u de mille&quot;;&quot;d de mille&quot;;&quot;c de  mille&quot;; &quot;u de millions&quot;;&quot;c de millions&quot;))" office:value-type="string" office:string-value="d de mille" calcext:value-type="string">
            <text:p>d de mille</text:p>
          </table:table-cell>
          <table:table-cell table:style-name="ce27" table:formula="of:=[.E39]+[.G39]" office:value-type="float" office:value="49" calcext:value-type="float">
            <text:p>49</text:p>
          </table:table-cell>
          <table:table-cell table:style-name="ce135" table:formula="of:=[.K39]*[.I39]/100" office:value-type="float" office:value="36.8" calcext:value-type="float">
            <text:p>36,8</text:p>
          </table:table-cell>
          <table:table-cell table:style-name="ce48" table:formula="of:=[.M39]*CHOOSE([.W39];0;0.01;0.0001;0.000001;1000000;10000;100;0.000001;0.0001;0.01;100;10000;1000000)&amp;&quot; &quot;&amp;[.P39]" office:value-type="string" office:string-value="100 m²" calcext:value-type="string">
            <text:p>100 m²</text:p>
          </table:table-cell>
          <table:table-cell/>
          <table:table-cell table:formula="of:=RANK([.X39];[.X34:.X43])+2" office:value-type="float" office:value="11" calcext:value-type="float">
            <text:p>11</text:p>
          </table:table-cell>
          <table:table-cell table:style-name="ce89" table:formula="of:=RAND()" office:value-type="float" office:value="0.546727749172513" calcext:value-type="float">
            <text:p>0,546727749172513</text:p>
          </table:table-cell>
          <table:table-cell table:formula="of:=RANK([.Z39];[.Z36:.Z41])" office:value-type="float" office:value="2" calcext:value-type="float">
            <text:p>2</text:p>
          </table:table-cell>
          <table:table-cell table:style-name="ce89" table:formula="of:=RAND()" office:value-type="float" office:value="0.554847775637597" calcext:value-type="float">
            <text:p>0,554847775637597</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369.7838" calcext:value-type="float">
            <text:p>369,7838</text:p>
          </table:table-cell>
          <table:table-cell table:style-name="ce7"/>
          <table:table-cell table:style-name="ce9"/>
          <table:table-cell table:style-name="ce10"/>
          <table:table-cell table:style-name="ce50" table:formula="of:=CHOOSE([.Y40];9;19;29;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26" calcext:value-type="float">
            <text:p>26</text:p>
          </table:table-cell>
          <table:table-cell table:style-name="ce10" office:value-type="string" calcext:value-type="string">
            <text:p>=</text:p>
          </table:table-cell>
          <table:table-cell table:style-name="ce51" table:formula="of:=CHOOSE([.Y39];10;20;30;40;2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20" calcext:value-type="float">
            <text:p>32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459.4" calcext:value-type="float">
            <text:p>459,4</text:p>
          </table:table-cell>
          <table:table-cell table:style-name="ce40" table:formula="of:=CHOOSE([.W40];&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40])-IFERROR(SEARCH(&quot;,&quot;;[.A40]);10);&quot;dixièmes&quot;;&quot;centièmes&quot;;&quot;millièmes&quot;;&quot;dix-millièmes&quot;;&quot;cent-millièmes&quot;;&quot;millionièmes&quot;);CHOOSE(-FIND(9;[.A40])+IFERROR(SEARCH(&quot;,&quot;;[.A40]);LEN([.A40])+1);&quot;unités&quot;;&quot;dizaines&quot;;&quot;centaines&quot;;&quot;u de mille&quot;;&quot;d de mille&quot;;&quot;c de  mille&quot;; &quot;u de millions&quot;;&quot;c de millions&quot;))" office:value-type="string" office:string-value="unités" calcext:value-type="string">
            <text:p>unités</text:p>
          </table:table-cell>
          <table:table-cell table:style-name="ce27" table:formula="of:=[.E40]+[.G40]" office:value-type="float" office:value="55" calcext:value-type="float">
            <text:p>55</text:p>
          </table:table-cell>
          <table:table-cell table:style-name="ce135" table:formula="of:=[.K40]*[.I40]/100" office:value-type="float" office:value="64" calcext:value-type="float">
            <text:p>64</text:p>
          </table:table-cell>
          <table:table-cell table:style-name="ce48" table:formula="of:=[.M40]*CHOOSE([.W40];0;0.01;0.0001;0.000001;1000000;10000;100;0.000001;0.0001;0.01;100;10000;1000000)&amp;&quot; &quot;&amp;[.P40]" office:value-type="string" office:string-value="0,04594 m²" calcext:value-type="string">
            <text:p>0,04594 m²</text:p>
          </table:table-cell>
          <table:table-cell/>
          <table:table-cell table:formula="of:=RANK([.X40];[.X34:.X43])+2" office:value-type="float" office:value="3" calcext:value-type="float">
            <text:p>3</text:p>
          </table:table-cell>
          <table:table-cell table:style-name="ce89" table:formula="of:=RAND()" office:value-type="float" office:value="0.920089327501208" calcext:value-type="float">
            <text:p>0,920089327501208</text:p>
          </table:table-cell>
          <table:table-cell table:formula="of:=RANK([.Z40];[.Z36:.Z41])" office:value-type="float" office:value="6" calcext:value-type="float">
            <text:p>6</text:p>
          </table:table-cell>
          <table:table-cell table:style-name="ce89" table:formula="of:=RAND()" office:value-type="float" office:value="0.0645082171665323" calcext:value-type="float">
            <text:p>0,064508217166532</text:p>
          </table:table-cell>
          <table:table-cell table:number-columns-repeated="996"/>
        </table:table-row>
        <table:table-row table:style-name="ro3">
          <table:table-cell table:style-name="ce133" table:formula="of:=VALUE(REPLACE(SUBSTITUTE(TEXT(RANDBETWEEN(1000000;9999999)/CHOOSE(RANDBETWEEN(1;6);1;10;100;1000;10000;100000);&quot;#########,########&quot; );&quot;9&quot;;RANDBETWEEN(0;8));RANDBETWEEN(1;7);1;&quot;9&quot;))" office:value-type="float" office:value="198471.3" calcext:value-type="float">
            <text:p>198 471,3</text:p>
          </table:table-cell>
          <table:table-cell table:style-name="ce7"/>
          <table:table-cell table:style-name="ce46"/>
          <table:table-cell table:style-name="ce10"/>
          <table:table-cell table:style-name="ce4" table:formula="of:=RANDBETWEEN(11;68)" office:value-type="float" office:value="44" calcext:value-type="float">
            <text:p>44</text:p>
          </table:table-cell>
          <table:table-cell table:style-name="ce7" office:value-type="string" calcext:value-type="string">
            <text:p>+</text:p>
          </table:table-cell>
          <table:table-cell table:style-name="ce9" table:formula="of:=CHOOSE([.Y41];9;19;29;9;19;29)" office:value-type="float" office:value="9" calcext:value-type="float">
            <text:p>9</text:p>
          </table:table-cell>
          <table:table-cell table:style-name="ce10" office:value-type="string" calcext:value-type="string">
            <text:p>=</text:p>
          </table:table-cell>
          <table:table-cell table:style-name="ce51" table:formula="of:=CHOOSE([.Y40];10;20;30;40;2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2" calcext:value-type="float">
            <text:p>12</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88.9" calcext:value-type="float">
            <text:p>88,9</text:p>
          </table:table-cell>
          <table:table-cell table:style-name="ce40" table:formula="of:=CHOOSE([.W41];&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41])-IFERROR(SEARCH(&quot;,&quot;;[.A41]);10);&quot;dixièmes&quot;;&quot;centièmes&quot;;&quot;millièmes&quot;;&quot;dix-millièmes&quot;;&quot;cent-millièmes&quot;;&quot;millionièmes&quot;);CHOOSE(-FIND(9;[.A41])+IFERROR(SEARCH(&quot;,&quot;;[.A41]);LEN([.A41])+1);&quot;unités&quot;;&quot;dizaines&quot;;&quot;centaines&quot;;&quot;u de mille&quot;;&quot;d de mille&quot;;&quot;c de  mille&quot;; &quot;u de millions&quot;;&quot;c de millions&quot;))" office:value-type="string" office:string-value="d de mille" calcext:value-type="string">
            <text:p>d de mille</text:p>
          </table:table-cell>
          <table:table-cell table:style-name="ce27" table:formula="of:=[.E41]+[.G41]" office:value-type="float" office:value="53" calcext:value-type="float">
            <text:p>53</text:p>
          </table:table-cell>
          <table:table-cell table:style-name="ce135" table:formula="of:=[.K41]*[.I41]/100" office:value-type="float" office:value="4.8" calcext:value-type="float">
            <text:p>4,8</text:p>
          </table:table-cell>
          <table:table-cell table:style-name="ce48" table:formula="of:=[.M41]*CHOOSE([.W41];0;0.01;0.0001;0.000001;1000000;10000;100;0.000001;0.0001;0.01;100;10000;1000000)&amp;&quot; &quot;&amp;[.P41]" office:value-type="string" office:string-value="0,0000889 m²" calcext:value-type="string">
            <text:p>0,0000889 m²</text:p>
          </table:table-cell>
          <table:table-cell/>
          <table:table-cell table:formula="of:=RANK([.X41];[.X34:.X43])+2" office:value-type="float" office:value="4" calcext:value-type="float">
            <text:p>4</text:p>
          </table:table-cell>
          <table:table-cell table:style-name="ce89" table:formula="of:=RAND()" office:value-type="float" office:value="0.805533573515524" calcext:value-type="float">
            <text:p>0,805533573515524</text:p>
          </table:table-cell>
          <table:table-cell table:formula="of:=RANK([.Z41];[.Z36:.Z41])" office:value-type="float" office:value="1" calcext:value-type="float">
            <text:p>1</text:p>
          </table:table-cell>
          <table:table-cell table:style-name="ce89" table:formula="of:=RAND()" office:value-type="float" office:value="0.859223603420973" calcext:value-type="float">
            <text:p>0,85922360342097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table:style-name="ce8"/>
          <table:table-cell table:number-columns-repeated="2"/>
          <table:table-cell table:style-name="ce136"/>
          <table:table-cell/>
          <table:table-cell table:formula="of:=RANK([.X42];[.X34:.X43])+2" office:value-type="float" office:value="8" calcext:value-type="float">
            <text:p>8</text:p>
          </table:table-cell>
          <table:table-cell table:style-name="ce89" table:formula="of:=RAND()" office:value-type="float" office:value="0.605460402331344" calcext:value-type="float">
            <text:p>0,605460402331344</text:p>
          </table:table-cell>
          <table:table-cell table:number-columns-repeated="998"/>
        </table:table-row>
        <table:table-row table:style-name="ro4">
          <table:table-cell table:number-columns-repeated="22"/>
          <table:table-cell table:formula="of:=RANK([.X43];[.X34:.X43])+2" office:value-type="float" office:value="6" calcext:value-type="float">
            <text:p>6</text:p>
          </table:table-cell>
          <table:table-cell table:style-name="ce89" table:formula="of:=RAND()" office:value-type="float" office:value="0.663387580610809" calcext:value-type="float">
            <text:p>0,663387580610809</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Ceinture Bleue" table:style-name="ta5" table:print-ranges="'Ceinture Bleue'.A1:'Ceinture Bleue'.R44 'Ceinture Bleue'.T1:'Ceinture Bleue'.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5" form:id="control5"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language=Basic&amp;location=document" xlink:type="simple"/>
              </office:event-listeners>
            </form:button>
          </form:form>
        </office:forms>
        <table:shapes>
          <draw:control draw:z-index="0" draw:style-name="gr5" draw:text-style-name="P2" svg:width="16.51mm" svg:height="7.49mm" svg:x="443.28mm" svg:y="5.56mm" draw:control="control5"/>
        </table:shapes>
        <table:table-column table:style-name="co35" table:default-cell-style-name="Default"/>
        <table:table-column table:style-name="co2" table:default-cell-style-name="Default"/>
        <table:table-column table:style-name="co35" table:default-cell-style-name="Default"/>
        <table:table-column table:style-name="co14" table:default-cell-style-name="Default"/>
        <table:table-column table:style-name="co35" table:default-cell-style-name="Default"/>
        <table:table-column table:style-name="co12" table:default-cell-style-name="Default"/>
        <table:table-column table:style-name="co25"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10" table:default-cell-style-name="Default"/>
        <table:table-column table:style-name="co62" table:default-cell-style-name="Default"/>
        <table:table-column table:style-name="co63" table:default-cell-style-name="Default"/>
        <table:table-column table:style-name="co64" table:default-cell-style-name="Default"/>
        <table:table-column table:style-name="co14" table:default-cell-style-name="Default"/>
        <table:table-column table:style-name="co6" table:default-cell-style-name="Default"/>
        <table:table-column table:style-name="co16" table:default-cell-style-name="Default"/>
        <table:table-column table:style-name="co12" table:default-cell-style-name="Default"/>
        <table:table-column table:style-name="co65" table:default-cell-style-name="Default"/>
        <table:table-column table:style-name="co66" table:default-cell-style-name="Default"/>
        <table:table-column table:style-name="co47" table:default-cell-style-name="Default"/>
        <table:table-column table:style-name="co67" table:default-cell-style-name="Default"/>
        <table:table-column table:style-name="co12" table:default-cell-style-name="Default"/>
        <table:table-column table:style-name="co20" table:default-cell-style-name="Default"/>
        <table:table-column table:style-name="co57" table:default-cell-style-name="Default"/>
        <table:table-column table:style-name="co22" table:default-cell-style-name="Default"/>
        <table:table-column table:style-name="co12" table:number-columns-repeated="997" table:default-cell-style-name="Default"/>
        <table:table-row table:style-name="ro2">
          <table:table-cell table:style-name="ce137" office:value-type="string" calcext:value-type="string" table:number-columns-spanned="6" table:number-rows-spanned="2">
            <text:p>CEINTURE</text:p>
            <text:p>BLEUE</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6" calcext:value-type="float">
            <text:p>6</text:p>
          </table:table-cell>
          <table:table-cell table:style-name="ce89" table:formula="of:=RAND()" office:value-type="float" office:value="0.592178902827705" calcext:value-type="float">
            <text:p>0,592178902827705</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3890" calcext:value-type="string">
            <text:p>v3890</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Z2];[.Z1:.Z10])+2" office:value-type="float" office:value="8" calcext:value-type="float">
            <text:p>8</text:p>
          </table:table-cell>
          <table:table-cell table:style-name="ce89" table:formula="of:=RAND()" office:value-type="float" office:value="0.588091263546998" calcext:value-type="float">
            <text:p>0,588091263546998</text:p>
          </table:table-cell>
          <table:table-cell table:number-columns-repeated="998"/>
        </table:table-row>
        <table:table-row table:style-name="ro1">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Multiplier par 11, 12, 21, 22</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 office:value-type="string" office:string-value="AA" calcext:value-type="string">
            <text:p>AA</text:p>
          </table:table-cell>
          <table:table-cell table:style-name="ce99"/>
          <table:table-cell table:style-name="ce102" table:formula="of:=[.R2]" office:value-type="string" office:string-value="v3890" calcext:value-type="string">
            <text:p>v3890</text:p>
          </table:table-cell>
          <table:table-cell table:style-name="ce89"/>
          <table:table-cell table:formula="of:=RANK([.Z3];[.Z1:.Z10])+2" office:value-type="float" office:value="9" calcext:value-type="float">
            <text:p>9</text:p>
          </table:table-cell>
          <table:table-cell table:style-name="ce89" table:formula="of:=RAND()" office:value-type="float" office:value="0.465749501289821" calcext:value-type="float">
            <text:p>0,465749501289821</text:p>
          </table:table-cell>
          <table:table-cell table:style-name="ce89" table:formula="of:=RANK([.AB3];[.AB3:.AB8])" office:value-type="float" office:value="6" calcext:value-type="float">
            <text:p>6</text:p>
          </table:table-cell>
          <table:table-cell table:style-name="ce89" table:formula="of:=RAND()" office:value-type="float" office:value="0.0523680592466523" calcext:value-type="float">
            <text:p>0,052368059246652</text:p>
          </table:table-cell>
          <table:table-cell table:style-name="ce89" table:number-columns-repeated="996"/>
        </table:table-row>
        <table:table-row table:style-name="ro3">
          <table:table-cell table:style-name="ce4" table:formula="of:=RANDBETWEEN(11;78)" office:value-type="float" office:value="45" calcext:value-type="float">
            <text:p>45</text:p>
          </table:table-cell>
          <table:table-cell table:style-name="ce7" office:value-type="string" calcext:value-type="string">
            <text:p>+</text:p>
          </table:table-cell>
          <table:table-cell table:style-name="ce7" table:formula="of:=RANDBETWEEN(CEILING([.A4];10)/10;9)*10-[.A4]" office:value-type="float" office:value="45" calcext:value-type="float">
            <text:p>45</text:p>
          </table:table-cell>
          <table:table-cell table:style-name="ce7" office:value-type="string" calcext:value-type="string">
            <text:p>+</text:p>
          </table:table-cell>
          <table:table-cell table:style-name="ce7" table:formula="of:=RANDBETWEEN(11;49)" office:value-type="float" office:value="22" calcext:value-type="float">
            <text:p>22</text:p>
          </table:table-cell>
          <table:table-cell table:style-name="ce10" office:value-type="string" calcext:value-type="string">
            <text:p>=</text:p>
          </table:table-cell>
          <table:table-cell table:style-name="ce39" table:formula="of:=IF([.U4]=&quot;diviseur&quot;;RANDBETWEEN(2;9);RANDBETWEEN(2;6)*[.J4])"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4]=&quot;diviseur&quot;;[.G4]*RANDBETWEEN(2;11);RANDBETWEEN(2;25))" office:value-type="float" office:value="40" calcext:value-type="float">
            <text:p>40</text:p>
          </table:table-cell>
          <table:table-cell table:style-name="ce4" table:formula="of:=RANDBETWEEN(11;30)" office:value-type="float" office:value="15" calcext:value-type="float">
            <text:p>15</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51" table:formula="of:=RANDBETWEEN(11;50)" office:value-type="float" office:value="24" calcext:value-type="float">
            <text:p>24</text:p>
          </table:table-cell>
          <table:table-cell table:style-name="ce40" office:value-type="string" calcext:value-type="string">
            <text:p>×</text:p>
          </table:table-cell>
          <table:table-cell table:style-name="ce40" table:formula="of:=CHOOSE([.AA3];11;12;21;22;11;22)" office:value-type="float" office:value="22" calcext:value-type="float">
            <text:p>22</text:p>
          </table:table-cell>
          <table:table-cell table:style-name="ce56" office:value-type="string" calcext:value-type="string">
            <text:p>=</text:p>
          </table:table-cell>
          <table:table-cell/>
          <table:table-cell table:style-name="ce27" table:formula="of:=[.A4]+[.C4]+[.E4]" office:value-type="float" office:value="112" calcext:value-type="float">
            <text:p>112</text:p>
          </table:table-cell>
          <table:table-cell table:style-name="ce27" table:formula="of:=CHOOSE([.AA4];&quot;multiple&quot;;&quot;diviseur&quot;;&quot;multiple&quot;;&quot;diviseur&quot;;&quot;multiple&quot;;&quot;diviseur&quot;)" office:value-type="string" office:string-value="diviseur" calcext:value-type="string">
            <text:p>diviseur</text:p>
          </table:table-cell>
          <table:table-cell table:style-name="ce57" table:formula="of:=&quot;Q=&quot;&amp;QUOTIENT([.K4];[.M4])&amp;&quot;  R=&quot;&amp;MOD([.K4];[.M4])" office:value-type="string" office:string-value="Q=1  R=7" calcext:value-type="string">
            <text:p>Q=1 <text:s/>R=7</text:p>
          </table:table-cell>
          <table:table-cell table:style-name="ce48" table:formula="of:=[.O4]*[.Q4]" office:value-type="float" office:value="528" calcext:value-type="float">
            <text:p>528</text:p>
          </table:table-cell>
          <table:table-cell/>
          <table:table-cell table:formula="of:=RANK([.Z4];[.Z1:.Z10])+2" office:value-type="float" office:value="7" calcext:value-type="float">
            <text:p>7</text:p>
          </table:table-cell>
          <table:table-cell table:style-name="ce89" table:formula="of:=RAND()" office:value-type="float" office:value="0.590273897889111" calcext:value-type="float">
            <text:p>0,590273897889111</text:p>
          </table:table-cell>
          <table:table-cell table:formula="of:=RANK([.AB4];[.AB3:.AB8])" office:value-type="float" office:value="4" calcext:value-type="float">
            <text:p>4</text:p>
          </table:table-cell>
          <table:table-cell table:style-name="ce89" table:formula="of:=RAND()" office:value-type="float" office:value="0.288034232602903" calcext:value-type="float">
            <text:p>0,288034232602903</text:p>
          </table:table-cell>
          <table:table-cell table:number-columns-repeated="996"/>
        </table:table-row>
        <table:table-row table:style-name="ro3">
          <table:table-cell table:style-name="ce4" table:formula="of:=RANDBETWEEN(11;78)" office:value-type="float" office:value="35" calcext:value-type="float">
            <text:p>35</text:p>
          </table:table-cell>
          <table:table-cell table:style-name="ce7" office:value-type="string" calcext:value-type="string">
            <text:p>+</text:p>
          </table:table-cell>
          <table:table-cell table:style-name="ce7" table:formula="of:=RANDBETWEEN(11;49)" office:value-type="float" office:value="43" calcext:value-type="float">
            <text:p>43</text:p>
          </table:table-cell>
          <table:table-cell table:style-name="ce7" office:value-type="string" calcext:value-type="string">
            <text:p>+</text:p>
          </table:table-cell>
          <table:table-cell table:style-name="ce7" table:formula="of:=RANDBETWEEN(CEILING([.A5];10)/10;9)*10-[.A5]" office:value-type="float" office:value="25" calcext:value-type="float">
            <text:p>25</text:p>
          </table:table-cell>
          <table:table-cell table:style-name="ce10" office:value-type="string" calcext:value-type="string">
            <text:p>=</text:p>
          </table:table-cell>
          <table:table-cell table:style-name="ce39" table:formula="of:=IF([.U5]=&quot;diviseur&quot;;RANDBETWEEN(2;9);RANDBETWEEN(2;6)*[.J5])" office:value-type="float" office:value="100" calcext:value-type="float">
            <text:p>100</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5]=&quot;diviseur&quot;;[.G5]*RANDBETWEEN(2;11);RANDBETWEEN(2;25))" office:value-type="float" office:value="20" calcext:value-type="float">
            <text:p>20</text:p>
          </table:table-cell>
          <table:table-cell table:style-name="ce4" table:formula="of:=RANDBETWEEN(11;30)" office:value-type="float" office:value="13" calcext:value-type="float">
            <text:p>13</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1" table:formula="of:=RANDBETWEEN(11;50)" office:value-type="float" office:value="44" calcext:value-type="float">
            <text:p>44</text:p>
          </table:table-cell>
          <table:table-cell table:style-name="ce40" office:value-type="string" calcext:value-type="string">
            <text:p>×</text:p>
          </table:table-cell>
          <table:table-cell table:style-name="ce40" table:formula="of:=CHOOSE([.AA4];11;12;21;22;11;22)" office:value-type="float" office:value="22" calcext:value-type="float">
            <text:p>22</text:p>
          </table:table-cell>
          <table:table-cell table:style-name="ce56" office:value-type="string" calcext:value-type="string">
            <text:p>=</text:p>
          </table:table-cell>
          <table:table-cell/>
          <table:table-cell table:style-name="ce27" table:formula="of:=[.A5]+[.C5]+[.E5]" office:value-type="float" office:value="103" calcext:value-type="float">
            <text:p>103</text:p>
          </table:table-cell>
          <table:table-cell table:style-name="ce27" table:formula="of:=CHOOSE([.AA5];&quot;multiple&quot;;&quot;diviseur&quot;;&quot;multiple&quot;;&quot;diviseur&quot;;&quot;multiple&quot;;&quot;diviseur&quot;)" office:value-type="string" office:string-value="multiple" calcext:value-type="string">
            <text:p>multiple</text:p>
          </table:table-cell>
          <table:table-cell table:style-name="ce57" table:formula="of:=&quot;Q=&quot;&amp;QUOTIENT([.K5];[.M5])&amp;&quot;  R=&quot;&amp;MOD([.K5];[.M5])" office:value-type="string" office:string-value="Q=4  R=1" calcext:value-type="string">
            <text:p>Q=4 <text:s/>R=1</text:p>
          </table:table-cell>
          <table:table-cell table:style-name="ce48" table:formula="of:=[.O5]*[.Q5]" office:value-type="float" office:value="968" calcext:value-type="float">
            <text:p>968</text:p>
          </table:table-cell>
          <table:table-cell/>
          <table:table-cell table:formula="of:=RANK([.Z5];[.Z1:.Z10])+2" office:value-type="float" office:value="5" calcext:value-type="float">
            <text:p>5</text:p>
          </table:table-cell>
          <table:table-cell table:style-name="ce89" table:formula="of:=RAND()" office:value-type="float" office:value="0.870896012603048" calcext:value-type="float">
            <text:p>0,870896012603048</text:p>
          </table:table-cell>
          <table:table-cell table:formula="of:=RANK([.AB5];[.AB3:.AB8])" office:value-type="float" office:value="5" calcext:value-type="float">
            <text:p>5</text:p>
          </table:table-cell>
          <table:table-cell table:style-name="ce89" table:formula="of:=RAND()" office:value-type="float" office:value="0.172112537578631" calcext:value-type="float">
            <text:p>0,172112537578631</text:p>
          </table:table-cell>
          <table:table-cell table:number-columns-repeated="996"/>
        </table:table-row>
        <table:table-row table:style-name="ro3">
          <table:table-cell table:style-name="ce50" table:formula="of:=RANDBETWEEN(11;49)" office:value-type="float" office:value="18" calcext:value-type="float">
            <text:p>18</text:p>
          </table:table-cell>
          <table:table-cell table:style-name="ce7" office:value-type="string" calcext:value-type="string">
            <text:p>+</text:p>
          </table:table-cell>
          <table:table-cell table:style-name="ce7" table:formula="of:=RANDBETWEEN(11;78)" office:value-type="float" office:value="77" calcext:value-type="float">
            <text:p>77</text:p>
          </table:table-cell>
          <table:table-cell table:style-name="ce7" office:value-type="string" calcext:value-type="string">
            <text:p>+</text:p>
          </table:table-cell>
          <table:table-cell table:style-name="ce7" table:formula="of:=RANDBETWEEN(CEILING([.C6];10)/10;9)*10-[.C6]" office:value-type="float" office:value="3" calcext:value-type="float">
            <text:p>3</text:p>
          </table:table-cell>
          <table:table-cell table:style-name="ce10" office:value-type="string" calcext:value-type="string">
            <text:p>=</text:p>
          </table:table-cell>
          <table:table-cell table:style-name="ce39" table:formula="of:=IF([.U6]=&quot;diviseur&quot;;RANDBETWEEN(2;9);RANDBETWEEN(2;6)*[.J6])" office:value-type="float" office:value="60" calcext:value-type="float">
            <text:p>60</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6]=&quot;diviseur&quot;;[.G6]*RANDBETWEEN(2;11);RANDBETWEEN(2;25))" office:value-type="float" office:value="20" calcext:value-type="float">
            <text:p>20</text:p>
          </table:table-cell>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1" table:formula="of:=RANDBETWEEN(11;50)" office:value-type="float" office:value="27" calcext:value-type="float">
            <text:p>27</text:p>
          </table:table-cell>
          <table:table-cell table:style-name="ce40" office:value-type="string" calcext:value-type="string">
            <text:p>×</text:p>
          </table:table-cell>
          <table:table-cell table:style-name="ce40" table:formula="of:=CHOOSE([.AA5];11;12;21;22;11;22)" office:value-type="float" office:value="11" calcext:value-type="float">
            <text:p>11</text:p>
          </table:table-cell>
          <table:table-cell table:style-name="ce56" office:value-type="string" calcext:value-type="string">
            <text:p>=</text:p>
          </table:table-cell>
          <table:table-cell/>
          <table:table-cell table:style-name="ce27" table:formula="of:=[.A6]+[.C6]+[.E6]" office:value-type="float" office:value="98" calcext:value-type="float">
            <text:p>98</text:p>
          </table:table-cell>
          <table:table-cell table:style-name="ce27" table:formula="of:=CHOOSE([.AA6];&quot;multiple&quot;;&quot;diviseur&quot;;&quot;multiple&quot;;&quot;diviseur&quot;;&quot;multiple&quot;;&quot;diviseur&quot;)" office:value-type="string" office:string-value="multiple" calcext:value-type="string">
            <text:p>multiple</text:p>
          </table:table-cell>
          <table:table-cell table:style-name="ce57" table:formula="of:=&quot;Q=&quot;&amp;QUOTIENT([.K6];[.M6])&amp;&quot;  R=&quot;&amp;MOD([.K6];[.M6])" office:value-type="string" office:string-value="Q=11  R=1" calcext:value-type="string">
            <text:p>Q=11 <text:s/>R=1</text:p>
          </table:table-cell>
          <table:table-cell table:style-name="ce48" table:formula="of:=[.O6]*[.Q6]" office:value-type="float" office:value="297" calcext:value-type="float">
            <text:p>297</text:p>
          </table:table-cell>
          <table:table-cell/>
          <table:table-cell table:formula="of:=RANK([.Z6];[.Z1:.Z10])+2" office:value-type="float" office:value="10" calcext:value-type="float">
            <text:p>10</text:p>
          </table:table-cell>
          <table:table-cell table:style-name="ce89" table:formula="of:=RAND()" office:value-type="float" office:value="0.379308239694226" calcext:value-type="float">
            <text:p>0,379308239694226</text:p>
          </table:table-cell>
          <table:table-cell table:formula="of:=RANK([.AB6];[.AB3:.AB8])" office:value-type="float" office:value="3" calcext:value-type="float">
            <text:p>3</text:p>
          </table:table-cell>
          <table:table-cell table:style-name="ce89" table:formula="of:=RAND()" office:value-type="float" office:value="0.441944957091638" calcext:value-type="float">
            <text:p>0,441944957091638</text:p>
          </table:table-cell>
          <table:table-cell table:number-columns-repeated="996"/>
        </table:table-row>
        <table:table-row table:style-name="ro3">
          <table:table-cell table:style-name="ce4" table:formula="of:=RANDBETWEEN(11;78)" office:value-type="float" office:value="62" calcext:value-type="float">
            <text:p>62</text:p>
          </table:table-cell>
          <table:table-cell table:style-name="ce7" office:value-type="string" calcext:value-type="string">
            <text:p>+</text:p>
          </table:table-cell>
          <table:table-cell table:style-name="ce7" table:formula="of:=RANDBETWEEN(11;49)" office:value-type="float" office:value="40" calcext:value-type="float">
            <text:p>40</text:p>
          </table:table-cell>
          <table:table-cell table:style-name="ce7" office:value-type="string" calcext:value-type="string">
            <text:p>+</text:p>
          </table:table-cell>
          <table:table-cell table:style-name="ce7" table:formula="of:=RANDBETWEEN(CEILING([.A7];10)/10;9)*10-[.A7]" office:value-type="float" office:value="28" calcext:value-type="float">
            <text:p>28</text:p>
          </table:table-cell>
          <table:table-cell table:style-name="ce10" office:value-type="string" calcext:value-type="string">
            <text:p>=</text:p>
          </table:table-cell>
          <table:table-cell table:style-name="ce39" table:formula="of:=IF([.U7]=&quot;diviseur&quot;;RANDBETWEEN(2;9);RANDBETWEEN(2;6)*[.J7])" office:value-type="float" office:value="138" calcext:value-type="float">
            <text:p>138</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7]=&quot;diviseur&quot;;[.G7]*RANDBETWEEN(2;11);RANDBETWEEN(2;25))" office:value-type="float" office:value="23" calcext:value-type="float">
            <text:p>23</text:p>
          </table:table-cell>
          <table:table-cell table:style-name="ce4" table:formula="of:=RANDBETWEEN(11;30)" office:value-type="float" office:value="26" calcext:value-type="float">
            <text:p>26</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23" calcext:value-type="float">
            <text:p>23</text:p>
          </table:table-cell>
          <table:table-cell table:style-name="ce40" office:value-type="string" calcext:value-type="string">
            <text:p>×</text:p>
          </table:table-cell>
          <table:table-cell table:style-name="ce40" table:formula="of:=CHOOSE([.AA6];11;12;21;22;11;22)" office:value-type="float" office:value="21" calcext:value-type="float">
            <text:p>21</text:p>
          </table:table-cell>
          <table:table-cell table:style-name="ce56" office:value-type="string" calcext:value-type="string">
            <text:p>=</text:p>
          </table:table-cell>
          <table:table-cell/>
          <table:table-cell table:style-name="ce27" table:formula="of:=[.A7]+[.C7]+[.E7]" office:value-type="float" office:value="130" calcext:value-type="float">
            <text:p>130</text:p>
          </table:table-cell>
          <table:table-cell table:style-name="ce27" table:formula="of:=CHOOSE([.AA7];&quot;multiple&quot;;&quot;diviseur&quot;;&quot;multiple&quot;;&quot;diviseur&quot;;&quot;multiple&quot;;&quot;diviseur&quot;)" office:value-type="string" office:string-value="multiple" calcext:value-type="string">
            <text:p>multiple</text:p>
          </table:table-cell>
          <table:table-cell table:style-name="ce57" table:formula="of:=&quot;Q=&quot;&amp;QUOTIENT([.K7];[.M7])&amp;&quot;  R=&quot;&amp;MOD([.K7];[.M7])" office:value-type="string" office:string-value="Q=2  R=8" calcext:value-type="string">
            <text:p>Q=2 <text:s/>R=8</text:p>
          </table:table-cell>
          <table:table-cell table:style-name="ce48" table:formula="of:=[.O7]*[.Q7]" office:value-type="float" office:value="483" calcext:value-type="float">
            <text:p>483</text:p>
          </table:table-cell>
          <table:table-cell/>
          <table:table-cell table:formula="of:=RANK([.Z7];[.Z1:.Z10])+2" office:value-type="float" office:value="11" calcext:value-type="float">
            <text:p>11</text:p>
          </table:table-cell>
          <table:table-cell table:style-name="ce89" table:formula="of:=RAND()" office:value-type="float" office:value="0.334364703320262" calcext:value-type="float">
            <text:p>0,334364703320262</text:p>
          </table:table-cell>
          <table:table-cell table:formula="of:=RANK([.AB7];[.AB3:.AB8])" office:value-type="float" office:value="1" calcext:value-type="float">
            <text:p>1</text:p>
          </table:table-cell>
          <table:table-cell table:style-name="ce89" table:formula="of:=RAND()" office:value-type="float" office:value="0.922826177745637" calcext:value-type="float">
            <text:p>0,922826177745637</text:p>
          </table:table-cell>
          <table:table-cell table:number-columns-repeated="996"/>
        </table:table-row>
        <table:table-row table:style-name="ro3">
          <table:table-cell table:style-name="ce4" table:formula="of:=RANDBETWEEN(11;78)" office:value-type="float" office:value="58" calcext:value-type="float">
            <text:p>58</text:p>
          </table:table-cell>
          <table:table-cell table:style-name="ce7" office:value-type="string" calcext:value-type="string">
            <text:p>+</text:p>
          </table:table-cell>
          <table:table-cell table:style-name="ce7" table:formula="of:=RANDBETWEEN(CEILING([.A8];10)/10;9)*10-[.A8]" office:value-type="float" office:value="12" calcext:value-type="float">
            <text:p>12</text:p>
          </table:table-cell>
          <table:table-cell table:style-name="ce7" office:value-type="string" calcext:value-type="string">
            <text:p>+</text:p>
          </table:table-cell>
          <table:table-cell table:style-name="ce7" table:formula="of:=RANDBETWEEN(11;49)" office:value-type="float" office:value="46" calcext:value-type="float">
            <text:p>46</text:p>
          </table:table-cell>
          <table:table-cell table:style-name="ce10" office:value-type="string" calcext:value-type="string">
            <text:p>=</text:p>
          </table:table-cell>
          <table:table-cell table:style-name="ce39" table:formula="of:=IF([.U8]=&quot;diviseur&quot;;RANDBETWEEN(2;9);RANDBETWEEN(2;6)*[.J8])" office:value-type="float" office:value="5" calcext:value-type="float">
            <text:p>5</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8]=&quot;diviseur&quot;;[.G8]*RANDBETWEEN(2;11);RANDBETWEEN(2;25))" office:value-type="float" office:value="50" calcext:value-type="float">
            <text:p>50</text:p>
          </table:table-cell>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51" table:formula="of:=RANDBETWEEN(11;50)" office:value-type="float" office:value="19" calcext:value-type="float">
            <text:p>19</text:p>
          </table:table-cell>
          <table:table-cell table:style-name="ce40" office:value-type="string" calcext:value-type="string">
            <text:p>×</text:p>
          </table:table-cell>
          <table:table-cell table:style-name="ce40" table:formula="of:=CHOOSE([.AA7];11;12;21;22;11;22)" office:value-type="float" office:value="11" calcext:value-type="float">
            <text:p>11</text:p>
          </table:table-cell>
          <table:table-cell table:style-name="ce56" office:value-type="string" calcext:value-type="string">
            <text:p>=</text:p>
          </table:table-cell>
          <table:table-cell/>
          <table:table-cell table:style-name="ce27" table:formula="of:=[.A8]+[.C8]+[.E8]" office:value-type="float" office:value="116" calcext:value-type="float">
            <text:p>116</text:p>
          </table:table-cell>
          <table:table-cell table:style-name="ce27" table:formula="of:=CHOOSE([.AA8];&quot;multiple&quot;;&quot;diviseur&quot;;&quot;multiple&quot;;&quot;diviseur&quot;;&quot;multiple&quot;;&quot;diviseur&quot;)" office:value-type="string" office:string-value="diviseur" calcext:value-type="string">
            <text:p>diviseur</text:p>
          </table:table-cell>
          <table:table-cell table:style-name="ce57" table:formula="of:=&quot;Q=&quot;&amp;QUOTIENT([.K8];[.M8])&amp;&quot;  R=&quot;&amp;MOD([.K8];[.M8])" office:value-type="string" office:string-value="Q=3  R=6" calcext:value-type="string">
            <text:p>Q=3 <text:s/>R=6</text:p>
          </table:table-cell>
          <table:table-cell table:style-name="ce48" table:formula="of:=[.O8]*[.Q8]" office:value-type="float" office:value="209" calcext:value-type="float">
            <text:p>209</text:p>
          </table:table-cell>
          <table:table-cell/>
          <table:table-cell table:formula="of:=RANK([.Z8];[.Z1:.Z10])+2" office:value-type="float" office:value="3" calcext:value-type="float">
            <text:p>3</text:p>
          </table:table-cell>
          <table:table-cell table:style-name="ce89" table:formula="of:=RAND()" office:value-type="float" office:value="0.962932819161586" calcext:value-type="float">
            <text:p>0,962932819161586</text:p>
          </table:table-cell>
          <table:table-cell table:formula="of:=RANK([.AB8];[.AB3:.AB8])" office:value-type="float" office:value="2" calcext:value-type="float">
            <text:p>2</text:p>
          </table:table-cell>
          <table:table-cell table:style-name="ce89" table:formula="of:=RAND()" office:value-type="float" office:value="0.48509160319776" calcext:value-type="float">
            <text:p>0,48509160319776</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4" calcext:value-type="float">
            <text:p>4</text:p>
          </table:table-cell>
          <table:table-cell table:style-name="ce89" table:formula="of:=RAND()" office:value-type="float" office:value="0.878127299216783" calcext:value-type="float">
            <text:p>0,878127299216783</text:p>
          </table:table-cell>
          <table:table-cell table:number-columns-repeated="998"/>
        </table:table-row>
        <table:table-row table:style-name="ro4">
          <table:table-cell table:number-columns-repeated="24"/>
          <table:table-cell table:formula="of:=RANK([.Z10];[.Z1:.Z10])+2" office:value-type="float" office:value="12" calcext:value-type="float">
            <text:p>12</text:p>
          </table:table-cell>
          <table:table-cell table:style-name="ce89" table:formula="of:=RAND()" office:value-type="float" office:value="0.164544590438594" calcext:value-type="float">
            <text:p>0,164544590438594</text:p>
          </table:table-cell>
          <table:table-cell table:number-columns-repeated="998"/>
        </table:table-row>
        <table:table-row table:style-name="ro5">
          <table:table-cell table:number-columns-repeated="1024"/>
        </table:table-row>
        <table:table-row table:style-name="ro2">
          <table:table-cell table:style-name="ce137" office:value-type="string" calcext:value-type="string" table:number-columns-spanned="6" table:number-rows-spanned="2">
            <text:p>CEINTURE</text:p>
            <text:p>BLEUE</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7" calcext:value-type="float">
            <text:p>7</text:p>
          </table:table-cell>
          <table:table-cell table:style-name="ce89" table:formula="of:=RAND()" office:value-type="float" office:value="0.578584343941781" calcext:value-type="float">
            <text:p>0,578584343941781</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3890" calcext:value-type="string">
            <text:p>v3890</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Z13];[.Z12:.Z21])+2" office:value-type="float" office:value="3" calcext:value-type="float">
            <text:p>3</text:p>
          </table:table-cell>
          <table:table-cell table:style-name="ce89" table:formula="of:=RAND()" office:value-type="float" office:value="0.902738140528691" calcext:value-type="float">
            <text:p>0,902738140528691</text:p>
          </table:table-cell>
          <table:table-cell table:number-columns-repeated="998"/>
        </table:table-row>
        <table:table-row table:style-name="ro3">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Multiplier par 11, 12, 21, 22</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2]" office:value-type="string" office:string-value="AB" calcext:value-type="string">
            <text:p>AB</text:p>
          </table:table-cell>
          <table:table-cell table:style-name="ce99"/>
          <table:table-cell table:style-name="ce102" table:formula="of:=[.R13]" office:value-type="string" office:string-value="v3890" calcext:value-type="string">
            <text:p>v3890</text:p>
          </table:table-cell>
          <table:table-cell table:style-name="ce89"/>
          <table:table-cell table:formula="of:=RANK([.Z14];[.Z12:.Z21])+2" office:value-type="float" office:value="10" calcext:value-type="float">
            <text:p>10</text:p>
          </table:table-cell>
          <table:table-cell table:style-name="ce89" table:formula="of:=RAND()" office:value-type="float" office:value="0.225497292917528" calcext:value-type="float">
            <text:p>0,225497292917528</text:p>
          </table:table-cell>
          <table:table-cell table:style-name="ce89" table:formula="of:=RANK([.AB14];[.AB14:.AB19])" office:value-type="float" office:value="6" calcext:value-type="float">
            <text:p>6</text:p>
          </table:table-cell>
          <table:table-cell table:style-name="ce89" table:formula="of:=RAND()" office:value-type="float" office:value="0.0526571596397217" calcext:value-type="float">
            <text:p>0,052657159639722</text:p>
          </table:table-cell>
          <table:table-cell table:number-columns-repeated="996"/>
        </table:table-row>
        <table:table-row table:style-name="ro3">
          <table:table-cell table:style-name="ce4" table:formula="of:=RANDBETWEEN(11;78)" office:value-type="float" office:value="32" calcext:value-type="float">
            <text:p>32</text:p>
          </table:table-cell>
          <table:table-cell table:style-name="ce7" office:value-type="string" calcext:value-type="string">
            <text:p>+</text:p>
          </table:table-cell>
          <table:table-cell table:style-name="ce7" table:formula="of:=RANDBETWEEN(CEILING([.A15];10)/10;9)*10-[.A15]" office:value-type="float" office:value="48" calcext:value-type="float">
            <text:p>48</text:p>
          </table:table-cell>
          <table:table-cell table:style-name="ce7" office:value-type="string" calcext:value-type="string">
            <text:p>+</text:p>
          </table:table-cell>
          <table:table-cell table:style-name="ce7" table:formula="of:=RANDBETWEEN(11;49)" office:value-type="float" office:value="35" calcext:value-type="float">
            <text:p>35</text:p>
          </table:table-cell>
          <table:table-cell table:style-name="ce10" office:value-type="string" calcext:value-type="string">
            <text:p>=</text:p>
          </table:table-cell>
          <table:table-cell table:style-name="ce39" table:formula="of:=IF([.U15]=&quot;diviseur&quot;;RANDBETWEEN(2;9);RANDBETWEEN(2;6)*[.J15])" office:value-type="float" office:value="8" calcext:value-type="float">
            <text:p>8</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5]=&quot;diviseur&quot;;[.G15]*RANDBETWEEN(2;11);RANDBETWEEN(2;25))" office:value-type="float" office:value="2" calcext:value-type="float">
            <text:p>2</text:p>
          </table:table-cell>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51" table:formula="of:=RANDBETWEEN(11;50)" office:value-type="float" office:value="40" calcext:value-type="float">
            <text:p>40</text:p>
          </table:table-cell>
          <table:table-cell table:style-name="ce40" office:value-type="string" calcext:value-type="string">
            <text:p>×</text:p>
          </table:table-cell>
          <table:table-cell table:style-name="ce40" table:formula="of:=CHOOSE([.AA14];11;12;21;22;11;22)" office:value-type="float" office:value="22" calcext:value-type="float">
            <text:p>22</text:p>
          </table:table-cell>
          <table:table-cell table:style-name="ce56" office:value-type="string" calcext:value-type="string">
            <text:p>=</text:p>
          </table:table-cell>
          <table:table-cell/>
          <table:table-cell table:style-name="ce27" table:formula="of:=[.A15]+[.C15]+[.E15]" office:value-type="float" office:value="115" calcext:value-type="float">
            <text:p>115</text:p>
          </table:table-cell>
          <table:table-cell table:style-name="ce27" table:formula="of:=CHOOSE([.AA15];&quot;multiple&quot;;&quot;diviseur&quot;;&quot;multiple&quot;;&quot;diviseur&quot;;&quot;multiple&quot;;&quot;diviseur&quot;)" office:value-type="string" office:string-value="multiple" calcext:value-type="string">
            <text:p>multiple</text:p>
          </table:table-cell>
          <table:table-cell table:style-name="ce57" table:formula="of:=&quot;Q=&quot;&amp;QUOTIENT([.K15];[.M15])&amp;&quot;  R=&quot;&amp;MOD([.K15];[.M15])" office:value-type="string" office:string-value="Q=6  R=3" calcext:value-type="string">
            <text:p>Q=6 <text:s/>R=3</text:p>
          </table:table-cell>
          <table:table-cell table:style-name="ce48" table:formula="of:=[.O15]*[.Q15]" office:value-type="float" office:value="880" calcext:value-type="float">
            <text:p>880</text:p>
          </table:table-cell>
          <table:table-cell/>
          <table:table-cell table:formula="of:=RANK([.Z15];[.Z12:.Z21])+2" office:value-type="float" office:value="5" calcext:value-type="float">
            <text:p>5</text:p>
          </table:table-cell>
          <table:table-cell table:style-name="ce89" table:formula="of:=RAND()" office:value-type="float" office:value="0.831134656480326" calcext:value-type="float">
            <text:p>0,831134656480326</text:p>
          </table:table-cell>
          <table:table-cell table:formula="of:=RANK([.AB15];[.AB14:.AB19])" office:value-type="float" office:value="1" calcext:value-type="float">
            <text:p>1</text:p>
          </table:table-cell>
          <table:table-cell table:style-name="ce89" table:formula="of:=RAND()" office:value-type="float" office:value="0.764101244251498" calcext:value-type="float">
            <text:p>0,764101244251498</text:p>
          </table:table-cell>
          <table:table-cell table:number-columns-repeated="996"/>
        </table:table-row>
        <table:table-row table:style-name="ro3">
          <table:table-cell table:style-name="ce4" table:formula="of:=RANDBETWEEN(11;78)" office:value-type="float" office:value="57" calcext:value-type="float">
            <text:p>57</text:p>
          </table:table-cell>
          <table:table-cell table:style-name="ce7" office:value-type="string" calcext:value-type="string">
            <text:p>+</text:p>
          </table:table-cell>
          <table:table-cell table:style-name="ce7" table:formula="of:=RANDBETWEEN(11;49)" office:value-type="float" office:value="17" calcext:value-type="float">
            <text:p>17</text:p>
          </table:table-cell>
          <table:table-cell table:style-name="ce7" office:value-type="string" calcext:value-type="string">
            <text:p>+</text:p>
          </table:table-cell>
          <table:table-cell table:style-name="ce7" table:formula="of:=RANDBETWEEN(CEILING([.A16];10)/10;9)*10-[.A16]" office:value-type="float" office:value="33" calcext:value-type="float">
            <text:p>33</text:p>
          </table:table-cell>
          <table:table-cell table:style-name="ce10" office:value-type="string" calcext:value-type="string">
            <text:p>=</text:p>
          </table:table-cell>
          <table:table-cell table:style-name="ce39" table:formula="of:=IF([.U16]=&quot;diviseur&quot;;RANDBETWEEN(2;9);RANDBETWEEN(2;6)*[.J16])" office:value-type="float" office:value="6" calcext:value-type="float">
            <text:p>6</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6]=&quot;diviseur&quot;;[.G16]*RANDBETWEEN(2;11);RANDBETWEEN(2;25))" office:value-type="float" office:value="54" calcext:value-type="float">
            <text:p>54</text:p>
          </table:table-cell>
          <table:table-cell table:style-name="ce4" table:formula="of:=RANDBETWEEN(11;30)" office:value-type="float" office:value="25" calcext:value-type="float">
            <text:p>25</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1" table:formula="of:=RANDBETWEEN(11;50)" office:value-type="float" office:value="26" calcext:value-type="float">
            <text:p>26</text:p>
          </table:table-cell>
          <table:table-cell table:style-name="ce40" office:value-type="string" calcext:value-type="string">
            <text:p>×</text:p>
          </table:table-cell>
          <table:table-cell table:style-name="ce40" table:formula="of:=CHOOSE([.AA15];11;12;21;22;11;22)" office:value-type="float" office:value="11" calcext:value-type="float">
            <text:p>11</text:p>
          </table:table-cell>
          <table:table-cell table:style-name="ce56" office:value-type="string" calcext:value-type="string">
            <text:p>=</text:p>
          </table:table-cell>
          <table:table-cell/>
          <table:table-cell table:style-name="ce27" table:formula="of:=[.A16]+[.C16]+[.E16]" office:value-type="float" office:value="107" calcext:value-type="float">
            <text:p>107</text:p>
          </table:table-cell>
          <table:table-cell table:style-name="ce27" table:formula="of:=CHOOSE([.AA16];&quot;multiple&quot;;&quot;diviseur&quot;;&quot;multiple&quot;;&quot;diviseur&quot;;&quot;multiple&quot;;&quot;diviseur&quot;)" office:value-type="string" office:string-value="diviseur" calcext:value-type="string">
            <text:p>diviseur</text:p>
          </table:table-cell>
          <table:table-cell table:style-name="ce57" table:formula="of:=&quot;Q=&quot;&amp;QUOTIENT([.K16];[.M16])&amp;&quot;  R=&quot;&amp;MOD([.K16];[.M16])" office:value-type="string" office:string-value="Q=4  R=1" calcext:value-type="string">
            <text:p>Q=4 <text:s/>R=1</text:p>
          </table:table-cell>
          <table:table-cell table:style-name="ce48" table:formula="of:=[.O16]*[.Q16]" office:value-type="float" office:value="286" calcext:value-type="float">
            <text:p>286</text:p>
          </table:table-cell>
          <table:table-cell/>
          <table:table-cell table:formula="of:=RANK([.Z16];[.Z12:.Z21])+2" office:value-type="float" office:value="4" calcext:value-type="float">
            <text:p>4</text:p>
          </table:table-cell>
          <table:table-cell table:style-name="ce89" table:formula="of:=RAND()" office:value-type="float" office:value="0.842084897099287" calcext:value-type="float">
            <text:p>0,842084897099287</text:p>
          </table:table-cell>
          <table:table-cell table:formula="of:=RANK([.AB16];[.AB14:.AB19])" office:value-type="float" office:value="2" calcext:value-type="float">
            <text:p>2</text:p>
          </table:table-cell>
          <table:table-cell table:style-name="ce89" table:formula="of:=RAND()" office:value-type="float" office:value="0.742416105957194" calcext:value-type="float">
            <text:p>0,742416105957194</text:p>
          </table:table-cell>
          <table:table-cell table:number-columns-repeated="996"/>
        </table:table-row>
        <table:table-row table:style-name="ro3">
          <table:table-cell table:style-name="ce50" table:formula="of:=RANDBETWEEN(11;49)" office:value-type="float" office:value="17" calcext:value-type="float">
            <text:p>17</text:p>
          </table:table-cell>
          <table:table-cell table:style-name="ce7" office:value-type="string" calcext:value-type="string">
            <text:p>+</text:p>
          </table:table-cell>
          <table:table-cell table:style-name="ce7" table:formula="of:=RANDBETWEEN(11;78)" office:value-type="float" office:value="63" calcext:value-type="float">
            <text:p>63</text:p>
          </table:table-cell>
          <table:table-cell table:style-name="ce7" office:value-type="string" calcext:value-type="string">
            <text:p>+</text:p>
          </table:table-cell>
          <table:table-cell table:style-name="ce7" table:formula="of:=RANDBETWEEN(CEILING([.C17];10)/10;9)*10-[.C17]" office:value-type="float" office:value="17" calcext:value-type="float">
            <text:p>17</text:p>
          </table:table-cell>
          <table:table-cell table:style-name="ce10" office:value-type="string" calcext:value-type="string">
            <text:p>=</text:p>
          </table:table-cell>
          <table:table-cell table:style-name="ce39" table:formula="of:=IF([.U17]=&quot;diviseur&quot;;RANDBETWEEN(2;9);RANDBETWEEN(2;6)*[.J17])"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7]=&quot;diviseur&quot;;[.G17]*RANDBETWEEN(2;11);RANDBETWEEN(2;25))" office:value-type="float" office:value="28" calcext:value-type="float">
            <text:p>28</text:p>
          </table:table-cell>
          <table:table-cell table:style-name="ce4" table:formula="of:=RANDBETWEEN(11;30)" office:value-type="float" office:value="11" calcext:value-type="float">
            <text:p>11</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20" calcext:value-type="float">
            <text:p>20</text:p>
          </table:table-cell>
          <table:table-cell table:style-name="ce40" office:value-type="string" calcext:value-type="string">
            <text:p>×</text:p>
          </table:table-cell>
          <table:table-cell table:style-name="ce40" table:formula="of:=CHOOSE([.AA16];11;12;21;22;11;22)" office:value-type="float" office:value="12" calcext:value-type="float">
            <text:p>12</text:p>
          </table:table-cell>
          <table:table-cell table:style-name="ce56" office:value-type="string" calcext:value-type="string">
            <text:p>=</text:p>
          </table:table-cell>
          <table:table-cell/>
          <table:table-cell table:style-name="ce27" table:formula="of:=[.A17]+[.C17]+[.E17]" office:value-type="float" office:value="97" calcext:value-type="float">
            <text:p>97</text:p>
          </table:table-cell>
          <table:table-cell table:style-name="ce27" table:formula="of:=CHOOSE([.AA17];&quot;multiple&quot;;&quot;diviseur&quot;;&quot;multiple&quot;;&quot;diviseur&quot;;&quot;multiple&quot;;&quot;diviseur&quot;)" office:value-type="string" office:string-value="diviseur" calcext:value-type="string">
            <text:p>diviseur</text:p>
          </table:table-cell>
          <table:table-cell table:style-name="ce57" table:formula="of:=&quot;Q=&quot;&amp;QUOTIENT([.K17];[.M17])&amp;&quot;  R=&quot;&amp;MOD([.K17];[.M17])" office:value-type="string" office:string-value="Q=1  R=2" calcext:value-type="string">
            <text:p>Q=1 <text:s/>R=2</text:p>
          </table:table-cell>
          <table:table-cell table:style-name="ce48" table:formula="of:=[.O17]*[.Q17]" office:value-type="float" office:value="240" calcext:value-type="float">
            <text:p>240</text:p>
          </table:table-cell>
          <table:table-cell/>
          <table:table-cell table:formula="of:=RANK([.Z17];[.Z12:.Z21])+2" office:value-type="float" office:value="12" calcext:value-type="float">
            <text:p>12</text:p>
          </table:table-cell>
          <table:table-cell table:style-name="ce89" table:formula="of:=RAND()" office:value-type="float" office:value="0.126573992848932" calcext:value-type="float">
            <text:p>0,126573992848932</text:p>
          </table:table-cell>
          <table:table-cell table:formula="of:=RANK([.AB17];[.AB14:.AB19])" office:value-type="float" office:value="4" calcext:value-type="float">
            <text:p>4</text:p>
          </table:table-cell>
          <table:table-cell table:style-name="ce89" table:formula="of:=RAND()" office:value-type="float" office:value="0.488492758654258" calcext:value-type="float">
            <text:p>0,488492758654258</text:p>
          </table:table-cell>
          <table:table-cell table:number-columns-repeated="996"/>
        </table:table-row>
        <table:table-row table:style-name="ro3">
          <table:table-cell table:style-name="ce4" table:formula="of:=RANDBETWEEN(11;78)" office:value-type="float" office:value="57" calcext:value-type="float">
            <text:p>57</text:p>
          </table:table-cell>
          <table:table-cell table:style-name="ce7" office:value-type="string" calcext:value-type="string">
            <text:p>+</text:p>
          </table:table-cell>
          <table:table-cell table:style-name="ce7" table:formula="of:=RANDBETWEEN(11;49)" office:value-type="float" office:value="38" calcext:value-type="float">
            <text:p>38</text:p>
          </table:table-cell>
          <table:table-cell table:style-name="ce7" office:value-type="string" calcext:value-type="string">
            <text:p>+</text:p>
          </table:table-cell>
          <table:table-cell table:style-name="ce7" table:formula="of:=RANDBETWEEN(CEILING([.A18];10)/10;9)*10-[.A18]" office:value-type="float" office:value="13" calcext:value-type="float">
            <text:p>13</text:p>
          </table:table-cell>
          <table:table-cell table:style-name="ce10" office:value-type="string" calcext:value-type="string">
            <text:p>=</text:p>
          </table:table-cell>
          <table:table-cell table:style-name="ce39" table:formula="of:=IF([.U18]=&quot;diviseur&quot;;RANDBETWEEN(2;9);RANDBETWEEN(2;6)*[.J18])" office:value-type="float" office:value="120" calcext:value-type="float">
            <text:p>120</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8]=&quot;diviseur&quot;;[.G18]*RANDBETWEEN(2;11);RANDBETWEEN(2;25))" office:value-type="float" office:value="20" calcext:value-type="float">
            <text:p>20</text:p>
          </table:table-cell>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51" table:formula="of:=RANDBETWEEN(11;50)" office:value-type="float" office:value="36" calcext:value-type="float">
            <text:p>36</text:p>
          </table:table-cell>
          <table:table-cell table:style-name="ce40" office:value-type="string" calcext:value-type="string">
            <text:p>×</text:p>
          </table:table-cell>
          <table:table-cell table:style-name="ce40" table:formula="of:=CHOOSE([.AA17];11;12;21;22;11;22)" office:value-type="float" office:value="22" calcext:value-type="float">
            <text:p>22</text:p>
          </table:table-cell>
          <table:table-cell table:style-name="ce56" office:value-type="string" calcext:value-type="string">
            <text:p>=</text:p>
          </table:table-cell>
          <table:table-cell/>
          <table:table-cell table:style-name="ce27" table:formula="of:=[.A18]+[.C18]+[.E18]" office:value-type="float" office:value="108" calcext:value-type="float">
            <text:p>108</text:p>
          </table:table-cell>
          <table:table-cell table:style-name="ce27" table:formula="of:=CHOOSE([.AA18];&quot;multiple&quot;;&quot;diviseur&quot;;&quot;multiple&quot;;&quot;diviseur&quot;;&quot;multiple&quot;;&quot;diviseur&quot;)" office:value-type="string" office:string-value="multiple" calcext:value-type="string">
            <text:p>multiple</text:p>
          </table:table-cell>
          <table:table-cell table:style-name="ce57" table:formula="of:=&quot;Q=&quot;&amp;QUOTIENT([.K18];[.M18])&amp;&quot;  R=&quot;&amp;MOD([.K18];[.M18])" office:value-type="string" office:string-value="Q=2  R=7" calcext:value-type="string">
            <text:p>Q=2 <text:s/>R=7</text:p>
          </table:table-cell>
          <table:table-cell table:style-name="ce48" table:formula="of:=[.O18]*[.Q18]" office:value-type="float" office:value="792" calcext:value-type="float">
            <text:p>792</text:p>
          </table:table-cell>
          <table:table-cell/>
          <table:table-cell table:formula="of:=RANK([.Z18];[.Z12:.Z21])+2" office:value-type="float" office:value="6" calcext:value-type="float">
            <text:p>6</text:p>
          </table:table-cell>
          <table:table-cell table:style-name="ce89" table:formula="of:=RAND()" office:value-type="float" office:value="0.590028582224614" calcext:value-type="float">
            <text:p>0,590028582224614</text:p>
          </table:table-cell>
          <table:table-cell table:formula="of:=RANK([.AB18];[.AB14:.AB19])" office:value-type="float" office:value="3" calcext:value-type="float">
            <text:p>3</text:p>
          </table:table-cell>
          <table:table-cell table:style-name="ce89" table:formula="of:=RAND()" office:value-type="float" office:value="0.653649000937027" calcext:value-type="float">
            <text:p>0,653649000937027</text:p>
          </table:table-cell>
          <table:table-cell table:number-columns-repeated="996"/>
        </table:table-row>
        <table:table-row table:style-name="ro3">
          <table:table-cell table:style-name="ce4" table:formula="of:=RANDBETWEEN(11;78)" office:value-type="float" office:value="31" calcext:value-type="float">
            <text:p>31</text:p>
          </table:table-cell>
          <table:table-cell table:style-name="ce7" office:value-type="string" calcext:value-type="string">
            <text:p>+</text:p>
          </table:table-cell>
          <table:table-cell table:style-name="ce7" table:formula="of:=RANDBETWEEN(CEILING([.A19];10)/10;9)*10-[.A19]" office:value-type="float" office:value="9" calcext:value-type="float">
            <text:p>9</text:p>
          </table:table-cell>
          <table:table-cell table:style-name="ce7" office:value-type="string" calcext:value-type="string">
            <text:p>+</text:p>
          </table:table-cell>
          <table:table-cell table:style-name="ce7" table:formula="of:=RANDBETWEEN(11;49)" office:value-type="float" office:value="17" calcext:value-type="float">
            <text:p>17</text:p>
          </table:table-cell>
          <table:table-cell table:style-name="ce10" office:value-type="string" calcext:value-type="string">
            <text:p>=</text:p>
          </table:table-cell>
          <table:table-cell table:style-name="ce39" table:formula="of:=IF([.U19]=&quot;diviseur&quot;;RANDBETWEEN(2;9);RANDBETWEEN(2;6)*[.J19])" office:value-type="float" office:value="68" calcext:value-type="float">
            <text:p>68</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19]=&quot;diviseur&quot;;[.G19]*RANDBETWEEN(2;11);RANDBETWEEN(2;25))" office:value-type="float" office:value="17" calcext:value-type="float">
            <text:p>17</text:p>
          </table:table-cell>
          <table:table-cell table:style-name="ce4" table:formula="of:=RANDBETWEEN(11;30)" office:value-type="float" office:value="14" calcext:value-type="float">
            <text:p>14</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1" table:formula="of:=RANDBETWEEN(11;50)" office:value-type="float" office:value="43" calcext:value-type="float">
            <text:p>43</text:p>
          </table:table-cell>
          <table:table-cell table:style-name="ce40" office:value-type="string" calcext:value-type="string">
            <text:p>×</text:p>
          </table:table-cell>
          <table:table-cell table:style-name="ce40" table:formula="of:=CHOOSE([.AA18];11;12;21;22;11;22)" office:value-type="float" office:value="21" calcext:value-type="float">
            <text:p>21</text:p>
          </table:table-cell>
          <table:table-cell table:style-name="ce56" office:value-type="string" calcext:value-type="string">
            <text:p>=</text:p>
          </table:table-cell>
          <table:table-cell/>
          <table:table-cell table:style-name="ce27" table:formula="of:=[.A19]+[.C19]+[.E19]" office:value-type="float" office:value="57" calcext:value-type="float">
            <text:p>57</text:p>
          </table:table-cell>
          <table:table-cell table:style-name="ce27" table:formula="of:=CHOOSE([.AA19];&quot;multiple&quot;;&quot;diviseur&quot;;&quot;multiple&quot;;&quot;diviseur&quot;;&quot;multiple&quot;;&quot;diviseur&quot;)" office:value-type="string" office:string-value="multiple" calcext:value-type="string">
            <text:p>multiple</text:p>
          </table:table-cell>
          <table:table-cell table:style-name="ce57" table:formula="of:=&quot;Q=&quot;&amp;QUOTIENT([.K19];[.M19])&amp;&quot;  R=&quot;&amp;MOD([.K19];[.M19])" office:value-type="string" office:string-value="Q=2  R=2" calcext:value-type="string">
            <text:p>Q=2 <text:s/>R=2</text:p>
          </table:table-cell>
          <table:table-cell table:style-name="ce48" table:formula="of:=[.O19]*[.Q19]" office:value-type="float" office:value="903" calcext:value-type="float">
            <text:p>903</text:p>
          </table:table-cell>
          <table:table-cell/>
          <table:table-cell table:formula="of:=RANK([.Z19];[.Z12:.Z21])+2" office:value-type="float" office:value="11" calcext:value-type="float">
            <text:p>11</text:p>
          </table:table-cell>
          <table:table-cell table:style-name="ce89" table:formula="of:=RAND()" office:value-type="float" office:value="0.216394372974349" calcext:value-type="float">
            <text:p>0,216394372974349</text:p>
          </table:table-cell>
          <table:table-cell table:formula="of:=RANK([.AB19];[.AB14:.AB19])" office:value-type="float" office:value="5" calcext:value-type="float">
            <text:p>5</text:p>
          </table:table-cell>
          <table:table-cell table:style-name="ce89" table:formula="of:=RAND()" office:value-type="float" office:value="0.126345687418117" calcext:value-type="float">
            <text:p>0,126345687418117</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8" calcext:value-type="float">
            <text:p>8</text:p>
          </table:table-cell>
          <table:table-cell table:style-name="ce89" table:formula="of:=RAND()" office:value-type="float" office:value="0.573266130280897" calcext:value-type="float">
            <text:p>0,573266130280897</text:p>
          </table:table-cell>
          <table:table-cell table:number-columns-repeated="998"/>
        </table:table-row>
        <table:table-row table:style-name="ro4">
          <table:table-cell table:number-columns-repeated="24"/>
          <table:table-cell table:formula="of:=RANK([.Z21];[.Z12:.Z21])+2" office:value-type="float" office:value="9" calcext:value-type="float">
            <text:p>9</text:p>
          </table:table-cell>
          <table:table-cell table:style-name="ce89" table:formula="of:=RAND()" office:value-type="float" office:value="0.227532395483268" calcext:value-type="float">
            <text:p>0,227532395483268</text:p>
          </table:table-cell>
          <table:table-cell table:number-columns-repeated="998"/>
        </table:table-row>
        <table:table-row table:style-name="ro5">
          <table:table-cell table:number-columns-repeated="1024"/>
        </table:table-row>
        <table:table-row table:style-name="ro2">
          <table:table-cell table:style-name="ce137" office:value-type="string" calcext:value-type="string" table:number-columns-spanned="6" table:number-rows-spanned="2">
            <text:p>CEINTURE</text:p>
            <text:p>BLEUE</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5" calcext:value-type="float">
            <text:p>5</text:p>
          </table:table-cell>
          <table:table-cell table:style-name="ce89" table:formula="of:=RAND()" office:value-type="float" office:value="0.955949096311924" calcext:value-type="float">
            <text:p>0,955949096311924</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3890" calcext:value-type="string">
            <text:p>v3890</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Z24];[.Z23:.Z32])+2" office:value-type="float" office:value="11" calcext:value-type="float">
            <text:p>11</text:p>
          </table:table-cell>
          <table:table-cell table:style-name="ce89" table:formula="of:=RAND()" office:value-type="float" office:value="0.317667149449605" calcext:value-type="float">
            <text:p>0,317667149449605</text:p>
          </table:table-cell>
          <table:table-cell table:number-columns-repeated="998"/>
        </table:table-row>
        <table:table-row table:style-name="ro3">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Multiplier par 11, 12, 21, 22</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23]" office:value-type="string" office:string-value="AC" calcext:value-type="string">
            <text:p>AC</text:p>
          </table:table-cell>
          <table:table-cell table:style-name="ce99"/>
          <table:table-cell table:style-name="ce102" table:formula="of:=[.R24]" office:value-type="string" office:string-value="v3890" calcext:value-type="string">
            <text:p>v3890</text:p>
          </table:table-cell>
          <table:table-cell table:style-name="ce89"/>
          <table:table-cell table:formula="of:=RANK([.Z25];[.Z23:.Z32])+2" office:value-type="float" office:value="10" calcext:value-type="float">
            <text:p>10</text:p>
          </table:table-cell>
          <table:table-cell table:style-name="ce89" table:formula="of:=RAND()" office:value-type="float" office:value="0.481728906237625" calcext:value-type="float">
            <text:p>0,481728906237625</text:p>
          </table:table-cell>
          <table:table-cell table:style-name="ce89" table:formula="of:=RANK([.AB25];[.AB25:.AB30])" office:value-type="float" office:value="4" calcext:value-type="float">
            <text:p>4</text:p>
          </table:table-cell>
          <table:table-cell table:style-name="ce89" table:formula="of:=RAND()" office:value-type="float" office:value="0.849156916898367" calcext:value-type="float">
            <text:p>0,849156916898367</text:p>
          </table:table-cell>
          <table:table-cell table:number-columns-repeated="996"/>
        </table:table-row>
        <table:table-row table:style-name="ro3">
          <table:table-cell table:style-name="ce4" table:formula="of:=RANDBETWEEN(11;78)" office:value-type="float" office:value="48" calcext:value-type="float">
            <text:p>48</text:p>
          </table:table-cell>
          <table:table-cell table:style-name="ce7" office:value-type="string" calcext:value-type="string">
            <text:p>+</text:p>
          </table:table-cell>
          <table:table-cell table:style-name="ce7" table:formula="of:=RANDBETWEEN(CEILING([.A26];10)/10;9)*10-[.A26]" office:value-type="float" office:value="42" calcext:value-type="float">
            <text:p>42</text:p>
          </table:table-cell>
          <table:table-cell table:style-name="ce7" office:value-type="string" calcext:value-type="string">
            <text:p>+</text:p>
          </table:table-cell>
          <table:table-cell table:style-name="ce7" table:formula="of:=RANDBETWEEN(11;49)" office:value-type="float" office:value="12" calcext:value-type="float">
            <text:p>12</text:p>
          </table:table-cell>
          <table:table-cell table:style-name="ce10" office:value-type="string" calcext:value-type="string">
            <text:p>=</text:p>
          </table:table-cell>
          <table:table-cell table:style-name="ce39" table:formula="of:=IF([.U26]=&quot;diviseur&quot;;RANDBETWEEN(2;9);RANDBETWEEN(2;6)*[.J26])"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26]=&quot;diviseur&quot;;[.G26]*RANDBETWEEN(2;11);RANDBETWEEN(2;25))" office:value-type="float" office:value="56" calcext:value-type="float">
            <text:p>56</text:p>
          </table:table-cell>
          <table:table-cell table:style-name="ce4" table:formula="of:=RANDBETWEEN(11;30)" office:value-type="float" office:value="18" calcext:value-type="float">
            <text:p>18</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21" calcext:value-type="float">
            <text:p>21</text:p>
          </table:table-cell>
          <table:table-cell table:style-name="ce40" office:value-type="string" calcext:value-type="string">
            <text:p>×</text:p>
          </table:table-cell>
          <table:table-cell table:style-name="ce40" table:formula="of:=CHOOSE([.AA25];11;12;21;22;11;22)" office:value-type="float" office:value="22" calcext:value-type="float">
            <text:p>22</text:p>
          </table:table-cell>
          <table:table-cell table:style-name="ce56" office:value-type="string" calcext:value-type="string">
            <text:p>=</text:p>
          </table:table-cell>
          <table:table-cell/>
          <table:table-cell table:style-name="ce27" table:formula="of:=[.A26]+[.C26]+[.E26]" office:value-type="float" office:value="102" calcext:value-type="float">
            <text:p>102</text:p>
          </table:table-cell>
          <table:table-cell table:style-name="ce27" table:formula="of:=CHOOSE([.AA26];&quot;multiple&quot;;&quot;diviseur&quot;;&quot;multiple&quot;;&quot;diviseur&quot;;&quot;multiple&quot;;&quot;diviseur&quot;)" office:value-type="string" office:string-value="diviseur" calcext:value-type="string">
            <text:p>diviseur</text:p>
          </table:table-cell>
          <table:table-cell table:style-name="ce57" table:formula="of:=&quot;Q=&quot;&amp;QUOTIENT([.K26];[.M26])&amp;&quot;  R=&quot;&amp;MOD([.K26];[.M26])" office:value-type="string" office:string-value="Q=2  R=0" calcext:value-type="string">
            <text:p>Q=2 <text:s/>R=0</text:p>
          </table:table-cell>
          <table:table-cell table:style-name="ce48" table:formula="of:=[.O26]*[.Q26]" office:value-type="float" office:value="462" calcext:value-type="float">
            <text:p>462</text:p>
          </table:table-cell>
          <table:table-cell/>
          <table:table-cell table:formula="of:=RANK([.Z26];[.Z23:.Z32])+2" office:value-type="float" office:value="7" calcext:value-type="float">
            <text:p>7</text:p>
          </table:table-cell>
          <table:table-cell table:style-name="ce89" table:formula="of:=RAND()" office:value-type="float" office:value="0.910306418103679" calcext:value-type="float">
            <text:p>0,910306418103679</text:p>
          </table:table-cell>
          <table:table-cell table:formula="of:=RANK([.AB26];[.AB25:.AB30])" office:value-type="float" office:value="6" calcext:value-type="float">
            <text:p>6</text:p>
          </table:table-cell>
          <table:table-cell table:style-name="ce89" table:formula="of:=RAND()" office:value-type="float" office:value="0.446708803558263" calcext:value-type="float">
            <text:p>0,446708803558263</text:p>
          </table:table-cell>
          <table:table-cell table:number-columns-repeated="996"/>
        </table:table-row>
        <table:table-row table:style-name="ro3">
          <table:table-cell table:style-name="ce4" table:formula="of:=RANDBETWEEN(11;78)" office:value-type="float" office:value="35" calcext:value-type="float">
            <text:p>35</text:p>
          </table:table-cell>
          <table:table-cell table:style-name="ce7" office:value-type="string" calcext:value-type="string">
            <text:p>+</text:p>
          </table:table-cell>
          <table:table-cell table:style-name="ce7" table:formula="of:=RANDBETWEEN(11;49)" office:value-type="float" office:value="42" calcext:value-type="float">
            <text:p>42</text:p>
          </table:table-cell>
          <table:table-cell table:style-name="ce7" office:value-type="string" calcext:value-type="string">
            <text:p>+</text:p>
          </table:table-cell>
          <table:table-cell table:style-name="ce7" table:formula="of:=RANDBETWEEN(CEILING([.A27];10)/10;9)*10-[.A27]" office:value-type="float" office:value="35" calcext:value-type="float">
            <text:p>35</text:p>
          </table:table-cell>
          <table:table-cell table:style-name="ce10" office:value-type="string" calcext:value-type="string">
            <text:p>=</text:p>
          </table:table-cell>
          <table:table-cell table:style-name="ce39" table:formula="of:=IF([.U27]=&quot;diviseur&quot;;RANDBETWEEN(2;9);RANDBETWEEN(2;6)*[.J27])" office:value-type="float" office:value="52" calcext:value-type="float">
            <text:p>52</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27]=&quot;diviseur&quot;;[.G27]*RANDBETWEEN(2;11);RANDBETWEEN(2;25))" office:value-type="float" office:value="13" calcext:value-type="float">
            <text:p>13</text:p>
          </table:table-cell>
          <table:table-cell table:style-name="ce4" table:formula="of:=RANDBETWEEN(11;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1" table:formula="of:=RANDBETWEEN(11;50)" office:value-type="float" office:value="21" calcext:value-type="float">
            <text:p>21</text:p>
          </table:table-cell>
          <table:table-cell table:style-name="ce40" office:value-type="string" calcext:value-type="string">
            <text:p>×</text:p>
          </table:table-cell>
          <table:table-cell table:style-name="ce40" table:formula="of:=CHOOSE([.AA26];11;12;21;22;11;22)" office:value-type="float" office:value="22" calcext:value-type="float">
            <text:p>22</text:p>
          </table:table-cell>
          <table:table-cell table:style-name="ce56" office:value-type="string" calcext:value-type="string">
            <text:p>=</text:p>
          </table:table-cell>
          <table:table-cell/>
          <table:table-cell table:style-name="ce27" table:formula="of:=[.A27]+[.C27]+[.E27]" office:value-type="float" office:value="112" calcext:value-type="float">
            <text:p>112</text:p>
          </table:table-cell>
          <table:table-cell table:style-name="ce27" table:formula="of:=CHOOSE([.AA27];&quot;multiple&quot;;&quot;diviseur&quot;;&quot;multiple&quot;;&quot;diviseur&quot;;&quot;multiple&quot;;&quot;diviseur&quot;)" office:value-type="string" office:string-value="multiple" calcext:value-type="string">
            <text:p>multiple</text:p>
          </table:table-cell>
          <table:table-cell table:style-name="ce57" table:formula="of:=&quot;Q=&quot;&amp;QUOTIENT([.K27];[.M27])&amp;&quot;  R=&quot;&amp;MOD([.K27];[.M27])" office:value-type="string" office:string-value="Q=14  R=1" calcext:value-type="string">
            <text:p>Q=14 <text:s/>R=1</text:p>
          </table:table-cell>
          <table:table-cell table:style-name="ce48" table:formula="of:=[.O27]*[.Q27]" office:value-type="float" office:value="462" calcext:value-type="float">
            <text:p>462</text:p>
          </table:table-cell>
          <table:table-cell/>
          <table:table-cell table:formula="of:=RANK([.Z27];[.Z23:.Z32])+2" office:value-type="float" office:value="12" calcext:value-type="float">
            <text:p>12</text:p>
          </table:table-cell>
          <table:table-cell table:style-name="ce89" table:formula="of:=RAND()" office:value-type="float" office:value="0.11293582644032" calcext:value-type="float">
            <text:p>0,11293582644032</text:p>
          </table:table-cell>
          <table:table-cell table:formula="of:=RANK([.AB27];[.AB25:.AB30])" office:value-type="float" office:value="5" calcext:value-type="float">
            <text:p>5</text:p>
          </table:table-cell>
          <table:table-cell table:style-name="ce89" table:formula="of:=RAND()" office:value-type="float" office:value="0.650316323002766" calcext:value-type="float">
            <text:p>0,650316323002766</text:p>
          </table:table-cell>
          <table:table-cell table:number-columns-repeated="996"/>
        </table:table-row>
        <table:table-row table:style-name="ro3">
          <table:table-cell table:style-name="ce50" table:formula="of:=RANDBETWEEN(11;49)" office:value-type="float" office:value="37" calcext:value-type="float">
            <text:p>37</text:p>
          </table:table-cell>
          <table:table-cell table:style-name="ce7" office:value-type="string" calcext:value-type="string">
            <text:p>+</text:p>
          </table:table-cell>
          <table:table-cell table:style-name="ce7" table:formula="of:=RANDBETWEEN(11;78)" office:value-type="float" office:value="49" calcext:value-type="float">
            <text:p>49</text:p>
          </table:table-cell>
          <table:table-cell table:style-name="ce7" office:value-type="string" calcext:value-type="string">
            <text:p>+</text:p>
          </table:table-cell>
          <table:table-cell table:style-name="ce7" table:formula="of:=RANDBETWEEN(CEILING([.C28];10)/10;9)*10-[.C28]" office:value-type="float" office:value="1" calcext:value-type="float">
            <text:p>1</text:p>
          </table:table-cell>
          <table:table-cell table:style-name="ce10" office:value-type="string" calcext:value-type="string">
            <text:p>=</text:p>
          </table:table-cell>
          <table:table-cell table:style-name="ce39" table:formula="of:=IF([.U28]=&quot;diviseur&quot;;RANDBETWEEN(2;9);RANDBETWEEN(2;6)*[.J28])"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28]=&quot;diviseur&quot;;[.G28]*RANDBETWEEN(2;11);RANDBETWEEN(2;25))" office:value-type="float" office:value="20" calcext:value-type="float">
            <text:p>20</text:p>
          </table:table-cell>
          <table:table-cell table:style-name="ce4" table:formula="of:=RANDBETWEEN(11;30)" office:value-type="float" office:value="21" calcext:value-type="float">
            <text:p>21</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51" table:formula="of:=RANDBETWEEN(11;50)" office:value-type="float" office:value="36" calcext:value-type="float">
            <text:p>36</text:p>
          </table:table-cell>
          <table:table-cell table:style-name="ce40" office:value-type="string" calcext:value-type="string">
            <text:p>×</text:p>
          </table:table-cell>
          <table:table-cell table:style-name="ce40" table:formula="of:=CHOOSE([.AA27];11;12;21;22;11;22)" office:value-type="float" office:value="11" calcext:value-type="float">
            <text:p>11</text:p>
          </table:table-cell>
          <table:table-cell table:style-name="ce56" office:value-type="string" calcext:value-type="string">
            <text:p>=</text:p>
          </table:table-cell>
          <table:table-cell/>
          <table:table-cell table:style-name="ce27" table:formula="of:=[.A28]+[.C28]+[.E28]" office:value-type="float" office:value="87" calcext:value-type="float">
            <text:p>87</text:p>
          </table:table-cell>
          <table:table-cell table:style-name="ce27" table:formula="of:=CHOOSE([.AA28];&quot;multiple&quot;;&quot;diviseur&quot;;&quot;multiple&quot;;&quot;diviseur&quot;;&quot;multiple&quot;;&quot;diviseur&quot;)" office:value-type="string" office:string-value="diviseur" calcext:value-type="string">
            <text:p>diviseur</text:p>
          </table:table-cell>
          <table:table-cell table:style-name="ce57" table:formula="of:=&quot;Q=&quot;&amp;QUOTIENT([.K28];[.M28])&amp;&quot;  R=&quot;&amp;MOD([.K28];[.M28])" office:value-type="string" office:string-value="Q=3  R=0" calcext:value-type="string">
            <text:p>Q=3 <text:s/>R=0</text:p>
          </table:table-cell>
          <table:table-cell table:style-name="ce48" table:formula="of:=[.O28]*[.Q28]" office:value-type="float" office:value="396" calcext:value-type="float">
            <text:p>396</text:p>
          </table:table-cell>
          <table:table-cell/>
          <table:table-cell table:formula="of:=RANK([.Z28];[.Z23:.Z32])+2" office:value-type="float" office:value="3" calcext:value-type="float">
            <text:p>3</text:p>
          </table:table-cell>
          <table:table-cell table:style-name="ce89" table:formula="of:=RAND()" office:value-type="float" office:value="0.972832832383049" calcext:value-type="float">
            <text:p>0,972832832383049</text:p>
          </table:table-cell>
          <table:table-cell table:formula="of:=RANK([.AB28];[.AB25:.AB30])" office:value-type="float" office:value="2" calcext:value-type="float">
            <text:p>2</text:p>
          </table:table-cell>
          <table:table-cell table:style-name="ce89" table:formula="of:=RAND()" office:value-type="float" office:value="0.936832020031033" calcext:value-type="float">
            <text:p>0,936832020031033</text:p>
          </table:table-cell>
          <table:table-cell table:number-columns-repeated="996"/>
        </table:table-row>
        <table:table-row table:style-name="ro3">
          <table:table-cell table:style-name="ce4" table:formula="of:=RANDBETWEEN(11;78)" office:value-type="float" office:value="58" calcext:value-type="float">
            <text:p>58</text:p>
          </table:table-cell>
          <table:table-cell table:style-name="ce7" office:value-type="string" calcext:value-type="string">
            <text:p>+</text:p>
          </table:table-cell>
          <table:table-cell table:style-name="ce7" table:formula="of:=RANDBETWEEN(11;49)" office:value-type="float" office:value="29" calcext:value-type="float">
            <text:p>29</text:p>
          </table:table-cell>
          <table:table-cell table:style-name="ce7" office:value-type="string" calcext:value-type="string">
            <text:p>+</text:p>
          </table:table-cell>
          <table:table-cell table:style-name="ce7" table:formula="of:=RANDBETWEEN(CEILING([.A29];10)/10;9)*10-[.A29]" office:value-type="float" office:value="22" calcext:value-type="float">
            <text:p>22</text:p>
          </table:table-cell>
          <table:table-cell table:style-name="ce10" office:value-type="string" calcext:value-type="string">
            <text:p>=</text:p>
          </table:table-cell>
          <table:table-cell table:style-name="ce39" table:formula="of:=IF([.U29]=&quot;diviseur&quot;;RANDBETWEEN(2;9);RANDBETWEEN(2;6)*[.J29])" office:value-type="float" office:value="60" calcext:value-type="float">
            <text:p>60</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29]=&quot;diviseur&quot;;[.G29]*RANDBETWEEN(2;11);RANDBETWEEN(2;25))" office:value-type="float" office:value="12" calcext:value-type="float">
            <text:p>12</text:p>
          </table:table-cell>
          <table:table-cell table:style-name="ce4" table:formula="of:=RANDBETWEEN(11;30)" office:value-type="float" office:value="21" calcext:value-type="float">
            <text:p>21</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51" table:formula="of:=RANDBETWEEN(11;50)" office:value-type="float" office:value="13" calcext:value-type="float">
            <text:p>13</text:p>
          </table:table-cell>
          <table:table-cell table:style-name="ce40" office:value-type="string" calcext:value-type="string">
            <text:p>×</text:p>
          </table:table-cell>
          <table:table-cell table:style-name="ce40" table:formula="of:=CHOOSE([.AA28];11;12;21;22;11;22)" office:value-type="float" office:value="12" calcext:value-type="float">
            <text:p>12</text:p>
          </table:table-cell>
          <table:table-cell table:style-name="ce56" office:value-type="string" calcext:value-type="string">
            <text:p>=</text:p>
          </table:table-cell>
          <table:table-cell/>
          <table:table-cell table:style-name="ce27" table:formula="of:=[.A29]+[.C29]+[.E29]" office:value-type="float" office:value="109" calcext:value-type="float">
            <text:p>109</text:p>
          </table:table-cell>
          <table:table-cell table:style-name="ce27" table:formula="of:=CHOOSE([.AA29];&quot;multiple&quot;;&quot;diviseur&quot;;&quot;multiple&quot;;&quot;diviseur&quot;;&quot;multiple&quot;;&quot;diviseur&quot;)" office:value-type="string" office:string-value="multiple" calcext:value-type="string">
            <text:p>multiple</text:p>
          </table:table-cell>
          <table:table-cell table:style-name="ce57" table:formula="of:=&quot;Q=&quot;&amp;QUOTIENT([.K29];[.M29])&amp;&quot;  R=&quot;&amp;MOD([.K29];[.M29])" office:value-type="string" office:string-value="Q=5  R=1" calcext:value-type="string">
            <text:p>Q=5 <text:s/>R=1</text:p>
          </table:table-cell>
          <table:table-cell table:style-name="ce48" table:formula="of:=[.O29]*[.Q29]" office:value-type="float" office:value="156" calcext:value-type="float">
            <text:p>156</text:p>
          </table:table-cell>
          <table:table-cell/>
          <table:table-cell table:formula="of:=RANK([.Z29];[.Z23:.Z32])+2" office:value-type="float" office:value="8" calcext:value-type="float">
            <text:p>8</text:p>
          </table:table-cell>
          <table:table-cell table:style-name="ce89" table:formula="of:=RAND()" office:value-type="float" office:value="0.858564476063536" calcext:value-type="float">
            <text:p>0,858564476063536</text:p>
          </table:table-cell>
          <table:table-cell table:formula="of:=RANK([.AB29];[.AB25:.AB30])" office:value-type="float" office:value="3" calcext:value-type="float">
            <text:p>3</text:p>
          </table:table-cell>
          <table:table-cell table:style-name="ce89" table:formula="of:=RAND()" office:value-type="float" office:value="0.930690651411242" calcext:value-type="float">
            <text:p>0,930690651411242</text:p>
          </table:table-cell>
          <table:table-cell table:number-columns-repeated="996"/>
        </table:table-row>
        <table:table-row table:style-name="ro3">
          <table:table-cell table:style-name="ce4" table:formula="of:=RANDBETWEEN(11;78)" office:value-type="float" office:value="14" calcext:value-type="float">
            <text:p>14</text:p>
          </table:table-cell>
          <table:table-cell table:style-name="ce7" office:value-type="string" calcext:value-type="string">
            <text:p>+</text:p>
          </table:table-cell>
          <table:table-cell table:style-name="ce7" table:formula="of:=RANDBETWEEN(CEILING([.A30];10)/10;9)*10-[.A30]" office:value-type="float" office:value="56" calcext:value-type="float">
            <text:p>56</text:p>
          </table:table-cell>
          <table:table-cell table:style-name="ce7" office:value-type="string" calcext:value-type="string">
            <text:p>+</text:p>
          </table:table-cell>
          <table:table-cell table:style-name="ce7" table:formula="of:=RANDBETWEEN(11;49)" office:value-type="float" office:value="25" calcext:value-type="float">
            <text:p>25</text:p>
          </table:table-cell>
          <table:table-cell table:style-name="ce10" office:value-type="string" calcext:value-type="string">
            <text:p>=</text:p>
          </table:table-cell>
          <table:table-cell table:style-name="ce39" table:formula="of:=IF([.U30]=&quot;diviseur&quot;;RANDBETWEEN(2;9);RANDBETWEEN(2;6)*[.J30])" office:value-type="float" office:value="36" calcext:value-type="float">
            <text:p>36</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30]=&quot;diviseur&quot;;[.G30]*RANDBETWEEN(2;11);RANDBETWEEN(2;25))" office:value-type="float" office:value="18" calcext:value-type="float">
            <text:p>18</text:p>
          </table:table-cell>
          <table:table-cell table:style-name="ce4" table:formula="of:=RANDBETWEEN(11;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51" table:formula="of:=RANDBETWEEN(11;50)" office:value-type="float" office:value="25" calcext:value-type="float">
            <text:p>25</text:p>
          </table:table-cell>
          <table:table-cell table:style-name="ce40" office:value-type="string" calcext:value-type="string">
            <text:p>×</text:p>
          </table:table-cell>
          <table:table-cell table:style-name="ce40" table:formula="of:=CHOOSE([.AA29];11;12;21;22;11;22)" office:value-type="float" office:value="21" calcext:value-type="float">
            <text:p>21</text:p>
          </table:table-cell>
          <table:table-cell table:style-name="ce56" office:value-type="string" calcext:value-type="string">
            <text:p>=</text:p>
          </table:table-cell>
          <table:table-cell/>
          <table:table-cell table:style-name="ce27" table:formula="of:=[.A30]+[.C30]+[.E30]" office:value-type="float" office:value="95" calcext:value-type="float">
            <text:p>95</text:p>
          </table:table-cell>
          <table:table-cell table:style-name="ce27" table:formula="of:=CHOOSE([.AA30];&quot;multiple&quot;;&quot;diviseur&quot;;&quot;multiple&quot;;&quot;diviseur&quot;;&quot;multiple&quot;;&quot;diviseur&quot;)" office:value-type="string" office:string-value="multiple" calcext:value-type="string">
            <text:p>multiple</text:p>
          </table:table-cell>
          <table:table-cell table:style-name="ce57" table:formula="of:=&quot;Q=&quot;&amp;QUOTIENT([.K30];[.M30])&amp;&quot;  R=&quot;&amp;MOD([.K30];[.M30])" office:value-type="string" office:string-value="Q=3  R=5" calcext:value-type="string">
            <text:p>Q=3 <text:s/>R=5</text:p>
          </table:table-cell>
          <table:table-cell table:style-name="ce48" table:formula="of:=[.O30]*[.Q30]" office:value-type="float" office:value="525" calcext:value-type="float">
            <text:p>525</text:p>
          </table:table-cell>
          <table:table-cell/>
          <table:table-cell table:formula="of:=RANK([.Z30];[.Z23:.Z32])+2" office:value-type="float" office:value="4" calcext:value-type="float">
            <text:p>4</text:p>
          </table:table-cell>
          <table:table-cell table:style-name="ce89" table:formula="of:=RAND()" office:value-type="float" office:value="0.961429879602292" calcext:value-type="float">
            <text:p>0,961429879602292</text:p>
          </table:table-cell>
          <table:table-cell table:formula="of:=RANK([.AB30];[.AB25:.AB30])" office:value-type="float" office:value="1" calcext:value-type="float">
            <text:p>1</text:p>
          </table:table-cell>
          <table:table-cell table:style-name="ce89" table:formula="of:=RAND()" office:value-type="float" office:value="0.946718758708957" calcext:value-type="float">
            <text:p>0,946718758708957</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9" calcext:value-type="float">
            <text:p>9</text:p>
          </table:table-cell>
          <table:table-cell table:style-name="ce89" table:formula="of:=RAND()" office:value-type="float" office:value="0.72142926292725" calcext:value-type="float">
            <text:p>0,72142926292725</text:p>
          </table:table-cell>
          <table:table-cell table:number-columns-repeated="998"/>
        </table:table-row>
        <table:table-row table:style-name="ro4">
          <table:table-cell table:number-columns-repeated="24"/>
          <table:table-cell table:formula="of:=RANK([.Z32];[.Z23:.Z32])+2" office:value-type="float" office:value="6" calcext:value-type="float">
            <text:p>6</text:p>
          </table:table-cell>
          <table:table-cell table:style-name="ce89" table:formula="of:=RAND()" office:value-type="float" office:value="0.932281071294111" calcext:value-type="float">
            <text:p>0,932281071294111</text:p>
          </table:table-cell>
          <table:table-cell table:number-columns-repeated="998"/>
        </table:table-row>
        <table:table-row table:style-name="ro5">
          <table:table-cell table:number-columns-repeated="1024"/>
        </table:table-row>
        <table:table-row table:style-name="ro2">
          <table:table-cell table:style-name="ce137" office:value-type="string" calcext:value-type="string" table:number-columns-spanned="6" table:number-rows-spanned="2">
            <text:p>CEINTURE</text:p>
            <text:p>BLEUE</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7" calcext:value-type="float">
            <text:p>7</text:p>
          </table:table-cell>
          <table:table-cell table:style-name="ce89" table:formula="of:=RAND()" office:value-type="float" office:value="0.711273105828804" calcext:value-type="float">
            <text:p>0,711273105828804</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3890" calcext:value-type="string">
            <text:p>v3890</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Z35];[.Z34:.Z43])+2" office:value-type="float" office:value="8" calcext:value-type="float">
            <text:p>8</text:p>
          </table:table-cell>
          <table:table-cell table:style-name="ce89" table:formula="of:=RAND()" office:value-type="float" office:value="0.586214657013436" calcext:value-type="float">
            <text:p>0,586214657013436</text:p>
          </table:table-cell>
          <table:table-cell table:number-columns-repeated="998"/>
        </table:table-row>
        <table:table-row table:style-name="ro3">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Multiplier par 11, 12, 21, 22</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34]" office:value-type="string" office:string-value="AD" calcext:value-type="string">
            <text:p>AD</text:p>
          </table:table-cell>
          <table:table-cell table:style-name="ce99"/>
          <table:table-cell table:style-name="ce102" table:formula="of:=[.R35]" office:value-type="string" office:string-value="v3890" calcext:value-type="string">
            <text:p>v3890</text:p>
          </table:table-cell>
          <table:table-cell table:style-name="ce89"/>
          <table:table-cell table:formula="of:=RANK([.Z36];[.Z34:.Z43])+2" office:value-type="float" office:value="10" calcext:value-type="float">
            <text:p>10</text:p>
          </table:table-cell>
          <table:table-cell table:style-name="ce89" table:formula="of:=RAND()" office:value-type="float" office:value="0.271663060388894" calcext:value-type="float">
            <text:p>0,271663060388894</text:p>
          </table:table-cell>
          <table:table-cell table:style-name="ce89" table:formula="of:=RANK([.AB36];[.AB36:.AB41])" office:value-type="float" office:value="5" calcext:value-type="float">
            <text:p>5</text:p>
          </table:table-cell>
          <table:table-cell table:style-name="ce89" table:formula="of:=RAND()" office:value-type="float" office:value="0.126199197763825" calcext:value-type="float">
            <text:p>0,126199197763825</text:p>
          </table:table-cell>
          <table:table-cell table:number-columns-repeated="996"/>
        </table:table-row>
        <table:table-row table:style-name="ro3">
          <table:table-cell table:style-name="ce4" table:formula="of:=RANDBETWEEN(11;78)" office:value-type="float" office:value="44" calcext:value-type="float">
            <text:p>44</text:p>
          </table:table-cell>
          <table:table-cell table:style-name="ce7" office:value-type="string" calcext:value-type="string">
            <text:p>+</text:p>
          </table:table-cell>
          <table:table-cell table:style-name="ce7" table:formula="of:=RANDBETWEEN(CEILING([.A37];10)/10;9)*10-[.A37]" office:value-type="float" office:value="46" calcext:value-type="float">
            <text:p>46</text:p>
          </table:table-cell>
          <table:table-cell table:style-name="ce7" office:value-type="string" calcext:value-type="string">
            <text:p>+</text:p>
          </table:table-cell>
          <table:table-cell table:style-name="ce7" table:formula="of:=RANDBETWEEN(11;49)" office:value-type="float" office:value="37" calcext:value-type="float">
            <text:p>37</text:p>
          </table:table-cell>
          <table:table-cell table:style-name="ce10" office:value-type="string" calcext:value-type="string">
            <text:p>=</text:p>
          </table:table-cell>
          <table:table-cell table:style-name="ce39" table:formula="of:=IF([.U37]=&quot;diviseur&quot;;RANDBETWEEN(2;9);RANDBETWEEN(2;6)*[.J37])"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37]=&quot;diviseur&quot;;[.G37]*RANDBETWEEN(2;11);RANDBETWEEN(2;25))" office:value-type="float" office:value="27" calcext:value-type="float">
            <text:p>27</text:p>
          </table:table-cell>
          <table:table-cell table:style-name="ce4" table:formula="of:=RANDBETWEEN(11;30)" office:value-type="float" office:value="13" calcext:value-type="float">
            <text:p>13</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1" table:formula="of:=RANDBETWEEN(11;50)" office:value-type="float" office:value="45" calcext:value-type="float">
            <text:p>45</text:p>
          </table:table-cell>
          <table:table-cell table:style-name="ce40" office:value-type="string" calcext:value-type="string">
            <text:p>×</text:p>
          </table:table-cell>
          <table:table-cell table:style-name="ce40" table:formula="of:=CHOOSE([.AA36];11;12;21;22;11;22)" office:value-type="float" office:value="11" calcext:value-type="float">
            <text:p>11</text:p>
          </table:table-cell>
          <table:table-cell table:style-name="ce56" office:value-type="string" calcext:value-type="string">
            <text:p>=</text:p>
          </table:table-cell>
          <table:table-cell/>
          <table:table-cell table:style-name="ce27" table:formula="of:=[.A37]+[.C37]+[.E37]" office:value-type="float" office:value="127" calcext:value-type="float">
            <text:p>127</text:p>
          </table:table-cell>
          <table:table-cell table:style-name="ce27" table:formula="of:=CHOOSE([.AA37];&quot;multiple&quot;;&quot;diviseur&quot;;&quot;multiple&quot;;&quot;diviseur&quot;;&quot;multiple&quot;;&quot;diviseur&quot;)" office:value-type="string" office:string-value="diviseur" calcext:value-type="string">
            <text:p>diviseur</text:p>
          </table:table-cell>
          <table:table-cell table:style-name="ce57" table:formula="of:=&quot;Q=&quot;&amp;QUOTIENT([.K37];[.M37])&amp;&quot;  R=&quot;&amp;MOD([.K37];[.M37])" office:value-type="string" office:string-value="Q=6  R=1" calcext:value-type="string">
            <text:p>Q=6 <text:s/>R=1</text:p>
          </table:table-cell>
          <table:table-cell table:style-name="ce48" table:formula="of:=[.O37]*[.Q37]" office:value-type="float" office:value="495" calcext:value-type="float">
            <text:p>495</text:p>
          </table:table-cell>
          <table:table-cell/>
          <table:table-cell table:formula="of:=RANK([.Z37];[.Z34:.Z43])+2" office:value-type="float" office:value="9" calcext:value-type="float">
            <text:p>9</text:p>
          </table:table-cell>
          <table:table-cell table:style-name="ce89" table:formula="of:=RAND()" office:value-type="float" office:value="0.30532364973354" calcext:value-type="float">
            <text:p>0,30532364973354</text:p>
          </table:table-cell>
          <table:table-cell table:formula="of:=RANK([.AB37];[.AB36:.AB41])" office:value-type="float" office:value="2" calcext:value-type="float">
            <text:p>2</text:p>
          </table:table-cell>
          <table:table-cell table:style-name="ce89" table:formula="of:=RAND()" office:value-type="float" office:value="0.887535524748039" calcext:value-type="float">
            <text:p>0,887535524748039</text:p>
          </table:table-cell>
          <table:table-cell table:number-columns-repeated="996"/>
        </table:table-row>
        <table:table-row table:style-name="ro3">
          <table:table-cell table:style-name="ce4" table:formula="of:=RANDBETWEEN(11;78)" office:value-type="float" office:value="74" calcext:value-type="float">
            <text:p>74</text:p>
          </table:table-cell>
          <table:table-cell table:style-name="ce7" office:value-type="string" calcext:value-type="string">
            <text:p>+</text:p>
          </table:table-cell>
          <table:table-cell table:style-name="ce7" table:formula="of:=RANDBETWEEN(11;49)" office:value-type="float" office:value="40" calcext:value-type="float">
            <text:p>40</text:p>
          </table:table-cell>
          <table:table-cell table:style-name="ce7" office:value-type="string" calcext:value-type="string">
            <text:p>+</text:p>
          </table:table-cell>
          <table:table-cell table:style-name="ce7" table:formula="of:=RANDBETWEEN(CEILING([.A38];10)/10;9)*10-[.A38]" office:value-type="float" office:value="16" calcext:value-type="float">
            <text:p>16</text:p>
          </table:table-cell>
          <table:table-cell table:style-name="ce10" office:value-type="string" calcext:value-type="string">
            <text:p>=</text:p>
          </table:table-cell>
          <table:table-cell table:style-name="ce39" table:formula="of:=IF([.U38]=&quot;diviseur&quot;;RANDBETWEEN(2;9);RANDBETWEEN(2;6)*[.J38])"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38]=&quot;diviseur&quot;;[.G38]*RANDBETWEEN(2;11);RANDBETWEEN(2;25))" office:value-type="float" office:value="8" calcext:value-type="float">
            <text:p>8</text:p>
          </table:table-cell>
          <table:table-cell table:style-name="ce4" table:formula="of:=RANDBETWEEN(11;30)" office:value-type="float" office:value="20" calcext:value-type="float">
            <text:p>20</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51" table:formula="of:=RANDBETWEEN(11;50)" office:value-type="float" office:value="38" calcext:value-type="float">
            <text:p>38</text:p>
          </table:table-cell>
          <table:table-cell table:style-name="ce40" office:value-type="string" calcext:value-type="string">
            <text:p>×</text:p>
          </table:table-cell>
          <table:table-cell table:style-name="ce40" table:formula="of:=CHOOSE([.AA37];11;12;21;22;11;22)" office:value-type="float" office:value="12" calcext:value-type="float">
            <text:p>12</text:p>
          </table:table-cell>
          <table:table-cell table:style-name="ce56" office:value-type="string" calcext:value-type="string">
            <text:p>=</text:p>
          </table:table-cell>
          <table:table-cell/>
          <table:table-cell table:style-name="ce27" table:formula="of:=[.A38]+[.C38]+[.E38]" office:value-type="float" office:value="130" calcext:value-type="float">
            <text:p>130</text:p>
          </table:table-cell>
          <table:table-cell table:style-name="ce27" table:formula="of:=CHOOSE([.AA38];&quot;multiple&quot;;&quot;diviseur&quot;;&quot;multiple&quot;;&quot;diviseur&quot;;&quot;multiple&quot;;&quot;diviseur&quot;)" office:value-type="string" office:string-value="diviseur" calcext:value-type="string">
            <text:p>diviseur</text:p>
          </table:table-cell>
          <table:table-cell table:style-name="ce57" table:formula="of:=&quot;Q=&quot;&amp;QUOTIENT([.K38];[.M38])&amp;&quot;  R=&quot;&amp;MOD([.K38];[.M38])" office:value-type="string" office:string-value="Q=5  R=0" calcext:value-type="string">
            <text:p>Q=5 <text:s/>R=0</text:p>
          </table:table-cell>
          <table:table-cell table:style-name="ce48" table:formula="of:=[.O38]*[.Q38]" office:value-type="float" office:value="456" calcext:value-type="float">
            <text:p>456</text:p>
          </table:table-cell>
          <table:table-cell/>
          <table:table-cell table:formula="of:=RANK([.Z38];[.Z34:.Z43])+2" office:value-type="float" office:value="3" calcext:value-type="float">
            <text:p>3</text:p>
          </table:table-cell>
          <table:table-cell table:style-name="ce89" table:formula="of:=RAND()" office:value-type="float" office:value="0.988188137519077" calcext:value-type="float">
            <text:p>0,988188137519077</text:p>
          </table:table-cell>
          <table:table-cell table:formula="of:=RANK([.AB38];[.AB36:.AB41])" office:value-type="float" office:value="4" calcext:value-type="float">
            <text:p>4</text:p>
          </table:table-cell>
          <table:table-cell table:style-name="ce89" table:formula="of:=RAND()" office:value-type="float" office:value="0.758259467951174" calcext:value-type="float">
            <text:p>0,758259467951174</text:p>
          </table:table-cell>
          <table:table-cell table:number-columns-repeated="996"/>
        </table:table-row>
        <table:table-row table:style-name="ro3">
          <table:table-cell table:style-name="ce50" table:formula="of:=RANDBETWEEN(11;49)" office:value-type="float" office:value="25" calcext:value-type="float">
            <text:p>25</text:p>
          </table:table-cell>
          <table:table-cell table:style-name="ce7" office:value-type="string" calcext:value-type="string">
            <text:p>+</text:p>
          </table:table-cell>
          <table:table-cell table:style-name="ce7" table:formula="of:=RANDBETWEEN(11;78)" office:value-type="float" office:value="16" calcext:value-type="float">
            <text:p>16</text:p>
          </table:table-cell>
          <table:table-cell table:style-name="ce7" office:value-type="string" calcext:value-type="string">
            <text:p>+</text:p>
          </table:table-cell>
          <table:table-cell table:style-name="ce7" table:formula="of:=RANDBETWEEN(CEILING([.C39];10)/10;9)*10-[.C39]" office:value-type="float" office:value="34" calcext:value-type="float">
            <text:p>34</text:p>
          </table:table-cell>
          <table:table-cell table:style-name="ce10" office:value-type="string" calcext:value-type="string">
            <text:p>=</text:p>
          </table:table-cell>
          <table:table-cell table:style-name="ce39" table:formula="of:=IF([.U39]=&quot;diviseur&quot;;RANDBETWEEN(2;9);RANDBETWEEN(2;6)*[.J39])" office:value-type="float" office:value="60" calcext:value-type="float">
            <text:p>60</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39]=&quot;diviseur&quot;;[.G39]*RANDBETWEEN(2;11);RANDBETWEEN(2;25))" office:value-type="float" office:value="10" calcext:value-type="float">
            <text:p>10</text:p>
          </table:table-cell>
          <table:table-cell table:style-name="ce4" table:formula="of:=RANDBETWEEN(11;30)" office:value-type="float" office:value="26" calcext:value-type="float">
            <text:p>26</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36" calcext:value-type="float">
            <text:p>36</text:p>
          </table:table-cell>
          <table:table-cell table:style-name="ce40" office:value-type="string" calcext:value-type="string">
            <text:p>×</text:p>
          </table:table-cell>
          <table:table-cell table:style-name="ce40" table:formula="of:=CHOOSE([.AA38];11;12;21;22;11;22)" office:value-type="float" office:value="22" calcext:value-type="float">
            <text:p>22</text:p>
          </table:table-cell>
          <table:table-cell table:style-name="ce56" office:value-type="string" calcext:value-type="string">
            <text:p>=</text:p>
          </table:table-cell>
          <table:table-cell/>
          <table:table-cell table:style-name="ce27" table:formula="of:=[.A39]+[.C39]+[.E39]" office:value-type="float" office:value="75" calcext:value-type="float">
            <text:p>75</text:p>
          </table:table-cell>
          <table:table-cell table:style-name="ce27" table:formula="of:=CHOOSE([.AA39];&quot;multiple&quot;;&quot;diviseur&quot;;&quot;multiple&quot;;&quot;diviseur&quot;;&quot;multiple&quot;;&quot;diviseur&quot;)" office:value-type="string" office:string-value="multiple" calcext:value-type="string">
            <text:p>multiple</text:p>
          </table:table-cell>
          <table:table-cell table:style-name="ce57" table:formula="of:=&quot;Q=&quot;&amp;QUOTIENT([.K39];[.M39])&amp;&quot;  R=&quot;&amp;MOD([.K39];[.M39])" office:value-type="string" office:string-value="Q=2  R=8" calcext:value-type="string">
            <text:p>Q=2 <text:s/>R=8</text:p>
          </table:table-cell>
          <table:table-cell table:style-name="ce48" table:formula="of:=[.O39]*[.Q39]" office:value-type="float" office:value="792" calcext:value-type="float">
            <text:p>792</text:p>
          </table:table-cell>
          <table:table-cell/>
          <table:table-cell table:formula="of:=RANK([.Z39];[.Z34:.Z43])+2" office:value-type="float" office:value="11" calcext:value-type="float">
            <text:p>11</text:p>
          </table:table-cell>
          <table:table-cell table:style-name="ce89" table:formula="of:=RAND()" office:value-type="float" office:value="0.157193630332835" calcext:value-type="float">
            <text:p>0,157193630332835</text:p>
          </table:table-cell>
          <table:table-cell table:formula="of:=RANK([.AB39];[.AB36:.AB41])" office:value-type="float" office:value="3" calcext:value-type="float">
            <text:p>3</text:p>
          </table:table-cell>
          <table:table-cell table:style-name="ce89" table:formula="of:=RAND()" office:value-type="float" office:value="0.860714550387059" calcext:value-type="float">
            <text:p>0,860714550387059</text:p>
          </table:table-cell>
          <table:table-cell table:number-columns-repeated="996"/>
        </table:table-row>
        <table:table-row table:style-name="ro3">
          <table:table-cell table:style-name="ce4" table:formula="of:=RANDBETWEEN(11;78)" office:value-type="float" office:value="53" calcext:value-type="float">
            <text:p>53</text:p>
          </table:table-cell>
          <table:table-cell table:style-name="ce7" office:value-type="string" calcext:value-type="string">
            <text:p>+</text:p>
          </table:table-cell>
          <table:table-cell table:style-name="ce7" table:formula="of:=RANDBETWEEN(11;49)" office:value-type="float" office:value="20" calcext:value-type="float">
            <text:p>20</text:p>
          </table:table-cell>
          <table:table-cell table:style-name="ce7" office:value-type="string" calcext:value-type="string">
            <text:p>+</text:p>
          </table:table-cell>
          <table:table-cell table:style-name="ce7" table:formula="of:=RANDBETWEEN(CEILING([.A40];10)/10;9)*10-[.A40]" office:value-type="float" office:value="27" calcext:value-type="float">
            <text:p>27</text:p>
          </table:table-cell>
          <table:table-cell table:style-name="ce10" office:value-type="string" calcext:value-type="string">
            <text:p>=</text:p>
          </table:table-cell>
          <table:table-cell table:style-name="ce39" table:formula="of:=IF([.U40]=&quot;diviseur&quot;;RANDBETWEEN(2;9);RANDBETWEEN(2;6)*[.J40])" office:value-type="float" office:value="5" calcext:value-type="float">
            <text:p>5</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40]=&quot;diviseur&quot;;[.G40]*RANDBETWEEN(2;11);RANDBETWEEN(2;25))" office:value-type="float" office:value="55" calcext:value-type="float">
            <text:p>55</text:p>
          </table:table-cell>
          <table:table-cell table:style-name="ce4" table:formula="of:=RANDBETWEEN(11;30)" office:value-type="float" office:value="15" calcext:value-type="float">
            <text:p>15</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1" table:formula="of:=RANDBETWEEN(11;50)" office:value-type="float" office:value="35" calcext:value-type="float">
            <text:p>35</text:p>
          </table:table-cell>
          <table:table-cell table:style-name="ce40" office:value-type="string" calcext:value-type="string">
            <text:p>×</text:p>
          </table:table-cell>
          <table:table-cell table:style-name="ce40" table:formula="of:=CHOOSE([.AA39];11;12;21;22;11;22)" office:value-type="float" office:value="21" calcext:value-type="float">
            <text:p>21</text:p>
          </table:table-cell>
          <table:table-cell table:style-name="ce56" office:value-type="string" calcext:value-type="string">
            <text:p>=</text:p>
          </table:table-cell>
          <table:table-cell/>
          <table:table-cell table:style-name="ce27" table:formula="of:=[.A40]+[.C40]+[.E40]" office:value-type="float" office:value="100" calcext:value-type="float">
            <text:p>100</text:p>
          </table:table-cell>
          <table:table-cell table:style-name="ce27" table:formula="of:=CHOOSE([.AA40];&quot;multiple&quot;;&quot;diviseur&quot;;&quot;multiple&quot;;&quot;diviseur&quot;;&quot;multiple&quot;;&quot;diviseur&quot;)" office:value-type="string" office:string-value="diviseur" calcext:value-type="string">
            <text:p>diviseur</text:p>
          </table:table-cell>
          <table:table-cell table:style-name="ce57" table:formula="of:=&quot;Q=&quot;&amp;QUOTIENT([.K40];[.M40])&amp;&quot;  R=&quot;&amp;MOD([.K40];[.M40])" office:value-type="string" office:string-value="Q=5  R=0" calcext:value-type="string">
            <text:p>Q=5 <text:s/>R=0</text:p>
          </table:table-cell>
          <table:table-cell table:style-name="ce48" table:formula="of:=[.O40]*[.Q40]" office:value-type="float" office:value="735" calcext:value-type="float">
            <text:p>735</text:p>
          </table:table-cell>
          <table:table-cell/>
          <table:table-cell table:formula="of:=RANK([.Z40];[.Z34:.Z43])+2" office:value-type="float" office:value="5" calcext:value-type="float">
            <text:p>5</text:p>
          </table:table-cell>
          <table:table-cell table:style-name="ce89" table:formula="of:=RAND()" office:value-type="float" office:value="0.815083405472654" calcext:value-type="float">
            <text:p>0,815083405472654</text:p>
          </table:table-cell>
          <table:table-cell table:formula="of:=RANK([.AB40];[.AB36:.AB41])" office:value-type="float" office:value="6" calcext:value-type="float">
            <text:p>6</text:p>
          </table:table-cell>
          <table:table-cell table:style-name="ce89" table:formula="of:=RAND()" office:value-type="float" office:value="0.0747586163294224" calcext:value-type="float">
            <text:p>0,074758616329423</text:p>
          </table:table-cell>
          <table:table-cell table:number-columns-repeated="996"/>
        </table:table-row>
        <table:table-row table:style-name="ro3">
          <table:table-cell table:style-name="ce4" table:formula="of:=RANDBETWEEN(11;78)" office:value-type="float" office:value="70" calcext:value-type="float">
            <text:p>70</text:p>
          </table:table-cell>
          <table:table-cell table:style-name="ce7" office:value-type="string" calcext:value-type="string">
            <text:p>+</text:p>
          </table:table-cell>
          <table:table-cell table:style-name="ce7" table:formula="of:=RANDBETWEEN(CEILING([.A41];10)/10;9)*10-[.A41]" office:value-type="float" office:value="0" calcext:value-type="float">
            <text:p>0</text:p>
          </table:table-cell>
          <table:table-cell table:style-name="ce7" office:value-type="string" calcext:value-type="string">
            <text:p>+</text:p>
          </table:table-cell>
          <table:table-cell table:style-name="ce7" table:formula="of:=RANDBETWEEN(11;49)" office:value-type="float" office:value="33" calcext:value-type="float">
            <text:p>33</text:p>
          </table:table-cell>
          <table:table-cell table:style-name="ce10" office:value-type="string" calcext:value-type="string">
            <text:p>=</text:p>
          </table:table-cell>
          <table:table-cell table:style-name="ce39" table:formula="of:=IF([.U41]=&quot;diviseur&quot;;RANDBETWEEN(2;9);RANDBETWEEN(2;6)*[.J41])" office:value-type="float" office:value="44" calcext:value-type="float">
            <text:p>44</text:p>
          </table:table-cell>
          <table:table-cell table:style-name="ce7" office:value-type="string" calcext:value-type="string">
            <text:p>est un</text:p>
          </table:table-cell>
          <table:table-cell table:style-name="ce47" office:value-type="string" calcext:value-type="string">
            <text:p>de </text:p>
          </table:table-cell>
          <table:table-cell table:style-name="ce138" table:formula="of:=IF([.U41]=&quot;diviseur&quot;;[.G41]*RANDBETWEEN(2;11);RANDBETWEEN(2;25))" office:value-type="float" office:value="22" calcext:value-type="float">
            <text:p>22</text:p>
          </table:table-cell>
          <table:table-cell table:style-name="ce4" table:formula="of:=RANDBETWEEN(11;30)" office:value-type="float" office:value="16" calcext:value-type="float">
            <text:p>16</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1" table:formula="of:=RANDBETWEEN(11;50)" office:value-type="float" office:value="31" calcext:value-type="float">
            <text:p>31</text:p>
          </table:table-cell>
          <table:table-cell table:style-name="ce40" office:value-type="string" calcext:value-type="string">
            <text:p>×</text:p>
          </table:table-cell>
          <table:table-cell table:style-name="ce40" table:formula="of:=CHOOSE([.AA40];11;12;21;22;11;22)" office:value-type="float" office:value="22" calcext:value-type="float">
            <text:p>22</text:p>
          </table:table-cell>
          <table:table-cell table:style-name="ce56" office:value-type="string" calcext:value-type="string">
            <text:p>=</text:p>
          </table:table-cell>
          <table:table-cell/>
          <table:table-cell table:style-name="ce27" table:formula="of:=[.A41]+[.C41]+[.E41]" office:value-type="float" office:value="103" calcext:value-type="float">
            <text:p>103</text:p>
          </table:table-cell>
          <table:table-cell table:style-name="ce27" table:formula="of:=CHOOSE([.AA41];&quot;multiple&quot;;&quot;diviseur&quot;;&quot;multiple&quot;;&quot;diviseur&quot;;&quot;multiple&quot;;&quot;diviseur&quot;)" office:value-type="string" office:string-value="multiple" calcext:value-type="string">
            <text:p>multiple</text:p>
          </table:table-cell>
          <table:table-cell table:style-name="ce57" table:formula="of:=&quot;Q=&quot;&amp;QUOTIENT([.K41];[.M41])&amp;&quot;  R=&quot;&amp;MOD([.K41];[.M41])" office:value-type="string" office:string-value="Q=8  R=0" calcext:value-type="string">
            <text:p>Q=8 <text:s/>R=0</text:p>
          </table:table-cell>
          <table:table-cell table:style-name="ce48" table:formula="of:=[.O41]*[.Q41]" office:value-type="float" office:value="682" calcext:value-type="float">
            <text:p>682</text:p>
          </table:table-cell>
          <table:table-cell/>
          <table:table-cell table:formula="of:=RANK([.Z41];[.Z34:.Z43])+2" office:value-type="float" office:value="4" calcext:value-type="float">
            <text:p>4</text:p>
          </table:table-cell>
          <table:table-cell table:style-name="ce89" table:formula="of:=RAND()" office:value-type="float" office:value="0.907777904208573" calcext:value-type="float">
            <text:p>0,907777904208573</text:p>
          </table:table-cell>
          <table:table-cell table:formula="of:=RANK([.AB41];[.AB36:.AB41])" office:value-type="float" office:value="1" calcext:value-type="float">
            <text:p>1</text:p>
          </table:table-cell>
          <table:table-cell table:style-name="ce89" table:formula="of:=RAND()" office:value-type="float" office:value="0.927865657491922" calcext:value-type="float">
            <text:p>0,927865657491922</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6" calcext:value-type="float">
            <text:p>6</text:p>
          </table:table-cell>
          <table:table-cell table:style-name="ce89" table:formula="of:=RAND()" office:value-type="float" office:value="0.809638323273814" calcext:value-type="float">
            <text:p>0,809638323273814</text:p>
          </table:table-cell>
          <table:table-cell table:number-columns-repeated="998"/>
        </table:table-row>
        <table:table-row table:style-name="ro4">
          <table:table-cell table:number-columns-repeated="24"/>
          <table:table-cell table:formula="of:=RANK([.Z43];[.Z34:.Z43])+2" office:value-type="float" office:value="12" calcext:value-type="float">
            <text:p>12</text:p>
          </table:table-cell>
          <table:table-cell table:style-name="ce89" table:formula="of:=RAND()" office:value-type="float" office:value="0.11280629140919" calcext:value-type="float">
            <text:p>0,11280629140919</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Marron" table:style-name="ta6" table:print-ranges="'Ceinture Marron'.A1:'Ceinture Marron'.P44 'Ceinture Marron'.R1:'Ceinture Marro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6" form:id="control6"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language=Basic&amp;location=document" xlink:type="simple"/>
              </office:event-listeners>
            </form:button>
          </form:form>
        </office:forms>
        <table:shapes>
          <draw:control draw:z-index="0" draw:style-name="gr6" draw:text-style-name="P2" svg:width="16.51mm" svg:height="7.49mm" svg:x="443.33mm" svg:y="5.29mm" draw:control="control6"/>
        </table:shapes>
        <table:table-column table:style-name="co1" table:default-cell-style-name="Default"/>
        <table:table-column table:style-name="co2" table:default-cell-style-name="Default"/>
        <table:table-column table:style-name="co7" table:default-cell-style-name="Default"/>
        <table:table-column table:style-name="co68" table:default-cell-style-name="Default"/>
        <table:table-column table:style-name="co69" table:default-cell-style-name="Default"/>
        <table:table-column table:style-name="co14" table:default-cell-style-name="Default"/>
        <table:table-column table:style-name="co70" table:default-cell-style-name="Default"/>
        <table:table-column table:style-name="co71" table:default-cell-style-name="Default"/>
        <table:table-column table:style-name="co72" table:default-cell-style-name="Default"/>
        <table:table-column table:style-name="co14" table:default-cell-style-name="Default"/>
        <table:table-column table:style-name="co61" table:default-cell-style-name="Default"/>
        <table:table-column table:style-name="co68" table:default-cell-style-name="Default"/>
        <table:table-column table:style-name="co1" table:default-cell-style-name="Default"/>
        <table:table-column table:style-name="co73" table:default-cell-style-name="Default"/>
        <table:table-column table:style-name="co23" table:default-cell-style-name="Default"/>
        <table:table-column table:style-name="co45" table:default-cell-style-name="Default"/>
        <table:table-column table:style-name="co74" table:default-cell-style-name="Default"/>
        <table:table-column table:style-name="co65" table:default-cell-style-name="Default"/>
        <table:table-column table:style-name="co51" table:default-cell-style-name="Default"/>
        <table:table-column table:style-name="co75" table:default-cell-style-name="Default"/>
        <table:table-column table:style-name="co76" table:default-cell-style-name="Default"/>
        <table:table-column table:style-name="co12" table:default-cell-style-name="Default"/>
        <table:table-column table:style-name="co20" table:default-cell-style-name="Default"/>
        <table:table-column table:style-name="co77" table:default-cell-style-name="Default"/>
        <table:table-column table:style-name="co22" table:default-cell-style-name="Default"/>
        <table:table-column table:style-name="co12" table:number-columns-repeated="997" table:default-cell-style-name="Default"/>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3" calcext:value-type="float">
            <text:p>3</text:p>
          </table:table-cell>
          <table:table-cell table:style-name="ce89" table:formula="of:=RAND()" office:value-type="float" office:value="0.975486930195523" calcext:value-type="float">
            <text:p>0,975486930195523</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3283" calcext:value-type="string">
            <text:p>v3283</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2];[.X1:.X10])+2" office:value-type="float" office:value="8" calcext:value-type="float">
            <text:p>8</text:p>
          </table:table-cell>
          <table:table-cell table:style-name="ce89" table:formula="of:=RAND()" office:value-type="float" office:value="0.728114754384072" calcext:value-type="float">
            <text:p>0,728114754384072</text:p>
          </table:table-cell>
          <table:table-cell table:number-columns-repeated="998"/>
        </table:table-row>
        <table:table-row table:style-name="ro1">
          <table:table-cell table:style-name="ce37" office:value-type="string" calcext:value-type="string" table:number-columns-spanned="4" table:number-rows-spanned="1">
            <text:p>Produits à savoir</text:p>
          </table:table-cell>
          <table:covered-table-cell table:number-columns-repeated="3" table:style-name="ce38"/>
          <table:table-cell table:style-name="ce37" office:value-type="string" calcext:value-type="string" table:number-columns-spanned="4" table:number-rows-spanned="1">
            <text:p>Donner un ordre de grandeur</text:p>
          </table:table-cell>
          <table:covered-table-cell table:number-columns-repeated="3" table:style-name="ce38"/>
          <table:table-cell table:style-name="ce37" office:value-type="string" calcext:value-type="string" table:number-columns-spanned="4" table:number-rows-spanned="1">
            <text:p>Multiplier par 9, 19, 29</text:p>
          </table:table-cell>
          <table:covered-table-cell table:number-columns-repeated="3" table:style-name="ce38"/>
          <table:table-cell table:style-name="ce70" office:value-type="string" calcext:value-type="string" table:number-columns-spanned="4" table:number-rows-spanned="1">
            <text:p>Donner 3 diviseurs non triviaux de …</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3283" calcext:value-type="string">
            <text:p>v3283</text:p>
          </table:table-cell>
          <table:table-cell table:style-name="ce89"/>
          <table:table-cell table:formula="of:=RANK([.X3];[.X1:.X10])+2" office:value-type="float" office:value="10" calcext:value-type="float">
            <text:p>10</text:p>
          </table:table-cell>
          <table:table-cell table:style-name="ce89" table:formula="of:=RAND()" office:value-type="float" office:value="0.54036644439364" calcext:value-type="float">
            <text:p>0,54036644439364</text:p>
          </table:table-cell>
          <table:table-cell table:style-name="ce89" table:formula="of:=RANK([.Z3];[.Z3:.Z8])" office:value-type="float" office:value="6" calcext:value-type="float">
            <text:p>6</text:p>
          </table:table-cell>
          <table:table-cell table:style-name="ce89" table:formula="of:=RAND()" office:value-type="float" office:value="0.0595905896725719" calcext:value-type="float">
            <text:p>0,059590589672572</text:p>
          </table:table-cell>
          <table:table-cell table:style-name="ce89" table:number-columns-repeated="996"/>
        </table:table-row>
        <table:table-row table:style-name="ro3">
          <table:table-cell table:style-name="ce51" table:formula="of:=CHOOSE([.Y3];2;4;8;0.2;0.4;0.8)" office:value-type="float" office:value="0.8" calcext:value-type="float">
            <text:p>0,8</text:p>
          </table:table-cell>
          <table:table-cell table:style-name="ce7" office:value-type="string" calcext:value-type="string">
            <text:p>×</text:p>
          </table:table-cell>
          <table:table-cell table:style-name="ce142" table:formula="of:=IF([.A4]=2;5*CHOOSE(RANDBETWEEN(1;3);1;10;0.1);IF([.A4]=4;25*CHOOSE(RANDBETWEEN(1;3);1;10;0.1);IF([.A4]=8;125*CHOOSE(RANDBETWEEN(1;3);1;10;0.1);IF([.A4]=0.2;5*CHOOSE(RANDBETWEEN(1;3);1;10;0.1);IF([.A4]=0.4;25*CHOOSE(RANDBETWEEN(1;3);1;10;0.1);IF([.A4]=0.8;125*CHOOSE(RANDBETWEEN(1;3);1;10;0.1)))))))" office:value-type="float" office:value="1250" calcext:value-type="float">
            <text:p>1 250</text:p>
          </table:table-cell>
          <table:table-cell table:style-name="ce10" office:value-type="string" calcext:value-type="string">
            <text:p>=</text:p>
          </table:table-cell>
          <table:table-cell table:style-name="ce4" table:formula="of:=ROUND(RANDBETWEEN(1;9)*100+100*(0.6*RAND()+0.7);0)" office:value-type="float" office:value="785" calcext:value-type="float">
            <text:p>785</text:p>
          </table:table-cell>
          <table:table-cell table:style-name="ce7" office:value-type="string" calcext:value-type="string">
            <text:p>+</text:p>
          </table:table-cell>
          <table:table-cell table:style-name="ce7" table:formula="of:=ROUND(RANDBETWEEN(1;9)*100+100*(0.6*RAND()+0.7);0)" office:value-type="float" office:value="616" calcext:value-type="float">
            <text:p>616</text:p>
          </table:table-cell>
          <table:table-cell table:style-name="ce143" office:value-type="string" calcext:value-type="string">
            <text:p>≈</text:p>
          </table:table-cell>
          <table:table-cell table:style-name="ce51" table:formula="of:=RANDBETWEEN(11;50)" office:value-type="float" office:value="27" calcext:value-type="float">
            <text:p>27</text:p>
          </table:table-cell>
          <table:table-cell table:style-name="ce40" office:value-type="string" calcext:value-type="string">
            <text:p>×</text:p>
          </table:table-cell>
          <table:table-cell table:style-name="ce40" table:formula="of:=CHOOSE([.Y3];9;19;29;9;19;29)" office:value-type="float" office:value="29" calcext:value-type="float">
            <text:p>29</text:p>
          </table:table-cell>
          <table:table-cell table:style-name="ce118" office:value-type="string" calcext:value-type="string">
            <text:p>=</text:p>
          </table:table-cell>
          <table:table-cell table:style-name="ce4" table:formula="of:=(MOD([.Y4];4)+2)*(MOD([.Y4];5)+2)*([.Y3]+1)" office:value-type="float" office:value="84" calcext:value-type="float">
            <text:p>84</text:p>
          </table:table-cell>
          <table:table-cell table:style-name="ce9" office:value-type="string" calcext:value-type="string">
            <text:p>:</text:p>
          </table:table-cell>
          <table:table-cell table:style-name="ce20"/>
          <table:table-cell table:style-name="ce10"/>
          <table:table-cell/>
          <table:table-cell table:style-name="ce43" table:formula="of:=[.A4]*[.C4]" office:value-type="float" office:value="1000" calcext:value-type="float">
            <text:p>1 000</text:p>
          </table:table-cell>
          <table:table-cell table:style-name="ce27" table:formula="of:=(ROUND([.E4]/100;0)+ROUND([.G4]/100;0))*100" office:value-type="float" office:value="1400" calcext:value-type="float">
            <text:p>1 400</text:p>
          </table:table-cell>
          <table:table-cell table:style-name="ce67" table:formula="of:=[.I4]*[.K4]" office:value-type="float" office:value="783" calcext:value-type="float">
            <text:p>783</text:p>
          </table:table-cell>
          <table:table-cell table:style-name="ce35" table:formula="of:=IF(MOD([.M4];2)=0;&quot;2;&quot;;&quot;&quot;)&amp;IF(MOD([.M4];3)=0;&quot;3;&quot;;&quot;&quot;)&amp;IF(MOD([.M4];4)=0;&quot;4;&quot;;&quot;&quot;)&amp;IF(MOD([.M4];5)=0;&quot;5;&quot;;&quot;&quot;)&amp;IF(MOD([.M4];6)=0;&quot;6;&quot;;&quot;&quot;)&amp;IF(MOD([.M4];7)=0;&quot;7;&quot;;&quot;&quot;)&amp;IF(MOD([.M4];8)=0;&quot;8;&quot;;&quot;&quot;)&amp;IF(MOD([.M4];9)=0;&quot;9;&quot;;&quot;&quot;)&amp;IF(MOD([.M4];10)=0;&quot;10;&quot;;&quot;&quot;)&amp;IF(MOD([.M4];12)=0;&quot;12;&quot;;&quot;&quot;)&amp;IF(MOD([.M4];16)=0;&quot;16;&quot;;&quot;&quot;)&amp;IF(MOD([.M4];25)=0;&quot;25;&quot;;&quot;&quot;)" office:value-type="string" office:string-value="2;3;4;6;7;12;" calcext:value-type="string">
            <text:p>2;3;4;6;7;12;</text:p>
          </table:table-cell>
          <table:table-cell/>
          <table:table-cell table:formula="of:=RANK([.X4];[.X1:.X10])+2" office:value-type="float" office:value="12" calcext:value-type="float">
            <text:p>12</text:p>
          </table:table-cell>
          <table:table-cell table:style-name="ce89" table:formula="of:=RAND()" office:value-type="float" office:value="0.35454630015873" calcext:value-type="float">
            <text:p>0,35454630015873</text:p>
          </table:table-cell>
          <table:table-cell table:formula="of:=RANK([.Z4];[.Z3:.Z8])" office:value-type="float" office:value="4" calcext:value-type="float">
            <text:p>4</text:p>
          </table:table-cell>
          <table:table-cell table:style-name="ce89" table:formula="of:=RAND()" office:value-type="float" office:value="0.32356566668695" calcext:value-type="float">
            <text:p>0,32356566668695</text:p>
          </table:table-cell>
          <table:table-cell table:number-columns-repeated="996"/>
        </table:table-row>
        <table:table-row table:style-name="ro3">
          <table:table-cell table:style-name="ce51" table:formula="of:=CHOOSE([.Y4];2;4;8;0.2;0.4;0.8)" office:value-type="float" office:value="0.2" calcext:value-type="float">
            <text:p>0,2</text:p>
          </table:table-cell>
          <table:table-cell table:style-name="ce7" office:value-type="string" calcext:value-type="string">
            <text:p>×</text:p>
          </table:table-cell>
          <table:table-cell table:style-name="ce142" table:formula="of:=IF([.A5]=2;5*CHOOSE(RANDBETWEEN(1;3);1;10;0.1);IF([.A5]=4;25*CHOOSE(RANDBETWEEN(1;3);1;10;0.1);IF([.A5]=8;125*CHOOSE(RANDBETWEEN(1;3);1;10;0.1);IF([.A5]=0.2;5*CHOOSE(RANDBETWEEN(1;3);1;10;0.1);IF([.A5]=0.4;25*CHOOSE(RANDBETWEEN(1;3);1;10;0.1);IF([.A5]=0.8;125*CHOOSE(RANDBETWEEN(1;3);1;10;0.1)))))))" office:value-type="float" office:value="5" calcext:value-type="float">
            <text:p>5</text:p>
          </table:table-cell>
          <table:table-cell table:style-name="ce10" office:value-type="string" calcext:value-type="string">
            <text:p>=</text:p>
          </table:table-cell>
          <table:table-cell table:style-name="ce4" table:formula="of:=ROUND(RANDBETWEEN(1;9)*100+100*(0.6*RAND()+0.7);0)" office:value-type="float" office:value="787" calcext:value-type="float">
            <text:p>787</text:p>
          </table:table-cell>
          <table:table-cell table:style-name="ce7" office:value-type="string" calcext:value-type="string">
            <text:p>+</text:p>
          </table:table-cell>
          <table:table-cell table:style-name="ce7" table:formula="of:=ROUND(RANDBETWEEN(1;9)*100+100*(0.6*RAND()+0.7);0)" office:value-type="float" office:value="515" calcext:value-type="float">
            <text:p>515</text:p>
          </table:table-cell>
          <table:table-cell table:style-name="ce143" office:value-type="string" calcext:value-type="string">
            <text:p>≈</text:p>
          </table:table-cell>
          <table:table-cell table:style-name="ce51" table:formula="of:=RANDBETWEEN(11;50)" office:value-type="float" office:value="12" calcext:value-type="float">
            <text:p>12</text:p>
          </table:table-cell>
          <table:table-cell table:style-name="ce40" office:value-type="string" calcext:value-type="string">
            <text:p>×</text:p>
          </table:table-cell>
          <table:table-cell table:style-name="ce40" table:formula="of:=CHOOSE([.Y4];9;19;29;9;19;29)" office:value-type="float" office:value="9" calcext:value-type="float">
            <text:p>9</text:p>
          </table:table-cell>
          <table:table-cell table:style-name="ce118" office:value-type="string" calcext:value-type="string">
            <text:p>=</text:p>
          </table:table-cell>
          <table:table-cell table:style-name="ce4" table:formula="of:=(MOD([.Y5];4)+2)*(MOD([.Y5];5)+2)*([.Y4]+1)" office:value-type="float" office:value="30" calcext:value-type="float">
            <text:p>30</text:p>
          </table:table-cell>
          <table:table-cell table:style-name="ce9" office:value-type="string" calcext:value-type="string">
            <text:p>:</text:p>
          </table:table-cell>
          <table:table-cell table:style-name="ce20"/>
          <table:table-cell table:style-name="ce10"/>
          <table:table-cell/>
          <table:table-cell table:style-name="ce43" table:formula="of:=[.A5]*[.C5]" office:value-type="float" office:value="1" calcext:value-type="float">
            <text:p>1</text:p>
          </table:table-cell>
          <table:table-cell table:style-name="ce27" table:formula="of:=(ROUND([.E5]/100;0)+ROUND([.G5]/100;0))*100" office:value-type="float" office:value="1300" calcext:value-type="float">
            <text:p>1 300</text:p>
          </table:table-cell>
          <table:table-cell table:style-name="ce67" table:formula="of:=[.I5]*[.K5]" office:value-type="float" office:value="108" calcext:value-type="float">
            <text:p>108</text:p>
          </table:table-cell>
          <table:table-cell table:style-name="ce35" table:formula="of:=IF(MOD([.M5];2)=0;&quot;2;&quot;;&quot;&quot;)&amp;IF(MOD([.M5];3)=0;&quot;3;&quot;;&quot;&quot;)&amp;IF(MOD([.M5];4)=0;&quot;4;&quot;;&quot;&quot;)&amp;IF(MOD([.M5];5)=0;&quot;5;&quot;;&quot;&quot;)&amp;IF(MOD([.M5];6)=0;&quot;6;&quot;;&quot;&quot;)&amp;IF(MOD([.M5];7)=0;&quot;7;&quot;;&quot;&quot;)&amp;IF(MOD([.M5];8)=0;&quot;8;&quot;;&quot;&quot;)&amp;IF(MOD([.M5];9)=0;&quot;9;&quot;;&quot;&quot;)&amp;IF(MOD([.M5];10)=0;&quot;10;&quot;;&quot;&quot;)&amp;IF(MOD([.M5];12)=0;&quot;12;&quot;;&quot;&quot;)&amp;IF(MOD([.M5];16)=0;&quot;16;&quot;;&quot;&quot;)&amp;IF(MOD([.M5];25)=0;&quot;25;&quot;;&quot;&quot;)" office:value-type="string" office:string-value="2;3;5;6;10;" calcext:value-type="string">
            <text:p>2;3;5;6;10;</text:p>
          </table:table-cell>
          <table:table-cell/>
          <table:table-cell table:formula="of:=RANK([.X5];[.X1:.X10])+2" office:value-type="float" office:value="11" calcext:value-type="float">
            <text:p>11</text:p>
          </table:table-cell>
          <table:table-cell table:style-name="ce89" table:formula="of:=RAND()" office:value-type="float" office:value="0.416153029681686" calcext:value-type="float">
            <text:p>0,416153029681686</text:p>
          </table:table-cell>
          <table:table-cell table:formula="of:=RANK([.Z5];[.Z3:.Z8])" office:value-type="float" office:value="5" calcext:value-type="float">
            <text:p>5</text:p>
          </table:table-cell>
          <table:table-cell table:style-name="ce89" table:formula="of:=RAND()" office:value-type="float" office:value="0.274437778208513" calcext:value-type="float">
            <text:p>0,274437778208513</text:p>
          </table:table-cell>
          <table:table-cell table:number-columns-repeated="996"/>
        </table:table-row>
        <table:table-row table:style-name="ro3">
          <table:table-cell table:style-name="ce51" table:formula="of:=CHOOSE([.Y5];2;4;8;0.2;0.4;0.8)" office:value-type="float" office:value="0.4" calcext:value-type="float">
            <text:p>0,4</text:p>
          </table:table-cell>
          <table:table-cell table:style-name="ce7" office:value-type="string" calcext:value-type="string">
            <text:p>×</text:p>
          </table:table-cell>
          <table:table-cell table:style-name="ce142" table:formula="of:=IF([.A6]=2;5*CHOOSE(RANDBETWEEN(1;3);1;10;0.1);IF([.A6]=4;25*CHOOSE(RANDBETWEEN(1;3);1;10;0.1);IF([.A6]=8;125*CHOOSE(RANDBETWEEN(1;3);1;10;0.1);IF([.A6]=0.2;5*CHOOSE(RANDBETWEEN(1;3);1;10;0.1);IF([.A6]=0.4;25*CHOOSE(RANDBETWEEN(1;3);1;10;0.1);IF([.A6]=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985" calcext:value-type="float">
            <text:p>985</text:p>
          </table:table-cell>
          <table:table-cell table:style-name="ce7" office:value-type="string" calcext:value-type="string">
            <text:p>+</text:p>
          </table:table-cell>
          <table:table-cell table:style-name="ce7" table:formula="of:=ROUND(RANDBETWEEN(1;9)*100+100*(0.6*RAND()+0.7);0)" office:value-type="float" office:value="304" calcext:value-type="float">
            <text:p>304</text:p>
          </table:table-cell>
          <table:table-cell table:style-name="ce143" office:value-type="string" calcext:value-type="string">
            <text:p>≈</text:p>
          </table:table-cell>
          <table:table-cell table:style-name="ce51" table:formula="of:=RANDBETWEEN(11;50)" office:value-type="float" office:value="40" calcext:value-type="float">
            <text:p>40</text:p>
          </table:table-cell>
          <table:table-cell table:style-name="ce40" office:value-type="string" calcext:value-type="string">
            <text:p>×</text:p>
          </table:table-cell>
          <table:table-cell table:style-name="ce40" table:formula="of:=CHOOSE([.Y5];9;19;29;9;19;29)" office:value-type="float" office:value="19" calcext:value-type="float">
            <text:p>19</text:p>
          </table:table-cell>
          <table:table-cell table:style-name="ce118" office:value-type="string" calcext:value-type="string">
            <text:p>=</text:p>
          </table:table-cell>
          <table:table-cell table:style-name="ce4" table:formula="of:=(MOD([.Y6];4)+2)*(MOD([.Y6];5)+2)*([.Y5]+1)" office:value-type="float" office:value="96" calcext:value-type="float">
            <text:p>96</text:p>
          </table:table-cell>
          <table:table-cell table:style-name="ce9" office:value-type="string" calcext:value-type="string">
            <text:p>:</text:p>
          </table:table-cell>
          <table:table-cell table:style-name="ce20"/>
          <table:table-cell table:style-name="ce10"/>
          <table:table-cell/>
          <table:table-cell table:style-name="ce43" table:formula="of:=[.A6]*[.C6]" office:value-type="float" office:value="10" calcext:value-type="float">
            <text:p>10</text:p>
          </table:table-cell>
          <table:table-cell table:style-name="ce27" table:formula="of:=(ROUND([.E6]/100;0)+ROUND([.G6]/100;0))*100" office:value-type="float" office:value="1300" calcext:value-type="float">
            <text:p>1 300</text:p>
          </table:table-cell>
          <table:table-cell table:style-name="ce67" table:formula="of:=[.I6]*[.K6]" office:value-type="float" office:value="760" calcext:value-type="float">
            <text:p>760</text:p>
          </table:table-cell>
          <table:table-cell table:style-name="ce35" table:formula="of:=IF(MOD([.M6];2)=0;&quot;2;&quot;;&quot;&quot;)&amp;IF(MOD([.M6];3)=0;&quot;3;&quot;;&quot;&quot;)&amp;IF(MOD([.M6];4)=0;&quot;4;&quot;;&quot;&quot;)&amp;IF(MOD([.M6];5)=0;&quot;5;&quot;;&quot;&quot;)&amp;IF(MOD([.M6];6)=0;&quot;6;&quot;;&quot;&quot;)&amp;IF(MOD([.M6];7)=0;&quot;7;&quot;;&quot;&quot;)&amp;IF(MOD([.M6];8)=0;&quot;8;&quot;;&quot;&quot;)&amp;IF(MOD([.M6];9)=0;&quot;9;&quot;;&quot;&quot;)&amp;IF(MOD([.M6];10)=0;&quot;10;&quot;;&quot;&quot;)&amp;IF(MOD([.M6];12)=0;&quot;12;&quot;;&quot;&quot;)&amp;IF(MOD([.M6];16)=0;&quot;16;&quot;;&quot;&quot;)&amp;IF(MOD([.M6];25)=0;&quot;25;&quot;;&quot;&quot;)" office:value-type="string" office:string-value="2;3;4;6;8;12;16;" calcext:value-type="string">
            <text:p>2;3;4;6;8;12;16;</text:p>
          </table:table-cell>
          <table:table-cell/>
          <table:table-cell table:formula="of:=RANK([.X6];[.X1:.X10])+2" office:value-type="float" office:value="4" calcext:value-type="float">
            <text:p>4</text:p>
          </table:table-cell>
          <table:table-cell table:style-name="ce89" table:formula="of:=RAND()" office:value-type="float" office:value="0.95603770117314" calcext:value-type="float">
            <text:p>0,95603770117314</text:p>
          </table:table-cell>
          <table:table-cell table:formula="of:=RANK([.Z6];[.Z3:.Z8])" office:value-type="float" office:value="2" calcext:value-type="float">
            <text:p>2</text:p>
          </table:table-cell>
          <table:table-cell table:style-name="ce89" table:formula="of:=RAND()" office:value-type="float" office:value="0.665319052306427" calcext:value-type="float">
            <text:p>0,665319052306427</text:p>
          </table:table-cell>
          <table:table-cell table:number-columns-repeated="996"/>
        </table:table-row>
        <table:table-row table:style-name="ro3">
          <table:table-cell table:style-name="ce51" table:formula="of:=CHOOSE([.Y6];2;4;8;0.2;0.4;0.8)" office:value-type="float" office:value="4" calcext:value-type="float">
            <text:p>4</text:p>
          </table:table-cell>
          <table:table-cell table:style-name="ce7" office:value-type="string" calcext:value-type="string">
            <text:p>×</text:p>
          </table:table-cell>
          <table:table-cell table:style-name="ce142" table:formula="of:=IF([.A7]=2;5*CHOOSE(RANDBETWEEN(1;3);1;10;0.1);IF([.A7]=4;25*CHOOSE(RANDBETWEEN(1;3);1;10;0.1);IF([.A7]=8;125*CHOOSE(RANDBETWEEN(1;3);1;10;0.1);IF([.A7]=0.2;5*CHOOSE(RANDBETWEEN(1;3);1;10;0.1);IF([.A7]=0.4;25*CHOOSE(RANDBETWEEN(1;3);1;10;0.1);IF([.A7]=0.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706" calcext:value-type="float">
            <text:p>706</text:p>
          </table:table-cell>
          <table:table-cell table:style-name="ce7" office:value-type="string" calcext:value-type="string">
            <text:p>+</text:p>
          </table:table-cell>
          <table:table-cell table:style-name="ce7" table:formula="of:=ROUND(RANDBETWEEN(1;9)*100+100*(0.6*RAND()+0.7);0)" office:value-type="float" office:value="276" calcext:value-type="float">
            <text:p>276</text:p>
          </table:table-cell>
          <table:table-cell table:style-name="ce143" office:value-type="string" calcext:value-type="string">
            <text:p>≈</text:p>
          </table:table-cell>
          <table:table-cell table:style-name="ce51" table:formula="of:=RANDBETWEEN(11;50)" office:value-type="float" office:value="24" calcext:value-type="float">
            <text:p>24</text:p>
          </table:table-cell>
          <table:table-cell table:style-name="ce40" office:value-type="string" calcext:value-type="string">
            <text:p>×</text:p>
          </table:table-cell>
          <table:table-cell table:style-name="ce40" table:formula="of:=CHOOSE([.Y6];9;19;29;9;19;29)" office:value-type="float" office:value="19" calcext:value-type="float">
            <text:p>19</text:p>
          </table:table-cell>
          <table:table-cell table:style-name="ce118" office:value-type="string" calcext:value-type="string">
            <text:p>=</text:p>
          </table:table-cell>
          <table:table-cell table:style-name="ce4" table:formula="of:=(MOD([.Y7];4)+2)*(MOD([.Y7];5)+2)*([.Y6]+1)" office:value-type="float" office:value="75" calcext:value-type="float">
            <text:p>75</text:p>
          </table:table-cell>
          <table:table-cell table:style-name="ce9" office:value-type="string" calcext:value-type="string">
            <text:p>:</text:p>
          </table:table-cell>
          <table:table-cell table:style-name="ce20"/>
          <table:table-cell table:style-name="ce10"/>
          <table:table-cell/>
          <table:table-cell table:style-name="ce43" table:formula="of:=[.A7]*[.C7]" office:value-type="float" office:value="1000" calcext:value-type="float">
            <text:p>1 000</text:p>
          </table:table-cell>
          <table:table-cell table:style-name="ce27" table:formula="of:=(ROUND([.E7]/100;0)+ROUND([.G7]/100;0))*100" office:value-type="float" office:value="1000" calcext:value-type="float">
            <text:p>1 000</text:p>
          </table:table-cell>
          <table:table-cell table:style-name="ce67" table:formula="of:=[.I7]*[.K7]" office:value-type="float" office:value="456" calcext:value-type="float">
            <text:p>456</text:p>
          </table:table-cell>
          <table:table-cell table:style-name="ce35" table:formula="of:=IF(MOD([.M7];2)=0;&quot;2;&quot;;&quot;&quot;)&amp;IF(MOD([.M7];3)=0;&quot;3;&quot;;&quot;&quot;)&amp;IF(MOD([.M7];4)=0;&quot;4;&quot;;&quot;&quot;)&amp;IF(MOD([.M7];5)=0;&quot;5;&quot;;&quot;&quot;)&amp;IF(MOD([.M7];6)=0;&quot;6;&quot;;&quot;&quot;)&amp;IF(MOD([.M7];7)=0;&quot;7;&quot;;&quot;&quot;)&amp;IF(MOD([.M7];8)=0;&quot;8;&quot;;&quot;&quot;)&amp;IF(MOD([.M7];9)=0;&quot;9;&quot;;&quot;&quot;)&amp;IF(MOD([.M7];10)=0;&quot;10;&quot;;&quot;&quot;)&amp;IF(MOD([.M7];12)=0;&quot;12;&quot;;&quot;&quot;)&amp;IF(MOD([.M7];16)=0;&quot;16;&quot;;&quot;&quot;)&amp;IF(MOD([.M7];25)=0;&quot;25;&quot;;&quot;&quot;)" office:value-type="string" office:string-value="3;5;25;" calcext:value-type="string">
            <text:p>3;5;25;</text:p>
          </table:table-cell>
          <table:table-cell/>
          <table:table-cell table:formula="of:=RANK([.X7];[.X1:.X10])+2" office:value-type="float" office:value="6" calcext:value-type="float">
            <text:p>6</text:p>
          </table:table-cell>
          <table:table-cell table:style-name="ce89" table:formula="of:=RAND()" office:value-type="float" office:value="0.759938662781452" calcext:value-type="float">
            <text:p>0,759938662781452</text:p>
          </table:table-cell>
          <table:table-cell table:formula="of:=RANK([.Z7];[.Z3:.Z8])" office:value-type="float" office:value="3" calcext:value-type="float">
            <text:p>3</text:p>
          </table:table-cell>
          <table:table-cell table:style-name="ce89" table:formula="of:=RAND()" office:value-type="float" office:value="0.558556598693521" calcext:value-type="float">
            <text:p>0,558556598693521</text:p>
          </table:table-cell>
          <table:table-cell table:number-columns-repeated="996"/>
        </table:table-row>
        <table:table-row table:style-name="ro3">
          <table:table-cell table:style-name="ce51" table:formula="of:=CHOOSE([.Y7];2;4;8;0.2;0.4;0.8)" office:value-type="float" office:value="8" calcext:value-type="float">
            <text:p>8</text:p>
          </table:table-cell>
          <table:table-cell table:style-name="ce7" office:value-type="string" calcext:value-type="string">
            <text:p>×</text:p>
          </table:table-cell>
          <table:table-cell table:style-name="ce142" table:formula="of:=IF([.A8]=2;5*CHOOSE(RANDBETWEEN(1;3);1;10;0.1);IF([.A8]=4;25*CHOOSE(RANDBETWEEN(1;3);1;10;0.1);IF([.A8]=8;125*CHOOSE(RANDBETWEEN(1;3);1;10;0.1);IF([.A8]=0.2;5*CHOOSE(RANDBETWEEN(1;3);1;10;0.1);IF([.A8]=0.4;25*CHOOSE(RANDBETWEEN(1;3);1;10;0.1);IF([.A8]=0.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287" calcext:value-type="float">
            <text:p>287</text:p>
          </table:table-cell>
          <table:table-cell table:style-name="ce7" office:value-type="string" calcext:value-type="string">
            <text:p>+</text:p>
          </table:table-cell>
          <table:table-cell table:style-name="ce7" table:formula="of:=ROUND(RANDBETWEEN(1;9)*100+100*(0.6*RAND()+0.7);0)" office:value-type="float" office:value="293" calcext:value-type="float">
            <text:p>293</text:p>
          </table:table-cell>
          <table:table-cell table:style-name="ce143" office:value-type="string" calcext:value-type="string">
            <text:p>≈</text:p>
          </table:table-cell>
          <table:table-cell table:style-name="ce51" table:formula="of:=RANDBETWEEN(11;50)" office:value-type="float" office:value="34" calcext:value-type="float">
            <text:p>34</text:p>
          </table:table-cell>
          <table:table-cell table:style-name="ce40" office:value-type="string" calcext:value-type="string">
            <text:p>×</text:p>
          </table:table-cell>
          <table:table-cell table:style-name="ce40" table:formula="of:=CHOOSE([.Y7];9;19;29;9;19;29)" office:value-type="float" office:value="29" calcext:value-type="float">
            <text:p>29</text:p>
          </table:table-cell>
          <table:table-cell table:style-name="ce118" office:value-type="string" calcext:value-type="string">
            <text:p>=</text:p>
          </table:table-cell>
          <table:table-cell table:style-name="ce4" table:formula="of:=(MOD([.Y8];4)+2)*(MOD([.Y8];5)+2)*([.Y7]+1)"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43" table:formula="of:=[.A8]*[.C8]" office:value-type="float" office:value="1000" calcext:value-type="float">
            <text:p>1 000</text:p>
          </table:table-cell>
          <table:table-cell table:style-name="ce27" table:formula="of:=(ROUND([.E8]/100;0)+ROUND([.G8]/100;0))*100" office:value-type="float" office:value="600" calcext:value-type="float">
            <text:p>600</text:p>
          </table:table-cell>
          <table:table-cell table:style-name="ce67" table:formula="of:=[.I8]*[.K8]" office:value-type="float" office:value="986" calcext:value-type="float">
            <text:p>986</text:p>
          </table:table-cell>
          <table:table-cell table:style-name="ce35" table:formula="of:=IF(MOD([.M8];2)=0;&quot;2;&quot;;&quot;&quot;)&amp;IF(MOD([.M8];3)=0;&quot;3;&quot;;&quot;&quot;)&amp;IF(MOD([.M8];4)=0;&quot;4;&quot;;&quot;&quot;)&amp;IF(MOD([.M8];5)=0;&quot;5;&quot;;&quot;&quot;)&amp;IF(MOD([.M8];6)=0;&quot;6;&quot;;&quot;&quot;)&amp;IF(MOD([.M8];7)=0;&quot;7;&quot;;&quot;&quot;)&amp;IF(MOD([.M8];8)=0;&quot;8;&quot;;&quot;&quot;)&amp;IF(MOD([.M8];9)=0;&quot;9;&quot;;&quot;&quot;)&amp;IF(MOD([.M8];10)=0;&quot;10;&quot;;&quot;&quot;)&amp;IF(MOD([.M8];12)=0;&quot;12;&quot;;&quot;&quot;)&amp;IF(MOD([.M8];16)=0;&quot;16;&quot;;&quot;&quot;)&amp;IF(MOD([.M8];25)=0;&quot;25;&quot;;&quot;&quot;)" office:value-type="string" office:string-value="2;3;4;6;9;12;" calcext:value-type="string">
            <text:p>2;3;4;6;9;12;</text:p>
          </table:table-cell>
          <table:table-cell/>
          <table:table-cell table:formula="of:=RANK([.X8];[.X1:.X10])+2" office:value-type="float" office:value="7" calcext:value-type="float">
            <text:p>7</text:p>
          </table:table-cell>
          <table:table-cell table:style-name="ce89" table:formula="of:=RAND()" office:value-type="float" office:value="0.754308988373017" calcext:value-type="float">
            <text:p>0,754308988373017</text:p>
          </table:table-cell>
          <table:table-cell table:formula="of:=RANK([.Z8];[.Z3:.Z8])" office:value-type="float" office:value="1" calcext:value-type="float">
            <text:p>1</text:p>
          </table:table-cell>
          <table:table-cell table:style-name="ce89" table:formula="of:=RAND()" office:value-type="float" office:value="0.817919157156795" calcext:value-type="float">
            <text:p>0,817919157156795</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9" calcext:value-type="float">
            <text:p>9</text:p>
          </table:table-cell>
          <table:table-cell table:style-name="ce89" table:formula="of:=RAND()" office:value-type="float" office:value="0.557622965497604" calcext:value-type="float">
            <text:p>0,557622965497604</text:p>
          </table:table-cell>
          <table:table-cell table:number-columns-repeated="998"/>
        </table:table-row>
        <table:table-row table:style-name="ro4">
          <table:table-cell table:number-columns-repeated="22"/>
          <table:table-cell table:formula="of:=RANK([.X10];[.X1:.X10])+2" office:value-type="float" office:value="5" calcext:value-type="float">
            <text:p>5</text:p>
          </table:table-cell>
          <table:table-cell table:style-name="ce89" table:formula="of:=RAND()" office:value-type="float" office:value="0.853813769731617" calcext:value-type="float">
            <text:p>0,853813769731617</text:p>
          </table:table-cell>
          <table:table-cell table:number-columns-repeated="998"/>
        </table:table-row>
        <table:table-row table:style-name="ro5">
          <table:table-cell table:number-columns-repeated="1022"/>
        </table:table-row>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0" calcext:value-type="float">
            <text:p>10</text:p>
          </table:table-cell>
          <table:table-cell table:style-name="ce89" table:formula="of:=RAND()" office:value-type="float" office:value="0.0702928654419453" calcext:value-type="float">
            <text:p>0,070292865441945</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3283" calcext:value-type="string">
            <text:p>v3283</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13];[.X12:.X21])+2" office:value-type="float" office:value="11" calcext:value-type="float">
            <text:p>11</text:p>
          </table:table-cell>
          <table:table-cell table:style-name="ce89" table:formula="of:=RAND()" office:value-type="float" office:value="0.0310458342384701" calcext:value-type="float">
            <text:p>0,03104583423847</text:p>
          </table:table-cell>
          <table:table-cell table:number-columns-repeated="998"/>
        </table:table-row>
        <table:table-row table:style-name="ro3">
          <table:table-cell table:style-name="ce37" office:value-type="string" calcext:value-type="string" table:number-columns-spanned="4" table:number-rows-spanned="1">
            <text:p>Produits à savoir</text:p>
          </table:table-cell>
          <table:covered-table-cell table:number-columns-repeated="3" table:style-name="ce38"/>
          <table:table-cell table:style-name="ce37" office:value-type="string" calcext:value-type="string" table:number-columns-spanned="4" table:number-rows-spanned="1">
            <text:p>Donner un ordre de grandeur</text:p>
          </table:table-cell>
          <table:covered-table-cell table:number-columns-repeated="3" table:style-name="ce38"/>
          <table:table-cell table:style-name="ce37" office:value-type="string" calcext:value-type="string" table:number-columns-spanned="4" table:number-rows-spanned="1">
            <text:p>Multiplier par 9, 19, 29</text:p>
          </table:table-cell>
          <table:covered-table-cell table:number-columns-repeated="3" table:style-name="ce38"/>
          <table:table-cell table:style-name="ce70" office:value-type="string" calcext:value-type="string" table:number-columns-spanned="4" table:number-rows-spanned="1">
            <text:p>Donner 3 diviseurs non triviaux de …</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3283" calcext:value-type="string">
            <text:p>v3283</text:p>
          </table:table-cell>
          <table:table-cell table:style-name="ce89"/>
          <table:table-cell table:formula="of:=RANK([.X14];[.X12:.X21])+2" office:value-type="float" office:value="12" calcext:value-type="float">
            <text:p>12</text:p>
          </table:table-cell>
          <table:table-cell table:style-name="ce89" table:formula="of:=RAND()" office:value-type="float" office:value="0.0102783069161547" calcext:value-type="float">
            <text:p>0,010278306916155</text:p>
          </table:table-cell>
          <table:table-cell table:style-name="ce89" table:formula="of:=RANK([.Z14];[.Z14:.Z19])" office:value-type="float" office:value="5" calcext:value-type="float">
            <text:p>5</text:p>
          </table:table-cell>
          <table:table-cell table:style-name="ce89" table:formula="of:=RAND()" office:value-type="float" office:value="0.285448872938517" calcext:value-type="float">
            <text:p>0,285448872938517</text:p>
          </table:table-cell>
          <table:table-cell table:number-columns-repeated="996"/>
        </table:table-row>
        <table:table-row table:style-name="ro3">
          <table:table-cell table:style-name="ce51" table:formula="of:=CHOOSE([.Y14];2;4;8;0.2;0.4;0.8)" office:value-type="float" office:value="0.4" calcext:value-type="float">
            <text:p>0,4</text:p>
          </table:table-cell>
          <table:table-cell table:style-name="ce7" office:value-type="string" calcext:value-type="string">
            <text:p>×</text:p>
          </table:table-cell>
          <table:table-cell table:style-name="ce142" table:formula="of:=IF([.A15]=2;5*CHOOSE(RANDBETWEEN(1;3);1;10;0.1);IF([.A15]=4;25*CHOOSE(RANDBETWEEN(1;3);1;10;0.1);IF([.A15]=8;125*CHOOSE(RANDBETWEEN(1;3);1;10;0.1);IF([.A15]=0.2;5*CHOOSE(RANDBETWEEN(1;3);1;10;0.1);IF([.A15]=0.4;25*CHOOSE(RANDBETWEEN(1;3);1;10;0.1);IF([.A15]=0.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586" calcext:value-type="float">
            <text:p>586</text:p>
          </table:table-cell>
          <table:table-cell table:style-name="ce7" office:value-type="string" calcext:value-type="string">
            <text:p>+</text:p>
          </table:table-cell>
          <table:table-cell table:style-name="ce7" table:formula="of:=ROUND(RANDBETWEEN(1;9)*100+100*(0.6*RAND()+0.7);0)" office:value-type="float" office:value="995" calcext:value-type="float">
            <text:p>995</text:p>
          </table:table-cell>
          <table:table-cell table:style-name="ce143" office:value-type="string" calcext:value-type="string">
            <text:p>≈</text:p>
          </table:table-cell>
          <table:table-cell table:style-name="ce51" table:formula="of:=RANDBETWEEN(11;50)" office:value-type="float" office:value="48" calcext:value-type="float">
            <text:p>48</text:p>
          </table:table-cell>
          <table:table-cell table:style-name="ce40" office:value-type="string" calcext:value-type="string">
            <text:p>×</text:p>
          </table:table-cell>
          <table:table-cell table:style-name="ce40" table:formula="of:=CHOOSE([.Y14];9;19;29;9;19;29)" office:value-type="float" office:value="19" calcext:value-type="float">
            <text:p>19</text:p>
          </table:table-cell>
          <table:table-cell table:style-name="ce118" office:value-type="string" calcext:value-type="string">
            <text:p>=</text:p>
          </table:table-cell>
          <table:table-cell table:style-name="ce4" table:formula="of:=(MOD([.Y15];4)+2)*(MOD([.Y15];5)+2)*([.Y14]+1)" office:value-type="float" office:value="96" calcext:value-type="float">
            <text:p>96</text:p>
          </table:table-cell>
          <table:table-cell table:style-name="ce9" office:value-type="string" calcext:value-type="string">
            <text:p>:</text:p>
          </table:table-cell>
          <table:table-cell table:style-name="ce20"/>
          <table:table-cell table:style-name="ce10"/>
          <table:table-cell/>
          <table:table-cell table:style-name="ce43" table:formula="of:=[.A15]*[.C15]" office:value-type="float" office:value="100" calcext:value-type="float">
            <text:p>100</text:p>
          </table:table-cell>
          <table:table-cell table:style-name="ce27" table:formula="of:=(ROUND([.E15]/100;0)+ROUND([.G15]/100;0))*100" office:value-type="float" office:value="1600" calcext:value-type="float">
            <text:p>1 600</text:p>
          </table:table-cell>
          <table:table-cell table:style-name="ce67" table:formula="of:=[.I15]*[.K15]" office:value-type="float" office:value="912" calcext:value-type="float">
            <text:p>912</text:p>
          </table:table-cell>
          <table:table-cell table:style-name="ce35" table:formula="of:=IF(MOD([.M15];2)=0;&quot;2;&quot;;&quot;&quot;)&amp;IF(MOD([.M15];3)=0;&quot;3;&quot;;&quot;&quot;)&amp;IF(MOD([.M15];4)=0;&quot;4;&quot;;&quot;&quot;)&amp;IF(MOD([.M15];5)=0;&quot;5;&quot;;&quot;&quot;)&amp;IF(MOD([.M15];6)=0;&quot;6;&quot;;&quot;&quot;)&amp;IF(MOD([.M15];7)=0;&quot;7;&quot;;&quot;&quot;)&amp;IF(MOD([.M15];8)=0;&quot;8;&quot;;&quot;&quot;)&amp;IF(MOD([.M15];9)=0;&quot;9;&quot;;&quot;&quot;)&amp;IF(MOD([.M15];10)=0;&quot;10;&quot;;&quot;&quot;)&amp;IF(MOD([.M15];12)=0;&quot;12;&quot;;&quot;&quot;)&amp;IF(MOD([.M15];16)=0;&quot;16;&quot;;&quot;&quot;)&amp;IF(MOD([.M15];25)=0;&quot;25;&quot;;&quot;&quot;)" office:value-type="string" office:string-value="2;3;4;6;8;12;16;" calcext:value-type="string">
            <text:p>2;3;4;6;8;12;16;</text:p>
          </table:table-cell>
          <table:table-cell/>
          <table:table-cell table:formula="of:=RANK([.X15];[.X12:.X21])+2" office:value-type="float" office:value="6" calcext:value-type="float">
            <text:p>6</text:p>
          </table:table-cell>
          <table:table-cell table:style-name="ce89" table:formula="of:=RAND()" office:value-type="float" office:value="0.599418755305025" calcext:value-type="float">
            <text:p>0,599418755305025</text:p>
          </table:table-cell>
          <table:table-cell table:formula="of:=RANK([.Z15];[.Z14:.Z19])" office:value-type="float" office:value="2" calcext:value-type="float">
            <text:p>2</text:p>
          </table:table-cell>
          <table:table-cell table:style-name="ce89" table:formula="of:=RAND()" office:value-type="float" office:value="0.90595969831962" calcext:value-type="float">
            <text:p>0,90595969831962</text:p>
          </table:table-cell>
          <table:table-cell table:number-columns-repeated="996"/>
        </table:table-row>
        <table:table-row table:style-name="ro3">
          <table:table-cell table:style-name="ce51" table:formula="of:=CHOOSE([.Y15];2;4;8;0.2;0.4;0.8)" office:value-type="float" office:value="4" calcext:value-type="float">
            <text:p>4</text:p>
          </table:table-cell>
          <table:table-cell table:style-name="ce7" office:value-type="string" calcext:value-type="string">
            <text:p>×</text:p>
          </table:table-cell>
          <table:table-cell table:style-name="ce142" table:formula="of:=IF([.A16]=2;5*CHOOSE(RANDBETWEEN(1;3);1;10;0.1);IF([.A16]=4;25*CHOOSE(RANDBETWEEN(1;3);1;10;0.1);IF([.A16]=8;125*CHOOSE(RANDBETWEEN(1;3);1;10;0.1);IF([.A16]=0.2;5*CHOOSE(RANDBETWEEN(1;3);1;10;0.1);IF([.A16]=0.4;25*CHOOSE(RANDBETWEEN(1;3);1;10;0.1);IF([.A16]=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296" calcext:value-type="float">
            <text:p>296</text:p>
          </table:table-cell>
          <table:table-cell table:style-name="ce7" office:value-type="string" calcext:value-type="string">
            <text:p>+</text:p>
          </table:table-cell>
          <table:table-cell table:style-name="ce7" table:formula="of:=ROUND(RANDBETWEEN(1;9)*100+100*(0.6*RAND()+0.7);0)" office:value-type="float" office:value="510" calcext:value-type="float">
            <text:p>510</text:p>
          </table:table-cell>
          <table:table-cell table:style-name="ce143" office:value-type="string" calcext:value-type="string">
            <text:p>≈</text:p>
          </table:table-cell>
          <table:table-cell table:style-name="ce51" table:formula="of:=RANDBETWEEN(11;50)" office:value-type="float" office:value="21" calcext:value-type="float">
            <text:p>21</text:p>
          </table:table-cell>
          <table:table-cell table:style-name="ce40" office:value-type="string" calcext:value-type="string">
            <text:p>×</text:p>
          </table:table-cell>
          <table:table-cell table:style-name="ce40" table:formula="of:=CHOOSE([.Y15];9;19;29;9;19;29)" office:value-type="float" office:value="19" calcext:value-type="float">
            <text:p>19</text:p>
          </table:table-cell>
          <table:table-cell table:style-name="ce118" office:value-type="string" calcext:value-type="string">
            <text:p>=</text:p>
          </table:table-cell>
          <table:table-cell table:style-name="ce4" table:formula="of:=(MOD([.Y16];4)+2)*(MOD([.Y16];5)+2)*([.Y15]+1)"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43" table:formula="of:=[.A16]*[.C16]" office:value-type="float" office:value="10" calcext:value-type="float">
            <text:p>10</text:p>
          </table:table-cell>
          <table:table-cell table:style-name="ce27" table:formula="of:=(ROUND([.E16]/100;0)+ROUND([.G16]/100;0))*100" office:value-type="float" office:value="800" calcext:value-type="float">
            <text:p>800</text:p>
          </table:table-cell>
          <table:table-cell table:style-name="ce67" table:formula="of:=[.I16]*[.K16]" office:value-type="float" office:value="399" calcext:value-type="float">
            <text:p>399</text:p>
          </table:table-cell>
          <table:table-cell table:style-name="ce35" table:formula="of:=IF(MOD([.M16];2)=0;&quot;2;&quot;;&quot;&quot;)&amp;IF(MOD([.M16];3)=0;&quot;3;&quot;;&quot;&quot;)&amp;IF(MOD([.M16];4)=0;&quot;4;&quot;;&quot;&quot;)&amp;IF(MOD([.M16];5)=0;&quot;5;&quot;;&quot;&quot;)&amp;IF(MOD([.M16];6)=0;&quot;6;&quot;;&quot;&quot;)&amp;IF(MOD([.M16];7)=0;&quot;7;&quot;;&quot;&quot;)&amp;IF(MOD([.M16];8)=0;&quot;8;&quot;;&quot;&quot;)&amp;IF(MOD([.M16];9)=0;&quot;9;&quot;;&quot;&quot;)&amp;IF(MOD([.M16];10)=0;&quot;10;&quot;;&quot;&quot;)&amp;IF(MOD([.M16];12)=0;&quot;12;&quot;;&quot;&quot;)&amp;IF(MOD([.M16];16)=0;&quot;16;&quot;;&quot;&quot;)&amp;IF(MOD([.M16];25)=0;&quot;25;&quot;;&quot;&quot;)" office:value-type="string" office:string-value="2;3;4;6;9;12;" calcext:value-type="string">
            <text:p>2;3;4;6;9;12;</text:p>
          </table:table-cell>
          <table:table-cell/>
          <table:table-cell table:formula="of:=RANK([.X16];[.X12:.X21])+2" office:value-type="float" office:value="5" calcext:value-type="float">
            <text:p>5</text:p>
          </table:table-cell>
          <table:table-cell table:style-name="ce89" table:formula="of:=RAND()" office:value-type="float" office:value="0.696015870494665" calcext:value-type="float">
            <text:p>0,696015870494665</text:p>
          </table:table-cell>
          <table:table-cell table:formula="of:=RANK([.Z16];[.Z14:.Z19])" office:value-type="float" office:value="6" calcext:value-type="float">
            <text:p>6</text:p>
          </table:table-cell>
          <table:table-cell table:style-name="ce89" table:formula="of:=RAND()" office:value-type="float" office:value="0.0296022806692076" calcext:value-type="float">
            <text:p>0,029602280669208</text:p>
          </table:table-cell>
          <table:table-cell table:number-columns-repeated="996"/>
        </table:table-row>
        <table:table-row table:style-name="ro3">
          <table:table-cell table:style-name="ce51" table:formula="of:=CHOOSE([.Y16];2;4;8;0.2;0.4;0.8)" office:value-type="float" office:value="0.8" calcext:value-type="float">
            <text:p>0,8</text:p>
          </table:table-cell>
          <table:table-cell table:style-name="ce7" office:value-type="string" calcext:value-type="string">
            <text:p>×</text:p>
          </table:table-cell>
          <table:table-cell table:style-name="ce142" table:formula="of:=IF([.A17]=2;5*CHOOSE(RANDBETWEEN(1;3);1;10;0.1);IF([.A17]=4;25*CHOOSE(RANDBETWEEN(1;3);1;10;0.1);IF([.A17]=8;125*CHOOSE(RANDBETWEEN(1;3);1;10;0.1);IF([.A17]=0.2;5*CHOOSE(RANDBETWEEN(1;3);1;10;0.1);IF([.A17]=0.4;25*CHOOSE(RANDBETWEEN(1;3);1;10;0.1);IF([.A17]=0.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218" calcext:value-type="float">
            <text:p>218</text:p>
          </table:table-cell>
          <table:table-cell table:style-name="ce7" office:value-type="string" calcext:value-type="string">
            <text:p>+</text:p>
          </table:table-cell>
          <table:table-cell table:style-name="ce7" table:formula="of:=ROUND(RANDBETWEEN(1;9)*100+100*(0.6*RAND()+0.7);0)" office:value-type="float" office:value="977" calcext:value-type="float">
            <text:p>977</text:p>
          </table:table-cell>
          <table:table-cell table:style-name="ce143" office:value-type="string" calcext:value-type="string">
            <text:p>≈</text:p>
          </table:table-cell>
          <table:table-cell table:style-name="ce51" table:formula="of:=RANDBETWEEN(11;50)" office:value-type="float" office:value="31" calcext:value-type="float">
            <text:p>31</text:p>
          </table:table-cell>
          <table:table-cell table:style-name="ce40" office:value-type="string" calcext:value-type="string">
            <text:p>×</text:p>
          </table:table-cell>
          <table:table-cell table:style-name="ce40" table:formula="of:=CHOOSE([.Y16];9;19;29;9;19;29)" office:value-type="float" office:value="29" calcext:value-type="float">
            <text:p>29</text:p>
          </table:table-cell>
          <table:table-cell table:style-name="ce118" office:value-type="string" calcext:value-type="string">
            <text:p>=</text:p>
          </table:table-cell>
          <table:table-cell table:style-name="ce4" table:formula="of:=(MOD([.Y17];4)+2)*(MOD([.Y17];5)+2)*([.Y16]+1)" office:value-type="float" office:value="175" calcext:value-type="float">
            <text:p>175</text:p>
          </table:table-cell>
          <table:table-cell table:style-name="ce9" office:value-type="string" calcext:value-type="string">
            <text:p>:</text:p>
          </table:table-cell>
          <table:table-cell table:style-name="ce20"/>
          <table:table-cell table:style-name="ce10"/>
          <table:table-cell/>
          <table:table-cell table:style-name="ce43" table:formula="of:=[.A17]*[.C17]" office:value-type="float" office:value="100" calcext:value-type="float">
            <text:p>100</text:p>
          </table:table-cell>
          <table:table-cell table:style-name="ce27" table:formula="of:=(ROUND([.E17]/100;0)+ROUND([.G17]/100;0))*100" office:value-type="float" office:value="1200" calcext:value-type="float">
            <text:p>1 200</text:p>
          </table:table-cell>
          <table:table-cell table:style-name="ce67" table:formula="of:=[.I17]*[.K17]" office:value-type="float" office:value="899" calcext:value-type="float">
            <text:p>899</text:p>
          </table:table-cell>
          <table:table-cell table:style-name="ce35" table:formula="of:=IF(MOD([.M17];2)=0;&quot;2;&quot;;&quot;&quot;)&amp;IF(MOD([.M17];3)=0;&quot;3;&quot;;&quot;&quot;)&amp;IF(MOD([.M17];4)=0;&quot;4;&quot;;&quot;&quot;)&amp;IF(MOD([.M17];5)=0;&quot;5;&quot;;&quot;&quot;)&amp;IF(MOD([.M17];6)=0;&quot;6;&quot;;&quot;&quot;)&amp;IF(MOD([.M17];7)=0;&quot;7;&quot;;&quot;&quot;)&amp;IF(MOD([.M17];8)=0;&quot;8;&quot;;&quot;&quot;)&amp;IF(MOD([.M17];9)=0;&quot;9;&quot;;&quot;&quot;)&amp;IF(MOD([.M17];10)=0;&quot;10;&quot;;&quot;&quot;)&amp;IF(MOD([.M17];12)=0;&quot;12;&quot;;&quot;&quot;)&amp;IF(MOD([.M17];16)=0;&quot;16;&quot;;&quot;&quot;)&amp;IF(MOD([.M17];25)=0;&quot;25;&quot;;&quot;&quot;)" office:value-type="string" office:string-value="5;7;25;" calcext:value-type="string">
            <text:p>5;7;25;</text:p>
          </table:table-cell>
          <table:table-cell/>
          <table:table-cell table:formula="of:=RANK([.X17];[.X12:.X21])+2" office:value-type="float" office:value="3" calcext:value-type="float">
            <text:p>3</text:p>
          </table:table-cell>
          <table:table-cell table:style-name="ce89" table:formula="of:=RAND()" office:value-type="float" office:value="0.845217227810186" calcext:value-type="float">
            <text:p>0,845217227810186</text:p>
          </table:table-cell>
          <table:table-cell table:formula="of:=RANK([.Z17];[.Z14:.Z19])" office:value-type="float" office:value="3" calcext:value-type="float">
            <text:p>3</text:p>
          </table:table-cell>
          <table:table-cell table:style-name="ce89" table:formula="of:=RAND()" office:value-type="float" office:value="0.877821731077249" calcext:value-type="float">
            <text:p>0,877821731077249</text:p>
          </table:table-cell>
          <table:table-cell table:number-columns-repeated="996"/>
        </table:table-row>
        <table:table-row table:style-name="ro3">
          <table:table-cell table:style-name="ce51" table:formula="of:=CHOOSE([.Y17];2;4;8;0.2;0.4;0.8)" office:value-type="float" office:value="8" calcext:value-type="float">
            <text:p>8</text:p>
          </table:table-cell>
          <table:table-cell table:style-name="ce7" office:value-type="string" calcext:value-type="string">
            <text:p>×</text:p>
          </table:table-cell>
          <table:table-cell table:style-name="ce142" table:formula="of:=IF([.A18]=2;5*CHOOSE(RANDBETWEEN(1;3);1;10;0.1);IF([.A18]=4;25*CHOOSE(RANDBETWEEN(1;3);1;10;0.1);IF([.A18]=8;125*CHOOSE(RANDBETWEEN(1;3);1;10;0.1);IF([.A18]=0.2;5*CHOOSE(RANDBETWEEN(1;3);1;10;0.1);IF([.A18]=0.4;25*CHOOSE(RANDBETWEEN(1;3);1;10;0.1);IF([.A18]=0.8;125*CHOOSE(RANDBETWEEN(1;3);1;10;0.1)))))))" office:value-type="float" office:value="1250" calcext:value-type="float">
            <text:p>1 250</text:p>
          </table:table-cell>
          <table:table-cell table:style-name="ce10" office:value-type="string" calcext:value-type="string">
            <text:p>=</text:p>
          </table:table-cell>
          <table:table-cell table:style-name="ce4" table:formula="of:=ROUND(RANDBETWEEN(1;9)*100+100*(0.6*RAND()+0.7);0)" office:value-type="float" office:value="190" calcext:value-type="float">
            <text:p>190</text:p>
          </table:table-cell>
          <table:table-cell table:style-name="ce7" office:value-type="string" calcext:value-type="string">
            <text:p>+</text:p>
          </table:table-cell>
          <table:table-cell table:style-name="ce7" table:formula="of:=ROUND(RANDBETWEEN(1;9)*100+100*(0.6*RAND()+0.7);0)" office:value-type="float" office:value="220" calcext:value-type="float">
            <text:p>220</text:p>
          </table:table-cell>
          <table:table-cell table:style-name="ce143" office:value-type="string" calcext:value-type="string">
            <text:p>≈</text:p>
          </table:table-cell>
          <table:table-cell table:style-name="ce51" table:formula="of:=RANDBETWEEN(11;50)" office:value-type="float" office:value="39" calcext:value-type="float">
            <text:p>39</text:p>
          </table:table-cell>
          <table:table-cell table:style-name="ce40" office:value-type="string" calcext:value-type="string">
            <text:p>×</text:p>
          </table:table-cell>
          <table:table-cell table:style-name="ce40" table:formula="of:=CHOOSE([.Y17];9;19;29;9;19;29)" office:value-type="float" office:value="29" calcext:value-type="float">
            <text:p>29</text:p>
          </table:table-cell>
          <table:table-cell table:style-name="ce118" office:value-type="string" calcext:value-type="string">
            <text:p>=</text:p>
          </table:table-cell>
          <table:table-cell table:style-name="ce4" table:formula="of:=(MOD([.Y18];4)+2)*(MOD([.Y18];5)+2)*([.Y17]+1)" office:value-type="float" office:value="48" calcext:value-type="float">
            <text:p>48</text:p>
          </table:table-cell>
          <table:table-cell table:style-name="ce9" office:value-type="string" calcext:value-type="string">
            <text:p>:</text:p>
          </table:table-cell>
          <table:table-cell table:style-name="ce20"/>
          <table:table-cell table:style-name="ce10"/>
          <table:table-cell/>
          <table:table-cell table:style-name="ce43" table:formula="of:=[.A18]*[.C18]" office:value-type="float" office:value="10000" calcext:value-type="float">
            <text:p>10 000</text:p>
          </table:table-cell>
          <table:table-cell table:style-name="ce27" table:formula="of:=(ROUND([.E18]/100;0)+ROUND([.G18]/100;0))*100" office:value-type="float" office:value="400" calcext:value-type="float">
            <text:p>400</text:p>
          </table:table-cell>
          <table:table-cell table:style-name="ce67" table:formula="of:=[.I18]*[.K18]" office:value-type="float" office:value="1131" calcext:value-type="float">
            <text:p>1131</text:p>
          </table:table-cell>
          <table:table-cell table:style-name="ce35" table:formula="of:=IF(MOD([.M18];2)=0;&quot;2;&quot;;&quot;&quot;)&amp;IF(MOD([.M18];3)=0;&quot;3;&quot;;&quot;&quot;)&amp;IF(MOD([.M18];4)=0;&quot;4;&quot;;&quot;&quot;)&amp;IF(MOD([.M18];5)=0;&quot;5;&quot;;&quot;&quot;)&amp;IF(MOD([.M18];6)=0;&quot;6;&quot;;&quot;&quot;)&amp;IF(MOD([.M18];7)=0;&quot;7;&quot;;&quot;&quot;)&amp;IF(MOD([.M18];8)=0;&quot;8;&quot;;&quot;&quot;)&amp;IF(MOD([.M18];9)=0;&quot;9;&quot;;&quot;&quot;)&amp;IF(MOD([.M18];10)=0;&quot;10;&quot;;&quot;&quot;)&amp;IF(MOD([.M18];12)=0;&quot;12;&quot;;&quot;&quot;)&amp;IF(MOD([.M18];16)=0;&quot;16;&quot;;&quot;&quot;)&amp;IF(MOD([.M18];25)=0;&quot;25;&quot;;&quot;&quot;)" office:value-type="string" office:string-value="2;3;4;6;8;12;16;" calcext:value-type="string">
            <text:p>2;3;4;6;8;12;16;</text:p>
          </table:table-cell>
          <table:table-cell/>
          <table:table-cell table:formula="of:=RANK([.X18];[.X12:.X21])+2" office:value-type="float" office:value="8" calcext:value-type="float">
            <text:p>8</text:p>
          </table:table-cell>
          <table:table-cell table:style-name="ce89" table:formula="of:=RAND()" office:value-type="float" office:value="0.138401878480324" calcext:value-type="float">
            <text:p>0,138401878480324</text:p>
          </table:table-cell>
          <table:table-cell table:formula="of:=RANK([.Z18];[.Z14:.Z19])" office:value-type="float" office:value="4" calcext:value-type="float">
            <text:p>4</text:p>
          </table:table-cell>
          <table:table-cell table:style-name="ce89" table:formula="of:=RAND()" office:value-type="float" office:value="0.661654926759502" calcext:value-type="float">
            <text:p>0,661654926759502</text:p>
          </table:table-cell>
          <table:table-cell table:number-columns-repeated="996"/>
        </table:table-row>
        <table:table-row table:style-name="ro3">
          <table:table-cell table:style-name="ce51" table:formula="of:=CHOOSE([.Y18];2;4;8;0.2;0.4;0.8)" office:value-type="float" office:value="0.2" calcext:value-type="float">
            <text:p>0,2</text:p>
          </table:table-cell>
          <table:table-cell table:style-name="ce7" office:value-type="string" calcext:value-type="string">
            <text:p>×</text:p>
          </table:table-cell>
          <table:table-cell table:style-name="ce142" table:formula="of:=IF([.A19]=2;5*CHOOSE(RANDBETWEEN(1;3);1;10;0.1);IF([.A19]=4;25*CHOOSE(RANDBETWEEN(1;3);1;10;0.1);IF([.A19]=8;125*CHOOSE(RANDBETWEEN(1;3);1;10;0.1);IF([.A19]=0.2;5*CHOOSE(RANDBETWEEN(1;3);1;10;0.1);IF([.A19]=0.4;25*CHOOSE(RANDBETWEEN(1;3);1;10;0.1);IF([.A19]=0.8;125*CHOOSE(RANDBETWEEN(1;3);1;10;0.1)))))))" office:value-type="float" office:value="0.5" calcext:value-type="float">
            <text:p>0,5</text:p>
          </table:table-cell>
          <table:table-cell table:style-name="ce10" office:value-type="string" calcext:value-type="string">
            <text:p>=</text:p>
          </table:table-cell>
          <table:table-cell table:style-name="ce4" table:formula="of:=ROUND(RANDBETWEEN(1;9)*100+100*(0.6*RAND()+0.7);0)" office:value-type="float" office:value="509" calcext:value-type="float">
            <text:p>509</text:p>
          </table:table-cell>
          <table:table-cell table:style-name="ce7" office:value-type="string" calcext:value-type="string">
            <text:p>+</text:p>
          </table:table-cell>
          <table:table-cell table:style-name="ce7" table:formula="of:=ROUND(RANDBETWEEN(1;9)*100+100*(0.6*RAND()+0.7);0)" office:value-type="float" office:value="178" calcext:value-type="float">
            <text:p>178</text:p>
          </table:table-cell>
          <table:table-cell table:style-name="ce143" office:value-type="string" calcext:value-type="string">
            <text:p>≈</text:p>
          </table:table-cell>
          <table:table-cell table:style-name="ce51" table:formula="of:=RANDBETWEEN(11;50)" office:value-type="float" office:value="49" calcext:value-type="float">
            <text:p>49</text:p>
          </table:table-cell>
          <table:table-cell table:style-name="ce40" office:value-type="string" calcext:value-type="string">
            <text:p>×</text:p>
          </table:table-cell>
          <table:table-cell table:style-name="ce40" table:formula="of:=CHOOSE([.Y18];9;19;29;9;19;29)" office:value-type="float" office:value="9" calcext:value-type="float">
            <text:p>9</text:p>
          </table:table-cell>
          <table:table-cell table:style-name="ce118" office:value-type="string" calcext:value-type="string">
            <text:p>=</text:p>
          </table:table-cell>
          <table:table-cell table:style-name="ce4" table:formula="of:=(MOD([.Y19];4)+2)*(MOD([.Y19];5)+2)*([.Y18]+1)" office:value-type="float" office:value="45" calcext:value-type="float">
            <text:p>45</text:p>
          </table:table-cell>
          <table:table-cell table:style-name="ce9" office:value-type="string" calcext:value-type="string">
            <text:p>:</text:p>
          </table:table-cell>
          <table:table-cell table:style-name="ce20"/>
          <table:table-cell table:style-name="ce10"/>
          <table:table-cell/>
          <table:table-cell table:style-name="ce43" table:formula="of:=[.A19]*[.C19]" office:value-type="float" office:value="0.1" calcext:value-type="float">
            <text:p>0,1</text:p>
          </table:table-cell>
          <table:table-cell table:style-name="ce27" table:formula="of:=(ROUND([.E19]/100;0)+ROUND([.G19]/100;0))*100" office:value-type="float" office:value="700" calcext:value-type="float">
            <text:p>700</text:p>
          </table:table-cell>
          <table:table-cell table:style-name="ce67" table:formula="of:=[.I19]*[.K19]" office:value-type="float" office:value="441" calcext:value-type="float">
            <text:p>441</text:p>
          </table:table-cell>
          <table:table-cell table:style-name="ce35" table:formula="of:=IF(MOD([.M19];2)=0;&quot;2;&quot;;&quot;&quot;)&amp;IF(MOD([.M19];3)=0;&quot;3;&quot;;&quot;&quot;)&amp;IF(MOD([.M19];4)=0;&quot;4;&quot;;&quot;&quot;)&amp;IF(MOD([.M19];5)=0;&quot;5;&quot;;&quot;&quot;)&amp;IF(MOD([.M19];6)=0;&quot;6;&quot;;&quot;&quot;)&amp;IF(MOD([.M19];7)=0;&quot;7;&quot;;&quot;&quot;)&amp;IF(MOD([.M19];8)=0;&quot;8;&quot;;&quot;&quot;)&amp;IF(MOD([.M19];9)=0;&quot;9;&quot;;&quot;&quot;)&amp;IF(MOD([.M19];10)=0;&quot;10;&quot;;&quot;&quot;)&amp;IF(MOD([.M19];12)=0;&quot;12;&quot;;&quot;&quot;)&amp;IF(MOD([.M19];16)=0;&quot;16;&quot;;&quot;&quot;)&amp;IF(MOD([.M19];25)=0;&quot;25;&quot;;&quot;&quot;)" office:value-type="string" office:string-value="3;5;9;" calcext:value-type="string">
            <text:p>3;5;9;</text:p>
          </table:table-cell>
          <table:table-cell/>
          <table:table-cell table:formula="of:=RANK([.X19];[.X12:.X21])+2" office:value-type="float" office:value="7" calcext:value-type="float">
            <text:p>7</text:p>
          </table:table-cell>
          <table:table-cell table:style-name="ce89" table:formula="of:=RAND()" office:value-type="float" office:value="0.448409511042095" calcext:value-type="float">
            <text:p>0,448409511042095</text:p>
          </table:table-cell>
          <table:table-cell table:formula="of:=RANK([.Z19];[.Z14:.Z19])" office:value-type="float" office:value="1" calcext:value-type="float">
            <text:p>1</text:p>
          </table:table-cell>
          <table:table-cell table:style-name="ce89" table:formula="of:=RAND()" office:value-type="float" office:value="0.947861887149985" calcext:value-type="float">
            <text:p>0,947861887149985</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9" calcext:value-type="float">
            <text:p>9</text:p>
          </table:table-cell>
          <table:table-cell table:style-name="ce89" table:formula="of:=RAND()" office:value-type="float" office:value="0.0857492675804122" calcext:value-type="float">
            <text:p>0,085749267580412</text:p>
          </table:table-cell>
          <table:table-cell table:number-columns-repeated="998"/>
        </table:table-row>
        <table:table-row table:style-name="ro4">
          <table:table-cell table:number-columns-repeated="22"/>
          <table:table-cell table:formula="of:=RANK([.X21];[.X12:.X21])+2" office:value-type="float" office:value="4" calcext:value-type="float">
            <text:p>4</text:p>
          </table:table-cell>
          <table:table-cell table:style-name="ce89" table:formula="of:=RAND()" office:value-type="float" office:value="0.742195610316962" calcext:value-type="float">
            <text:p>0,742195610316962</text:p>
          </table:table-cell>
          <table:table-cell table:number-columns-repeated="998"/>
        </table:table-row>
        <table:table-row table:style-name="ro5">
          <table:table-cell table:number-columns-repeated="1022"/>
        </table:table-row>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2" calcext:value-type="float">
            <text:p>12</text:p>
          </table:table-cell>
          <table:table-cell table:style-name="ce89" table:formula="of:=RAND()" office:value-type="float" office:value="0.0982299439496512" calcext:value-type="float">
            <text:p>0,098229943949651</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3283" calcext:value-type="string">
            <text:p>v3283</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24];[.X23:.X32])+2" office:value-type="float" office:value="10" calcext:value-type="float">
            <text:p>10</text:p>
          </table:table-cell>
          <table:table-cell table:style-name="ce89" table:formula="of:=RAND()" office:value-type="float" office:value="0.235205016632049" calcext:value-type="float">
            <text:p>0,235205016632049</text:p>
          </table:table-cell>
          <table:table-cell table:number-columns-repeated="998"/>
        </table:table-row>
        <table:table-row table:style-name="ro3">
          <table:table-cell table:style-name="ce37" office:value-type="string" calcext:value-type="string" table:number-columns-spanned="4" table:number-rows-spanned="1">
            <text:p>Produits à savoir</text:p>
          </table:table-cell>
          <table:covered-table-cell table:number-columns-repeated="3" table:style-name="ce38"/>
          <table:table-cell table:style-name="ce37" office:value-type="string" calcext:value-type="string" table:number-columns-spanned="4" table:number-rows-spanned="1">
            <text:p>Donner un ordre de grandeur</text:p>
          </table:table-cell>
          <table:covered-table-cell table:number-columns-repeated="3" table:style-name="ce38"/>
          <table:table-cell table:style-name="ce37" office:value-type="string" calcext:value-type="string" table:number-columns-spanned="4" table:number-rows-spanned="1">
            <text:p>Multiplier par 9, 19, 29</text:p>
          </table:table-cell>
          <table:covered-table-cell table:number-columns-repeated="3" table:style-name="ce38"/>
          <table:table-cell table:style-name="ce70" office:value-type="string" calcext:value-type="string" table:number-columns-spanned="4" table:number-rows-spanned="1">
            <text:p>Donner 3 diviseurs non triviaux de …</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3283" calcext:value-type="string">
            <text:p>v3283</text:p>
          </table:table-cell>
          <table:table-cell table:style-name="ce89"/>
          <table:table-cell table:formula="of:=RANK([.X25];[.X23:.X32])+2" office:value-type="float" office:value="6" calcext:value-type="float">
            <text:p>6</text:p>
          </table:table-cell>
          <table:table-cell table:style-name="ce89" table:formula="of:=RAND()" office:value-type="float" office:value="0.616921591713621" calcext:value-type="float">
            <text:p>0,616921591713621</text:p>
          </table:table-cell>
          <table:table-cell table:style-name="ce89" table:formula="of:=RANK([.Z25];[.Z25:.Z30])" office:value-type="float" office:value="3" calcext:value-type="float">
            <text:p>3</text:p>
          </table:table-cell>
          <table:table-cell table:style-name="ce89" table:formula="of:=RAND()" office:value-type="float" office:value="0.760316794625282" calcext:value-type="float">
            <text:p>0,760316794625282</text:p>
          </table:table-cell>
          <table:table-cell table:number-columns-repeated="996"/>
        </table:table-row>
        <table:table-row table:style-name="ro3">
          <table:table-cell table:style-name="ce51" table:formula="of:=CHOOSE([.Y25];2;4;8;0.2;0.4;0.8)" office:value-type="float" office:value="8" calcext:value-type="float">
            <text:p>8</text:p>
          </table:table-cell>
          <table:table-cell table:style-name="ce7" office:value-type="string" calcext:value-type="string">
            <text:p>×</text:p>
          </table:table-cell>
          <table:table-cell table:style-name="ce142" table:formula="of:=IF([.A26]=2;5*CHOOSE(RANDBETWEEN(1;3);1;10;0.1);IF([.A26]=4;25*CHOOSE(RANDBETWEEN(1;3);1;10;0.1);IF([.A26]=8;125*CHOOSE(RANDBETWEEN(1;3);1;10;0.1);IF([.A26]=0.2;5*CHOOSE(RANDBETWEEN(1;3);1;10;0.1);IF([.A26]=0.4;25*CHOOSE(RANDBETWEEN(1;3);1;10;0.1);IF([.A26]=0.8;125*CHOOSE(RANDBETWEEN(1;3);1;10;0.1)))))))" office:value-type="float" office:value="1250" calcext:value-type="float">
            <text:p>1 250</text:p>
          </table:table-cell>
          <table:table-cell table:style-name="ce10" office:value-type="string" calcext:value-type="string">
            <text:p>=</text:p>
          </table:table-cell>
          <table:table-cell table:style-name="ce4" table:formula="of:=ROUND(RANDBETWEEN(1;9)*100+100*(0.6*RAND()+0.7);0)" office:value-type="float" office:value="680" calcext:value-type="float">
            <text:p>680</text:p>
          </table:table-cell>
          <table:table-cell table:style-name="ce7" office:value-type="string" calcext:value-type="string">
            <text:p>+</text:p>
          </table:table-cell>
          <table:table-cell table:style-name="ce7" table:formula="of:=ROUND(RANDBETWEEN(1;9)*100+100*(0.6*RAND()+0.7);0)" office:value-type="float" office:value="427" calcext:value-type="float">
            <text:p>427</text:p>
          </table:table-cell>
          <table:table-cell table:style-name="ce143" office:value-type="string" calcext:value-type="string">
            <text:p>≈</text:p>
          </table:table-cell>
          <table:table-cell table:style-name="ce51" table:formula="of:=RANDBETWEEN(11;50)" office:value-type="float" office:value="21" calcext:value-type="float">
            <text:p>21</text:p>
          </table:table-cell>
          <table:table-cell table:style-name="ce40" office:value-type="string" calcext:value-type="string">
            <text:p>×</text:p>
          </table:table-cell>
          <table:table-cell table:style-name="ce40" table:formula="of:=CHOOSE([.Y25];9;19;29;9;19;29)" office:value-type="float" office:value="29" calcext:value-type="float">
            <text:p>29</text:p>
          </table:table-cell>
          <table:table-cell table:style-name="ce118" office:value-type="string" calcext:value-type="string">
            <text:p>=</text:p>
          </table:table-cell>
          <table:table-cell table:style-name="ce4" table:formula="of:=(MOD([.Y26];4)+2)*(MOD([.Y26];5)+2)*([.Y25]+1)" office:value-type="float" office:value="64" calcext:value-type="float">
            <text:p>64</text:p>
          </table:table-cell>
          <table:table-cell table:style-name="ce9" office:value-type="string" calcext:value-type="string">
            <text:p>:</text:p>
          </table:table-cell>
          <table:table-cell table:style-name="ce20"/>
          <table:table-cell table:style-name="ce10"/>
          <table:table-cell/>
          <table:table-cell table:style-name="ce43" table:formula="of:=[.A26]*[.C26]" office:value-type="float" office:value="10000" calcext:value-type="float">
            <text:p>10 000</text:p>
          </table:table-cell>
          <table:table-cell table:style-name="ce27" table:formula="of:=(ROUND([.E26]/100;0)+ROUND([.G26]/100;0))*100" office:value-type="float" office:value="1100" calcext:value-type="float">
            <text:p>1 100</text:p>
          </table:table-cell>
          <table:table-cell table:style-name="ce67" table:formula="of:=[.I26]*[.K26]" office:value-type="float" office:value="609" calcext:value-type="float">
            <text:p>609</text:p>
          </table:table-cell>
          <table:table-cell table:style-name="ce35" table:formula="of:=IF(MOD([.M26];2)=0;&quot;2;&quot;;&quot;&quot;)&amp;IF(MOD([.M26];3)=0;&quot;3;&quot;;&quot;&quot;)&amp;IF(MOD([.M26];4)=0;&quot;4;&quot;;&quot;&quot;)&amp;IF(MOD([.M26];5)=0;&quot;5;&quot;;&quot;&quot;)&amp;IF(MOD([.M26];6)=0;&quot;6;&quot;;&quot;&quot;)&amp;IF(MOD([.M26];7)=0;&quot;7;&quot;;&quot;&quot;)&amp;IF(MOD([.M26];8)=0;&quot;8;&quot;;&quot;&quot;)&amp;IF(MOD([.M26];9)=0;&quot;9;&quot;;&quot;&quot;)&amp;IF(MOD([.M26];10)=0;&quot;10;&quot;;&quot;&quot;)&amp;IF(MOD([.M26];12)=0;&quot;12;&quot;;&quot;&quot;)&amp;IF(MOD([.M26];16)=0;&quot;16;&quot;;&quot;&quot;)&amp;IF(MOD([.M26];25)=0;&quot;25;&quot;;&quot;&quot;)" office:value-type="string" office:string-value="2;4;8;16;" calcext:value-type="string">
            <text:p>2;4;8;16;</text:p>
          </table:table-cell>
          <table:table-cell/>
          <table:table-cell table:formula="of:=RANK([.X26];[.X23:.X32])+2" office:value-type="float" office:value="9" calcext:value-type="float">
            <text:p>9</text:p>
          </table:table-cell>
          <table:table-cell table:style-name="ce89" table:formula="of:=RAND()" office:value-type="float" office:value="0.273076003856631" calcext:value-type="float">
            <text:p>0,273076003856631</text:p>
          </table:table-cell>
          <table:table-cell table:formula="of:=RANK([.Z26];[.Z25:.Z30])" office:value-type="float" office:value="2" calcext:value-type="float">
            <text:p>2</text:p>
          </table:table-cell>
          <table:table-cell table:style-name="ce89" table:formula="of:=RAND()" office:value-type="float" office:value="0.838209698265282" calcext:value-type="float">
            <text:p>0,838209698265282</text:p>
          </table:table-cell>
          <table:table-cell table:number-columns-repeated="996"/>
        </table:table-row>
        <table:table-row table:style-name="ro3">
          <table:table-cell table:style-name="ce51" table:formula="of:=CHOOSE([.Y26];2;4;8;0.2;0.4;0.8)" office:value-type="float" office:value="4" calcext:value-type="float">
            <text:p>4</text:p>
          </table:table-cell>
          <table:table-cell table:style-name="ce7" office:value-type="string" calcext:value-type="string">
            <text:p>×</text:p>
          </table:table-cell>
          <table:table-cell table:style-name="ce142" table:formula="of:=IF([.A27]=2;5*CHOOSE(RANDBETWEEN(1;3);1;10;0.1);IF([.A27]=4;25*CHOOSE(RANDBETWEEN(1;3);1;10;0.1);IF([.A27]=8;125*CHOOSE(RANDBETWEEN(1;3);1;10;0.1);IF([.A27]=0.2;5*CHOOSE(RANDBETWEEN(1;3);1;10;0.1);IF([.A27]=0.4;25*CHOOSE(RANDBETWEEN(1;3);1;10;0.1);IF([.A27]=0.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625" calcext:value-type="float">
            <text:p>625</text:p>
          </table:table-cell>
          <table:table-cell table:style-name="ce7" office:value-type="string" calcext:value-type="string">
            <text:p>+</text:p>
          </table:table-cell>
          <table:table-cell table:style-name="ce7" table:formula="of:=ROUND(RANDBETWEEN(1;9)*100+100*(0.6*RAND()+0.7);0)" office:value-type="float" office:value="711" calcext:value-type="float">
            <text:p>711</text:p>
          </table:table-cell>
          <table:table-cell table:style-name="ce143" office:value-type="string" calcext:value-type="string">
            <text:p>≈</text:p>
          </table:table-cell>
          <table:table-cell table:style-name="ce51" table:formula="of:=RANDBETWEEN(11;50)" office:value-type="float" office:value="41" calcext:value-type="float">
            <text:p>41</text:p>
          </table:table-cell>
          <table:table-cell table:style-name="ce40" office:value-type="string" calcext:value-type="string">
            <text:p>×</text:p>
          </table:table-cell>
          <table:table-cell table:style-name="ce40" table:formula="of:=CHOOSE([.Y26];9;19;29;9;19;29)" office:value-type="float" office:value="19" calcext:value-type="float">
            <text:p>19</text:p>
          </table:table-cell>
          <table:table-cell table:style-name="ce118" office:value-type="string" calcext:value-type="string">
            <text:p>=</text:p>
          </table:table-cell>
          <table:table-cell table:style-name="ce4" table:formula="of:=(MOD([.Y27];4)+2)*(MOD([.Y27];5)+2)*([.Y26]+1)"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43" table:formula="of:=[.A27]*[.C27]" office:value-type="float" office:value="1000" calcext:value-type="float">
            <text:p>1 000</text:p>
          </table:table-cell>
          <table:table-cell table:style-name="ce27" table:formula="of:=(ROUND([.E27]/100;0)+ROUND([.G27]/100;0))*100" office:value-type="float" office:value="1300" calcext:value-type="float">
            <text:p>1 300</text:p>
          </table:table-cell>
          <table:table-cell table:style-name="ce67" table:formula="of:=[.I27]*[.K27]" office:value-type="float" office:value="779" calcext:value-type="float">
            <text:p>779</text:p>
          </table:table-cell>
          <table:table-cell table:style-name="ce35" table:formula="of:=IF(MOD([.M27];2)=0;&quot;2;&quot;;&quot;&quot;)&amp;IF(MOD([.M27];3)=0;&quot;3;&quot;;&quot;&quot;)&amp;IF(MOD([.M27];4)=0;&quot;4;&quot;;&quot;&quot;)&amp;IF(MOD([.M27];5)=0;&quot;5;&quot;;&quot;&quot;)&amp;IF(MOD([.M27];6)=0;&quot;6;&quot;;&quot;&quot;)&amp;IF(MOD([.M27];7)=0;&quot;7;&quot;;&quot;&quot;)&amp;IF(MOD([.M27];8)=0;&quot;8;&quot;;&quot;&quot;)&amp;IF(MOD([.M27];9)=0;&quot;9;&quot;;&quot;&quot;)&amp;IF(MOD([.M27];10)=0;&quot;10;&quot;;&quot;&quot;)&amp;IF(MOD([.M27];12)=0;&quot;12;&quot;;&quot;&quot;)&amp;IF(MOD([.M27];16)=0;&quot;16;&quot;;&quot;&quot;)&amp;IF(MOD([.M27];25)=0;&quot;25;&quot;;&quot;&quot;)" office:value-type="string" office:string-value="2;3;4;6;9;12;" calcext:value-type="string">
            <text:p>2;3;4;6;9;12;</text:p>
          </table:table-cell>
          <table:table-cell/>
          <table:table-cell table:formula="of:=RANK([.X27];[.X23:.X32])+2" office:value-type="float" office:value="8" calcext:value-type="float">
            <text:p>8</text:p>
          </table:table-cell>
          <table:table-cell table:style-name="ce89" table:formula="of:=RAND()" office:value-type="float" office:value="0.428466556466" calcext:value-type="float">
            <text:p>0,428466556466</text:p>
          </table:table-cell>
          <table:table-cell table:formula="of:=RANK([.Z27];[.Z25:.Z30])" office:value-type="float" office:value="6" calcext:value-type="float">
            <text:p>6</text:p>
          </table:table-cell>
          <table:table-cell table:style-name="ce89" table:formula="of:=RAND()" office:value-type="float" office:value="0.105930734486319" calcext:value-type="float">
            <text:p>0,105930734486319</text:p>
          </table:table-cell>
          <table:table-cell table:number-columns-repeated="996"/>
        </table:table-row>
        <table:table-row table:style-name="ro3">
          <table:table-cell table:style-name="ce51" table:formula="of:=CHOOSE([.Y27];2;4;8;0.2;0.4;0.8)" office:value-type="float" office:value="0.8" calcext:value-type="float">
            <text:p>0,8</text:p>
          </table:table-cell>
          <table:table-cell table:style-name="ce7" office:value-type="string" calcext:value-type="string">
            <text:p>×</text:p>
          </table:table-cell>
          <table:table-cell table:style-name="ce142" table:formula="of:=IF([.A28]=2;5*CHOOSE(RANDBETWEEN(1;3);1;10;0.1);IF([.A28]=4;25*CHOOSE(RANDBETWEEN(1;3);1;10;0.1);IF([.A28]=8;125*CHOOSE(RANDBETWEEN(1;3);1;10;0.1);IF([.A28]=0.2;5*CHOOSE(RANDBETWEEN(1;3);1;10;0.1);IF([.A28]=0.4;25*CHOOSE(RANDBETWEEN(1;3);1;10;0.1);IF([.A28]=0.8;125*CHOOSE(RANDBETWEEN(1;3);1;10;0.1)))))))" office:value-type="float" office:value="1250" calcext:value-type="float">
            <text:p>1 250</text:p>
          </table:table-cell>
          <table:table-cell table:style-name="ce10" office:value-type="string" calcext:value-type="string">
            <text:p>=</text:p>
          </table:table-cell>
          <table:table-cell table:style-name="ce4" table:formula="of:=ROUND(RANDBETWEEN(1;9)*100+100*(0.6*RAND()+0.7);0)" office:value-type="float" office:value="380" calcext:value-type="float">
            <text:p>380</text:p>
          </table:table-cell>
          <table:table-cell table:style-name="ce7" office:value-type="string" calcext:value-type="string">
            <text:p>+</text:p>
          </table:table-cell>
          <table:table-cell table:style-name="ce7" table:formula="of:=ROUND(RANDBETWEEN(1;9)*100+100*(0.6*RAND()+0.7);0)" office:value-type="float" office:value="291" calcext:value-type="float">
            <text:p>291</text:p>
          </table:table-cell>
          <table:table-cell table:style-name="ce143" office:value-type="string" calcext:value-type="string">
            <text:p>≈</text:p>
          </table:table-cell>
          <table:table-cell table:style-name="ce51" table:formula="of:=RANDBETWEEN(11;50)" office:value-type="float" office:value="43" calcext:value-type="float">
            <text:p>43</text:p>
          </table:table-cell>
          <table:table-cell table:style-name="ce40" office:value-type="string" calcext:value-type="string">
            <text:p>×</text:p>
          </table:table-cell>
          <table:table-cell table:style-name="ce40" table:formula="of:=CHOOSE([.Y27];9;19;29;9;19;29)" office:value-type="float" office:value="29" calcext:value-type="float">
            <text:p>29</text:p>
          </table:table-cell>
          <table:table-cell table:style-name="ce118" office:value-type="string" calcext:value-type="string">
            <text:p>=</text:p>
          </table:table-cell>
          <table:table-cell table:style-name="ce4" table:formula="of:=(MOD([.Y28];4)+2)*(MOD([.Y28];5)+2)*([.Y27]+1)" office:value-type="float" office:value="42" calcext:value-type="float">
            <text:p>42</text:p>
          </table:table-cell>
          <table:table-cell table:style-name="ce9" office:value-type="string" calcext:value-type="string">
            <text:p>:</text:p>
          </table:table-cell>
          <table:table-cell table:style-name="ce20"/>
          <table:table-cell table:style-name="ce10"/>
          <table:table-cell/>
          <table:table-cell table:style-name="ce43" table:formula="of:=[.A28]*[.C28]" office:value-type="float" office:value="1000" calcext:value-type="float">
            <text:p>1 000</text:p>
          </table:table-cell>
          <table:table-cell table:style-name="ce27" table:formula="of:=(ROUND([.E28]/100;0)+ROUND([.G28]/100;0))*100" office:value-type="float" office:value="700" calcext:value-type="float">
            <text:p>700</text:p>
          </table:table-cell>
          <table:table-cell table:style-name="ce67" table:formula="of:=[.I28]*[.K28]" office:value-type="float" office:value="1247" calcext:value-type="float">
            <text:p>1247</text:p>
          </table:table-cell>
          <table:table-cell table:style-name="ce35" table:formula="of:=IF(MOD([.M28];2)=0;&quot;2;&quot;;&quot;&quot;)&amp;IF(MOD([.M28];3)=0;&quot;3;&quot;;&quot;&quot;)&amp;IF(MOD([.M28];4)=0;&quot;4;&quot;;&quot;&quot;)&amp;IF(MOD([.M28];5)=0;&quot;5;&quot;;&quot;&quot;)&amp;IF(MOD([.M28];6)=0;&quot;6;&quot;;&quot;&quot;)&amp;IF(MOD([.M28];7)=0;&quot;7;&quot;;&quot;&quot;)&amp;IF(MOD([.M28];8)=0;&quot;8;&quot;;&quot;&quot;)&amp;IF(MOD([.M28];9)=0;&quot;9;&quot;;&quot;&quot;)&amp;IF(MOD([.M28];10)=0;&quot;10;&quot;;&quot;&quot;)&amp;IF(MOD([.M28];12)=0;&quot;12;&quot;;&quot;&quot;)&amp;IF(MOD([.M28];16)=0;&quot;16;&quot;;&quot;&quot;)&amp;IF(MOD([.M28];25)=0;&quot;25;&quot;;&quot;&quot;)" office:value-type="string" office:string-value="2;3;6;7;" calcext:value-type="string">
            <text:p>2;3;6;7;</text:p>
          </table:table-cell>
          <table:table-cell/>
          <table:table-cell table:formula="of:=RANK([.X28];[.X23:.X32])+2" office:value-type="float" office:value="4" calcext:value-type="float">
            <text:p>4</text:p>
          </table:table-cell>
          <table:table-cell table:style-name="ce89" table:formula="of:=RAND()" office:value-type="float" office:value="0.862449845694437" calcext:value-type="float">
            <text:p>0,862449845694437</text:p>
          </table:table-cell>
          <table:table-cell table:formula="of:=RANK([.Z28];[.Z25:.Z30])" office:value-type="float" office:value="5" calcext:value-type="float">
            <text:p>5</text:p>
          </table:table-cell>
          <table:table-cell table:style-name="ce89" table:formula="of:=RAND()" office:value-type="float" office:value="0.207903768059067" calcext:value-type="float">
            <text:p>0,207903768059067</text:p>
          </table:table-cell>
          <table:table-cell table:number-columns-repeated="996"/>
        </table:table-row>
        <table:table-row table:style-name="ro3">
          <table:table-cell table:style-name="ce51" table:formula="of:=CHOOSE([.Y28];2;4;8;0.2;0.4;0.8)" office:value-type="float" office:value="0.4" calcext:value-type="float">
            <text:p>0,4</text:p>
          </table:table-cell>
          <table:table-cell table:style-name="ce7" office:value-type="string" calcext:value-type="string">
            <text:p>×</text:p>
          </table:table-cell>
          <table:table-cell table:style-name="ce142" table:formula="of:=IF([.A29]=2;5*CHOOSE(RANDBETWEEN(1;3);1;10;0.1);IF([.A29]=4;25*CHOOSE(RANDBETWEEN(1;3);1;10;0.1);IF([.A29]=8;125*CHOOSE(RANDBETWEEN(1;3);1;10;0.1);IF([.A29]=0.2;5*CHOOSE(RANDBETWEEN(1;3);1;10;0.1);IF([.A29]=0.4;25*CHOOSE(RANDBETWEEN(1;3);1;10;0.1);IF([.A29]=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882" calcext:value-type="float">
            <text:p>882</text:p>
          </table:table-cell>
          <table:table-cell table:style-name="ce7" office:value-type="string" calcext:value-type="string">
            <text:p>+</text:p>
          </table:table-cell>
          <table:table-cell table:style-name="ce7" table:formula="of:=ROUND(RANDBETWEEN(1;9)*100+100*(0.6*RAND()+0.7);0)" office:value-type="float" office:value="527" calcext:value-type="float">
            <text:p>527</text:p>
          </table:table-cell>
          <table:table-cell table:style-name="ce143" office:value-type="string" calcext:value-type="string">
            <text:p>≈</text:p>
          </table:table-cell>
          <table:table-cell table:style-name="ce51" table:formula="of:=RANDBETWEEN(11;50)" office:value-type="float" office:value="30" calcext:value-type="float">
            <text:p>30</text:p>
          </table:table-cell>
          <table:table-cell table:style-name="ce40" office:value-type="string" calcext:value-type="string">
            <text:p>×</text:p>
          </table:table-cell>
          <table:table-cell table:style-name="ce40" table:formula="of:=CHOOSE([.Y28];9;19;29;9;19;29)" office:value-type="float" office:value="19" calcext:value-type="float">
            <text:p>19</text:p>
          </table:table-cell>
          <table:table-cell table:style-name="ce118" office:value-type="string" calcext:value-type="string">
            <text:p>=</text:p>
          </table:table-cell>
          <table:table-cell table:style-name="ce4" table:formula="of:=(MOD([.Y29];4)+2)*(MOD([.Y29];5)+2)*([.Y28]+1)"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43" table:formula="of:=[.A29]*[.C29]" office:value-type="float" office:value="10" calcext:value-type="float">
            <text:p>10</text:p>
          </table:table-cell>
          <table:table-cell table:style-name="ce27" table:formula="of:=(ROUND([.E29]/100;0)+ROUND([.G29]/100;0))*100" office:value-type="float" office:value="1400" calcext:value-type="float">
            <text:p>1 400</text:p>
          </table:table-cell>
          <table:table-cell table:style-name="ce67" table:formula="of:=[.I29]*[.K29]" office:value-type="float" office:value="570" calcext:value-type="float">
            <text:p>570</text:p>
          </table:table-cell>
          <table:table-cell table:style-name="ce35" table:formula="of:=IF(MOD([.M29];2)=0;&quot;2;&quot;;&quot;&quot;)&amp;IF(MOD([.M29];3)=0;&quot;3;&quot;;&quot;&quot;)&amp;IF(MOD([.M29];4)=0;&quot;4;&quot;;&quot;&quot;)&amp;IF(MOD([.M29];5)=0;&quot;5;&quot;;&quot;&quot;)&amp;IF(MOD([.M29];6)=0;&quot;6;&quot;;&quot;&quot;)&amp;IF(MOD([.M29];7)=0;&quot;7;&quot;;&quot;&quot;)&amp;IF(MOD([.M29];8)=0;&quot;8;&quot;;&quot;&quot;)&amp;IF(MOD([.M29];9)=0;&quot;9;&quot;;&quot;&quot;)&amp;IF(MOD([.M29];10)=0;&quot;10;&quot;;&quot;&quot;)&amp;IF(MOD([.M29];12)=0;&quot;12;&quot;;&quot;&quot;)&amp;IF(MOD([.M29];16)=0;&quot;16;&quot;;&quot;&quot;)&amp;IF(MOD([.M29];25)=0;&quot;25;&quot;;&quot;&quot;)" office:value-type="string" office:string-value="2;3;4;6;8;9;12;" calcext:value-type="string">
            <text:p>2;3;4;6;8;9;12;</text:p>
          </table:table-cell>
          <table:table-cell/>
          <table:table-cell table:formula="of:=RANK([.X29];[.X23:.X32])+2" office:value-type="float" office:value="3" calcext:value-type="float">
            <text:p>3</text:p>
          </table:table-cell>
          <table:table-cell table:style-name="ce89" table:formula="of:=RAND()" office:value-type="float" office:value="0.987947428879318" calcext:value-type="float">
            <text:p>0,987947428879318</text:p>
          </table:table-cell>
          <table:table-cell table:formula="of:=RANK([.Z29];[.Z25:.Z30])" office:value-type="float" office:value="4" calcext:value-type="float">
            <text:p>4</text:p>
          </table:table-cell>
          <table:table-cell table:style-name="ce89" table:formula="of:=RAND()" office:value-type="float" office:value="0.303240716364859" calcext:value-type="float">
            <text:p>0,303240716364859</text:p>
          </table:table-cell>
          <table:table-cell table:number-columns-repeated="996"/>
        </table:table-row>
        <table:table-row table:style-name="ro3">
          <table:table-cell table:style-name="ce51" table:formula="of:=CHOOSE([.Y29];2;4;8;0.2;0.4;0.8)" office:value-type="float" office:value="0.2" calcext:value-type="float">
            <text:p>0,2</text:p>
          </table:table-cell>
          <table:table-cell table:style-name="ce7" office:value-type="string" calcext:value-type="string">
            <text:p>×</text:p>
          </table:table-cell>
          <table:table-cell table:style-name="ce142" table:formula="of:=IF([.A30]=2;5*CHOOSE(RANDBETWEEN(1;3);1;10;0.1);IF([.A30]=4;25*CHOOSE(RANDBETWEEN(1;3);1;10;0.1);IF([.A30]=8;125*CHOOSE(RANDBETWEEN(1;3);1;10;0.1);IF([.A30]=0.2;5*CHOOSE(RANDBETWEEN(1;3);1;10;0.1);IF([.A30]=0.4;25*CHOOSE(RANDBETWEEN(1;3);1;10;0.1);IF([.A30]=0.8;125*CHOOSE(RANDBETWEEN(1;3);1;10;0.1)))))))" office:value-type="float" office:value="50" calcext:value-type="float">
            <text:p>50</text:p>
          </table:table-cell>
          <table:table-cell table:style-name="ce10" office:value-type="string" calcext:value-type="string">
            <text:p>=</text:p>
          </table:table-cell>
          <table:table-cell table:style-name="ce4" table:formula="of:=ROUND(RANDBETWEEN(1;9)*100+100*(0.6*RAND()+0.7);0)" office:value-type="float" office:value="374" calcext:value-type="float">
            <text:p>374</text:p>
          </table:table-cell>
          <table:table-cell table:style-name="ce7" office:value-type="string" calcext:value-type="string">
            <text:p>+</text:p>
          </table:table-cell>
          <table:table-cell table:style-name="ce7" table:formula="of:=ROUND(RANDBETWEEN(1;9)*100+100*(0.6*RAND()+0.7);0)" office:value-type="float" office:value="809" calcext:value-type="float">
            <text:p>809</text:p>
          </table:table-cell>
          <table:table-cell table:style-name="ce143" office:value-type="string" calcext:value-type="string">
            <text:p>≈</text:p>
          </table:table-cell>
          <table:table-cell table:style-name="ce51" table:formula="of:=RANDBETWEEN(11;50)" office:value-type="float" office:value="50" calcext:value-type="float">
            <text:p>50</text:p>
          </table:table-cell>
          <table:table-cell table:style-name="ce40" office:value-type="string" calcext:value-type="string">
            <text:p>×</text:p>
          </table:table-cell>
          <table:table-cell table:style-name="ce40" table:formula="of:=CHOOSE([.Y29];9;19;29;9;19;29)" office:value-type="float" office:value="9" calcext:value-type="float">
            <text:p>9</text:p>
          </table:table-cell>
          <table:table-cell table:style-name="ce118" office:value-type="string" calcext:value-type="string">
            <text:p>=</text:p>
          </table:table-cell>
          <table:table-cell table:style-name="ce4" table:formula="of:=(MOD([.Y30];4)+2)*(MOD([.Y30];5)+2)*([.Y29]+1)" office:value-type="float" office:value="45" calcext:value-type="float">
            <text:p>45</text:p>
          </table:table-cell>
          <table:table-cell table:style-name="ce9" office:value-type="string" calcext:value-type="string">
            <text:p>:</text:p>
          </table:table-cell>
          <table:table-cell table:style-name="ce20"/>
          <table:table-cell table:style-name="ce10"/>
          <table:table-cell/>
          <table:table-cell table:style-name="ce43" table:formula="of:=[.A30]*[.C30]" office:value-type="float" office:value="10" calcext:value-type="float">
            <text:p>10</text:p>
          </table:table-cell>
          <table:table-cell table:style-name="ce27" table:formula="of:=(ROUND([.E30]/100;0)+ROUND([.G30]/100;0))*100" office:value-type="float" office:value="1200" calcext:value-type="float">
            <text:p>1 200</text:p>
          </table:table-cell>
          <table:table-cell table:style-name="ce67" table:formula="of:=[.I30]*[.K30]" office:value-type="float" office:value="450" calcext:value-type="float">
            <text:p>450</text:p>
          </table:table-cell>
          <table:table-cell table:style-name="ce35" table:formula="of:=IF(MOD([.M30];2)=0;&quot;2;&quot;;&quot;&quot;)&amp;IF(MOD([.M30];3)=0;&quot;3;&quot;;&quot;&quot;)&amp;IF(MOD([.M30];4)=0;&quot;4;&quot;;&quot;&quot;)&amp;IF(MOD([.M30];5)=0;&quot;5;&quot;;&quot;&quot;)&amp;IF(MOD([.M30];6)=0;&quot;6;&quot;;&quot;&quot;)&amp;IF(MOD([.M30];7)=0;&quot;7;&quot;;&quot;&quot;)&amp;IF(MOD([.M30];8)=0;&quot;8;&quot;;&quot;&quot;)&amp;IF(MOD([.M30];9)=0;&quot;9;&quot;;&quot;&quot;)&amp;IF(MOD([.M30];10)=0;&quot;10;&quot;;&quot;&quot;)&amp;IF(MOD([.M30];12)=0;&quot;12;&quot;;&quot;&quot;)&amp;IF(MOD([.M30];16)=0;&quot;16;&quot;;&quot;&quot;)&amp;IF(MOD([.M30];25)=0;&quot;25;&quot;;&quot;&quot;)" office:value-type="string" office:string-value="3;5;9;" calcext:value-type="string">
            <text:p>3;5;9;</text:p>
          </table:table-cell>
          <table:table-cell/>
          <table:table-cell table:formula="of:=RANK([.X30];[.X23:.X32])+2" office:value-type="float" office:value="5" calcext:value-type="float">
            <text:p>5</text:p>
          </table:table-cell>
          <table:table-cell table:style-name="ce89" table:formula="of:=RAND()" office:value-type="float" office:value="0.793225702943679" calcext:value-type="float">
            <text:p>0,793225702943679</text:p>
          </table:table-cell>
          <table:table-cell table:formula="of:=RANK([.Z30];[.Z25:.Z30])" office:value-type="float" office:value="1" calcext:value-type="float">
            <text:p>1</text:p>
          </table:table-cell>
          <table:table-cell table:style-name="ce89" table:formula="of:=RAND()" office:value-type="float" office:value="0.974554175952178" calcext:value-type="float">
            <text:p>0,97455417595217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1" calcext:value-type="float">
            <text:p>11</text:p>
          </table:table-cell>
          <table:table-cell table:style-name="ce89" table:formula="of:=RAND()" office:value-type="float" office:value="0.233174886693676" calcext:value-type="float">
            <text:p>0,233174886693676</text:p>
          </table:table-cell>
          <table:table-cell table:number-columns-repeated="998"/>
        </table:table-row>
        <table:table-row table:style-name="ro4">
          <table:table-cell table:number-columns-repeated="22"/>
          <table:table-cell table:formula="of:=RANK([.X32];[.X23:.X32])+2" office:value-type="float" office:value="7" calcext:value-type="float">
            <text:p>7</text:p>
          </table:table-cell>
          <table:table-cell table:style-name="ce89" table:formula="of:=RAND()" office:value-type="float" office:value="0.600047555591877" calcext:value-type="float">
            <text:p>0,600047555591877</text:p>
          </table:table-cell>
          <table:table-cell table:number-columns-repeated="998"/>
        </table:table-row>
        <table:table-row table:style-name="ro5">
          <table:table-cell table:number-columns-repeated="1022"/>
        </table:table-row>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3" calcext:value-type="float">
            <text:p>3</text:p>
          </table:table-cell>
          <table:table-cell table:style-name="ce89" table:formula="of:=RAND()" office:value-type="float" office:value="0.832918658238811" calcext:value-type="float">
            <text:p>0,832918658238811</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3283" calcext:value-type="string">
            <text:p>v3283</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35];[.X34:.X43])+2" office:value-type="float" office:value="12" calcext:value-type="float">
            <text:p>12</text:p>
          </table:table-cell>
          <table:table-cell table:style-name="ce89" table:formula="of:=RAND()" office:value-type="float" office:value="0.0510505580259584" calcext:value-type="float">
            <text:p>0,051050558025958</text:p>
          </table:table-cell>
          <table:table-cell table:number-columns-repeated="998"/>
        </table:table-row>
        <table:table-row table:style-name="ro3">
          <table:table-cell table:style-name="ce37" office:value-type="string" calcext:value-type="string" table:number-columns-spanned="4" table:number-rows-spanned="1">
            <text:p>Produits à savoir</text:p>
          </table:table-cell>
          <table:covered-table-cell table:number-columns-repeated="3" table:style-name="ce38"/>
          <table:table-cell table:style-name="ce37" office:value-type="string" calcext:value-type="string" table:number-columns-spanned="4" table:number-rows-spanned="1">
            <text:p>Donner un ordre de grandeur</text:p>
          </table:table-cell>
          <table:covered-table-cell table:number-columns-repeated="3" table:style-name="ce38"/>
          <table:table-cell table:style-name="ce37" office:value-type="string" calcext:value-type="string" table:number-columns-spanned="4" table:number-rows-spanned="1">
            <text:p>Multiplier par 9, 19, 29</text:p>
          </table:table-cell>
          <table:covered-table-cell table:number-columns-repeated="3" table:style-name="ce38"/>
          <table:table-cell table:style-name="ce70" office:value-type="string" calcext:value-type="string" table:number-columns-spanned="4" table:number-rows-spanned="1">
            <text:p>Donner 3 diviseurs non triviaux de …</text:p>
          </table:table-cell>
          <table:covered-table-cell table:number-columns-repeated="3" table:style-name="ce6"/>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3283" calcext:value-type="string">
            <text:p>v3283</text:p>
          </table:table-cell>
          <table:table-cell table:style-name="ce89"/>
          <table:table-cell table:formula="of:=RANK([.X36];[.X34:.X43])+2" office:value-type="float" office:value="11" calcext:value-type="float">
            <text:p>11</text:p>
          </table:table-cell>
          <table:table-cell table:style-name="ce89" table:formula="of:=RAND()" office:value-type="float" office:value="0.0657704272621792" calcext:value-type="float">
            <text:p>0,065770427262179</text:p>
          </table:table-cell>
          <table:table-cell table:style-name="ce89" table:formula="of:=RANK([.Z36];[.Z36:.Z41])" office:value-type="float" office:value="1" calcext:value-type="float">
            <text:p>1</text:p>
          </table:table-cell>
          <table:table-cell table:style-name="ce89" table:formula="of:=RAND()" office:value-type="float" office:value="0.879134190310498" calcext:value-type="float">
            <text:p>0,879134190310498</text:p>
          </table:table-cell>
          <table:table-cell table:number-columns-repeated="996"/>
        </table:table-row>
        <table:table-row table:style-name="ro3">
          <table:table-cell table:style-name="ce51" table:formula="of:=CHOOSE([.Y36];2;4;8;0.2;0.4;0.8)" office:value-type="float" office:value="2" calcext:value-type="float">
            <text:p>2</text:p>
          </table:table-cell>
          <table:table-cell table:style-name="ce7" office:value-type="string" calcext:value-type="string">
            <text:p>×</text:p>
          </table:table-cell>
          <table:table-cell table:style-name="ce142" table:formula="of:=IF([.A37]=2;5*CHOOSE(RANDBETWEEN(1;3);1;10;0.1);IF([.A37]=4;25*CHOOSE(RANDBETWEEN(1;3);1;10;0.1);IF([.A37]=8;125*CHOOSE(RANDBETWEEN(1;3);1;10;0.1);IF([.A37]=0.2;5*CHOOSE(RANDBETWEEN(1;3);1;10;0.1);IF([.A37]=0.4;25*CHOOSE(RANDBETWEEN(1;3);1;10;0.1);IF([.A37]=0.8;125*CHOOSE(RANDBETWEEN(1;3);1;10;0.1)))))))" office:value-type="float" office:value="0.5" calcext:value-type="float">
            <text:p>0,5</text:p>
          </table:table-cell>
          <table:table-cell table:style-name="ce10" office:value-type="string" calcext:value-type="string">
            <text:p>=</text:p>
          </table:table-cell>
          <table:table-cell table:style-name="ce4" table:formula="of:=ROUND(RANDBETWEEN(1;9)*100+100*(0.6*RAND()+0.7);0)" office:value-type="float" office:value="1005" calcext:value-type="float">
            <text:p>1005</text:p>
          </table:table-cell>
          <table:table-cell table:style-name="ce7" office:value-type="string" calcext:value-type="string">
            <text:p>+</text:p>
          </table:table-cell>
          <table:table-cell table:style-name="ce7" table:formula="of:=ROUND(RANDBETWEEN(1;9)*100+100*(0.6*RAND()+0.7);0)" office:value-type="float" office:value="784" calcext:value-type="float">
            <text:p>784</text:p>
          </table:table-cell>
          <table:table-cell table:style-name="ce143" office:value-type="string" calcext:value-type="string">
            <text:p>≈</text:p>
          </table:table-cell>
          <table:table-cell table:style-name="ce51" table:formula="of:=RANDBETWEEN(11;50)" office:value-type="float" office:value="27" calcext:value-type="float">
            <text:p>27</text:p>
          </table:table-cell>
          <table:table-cell table:style-name="ce40" office:value-type="string" calcext:value-type="string">
            <text:p>×</text:p>
          </table:table-cell>
          <table:table-cell table:style-name="ce40" table:formula="of:=CHOOSE([.Y36];9;19;29;9;19;29)" office:value-type="float" office:value="9" calcext:value-type="float">
            <text:p>9</text:p>
          </table:table-cell>
          <table:table-cell table:style-name="ce118" office:value-type="string" calcext:value-type="string">
            <text:p>=</text:p>
          </table:table-cell>
          <table:table-cell table:style-name="ce4" table:formula="of:=(MOD([.Y37];4)+2)*(MOD([.Y37];5)+2)*([.Y36]+1)" office:value-type="float" office:value="32" calcext:value-type="float">
            <text:p>32</text:p>
          </table:table-cell>
          <table:table-cell table:style-name="ce9" office:value-type="string" calcext:value-type="string">
            <text:p>:</text:p>
          </table:table-cell>
          <table:table-cell table:style-name="ce20"/>
          <table:table-cell table:style-name="ce10"/>
          <table:table-cell/>
          <table:table-cell table:style-name="ce43" table:formula="of:=[.A37]*[.C37]" office:value-type="float" office:value="1" calcext:value-type="float">
            <text:p>1</text:p>
          </table:table-cell>
          <table:table-cell table:style-name="ce27" table:formula="of:=(ROUND([.E37]/100;0)+ROUND([.G37]/100;0))*100" office:value-type="float" office:value="1800" calcext:value-type="float">
            <text:p>1 800</text:p>
          </table:table-cell>
          <table:table-cell table:style-name="ce67" table:formula="of:=[.I37]*[.K37]" office:value-type="float" office:value="243" calcext:value-type="float">
            <text:p>243</text:p>
          </table:table-cell>
          <table:table-cell table:style-name="ce35" table:formula="of:=IF(MOD([.M37];2)=0;&quot;2;&quot;;&quot;&quot;)&amp;IF(MOD([.M37];3)=0;&quot;3;&quot;;&quot;&quot;)&amp;IF(MOD([.M37];4)=0;&quot;4;&quot;;&quot;&quot;)&amp;IF(MOD([.M37];5)=0;&quot;5;&quot;;&quot;&quot;)&amp;IF(MOD([.M37];6)=0;&quot;6;&quot;;&quot;&quot;)&amp;IF(MOD([.M37];7)=0;&quot;7;&quot;;&quot;&quot;)&amp;IF(MOD([.M37];8)=0;&quot;8;&quot;;&quot;&quot;)&amp;IF(MOD([.M37];9)=0;&quot;9;&quot;;&quot;&quot;)&amp;IF(MOD([.M37];10)=0;&quot;10;&quot;;&quot;&quot;)&amp;IF(MOD([.M37];12)=0;&quot;12;&quot;;&quot;&quot;)&amp;IF(MOD([.M37];16)=0;&quot;16;&quot;;&quot;&quot;)&amp;IF(MOD([.M37];25)=0;&quot;25;&quot;;&quot;&quot;)" office:value-type="string" office:string-value="2;4;8;16;" calcext:value-type="string">
            <text:p>2;4;8;16;</text:p>
          </table:table-cell>
          <table:table-cell/>
          <table:table-cell table:formula="of:=RANK([.X37];[.X34:.X43])+2" office:value-type="float" office:value="9" calcext:value-type="float">
            <text:p>9</text:p>
          </table:table-cell>
          <table:table-cell table:style-name="ce89" table:formula="of:=RAND()" office:value-type="float" office:value="0.32168502532659" calcext:value-type="float">
            <text:p>0,32168502532659</text:p>
          </table:table-cell>
          <table:table-cell table:formula="of:=RANK([.Z37];[.Z36:.Z41])" office:value-type="float" office:value="2" calcext:value-type="float">
            <text:p>2</text:p>
          </table:table-cell>
          <table:table-cell table:style-name="ce89" table:formula="of:=RAND()" office:value-type="float" office:value="0.814014187694488" calcext:value-type="float">
            <text:p>0,814014187694488</text:p>
          </table:table-cell>
          <table:table-cell table:number-columns-repeated="996"/>
        </table:table-row>
        <table:table-row table:style-name="ro3">
          <table:table-cell table:style-name="ce51" table:formula="of:=CHOOSE([.Y37];2;4;8;0.2;0.4;0.8)" office:value-type="float" office:value="4" calcext:value-type="float">
            <text:p>4</text:p>
          </table:table-cell>
          <table:table-cell table:style-name="ce7" office:value-type="string" calcext:value-type="string">
            <text:p>×</text:p>
          </table:table-cell>
          <table:table-cell table:style-name="ce142" table:formula="of:=IF([.A38]=2;5*CHOOSE(RANDBETWEEN(1;3);1;10;0.1);IF([.A38]=4;25*CHOOSE(RANDBETWEEN(1;3);1;10;0.1);IF([.A38]=8;125*CHOOSE(RANDBETWEEN(1;3);1;10;0.1);IF([.A38]=0.2;5*CHOOSE(RANDBETWEEN(1;3);1;10;0.1);IF([.A38]=0.4;25*CHOOSE(RANDBETWEEN(1;3);1;10;0.1);IF([.A38]=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774" calcext:value-type="float">
            <text:p>774</text:p>
          </table:table-cell>
          <table:table-cell table:style-name="ce7" office:value-type="string" calcext:value-type="string">
            <text:p>+</text:p>
          </table:table-cell>
          <table:table-cell table:style-name="ce7" table:formula="of:=ROUND(RANDBETWEEN(1;9)*100+100*(0.6*RAND()+0.7);0)" office:value-type="float" office:value="218" calcext:value-type="float">
            <text:p>218</text:p>
          </table:table-cell>
          <table:table-cell table:style-name="ce143" office:value-type="string" calcext:value-type="string">
            <text:p>≈</text:p>
          </table:table-cell>
          <table:table-cell table:style-name="ce51" table:formula="of:=RANDBETWEEN(11;50)" office:value-type="float" office:value="47" calcext:value-type="float">
            <text:p>47</text:p>
          </table:table-cell>
          <table:table-cell table:style-name="ce40" office:value-type="string" calcext:value-type="string">
            <text:p>×</text:p>
          </table:table-cell>
          <table:table-cell table:style-name="ce40" table:formula="of:=CHOOSE([.Y37];9;19;29;9;19;29)" office:value-type="float" office:value="19" calcext:value-type="float">
            <text:p>19</text:p>
          </table:table-cell>
          <table:table-cell table:style-name="ce118" office:value-type="string" calcext:value-type="string">
            <text:p>=</text:p>
          </table:table-cell>
          <table:table-cell table:style-name="ce4" table:formula="of:=(MOD([.Y38];4)+2)*(MOD([.Y38];5)+2)*([.Y37]+1)"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43" table:formula="of:=[.A38]*[.C38]" office:value-type="float" office:value="100" calcext:value-type="float">
            <text:p>100</text:p>
          </table:table-cell>
          <table:table-cell table:style-name="ce27" table:formula="of:=(ROUND([.E38]/100;0)+ROUND([.G38]/100;0))*100" office:value-type="float" office:value="1000" calcext:value-type="float">
            <text:p>1 000</text:p>
          </table:table-cell>
          <table:table-cell table:style-name="ce67" table:formula="of:=[.I38]*[.K38]" office:value-type="float" office:value="893" calcext:value-type="float">
            <text:p>893</text:p>
          </table:table-cell>
          <table:table-cell table:style-name="ce35" table:formula="of:=IF(MOD([.M38];2)=0;&quot;2;&quot;;&quot;&quot;)&amp;IF(MOD([.M38];3)=0;&quot;3;&quot;;&quot;&quot;)&amp;IF(MOD([.M38];4)=0;&quot;4;&quot;;&quot;&quot;)&amp;IF(MOD([.M38];5)=0;&quot;5;&quot;;&quot;&quot;)&amp;IF(MOD([.M38];6)=0;&quot;6;&quot;;&quot;&quot;)&amp;IF(MOD([.M38];7)=0;&quot;7;&quot;;&quot;&quot;)&amp;IF(MOD([.M38];8)=0;&quot;8;&quot;;&quot;&quot;)&amp;IF(MOD([.M38];9)=0;&quot;9;&quot;;&quot;&quot;)&amp;IF(MOD([.M38];10)=0;&quot;10;&quot;;&quot;&quot;)&amp;IF(MOD([.M38];12)=0;&quot;12;&quot;;&quot;&quot;)&amp;IF(MOD([.M38];16)=0;&quot;16;&quot;;&quot;&quot;)&amp;IF(MOD([.M38];25)=0;&quot;25;&quot;;&quot;&quot;)" office:value-type="string" office:string-value="2;3;4;6;9;12;" calcext:value-type="string">
            <text:p>2;3;4;6;9;12;</text:p>
          </table:table-cell>
          <table:table-cell/>
          <table:table-cell table:formula="of:=RANK([.X38];[.X34:.X43])+2" office:value-type="float" office:value="5" calcext:value-type="float">
            <text:p>5</text:p>
          </table:table-cell>
          <table:table-cell table:style-name="ce89" table:formula="of:=RAND()" office:value-type="float" office:value="0.613149883987791" calcext:value-type="float">
            <text:p>0,613149883987791</text:p>
          </table:table-cell>
          <table:table-cell table:formula="of:=RANK([.Z38];[.Z36:.Z41])" office:value-type="float" office:value="6" calcext:value-type="float">
            <text:p>6</text:p>
          </table:table-cell>
          <table:table-cell table:style-name="ce89" table:formula="of:=RAND()" office:value-type="float" office:value="0.109663636709212" calcext:value-type="float">
            <text:p>0,109663636709212</text:p>
          </table:table-cell>
          <table:table-cell table:number-columns-repeated="996"/>
        </table:table-row>
        <table:table-row table:style-name="ro3">
          <table:table-cell table:style-name="ce51" table:formula="of:=CHOOSE([.Y38];2;4;8;0.2;0.4;0.8)" office:value-type="float" office:value="0.8" calcext:value-type="float">
            <text:p>0,8</text:p>
          </table:table-cell>
          <table:table-cell table:style-name="ce7" office:value-type="string" calcext:value-type="string">
            <text:p>×</text:p>
          </table:table-cell>
          <table:table-cell table:style-name="ce142" table:formula="of:=IF([.A39]=2;5*CHOOSE(RANDBETWEEN(1;3);1;10;0.1);IF([.A39]=4;25*CHOOSE(RANDBETWEEN(1;3);1;10;0.1);IF([.A39]=8;125*CHOOSE(RANDBETWEEN(1;3);1;10;0.1);IF([.A39]=0.2;5*CHOOSE(RANDBETWEEN(1;3);1;10;0.1);IF([.A39]=0.4;25*CHOOSE(RANDBETWEEN(1;3);1;10;0.1);IF([.A39]=0.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693" calcext:value-type="float">
            <text:p>693</text:p>
          </table:table-cell>
          <table:table-cell table:style-name="ce7" office:value-type="string" calcext:value-type="string">
            <text:p>+</text:p>
          </table:table-cell>
          <table:table-cell table:style-name="ce7" table:formula="of:=ROUND(RANDBETWEEN(1;9)*100+100*(0.6*RAND()+0.7);0)" office:value-type="float" office:value="789" calcext:value-type="float">
            <text:p>789</text:p>
          </table:table-cell>
          <table:table-cell table:style-name="ce143" office:value-type="string" calcext:value-type="string">
            <text:p>≈</text:p>
          </table:table-cell>
          <table:table-cell table:style-name="ce51" table:formula="of:=RANDBETWEEN(11;50)" office:value-type="float" office:value="32" calcext:value-type="float">
            <text:p>32</text:p>
          </table:table-cell>
          <table:table-cell table:style-name="ce40" office:value-type="string" calcext:value-type="string">
            <text:p>×</text:p>
          </table:table-cell>
          <table:table-cell table:style-name="ce40" table:formula="of:=CHOOSE([.Y38];9;19;29;9;19;29)" office:value-type="float" office:value="29" calcext:value-type="float">
            <text:p>29</text:p>
          </table:table-cell>
          <table:table-cell table:style-name="ce118" office:value-type="string" calcext:value-type="string">
            <text:p>=</text:p>
          </table:table-cell>
          <table:table-cell table:style-name="ce4" table:formula="of:=(MOD([.Y39];4)+2)*(MOD([.Y39];5)+2)*([.Y38]+1)" office:value-type="float" office:value="175" calcext:value-type="float">
            <text:p>175</text:p>
          </table:table-cell>
          <table:table-cell table:style-name="ce9" office:value-type="string" calcext:value-type="string">
            <text:p>:</text:p>
          </table:table-cell>
          <table:table-cell table:style-name="ce20"/>
          <table:table-cell table:style-name="ce10"/>
          <table:table-cell/>
          <table:table-cell table:style-name="ce43" table:formula="of:=[.A39]*[.C39]" office:value-type="float" office:value="100" calcext:value-type="float">
            <text:p>100</text:p>
          </table:table-cell>
          <table:table-cell table:style-name="ce27" table:formula="of:=(ROUND([.E39]/100;0)+ROUND([.G39]/100;0))*100" office:value-type="float" office:value="1500" calcext:value-type="float">
            <text:p>1 500</text:p>
          </table:table-cell>
          <table:table-cell table:style-name="ce67" table:formula="of:=[.I39]*[.K39]" office:value-type="float" office:value="928" calcext:value-type="float">
            <text:p>928</text:p>
          </table:table-cell>
          <table:table-cell table:style-name="ce35" table:formula="of:=IF(MOD([.M39];2)=0;&quot;2;&quot;;&quot;&quot;)&amp;IF(MOD([.M39];3)=0;&quot;3;&quot;;&quot;&quot;)&amp;IF(MOD([.M39];4)=0;&quot;4;&quot;;&quot;&quot;)&amp;IF(MOD([.M39];5)=0;&quot;5;&quot;;&quot;&quot;)&amp;IF(MOD([.M39];6)=0;&quot;6;&quot;;&quot;&quot;)&amp;IF(MOD([.M39];7)=0;&quot;7;&quot;;&quot;&quot;)&amp;IF(MOD([.M39];8)=0;&quot;8;&quot;;&quot;&quot;)&amp;IF(MOD([.M39];9)=0;&quot;9;&quot;;&quot;&quot;)&amp;IF(MOD([.M39];10)=0;&quot;10;&quot;;&quot;&quot;)&amp;IF(MOD([.M39];12)=0;&quot;12;&quot;;&quot;&quot;)&amp;IF(MOD([.M39];16)=0;&quot;16;&quot;;&quot;&quot;)&amp;IF(MOD([.M39];25)=0;&quot;25;&quot;;&quot;&quot;)" office:value-type="string" office:string-value="5;7;25;" calcext:value-type="string">
            <text:p>5;7;25;</text:p>
          </table:table-cell>
          <table:table-cell/>
          <table:table-cell table:formula="of:=RANK([.X39];[.X34:.X43])+2" office:value-type="float" office:value="8" calcext:value-type="float">
            <text:p>8</text:p>
          </table:table-cell>
          <table:table-cell table:style-name="ce89" table:formula="of:=RAND()" office:value-type="float" office:value="0.335666022359612" calcext:value-type="float">
            <text:p>0,335666022359612</text:p>
          </table:table-cell>
          <table:table-cell table:formula="of:=RANK([.Z39];[.Z36:.Z41])" office:value-type="float" office:value="3" calcext:value-type="float">
            <text:p>3</text:p>
          </table:table-cell>
          <table:table-cell table:style-name="ce89" table:formula="of:=RAND()" office:value-type="float" office:value="0.78500292115647" calcext:value-type="float">
            <text:p>0,78500292115647</text:p>
          </table:table-cell>
          <table:table-cell table:number-columns-repeated="996"/>
        </table:table-row>
        <table:table-row table:style-name="ro3">
          <table:table-cell table:style-name="ce51" table:formula="of:=CHOOSE([.Y39];2;4;8;0.2;0.4;0.8)" office:value-type="float" office:value="8" calcext:value-type="float">
            <text:p>8</text:p>
          </table:table-cell>
          <table:table-cell table:style-name="ce7" office:value-type="string" calcext:value-type="string">
            <text:p>×</text:p>
          </table:table-cell>
          <table:table-cell table:style-name="ce142" table:formula="of:=IF([.A40]=2;5*CHOOSE(RANDBETWEEN(1;3);1;10;0.1);IF([.A40]=4;25*CHOOSE(RANDBETWEEN(1;3);1;10;0.1);IF([.A40]=8;125*CHOOSE(RANDBETWEEN(1;3);1;10;0.1);IF([.A40]=0.2;5*CHOOSE(RANDBETWEEN(1;3);1;10;0.1);IF([.A40]=0.4;25*CHOOSE(RANDBETWEEN(1;3);1;10;0.1);IF([.A40]=0.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917" calcext:value-type="float">
            <text:p>917</text:p>
          </table:table-cell>
          <table:table-cell table:style-name="ce7" office:value-type="string" calcext:value-type="string">
            <text:p>+</text:p>
          </table:table-cell>
          <table:table-cell table:style-name="ce7" table:formula="of:=ROUND(RANDBETWEEN(1;9)*100+100*(0.6*RAND()+0.7);0)" office:value-type="float" office:value="412" calcext:value-type="float">
            <text:p>412</text:p>
          </table:table-cell>
          <table:table-cell table:style-name="ce143" office:value-type="string" calcext:value-type="string">
            <text:p>≈</text:p>
          </table:table-cell>
          <table:table-cell table:style-name="ce51" table:formula="of:=RANDBETWEEN(11;50)" office:value-type="float" office:value="12" calcext:value-type="float">
            <text:p>12</text:p>
          </table:table-cell>
          <table:table-cell table:style-name="ce40" office:value-type="string" calcext:value-type="string">
            <text:p>×</text:p>
          </table:table-cell>
          <table:table-cell table:style-name="ce40" table:formula="of:=CHOOSE([.Y39];9;19;29;9;19;29)" office:value-type="float" office:value="29" calcext:value-type="float">
            <text:p>29</text:p>
          </table:table-cell>
          <table:table-cell table:style-name="ce118" office:value-type="string" calcext:value-type="string">
            <text:p>=</text:p>
          </table:table-cell>
          <table:table-cell table:style-name="ce4" table:formula="of:=(MOD([.Y40];4)+2)*(MOD([.Y40];5)+2)*([.Y39]+1)" office:value-type="float" office:value="24" calcext:value-type="float">
            <text:p>24</text:p>
          </table:table-cell>
          <table:table-cell table:style-name="ce9" office:value-type="string" calcext:value-type="string">
            <text:p>:</text:p>
          </table:table-cell>
          <table:table-cell table:style-name="ce20"/>
          <table:table-cell table:style-name="ce10"/>
          <table:table-cell/>
          <table:table-cell table:style-name="ce43" table:formula="of:=[.A40]*[.C40]" office:value-type="float" office:value="1000" calcext:value-type="float">
            <text:p>1 000</text:p>
          </table:table-cell>
          <table:table-cell table:style-name="ce27" table:formula="of:=(ROUND([.E40]/100;0)+ROUND([.G40]/100;0))*100" office:value-type="float" office:value="1300" calcext:value-type="float">
            <text:p>1 300</text:p>
          </table:table-cell>
          <table:table-cell table:style-name="ce67" table:formula="of:=[.I40]*[.K40]" office:value-type="float" office:value="348" calcext:value-type="float">
            <text:p>348</text:p>
          </table:table-cell>
          <table:table-cell table:style-name="ce35" table:formula="of:=IF(MOD([.M40];2)=0;&quot;2;&quot;;&quot;&quot;)&amp;IF(MOD([.M40];3)=0;&quot;3;&quot;;&quot;&quot;)&amp;IF(MOD([.M40];4)=0;&quot;4;&quot;;&quot;&quot;)&amp;IF(MOD([.M40];5)=0;&quot;5;&quot;;&quot;&quot;)&amp;IF(MOD([.M40];6)=0;&quot;6;&quot;;&quot;&quot;)&amp;IF(MOD([.M40];7)=0;&quot;7;&quot;;&quot;&quot;)&amp;IF(MOD([.M40];8)=0;&quot;8;&quot;;&quot;&quot;)&amp;IF(MOD([.M40];9)=0;&quot;9;&quot;;&quot;&quot;)&amp;IF(MOD([.M40];10)=0;&quot;10;&quot;;&quot;&quot;)&amp;IF(MOD([.M40];12)=0;&quot;12;&quot;;&quot;&quot;)&amp;IF(MOD([.M40];16)=0;&quot;16;&quot;;&quot;&quot;)&amp;IF(MOD([.M40];25)=0;&quot;25;&quot;;&quot;&quot;)" office:value-type="string" office:string-value="2;3;4;6;8;12;" calcext:value-type="string">
            <text:p>2;3;4;6;8;12;</text:p>
          </table:table-cell>
          <table:table-cell/>
          <table:table-cell table:formula="of:=RANK([.X40];[.X34:.X43])+2" office:value-type="float" office:value="7" calcext:value-type="float">
            <text:p>7</text:p>
          </table:table-cell>
          <table:table-cell table:style-name="ce89" table:formula="of:=RAND()" office:value-type="float" office:value="0.45470708535439" calcext:value-type="float">
            <text:p>0,45470708535439</text:p>
          </table:table-cell>
          <table:table-cell table:formula="of:=RANK([.Z40];[.Z36:.Z41])" office:value-type="float" office:value="5" calcext:value-type="float">
            <text:p>5</text:p>
          </table:table-cell>
          <table:table-cell table:style-name="ce89" table:formula="of:=RAND()" office:value-type="float" office:value="0.120773885951037" calcext:value-type="float">
            <text:p>0,120773885951037</text:p>
          </table:table-cell>
          <table:table-cell table:number-columns-repeated="996"/>
        </table:table-row>
        <table:table-row table:style-name="ro3">
          <table:table-cell table:style-name="ce51" table:formula="of:=CHOOSE([.Y40];2;4;8;0.2;0.4;0.8)" office:value-type="float" office:value="0.4" calcext:value-type="float">
            <text:p>0,4</text:p>
          </table:table-cell>
          <table:table-cell table:style-name="ce7" office:value-type="string" calcext:value-type="string">
            <text:p>×</text:p>
          </table:table-cell>
          <table:table-cell table:style-name="ce142" table:formula="of:=IF([.A41]=2;5*CHOOSE(RANDBETWEEN(1;3);1;10;0.1);IF([.A41]=4;25*CHOOSE(RANDBETWEEN(1;3);1;10;0.1);IF([.A41]=8;125*CHOOSE(RANDBETWEEN(1;3);1;10;0.1);IF([.A41]=0.2;5*CHOOSE(RANDBETWEEN(1;3);1;10;0.1);IF([.A41]=0.4;25*CHOOSE(RANDBETWEEN(1;3);1;10;0.1);IF([.A41]=0.8;125*CHOOSE(RANDBETWEEN(1;3);1;10;0.1)))))))" office:value-type="float" office:value="25" calcext:value-type="float">
            <text:p>25</text:p>
          </table:table-cell>
          <table:table-cell table:style-name="ce10" office:value-type="string" calcext:value-type="string">
            <text:p>=</text:p>
          </table:table-cell>
          <table:table-cell table:style-name="ce4" table:formula="of:=ROUND(RANDBETWEEN(1;9)*100+100*(0.6*RAND()+0.7);0)" office:value-type="float" office:value="476" calcext:value-type="float">
            <text:p>476</text:p>
          </table:table-cell>
          <table:table-cell table:style-name="ce7" office:value-type="string" calcext:value-type="string">
            <text:p>+</text:p>
          </table:table-cell>
          <table:table-cell table:style-name="ce7" table:formula="of:=ROUND(RANDBETWEEN(1;9)*100+100*(0.6*RAND()+0.7);0)" office:value-type="float" office:value="672" calcext:value-type="float">
            <text:p>672</text:p>
          </table:table-cell>
          <table:table-cell table:style-name="ce143" office:value-type="string" calcext:value-type="string">
            <text:p>≈</text:p>
          </table:table-cell>
          <table:table-cell table:style-name="ce51" table:formula="of:=RANDBETWEEN(11;50)" office:value-type="float" office:value="32" calcext:value-type="float">
            <text:p>32</text:p>
          </table:table-cell>
          <table:table-cell table:style-name="ce40" office:value-type="string" calcext:value-type="string">
            <text:p>×</text:p>
          </table:table-cell>
          <table:table-cell table:style-name="ce40" table:formula="of:=CHOOSE([.Y40];9;19;29;9;19;29)" office:value-type="float" office:value="19" calcext:value-type="float">
            <text:p>19</text:p>
          </table:table-cell>
          <table:table-cell table:style-name="ce118" office:value-type="string" calcext:value-type="string">
            <text:p>=</text:p>
          </table:table-cell>
          <table:table-cell table:style-name="ce4" table:formula="of:=(MOD([.Y41];4)+2)*(MOD([.Y41];5)+2)*([.Y40]+1)"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43" table:formula="of:=[.A41]*[.C41]" office:value-type="float" office:value="10" calcext:value-type="float">
            <text:p>10</text:p>
          </table:table-cell>
          <table:table-cell table:style-name="ce27" table:formula="of:=(ROUND([.E41]/100;0)+ROUND([.G41]/100;0))*100" office:value-type="float" office:value="1200" calcext:value-type="float">
            <text:p>1 200</text:p>
          </table:table-cell>
          <table:table-cell table:style-name="ce67" table:formula="of:=[.I41]*[.K41]" office:value-type="float" office:value="608" calcext:value-type="float">
            <text:p>608</text:p>
          </table:table-cell>
          <table:table-cell table:style-name="ce35" table:formula="of:=IF(MOD([.M41];2)=0;&quot;2;&quot;;&quot;&quot;)&amp;IF(MOD([.M41];3)=0;&quot;3;&quot;;&quot;&quot;)&amp;IF(MOD([.M41];4)=0;&quot;4;&quot;;&quot;&quot;)&amp;IF(MOD([.M41];5)=0;&quot;5;&quot;;&quot;&quot;)&amp;IF(MOD([.M41];6)=0;&quot;6;&quot;;&quot;&quot;)&amp;IF(MOD([.M41];7)=0;&quot;7;&quot;;&quot;&quot;)&amp;IF(MOD([.M41];8)=0;&quot;8;&quot;;&quot;&quot;)&amp;IF(MOD([.M41];9)=0;&quot;9;&quot;;&quot;&quot;)&amp;IF(MOD([.M41];10)=0;&quot;10;&quot;;&quot;&quot;)&amp;IF(MOD([.M41];12)=0;&quot;12;&quot;;&quot;&quot;)&amp;IF(MOD([.M41];16)=0;&quot;16;&quot;;&quot;&quot;)&amp;IF(MOD([.M41];25)=0;&quot;25;&quot;;&quot;&quot;)" office:value-type="string" office:string-value="2;3;4;6;8;9;12;" calcext:value-type="string">
            <text:p>2;3;4;6;8;9;12;</text:p>
          </table:table-cell>
          <table:table-cell/>
          <table:table-cell table:formula="of:=RANK([.X41];[.X34:.X43])+2" office:value-type="float" office:value="6" calcext:value-type="float">
            <text:p>6</text:p>
          </table:table-cell>
          <table:table-cell table:style-name="ce89" table:formula="of:=RAND()" office:value-type="float" office:value="0.519460107965738" calcext:value-type="float">
            <text:p>0,519460107965738</text:p>
          </table:table-cell>
          <table:table-cell table:formula="of:=RANK([.Z41];[.Z36:.Z41])" office:value-type="float" office:value="4" calcext:value-type="float">
            <text:p>4</text:p>
          </table:table-cell>
          <table:table-cell table:style-name="ce89" table:formula="of:=RAND()" office:value-type="float" office:value="0.391020286218784" calcext:value-type="float">
            <text:p>0,39102028621878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4" calcext:value-type="float">
            <text:p>4</text:p>
          </table:table-cell>
          <table:table-cell table:style-name="ce89" table:formula="of:=RAND()" office:value-type="float" office:value="0.776712966711889" calcext:value-type="float">
            <text:p>0,776712966711889</text:p>
          </table:table-cell>
          <table:table-cell table:number-columns-repeated="998"/>
        </table:table-row>
        <table:table-row table:style-name="ro4">
          <table:table-cell table:number-columns-repeated="22"/>
          <table:table-cell table:formula="of:=RANK([.X43];[.X34:.X43])+2" office:value-type="float" office:value="10" calcext:value-type="float">
            <text:p>10</text:p>
          </table:table-cell>
          <table:table-cell table:style-name="ce89" table:formula="of:=RAND()" office:value-type="float" office:value="0.166465887849017" calcext:value-type="float">
            <text:p>0,166465887849017</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Ceinture Noire 1" table:style-name="ta7" table:print-ranges="'Ceinture Noire 1'.A1:'Ceinture Noire 1'.R44 'Ceinture Noire 1'.T1:'Ceinture Noire 1'.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1?language=Basic&amp;location=document" xlink:type="simple"/>
              </office:event-listeners>
            </form:button>
          </form:form>
        </office:forms>
        <table:shapes>
          <draw:control draw:z-index="0" draw:style-name="gr7" draw:text-style-name="P2" svg:width="16.51mm" svg:height="7.49mm" svg:x="454.95mm" svg:y="7.84mm" draw:control="control7"/>
        </table:shapes>
        <table:table-column table:style-name="co4" table:default-cell-style-name="Default"/>
        <table:table-column table:style-name="co14" table:default-cell-style-name="Default"/>
        <table:table-column table:style-name="co78" table:default-cell-style-name="Default"/>
        <table:table-column table:style-name="co14" table:default-cell-style-name="Default"/>
        <table:table-column table:style-name="co78" table:default-cell-style-name="Default"/>
        <table:table-column table:style-name="co71" table:default-cell-style-name="Default"/>
        <table:table-column table:style-name="co25" table:default-cell-style-name="Default"/>
        <table:table-column table:style-name="co6"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1" table:number-columns-repeated="2" table:default-cell-style-name="Default"/>
        <table:table-column table:style-name="co69" table:default-cell-style-name="Default"/>
        <table:table-column table:style-name="co85" table:default-cell-style-name="Default"/>
        <table:table-column table:style-name="co86" table:default-cell-style-name="Default"/>
        <table:table-column table:style-name="co65" table:default-cell-style-name="Default"/>
        <table:table-column table:style-name="co71" table:default-cell-style-name="Default"/>
        <table:table-column table:style-name="co87" table:default-cell-style-name="Default"/>
        <table:table-column table:style-name="co65" table:default-cell-style-name="Default"/>
        <table:table-column table:style-name="co7" table:default-cell-style-name="Default"/>
        <table:table-column table:style-name="co20" table:default-cell-style-name="Default"/>
        <table:table-column table:style-name="co88" table:default-cell-style-name="Default"/>
        <table:table-column table:style-name="co22" table:default-cell-style-name="Default"/>
        <table:table-column table:style-name="co12" table:number-columns-repeated="997" table:default-cell-style-name="Default"/>
        <table:table-row table:style-name="ro2">
          <table:table-cell table:style-name="ce146" office:value-type="string" calcext:value-type="string" table:number-columns-spanned="6" table:number-rows-spanned="2">
            <text:p>CEINTURE</text:p>
            <text:p>NOIRE 1</text:p>
          </table:table-cell>
          <table:covered-table-cell table:number-columns-repeated="5"/>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3" calcext:value-type="float">
            <text:p>3</text:p>
          </table:table-cell>
          <table:table-cell table:style-name="ce89" table:formula="of:=RAND()" office:value-type="float" office:value="0.88313529853579" calcext:value-type="float">
            <text:p>0,88313529853579</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2" table:number-rows-spanned="1">
            <text:p>Classe :</text:p>
          </table:table-cell>
          <table:covered-table-cell table:style-name="ce88"/>
          <table:table-cell table:style-name="ce22" table:formula="of:=&quot;v&quot;&amp;ROUND(RAND()*10000;0)" office:value-type="string" office:string-value="v9330" calcext:value-type="string">
            <text:p>v9330</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Z2];[.Z1:.Z10])+2" office:value-type="float" office:value="11" calcext:value-type="float">
            <text:p>11</text:p>
          </table:table-cell>
          <table:table-cell table:style-name="ce89" table:formula="of:=RAND()" office:value-type="float" office:value="0.12098150367519" calcext:value-type="float">
            <text:p>0,12098150367519</text:p>
          </table:table-cell>
          <table:table-cell table:number-columns-repeated="998"/>
        </table:table-row>
        <table:table-row table:style-name="ro1">
          <table:table-cell table:style-name="ce37" office:value-type="string" calcext:value-type="string" table:number-columns-spanned="6" table:number-rows-spanned="1">
            <text:p>Produit astucieux</text:p>
          </table:table-cell>
          <table:covered-table-cell table:number-columns-repeated="5" table:style-name="ce38"/>
          <table:table-cell table:style-name="ce37" office:value-type="string" calcext:value-type="string" table:number-columns-spanned="4" table:number-rows-spanned="1">
            <text:p>Encadrer entre deux entiers</text:p>
          </table:table-cell>
          <table:covered-table-cell table:number-columns-repeated="3" table:style-name="ce38"/>
          <table:table-cell table:style-name="ce37" office:value-type="string" calcext:value-type="string" table:number-columns-spanned="4" table:number-rows-spanned="1">
            <text:p>Comparer</text:p>
          </table:table-cell>
          <table:covered-table-cell table:number-columns-repeated="3" table:style-name="ce38"/>
          <table:table-cell table:style-name="ce37" office:value-type="string" calcext:value-type="string" table:number-columns-spanned="4" table:number-rows-spanned="1">
            <text:p>Complément à l’entier supérieur</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 office:value-type="string" office:string-value="AA" calcext:value-type="string">
            <text:p>AA</text:p>
          </table:table-cell>
          <table:table-cell table:style-name="ce99"/>
          <table:table-cell table:style-name="ce102" table:formula="of:=[.R2]" office:value-type="string" office:string-value="v9330" calcext:value-type="string">
            <text:p>v9330</text:p>
          </table:table-cell>
          <table:table-cell table:style-name="ce89"/>
          <table:table-cell table:formula="of:=RANK([.Z3];[.Z1:.Z10])+2" office:value-type="float" office:value="6" calcext:value-type="float">
            <text:p>6</text:p>
          </table:table-cell>
          <table:table-cell table:style-name="ce89" table:formula="of:=RAND()" office:value-type="float" office:value="0.702408688194944" calcext:value-type="float">
            <text:p>0,702408688194944</text:p>
          </table:table-cell>
          <table:table-cell table:style-name="ce89" table:formula="of:=RANK([.AB3];[.AB3:.AB8])" office:value-type="float" office:value="1" calcext:value-type="float">
            <text:p>1</text:p>
          </table:table-cell>
          <table:table-cell table:style-name="ce89" table:formula="of:=RAND()" office:value-type="float" office:value="0.99674683023581" calcext:value-type="float">
            <text:p>0,99674683023581</text:p>
          </table:table-cell>
          <table:table-cell table:style-name="ce89" table:number-columns-repeated="996"/>
        </table:table-row>
        <table:table-row table:style-name="ro3">
          <table:table-cell table:style-name="ce51" table:formula="of:=CHOOSE([.AA3];2;4;8;0.2;0.4;0.8)" office:value-type="float" office:value="2" calcext:value-type="float">
            <text:p>2</text:p>
          </table:table-cell>
          <table:table-cell table:style-name="ce7" office:value-type="string" calcext:value-type="string">
            <text:p>×</text:p>
          </table:table-cell>
          <table:table-cell table:style-name="ce149" table:formula="of:=IF([.A4]=2;5*CHOOSE(RANDBETWEEN(1;3);1;10;0.1);IF([.A4]=4;25*CHOOSE(RANDBETWEEN(1;3);1;10;0.1);IF([.A4]=8;125*CHOOSE(RANDBETWEEN(1;3);1;10;0.1);IF([.A4]=0.2;5*CHOOSE(RANDBETWEEN(1;3);1;10;0.1);IF([.A4]=0.4;25*CHOOSE(RANDBETWEEN(1;3);1;10;0.1);IF([.A4]=0.8;125*CHOOSE(RANDBETWEEN(1;3);1;10;0.1)))))))" office:value-type="float" office:value="0.5" calcext:value-type="float">
            <text:p>0,5</text:p>
          </table:table-cell>
          <table:table-cell table:style-name="ce142" office:value-type="string" calcext:value-type="string">
            <text:p>×</text:p>
          </table:table-cell>
          <table:table-cell table:style-name="ce7" table:formula="of:=ROUND(RAND()*CHOOSE(RANDBETWEEN(1;2);10;100);RANDBETWEEN(1;2))" office:value-type="float" office:value="2.7" calcext:value-type="float">
            <text:p>2,7</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4]=1;RANDBETWEEN(2;6);IF([.AA4]=2;RANDBETWEEN(7;12);IF([.AA4]=3;RANDBETWEEN(13;17);IF([.AA4]=4;RANDBETWEEN(18;22);IF([.AA4]=5;RANDBETWEEN(23;26);RANDBETWEEN(27;30))))))" office:value-type="float" office:value="28" calcext:value-type="float">
            <text:p>28</text:p>
          </table:table-cell>
          <table:table-cell table:style-name="ce9" office:value-type="string" calcext:value-type="string">
            <text:p>/</text:p>
          </table:table-cell>
          <table:table-cell table:style-name="ce152" table:formula="of:=RANDBETWEEN(2;9)" office:value-type="float" office:value="3" calcext:value-type="float">
            <text:p>3 &lt;</text:p>
          </table:table-cell>
          <table:table-cell table:style-name="ce153" table:formula="of:=ROUND(RAND()*CHOOSE(RANDBETWEEN(1;2);10;100);RANDBETWEEN(1;2))" office:value-type="float" office:value="45.33" calcext:value-type="float">
            <text:p>45,33</text:p>
          </table:table-cell>
          <table:table-cell table:style-name="ce7"/>
          <table:table-cell table:style-name="ce9"/>
          <table:table-cell table:style-name="ce154" table:formula="of:=[.K4]+(ROUND(RAND()*0.2;2)-0.1)*CHOOSE(RANDBETWEEN(1;2);1;10)" office:value-type="float" office:value="45.83" calcext:value-type="float">
            <text:p>45,83</text:p>
          </table:table-cell>
          <table:table-cell table:style-name="ce150" table:formula="of:=ROUND(RAND()*CHOOSE(RANDBETWEEN(1;2);10;100);RANDBETWEEN(1;2))" office:value-type="float" office:value="53.26" calcext:value-type="float">
            <text:p>53,26</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4];1)" office:value-type="float" office:value="54" calcext:value-type="float">
            <text:p>54</text:p>
          </table:table-cell>
          <table:table-cell/>
          <table:table-cell table:style-name="ce69" table:formula="of:=[.A4]*[.C4]*[.E4]" office:value-type="float" office:value="2.7" calcext:value-type="float">
            <text:p>2,7</text:p>
          </table:table-cell>
          <table:table-cell table:style-name="ce27" table:formula="of:=QUOTIENT([.H4];[.J4])&amp;&quot;≤...&lt;&quot;&amp;(QUOTIENT([.H4];[.J4])+1)" office:value-type="string" office:string-value="9≤...&lt;10" calcext:value-type="string">
            <text:p>9≤...&lt;10</text:p>
          </table:table-cell>
          <table:table-cell table:style-name="ce57" table:formula="of:=[.K4]&amp;IF([.K4]&lt;[.N4];&quot;&lt;&quot;;IF([.K4]&gt;[.N4];&quot;&gt;&quot;;&quot;=&quot;))&amp;[.N4]" office:value-type="string" office:string-value="45,33&lt;45,83" calcext:value-type="string">
            <text:p>45,33&lt;45,83</text:p>
          </table:table-cell>
          <table:table-cell table:style-name="ce155" table:formula="of:=[.R4]-[.O4]" office:value-type="float" office:value="0.740000000000002" calcext:value-type="float">
            <text:p>0,74</text:p>
          </table:table-cell>
          <table:table-cell/>
          <table:table-cell table:formula="of:=RANK([.Z4];[.Z1:.Z10])+2" office:value-type="float" office:value="10" calcext:value-type="float">
            <text:p>10</text:p>
          </table:table-cell>
          <table:table-cell table:style-name="ce89" table:formula="of:=RAND()" office:value-type="float" office:value="0.196487055864233" calcext:value-type="float">
            <text:p>0,196487055864233</text:p>
          </table:table-cell>
          <table:table-cell table:formula="of:=RANK([.AB4];[.AB3:.AB8])" office:value-type="float" office:value="6" calcext:value-type="float">
            <text:p>6</text:p>
          </table:table-cell>
          <table:table-cell table:style-name="ce89" table:formula="of:=RAND()" office:value-type="float" office:value="0.199199177458225" calcext:value-type="float">
            <text:p>0,199199177458225</text:p>
          </table:table-cell>
          <table:table-cell table:number-columns-repeated="996"/>
        </table:table-row>
        <table:table-row table:style-name="ro3">
          <table:table-cell table:style-name="ce51" table:formula="of:=CHOOSE([.AA4];2;4;8;0.2;0.4;0.8)" office:value-type="float" office:value="0.8" calcext:value-type="float">
            <text:p>0,8</text:p>
          </table:table-cell>
          <table:table-cell table:style-name="ce7" office:value-type="string" calcext:value-type="string">
            <text:p>×</text:p>
          </table:table-cell>
          <table:table-cell table:style-name="ce150" table:formula="of:=ROUND(RAND()*CHOOSE(RANDBETWEEN(1;2);10;100);RANDBETWEEN(1;2))" office:value-type="float" office:value="44.95" calcext:value-type="float">
            <text:p>44,95</text:p>
          </table:table-cell>
          <table:table-cell table:style-name="ce142" office:value-type="string" calcext:value-type="string">
            <text:p>×</text:p>
          </table:table-cell>
          <table:table-cell table:style-name="ce149" table:formula="of:=IF([.A5]=2;5*CHOOSE(RANDBETWEEN(1;3);1;10;0.1);IF([.A5]=4;25*CHOOSE(RANDBETWEEN(1;3);1;10;0.1);IF([.A5]=8;125*CHOOSE(RANDBETWEEN(1;3);1;10;0.1);IF([.A5]=0.2;5*CHOOSE(RANDBETWEEN(1;3);1;10;0.1);IF([.A5]=0.4;25*CHOOSE(RANDBETWEEN(1;3);1;10;0.1);IF([.A5]=0.8;125*CHOOSE(RANDBETWEEN(1;3);1;10;0.1)))))))" office:value-type="float" office:value="12.5" calcext:value-type="float">
            <text:p>12,5</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5]=1;RANDBETWEEN(2;6);IF([.AA5]=2;RANDBETWEEN(7;12);IF([.AA5]=3;RANDBETWEEN(13;17);IF([.AA5]=4;RANDBETWEEN(18;22);IF([.AA5]=5;RANDBETWEEN(23;26);RANDBETWEEN(27;30))))))" office:value-type="float" office:value="19" calcext:value-type="float">
            <text:p>19</text:p>
          </table:table-cell>
          <table:table-cell table:style-name="ce9" office:value-type="string" calcext:value-type="string">
            <text:p>/</text:p>
          </table:table-cell>
          <table:table-cell table:style-name="ce152" table:formula="of:=RANDBETWEEN(2;9)" office:value-type="float" office:value="7" calcext:value-type="float">
            <text:p>7 &lt;</text:p>
          </table:table-cell>
          <table:table-cell table:style-name="ce153" table:formula="of:=ROUND(RAND()*CHOOSE(RANDBETWEEN(1;2);10;100);RANDBETWEEN(1;2))" office:value-type="float" office:value="35.2" calcext:value-type="float">
            <text:p>35,2</text:p>
          </table:table-cell>
          <table:table-cell table:style-name="ce7"/>
          <table:table-cell table:style-name="ce9"/>
          <table:table-cell table:style-name="ce154" table:formula="of:=[.K5]+(ROUND(RAND()*0.2;2)-0.1)*CHOOSE(RANDBETWEEN(1;2);1;10)" office:value-type="float" office:value="34.3" calcext:value-type="float">
            <text:p>34,3</text:p>
          </table:table-cell>
          <table:table-cell table:style-name="ce150" table:formula="of:=ROUND(RAND()*CHOOSE(RANDBETWEEN(1;2);10;100);RANDBETWEEN(1;2))" office:value-type="float" office:value="8.5" calcext:value-type="float">
            <text:p>8,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5];1)" office:value-type="float" office:value="9" calcext:value-type="float">
            <text:p>9</text:p>
          </table:table-cell>
          <table:table-cell/>
          <table:table-cell table:style-name="ce69" table:formula="of:=[.A5]*[.C5]*[.E5]" office:value-type="float" office:value="449.5" calcext:value-type="float">
            <text:p>449,5</text:p>
          </table:table-cell>
          <table:table-cell table:style-name="ce27" table:formula="of:=QUOTIENT([.H5];[.J5])&amp;&quot;≤...&lt;&quot;&amp;(QUOTIENT([.H5];[.J5])+1)" office:value-type="string" office:string-value="2≤...&lt;3" calcext:value-type="string">
            <text:p>2≤...&lt;3</text:p>
          </table:table-cell>
          <table:table-cell table:style-name="ce57" table:formula="of:=[.K5]&amp;IF([.K5]&lt;[.N5];&quot;&lt;&quot;;IF([.K5]&gt;[.N5];&quot;&gt;&quot;;&quot;=&quot;))&amp;[.N5]" office:value-type="string" office:string-value="35,2&gt;34,3" calcext:value-type="string">
            <text:p>35,2&gt;34,3</text:p>
          </table:table-cell>
          <table:table-cell table:style-name="ce155" table:formula="of:=[.R5]-[.O5]" office:value-type="float" office:value="0.5" calcext:value-type="float">
            <text:p>0,5</text:p>
          </table:table-cell>
          <table:table-cell/>
          <table:table-cell table:formula="of:=RANK([.Z5];[.Z1:.Z10])+2" office:value-type="float" office:value="7" calcext:value-type="float">
            <text:p>7</text:p>
          </table:table-cell>
          <table:table-cell table:style-name="ce89" table:formula="of:=RAND()" office:value-type="float" office:value="0.341565615567267" calcext:value-type="float">
            <text:p>0,341565615567267</text:p>
          </table:table-cell>
          <table:table-cell table:formula="of:=RANK([.AB5];[.AB3:.AB8])" office:value-type="float" office:value="4" calcext:value-type="float">
            <text:p>4</text:p>
          </table:table-cell>
          <table:table-cell table:style-name="ce89" table:formula="of:=RAND()" office:value-type="float" office:value="0.488947337879049" calcext:value-type="float">
            <text:p>0,488947337879049</text:p>
          </table:table-cell>
          <table:table-cell table:number-columns-repeated="996"/>
        </table:table-row>
        <table:table-row table:style-name="ro3">
          <table:table-cell table:style-name="ce147" table:formula="of:=IF([.E6]=2;5*CHOOSE(RANDBETWEEN(1;3);1;10;0.1);IF([.E6]=4;25*CHOOSE(RANDBETWEEN(1;3);1;10;0.1);IF([.E6]=8;125*CHOOSE(RANDBETWEEN(1;3);1;10;0.1);IF([.E6]=0.2;5*CHOOSE(RANDBETWEEN(1;3);1;10;0.1);IF([.E6]=0.4;25*CHOOSE(RANDBETWEEN(1;3);1;10;0.1);IF([.E6]=0.8;125*CHOOSE(RANDBETWEEN(1;3);1;10;0.1)))))))" office:value-type="float" office:value="5" calcext:value-type="float">
            <text:p>5</text:p>
          </table:table-cell>
          <table:table-cell table:style-name="ce7" office:value-type="string" calcext:value-type="string">
            <text:p>×</text:p>
          </table:table-cell>
          <table:table-cell table:style-name="ce150" table:formula="of:=ROUND(RAND()*CHOOSE(RANDBETWEEN(1;2);10;100);RANDBETWEEN(1;2))" office:value-type="float" office:value="83.9" calcext:value-type="float">
            <text:p>83,9</text:p>
          </table:table-cell>
          <table:table-cell table:style-name="ce142" office:value-type="string" calcext:value-type="string">
            <text:p>×</text:p>
          </table:table-cell>
          <table:table-cell table:style-name="ce40" table:formula="of:=CHOOSE([.AA5];2;4;8;0.2;0.4;0.8)" office:value-type="float" office:value="0.2" calcext:value-type="float">
            <text:p>0,2</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6]=1;RANDBETWEEN(2;6);IF([.AA6]=2;RANDBETWEEN(7;12);IF([.AA6]=3;RANDBETWEEN(13;17);IF([.AA6]=4;RANDBETWEEN(18;22);IF([.AA6]=5;RANDBETWEEN(23;26);RANDBETWEEN(27;30))))))" office:value-type="float" office:value="26" calcext:value-type="float">
            <text:p>26</text:p>
          </table:table-cell>
          <table:table-cell table:style-name="ce9" office:value-type="string" calcext:value-type="string">
            <text:p>/</text:p>
          </table:table-cell>
          <table:table-cell table:style-name="ce152" table:formula="of:=RANDBETWEEN(2;9)" office:value-type="float" office:value="3" calcext:value-type="float">
            <text:p>3 &lt;</text:p>
          </table:table-cell>
          <table:table-cell table:style-name="ce153" table:formula="of:=ROUND(RAND()*CHOOSE(RANDBETWEEN(1;2);10;100);RANDBETWEEN(1;2))" office:value-type="float" office:value="7.7" calcext:value-type="float">
            <text:p>7,7</text:p>
          </table:table-cell>
          <table:table-cell table:style-name="ce7"/>
          <table:table-cell table:style-name="ce9"/>
          <table:table-cell table:style-name="ce154" table:formula="of:=[.K6]+(ROUND(RAND()*0.2;2)-0.1)*CHOOSE(RANDBETWEEN(1;2);1;10)" office:value-type="float" office:value="7.2" calcext:value-type="float">
            <text:p>7,2</text:p>
          </table:table-cell>
          <table:table-cell table:style-name="ce150" table:formula="of:=ROUND(RAND()*CHOOSE(RANDBETWEEN(1;2);10;100);RANDBETWEEN(1;2))" office:value-type="float" office:value="5.7" calcext:value-type="float">
            <text:p>5,7</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6];1)" office:value-type="float" office:value="6" calcext:value-type="float">
            <text:p>6</text:p>
          </table:table-cell>
          <table:table-cell/>
          <table:table-cell table:style-name="ce69" table:formula="of:=[.A6]*[.C6]*[.E6]" office:value-type="float" office:value="83.9" calcext:value-type="float">
            <text:p>83,9</text:p>
          </table:table-cell>
          <table:table-cell table:style-name="ce27" table:formula="of:=QUOTIENT([.H6];[.J6])&amp;&quot;≤...&lt;&quot;&amp;(QUOTIENT([.H6];[.J6])+1)" office:value-type="string" office:string-value="8≤...&lt;9" calcext:value-type="string">
            <text:p>8≤...&lt;9</text:p>
          </table:table-cell>
          <table:table-cell table:style-name="ce57" table:formula="of:=[.K6]&amp;IF([.K6]&lt;[.N6];&quot;&lt;&quot;;IF([.K6]&gt;[.N6];&quot;&gt;&quot;;&quot;=&quot;))&amp;[.N6]" office:value-type="string" office:string-value="7,7&gt;7,2" calcext:value-type="string">
            <text:p>7,7&gt;7,2</text:p>
          </table:table-cell>
          <table:table-cell table:style-name="ce155" table:formula="of:=[.R6]-[.O6]" office:value-type="float" office:value="0.3" calcext:value-type="float">
            <text:p>0,3</text:p>
          </table:table-cell>
          <table:table-cell/>
          <table:table-cell table:formula="of:=RANK([.Z6];[.Z1:.Z10])+2" office:value-type="float" office:value="9" calcext:value-type="float">
            <text:p>9</text:p>
          </table:table-cell>
          <table:table-cell table:style-name="ce89" table:formula="of:=RAND()" office:value-type="float" office:value="0.287819750195703" calcext:value-type="float">
            <text:p>0,287819750195703</text:p>
          </table:table-cell>
          <table:table-cell table:formula="of:=RANK([.AB6];[.AB3:.AB8])" office:value-type="float" office:value="5" calcext:value-type="float">
            <text:p>5</text:p>
          </table:table-cell>
          <table:table-cell table:style-name="ce89" table:formula="of:=RAND()" office:value-type="float" office:value="0.386904472163671" calcext:value-type="float">
            <text:p>0,386904472163671</text:p>
          </table:table-cell>
          <table:table-cell table:number-columns-repeated="996"/>
        </table:table-row>
        <table:table-row table:style-name="ro3">
          <table:table-cell table:style-name="ce148" table:formula="of:=ROUND(RAND()*CHOOSE(RANDBETWEEN(1;2);10;100);RANDBETWEEN(1;2))" office:value-type="float" office:value="5.7" calcext:value-type="float">
            <text:p>5,7</text:p>
          </table:table-cell>
          <table:table-cell table:style-name="ce7" office:value-type="string" calcext:value-type="string">
            <text:p>×</text:p>
          </table:table-cell>
          <table:table-cell table:style-name="ce149" table:formula="of:=IF([.E7]=2;5*CHOOSE(RANDBETWEEN(1;3);1;10;0.1);IF([.E7]=4;25*CHOOSE(RANDBETWEEN(1;3);1;10;0.1);IF([.E7]=8;125*CHOOSE(RANDBETWEEN(1;3);1;10;0.1);IF([.E7]=0.2;5*CHOOSE(RANDBETWEEN(1;3);1;10;0.1);IF([.E7]=0.4;25*CHOOSE(RANDBETWEEN(1;3);1;10;0.1);IF([.E7]=0.8;125*CHOOSE(RANDBETWEEN(1;3);1;10;0.1)))))))" office:value-type="float" office:value="250" calcext:value-type="float">
            <text:p>250</text:p>
          </table:table-cell>
          <table:table-cell table:style-name="ce142" office:value-type="string" calcext:value-type="string">
            <text:p>×</text:p>
          </table:table-cell>
          <table:table-cell table:style-name="ce40" table:formula="of:=CHOOSE([.AA6];2;4;8;0.2;0.4;0.8)" office:value-type="float" office:value="0.4" calcext:value-type="float">
            <text:p>0,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7]=1;RANDBETWEEN(2;6);IF([.AA7]=2;RANDBETWEEN(7;12);IF([.AA7]=3;RANDBETWEEN(13;17);IF([.AA7]=4;RANDBETWEEN(18;22);IF([.AA7]=5;RANDBETWEEN(23;26);RANDBETWEEN(27;30))))))" office:value-type="float" office:value="8" calcext:value-type="float">
            <text:p>8</text:p>
          </table:table-cell>
          <table:table-cell table:style-name="ce9" office:value-type="string" calcext:value-type="string">
            <text:p>/</text:p>
          </table:table-cell>
          <table:table-cell table:style-name="ce152" table:formula="of:=RANDBETWEEN(2;9)" office:value-type="float" office:value="6" calcext:value-type="float">
            <text:p>6 &lt;</text:p>
          </table:table-cell>
          <table:table-cell table:style-name="ce153" table:formula="of:=ROUND(RAND()*CHOOSE(RANDBETWEEN(1;2);10;100);RANDBETWEEN(1;2))" office:value-type="float" office:value="6.61" calcext:value-type="float">
            <text:p>6,61</text:p>
          </table:table-cell>
          <table:table-cell table:style-name="ce7"/>
          <table:table-cell table:style-name="ce9"/>
          <table:table-cell table:style-name="ce154" table:formula="of:=[.K7]+(ROUND(RAND()*0.2;2)-0.1)*CHOOSE(RANDBETWEEN(1;2);1;10)" office:value-type="float" office:value="6.11" calcext:value-type="float">
            <text:p>6,11</text:p>
          </table:table-cell>
          <table:table-cell table:style-name="ce150" table:formula="of:=ROUND(RAND()*CHOOSE(RANDBETWEEN(1;2);10;100);RANDBETWEEN(1;2))" office:value-type="float" office:value="9.87" calcext:value-type="float">
            <text:p>9,87</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7];1)" office:value-type="float" office:value="10" calcext:value-type="float">
            <text:p>10</text:p>
          </table:table-cell>
          <table:table-cell/>
          <table:table-cell table:style-name="ce69" table:formula="of:=[.A7]*[.C7]*[.E7]" office:value-type="float" office:value="570" calcext:value-type="float">
            <text:p>570</text:p>
          </table:table-cell>
          <table:table-cell table:style-name="ce27" table:formula="of:=QUOTIENT([.H7];[.J7])&amp;&quot;≤...&lt;&quot;&amp;(QUOTIENT([.H7];[.J7])+1)" office:value-type="string" office:string-value="1≤...&lt;2" calcext:value-type="string">
            <text:p>1≤...&lt;2</text:p>
          </table:table-cell>
          <table:table-cell table:style-name="ce57" table:formula="of:=[.K7]&amp;IF([.K7]&lt;[.N7];&quot;&lt;&quot;;IF([.K7]&gt;[.N7];&quot;&gt;&quot;;&quot;=&quot;))&amp;[.N7]" office:value-type="string" office:string-value="6,61&gt;6,11" calcext:value-type="string">
            <text:p>6,61&gt;6,11</text:p>
          </table:table-cell>
          <table:table-cell table:style-name="ce155" table:formula="of:=[.R7]-[.O7]" office:value-type="float" office:value="0.130000000000001" calcext:value-type="float">
            <text:p>0,13</text:p>
          </table:table-cell>
          <table:table-cell/>
          <table:table-cell table:formula="of:=RANK([.Z7];[.Z1:.Z10])+2" office:value-type="float" office:value="4" calcext:value-type="float">
            <text:p>4</text:p>
          </table:table-cell>
          <table:table-cell table:style-name="ce89" table:formula="of:=RAND()" office:value-type="float" office:value="0.782568064881685" calcext:value-type="float">
            <text:p>0,782568064881685</text:p>
          </table:table-cell>
          <table:table-cell table:formula="of:=RANK([.AB7];[.AB3:.AB8])" office:value-type="float" office:value="2" calcext:value-type="float">
            <text:p>2</text:p>
          </table:table-cell>
          <table:table-cell table:style-name="ce89" table:formula="of:=RAND()" office:value-type="float" office:value="0.864355039850914" calcext:value-type="float">
            <text:p>0,864355039850914</text:p>
          </table:table-cell>
          <table:table-cell table:number-columns-repeated="996"/>
        </table:table-row>
        <table:table-row table:style-name="ro3">
          <table:table-cell table:style-name="ce147" table:formula="of:=IF([.E8]=2;5*CHOOSE(RANDBETWEEN(1;3);1;10;0.1);IF([.E8]=4;25*CHOOSE(RANDBETWEEN(1;3);1;10;0.1);IF([.E8]=8;125*CHOOSE(RANDBETWEEN(1;3);1;10;0.1);IF([.E8]=0.2;5*CHOOSE(RANDBETWEEN(1;3);1;10;0.1);IF([.E8]=0.4;25*CHOOSE(RANDBETWEEN(1;3);1;10;0.1);IF([.E8]=0.8;125*CHOOSE(RANDBETWEEN(1;3);1;10;0.1)))))))" office:value-type="float" office:value="25" calcext:value-type="float">
            <text:p>25</text:p>
          </table:table-cell>
          <table:table-cell table:style-name="ce7" office:value-type="string" calcext:value-type="string">
            <text:p>×</text:p>
          </table:table-cell>
          <table:table-cell table:style-name="ce150" table:formula="of:=ROUND(RAND()*CHOOSE(RANDBETWEEN(1;2);10;100);RANDBETWEEN(1;2))" office:value-type="float" office:value="9.6" calcext:value-type="float">
            <text:p>9,6</text:p>
          </table:table-cell>
          <table:table-cell table:style-name="ce142" office:value-type="string" calcext:value-type="string">
            <text:p>×</text:p>
          </table:table-cell>
          <table:table-cell table:style-name="ce40" table:formula="of:=CHOOSE([.AA7];2;4;8;0.2;0.4;0.8)" office:value-type="float" office:value="4" calcext:value-type="float">
            <text:p>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8]=1;RANDBETWEEN(2;6);IF([.AA8]=2;RANDBETWEEN(7;12);IF([.AA8]=3;RANDBETWEEN(13;17);IF([.AA8]=4;RANDBETWEEN(18;22);IF([.AA8]=5;RANDBETWEEN(23;26);RANDBETWEEN(27;30))))))" office:value-type="float" office:value="16" calcext:value-type="float">
            <text:p>16</text:p>
          </table:table-cell>
          <table:table-cell table:style-name="ce9" office:value-type="string" calcext:value-type="string">
            <text:p>/</text:p>
          </table:table-cell>
          <table:table-cell table:style-name="ce152" table:formula="of:=RANDBETWEEN(2;9)" office:value-type="float" office:value="3" calcext:value-type="float">
            <text:p>3 &lt;</text:p>
          </table:table-cell>
          <table:table-cell table:style-name="ce153" table:formula="of:=ROUND(RAND()*CHOOSE(RANDBETWEEN(1;2);10;100);RANDBETWEEN(1;2))" office:value-type="float" office:value="63.07" calcext:value-type="float">
            <text:p>63,07</text:p>
          </table:table-cell>
          <table:table-cell table:style-name="ce7"/>
          <table:table-cell table:style-name="ce9"/>
          <table:table-cell table:style-name="ce154" table:formula="of:=[.K8]+(ROUND(RAND()*0.2;2)-0.1)*CHOOSE(RANDBETWEEN(1;2);1;10)" office:value-type="float" office:value="63.27" calcext:value-type="float">
            <text:p>63,27</text:p>
          </table:table-cell>
          <table:table-cell table:style-name="ce150" table:formula="of:=ROUND(RAND()*CHOOSE(RANDBETWEEN(1;2);10;100);RANDBETWEEN(1;2))" office:value-type="float" office:value="33.5" calcext:value-type="float">
            <text:p>33,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8];1)" office:value-type="float" office:value="34" calcext:value-type="float">
            <text:p>34</text:p>
          </table:table-cell>
          <table:table-cell/>
          <table:table-cell table:style-name="ce69" table:formula="of:=[.A8]*[.C8]*[.E8]" office:value-type="float" office:value="960" calcext:value-type="float">
            <text:p>960</text:p>
          </table:table-cell>
          <table:table-cell table:style-name="ce27" table:formula="of:=QUOTIENT([.H8];[.J8])&amp;&quot;≤...&lt;&quot;&amp;(QUOTIENT([.H8];[.J8])+1)" office:value-type="string" office:string-value="5≤...&lt;6" calcext:value-type="string">
            <text:p>5≤...&lt;6</text:p>
          </table:table-cell>
          <table:table-cell table:style-name="ce57" table:formula="of:=[.K8]&amp;IF([.K8]&lt;[.N8];&quot;&lt;&quot;;IF([.K8]&gt;[.N8];&quot;&gt;&quot;;&quot;=&quot;))&amp;[.N8]" office:value-type="string" office:string-value="63,07&lt;63,27" calcext:value-type="string">
            <text:p>63,07&lt;63,27</text:p>
          </table:table-cell>
          <table:table-cell table:style-name="ce155" table:formula="of:=[.R8]-[.O8]" office:value-type="float" office:value="0.5" calcext:value-type="float">
            <text:p>0,5</text:p>
          </table:table-cell>
          <table:table-cell/>
          <table:table-cell table:formula="of:=RANK([.Z8];[.Z1:.Z10])+2" office:value-type="float" office:value="8" calcext:value-type="float">
            <text:p>8</text:p>
          </table:table-cell>
          <table:table-cell table:style-name="ce89" table:formula="of:=RAND()" office:value-type="float" office:value="0.314833106301354" calcext:value-type="float">
            <text:p>0,314833106301354</text:p>
          </table:table-cell>
          <table:table-cell table:formula="of:=RANK([.AB8];[.AB3:.AB8])" office:value-type="float" office:value="3" calcext:value-type="float">
            <text:p>3</text:p>
          </table:table-cell>
          <table:table-cell table:style-name="ce89" table:formula="of:=RAND()" office:value-type="float" office:value="0.686045176816872" calcext:value-type="float">
            <text:p>0,686045176816872</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5" calcext:value-type="float">
            <text:p>5</text:p>
          </table:table-cell>
          <table:table-cell table:style-name="ce89" table:formula="of:=RAND()" office:value-type="float" office:value="0.753810838437812" calcext:value-type="float">
            <text:p>0,753810838437812</text:p>
          </table:table-cell>
          <table:table-cell table:number-columns-repeated="998"/>
        </table:table-row>
        <table:table-row table:style-name="ro4">
          <table:table-cell table:number-columns-repeated="24"/>
          <table:table-cell table:formula="of:=RANK([.Z10];[.Z1:.Z10])+2" office:value-type="float" office:value="12" calcext:value-type="float">
            <text:p>12</text:p>
          </table:table-cell>
          <table:table-cell table:style-name="ce89" table:formula="of:=RAND()" office:value-type="float" office:value="0.0326782814158449" calcext:value-type="float">
            <text:p>0,032678281415845</text:p>
          </table:table-cell>
          <table:table-cell table:number-columns-repeated="998"/>
        </table:table-row>
        <table:table-row table:style-name="ro5">
          <table:table-cell table:number-columns-repeated="1024"/>
        </table:table-row>
        <table:table-row table:style-name="ro2">
          <table:table-cell table:style-name="ce146" office:value-type="string" calcext:value-type="string" table:number-columns-spanned="6" table:number-rows-spanned="2">
            <text:p>CEINTURE</text:p>
            <text:p>NOIRE 1</text:p>
          </table:table-cell>
          <table:covered-table-cell table:number-columns-repeated="5"/>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10" calcext:value-type="float">
            <text:p>10</text:p>
          </table:table-cell>
          <table:table-cell table:style-name="ce89" table:formula="of:=RAND()" office:value-type="float" office:value="0.322865221710995" calcext:value-type="float">
            <text:p>0,322865221710995</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2" table:number-rows-spanned="1">
            <text:p>Classe :</text:p>
          </table:table-cell>
          <table:covered-table-cell table:style-name="ce88"/>
          <table:table-cell table:style-name="ce22" table:formula="of:=[.$R$2]" office:value-type="string" office:string-value="v9330" calcext:value-type="string">
            <text:p>v9330</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Z13];[.Z12:.Z21])+2" office:value-type="float" office:value="4" calcext:value-type="float">
            <text:p>4</text:p>
          </table:table-cell>
          <table:table-cell table:style-name="ce89" table:formula="of:=RAND()" office:value-type="float" office:value="0.830189176866631" calcext:value-type="float">
            <text:p>0,830189176866631</text:p>
          </table:table-cell>
          <table:table-cell table:number-columns-repeated="998"/>
        </table:table-row>
        <table:table-row table:style-name="ro3">
          <table:table-cell table:style-name="ce37" office:value-type="string" calcext:value-type="string" table:number-columns-spanned="6" table:number-rows-spanned="1">
            <text:p>Produit astucieux</text:p>
          </table:table-cell>
          <table:covered-table-cell table:number-columns-repeated="5" table:style-name="ce38"/>
          <table:table-cell table:style-name="ce37" office:value-type="string" calcext:value-type="string" table:number-columns-spanned="4" table:number-rows-spanned="1">
            <text:p>Encadrer entre deux entiers</text:p>
          </table:table-cell>
          <table:covered-table-cell table:number-columns-repeated="3" table:style-name="ce38"/>
          <table:table-cell table:style-name="ce37" office:value-type="string" calcext:value-type="string" table:number-columns-spanned="4" table:number-rows-spanned="1">
            <text:p>Comparer</text:p>
          </table:table-cell>
          <table:covered-table-cell table:number-columns-repeated="3" table:style-name="ce38"/>
          <table:table-cell table:style-name="ce37" office:value-type="string" calcext:value-type="string" table:number-columns-spanned="4" table:number-rows-spanned="1">
            <text:p>Complément à l’entier supérieur</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2]" office:value-type="string" office:string-value="AB" calcext:value-type="string">
            <text:p>AB</text:p>
          </table:table-cell>
          <table:table-cell table:style-name="ce99"/>
          <table:table-cell table:style-name="ce102" table:formula="of:=[.R13]" office:value-type="string" office:string-value="v9330" calcext:value-type="string">
            <text:p>v9330</text:p>
          </table:table-cell>
          <table:table-cell table:style-name="ce89"/>
          <table:table-cell table:formula="of:=RANK([.Z14];[.Z12:.Z21])+2" office:value-type="float" office:value="12" calcext:value-type="float">
            <text:p>12</text:p>
          </table:table-cell>
          <table:table-cell table:style-name="ce89" table:formula="of:=RAND()" office:value-type="float" office:value="0.079440067459684" calcext:value-type="float">
            <text:p>0,079440067459684</text:p>
          </table:table-cell>
          <table:table-cell table:style-name="ce89" table:formula="of:=RANK([.AB14];[.AB14:.AB19])" office:value-type="float" office:value="1" calcext:value-type="float">
            <text:p>1</text:p>
          </table:table-cell>
          <table:table-cell table:style-name="ce89" table:formula="of:=RAND()" office:value-type="float" office:value="0.990230128189939" calcext:value-type="float">
            <text:p>0,990230128189939</text:p>
          </table:table-cell>
          <table:table-cell table:number-columns-repeated="996"/>
        </table:table-row>
        <table:table-row table:style-name="ro3">
          <table:table-cell table:style-name="ce51" table:formula="of:=CHOOSE([.AA14];2;4;8;0.2;0.4;0.8)" office:value-type="float" office:value="2" calcext:value-type="float">
            <text:p>2</text:p>
          </table:table-cell>
          <table:table-cell table:style-name="ce7" office:value-type="string" calcext:value-type="string">
            <text:p>×</text:p>
          </table:table-cell>
          <table:table-cell table:style-name="ce149" table:formula="of:=IF([.A15]=2;5*CHOOSE(RANDBETWEEN(1;3);1;10;0.1);IF([.A15]=4;25*CHOOSE(RANDBETWEEN(1;3);1;10;0.1);IF([.A15]=8;125*CHOOSE(RANDBETWEEN(1;3);1;10;0.1);IF([.A15]=0.2;5*CHOOSE(RANDBETWEEN(1;3);1;10;0.1);IF([.A15]=0.4;25*CHOOSE(RANDBETWEEN(1;3);1;10;0.1);IF([.A15]=0.8;125*CHOOSE(RANDBETWEEN(1;3);1;10;0.1)))))))" office:value-type="float" office:value="0.5" calcext:value-type="float">
            <text:p>0,5</text:p>
          </table:table-cell>
          <table:table-cell table:style-name="ce142" office:value-type="string" calcext:value-type="string">
            <text:p>×</text:p>
          </table:table-cell>
          <table:table-cell table:style-name="ce7" table:formula="of:=ROUND(RAND()*CHOOSE(RANDBETWEEN(1;2);10;100);RANDBETWEEN(1;2))" office:value-type="float" office:value="91.8" calcext:value-type="float">
            <text:p>91,8</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5]=1;RANDBETWEEN(2;6);IF([.AA15]=2;RANDBETWEEN(7;12);IF([.AA15]=3;RANDBETWEEN(13;17);IF([.AA15]=4;RANDBETWEEN(18;22);IF([.AA15]=5;RANDBETWEEN(23;26);RANDBETWEEN(27;30))))))" office:value-type="float" office:value="29" calcext:value-type="float">
            <text:p>29</text:p>
          </table:table-cell>
          <table:table-cell table:style-name="ce9" office:value-type="string" calcext:value-type="string">
            <text:p>/</text:p>
          </table:table-cell>
          <table:table-cell table:style-name="ce152" table:formula="of:=RANDBETWEEN(2;9)" office:value-type="float" office:value="6" calcext:value-type="float">
            <text:p>6 &lt;</text:p>
          </table:table-cell>
          <table:table-cell table:style-name="ce153" table:formula="of:=ROUND(RAND()*CHOOSE(RANDBETWEEN(1;2);10;100);RANDBETWEEN(1;2))" office:value-type="float" office:value="2.12" calcext:value-type="float">
            <text:p>2,12</text:p>
          </table:table-cell>
          <table:table-cell table:style-name="ce7"/>
          <table:table-cell table:style-name="ce9"/>
          <table:table-cell table:style-name="ce154" table:formula="of:=[.K15]+(ROUND(RAND()*0.2;2)-0.1)*CHOOSE(RANDBETWEEN(1;2);1;10)" office:value-type="float" office:value="2.03" calcext:value-type="float">
            <text:p>2,03</text:p>
          </table:table-cell>
          <table:table-cell table:style-name="ce150" table:formula="of:=ROUND(RAND()*CHOOSE(RANDBETWEEN(1;2);10;100);RANDBETWEEN(1;2))" office:value-type="float" office:value="8.1" calcext:value-type="float">
            <text:p>8,1</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5];1)" office:value-type="float" office:value="9" calcext:value-type="float">
            <text:p>9</text:p>
          </table:table-cell>
          <table:table-cell/>
          <table:table-cell table:style-name="ce69" table:formula="of:=[.A15]*[.C15]*[.E15]" office:value-type="float" office:value="91.8" calcext:value-type="float">
            <text:p>91,8</text:p>
          </table:table-cell>
          <table:table-cell table:style-name="ce27" table:formula="of:=QUOTIENT([.H15];[.J15])&amp;&quot;≤...&lt;&quot;&amp;(QUOTIENT([.H15];[.J15])+1)" office:value-type="string" office:string-value="4≤...&lt;5" calcext:value-type="string">
            <text:p>4≤...&lt;5</text:p>
          </table:table-cell>
          <table:table-cell table:style-name="ce57" table:formula="of:=[.K15]&amp;IF([.K15]&lt;[.N15];&quot;&lt;&quot;;IF([.K15]&gt;[.N15];&quot;&gt;&quot;;&quot;=&quot;))&amp;[.N15]" office:value-type="string" office:string-value="2,12&gt;2,03" calcext:value-type="string">
            <text:p>2,12&gt;2,03</text:p>
          </table:table-cell>
          <table:table-cell table:style-name="ce155" table:formula="of:=[.R15]-[.O15]" office:value-type="float" office:value="0.9" calcext:value-type="float">
            <text:p>0,9</text:p>
          </table:table-cell>
          <table:table-cell/>
          <table:table-cell table:formula="of:=RANK([.Z15];[.Z12:.Z21])+2" office:value-type="float" office:value="5" calcext:value-type="float">
            <text:p>5</text:p>
          </table:table-cell>
          <table:table-cell table:style-name="ce89" table:formula="of:=RAND()" office:value-type="float" office:value="0.645329451783167" calcext:value-type="float">
            <text:p>0,645329451783167</text:p>
          </table:table-cell>
          <table:table-cell table:formula="of:=RANK([.AB15];[.AB14:.AB19])" office:value-type="float" office:value="6" calcext:value-type="float">
            <text:p>6</text:p>
          </table:table-cell>
          <table:table-cell table:style-name="ce89" table:formula="of:=RAND()" office:value-type="float" office:value="0.213338786538852" calcext:value-type="float">
            <text:p>0,213338786538852</text:p>
          </table:table-cell>
          <table:table-cell table:number-columns-repeated="996"/>
        </table:table-row>
        <table:table-row table:style-name="ro3">
          <table:table-cell table:style-name="ce51" table:formula="of:=CHOOSE([.AA15];2;4;8;0.2;0.4;0.8)" office:value-type="float" office:value="0.8" calcext:value-type="float">
            <text:p>0,8</text:p>
          </table:table-cell>
          <table:table-cell table:style-name="ce7" office:value-type="string" calcext:value-type="string">
            <text:p>×</text:p>
          </table:table-cell>
          <table:table-cell table:style-name="ce150" table:formula="of:=ROUND(RAND()*CHOOSE(RANDBETWEEN(1;2);10;100);RANDBETWEEN(1;2))" office:value-type="float" office:value="5.3" calcext:value-type="float">
            <text:p>5,3</text:p>
          </table:table-cell>
          <table:table-cell table:style-name="ce142" office:value-type="string" calcext:value-type="string">
            <text:p>×</text:p>
          </table:table-cell>
          <table:table-cell table:style-name="ce149" table:formula="of:=IF([.A16]=2;5*CHOOSE(RANDBETWEEN(1;3);1;10;0.1);IF([.A16]=4;25*CHOOSE(RANDBETWEEN(1;3);1;10;0.1);IF([.A16]=8;125*CHOOSE(RANDBETWEEN(1;3);1;10;0.1);IF([.A16]=0.2;5*CHOOSE(RANDBETWEEN(1;3);1;10;0.1);IF([.A16]=0.4;25*CHOOSE(RANDBETWEEN(1;3);1;10;0.1);IF([.A16]=0.8;125*CHOOSE(RANDBETWEEN(1;3);1;10;0.1)))))))" office:value-type="float" office:value="125" calcext:value-type="float">
            <text:p>125</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6]=1;RANDBETWEEN(2;6);IF([.AA16]=2;RANDBETWEEN(7;12);IF([.AA16]=3;RANDBETWEEN(13;17);IF([.AA16]=4;RANDBETWEEN(18;22);IF([.AA16]=5;RANDBETWEEN(23;26);RANDBETWEEN(27;30))))))" office:value-type="float" office:value="20" calcext:value-type="float">
            <text:p>20</text:p>
          </table:table-cell>
          <table:table-cell table:style-name="ce9"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3.68" calcext:value-type="float">
            <text:p>3,68</text:p>
          </table:table-cell>
          <table:table-cell table:style-name="ce7"/>
          <table:table-cell table:style-name="ce9"/>
          <table:table-cell table:style-name="ce154" table:formula="of:=[.K16]+(ROUND(RAND()*0.2;2)-0.1)*CHOOSE(RANDBETWEEN(1;2);1;10)" office:value-type="float" office:value="3.68" calcext:value-type="float">
            <text:p>3,68</text:p>
          </table:table-cell>
          <table:table-cell table:style-name="ce150" table:formula="of:=ROUND(RAND()*CHOOSE(RANDBETWEEN(1;2);10;100);RANDBETWEEN(1;2))" office:value-type="float" office:value="0.16" calcext:value-type="float">
            <text:p>0,16</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6];1)" office:value-type="float" office:value="1" calcext:value-type="float">
            <text:p>1</text:p>
          </table:table-cell>
          <table:table-cell/>
          <table:table-cell table:style-name="ce69" table:formula="of:=[.A16]*[.C16]*[.E16]" office:value-type="float" office:value="530" calcext:value-type="float">
            <text:p>530</text:p>
          </table:table-cell>
          <table:table-cell table:style-name="ce27" table:formula="of:=QUOTIENT([.H16];[.J16])&amp;&quot;≤...&lt;&quot;&amp;(QUOTIENT([.H16];[.J16])+1)" office:value-type="string" office:string-value="10≤...&lt;11" calcext:value-type="string">
            <text:p>10≤...&lt;11</text:p>
          </table:table-cell>
          <table:table-cell table:style-name="ce57" table:formula="of:=[.K16]&amp;IF([.K16]&lt;[.N16];&quot;&lt;&quot;;IF([.K16]&gt;[.N16];&quot;&gt;&quot;;&quot;=&quot;))&amp;[.N16]" office:value-type="string" office:string-value="3,68=3,68" calcext:value-type="string">
            <text:p>3,68=3,68</text:p>
          </table:table-cell>
          <table:table-cell table:style-name="ce155" table:formula="of:=[.R16]-[.O16]" office:value-type="float" office:value="0.84" calcext:value-type="float">
            <text:p>0,84</text:p>
          </table:table-cell>
          <table:table-cell/>
          <table:table-cell table:formula="of:=RANK([.Z16];[.Z12:.Z21])+2" office:value-type="float" office:value="8" calcext:value-type="float">
            <text:p>8</text:p>
          </table:table-cell>
          <table:table-cell table:style-name="ce89" table:formula="of:=RAND()" office:value-type="float" office:value="0.393927576720634" calcext:value-type="float">
            <text:p>0,393927576720634</text:p>
          </table:table-cell>
          <table:table-cell table:formula="of:=RANK([.AB16];[.AB14:.AB19])" office:value-type="float" office:value="4" calcext:value-type="float">
            <text:p>4</text:p>
          </table:table-cell>
          <table:table-cell table:style-name="ce89" table:formula="of:=RAND()" office:value-type="float" office:value="0.605270761566728" calcext:value-type="float">
            <text:p>0,605270761566728</text:p>
          </table:table-cell>
          <table:table-cell table:number-columns-repeated="996"/>
        </table:table-row>
        <table:table-row table:style-name="ro3">
          <table:table-cell table:style-name="ce147" table:formula="of:=IF([.E17]=2;5*CHOOSE(RANDBETWEEN(1;3);1;10;0.1);IF([.E17]=4;25*CHOOSE(RANDBETWEEN(1;3);1;10;0.1);IF([.E17]=8;125*CHOOSE(RANDBETWEEN(1;3);1;10;0.1);IF([.E17]=0.2;5*CHOOSE(RANDBETWEEN(1;3);1;10;0.1);IF([.E17]=0.4;25*CHOOSE(RANDBETWEEN(1;3);1;10;0.1);IF([.E17]=0.8;125*CHOOSE(RANDBETWEEN(1;3);1;10;0.1)))))))" office:value-type="float" office:value="50" calcext:value-type="float">
            <text:p>50</text:p>
          </table:table-cell>
          <table:table-cell table:style-name="ce7" office:value-type="string" calcext:value-type="string">
            <text:p>×</text:p>
          </table:table-cell>
          <table:table-cell table:style-name="ce150" table:formula="of:=ROUND(RAND()*CHOOSE(RANDBETWEEN(1;2);10;100);RANDBETWEEN(1;2))" office:value-type="float" office:value="81.46" calcext:value-type="float">
            <text:p>81,46</text:p>
          </table:table-cell>
          <table:table-cell table:style-name="ce142" office:value-type="string" calcext:value-type="string">
            <text:p>×</text:p>
          </table:table-cell>
          <table:table-cell table:style-name="ce40" table:formula="of:=CHOOSE([.AA16];2;4;8;0.2;0.4;0.8)" office:value-type="float" office:value="0.2" calcext:value-type="float">
            <text:p>0,2</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7]=1;RANDBETWEEN(2;6);IF([.AA17]=2;RANDBETWEEN(7;12);IF([.AA17]=3;RANDBETWEEN(13;17);IF([.AA17]=4;RANDBETWEEN(18;22);IF([.AA17]=5;RANDBETWEEN(23;26);RANDBETWEEN(27;30))))))" office:value-type="float" office:value="24" calcext:value-type="float">
            <text:p>24</text:p>
          </table:table-cell>
          <table:table-cell table:style-name="ce9" office:value-type="string" calcext:value-type="string">
            <text:p>/</text:p>
          </table:table-cell>
          <table:table-cell table:style-name="ce152" table:formula="of:=RANDBETWEEN(2;9)" office:value-type="float" office:value="8" calcext:value-type="float">
            <text:p>8 &lt;</text:p>
          </table:table-cell>
          <table:table-cell table:style-name="ce153" table:formula="of:=ROUND(RAND()*CHOOSE(RANDBETWEEN(1;2);10;100);RANDBETWEEN(1;2))" office:value-type="float" office:value="74.7" calcext:value-type="float">
            <text:p>74,7</text:p>
          </table:table-cell>
          <table:table-cell table:style-name="ce7"/>
          <table:table-cell table:style-name="ce9"/>
          <table:table-cell table:style-name="ce154" table:formula="of:=[.K17]+(ROUND(RAND()*0.2;2)-0.1)*CHOOSE(RANDBETWEEN(1;2);1;10)" office:value-type="float" office:value="74.63" calcext:value-type="float">
            <text:p>74,63</text:p>
          </table:table-cell>
          <table:table-cell table:style-name="ce150" table:formula="of:=ROUND(RAND()*CHOOSE(RANDBETWEEN(1;2);10;100);RANDBETWEEN(1;2))" office:value-type="float" office:value="9.9" calcext:value-type="float">
            <text:p>9,9</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7];1)" office:value-type="float" office:value="10" calcext:value-type="float">
            <text:p>10</text:p>
          </table:table-cell>
          <table:table-cell/>
          <table:table-cell table:style-name="ce69" table:formula="of:=[.A17]*[.C17]*[.E17]" office:value-type="float" office:value="814.6" calcext:value-type="float">
            <text:p>814,6</text:p>
          </table:table-cell>
          <table:table-cell table:style-name="ce27" table:formula="of:=QUOTIENT([.H17];[.J17])&amp;&quot;≤...&lt;&quot;&amp;(QUOTIENT([.H17];[.J17])+1)" office:value-type="string" office:string-value="3≤...&lt;4" calcext:value-type="string">
            <text:p>3≤...&lt;4</text:p>
          </table:table-cell>
          <table:table-cell table:style-name="ce57" table:formula="of:=[.K17]&amp;IF([.K17]&lt;[.N17];&quot;&lt;&quot;;IF([.K17]&gt;[.N17];&quot;&gt;&quot;;&quot;=&quot;))&amp;[.N17]" office:value-type="string" office:string-value="74,7&gt;74,63" calcext:value-type="string">
            <text:p>74,7&gt;74,63</text:p>
          </table:table-cell>
          <table:table-cell table:style-name="ce155" table:formula="of:=[.R17]-[.O17]" office:value-type="float" office:value="0.0999999999999996" calcext:value-type="float">
            <text:p>0,1</text:p>
          </table:table-cell>
          <table:table-cell/>
          <table:table-cell table:formula="of:=RANK([.Z17];[.Z12:.Z21])+2" office:value-type="float" office:value="7" calcext:value-type="float">
            <text:p>7</text:p>
          </table:table-cell>
          <table:table-cell table:style-name="ce89" table:formula="of:=RAND()" office:value-type="float" office:value="0.403402594550721" calcext:value-type="float">
            <text:p>0,403402594550721</text:p>
          </table:table-cell>
          <table:table-cell table:formula="of:=RANK([.AB17];[.AB14:.AB19])" office:value-type="float" office:value="5" calcext:value-type="float">
            <text:p>5</text:p>
          </table:table-cell>
          <table:table-cell table:style-name="ce89" table:formula="of:=RAND()" office:value-type="float" office:value="0.489256418867398" calcext:value-type="float">
            <text:p>0,489256418867398</text:p>
          </table:table-cell>
          <table:table-cell table:number-columns-repeated="996"/>
        </table:table-row>
        <table:table-row table:style-name="ro3">
          <table:table-cell table:style-name="ce148" table:formula="of:=ROUND(RAND()*CHOOSE(RANDBETWEEN(1;2);10;100);RANDBETWEEN(1;2))" office:value-type="float" office:value="65.72" calcext:value-type="float">
            <text:p>65,72</text:p>
          </table:table-cell>
          <table:table-cell table:style-name="ce7" office:value-type="string" calcext:value-type="string">
            <text:p>×</text:p>
          </table:table-cell>
          <table:table-cell table:style-name="ce149" table:formula="of:=IF([.E18]=2;5*CHOOSE(RANDBETWEEN(1;3);1;10;0.1);IF([.E18]=4;25*CHOOSE(RANDBETWEEN(1;3);1;10;0.1);IF([.E18]=8;125*CHOOSE(RANDBETWEEN(1;3);1;10;0.1);IF([.E18]=0.2;5*CHOOSE(RANDBETWEEN(1;3);1;10;0.1);IF([.E18]=0.4;25*CHOOSE(RANDBETWEEN(1;3);1;10;0.1);IF([.E18]=0.8;125*CHOOSE(RANDBETWEEN(1;3);1;10;0.1)))))))" office:value-type="float" office:value="250" calcext:value-type="float">
            <text:p>250</text:p>
          </table:table-cell>
          <table:table-cell table:style-name="ce142" office:value-type="string" calcext:value-type="string">
            <text:p>×</text:p>
          </table:table-cell>
          <table:table-cell table:style-name="ce40" table:formula="of:=CHOOSE([.AA17];2;4;8;0.2;0.4;0.8)" office:value-type="float" office:value="0.4" calcext:value-type="float">
            <text:p>0,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8]=1;RANDBETWEEN(2;6);IF([.AA18]=2;RANDBETWEEN(7;12);IF([.AA18]=3;RANDBETWEEN(13;17);IF([.AA18]=4;RANDBETWEEN(18;22);IF([.AA18]=5;RANDBETWEEN(23;26);RANDBETWEEN(27;30))))))" office:value-type="float" office:value="12" calcext:value-type="float">
            <text:p>12</text:p>
          </table:table-cell>
          <table:table-cell table:style-name="ce9" office:value-type="string" calcext:value-type="string">
            <text:p>/</text:p>
          </table:table-cell>
          <table:table-cell table:style-name="ce152" table:formula="of:=RANDBETWEEN(2;9)" office:value-type="float" office:value="9" calcext:value-type="float">
            <text:p>9 &lt;</text:p>
          </table:table-cell>
          <table:table-cell table:style-name="ce153" table:formula="of:=ROUND(RAND()*CHOOSE(RANDBETWEEN(1;2);10;100);RANDBETWEEN(1;2))" office:value-type="float" office:value="75.99" calcext:value-type="float">
            <text:p>75,99</text:p>
          </table:table-cell>
          <table:table-cell table:style-name="ce7"/>
          <table:table-cell table:style-name="ce9"/>
          <table:table-cell table:style-name="ce154" table:formula="of:=[.K18]+(ROUND(RAND()*0.2;2)-0.1)*CHOOSE(RANDBETWEEN(1;2);1;10)" office:value-type="float" office:value="75.89" calcext:value-type="float">
            <text:p>75,89</text:p>
          </table:table-cell>
          <table:table-cell table:style-name="ce150" table:formula="of:=ROUND(RAND()*CHOOSE(RANDBETWEEN(1;2);10;100);RANDBETWEEN(1;2))" office:value-type="float" office:value="11.3" calcext:value-type="float">
            <text:p>11,3</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8];1)" office:value-type="float" office:value="12" calcext:value-type="float">
            <text:p>12</text:p>
          </table:table-cell>
          <table:table-cell/>
          <table:table-cell table:style-name="ce69" table:formula="of:=[.A18]*[.C18]*[.E18]" office:value-type="float" office:value="6572" calcext:value-type="float">
            <text:p>6 572</text:p>
          </table:table-cell>
          <table:table-cell table:style-name="ce27" table:formula="of:=QUOTIENT([.H18];[.J18])&amp;&quot;≤...&lt;&quot;&amp;(QUOTIENT([.H18];[.J18])+1)" office:value-type="string" office:string-value="1≤...&lt;2" calcext:value-type="string">
            <text:p>1≤...&lt;2</text:p>
          </table:table-cell>
          <table:table-cell table:style-name="ce57" table:formula="of:=[.K18]&amp;IF([.K18]&lt;[.N18];&quot;&lt;&quot;;IF([.K18]&gt;[.N18];&quot;&gt;&quot;;&quot;=&quot;))&amp;[.N18]" office:value-type="string" office:string-value="75,99&gt;75,89" calcext:value-type="string">
            <text:p>75,99&gt;75,89</text:p>
          </table:table-cell>
          <table:table-cell table:style-name="ce155" table:formula="of:=[.R18]-[.O18]" office:value-type="float" office:value="0.699999999999999" calcext:value-type="float">
            <text:p>0,7</text:p>
          </table:table-cell>
          <table:table-cell/>
          <table:table-cell table:formula="of:=RANK([.Z18];[.Z12:.Z21])+2" office:value-type="float" office:value="6" calcext:value-type="float">
            <text:p>6</text:p>
          </table:table-cell>
          <table:table-cell table:style-name="ce89" table:formula="of:=RAND()" office:value-type="float" office:value="0.615253627791365" calcext:value-type="float">
            <text:p>0,615253627791365</text:p>
          </table:table-cell>
          <table:table-cell table:formula="of:=RANK([.AB18];[.AB14:.AB19])" office:value-type="float" office:value="2" calcext:value-type="float">
            <text:p>2</text:p>
          </table:table-cell>
          <table:table-cell table:style-name="ce89" table:formula="of:=RAND()" office:value-type="float" office:value="0.934869108145119" calcext:value-type="float">
            <text:p>0,934869108145119</text:p>
          </table:table-cell>
          <table:table-cell table:number-columns-repeated="996"/>
        </table:table-row>
        <table:table-row table:style-name="ro3">
          <table:table-cell table:style-name="ce147" table:formula="of:=IF([.E19]=2;5*CHOOSE(RANDBETWEEN(1;3);1;10;0.1);IF([.E19]=4;25*CHOOSE(RANDBETWEEN(1;3);1;10;0.1);IF([.E19]=8;125*CHOOSE(RANDBETWEEN(1;3);1;10;0.1);IF([.E19]=0.2;5*CHOOSE(RANDBETWEEN(1;3);1;10;0.1);IF([.E19]=0.4;25*CHOOSE(RANDBETWEEN(1;3);1;10;0.1);IF([.E19]=0.8;125*CHOOSE(RANDBETWEEN(1;3);1;10;0.1)))))))" office:value-type="float" office:value="25" calcext:value-type="float">
            <text:p>25</text:p>
          </table:table-cell>
          <table:table-cell table:style-name="ce7" office:value-type="string" calcext:value-type="string">
            <text:p>×</text:p>
          </table:table-cell>
          <table:table-cell table:style-name="ce150" table:formula="of:=ROUND(RAND()*CHOOSE(RANDBETWEEN(1;2);10;100);RANDBETWEEN(1;2))" office:value-type="float" office:value="6.7" calcext:value-type="float">
            <text:p>6,7</text:p>
          </table:table-cell>
          <table:table-cell table:style-name="ce142" office:value-type="string" calcext:value-type="string">
            <text:p>×</text:p>
          </table:table-cell>
          <table:table-cell table:style-name="ce40" table:formula="of:=CHOOSE([.AA18];2;4;8;0.2;0.4;0.8)" office:value-type="float" office:value="4" calcext:value-type="float">
            <text:p>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19]=1;RANDBETWEEN(2;6);IF([.AA19]=2;RANDBETWEEN(7;12);IF([.AA19]=3;RANDBETWEEN(13;17);IF([.AA19]=4;RANDBETWEEN(18;22);IF([.AA19]=5;RANDBETWEEN(23;26);RANDBETWEEN(27;30))))))" office:value-type="float" office:value="16" calcext:value-type="float">
            <text:p>16</text:p>
          </table:table-cell>
          <table:table-cell table:style-name="ce9" office:value-type="string" calcext:value-type="string">
            <text:p>/</text:p>
          </table:table-cell>
          <table:table-cell table:style-name="ce152" table:formula="of:=RANDBETWEEN(2;9)" office:value-type="float" office:value="8" calcext:value-type="float">
            <text:p>8 &lt;</text:p>
          </table:table-cell>
          <table:table-cell table:style-name="ce153" table:formula="of:=ROUND(RAND()*CHOOSE(RANDBETWEEN(1;2);10;100);RANDBETWEEN(1;2))" office:value-type="float" office:value="56.89" calcext:value-type="float">
            <text:p>56,89</text:p>
          </table:table-cell>
          <table:table-cell table:style-name="ce7"/>
          <table:table-cell table:style-name="ce9"/>
          <table:table-cell table:style-name="ce154" table:formula="of:=[.K19]+(ROUND(RAND()*0.2;2)-0.1)*CHOOSE(RANDBETWEEN(1;2);1;10)" office:value-type="float" office:value="56.69" calcext:value-type="float">
            <text:p>56,69</text:p>
          </table:table-cell>
          <table:table-cell table:style-name="ce150" table:formula="of:=ROUND(RAND()*CHOOSE(RANDBETWEEN(1;2);10;100);RANDBETWEEN(1;2))" office:value-type="float" office:value="15.87" calcext:value-type="float">
            <text:p>15,87</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19];1)" office:value-type="float" office:value="16" calcext:value-type="float">
            <text:p>16</text:p>
          </table:table-cell>
          <table:table-cell/>
          <table:table-cell table:style-name="ce69" table:formula="of:=[.A19]*[.C19]*[.E19]" office:value-type="float" office:value="670" calcext:value-type="float">
            <text:p>670</text:p>
          </table:table-cell>
          <table:table-cell table:style-name="ce27" table:formula="of:=QUOTIENT([.H19];[.J19])&amp;&quot;≤...&lt;&quot;&amp;(QUOTIENT([.H19];[.J19])+1)" office:value-type="string" office:string-value="2≤...&lt;3" calcext:value-type="string">
            <text:p>2≤...&lt;3</text:p>
          </table:table-cell>
          <table:table-cell table:style-name="ce57" table:formula="of:=[.K19]&amp;IF([.K19]&lt;[.N19];&quot;&lt;&quot;;IF([.K19]&gt;[.N19];&quot;&gt;&quot;;&quot;=&quot;))&amp;[.N19]" office:value-type="string" office:string-value="56,89&gt;56,69" calcext:value-type="string">
            <text:p>56,89&gt;56,69</text:p>
          </table:table-cell>
          <table:table-cell table:style-name="ce155" table:formula="of:=[.R19]-[.O19]" office:value-type="float" office:value="0.130000000000001" calcext:value-type="float">
            <text:p>0,13</text:p>
          </table:table-cell>
          <table:table-cell/>
          <table:table-cell table:formula="of:=RANK([.Z19];[.Z12:.Z21])+2" office:value-type="float" office:value="3" calcext:value-type="float">
            <text:p>3</text:p>
          </table:table-cell>
          <table:table-cell table:style-name="ce89" table:formula="of:=RAND()" office:value-type="float" office:value="0.995110658867707" calcext:value-type="float">
            <text:p>0,995110658867707</text:p>
          </table:table-cell>
          <table:table-cell table:formula="of:=RANK([.AB19];[.AB14:.AB19])" office:value-type="float" office:value="3" calcext:value-type="float">
            <text:p>3</text:p>
          </table:table-cell>
          <table:table-cell table:style-name="ce89" table:formula="of:=RAND()" office:value-type="float" office:value="0.840081002077179" calcext:value-type="float">
            <text:p>0,840081002077179</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9" calcext:value-type="float">
            <text:p>9</text:p>
          </table:table-cell>
          <table:table-cell table:style-name="ce89" table:formula="of:=RAND()" office:value-type="float" office:value="0.340910640875358" calcext:value-type="float">
            <text:p>0,340910640875358</text:p>
          </table:table-cell>
          <table:table-cell table:number-columns-repeated="998"/>
        </table:table-row>
        <table:table-row table:style-name="ro4">
          <table:table-cell table:number-columns-repeated="24"/>
          <table:table-cell table:formula="of:=RANK([.Z21];[.Z12:.Z21])+2" office:value-type="float" office:value="11" calcext:value-type="float">
            <text:p>11</text:p>
          </table:table-cell>
          <table:table-cell table:style-name="ce89" table:formula="of:=RAND()" office:value-type="float" office:value="0.088177428513191" calcext:value-type="float">
            <text:p>0,088177428513191</text:p>
          </table:table-cell>
          <table:table-cell table:number-columns-repeated="998"/>
        </table:table-row>
        <table:table-row table:style-name="ro5">
          <table:table-cell table:number-columns-repeated="1024"/>
        </table:table-row>
        <table:table-row table:style-name="ro2">
          <table:table-cell table:style-name="ce146" office:value-type="string" calcext:value-type="string" table:number-columns-spanned="6" table:number-rows-spanned="2">
            <text:p>CEINTURE</text:p>
            <text:p>NOIRE 1</text:p>
          </table:table-cell>
          <table:covered-table-cell table:number-columns-repeated="5"/>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10" calcext:value-type="float">
            <text:p>10</text:p>
          </table:table-cell>
          <table:table-cell table:style-name="ce89" table:formula="of:=RAND()" office:value-type="float" office:value="0.276301649530036" calcext:value-type="float">
            <text:p>0,276301649530036</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2" table:number-rows-spanned="1">
            <text:p>Classe :</text:p>
          </table:table-cell>
          <table:covered-table-cell table:style-name="ce88"/>
          <table:table-cell table:style-name="ce22" table:formula="of:=[.$R$2]" office:value-type="string" office:string-value="v9330" calcext:value-type="string">
            <text:p>v9330</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Z24];[.Z23:.Z32])+2" office:value-type="float" office:value="9" calcext:value-type="float">
            <text:p>9</text:p>
          </table:table-cell>
          <table:table-cell table:style-name="ce89" table:formula="of:=RAND()" office:value-type="float" office:value="0.572594776591667" calcext:value-type="float">
            <text:p>0,572594776591667</text:p>
          </table:table-cell>
          <table:table-cell table:number-columns-repeated="998"/>
        </table:table-row>
        <table:table-row table:style-name="ro3">
          <table:table-cell table:style-name="ce37" office:value-type="string" calcext:value-type="string" table:number-columns-spanned="6" table:number-rows-spanned="1">
            <text:p>Produit astucieux</text:p>
          </table:table-cell>
          <table:covered-table-cell table:number-columns-repeated="5" table:style-name="ce38"/>
          <table:table-cell table:style-name="ce37" office:value-type="string" calcext:value-type="string" table:number-columns-spanned="4" table:number-rows-spanned="1">
            <text:p>Encadrer entre deux entiers</text:p>
          </table:table-cell>
          <table:covered-table-cell table:number-columns-repeated="3" table:style-name="ce38"/>
          <table:table-cell table:style-name="ce37" office:value-type="string" calcext:value-type="string" table:number-columns-spanned="4" table:number-rows-spanned="1">
            <text:p>Comparer</text:p>
          </table:table-cell>
          <table:covered-table-cell table:number-columns-repeated="3" table:style-name="ce38"/>
          <table:table-cell table:style-name="ce37" office:value-type="string" calcext:value-type="string" table:number-columns-spanned="4" table:number-rows-spanned="1">
            <text:p>Complément à l’entier supérieur</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23]" office:value-type="string" office:string-value="AC" calcext:value-type="string">
            <text:p>AC</text:p>
          </table:table-cell>
          <table:table-cell table:style-name="ce99"/>
          <table:table-cell table:style-name="ce102" table:formula="of:=[.R24]" office:value-type="string" office:string-value="v9330" calcext:value-type="string">
            <text:p>v9330</text:p>
          </table:table-cell>
          <table:table-cell table:style-name="ce89"/>
          <table:table-cell table:formula="of:=RANK([.Z25];[.Z23:.Z32])+2" office:value-type="float" office:value="8" calcext:value-type="float">
            <text:p>8</text:p>
          </table:table-cell>
          <table:table-cell table:style-name="ce89" table:formula="of:=RAND()" office:value-type="float" office:value="0.618947268697158" calcext:value-type="float">
            <text:p>0,618947268697158</text:p>
          </table:table-cell>
          <table:table-cell table:style-name="ce89" table:formula="of:=RANK([.AB25];[.AB25:.AB30])" office:value-type="float" office:value="2" calcext:value-type="float">
            <text:p>2</text:p>
          </table:table-cell>
          <table:table-cell table:style-name="ce89" table:formula="of:=RAND()" office:value-type="float" office:value="0.932958475921899" calcext:value-type="float">
            <text:p>0,932958475921899</text:p>
          </table:table-cell>
          <table:table-cell table:number-columns-repeated="996"/>
        </table:table-row>
        <table:table-row table:style-name="ro3">
          <table:table-cell table:style-name="ce51" table:formula="of:=CHOOSE([.AA25];2;4;8;0.2;0.4;0.8)" office:value-type="float" office:value="4" calcext:value-type="float">
            <text:p>4</text:p>
          </table:table-cell>
          <table:table-cell table:style-name="ce7" office:value-type="string" calcext:value-type="string">
            <text:p>×</text:p>
          </table:table-cell>
          <table:table-cell table:style-name="ce149" table:formula="of:=IF([.A26]=2;5*CHOOSE(RANDBETWEEN(1;3);1;10;0.1);IF([.A26]=4;25*CHOOSE(RANDBETWEEN(1;3);1;10;0.1);IF([.A26]=8;125*CHOOSE(RANDBETWEEN(1;3);1;10;0.1);IF([.A26]=0.2;5*CHOOSE(RANDBETWEEN(1;3);1;10;0.1);IF([.A26]=0.4;25*CHOOSE(RANDBETWEEN(1;3);1;10;0.1);IF([.A26]=0.8;125*CHOOSE(RANDBETWEEN(1;3);1;10;0.1)))))))" office:value-type="float" office:value="250" calcext:value-type="float">
            <text:p>250</text:p>
          </table:table-cell>
          <table:table-cell table:style-name="ce142" office:value-type="string" calcext:value-type="string">
            <text:p>×</text:p>
          </table:table-cell>
          <table:table-cell table:style-name="ce7" table:formula="of:=ROUND(RAND()*CHOOSE(RANDBETWEEN(1;2);10;100);RANDBETWEEN(1;2))" office:value-type="float" office:value="7.06" calcext:value-type="float">
            <text:p>7,06</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26]=1;RANDBETWEEN(2;6);IF([.AA26]=2;RANDBETWEEN(7;12);IF([.AA26]=3;RANDBETWEEN(13;17);IF([.AA26]=4;RANDBETWEEN(18;22);IF([.AA26]=5;RANDBETWEEN(23;26);RANDBETWEEN(27;30))))))" office:value-type="float" office:value="5" calcext:value-type="float">
            <text:p>5</text:p>
          </table:table-cell>
          <table:table-cell table:style-name="ce9"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98.19" calcext:value-type="float">
            <text:p>98,19</text:p>
          </table:table-cell>
          <table:table-cell table:style-name="ce7"/>
          <table:table-cell table:style-name="ce9"/>
          <table:table-cell table:style-name="ce154" table:formula="of:=[.K26]+(ROUND(RAND()*0.2;2)-0.1)*CHOOSE(RANDBETWEEN(1;2);1;10)" office:value-type="float" office:value="98.79" calcext:value-type="float">
            <text:p>98,79</text:p>
          </table:table-cell>
          <table:table-cell table:style-name="ce150" table:formula="of:=ROUND(RAND()*CHOOSE(RANDBETWEEN(1;2);10;100);RANDBETWEEN(1;2))" office:value-type="float" office:value="1.9" calcext:value-type="float">
            <text:p>1,9</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26];1)" office:value-type="float" office:value="2" calcext:value-type="float">
            <text:p>2</text:p>
          </table:table-cell>
          <table:table-cell/>
          <table:table-cell table:style-name="ce69" table:formula="of:=[.A26]*[.C26]*[.E26]" office:value-type="float" office:value="7060" calcext:value-type="float">
            <text:p>7 060</text:p>
          </table:table-cell>
          <table:table-cell table:style-name="ce27" table:formula="of:=QUOTIENT([.H26];[.J26])&amp;&quot;≤...&lt;&quot;&amp;(QUOTIENT([.H26];[.J26])+1)" office:value-type="string" office:string-value="2≤...&lt;3" calcext:value-type="string">
            <text:p>2≤...&lt;3</text:p>
          </table:table-cell>
          <table:table-cell table:style-name="ce57" table:formula="of:=[.K26]&amp;IF([.K26]&lt;[.N26];&quot;&lt;&quot;;IF([.K26]&gt;[.N26];&quot;&gt;&quot;;&quot;=&quot;))&amp;[.N26]" office:value-type="string" office:string-value="98,19&lt;98,79" calcext:value-type="string">
            <text:p>98,19&lt;98,79</text:p>
          </table:table-cell>
          <table:table-cell table:style-name="ce155" table:formula="of:=[.R26]-[.O26]" office:value-type="float" office:value="0.1" calcext:value-type="float">
            <text:p>0,1</text:p>
          </table:table-cell>
          <table:table-cell/>
          <table:table-cell table:formula="of:=RANK([.Z26];[.Z23:.Z32])+2" office:value-type="float" office:value="5" calcext:value-type="float">
            <text:p>5</text:p>
          </table:table-cell>
          <table:table-cell table:style-name="ce89" table:formula="of:=RAND()" office:value-type="float" office:value="0.876060473768263" calcext:value-type="float">
            <text:p>0,876060473768263</text:p>
          </table:table-cell>
          <table:table-cell table:formula="of:=RANK([.AB26];[.AB25:.AB30])" office:value-type="float" office:value="1" calcext:value-type="float">
            <text:p>1</text:p>
          </table:table-cell>
          <table:table-cell table:style-name="ce89" table:formula="of:=RAND()" office:value-type="float" office:value="0.973880070752741" calcext:value-type="float">
            <text:p>0,973880070752741</text:p>
          </table:table-cell>
          <table:table-cell table:number-columns-repeated="996"/>
        </table:table-row>
        <table:table-row table:style-name="ro3">
          <table:table-cell table:style-name="ce51" table:formula="of:=CHOOSE([.AA26];2;4;8;0.2;0.4;0.8)" office:value-type="float" office:value="2" calcext:value-type="float">
            <text:p>2</text:p>
          </table:table-cell>
          <table:table-cell table:style-name="ce7" office:value-type="string" calcext:value-type="string">
            <text:p>×</text:p>
          </table:table-cell>
          <table:table-cell table:style-name="ce150" table:formula="of:=ROUND(RAND()*CHOOSE(RANDBETWEEN(1;2);10;100);RANDBETWEEN(1;2))" office:value-type="float" office:value="92.91" calcext:value-type="float">
            <text:p>92,91</text:p>
          </table:table-cell>
          <table:table-cell table:style-name="ce142" office:value-type="string" calcext:value-type="string">
            <text:p>×</text:p>
          </table:table-cell>
          <table:table-cell table:style-name="ce149" table:formula="of:=IF([.A27]=2;5*CHOOSE(RANDBETWEEN(1;3);1;10;0.1);IF([.A27]=4;25*CHOOSE(RANDBETWEEN(1;3);1;10;0.1);IF([.A27]=8;125*CHOOSE(RANDBETWEEN(1;3);1;10;0.1);IF([.A27]=0.2;5*CHOOSE(RANDBETWEEN(1;3);1;10;0.1);IF([.A27]=0.4;25*CHOOSE(RANDBETWEEN(1;3);1;10;0.1);IF([.A27]=0.8;125*CHOOSE(RANDBETWEEN(1;3);1;10;0.1)))))))" office:value-type="float" office:value="5" calcext:value-type="float">
            <text:p>5</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27]=1;RANDBETWEEN(2;6);IF([.AA27]=2;RANDBETWEEN(7;12);IF([.AA27]=3;RANDBETWEEN(13;17);IF([.AA27]=4;RANDBETWEEN(18;22);IF([.AA27]=5;RANDBETWEEN(23;26);RANDBETWEEN(27;30))))))" office:value-type="float" office:value="20" calcext:value-type="float">
            <text:p>20</text:p>
          </table:table-cell>
          <table:table-cell table:style-name="ce9" office:value-type="string" calcext:value-type="string">
            <text:p>/</text:p>
          </table:table-cell>
          <table:table-cell table:style-name="ce152" table:formula="of:=RANDBETWEEN(2;9)" office:value-type="float" office:value="6" calcext:value-type="float">
            <text:p>6 &lt;</text:p>
          </table:table-cell>
          <table:table-cell table:style-name="ce153" table:formula="of:=ROUND(RAND()*CHOOSE(RANDBETWEEN(1;2);10;100);RANDBETWEEN(1;2))" office:value-type="float" office:value="0.45" calcext:value-type="float">
            <text:p>0,45</text:p>
          </table:table-cell>
          <table:table-cell table:style-name="ce7"/>
          <table:table-cell table:style-name="ce9"/>
          <table:table-cell table:style-name="ce154" table:formula="of:=[.K27]+(ROUND(RAND()*0.2;2)-0.1)*CHOOSE(RANDBETWEEN(1;2);1;10)" office:value-type="float" office:value="0.45" calcext:value-type="float">
            <text:p>0,45</text:p>
          </table:table-cell>
          <table:table-cell table:style-name="ce150" table:formula="of:=ROUND(RAND()*CHOOSE(RANDBETWEEN(1;2);10;100);RANDBETWEEN(1;2))" office:value-type="float" office:value="5.4" calcext:value-type="float">
            <text:p>5,4</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27];1)" office:value-type="float" office:value="6" calcext:value-type="float">
            <text:p>6</text:p>
          </table:table-cell>
          <table:table-cell/>
          <table:table-cell table:style-name="ce69" table:formula="of:=[.A27]*[.C27]*[.E27]" office:value-type="float" office:value="929.1" calcext:value-type="float">
            <text:p>929,1</text:p>
          </table:table-cell>
          <table:table-cell table:style-name="ce27" table:formula="of:=QUOTIENT([.H27];[.J27])&amp;&quot;≤...&lt;&quot;&amp;(QUOTIENT([.H27];[.J27])+1)" office:value-type="string" office:string-value="3≤...&lt;4" calcext:value-type="string">
            <text:p>3≤...&lt;4</text:p>
          </table:table-cell>
          <table:table-cell table:style-name="ce57" table:formula="of:=[.K27]&amp;IF([.K27]&lt;[.N27];&quot;&lt;&quot;;IF([.K27]&gt;[.N27];&quot;&gt;&quot;;&quot;=&quot;))&amp;[.N27]" office:value-type="string" office:string-value="0,45=0,45" calcext:value-type="string">
            <text:p>0,45=0,45</text:p>
          </table:table-cell>
          <table:table-cell table:style-name="ce155" table:formula="of:=[.R27]-[.O27]" office:value-type="float" office:value="0.6" calcext:value-type="float">
            <text:p>0,6</text:p>
          </table:table-cell>
          <table:table-cell/>
          <table:table-cell table:formula="of:=RANK([.Z27];[.Z23:.Z32])+2" office:value-type="float" office:value="6" calcext:value-type="float">
            <text:p>6</text:p>
          </table:table-cell>
          <table:table-cell table:style-name="ce89" table:formula="of:=RAND()" office:value-type="float" office:value="0.85108683282847" calcext:value-type="float">
            <text:p>0,85108683282847</text:p>
          </table:table-cell>
          <table:table-cell table:formula="of:=RANK([.AB27];[.AB25:.AB30])" office:value-type="float" office:value="4" calcext:value-type="float">
            <text:p>4</text:p>
          </table:table-cell>
          <table:table-cell table:style-name="ce89" table:formula="of:=RAND()" office:value-type="float" office:value="0.721065213992973" calcext:value-type="float">
            <text:p>0,721065213992973</text:p>
          </table:table-cell>
          <table:table-cell table:number-columns-repeated="996"/>
        </table:table-row>
        <table:table-row table:style-name="ro3">
          <table:table-cell table:style-name="ce147" table:formula="of:=IF([.E28]=2;5*CHOOSE(RANDBETWEEN(1;3);1;10;0.1);IF([.E28]=4;25*CHOOSE(RANDBETWEEN(1;3);1;10;0.1);IF([.E28]=8;125*CHOOSE(RANDBETWEEN(1;3);1;10;0.1);IF([.E28]=0.2;5*CHOOSE(RANDBETWEEN(1;3);1;10;0.1);IF([.E28]=0.4;25*CHOOSE(RANDBETWEEN(1;3);1;10;0.1);IF([.E28]=0.8;125*CHOOSE(RANDBETWEEN(1;3);1;10;0.1)))))))" office:value-type="float" office:value="5" calcext:value-type="float">
            <text:p>5</text:p>
          </table:table-cell>
          <table:table-cell table:style-name="ce7" office:value-type="string" calcext:value-type="string">
            <text:p>×</text:p>
          </table:table-cell>
          <table:table-cell table:style-name="ce150" table:formula="of:=ROUND(RAND()*CHOOSE(RANDBETWEEN(1;2);10;100);RANDBETWEEN(1;2))" office:value-type="float" office:value="5" calcext:value-type="float">
            <text:p>5</text:p>
          </table:table-cell>
          <table:table-cell table:style-name="ce142" office:value-type="string" calcext:value-type="string">
            <text:p>×</text:p>
          </table:table-cell>
          <table:table-cell table:style-name="ce40" table:formula="of:=CHOOSE([.AA27];2;4;8;0.2;0.4;0.8)" office:value-type="float" office:value="0.2" calcext:value-type="float">
            <text:p>0,2</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28]=1;RANDBETWEEN(2;6);IF([.AA28]=2;RANDBETWEEN(7;12);IF([.AA28]=3;RANDBETWEEN(13;17);IF([.AA28]=4;RANDBETWEEN(18;22);IF([.AA28]=5;RANDBETWEEN(23;26);RANDBETWEEN(27;30))))))" office:value-type="float" office:value="26" calcext:value-type="float">
            <text:p>26</text:p>
          </table:table-cell>
          <table:table-cell table:style-name="ce9" office:value-type="string" calcext:value-type="string">
            <text:p>/</text:p>
          </table:table-cell>
          <table:table-cell table:style-name="ce152" table:formula="of:=RANDBETWEEN(2;9)" office:value-type="float" office:value="7" calcext:value-type="float">
            <text:p>7 &lt;</text:p>
          </table:table-cell>
          <table:table-cell table:style-name="ce153" table:formula="of:=ROUND(RAND()*CHOOSE(RANDBETWEEN(1;2);10;100);RANDBETWEEN(1;2))" office:value-type="float" office:value="96.93" calcext:value-type="float">
            <text:p>96,93</text:p>
          </table:table-cell>
          <table:table-cell table:style-name="ce7"/>
          <table:table-cell table:style-name="ce9"/>
          <table:table-cell table:style-name="ce154" table:formula="of:=[.K28]+(ROUND(RAND()*0.2;2)-0.1)*CHOOSE(RANDBETWEEN(1;2);1;10)" office:value-type="float" office:value="97.63" calcext:value-type="float">
            <text:p>97,63</text:p>
          </table:table-cell>
          <table:table-cell table:style-name="ce150" table:formula="of:=ROUND(RAND()*CHOOSE(RANDBETWEEN(1;2);10;100);RANDBETWEEN(1;2))" office:value-type="float" office:value="2" calcext:value-type="float">
            <text:p>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28];1)" office:value-type="float" office:value="2" calcext:value-type="float">
            <text:p>2</text:p>
          </table:table-cell>
          <table:table-cell/>
          <table:table-cell table:style-name="ce69" table:formula="of:=[.A28]*[.C28]*[.E28]" office:value-type="float" office:value="5" calcext:value-type="float">
            <text:p>5</text:p>
          </table:table-cell>
          <table:table-cell table:style-name="ce27" table:formula="of:=QUOTIENT([.H28];[.J28])&amp;&quot;≤...&lt;&quot;&amp;(QUOTIENT([.H28];[.J28])+1)" office:value-type="string" office:string-value="3≤...&lt;4" calcext:value-type="string">
            <text:p>3≤...&lt;4</text:p>
          </table:table-cell>
          <table:table-cell table:style-name="ce57" table:formula="of:=[.K28]&amp;IF([.K28]&lt;[.N28];&quot;&lt;&quot;;IF([.K28]&gt;[.N28];&quot;&gt;&quot;;&quot;=&quot;))&amp;[.N28]" office:value-type="string" office:string-value="96,93&lt;97,63" calcext:value-type="string">
            <text:p>96,93&lt;97,63</text:p>
          </table:table-cell>
          <table:table-cell table:style-name="ce155" table:formula="of:=[.R28]-[.O28]" office:value-type="float" office:value="0" calcext:value-type="float">
            <text:p>0</text:p>
          </table:table-cell>
          <table:table-cell/>
          <table:table-cell table:formula="of:=RANK([.Z28];[.Z23:.Z32])+2" office:value-type="float" office:value="7" calcext:value-type="float">
            <text:p>7</text:p>
          </table:table-cell>
          <table:table-cell table:style-name="ce89" table:formula="of:=RAND()" office:value-type="float" office:value="0.710368924408314" calcext:value-type="float">
            <text:p>0,710368924408314</text:p>
          </table:table-cell>
          <table:table-cell table:formula="of:=RANK([.AB28];[.AB25:.AB30])" office:value-type="float" office:value="5" calcext:value-type="float">
            <text:p>5</text:p>
          </table:table-cell>
          <table:table-cell table:style-name="ce89" table:formula="of:=RAND()" office:value-type="float" office:value="0.414456935702496" calcext:value-type="float">
            <text:p>0,414456935702496</text:p>
          </table:table-cell>
          <table:table-cell table:number-columns-repeated="996"/>
        </table:table-row>
        <table:table-row table:style-name="ro3">
          <table:table-cell table:style-name="ce148" table:formula="of:=ROUND(RAND()*CHOOSE(RANDBETWEEN(1;2);10;100);RANDBETWEEN(1;2))" office:value-type="float" office:value="4" calcext:value-type="float">
            <text:p>4</text:p>
          </table:table-cell>
          <table:table-cell table:style-name="ce7" office:value-type="string" calcext:value-type="string">
            <text:p>×</text:p>
          </table:table-cell>
          <table:table-cell table:style-name="ce149" table:formula="of:=IF([.E29]=2;5*CHOOSE(RANDBETWEEN(1;3);1;10;0.1);IF([.E29]=4;25*CHOOSE(RANDBETWEEN(1;3);1;10;0.1);IF([.E29]=8;125*CHOOSE(RANDBETWEEN(1;3);1;10;0.1);IF([.E29]=0.2;5*CHOOSE(RANDBETWEEN(1;3);1;10;0.1);IF([.E29]=0.4;25*CHOOSE(RANDBETWEEN(1;3);1;10;0.1);IF([.E29]=0.8;125*CHOOSE(RANDBETWEEN(1;3);1;10;0.1)))))))" office:value-type="float" office:value="2.5" calcext:value-type="float">
            <text:p>2,5</text:p>
          </table:table-cell>
          <table:table-cell table:style-name="ce142" office:value-type="string" calcext:value-type="string">
            <text:p>×</text:p>
          </table:table-cell>
          <table:table-cell table:style-name="ce40" table:formula="of:=CHOOSE([.AA28];2;4;8;0.2;0.4;0.8)" office:value-type="float" office:value="0.4" calcext:value-type="float">
            <text:p>0,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29]=1;RANDBETWEEN(2;6);IF([.AA29]=2;RANDBETWEEN(7;12);IF([.AA29]=3;RANDBETWEEN(13;17);IF([.AA29]=4;RANDBETWEEN(18;22);IF([.AA29]=5;RANDBETWEEN(23;26);RANDBETWEEN(27;30))))))" office:value-type="float" office:value="27" calcext:value-type="float">
            <text:p>27</text:p>
          </table:table-cell>
          <table:table-cell table:style-name="ce9" office:value-type="string" calcext:value-type="string">
            <text:p>/</text:p>
          </table:table-cell>
          <table:table-cell table:style-name="ce152" table:formula="of:=RANDBETWEEN(2;9)" office:value-type="float" office:value="4" calcext:value-type="float">
            <text:p>4 &lt;</text:p>
          </table:table-cell>
          <table:table-cell table:style-name="ce153" table:formula="of:=ROUND(RAND()*CHOOSE(RANDBETWEEN(1;2);10;100);RANDBETWEEN(1;2))" office:value-type="float" office:value="50.8" calcext:value-type="float">
            <text:p>50,8</text:p>
          </table:table-cell>
          <table:table-cell table:style-name="ce7"/>
          <table:table-cell table:style-name="ce9"/>
          <table:table-cell table:style-name="ce154" table:formula="of:=[.K29]+(ROUND(RAND()*0.2;2)-0.1)*CHOOSE(RANDBETWEEN(1;2);1;10)" office:value-type="float" office:value="50.3" calcext:value-type="float">
            <text:p>50,3</text:p>
          </table:table-cell>
          <table:table-cell table:style-name="ce150" table:formula="of:=ROUND(RAND()*CHOOSE(RANDBETWEEN(1;2);10;100);RANDBETWEEN(1;2))" office:value-type="float" office:value="77.77" calcext:value-type="float">
            <text:p>77,77</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29];1)" office:value-type="float" office:value="78" calcext:value-type="float">
            <text:p>78</text:p>
          </table:table-cell>
          <table:table-cell/>
          <table:table-cell table:style-name="ce69" table:formula="of:=[.A29]*[.C29]*[.E29]" office:value-type="float" office:value="4" calcext:value-type="float">
            <text:p>4</text:p>
          </table:table-cell>
          <table:table-cell table:style-name="ce27" table:formula="of:=QUOTIENT([.H29];[.J29])&amp;&quot;≤...&lt;&quot;&amp;(QUOTIENT([.H29];[.J29])+1)" office:value-type="string" office:string-value="6≤...&lt;7" calcext:value-type="string">
            <text:p>6≤...&lt;7</text:p>
          </table:table-cell>
          <table:table-cell table:style-name="ce57" table:formula="of:=[.K29]&amp;IF([.K29]&lt;[.N29];&quot;&lt;&quot;;IF([.K29]&gt;[.N29];&quot;&gt;&quot;;&quot;=&quot;))&amp;[.N29]" office:value-type="string" office:string-value="50,8&gt;50,3" calcext:value-type="string">
            <text:p>50,8&gt;50,3</text:p>
          </table:table-cell>
          <table:table-cell table:style-name="ce155" table:formula="of:=[.R29]-[.O29]" office:value-type="float" office:value="0.230000000000004" calcext:value-type="float">
            <text:p>0,23</text:p>
          </table:table-cell>
          <table:table-cell/>
          <table:table-cell table:formula="of:=RANK([.Z29];[.Z23:.Z32])+2" office:value-type="float" office:value="12" calcext:value-type="float">
            <text:p>12</text:p>
          </table:table-cell>
          <table:table-cell table:style-name="ce89" table:formula="of:=RAND()" office:value-type="float" office:value="0.174796983087114" calcext:value-type="float">
            <text:p>0,174796983087114</text:p>
          </table:table-cell>
          <table:table-cell table:formula="of:=RANK([.AB29];[.AB25:.AB30])" office:value-type="float" office:value="6" calcext:value-type="float">
            <text:p>6</text:p>
          </table:table-cell>
          <table:table-cell table:style-name="ce89" table:formula="of:=RAND()" office:value-type="float" office:value="0.171120965033542" calcext:value-type="float">
            <text:p>0,171120965033542</text:p>
          </table:table-cell>
          <table:table-cell table:number-columns-repeated="996"/>
        </table:table-row>
        <table:table-row table:style-name="ro3">
          <table:table-cell table:style-name="ce147" table:formula="of:=IF([.E30]=2;5*CHOOSE(RANDBETWEEN(1;3);1;10;0.1);IF([.E30]=4;25*CHOOSE(RANDBETWEEN(1;3);1;10;0.1);IF([.E30]=8;125*CHOOSE(RANDBETWEEN(1;3);1;10;0.1);IF([.E30]=0.2;5*CHOOSE(RANDBETWEEN(1;3);1;10;0.1);IF([.E30]=0.4;25*CHOOSE(RANDBETWEEN(1;3);1;10;0.1);IF([.E30]=0.8;125*CHOOSE(RANDBETWEEN(1;3);1;10;0.1)))))))" office:value-type="float" office:value="1250" calcext:value-type="float">
            <text:p>1 250</text:p>
          </table:table-cell>
          <table:table-cell table:style-name="ce7" office:value-type="string" calcext:value-type="string">
            <text:p>×</text:p>
          </table:table-cell>
          <table:table-cell table:style-name="ce150" table:formula="of:=ROUND(RAND()*CHOOSE(RANDBETWEEN(1;2);10;100);RANDBETWEEN(1;2))" office:value-type="float" office:value="7.7" calcext:value-type="float">
            <text:p>7,7</text:p>
          </table:table-cell>
          <table:table-cell table:style-name="ce142" office:value-type="string" calcext:value-type="string">
            <text:p>×</text:p>
          </table:table-cell>
          <table:table-cell table:style-name="ce40" table:formula="of:=CHOOSE([.AA29];2;4;8;0.2;0.4;0.8)" office:value-type="float" office:value="0.8" calcext:value-type="float">
            <text:p>0,8</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30]=1;RANDBETWEEN(2;6);IF([.AA30]=2;RANDBETWEEN(7;12);IF([.AA30]=3;RANDBETWEEN(13;17);IF([.AA30]=4;RANDBETWEEN(18;22);IF([.AA30]=5;RANDBETWEEN(23;26);RANDBETWEEN(27;30))))))" office:value-type="float" office:value="17" calcext:value-type="float">
            <text:p>17</text:p>
          </table:table-cell>
          <table:table-cell table:style-name="ce9" office:value-type="string" calcext:value-type="string">
            <text:p>/</text:p>
          </table:table-cell>
          <table:table-cell table:style-name="ce152" table:formula="of:=RANDBETWEEN(2;9)" office:value-type="float" office:value="9" calcext:value-type="float">
            <text:p>9 &lt;</text:p>
          </table:table-cell>
          <table:table-cell table:style-name="ce153" table:formula="of:=ROUND(RAND()*CHOOSE(RANDBETWEEN(1;2);10;100);RANDBETWEEN(1;2))" office:value-type="float" office:value="3.1" calcext:value-type="float">
            <text:p>3,1</text:p>
          </table:table-cell>
          <table:table-cell table:style-name="ce7"/>
          <table:table-cell table:style-name="ce9"/>
          <table:table-cell table:style-name="ce154" table:formula="of:=[.K30]+(ROUND(RAND()*0.2;2)-0.1)*CHOOSE(RANDBETWEEN(1;2);1;10)" office:value-type="float" office:value="3.1" calcext:value-type="float">
            <text:p>3,1</text:p>
          </table:table-cell>
          <table:table-cell table:style-name="ce150" table:formula="of:=ROUND(RAND()*CHOOSE(RANDBETWEEN(1;2);10;100);RANDBETWEEN(1;2))" office:value-type="float" office:value="31.5" calcext:value-type="float">
            <text:p>31,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30];1)" office:value-type="float" office:value="32" calcext:value-type="float">
            <text:p>32</text:p>
          </table:table-cell>
          <table:table-cell/>
          <table:table-cell table:style-name="ce69" table:formula="of:=[.A30]*[.C30]*[.E30]" office:value-type="float" office:value="7700" calcext:value-type="float">
            <text:p>7 700</text:p>
          </table:table-cell>
          <table:table-cell table:style-name="ce27" table:formula="of:=QUOTIENT([.H30];[.J30])&amp;&quot;≤...&lt;&quot;&amp;(QUOTIENT([.H30];[.J30])+1)" office:value-type="string" office:string-value="1≤...&lt;2" calcext:value-type="string">
            <text:p>1≤...&lt;2</text:p>
          </table:table-cell>
          <table:table-cell table:style-name="ce57" table:formula="of:=[.K30]&amp;IF([.K30]&lt;[.N30];&quot;&lt;&quot;;IF([.K30]&gt;[.N30];&quot;&gt;&quot;;&quot;=&quot;))&amp;[.N30]" office:value-type="string" office:string-value="3,1=3,1" calcext:value-type="string">
            <text:p>3,1=3,1</text:p>
          </table:table-cell>
          <table:table-cell table:style-name="ce155" table:formula="of:=[.R30]-[.O30]" office:value-type="float" office:value="0.5" calcext:value-type="float">
            <text:p>0,5</text:p>
          </table:table-cell>
          <table:table-cell/>
          <table:table-cell table:formula="of:=RANK([.Z30];[.Z23:.Z32])+2" office:value-type="float" office:value="11" calcext:value-type="float">
            <text:p>11</text:p>
          </table:table-cell>
          <table:table-cell table:style-name="ce89" table:formula="of:=RAND()" office:value-type="float" office:value="0.275404913973941" calcext:value-type="float">
            <text:p>0,275404913973941</text:p>
          </table:table-cell>
          <table:table-cell table:formula="of:=RANK([.AB30];[.AB25:.AB30])" office:value-type="float" office:value="3" calcext:value-type="float">
            <text:p>3</text:p>
          </table:table-cell>
          <table:table-cell table:style-name="ce89" table:formula="of:=RAND()" office:value-type="float" office:value="0.850555806373793" calcext:value-type="float">
            <text:p>0,850555806373793</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3" calcext:value-type="float">
            <text:p>3</text:p>
          </table:table-cell>
          <table:table-cell table:style-name="ce89" table:formula="of:=RAND()" office:value-type="float" office:value="0.982214220579689" calcext:value-type="float">
            <text:p>0,982214220579689</text:p>
          </table:table-cell>
          <table:table-cell table:number-columns-repeated="998"/>
        </table:table-row>
        <table:table-row table:style-name="ro4">
          <table:table-cell table:number-columns-repeated="24"/>
          <table:table-cell table:formula="of:=RANK([.Z32];[.Z23:.Z32])+2" office:value-type="float" office:value="4" calcext:value-type="float">
            <text:p>4</text:p>
          </table:table-cell>
          <table:table-cell table:style-name="ce89" table:formula="of:=RAND()" office:value-type="float" office:value="0.913388708761795" calcext:value-type="float">
            <text:p>0,913388708761795</text:p>
          </table:table-cell>
          <table:table-cell table:number-columns-repeated="998"/>
        </table:table-row>
        <table:table-row table:style-name="ro5">
          <table:table-cell table:number-columns-repeated="1024"/>
        </table:table-row>
        <table:table-row table:style-name="ro2">
          <table:table-cell table:style-name="ce146" office:value-type="string" calcext:value-type="string" table:number-columns-spanned="6" table:number-rows-spanned="2">
            <text:p>CEINTURE</text:p>
            <text:p>NOIRE 1</text:p>
          </table:table-cell>
          <table:covered-table-cell table:number-columns-repeated="5"/>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7" calcext:value-type="float">
            <text:p>7</text:p>
          </table:table-cell>
          <table:table-cell table:style-name="ce89" table:formula="of:=RAND()" office:value-type="float" office:value="0.359668156624957" calcext:value-type="float">
            <text:p>0,359668156624957</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2" table:number-rows-spanned="1">
            <text:p>Classe :</text:p>
          </table:table-cell>
          <table:covered-table-cell table:style-name="ce88"/>
          <table:table-cell table:style-name="ce22" table:formula="of:=[.$R$2]" office:value-type="string" office:string-value="v9330" calcext:value-type="string">
            <text:p>v9330</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Z35];[.Z34:.Z43])+2" office:value-type="float" office:value="11" calcext:value-type="float">
            <text:p>11</text:p>
          </table:table-cell>
          <table:table-cell table:style-name="ce89" table:formula="of:=RAND()" office:value-type="float" office:value="0.164185832053562" calcext:value-type="float">
            <text:p>0,164185832053562</text:p>
          </table:table-cell>
          <table:table-cell table:number-columns-repeated="998"/>
        </table:table-row>
        <table:table-row table:style-name="ro3">
          <table:table-cell table:style-name="ce37" office:value-type="string" calcext:value-type="string" table:number-columns-spanned="6" table:number-rows-spanned="1">
            <text:p>Produit astucieux</text:p>
          </table:table-cell>
          <table:covered-table-cell table:number-columns-repeated="5" table:style-name="ce38"/>
          <table:table-cell table:style-name="ce37" office:value-type="string" calcext:value-type="string" table:number-columns-spanned="4" table:number-rows-spanned="1">
            <text:p>Encadrer entre deux entiers</text:p>
          </table:table-cell>
          <table:covered-table-cell table:number-columns-repeated="3" table:style-name="ce38"/>
          <table:table-cell table:style-name="ce37" office:value-type="string" calcext:value-type="string" table:number-columns-spanned="4" table:number-rows-spanned="1">
            <text:p>Comparer</text:p>
          </table:table-cell>
          <table:covered-table-cell table:number-columns-repeated="3" table:style-name="ce38"/>
          <table:table-cell table:style-name="ce37" office:value-type="string" calcext:value-type="string" table:number-columns-spanned="4" table:number-rows-spanned="1">
            <text:p>Complément à l’entier supérieur</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34]" office:value-type="string" office:string-value="AD" calcext:value-type="string">
            <text:p>AD</text:p>
          </table:table-cell>
          <table:table-cell table:style-name="ce99"/>
          <table:table-cell table:style-name="ce102" table:formula="of:=[.R35]" office:value-type="string" office:string-value="v9330" calcext:value-type="string">
            <text:p>v9330</text:p>
          </table:table-cell>
          <table:table-cell table:style-name="ce89"/>
          <table:table-cell table:formula="of:=RANK([.Z36];[.Z34:.Z43])+2" office:value-type="float" office:value="3" calcext:value-type="float">
            <text:p>3</text:p>
          </table:table-cell>
          <table:table-cell table:style-name="ce89" table:formula="of:=RAND()" office:value-type="float" office:value="0.843417988119458" calcext:value-type="float">
            <text:p>0,843417988119458</text:p>
          </table:table-cell>
          <table:table-cell table:style-name="ce89" table:formula="of:=RANK([.AB36];[.AB36:.AB41])" office:value-type="float" office:value="3" calcext:value-type="float">
            <text:p>3</text:p>
          </table:table-cell>
          <table:table-cell table:style-name="ce89" table:formula="of:=RAND()" office:value-type="float" office:value="0.480270117643826" calcext:value-type="float">
            <text:p>0,480270117643826</text:p>
          </table:table-cell>
          <table:table-cell table:number-columns-repeated="996"/>
        </table:table-row>
        <table:table-row table:style-name="ro3">
          <table:table-cell table:style-name="ce51" table:formula="of:=CHOOSE([.AA36];2;4;8;0.2;0.4;0.8)" office:value-type="float" office:value="8" calcext:value-type="float">
            <text:p>8</text:p>
          </table:table-cell>
          <table:table-cell table:style-name="ce7" office:value-type="string" calcext:value-type="string">
            <text:p>×</text:p>
          </table:table-cell>
          <table:table-cell table:style-name="ce149" table:formula="of:=IF([.A37]=2;5*CHOOSE(RANDBETWEEN(1;3);1;10;0.1);IF([.A37]=4;25*CHOOSE(RANDBETWEEN(1;3);1;10;0.1);IF([.A37]=8;125*CHOOSE(RANDBETWEEN(1;3);1;10;0.1);IF([.A37]=0.2;5*CHOOSE(RANDBETWEEN(1;3);1;10;0.1);IF([.A37]=0.4;25*CHOOSE(RANDBETWEEN(1;3);1;10;0.1);IF([.A37]=0.8;125*CHOOSE(RANDBETWEEN(1;3);1;10;0.1)))))))" office:value-type="float" office:value="125" calcext:value-type="float">
            <text:p>125</text:p>
          </table:table-cell>
          <table:table-cell table:style-name="ce142" office:value-type="string" calcext:value-type="string">
            <text:p>×</text:p>
          </table:table-cell>
          <table:table-cell table:style-name="ce7" table:formula="of:=ROUND(RAND()*CHOOSE(RANDBETWEEN(1;2);10;100);RANDBETWEEN(1;2))" office:value-type="float" office:value="7.22" calcext:value-type="float">
            <text:p>7,22</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37]=1;RANDBETWEEN(2;6);IF([.AA37]=2;RANDBETWEEN(7;12);IF([.AA37]=3;RANDBETWEEN(13;17);IF([.AA37]=4;RANDBETWEEN(18;22);IF([.AA37]=5;RANDBETWEEN(23;26);RANDBETWEEN(27;30))))))" office:value-type="float" office:value="28" calcext:value-type="float">
            <text:p>28</text:p>
          </table:table-cell>
          <table:table-cell table:style-name="ce9" office:value-type="string" calcext:value-type="string">
            <text:p>/</text:p>
          </table:table-cell>
          <table:table-cell table:style-name="ce152" table:formula="of:=RANDBETWEEN(2;9)" office:value-type="float" office:value="6" calcext:value-type="float">
            <text:p>6 &lt;</text:p>
          </table:table-cell>
          <table:table-cell table:style-name="ce153" table:formula="of:=ROUND(RAND()*CHOOSE(RANDBETWEEN(1;2);10;100);RANDBETWEEN(1;2))" office:value-type="float" office:value="6.38" calcext:value-type="float">
            <text:p>6,38</text:p>
          </table:table-cell>
          <table:table-cell table:style-name="ce7"/>
          <table:table-cell table:style-name="ce9"/>
          <table:table-cell table:style-name="ce154" table:formula="of:=[.K37]+(ROUND(RAND()*0.2;2)-0.1)*CHOOSE(RANDBETWEEN(1;2);1;10)" office:value-type="float" office:value="6.68" calcext:value-type="float">
            <text:p>6,68</text:p>
          </table:table-cell>
          <table:table-cell table:style-name="ce150" table:formula="of:=ROUND(RAND()*CHOOSE(RANDBETWEEN(1;2);10;100);RANDBETWEEN(1;2))" office:value-type="float" office:value="0.43" calcext:value-type="float">
            <text:p>0,43</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37];1)" office:value-type="float" office:value="1" calcext:value-type="float">
            <text:p>1</text:p>
          </table:table-cell>
          <table:table-cell/>
          <table:table-cell table:style-name="ce69" table:formula="of:=[.A37]*[.C37]*[.E37]" office:value-type="float" office:value="7220" calcext:value-type="float">
            <text:p>7 220</text:p>
          </table:table-cell>
          <table:table-cell table:style-name="ce27" table:formula="of:=QUOTIENT([.H37];[.J37])&amp;&quot;≤...&lt;&quot;&amp;(QUOTIENT([.H37];[.J37])+1)" office:value-type="string" office:string-value="4≤...&lt;5" calcext:value-type="string">
            <text:p>4≤...&lt;5</text:p>
          </table:table-cell>
          <table:table-cell table:style-name="ce57" table:formula="of:=[.K37]&amp;IF([.K37]&lt;[.N37];&quot;&lt;&quot;;IF([.K37]&gt;[.N37];&quot;&gt;&quot;;&quot;=&quot;))&amp;[.N37]" office:value-type="string" office:string-value="6,38&lt;6,68" calcext:value-type="string">
            <text:p>6,38&lt;6,68</text:p>
          </table:table-cell>
          <table:table-cell table:style-name="ce155" table:formula="of:=[.R37]-[.O37]" office:value-type="float" office:value="0.57" calcext:value-type="float">
            <text:p>0,57</text:p>
          </table:table-cell>
          <table:table-cell/>
          <table:table-cell table:formula="of:=RANK([.Z37];[.Z34:.Z43])+2" office:value-type="float" office:value="4" calcext:value-type="float">
            <text:p>4</text:p>
          </table:table-cell>
          <table:table-cell table:style-name="ce89" table:formula="of:=RAND()" office:value-type="float" office:value="0.780628381697871" calcext:value-type="float">
            <text:p>0,780628381697871</text:p>
          </table:table-cell>
          <table:table-cell table:formula="of:=RANK([.AB37];[.AB36:.AB41])" office:value-type="float" office:value="6" calcext:value-type="float">
            <text:p>6</text:p>
          </table:table-cell>
          <table:table-cell table:style-name="ce89" table:formula="of:=RAND()" office:value-type="float" office:value="0.110405555888158" calcext:value-type="float">
            <text:p>0,110405555888158</text:p>
          </table:table-cell>
          <table:table-cell table:number-columns-repeated="996"/>
        </table:table-row>
        <table:table-row table:style-name="ro3">
          <table:table-cell table:style-name="ce51" table:formula="of:=CHOOSE([.AA37];2;4;8;0.2;0.4;0.8)" office:value-type="float" office:value="0.8" calcext:value-type="float">
            <text:p>0,8</text:p>
          </table:table-cell>
          <table:table-cell table:style-name="ce7" office:value-type="string" calcext:value-type="string">
            <text:p>×</text:p>
          </table:table-cell>
          <table:table-cell table:style-name="ce150" table:formula="of:=ROUND(RAND()*CHOOSE(RANDBETWEEN(1;2);10;100);RANDBETWEEN(1;2))" office:value-type="float" office:value="4.6" calcext:value-type="float">
            <text:p>4,6</text:p>
          </table:table-cell>
          <table:table-cell table:style-name="ce142" office:value-type="string" calcext:value-type="string">
            <text:p>×</text:p>
          </table:table-cell>
          <table:table-cell table:style-name="ce149" table:formula="of:=IF([.A38]=2;5*CHOOSE(RANDBETWEEN(1;3);1;10;0.1);IF([.A38]=4;25*CHOOSE(RANDBETWEEN(1;3);1;10;0.1);IF([.A38]=8;125*CHOOSE(RANDBETWEEN(1;3);1;10;0.1);IF([.A38]=0.2;5*CHOOSE(RANDBETWEEN(1;3);1;10;0.1);IF([.A38]=0.4;25*CHOOSE(RANDBETWEEN(1;3);1;10;0.1);IF([.A38]=0.8;125*CHOOSE(RANDBETWEEN(1;3);1;10;0.1)))))))" office:value-type="float" office:value="1250" calcext:value-type="float">
            <text:p>1 250</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38]=1;RANDBETWEEN(2;6);IF([.AA38]=2;RANDBETWEEN(7;12);IF([.AA38]=3;RANDBETWEEN(13;17);IF([.AA38]=4;RANDBETWEEN(18;22);IF([.AA38]=5;RANDBETWEEN(23;26);RANDBETWEEN(27;30))))))" office:value-type="float" office:value="20" calcext:value-type="float">
            <text:p>20</text:p>
          </table:table-cell>
          <table:table-cell table:style-name="ce9" office:value-type="string" calcext:value-type="string">
            <text:p>/</text:p>
          </table:table-cell>
          <table:table-cell table:style-name="ce152" table:formula="of:=RANDBETWEEN(2;9)" office:value-type="float" office:value="2" calcext:value-type="float">
            <text:p>2 &lt;</text:p>
          </table:table-cell>
          <table:table-cell table:style-name="ce153" table:formula="of:=ROUND(RAND()*CHOOSE(RANDBETWEEN(1;2);10;100);RANDBETWEEN(1;2))" office:value-type="float" office:value="95.35" calcext:value-type="float">
            <text:p>95,35</text:p>
          </table:table-cell>
          <table:table-cell table:style-name="ce7"/>
          <table:table-cell table:style-name="ce9"/>
          <table:table-cell table:style-name="ce154" table:formula="of:=[.K38]+(ROUND(RAND()*0.2;2)-0.1)*CHOOSE(RANDBETWEEN(1;2);1;10)" office:value-type="float" office:value="95.38" calcext:value-type="float">
            <text:p>95,38</text:p>
          </table:table-cell>
          <table:table-cell table:style-name="ce150" table:formula="of:=ROUND(RAND()*CHOOSE(RANDBETWEEN(1;2);10;100);RANDBETWEEN(1;2))" office:value-type="float" office:value="2.8" calcext:value-type="float">
            <text:p>2,8</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38];1)" office:value-type="float" office:value="3" calcext:value-type="float">
            <text:p>3</text:p>
          </table:table-cell>
          <table:table-cell/>
          <table:table-cell table:style-name="ce69" table:formula="of:=[.A38]*[.C38]*[.E38]" office:value-type="float" office:value="4600" calcext:value-type="float">
            <text:p>4 600</text:p>
          </table:table-cell>
          <table:table-cell table:style-name="ce27" table:formula="of:=QUOTIENT([.H38];[.J38])&amp;&quot;≤...&lt;&quot;&amp;(QUOTIENT([.H38];[.J38])+1)" office:value-type="string" office:string-value="10≤...&lt;11" calcext:value-type="string">
            <text:p>10≤...&lt;11</text:p>
          </table:table-cell>
          <table:table-cell table:style-name="ce57" table:formula="of:=[.K38]&amp;IF([.K38]&lt;[.N38];&quot;&lt;&quot;;IF([.K38]&gt;[.N38];&quot;&gt;&quot;;&quot;=&quot;))&amp;[.N38]" office:value-type="string" office:string-value="95,35&lt;95,38" calcext:value-type="string">
            <text:p>95,35&lt;95,38</text:p>
          </table:table-cell>
          <table:table-cell table:style-name="ce155" table:formula="of:=[.R38]-[.O38]" office:value-type="float" office:value="0.2" calcext:value-type="float">
            <text:p>0,2</text:p>
          </table:table-cell>
          <table:table-cell/>
          <table:table-cell table:formula="of:=RANK([.Z38];[.Z34:.Z43])+2" office:value-type="float" office:value="9" calcext:value-type="float">
            <text:p>9</text:p>
          </table:table-cell>
          <table:table-cell table:style-name="ce89" table:formula="of:=RAND()" office:value-type="float" office:value="0.282640050238455" calcext:value-type="float">
            <text:p>0,282640050238455</text:p>
          </table:table-cell>
          <table:table-cell table:formula="of:=RANK([.AB38];[.AB36:.AB41])" office:value-type="float" office:value="4" calcext:value-type="float">
            <text:p>4</text:p>
          </table:table-cell>
          <table:table-cell table:style-name="ce89" table:formula="of:=RAND()" office:value-type="float" office:value="0.317549577850388" calcext:value-type="float">
            <text:p>0,317549577850388</text:p>
          </table:table-cell>
          <table:table-cell table:number-columns-repeated="996"/>
        </table:table-row>
        <table:table-row table:style-name="ro3">
          <table:table-cell table:style-name="ce147" table:formula="of:=IF([.E39]=2;5*CHOOSE(RANDBETWEEN(1;3);1;10;0.1);IF([.E39]=4;25*CHOOSE(RANDBETWEEN(1;3);1;10;0.1);IF([.E39]=8;125*CHOOSE(RANDBETWEEN(1;3);1;10;0.1);IF([.E39]=0.2;5*CHOOSE(RANDBETWEEN(1;3);1;10;0.1);IF([.E39]=0.4;25*CHOOSE(RANDBETWEEN(1;3);1;10;0.1);IF([.E39]=0.8;125*CHOOSE(RANDBETWEEN(1;3);1;10;0.1)))))))" office:value-type="float" office:value="0.5" calcext:value-type="float">
            <text:p>0,5</text:p>
          </table:table-cell>
          <table:table-cell table:style-name="ce7" office:value-type="string" calcext:value-type="string">
            <text:p>×</text:p>
          </table:table-cell>
          <table:table-cell table:style-name="ce150" table:formula="of:=ROUND(RAND()*CHOOSE(RANDBETWEEN(1;2);10;100);RANDBETWEEN(1;2))" office:value-type="float" office:value="4.43" calcext:value-type="float">
            <text:p>4,43</text:p>
          </table:table-cell>
          <table:table-cell table:style-name="ce142" office:value-type="string" calcext:value-type="string">
            <text:p>×</text:p>
          </table:table-cell>
          <table:table-cell table:style-name="ce40" table:formula="of:=CHOOSE([.AA38];2;4;8;0.2;0.4;0.8)" office:value-type="float" office:value="0.2" calcext:value-type="float">
            <text:p>0,2</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39]=1;RANDBETWEEN(2;6);IF([.AA39]=2;RANDBETWEEN(7;12);IF([.AA39]=3;RANDBETWEEN(13;17);IF([.AA39]=4;RANDBETWEEN(18;22);IF([.AA39]=5;RANDBETWEEN(23;26);RANDBETWEEN(27;30))))))" office:value-type="float" office:value="6" calcext:value-type="float">
            <text:p>6</text:p>
          </table:table-cell>
          <table:table-cell table:style-name="ce9" office:value-type="string" calcext:value-type="string">
            <text:p>/</text:p>
          </table:table-cell>
          <table:table-cell table:style-name="ce152" table:formula="of:=RANDBETWEEN(2;9)" office:value-type="float" office:value="6" calcext:value-type="float">
            <text:p>6 &lt;</text:p>
          </table:table-cell>
          <table:table-cell table:style-name="ce153" table:formula="of:=ROUND(RAND()*CHOOSE(RANDBETWEEN(1;2);10;100);RANDBETWEEN(1;2))" office:value-type="float" office:value="6.1" calcext:value-type="float">
            <text:p>6,1</text:p>
          </table:table-cell>
          <table:table-cell table:style-name="ce7"/>
          <table:table-cell table:style-name="ce9"/>
          <table:table-cell table:style-name="ce154" table:formula="of:=[.K39]+(ROUND(RAND()*0.2;2)-0.1)*CHOOSE(RANDBETWEEN(1;2);1;10)" office:value-type="float" office:value="6.03" calcext:value-type="float">
            <text:p>6,03</text:p>
          </table:table-cell>
          <table:table-cell table:style-name="ce150" table:formula="of:=ROUND(RAND()*CHOOSE(RANDBETWEEN(1;2);10;100);RANDBETWEEN(1;2))" office:value-type="float" office:value="74.2" calcext:value-type="float">
            <text:p>74,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39];1)" office:value-type="float" office:value="75" calcext:value-type="float">
            <text:p>75</text:p>
          </table:table-cell>
          <table:table-cell/>
          <table:table-cell table:style-name="ce69" table:formula="of:=[.A39]*[.C39]*[.E39]" office:value-type="float" office:value="0.443" calcext:value-type="float">
            <text:p>,443</text:p>
          </table:table-cell>
          <table:table-cell table:style-name="ce27" table:formula="of:=QUOTIENT([.H39];[.J39])&amp;&quot;≤...&lt;&quot;&amp;(QUOTIENT([.H39];[.J39])+1)" office:value-type="string" office:string-value="1≤...&lt;2" calcext:value-type="string">
            <text:p>1≤...&lt;2</text:p>
          </table:table-cell>
          <table:table-cell table:style-name="ce57" table:formula="of:=[.K39]&amp;IF([.K39]&lt;[.N39];&quot;&lt;&quot;;IF([.K39]&gt;[.N39];&quot;&gt;&quot;;&quot;=&quot;))&amp;[.N39]" office:value-type="string" office:string-value="6,1&gt;6,03" calcext:value-type="string">
            <text:p>6,1&gt;6,03</text:p>
          </table:table-cell>
          <table:table-cell table:style-name="ce155" table:formula="of:=[.R39]-[.O39]" office:value-type="float" office:value="0.799999999999997" calcext:value-type="float">
            <text:p>0,8</text:p>
          </table:table-cell>
          <table:table-cell/>
          <table:table-cell table:formula="of:=RANK([.Z39];[.Z34:.Z43])+2" office:value-type="float" office:value="6" calcext:value-type="float">
            <text:p>6</text:p>
          </table:table-cell>
          <table:table-cell table:style-name="ce89" table:formula="of:=RAND()" office:value-type="float" office:value="0.423448654756491" calcext:value-type="float">
            <text:p>0,423448654756491</text:p>
          </table:table-cell>
          <table:table-cell table:formula="of:=RANK([.AB39];[.AB36:.AB41])" office:value-type="float" office:value="1" calcext:value-type="float">
            <text:p>1</text:p>
          </table:table-cell>
          <table:table-cell table:style-name="ce89" table:formula="of:=RAND()" office:value-type="float" office:value="0.943306970873059" calcext:value-type="float">
            <text:p>0,943306970873059</text:p>
          </table:table-cell>
          <table:table-cell table:number-columns-repeated="996"/>
        </table:table-row>
        <table:table-row table:style-name="ro3">
          <table:table-cell table:style-name="ce148" table:formula="of:=ROUND(RAND()*CHOOSE(RANDBETWEEN(1;2);10;100);RANDBETWEEN(1;2))" office:value-type="float" office:value="6.7" calcext:value-type="float">
            <text:p>6,7</text:p>
          </table:table-cell>
          <table:table-cell table:style-name="ce7" office:value-type="string" calcext:value-type="string">
            <text:p>×</text:p>
          </table:table-cell>
          <table:table-cell table:style-name="ce149" table:formula="of:=IF([.E40]=2;5*CHOOSE(RANDBETWEEN(1;3);1;10;0.1);IF([.E40]=4;25*CHOOSE(RANDBETWEEN(1;3);1;10;0.1);IF([.E40]=8;125*CHOOSE(RANDBETWEEN(1;3);1;10;0.1);IF([.E40]=0.2;5*CHOOSE(RANDBETWEEN(1;3);1;10;0.1);IF([.E40]=0.4;25*CHOOSE(RANDBETWEEN(1;3);1;10;0.1);IF([.E40]=0.8;125*CHOOSE(RANDBETWEEN(1;3);1;10;0.1)))))))" office:value-type="float" office:value="50" calcext:value-type="float">
            <text:p>50</text:p>
          </table:table-cell>
          <table:table-cell table:style-name="ce142" office:value-type="string" calcext:value-type="string">
            <text:p>×</text:p>
          </table:table-cell>
          <table:table-cell table:style-name="ce40" table:formula="of:=CHOOSE([.AA39];2;4;8;0.2;0.4;0.8)" office:value-type="float" office:value="2" calcext:value-type="float">
            <text:p>2</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40]=1;RANDBETWEEN(2;6);IF([.AA40]=2;RANDBETWEEN(7;12);IF([.AA40]=3;RANDBETWEEN(13;17);IF([.AA40]=4;RANDBETWEEN(18;22);IF([.AA40]=5;RANDBETWEEN(23;26);RANDBETWEEN(27;30))))))" office:value-type="float" office:value="23" calcext:value-type="float">
            <text:p>23</text:p>
          </table:table-cell>
          <table:table-cell table:style-name="ce9" office:value-type="string" calcext:value-type="string">
            <text:p>/</text:p>
          </table:table-cell>
          <table:table-cell table:style-name="ce152" table:formula="of:=RANDBETWEEN(2;9)" office:value-type="float" office:value="5" calcext:value-type="float">
            <text:p>5 &lt;</text:p>
          </table:table-cell>
          <table:table-cell table:style-name="ce153" table:formula="of:=ROUND(RAND()*CHOOSE(RANDBETWEEN(1;2);10;100);RANDBETWEEN(1;2))" office:value-type="float" office:value="2.8" calcext:value-type="float">
            <text:p>2,8</text:p>
          </table:table-cell>
          <table:table-cell table:style-name="ce7"/>
          <table:table-cell table:style-name="ce9"/>
          <table:table-cell table:style-name="ce154" table:formula="of:=[.K40]+(ROUND(RAND()*0.2;2)-0.1)*CHOOSE(RANDBETWEEN(1;2);1;10)" office:value-type="float" office:value="3.8" calcext:value-type="float">
            <text:p>3,8</text:p>
          </table:table-cell>
          <table:table-cell table:style-name="ce150" table:formula="of:=ROUND(RAND()*CHOOSE(RANDBETWEEN(1;2);10;100);RANDBETWEEN(1;2))" office:value-type="float" office:value="3.48" calcext:value-type="float">
            <text:p>3,48</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40];1)" office:value-type="float" office:value="4" calcext:value-type="float">
            <text:p>4</text:p>
          </table:table-cell>
          <table:table-cell/>
          <table:table-cell table:style-name="ce69" table:formula="of:=[.A40]*[.C40]*[.E40]" office:value-type="float" office:value="670" calcext:value-type="float">
            <text:p>670</text:p>
          </table:table-cell>
          <table:table-cell table:style-name="ce27" table:formula="of:=QUOTIENT([.H40];[.J40])&amp;&quot;≤...&lt;&quot;&amp;(QUOTIENT([.H40];[.J40])+1)" office:value-type="string" office:string-value="4≤...&lt;5" calcext:value-type="string">
            <text:p>4≤...&lt;5</text:p>
          </table:table-cell>
          <table:table-cell table:style-name="ce57" table:formula="of:=[.K40]&amp;IF([.K40]&lt;[.N40];&quot;&lt;&quot;;IF([.K40]&gt;[.N40];&quot;&gt;&quot;;&quot;=&quot;))&amp;[.N40]" office:value-type="string" office:string-value="2,8&lt;3,8" calcext:value-type="string">
            <text:p>2,8&lt;3,8</text:p>
          </table:table-cell>
          <table:table-cell table:style-name="ce155" table:formula="of:=[.R40]-[.O40]" office:value-type="float" office:value="0.52" calcext:value-type="float">
            <text:p>0,52</text:p>
          </table:table-cell>
          <table:table-cell/>
          <table:table-cell table:formula="of:=RANK([.Z40];[.Z34:.Z43])+2" office:value-type="float" office:value="8" calcext:value-type="float">
            <text:p>8</text:p>
          </table:table-cell>
          <table:table-cell table:style-name="ce89" table:formula="of:=RAND()" office:value-type="float" office:value="0.31028092468315" calcext:value-type="float">
            <text:p>0,31028092468315</text:p>
          </table:table-cell>
          <table:table-cell table:formula="of:=RANK([.AB40];[.AB36:.AB41])" office:value-type="float" office:value="5" calcext:value-type="float">
            <text:p>5</text:p>
          </table:table-cell>
          <table:table-cell table:style-name="ce89" table:formula="of:=RAND()" office:value-type="float" office:value="0.207076721509898" calcext:value-type="float">
            <text:p>0,207076721509898</text:p>
          </table:table-cell>
          <table:table-cell table:number-columns-repeated="996"/>
        </table:table-row>
        <table:table-row table:style-name="ro3">
          <table:table-cell table:style-name="ce147" table:formula="of:=IF([.E41]=2;5*CHOOSE(RANDBETWEEN(1;3);1;10;0.1);IF([.E41]=4;25*CHOOSE(RANDBETWEEN(1;3);1;10;0.1);IF([.E41]=8;125*CHOOSE(RANDBETWEEN(1;3);1;10;0.1);IF([.E41]=0.2;5*CHOOSE(RANDBETWEEN(1;3);1;10;0.1);IF([.E41]=0.4;25*CHOOSE(RANDBETWEEN(1;3);1;10;0.1);IF([.E41]=0.8;125*CHOOSE(RANDBETWEEN(1;3);1;10;0.1)))))))" office:value-type="float" office:value="2.5" calcext:value-type="float">
            <text:p>2,5</text:p>
          </table:table-cell>
          <table:table-cell table:style-name="ce7" office:value-type="string" calcext:value-type="string">
            <text:p>×</text:p>
          </table:table-cell>
          <table:table-cell table:style-name="ce150" table:formula="of:=ROUND(RAND()*CHOOSE(RANDBETWEEN(1;2);10;100);RANDBETWEEN(1;2))" office:value-type="float" office:value="0.39" calcext:value-type="float">
            <text:p>0,39</text:p>
          </table:table-cell>
          <table:table-cell table:style-name="ce142" office:value-type="string" calcext:value-type="string">
            <text:p>×</text:p>
          </table:table-cell>
          <table:table-cell table:style-name="ce40" table:formula="of:=CHOOSE([.AA40];2;4;8;0.2;0.4;0.8)" office:value-type="float" office:value="0.4" calcext:value-type="float">
            <text:p>0,4</text:p>
          </table:table-cell>
          <table:table-cell table:style-name="ce10" office:value-type="string" calcext:value-type="string">
            <text:p>=</text:p>
          </table:table-cell>
          <table:table-cell table:style-name="ce151" office:value-type="string" calcext:value-type="string">
            <text:p>≤</text:p>
          </table:table-cell>
          <table:table-cell table:style-name="ce14" table:formula="of:=IF([.AA41]=1;RANDBETWEEN(2;6);IF([.AA41]=2;RANDBETWEEN(7;12);IF([.AA41]=3;RANDBETWEEN(13;17);IF([.AA41]=4;RANDBETWEEN(18;22);IF([.AA41]=5;RANDBETWEEN(23;26);RANDBETWEEN(27;30))))))" office:value-type="float" office:value="10" calcext:value-type="float">
            <text:p>10</text:p>
          </table:table-cell>
          <table:table-cell table:style-name="ce9" office:value-type="string" calcext:value-type="string">
            <text:p>/</text:p>
          </table:table-cell>
          <table:table-cell table:style-name="ce152" table:formula="of:=RANDBETWEEN(2;9)" office:value-type="float" office:value="5" calcext:value-type="float">
            <text:p>5 &lt;</text:p>
          </table:table-cell>
          <table:table-cell table:style-name="ce153" table:formula="of:=ROUND(RAND()*CHOOSE(RANDBETWEEN(1;2);10;100);RANDBETWEEN(1;2))" office:value-type="float" office:value="85.88" calcext:value-type="float">
            <text:p>85,88</text:p>
          </table:table-cell>
          <table:table-cell table:style-name="ce7"/>
          <table:table-cell table:style-name="ce9"/>
          <table:table-cell table:style-name="ce154" table:formula="of:=[.K41]+(ROUND(RAND()*0.2;2)-0.1)*CHOOSE(RANDBETWEEN(1;2);1;10)" office:value-type="float" office:value="86.68" calcext:value-type="float">
            <text:p>86,68</text:p>
          </table:table-cell>
          <table:table-cell table:style-name="ce150" table:formula="of:=ROUND(RAND()*CHOOSE(RANDBETWEEN(1;2);10;100);RANDBETWEEN(1;2))" office:value-type="float" office:value="4.11" calcext:value-type="float">
            <text:p>4,11</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O41];1)" office:value-type="float" office:value="5" calcext:value-type="float">
            <text:p>5</text:p>
          </table:table-cell>
          <table:table-cell/>
          <table:table-cell table:style-name="ce69" table:formula="of:=[.A41]*[.C41]*[.E41]" office:value-type="float" office:value="0.39" calcext:value-type="float">
            <text:p>,39</text:p>
          </table:table-cell>
          <table:table-cell table:style-name="ce27" table:formula="of:=QUOTIENT([.H41];[.J41])&amp;&quot;≤...&lt;&quot;&amp;(QUOTIENT([.H41];[.J41])+1)" office:value-type="string" office:string-value="2≤...&lt;3" calcext:value-type="string">
            <text:p>2≤...&lt;3</text:p>
          </table:table-cell>
          <table:table-cell table:style-name="ce57" table:formula="of:=[.K41]&amp;IF([.K41]&lt;[.N41];&quot;&lt;&quot;;IF([.K41]&gt;[.N41];&quot;&gt;&quot;;&quot;=&quot;))&amp;[.N41]" office:value-type="string" office:string-value="85,88&lt;86,68" calcext:value-type="string">
            <text:p>85,88&lt;86,68</text:p>
          </table:table-cell>
          <table:table-cell table:style-name="ce155" table:formula="of:=[.R41]-[.O41]" office:value-type="float" office:value="0.89" calcext:value-type="float">
            <text:p>0,89</text:p>
          </table:table-cell>
          <table:table-cell/>
          <table:table-cell table:formula="of:=RANK([.Z41];[.Z34:.Z43])+2" office:value-type="float" office:value="10" calcext:value-type="float">
            <text:p>10</text:p>
          </table:table-cell>
          <table:table-cell table:style-name="ce89" table:formula="of:=RAND()" office:value-type="float" office:value="0.244299505435065" calcext:value-type="float">
            <text:p>0,244299505435065</text:p>
          </table:table-cell>
          <table:table-cell table:formula="of:=RANK([.AB41];[.AB36:.AB41])" office:value-type="float" office:value="2" calcext:value-type="float">
            <text:p>2</text:p>
          </table:table-cell>
          <table:table-cell table:style-name="ce89" table:formula="of:=RAND()" office:value-type="float" office:value="0.649420493993698" calcext:value-type="float">
            <text:p>0,649420493993698</text:p>
          </table:table-cell>
          <table:table-cell table:number-columns-repeated="996"/>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5" calcext:value-type="float">
            <text:p>5</text:p>
          </table:table-cell>
          <table:table-cell table:style-name="ce89" table:formula="of:=RAND()" office:value-type="float" office:value="0.627863963314988" calcext:value-type="float">
            <text:p>0,627863963314988</text:p>
          </table:table-cell>
          <table:table-cell table:number-columns-repeated="998"/>
        </table:table-row>
        <table:table-row table:style-name="ro4">
          <table:table-cell table:number-columns-repeated="24"/>
          <table:table-cell table:formula="of:=RANK([.Z43];[.Z34:.Z43])+2" office:value-type="float" office:value="12" calcext:value-type="float">
            <text:p>12</text:p>
          </table:table-cell>
          <table:table-cell table:style-name="ce89" table:formula="of:=RAND()" office:value-type="float" office:value="0.0315346582745098" calcext:value-type="float">
            <text:p>0,03153465827451</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Noire 2" table:style-name="ta7" table:print-ranges="'Ceinture Noire 2'.A1:'Ceinture Noire 2'.S44 'Ceinture Noire 2'.U1:'Ceinture Noire 2'.X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8" form:id="control8"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2?language=Basic&amp;location=document" xlink:type="simple"/>
              </office:event-listeners>
            </form:button>
          </form:form>
        </office:forms>
        <table:shapes>
          <draw:control draw:z-index="0" draw:style-name="gr7" draw:text-style-name="P2" svg:width="16.51mm" svg:height="7.49mm" svg:x="461.2mm" svg:y="6.11mm" draw:control="control8"/>
        </table:shapes>
        <table:table-column table:style-name="co8" table:default-cell-style-name="Default"/>
        <table:table-column table:style-name="co14" table:default-cell-style-name="Default"/>
        <table:table-column table:style-name="co81" table:default-cell-style-name="Default"/>
        <table:table-column table:style-name="co38" table:default-cell-style-name="Default"/>
        <table:table-column table:style-name="co18" table:default-cell-style-name="Default"/>
        <table:table-column table:style-name="co89" table:default-cell-style-name="Default"/>
        <table:table-column table:style-name="co4" table:default-cell-style-name="Default"/>
        <table:table-column table:style-name="co90" table:default-cell-style-name="Default"/>
        <table:table-column table:style-name="co25" table:default-cell-style-name="Default"/>
        <table:table-column table:style-name="co20" table:default-cell-style-name="Default"/>
        <table:table-column table:style-name="co39" table:default-cell-style-name="Default"/>
        <table:table-column table:style-name="co25" table:default-cell-style-name="Default"/>
        <table:table-column table:style-name="co14" table:default-cell-style-name="Default"/>
        <table:table-column table:style-name="co23" table:default-cell-style-name="Default"/>
        <table:table-column table:style-name="co25" table:default-cell-style-name="Default"/>
        <table:table-column table:style-name="co1" table:default-cell-style-name="Default"/>
        <table:table-column table:style-name="co90" table:default-cell-style-name="Default"/>
        <table:table-column table:style-name="co35" table:default-cell-style-name="Default"/>
        <table:table-column table:style-name="co75" table:default-cell-style-name="Default"/>
        <table:table-column table:style-name="co12" table:default-cell-style-name="Default"/>
        <table:table-column table:style-name="co91" table:default-cell-style-name="Default"/>
        <table:table-column table:style-name="co75" table:default-cell-style-name="Default"/>
        <table:table-column table:style-name="co92" table:default-cell-style-name="Default"/>
        <table:table-column table:style-name="co37" table:default-cell-style-name="Default"/>
        <table:table-column table:style-name="co12" table:default-cell-style-name="Default"/>
        <table:table-column table:style-name="co20" table:default-cell-style-name="Default"/>
        <table:table-column table:style-name="co57" table:default-cell-style-name="Default"/>
        <table:table-column table:style-name="co22" table:default-cell-style-name="Default"/>
        <table:table-column table:style-name="co12" table:number-columns-repeated="996" table:default-cell-style-name="Default"/>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9" table:number-rows-spanned="1">
            <text:p>TEST 5<text:span text:style-name="T2">e</text:span> - Date : ……………………………</text:p>
          </table:table-cell>
          <table:covered-table-cell table:number-columns-repeated="8"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A1];[.AA1:.AA10])+2" office:value-type="float" office:value="3" calcext:value-type="float">
            <text:p>3</text:p>
          </table:table-cell>
          <table:table-cell table:style-name="ce89" table:formula="of:=RAND()" office:value-type="float" office:value="0.909170598932471" calcext:value-type="float">
            <text:p>0,909170598932471</text:p>
          </table:table-cell>
          <table:table-cell table:number-columns-repeated="997"/>
        </table:table-row>
        <table:table-row table:style-name="ro2">
          <table:covered-table-cell table:number-columns-repeated="2" table:style-name="ce12"/>
          <table:covered-table-cell table:number-columns-repeated="2"/>
          <table:table-cell table:style-name="ce54" office:value-type="string" calcext:value-type="string" table:number-columns-spanned="6" table:number-rows-spanned="1">
            <text:p>NOM :</text:p>
          </table:table-cell>
          <table:covered-table-cell table:number-columns-repeated="5" table:style-name="ce81"/>
          <table:table-cell table:style-name="ce86" office:value-type="string" calcext:value-type="string" table:number-columns-spanned="5" table:number-rows-spanned="1">
            <text:p>Prénom :</text:p>
          </table:table-cell>
          <table:covered-table-cell table:style-name="ce8"/>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3566" calcext:value-type="string">
            <text:p>v3566</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A2];[.AA1:.AA10])+2" office:value-type="float" office:value="7" calcext:value-type="float">
            <text:p>7</text:p>
          </table:table-cell>
          <table:table-cell table:style-name="ce89" table:formula="of:=RAND()" office:value-type="float" office:value="0.747236524669474" calcext:value-type="float">
            <text:p>0,747236524669474</text:p>
          </table:table-cell>
          <table:table-cell table:number-columns-repeated="997"/>
        </table:table-row>
        <table:table-row table:style-name="ro1">
          <table:table-cell table:style-name="ce37" office:value-type="string" calcext:value-type="string" table:number-columns-spanned="4" table:number-rows-spanned="1">
            <text:p>Ordre de grandeur</text:p>
          </table:table-cell>
          <table:covered-table-cell table:number-columns-repeated="3" table:style-name="ce38"/>
          <table:table-cell table:style-name="ce37" office:value-type="string" calcext:value-type="string" table:number-columns-spanned="7" table:number-rows-spanned="1">
            <text:p>Compléter l’égalité</text:p>
          </table:table-cell>
          <table:covered-table-cell table:number-columns-repeated="6" table:style-name="ce38"/>
          <table:table-cell table:style-name="ce37" office:value-type="string" calcext:value-type="string" table:number-columns-spanned="4" table:number-rows-spanned="1">
            <text:p>Compléter à la dizaine supérieure</text:p>
          </table:table-cell>
          <table:covered-table-cell table:number-columns-repeated="3" table:style-name="ce38"/>
          <table:table-cell table:style-name="ce37" office:value-type="string" calcext:value-type="string" table:number-columns-spanned="4" table:number-rows-spanned="1">
            <text:p>Multiplier par 5, 20, 50</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S1]" office:value-type="string" office:string-value="AA" calcext:value-type="string">
            <text:p>AA</text:p>
          </table:table-cell>
          <table:table-cell table:style-name="ce99"/>
          <table:table-cell table:style-name="ce102" table:formula="of:=[.S2]" office:value-type="string" office:string-value="v3566" calcext:value-type="string">
            <text:p>v3566</text:p>
          </table:table-cell>
          <table:table-cell table:style-name="ce89"/>
          <table:table-cell table:formula="of:=RANK([.AA3];[.AA1:.AA10])+2" office:value-type="float" office:value="8" calcext:value-type="float">
            <text:p>8</text:p>
          </table:table-cell>
          <table:table-cell table:style-name="ce89" table:formula="of:=RAND()" office:value-type="float" office:value="0.473609333267081" calcext:value-type="float">
            <text:p>0,473609333267081</text:p>
          </table:table-cell>
          <table:table-cell table:style-name="ce89" table:formula="of:=RANK([.AC3];[.AC3:.AC8])" office:value-type="float" office:value="3" calcext:value-type="float">
            <text:p>3</text:p>
          </table:table-cell>
          <table:table-cell table:style-name="ce89" table:formula="of:=RAND()" office:value-type="float" office:value="0.506011620575124" calcext:value-type="float">
            <text:p>0,506011620575124</text:p>
          </table:table-cell>
          <table:table-cell table:style-name="ce89" table:number-columns-repeated="995"/>
        </table:table-row>
        <table:table-row table:style-name="ro3">
          <table:table-cell table:style-name="ce157" table:formula="of:=ROUND(RANDBETWEEN(1;9)*(RAND()*0.6+0.7)*CHOOSE(RANDBETWEEN(1;3);1;10;100);RANDBETWEEN(1;2))" office:value-type="float" office:value="620.3" calcext:value-type="float">
            <text:p>620,3</text:p>
          </table:table-cell>
          <table:table-cell table:style-name="ce7" office:value-type="string" calcext:value-type="string">
            <text:p>×</text:p>
          </table:table-cell>
          <table:table-cell table:style-name="ce150" table:formula="of:=ROUND((RAND()*0.6+0.7)*CHOOSE(RANDBETWEEN(1;3);1;10;100);RANDBETWEEN(1;2))" office:value-type="float" office:value="126.68" calcext:value-type="float">
            <text:p>126,68</text:p>
          </table:table-cell>
          <table:table-cell table:style-name="ce143" office:value-type="string" calcext:value-type="string">
            <text:p>≈</text:p>
          </table:table-cell>
          <table:table-cell table:style-name="ce60" table:formula="of:=RANDBETWEEN(2;6)*RANDBETWEEN(2;5)" office:value-type="float" office:value="15" calcext:value-type="float">
            <text:p>15</text:p>
          </table:table-cell>
          <table:table-cell table:style-name="ce62" office:value-type="string" calcext:value-type="string" table:number-columns-spanned="1" table:number-rows-spanned="2">
            <text:p><text:s/>=</text:p>
          </table:table-cell>
          <table:table-cell table:style-name="ce158" table:formula="of:=IF(ROUND(RAND());[.E4]*RANDBETWEEN(2;5);IF(AND(MOD([.E4];2)=0;MOD([.E5];2)=0);[.E4]/2;IF(AND(MOD([.E4];3)=0;MOD([.E5];3)=0);[.E4]/3;IF(AND(MOD([.E4];5)=0;MOD([.E5];5)=0);[.E4]/5;[.E4]))))" office:value-type="float" office:value="5" calcext:value-type="float">
            <text:p>5</text:p>
          </table:table-cell>
          <table:table-cell table:style-name="ce159"/>
          <table:table-cell table:style-name="ce158" table:formula="of:=RANDBETWEEN(2;6)*RANDBETWEEN(2;5)" office:value-type="float" office:value="6" calcext:value-type="float">
            <text:p>6</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66.2" calcext:value-type="float">
            <text:p>66,2</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4];10)" office:value-type="float" office:value="70" calcext:value-type="float">
            <text:p>70</text:p>
          </table:table-cell>
          <table:table-cell table:style-name="ce51" table:formula="of:=RANDBETWEEN(11;50)" office:value-type="float" office:value="30" calcext:value-type="float">
            <text:p>30</text:p>
          </table:table-cell>
          <table:table-cell table:style-name="ce40" office:value-type="string" calcext:value-type="string">
            <text:p>×</text:p>
          </table:table-cell>
          <table:table-cell table:style-name="ce40" table:formula="of:=CHOOSE([.AB4];5;20;50;5;20;50)" office:value-type="float" office:value="20" calcext:value-type="float">
            <text:p>20</text:p>
          </table:table-cell>
          <table:table-cell table:style-name="ce118" office:value-type="string" calcext:value-type="string">
            <text:p>=</text:p>
          </table:table-cell>
          <table:table-cell/>
          <table:table-cell table:style-name="ce35" table:formula="of:=IF([.A4]&gt;96;ROUND([.A4];-2);IF([.A4]&gt;=9.66;ROUND([.A4];-1);ROUND([.A4];0)))&amp;&quot;×&quot;&amp;IF([.C4]&gt;96;ROUND([.C4];-2);IF([.C4]&gt;=9.6;ROUND([.C4];-1);ROUND([.C4];0)))&amp;&quot;=&quot;&amp;IF([.A4]&gt;96;ROUND([.A4];-2);IF([.A4]&gt;=9.6;ROUND([.A4];-1);ROUND([.A4];0)))*IF([.C4]&gt;96;ROUND([.C4];-2);IF([.C4]&gt;=9.6;ROUND([.C4];-1);ROUND([.C4];0)))" office:value-type="string" office:string-value="600×100=60000" calcext:value-type="string">
            <text:p>600×100=60000</text:p>
          </table:table-cell>
          <table:table-cell table:style-name="ce48" table:formula="of:=[.G4]&amp;&quot;/&quot;&amp;ROUND([.G4]*[.E5]/[.E4])" office:value-type="string" office:string-value="5/2" calcext:value-type="string">
            <text:p>5/2</text:p>
          </table:table-cell>
          <table:table-cell table:style-name="ce57" table:formula="of:=[.O4]-[.L4]" office:value-type="float" office:value="3.8" calcext:value-type="float">
            <text:p>3,8</text:p>
          </table:table-cell>
          <table:table-cell table:style-name="ce57" table:formula="of:=[.P4]*[.R4]" office:value-type="float" office:value="600" calcext:value-type="float">
            <text:p>600</text:p>
          </table:table-cell>
          <table:table-cell/>
          <table:table-cell table:formula="of:=RANK([.AA4];[.AA1:.AA10])+2" office:value-type="float" office:value="9" calcext:value-type="float">
            <text:p>9</text:p>
          </table:table-cell>
          <table:table-cell table:style-name="ce89" table:formula="of:=RAND()" office:value-type="float" office:value="0.372177071363821" calcext:value-type="float">
            <text:p>0,372177071363821</text:p>
          </table:table-cell>
          <table:table-cell table:formula="of:=RANK([.AC4];[.AC3:.AC8])" office:value-type="float" office:value="2" calcext:value-type="float">
            <text:p>2</text:p>
          </table:table-cell>
          <table:table-cell table:style-name="ce89" table:formula="of:=RAND()" office:value-type="float" office:value="0.875714440119135" calcext:value-type="float">
            <text:p>0,875714440119135</text:p>
          </table:table-cell>
          <table:table-cell table:number-columns-repeated="995"/>
        </table:table-row>
        <table:table-row table:style-name="ro3">
          <table:table-cell table:style-name="ce157" table:formula="of:=ROUND(RANDBETWEEN(1;9)*(RAND()*0.6+0.7)*CHOOSE(RANDBETWEEN(1;3);1;10;100);RANDBETWEEN(1;2))" office:value-type="float" office:value="7.54" calcext:value-type="float">
            <text:p>7,54</text:p>
          </table:table-cell>
          <table:table-cell table:style-name="ce7" office:value-type="string" calcext:value-type="string">
            <text:p>×</text:p>
          </table:table-cell>
          <table:table-cell table:style-name="ce150" table:formula="of:=ROUND((RAND()*0.6+0.7)*CHOOSE(RANDBETWEEN(1;3);1;10;100);RANDBETWEEN(1;2))" office:value-type="float" office:value="10.9" calcext:value-type="float">
            <text:p>10,9</text:p>
          </table:table-cell>
          <table:table-cell table:style-name="ce143" office:value-type="string" calcext:value-type="string">
            <text:p>≈</text:p>
          </table:table-cell>
          <table:table-cell table:style-name="ce61" table:formula="of:=RANDBETWEEN(2;6)*RANDBETWEEN(2;5)" office:value-type="float" office:value="6" calcext:value-type="float">
            <text:p>6</text:p>
          </table:table-cell>
          <table:covered-table-cell table:style-name="ce63"/>
          <table:table-cell table:style-name="ce61"/>
          <table:table-cell table:style-name="ce159"/>
          <table:table-cell table:style-name="ce61" table:formula="of:=RANDBETWEEN(2;6)*RANDBETWEEN(2;5)" office:value-type="float" office:value="15" calcext:value-type="float">
            <text:p>15</text:p>
          </table:table-cell>
          <table:covered-table-cell table:style-name="ce63"/>
          <table:table-cell table:style-name="ce161" table:formula="of:=IF(ROUND(RAND());[.I5]*RANDBETWEEN(2;5);IF(AND(MOD([.I5];2)=0;MOD([.I4];2)=0);[.I5]/2;IF(AND(MOD([.I5];3)=0;MOD([.I4];3)=0);[.I5]/3;IF(AND(MOD([.I5];5)=0;MOD([.I4];5)=0);[.I5]/5;[.I5]))))" office:value-type="float" office:value="5" calcext:value-type="float">
            <text:p>5</text:p>
          </table:table-cell>
          <table:table-cell table:style-name="ce150" table:formula="of:=ROUND(RAND()*CHOOSE(RANDBETWEEN(1;2);10;100);RANDBETWEEN(1;2))" office:value-type="float" office:value="67.1" calcext:value-type="float">
            <text:p>67,1</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5];10)" office:value-type="float" office:value="70" calcext:value-type="float">
            <text:p>70</text:p>
          </table:table-cell>
          <table:table-cell table:style-name="ce51" table:formula="of:=RANDBETWEEN(11;50)" office:value-type="float" office:value="34" calcext:value-type="float">
            <text:p>34</text:p>
          </table:table-cell>
          <table:table-cell table:style-name="ce40" office:value-type="string" calcext:value-type="string">
            <text:p>×</text:p>
          </table:table-cell>
          <table:table-cell table:style-name="ce40" table:formula="of:=CHOOSE([.AB5];5;20;50;5;20;50)" office:value-type="float" office:value="20" calcext:value-type="float">
            <text:p>20</text:p>
          </table:table-cell>
          <table:table-cell table:style-name="ce118" office:value-type="string" calcext:value-type="string">
            <text:p>=</text:p>
          </table:table-cell>
          <table:table-cell/>
          <table:table-cell table:style-name="ce35" table:formula="of:=IF([.A5]&gt;96;ROUND([.A5];-2);IF([.A5]&gt;=9.66;ROUND([.A5];-1);ROUND([.A5];0)))&amp;&quot;×&quot;&amp;IF([.C5]&gt;96;ROUND([.C5];-2);IF([.C5]&gt;=9.6;ROUND([.C5];-1);ROUND([.C5];0)))&amp;&quot;=&quot;&amp;IF([.A5]&gt;96;ROUND([.A5];-2);IF([.A5]&gt;=9.6;ROUND([.A5];-1);ROUND([.A5];0)))*IF([.C5]&gt;96;ROUND([.C5];-2);IF([.C5]&gt;=9.6;ROUND([.C5];-1);ROUND([.C5];0)))" office:value-type="string" office:string-value="8×10=80" calcext:value-type="string">
            <text:p>8×10=80</text:p>
          </table:table-cell>
          <table:table-cell table:style-name="ce48" table:formula="of:=[.G6]&amp;&quot;/&quot;&amp;ROUND([.G6]*[.E7]/[.E6])" office:value-type="string" office:string-value="10/10" calcext:value-type="string">
            <text:p>10/10</text:p>
          </table:table-cell>
          <table:table-cell table:style-name="ce57" table:formula="of:=[.O5]-[.L5]" office:value-type="float" office:value="2.90000000000001" calcext:value-type="float">
            <text:p>2,90000000000001</text:p>
          </table:table-cell>
          <table:table-cell table:style-name="ce57" table:formula="of:=[.P5]*[.R5]" office:value-type="float" office:value="680" calcext:value-type="float">
            <text:p>680</text:p>
          </table:table-cell>
          <table:table-cell/>
          <table:table-cell table:formula="of:=RANK([.AA5];[.AA1:.AA10])+2" office:value-type="float" office:value="5" calcext:value-type="float">
            <text:p>5</text:p>
          </table:table-cell>
          <table:table-cell table:style-name="ce89" table:formula="of:=RAND()" office:value-type="float" office:value="0.858485435583547" calcext:value-type="float">
            <text:p>0,858485435583547</text:p>
          </table:table-cell>
          <table:table-cell table:formula="of:=RANK([.AC5];[.AC3:.AC8])" office:value-type="float" office:value="5" calcext:value-type="float">
            <text:p>5</text:p>
          </table:table-cell>
          <table:table-cell table:style-name="ce89" table:formula="of:=RAND()" office:value-type="float" office:value="0.309041738572594" calcext:value-type="float">
            <text:p>0,309041738572594</text:p>
          </table:table-cell>
          <table:table-cell table:number-columns-repeated="995"/>
        </table:table-row>
        <table:table-row table:style-name="ro3">
          <table:table-cell table:style-name="ce157" table:formula="of:=ROUND(RANDBETWEEN(1;9)*(RAND()*0.6+0.7)*CHOOSE(RANDBETWEEN(1;3);1;10;100);RANDBETWEEN(1;2))" office:value-type="float" office:value="8.18" calcext:value-type="float">
            <text:p>8,18</text:p>
          </table:table-cell>
          <table:table-cell table:style-name="ce7" office:value-type="string" calcext:value-type="string">
            <text:p>×</text:p>
          </table:table-cell>
          <table:table-cell table:style-name="ce150" table:formula="of:=ROUND((RAND()*0.6+0.7)*CHOOSE(RANDBETWEEN(1;3);1;10;100);RANDBETWEEN(1;2))" office:value-type="float" office:value="9.4" calcext:value-type="float">
            <text:p>9,4</text:p>
          </table:table-cell>
          <table:table-cell table:style-name="ce143" office:value-type="string" calcext:value-type="string">
            <text:p>≈</text:p>
          </table:table-cell>
          <table:table-cell table:style-name="ce60" table:formula="of:=RANDBETWEEN(2;6)*RANDBETWEEN(2;5)" office:value-type="float" office:value="20" calcext:value-type="float">
            <text:p>20</text:p>
          </table:table-cell>
          <table:table-cell table:style-name="ce62" office:value-type="string" calcext:value-type="string" table:number-columns-spanned="1" table:number-rows-spanned="2">
            <text:p><text:s/>=</text:p>
          </table:table-cell>
          <table:table-cell table:style-name="ce158" table:formula="of:=IF(ROUND(RAND());[.E6]*RANDBETWEEN(2;5);IF(AND(MOD([.E6];2)=0;MOD([.E7];2)=0);[.E6]/2;IF(AND(MOD([.E6];3)=0;MOD([.E7];3)=0);[.E6]/3;IF(AND(MOD([.E6];5)=0;MOD([.E7];5)=0);[.E6]/5;[.E6]))))" office:value-type="float" office:value="10" calcext:value-type="float">
            <text:p>10</text:p>
          </table:table-cell>
          <table:table-cell table:style-name="ce159"/>
          <table:table-cell table:style-name="ce158" table:formula="of:=RANDBETWEEN(2;6)*RANDBETWEEN(2;5)" office:value-type="float" office:value="12" calcext:value-type="float">
            <text:p>12</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4.05" calcext:value-type="float">
            <text:p>4,05</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6];10)" office:value-type="float" office:value="10" calcext:value-type="float">
            <text:p>10</text:p>
          </table:table-cell>
          <table:table-cell table:style-name="ce51" table:formula="of:=RANDBETWEEN(11;50)" office:value-type="float" office:value="12" calcext:value-type="float">
            <text:p>12</text:p>
          </table:table-cell>
          <table:table-cell table:style-name="ce40" office:value-type="string" calcext:value-type="string">
            <text:p>×</text:p>
          </table:table-cell>
          <table:table-cell table:style-name="ce40" table:formula="of:=CHOOSE([.AB6];5;20;50;5;20;50)" office:value-type="float" office:value="5" calcext:value-type="float">
            <text:p>5</text:p>
          </table:table-cell>
          <table:table-cell table:style-name="ce118" office:value-type="string" calcext:value-type="string">
            <text:p>=</text:p>
          </table:table-cell>
          <table:table-cell/>
          <table:table-cell table:style-name="ce35" table:formula="of:=IF([.A6]&gt;96;ROUND([.A6];-2);IF([.A6]&gt;=9.66;ROUND([.A6];-1);ROUND([.A6];0)))&amp;&quot;×&quot;&amp;IF([.C6]&gt;96;ROUND([.C6];-2);IF([.C6]&gt;=9.6;ROUND([.C6];-1);ROUND([.C6];0)))&amp;&quot;=&quot;&amp;IF([.A6]&gt;96;ROUND([.A6];-2);IF([.A6]&gt;=9.6;ROUND([.A6];-1);ROUND([.A6];0)))*IF([.C6]&gt;96;ROUND([.C6];-2);IF([.C6]&gt;=9.6;ROUND([.C6];-1);ROUND([.C6];0)))" office:value-type="string" office:string-value="8×9=72" calcext:value-type="string">
            <text:p>8×9=72</text:p>
          </table:table-cell>
          <table:table-cell table:style-name="ce48" table:formula="of:=ROUND([.I4]*[.K5]/[.I5])&amp;&quot;/&quot;&amp;[.K5]" office:value-type="string" office:string-value="2/5" calcext:value-type="string">
            <text:p>2/5</text:p>
          </table:table-cell>
          <table:table-cell table:style-name="ce57" table:formula="of:=[.O6]-[.L6]" office:value-type="float" office:value="5.95" calcext:value-type="float">
            <text:p>5,95</text:p>
          </table:table-cell>
          <table:table-cell table:style-name="ce57" table:formula="of:=[.P6]*[.R6]" office:value-type="float" office:value="60" calcext:value-type="float">
            <text:p>60</text:p>
          </table:table-cell>
          <table:table-cell/>
          <table:table-cell table:formula="of:=RANK([.AA6];[.AA1:.AA10])+2" office:value-type="float" office:value="11" calcext:value-type="float">
            <text:p>11</text:p>
          </table:table-cell>
          <table:table-cell table:style-name="ce89" table:formula="of:=RAND()" office:value-type="float" office:value="0.276817373067755" calcext:value-type="float">
            <text:p>0,276817373067755</text:p>
          </table:table-cell>
          <table:table-cell table:formula="of:=RANK([.AC6];[.AC3:.AC8])" office:value-type="float" office:value="1" calcext:value-type="float">
            <text:p>1</text:p>
          </table:table-cell>
          <table:table-cell table:style-name="ce89" table:formula="of:=RAND()" office:value-type="float" office:value="0.927051276790511" calcext:value-type="float">
            <text:p>0,927051276790511</text:p>
          </table:table-cell>
          <table:table-cell table:number-columns-repeated="995"/>
        </table:table-row>
        <table:table-row table:style-name="ro3">
          <table:table-cell table:style-name="ce157" table:formula="of:=ROUND(RANDBETWEEN(1;9)*(RAND()*0.6+0.7)*CHOOSE(RANDBETWEEN(1;3);1;10;100);RANDBETWEEN(1;2))" office:value-type="float" office:value="580.74" calcext:value-type="float">
            <text:p>580,74</text:p>
          </table:table-cell>
          <table:table-cell table:style-name="ce7" office:value-type="string" calcext:value-type="string">
            <text:p>×</text:p>
          </table:table-cell>
          <table:table-cell table:style-name="ce150" table:formula="of:=ROUND((RAND()*0.6+0.7)*CHOOSE(RANDBETWEEN(1;3);1;10;100);RANDBETWEEN(1;2))" office:value-type="float" office:value="0.7" calcext:value-type="float">
            <text:p>0,7</text:p>
          </table:table-cell>
          <table:table-cell table:style-name="ce143" office:value-type="string" calcext:value-type="string">
            <text:p>≈</text:p>
          </table:table-cell>
          <table:table-cell table:style-name="ce61" table:formula="of:=RANDBETWEEN(2;6)*RANDBETWEEN(2;5)" office:value-type="float" office:value="20" calcext:value-type="float">
            <text:p>20</text:p>
          </table:table-cell>
          <table:covered-table-cell table:style-name="ce114"/>
          <table:table-cell table:style-name="ce61"/>
          <table:table-cell table:style-name="ce159"/>
          <table:table-cell table:style-name="ce61" table:formula="of:=RANDBETWEEN(2;6)*RANDBETWEEN(2;5)" office:value-type="float" office:value="30" calcext:value-type="float">
            <text:p>30</text:p>
          </table:table-cell>
          <table:covered-table-cell table:style-name="ce63"/>
          <table:table-cell table:style-name="ce161" table:formula="of:=IF(ROUND(RAND());[.I7]*RANDBETWEEN(2;5);IF(AND(MOD([.I7];2)=0;MOD([.I6];2)=0);[.I7]/2;IF(AND(MOD([.I7];3)=0;MOD([.I6];3)=0);[.I7]/3;IF(AND(MOD([.I7];5)=0;MOD([.I6];5)=0);[.I7]/5;[.I7]))))" office:value-type="float" office:value="15" calcext:value-type="float">
            <text:p>15</text:p>
          </table:table-cell>
          <table:table-cell table:style-name="ce150" table:formula="of:=ROUND(RAND()*CHOOSE(RANDBETWEEN(1;2);10;100);RANDBETWEEN(1;2))" office:value-type="float" office:value="8.78" calcext:value-type="float">
            <text:p>8,78</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7];10)" office:value-type="float" office:value="10" calcext:value-type="float">
            <text:p>10</text:p>
          </table:table-cell>
          <table:table-cell table:style-name="ce51" table:formula="of:=RANDBETWEEN(11;50)" office:value-type="float" office:value="19" calcext:value-type="float">
            <text:p>19</text:p>
          </table:table-cell>
          <table:table-cell table:style-name="ce40" office:value-type="string" calcext:value-type="string">
            <text:p>×</text:p>
          </table:table-cell>
          <table:table-cell table:style-name="ce40" table:formula="of:=CHOOSE([.AB7];5;20;50;5;20;50)" office:value-type="float" office:value="50" calcext:value-type="float">
            <text:p>50</text:p>
          </table:table-cell>
          <table:table-cell table:style-name="ce118" office:value-type="string" calcext:value-type="string">
            <text:p>=</text:p>
          </table:table-cell>
          <table:table-cell/>
          <table:table-cell table:style-name="ce35" table:formula="of:=IF([.A7]&gt;96;ROUND([.A7];-2);IF([.A7]&gt;=9.66;ROUND([.A7];-1);ROUND([.A7];0)))&amp;&quot;×&quot;&amp;IF([.C7]&gt;96;ROUND([.C7];-2);IF([.C7]&gt;=9.6;ROUND([.C7];-1);ROUND([.C7];0)))&amp;&quot;=&quot;&amp;IF([.A7]&gt;96;ROUND([.A7];-2);IF([.A7]&gt;=9.6;ROUND([.A7];-1);ROUND([.A7];0)))*IF([.C7]&gt;96;ROUND([.C7];-2);IF([.C7]&gt;=9.6;ROUND([.C7];-1);ROUND([.C7];0)))" office:value-type="string" office:string-value="600×1=600" calcext:value-type="string">
            <text:p>600×1=600</text:p>
          </table:table-cell>
          <table:table-cell table:style-name="ce48" table:formula="of:=ROUND([.I6]*[.K7]/[.I7])&amp;&quot;/&quot;&amp;[.K7]" office:value-type="string" office:string-value="6/15" calcext:value-type="string">
            <text:p>6/15</text:p>
          </table:table-cell>
          <table:table-cell table:style-name="ce57" table:formula="of:=[.O7]-[.L7]" office:value-type="float" office:value="1.22" calcext:value-type="float">
            <text:p>1,22</text:p>
          </table:table-cell>
          <table:table-cell table:style-name="ce57" table:formula="of:=[.P7]*[.R7]" office:value-type="float" office:value="950" calcext:value-type="float">
            <text:p>950</text:p>
          </table:table-cell>
          <table:table-cell/>
          <table:table-cell table:formula="of:=RANK([.AA7];[.AA1:.AA10])+2" office:value-type="float" office:value="6" calcext:value-type="float">
            <text:p>6</text:p>
          </table:table-cell>
          <table:table-cell table:style-name="ce89" table:formula="of:=RAND()" office:value-type="float" office:value="0.825020089829872" calcext:value-type="float">
            <text:p>0,825020089829872</text:p>
          </table:table-cell>
          <table:table-cell table:formula="of:=RANK([.AC7];[.AC3:.AC8])" office:value-type="float" office:value="6" calcext:value-type="float">
            <text:p>6</text:p>
          </table:table-cell>
          <table:table-cell table:style-name="ce89" table:formula="of:=RAND()" office:value-type="float" office:value="0.123328842182507" calcext:value-type="float">
            <text:p>0,123328842182507</text:p>
          </table:table-cell>
          <table:table-cell table:number-columns-repeated="995"/>
        </table:table-row>
        <table:table-row table:style-name="ro3">
          <table:table-cell table:style-name="ce157" table:formula="of:=ROUND(RANDBETWEEN(1;9)*(RAND()*0.6+0.7)*CHOOSE(RANDBETWEEN(1;3);1;10;100);RANDBETWEEN(1;2))" office:value-type="float" office:value="1020.43" calcext:value-type="float">
            <text:p>1 020,43</text:p>
          </table:table-cell>
          <table:table-cell table:style-name="ce7" office:value-type="string" calcext:value-type="string">
            <text:p>×</text:p>
          </table:table-cell>
          <table:table-cell table:style-name="ce150" table:formula="of:=ROUND((RAND()*0.6+0.7)*CHOOSE(RANDBETWEEN(1;3);1;10;100);RANDBETWEEN(1;2))" office:value-type="float" office:value="122.24" calcext:value-type="float">
            <text:p>122,24</text:p>
          </table:table-cell>
          <table:table-cell table:style-name="ce143" office:value-type="string" calcext:value-type="string">
            <text:p>≈</text:p>
          </table:table-cell>
          <table:table-cell table:style-name="ce4"/>
          <table:table-cell table:style-name="ce7"/>
          <table:table-cell table:style-name="ce20" table:number-columns-repeated="4"/>
          <table:table-cell table:style-name="ce10"/>
          <table:table-cell table:style-name="ce150" table:formula="of:=ROUND(RAND()*CHOOSE(RANDBETWEEN(1;2);10;100);RANDBETWEEN(1;2))" office:value-type="float" office:value="89.15" calcext:value-type="float">
            <text:p>89,15</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8];10)" office:value-type="float" office:value="90" calcext:value-type="float">
            <text:p>90</text:p>
          </table:table-cell>
          <table:table-cell table:style-name="ce51" table:formula="of:=RANDBETWEEN(11;50)" office:value-type="float" office:value="15" calcext:value-type="float">
            <text:p>15</text:p>
          </table:table-cell>
          <table:table-cell table:style-name="ce40" office:value-type="string" calcext:value-type="string">
            <text:p>×</text:p>
          </table:table-cell>
          <table:table-cell table:style-name="ce40" table:formula="of:=CHOOSE([.AB8];5;20;50;5;20;50)" office:value-type="float" office:value="5" calcext:value-type="float">
            <text:p>5</text:p>
          </table:table-cell>
          <table:table-cell table:style-name="ce118" office:value-type="string" calcext:value-type="string">
            <text:p>=</text:p>
          </table:table-cell>
          <table:table-cell/>
          <table:table-cell table:style-name="ce35" table:formula="of:=IF([.A8]&gt;96;ROUND([.A8];-2);IF([.A8]&gt;=9.66;ROUND([.A8];-1);ROUND([.A8];0)))&amp;&quot;×&quot;&amp;IF([.C8]&gt;96;ROUND([.C8];-2);IF([.C8]&gt;=9.6;ROUND([.C8];-1);ROUND([.C8];0)))&amp;&quot;=&quot;&amp;IF([.A8]&gt;96;ROUND([.A8];-2);IF([.A8]&gt;=9.6;ROUND([.A8];-1);ROUND([.A8];0)))*IF([.C8]&gt;96;ROUND([.C8];-2);IF([.C8]&gt;=9.6;ROUND([.C8];-1);ROUND([.C8];0)))" office:value-type="string" office:string-value="1000×100=100000" calcext:value-type="string">
            <text:p>1000×100=100000</text:p>
          </table:table-cell>
          <table:table-cell table:style-name="ce186"/>
          <table:table-cell table:style-name="ce57" table:formula="of:=[.O8]-[.L8]" office:value-type="float" office:value="0.849999999999994" calcext:value-type="float">
            <text:p>0,849999999999994</text:p>
          </table:table-cell>
          <table:table-cell table:style-name="ce57" table:formula="of:=[.P8]*[.R8]" office:value-type="float" office:value="75" calcext:value-type="float">
            <text:p>75</text:p>
          </table:table-cell>
          <table:table-cell/>
          <table:table-cell table:formula="of:=RANK([.AA8];[.AA1:.AA10])+2" office:value-type="float" office:value="4" calcext:value-type="float">
            <text:p>4</text:p>
          </table:table-cell>
          <table:table-cell table:style-name="ce89" table:formula="of:=RAND()" office:value-type="float" office:value="0.891634854227476" calcext:value-type="float">
            <text:p>0,891634854227476</text:p>
          </table:table-cell>
          <table:table-cell table:formula="of:=RANK([.AC8];[.AC3:.AC8])" office:value-type="float" office:value="4" calcext:value-type="float">
            <text:p>4</text:p>
          </table:table-cell>
          <table:table-cell table:style-name="ce89" table:formula="of:=RAND()" office:value-type="float" office:value="0.323778097271103" calcext:value-type="float">
            <text:p>0,323778097271103</text:p>
          </table:table-cell>
          <table:table-cell table:number-columns-repeated="995"/>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7" table:number-rows-spanned="1">
            <text:p>😕 <text:s text:c="3"/>😃 <text:s text:c="3"/>😎</text:p>
          </table:table-cell>
          <table:covered-table-cell table:number-columns-repeated="6"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A9];[.AA1:.AA10])+2" office:value-type="float" office:value="10" calcext:value-type="float">
            <text:p>10</text:p>
          </table:table-cell>
          <table:table-cell table:style-name="ce89" table:formula="of:=RAND()" office:value-type="float" office:value="0.317572295766555" calcext:value-type="float">
            <text:p>0,317572295766555</text:p>
          </table:table-cell>
          <table:table-cell table:number-columns-repeated="997"/>
        </table:table-row>
        <table:table-row table:style-name="ro4">
          <table:table-cell table:number-columns-repeated="25"/>
          <table:table-cell table:formula="of:=RANK([.AA10];[.AA1:.AA10])+2" office:value-type="float" office:value="12" calcext:value-type="float">
            <text:p>12</text:p>
          </table:table-cell>
          <table:table-cell table:style-name="ce89" table:formula="of:=RAND()" office:value-type="float" office:value="0.0783346851366678" calcext:value-type="float">
            <text:p>0,078334685136668</text:p>
          </table:table-cell>
          <table:table-cell table:number-columns-repeated="997"/>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9" table:number-rows-spanned="1">
            <text:p>TEST 5<text:span text:style-name="T2">e</text:span> - Date : ……………………………</text:p>
          </table:table-cell>
          <table:covered-table-cell table:number-columns-repeated="8"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A12];[.AA12:.AA21])+2" office:value-type="float" office:value="8" calcext:value-type="float">
            <text:p>8</text:p>
          </table:table-cell>
          <table:table-cell table:style-name="ce89" table:formula="of:=RAND()" office:value-type="float" office:value="0.50464942586251" calcext:value-type="float">
            <text:p>0,50464942586251</text:p>
          </table:table-cell>
          <table:table-cell table:number-columns-repeated="997"/>
        </table:table-row>
        <table:table-row table:style-name="ro2">
          <table:covered-table-cell table:number-columns-repeated="2" table:style-name="ce12"/>
          <table:covered-table-cell table:number-columns-repeated="2"/>
          <table:table-cell table:style-name="ce54" office:value-type="string" calcext:value-type="string" table:number-columns-spanned="6" table:number-rows-spanned="1">
            <text:p>NOM :</text:p>
          </table:table-cell>
          <table:covered-table-cell table:number-columns-repeated="5" table:style-name="ce81"/>
          <table:table-cell table:style-name="ce86" office:value-type="string" calcext:value-type="string" table:number-columns-spanned="5" table:number-rows-spanned="1">
            <text:p>Prénom :</text:p>
          </table:table-cell>
          <table:covered-table-cell table:style-name="ce8"/>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S$2]" office:value-type="string" office:string-value="v3566" calcext:value-type="string">
            <text:p>v3566</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A13];[.AA12:.AA21])+2" office:value-type="float" office:value="4" calcext:value-type="float">
            <text:p>4</text:p>
          </table:table-cell>
          <table:table-cell table:style-name="ce89" table:formula="of:=RAND()" office:value-type="float" office:value="0.913883111000388" calcext:value-type="float">
            <text:p>0,913883111000388</text:p>
          </table:table-cell>
          <table:table-cell table:number-columns-repeated="997"/>
        </table:table-row>
        <table:table-row table:style-name="ro3">
          <table:table-cell table:style-name="ce37" office:value-type="string" calcext:value-type="string" table:number-columns-spanned="4" table:number-rows-spanned="1">
            <text:p>Ordre de grandeur</text:p>
          </table:table-cell>
          <table:covered-table-cell table:number-columns-repeated="3" table:style-name="ce38"/>
          <table:table-cell table:style-name="ce37" office:value-type="string" calcext:value-type="string" table:number-columns-spanned="7" table:number-rows-spanned="1">
            <text:p>Compléter l’égalité</text:p>
          </table:table-cell>
          <table:covered-table-cell table:number-columns-repeated="6" table:style-name="ce38"/>
          <table:table-cell table:style-name="ce37" office:value-type="string" calcext:value-type="string" table:number-columns-spanned="4" table:number-rows-spanned="1">
            <text:p>Compléter à la dizaine supérieure</text:p>
          </table:table-cell>
          <table:covered-table-cell table:number-columns-repeated="3" table:style-name="ce38"/>
          <table:table-cell table:style-name="ce37" office:value-type="string" calcext:value-type="string" table:number-columns-spanned="4" table:number-rows-spanned="1">
            <text:p>Multiplier par 5, 20, 50</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S12]" office:value-type="string" office:string-value="AB" calcext:value-type="string">
            <text:p>AB</text:p>
          </table:table-cell>
          <table:table-cell table:style-name="ce99"/>
          <table:table-cell table:style-name="ce102" table:formula="of:=[.S13]" office:value-type="string" office:string-value="v3566" calcext:value-type="string">
            <text:p>v3566</text:p>
          </table:table-cell>
          <table:table-cell table:style-name="ce89"/>
          <table:table-cell table:formula="of:=RANK([.AA14];[.AA12:.AA21])+2" office:value-type="float" office:value="10" calcext:value-type="float">
            <text:p>10</text:p>
          </table:table-cell>
          <table:table-cell table:style-name="ce89" table:formula="of:=RAND()" office:value-type="float" office:value="0.238821600460985" calcext:value-type="float">
            <text:p>0,238821600460985</text:p>
          </table:table-cell>
          <table:table-cell table:style-name="ce89" table:formula="of:=RANK([.AC14];[.AC14:.AC19])" office:value-type="float" office:value="3" calcext:value-type="float">
            <text:p>3</text:p>
          </table:table-cell>
          <table:table-cell table:style-name="ce89" table:formula="of:=RAND()" office:value-type="float" office:value="0.25715940323896" calcext:value-type="float">
            <text:p>0,25715940323896</text:p>
          </table:table-cell>
          <table:table-cell table:number-columns-repeated="995"/>
        </table:table-row>
        <table:table-row table:style-name="ro3">
          <table:table-cell table:style-name="ce157" table:formula="of:=ROUND(RANDBETWEEN(1;9)*(RAND()*0.6+0.7)*CHOOSE(RANDBETWEEN(1;3);1;10;100);RANDBETWEEN(1;2))" office:value-type="float" office:value="8.2" calcext:value-type="float">
            <text:p>8,2</text:p>
          </table:table-cell>
          <table:table-cell table:style-name="ce7" office:value-type="string" calcext:value-type="string">
            <text:p>×</text:p>
          </table:table-cell>
          <table:table-cell table:style-name="ce150" table:formula="of:=ROUND((RAND()*0.6+0.7)*CHOOSE(RANDBETWEEN(1;3);1;10;100);RANDBETWEEN(1;2))" office:value-type="float" office:value="97.43" calcext:value-type="float">
            <text:p>97,43</text:p>
          </table:table-cell>
          <table:table-cell table:style-name="ce143" office:value-type="string" calcext:value-type="string">
            <text:p>≈</text:p>
          </table:table-cell>
          <table:table-cell table:style-name="ce60" table:formula="of:=RANDBETWEEN(2;6)*RANDBETWEEN(2;5)" office:value-type="float" office:value="8" calcext:value-type="float">
            <text:p>8</text:p>
          </table:table-cell>
          <table:table-cell table:style-name="ce62" office:value-type="string" calcext:value-type="string" table:number-columns-spanned="1" table:number-rows-spanned="2">
            <text:p><text:s/>=</text:p>
          </table:table-cell>
          <table:table-cell table:style-name="ce158" table:formula="of:=IF(ROUND(RAND());[.E15]*RANDBETWEEN(2;5);IF(AND(MOD([.E15];2)=0;MOD([.E16];2)=0);[.E15]/2;IF(AND(MOD([.E15];3)=0;MOD([.E16];3)=0);[.E15]/3;IF(AND(MOD([.E15];5)=0;MOD([.E16];5)=0);[.E15]/5;[.E15]))))" office:value-type="float" office:value="8" calcext:value-type="float">
            <text:p>8</text:p>
          </table:table-cell>
          <table:table-cell table:style-name="ce159"/>
          <table:table-cell table:style-name="ce158" table:formula="of:=RANDBETWEEN(2;6)*RANDBETWEEN(2;5)" office:value-type="float" office:value="10" calcext:value-type="float">
            <text:p>10</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91.13" calcext:value-type="float">
            <text:p>91,13</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5];10)" office:value-type="float" office:value="100" calcext:value-type="float">
            <text:p>100</text:p>
          </table:table-cell>
          <table:table-cell table:style-name="ce51" table:formula="of:=RANDBETWEEN(11;50)" office:value-type="float" office:value="45" calcext:value-type="float">
            <text:p>45</text:p>
          </table:table-cell>
          <table:table-cell table:style-name="ce40" office:value-type="string" calcext:value-type="string">
            <text:p>×</text:p>
          </table:table-cell>
          <table:table-cell table:style-name="ce40" table:formula="of:=CHOOSE([.AB15];5;20;50;5;20;50)" office:value-type="float" office:value="5" calcext:value-type="float">
            <text:p>5</text:p>
          </table:table-cell>
          <table:table-cell table:style-name="ce118" office:value-type="string" calcext:value-type="string">
            <text:p>=</text:p>
          </table:table-cell>
          <table:table-cell/>
          <table:table-cell table:style-name="ce35" table:formula="of:=IF([.A15]&gt;96;ROUND([.A15];-2);IF([.A15]&gt;=9.66;ROUND([.A15];-1);ROUND([.A15];0)))&amp;&quot;×&quot;&amp;IF([.C15]&gt;96;ROUND([.C15];-2);IF([.C15]&gt;=9.6;ROUND([.C15];-1);ROUND([.C15];0)))&amp;&quot;=&quot;&amp;IF([.A15]&gt;96;ROUND([.A15];-2);IF([.A15]&gt;=9.6;ROUND([.A15];-1);ROUND([.A15];0)))*IF([.C15]&gt;96;ROUND([.C15];-2);IF([.C15]&gt;=9.6;ROUND([.C15];-1);ROUND([.C15];0)))" office:value-type="string" office:string-value="8×100=800" calcext:value-type="string">
            <text:p>8×100=800</text:p>
          </table:table-cell>
          <table:table-cell table:style-name="ce48" table:formula="of:=[.G15]&amp;&quot;/&quot;&amp;ROUND([.G15]*[.E16]/[.E15])" office:value-type="string" office:string-value="8/9" calcext:value-type="string">
            <text:p>8/9</text:p>
          </table:table-cell>
          <table:table-cell table:style-name="ce57" table:formula="of:=[.O15]-[.L15]" office:value-type="float" office:value="8.87" calcext:value-type="float">
            <text:p>8,87</text:p>
          </table:table-cell>
          <table:table-cell table:style-name="ce57" table:formula="of:=[.P15]*[.R15]" office:value-type="float" office:value="225" calcext:value-type="float">
            <text:p>225</text:p>
          </table:table-cell>
          <table:table-cell/>
          <table:table-cell table:formula="of:=RANK([.AA15];[.AA12:.AA21])+2" office:value-type="float" office:value="5" calcext:value-type="float">
            <text:p>5</text:p>
          </table:table-cell>
          <table:table-cell table:style-name="ce89" table:formula="of:=RAND()" office:value-type="float" office:value="0.822878255565141" calcext:value-type="float">
            <text:p>0,822878255565141</text:p>
          </table:table-cell>
          <table:table-cell table:formula="of:=RANK([.AC15];[.AC14:.AC19])" office:value-type="float" office:value="4" calcext:value-type="float">
            <text:p>4</text:p>
          </table:table-cell>
          <table:table-cell table:style-name="ce89" table:formula="of:=RAND()" office:value-type="float" office:value="0.0915289115452196" calcext:value-type="float">
            <text:p>0,09152891154522</text:p>
          </table:table-cell>
          <table:table-cell table:number-columns-repeated="995"/>
        </table:table-row>
        <table:table-row table:style-name="ro3">
          <table:table-cell table:style-name="ce157" table:formula="of:=ROUND(RANDBETWEEN(1;9)*(RAND()*0.6+0.7)*CHOOSE(RANDBETWEEN(1;3);1;10;100);RANDBETWEEN(1;2))" office:value-type="float" office:value="753.2" calcext:value-type="float">
            <text:p>753,2</text:p>
          </table:table-cell>
          <table:table-cell table:style-name="ce7" office:value-type="string" calcext:value-type="string">
            <text:p>×</text:p>
          </table:table-cell>
          <table:table-cell table:style-name="ce150" table:formula="of:=ROUND((RAND()*0.6+0.7)*CHOOSE(RANDBETWEEN(1;3);1;10;100);RANDBETWEEN(1;2))" office:value-type="float" office:value="10.1" calcext:value-type="float">
            <text:p>10,1</text:p>
          </table:table-cell>
          <table:table-cell table:style-name="ce143" office:value-type="string" calcext:value-type="string">
            <text:p>≈</text:p>
          </table:table-cell>
          <table:table-cell table:style-name="ce61" table:formula="of:=RANDBETWEEN(2;6)*RANDBETWEEN(2;5)" office:value-type="float" office:value="9" calcext:value-type="float">
            <text:p>9</text:p>
          </table:table-cell>
          <table:covered-table-cell table:style-name="ce63"/>
          <table:table-cell table:style-name="ce61"/>
          <table:table-cell table:style-name="ce159"/>
          <table:table-cell table:style-name="ce61" table:formula="of:=RANDBETWEEN(2;6)*RANDBETWEEN(2;5)" office:value-type="float" office:value="12" calcext:value-type="float">
            <text:p>12</text:p>
          </table:table-cell>
          <table:covered-table-cell table:style-name="ce63"/>
          <table:table-cell table:style-name="ce161" table:formula="of:=IF(ROUND(RAND());[.I16]*RANDBETWEEN(2;5);IF(AND(MOD([.I16];2)=0;MOD([.I15];2)=0);[.I16]/2;IF(AND(MOD([.I16];3)=0;MOD([.I15];3)=0);[.I16]/3;IF(AND(MOD([.I16];5)=0;MOD([.I15];5)=0);[.I16]/5;[.I16]))))" office:value-type="float" office:value="6" calcext:value-type="float">
            <text:p>6</text:p>
          </table:table-cell>
          <table:table-cell table:style-name="ce150" table:formula="of:=ROUND(RAND()*CHOOSE(RANDBETWEEN(1;2);10;100);RANDBETWEEN(1;2))" office:value-type="float" office:value="73.48" calcext:value-type="float">
            <text:p>73,48</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6];10)" office:value-type="float" office:value="80" calcext:value-type="float">
            <text:p>80</text:p>
          </table:table-cell>
          <table:table-cell table:style-name="ce51" table:formula="of:=RANDBETWEEN(11;50)" office:value-type="float" office:value="26" calcext:value-type="float">
            <text:p>26</text:p>
          </table:table-cell>
          <table:table-cell table:style-name="ce40" office:value-type="string" calcext:value-type="string">
            <text:p>×</text:p>
          </table:table-cell>
          <table:table-cell table:style-name="ce40" table:formula="of:=CHOOSE([.AB16];5;20;50;5;20;50)" office:value-type="float" office:value="20" calcext:value-type="float">
            <text:p>20</text:p>
          </table:table-cell>
          <table:table-cell table:style-name="ce118" office:value-type="string" calcext:value-type="string">
            <text:p>=</text:p>
          </table:table-cell>
          <table:table-cell/>
          <table:table-cell table:style-name="ce35" table:formula="of:=IF([.A16]&gt;96;ROUND([.A16];-2);IF([.A16]&gt;=9.66;ROUND([.A16];-1);ROUND([.A16];0)))&amp;&quot;×&quot;&amp;IF([.C16]&gt;96;ROUND([.C16];-2);IF([.C16]&gt;=9.6;ROUND([.C16];-1);ROUND([.C16];0)))&amp;&quot;=&quot;&amp;IF([.A16]&gt;96;ROUND([.A16];-2);IF([.A16]&gt;=9.6;ROUND([.A16];-1);ROUND([.A16];0)))*IF([.C16]&gt;96;ROUND([.C16];-2);IF([.C16]&gt;=9.6;ROUND([.C16];-1);ROUND([.C16];0)))" office:value-type="string" office:string-value="800×10=8000" calcext:value-type="string">
            <text:p>800×10=8000</text:p>
          </table:table-cell>
          <table:table-cell table:style-name="ce48" table:formula="of:=[.G17]&amp;&quot;/&quot;&amp;ROUND([.G17]*[.E18]/[.E17])" office:value-type="string" office:string-value="5/6" calcext:value-type="string">
            <text:p>5/6</text:p>
          </table:table-cell>
          <table:table-cell table:style-name="ce57" table:formula="of:=[.O16]-[.L16]" office:value-type="float" office:value="6.52" calcext:value-type="float">
            <text:p>6,52</text:p>
          </table:table-cell>
          <table:table-cell table:style-name="ce57" table:formula="of:=[.P16]*[.R16]" office:value-type="float" office:value="520" calcext:value-type="float">
            <text:p>520</text:p>
          </table:table-cell>
          <table:table-cell/>
          <table:table-cell table:formula="of:=RANK([.AA16];[.AA12:.AA21])+2" office:value-type="float" office:value="3" calcext:value-type="float">
            <text:p>3</text:p>
          </table:table-cell>
          <table:table-cell table:style-name="ce89" table:formula="of:=RAND()" office:value-type="float" office:value="0.916856776321813" calcext:value-type="float">
            <text:p>0,916856776321813</text:p>
          </table:table-cell>
          <table:table-cell table:formula="of:=RANK([.AC16];[.AC14:.AC19])" office:value-type="float" office:value="5" calcext:value-type="float">
            <text:p>5</text:p>
          </table:table-cell>
          <table:table-cell table:style-name="ce89" table:formula="of:=RAND()" office:value-type="float" office:value="0.0687311188004686" calcext:value-type="float">
            <text:p>0,068731118800469</text:p>
          </table:table-cell>
          <table:table-cell table:number-columns-repeated="995"/>
        </table:table-row>
        <table:table-row table:style-name="ro3">
          <table:table-cell table:style-name="ce157" table:formula="of:=ROUND(RANDBETWEEN(1;9)*(RAND()*0.6+0.7)*CHOOSE(RANDBETWEEN(1;3);1;10;100);RANDBETWEEN(1;2))" office:value-type="float" office:value="211.4" calcext:value-type="float">
            <text:p>211,4</text:p>
          </table:table-cell>
          <table:table-cell table:style-name="ce7" office:value-type="string" calcext:value-type="string">
            <text:p>×</text:p>
          </table:table-cell>
          <table:table-cell table:style-name="ce150" table:formula="of:=ROUND((RAND()*0.6+0.7)*CHOOSE(RANDBETWEEN(1;3);1;10;100);RANDBETWEEN(1;2))" office:value-type="float" office:value="1.1" calcext:value-type="float">
            <text:p>1,1</text:p>
          </table:table-cell>
          <table:table-cell table:style-name="ce143" office:value-type="string" calcext:value-type="string">
            <text:p>≈</text:p>
          </table:table-cell>
          <table:table-cell table:style-name="ce60" table:formula="of:=RANDBETWEEN(2;6)*RANDBETWEEN(2;5)" office:value-type="float" office:value="25" calcext:value-type="float">
            <text:p>25</text:p>
          </table:table-cell>
          <table:table-cell table:style-name="ce62" office:value-type="string" calcext:value-type="string" table:number-columns-spanned="1" table:number-rows-spanned="2">
            <text:p><text:s/>=</text:p>
          </table:table-cell>
          <table:table-cell table:style-name="ce158" table:formula="of:=IF(ROUND(RAND());[.E17]*RANDBETWEEN(2;5);IF(AND(MOD([.E17];2)=0;MOD([.E18];2)=0);[.E17]/2;IF(AND(MOD([.E17];3)=0;MOD([.E18];3)=0);[.E17]/3;IF(AND(MOD([.E17];5)=0;MOD([.E18];5)=0);[.E17]/5;[.E17]))))" office:value-type="float" office:value="5" calcext:value-type="float">
            <text:p>5</text:p>
          </table:table-cell>
          <table:table-cell table:style-name="ce159"/>
          <table:table-cell table:style-name="ce158" table:formula="of:=RANDBETWEEN(2;6)*RANDBETWEEN(2;5)" office:value-type="float" office:value="16" calcext:value-type="float">
            <text:p>16</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8" calcext:value-type="float">
            <text:p>8</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7];10)" office:value-type="float" office:value="10" calcext:value-type="float">
            <text:p>10</text:p>
          </table:table-cell>
          <table:table-cell table:style-name="ce51" table:formula="of:=RANDBETWEEN(11;50)" office:value-type="float" office:value="41" calcext:value-type="float">
            <text:p>41</text:p>
          </table:table-cell>
          <table:table-cell table:style-name="ce40" office:value-type="string" calcext:value-type="string">
            <text:p>×</text:p>
          </table:table-cell>
          <table:table-cell table:style-name="ce40" table:formula="of:=CHOOSE([.AB17];5;20;50;5;20;50)" office:value-type="float" office:value="20" calcext:value-type="float">
            <text:p>20</text:p>
          </table:table-cell>
          <table:table-cell table:style-name="ce118" office:value-type="string" calcext:value-type="string">
            <text:p>=</text:p>
          </table:table-cell>
          <table:table-cell/>
          <table:table-cell table:style-name="ce35" table:formula="of:=IF([.A17]&gt;96;ROUND([.A17];-2);IF([.A17]&gt;=9.66;ROUND([.A17];-1);ROUND([.A17];0)))&amp;&quot;×&quot;&amp;IF([.C17]&gt;96;ROUND([.C17];-2);IF([.C17]&gt;=9.6;ROUND([.C17];-1);ROUND([.C17];0)))&amp;&quot;=&quot;&amp;IF([.A17]&gt;96;ROUND([.A17];-2);IF([.A17]&gt;=9.6;ROUND([.A17];-1);ROUND([.A17];0)))*IF([.C17]&gt;96;ROUND([.C17];-2);IF([.C17]&gt;=9.6;ROUND([.C17];-1);ROUND([.C17];0)))" office:value-type="string" office:string-value="200×1=200" calcext:value-type="string">
            <text:p>200×1=200</text:p>
          </table:table-cell>
          <table:table-cell table:style-name="ce48" table:formula="of:=ROUND([.I15]*[.K16]/[.I16])&amp;&quot;/&quot;&amp;[.K16]" office:value-type="string" office:string-value="5/6" calcext:value-type="string">
            <text:p>5/6</text:p>
          </table:table-cell>
          <table:table-cell table:style-name="ce57" table:formula="of:=[.O17]-[.L17]" office:value-type="float" office:value="2" calcext:value-type="float">
            <text:p>2</text:p>
          </table:table-cell>
          <table:table-cell table:style-name="ce57" table:formula="of:=[.P17]*[.R17]" office:value-type="float" office:value="820" calcext:value-type="float">
            <text:p>820</text:p>
          </table:table-cell>
          <table:table-cell/>
          <table:table-cell table:formula="of:=RANK([.AA17];[.AA12:.AA21])+2" office:value-type="float" office:value="9" calcext:value-type="float">
            <text:p>9</text:p>
          </table:table-cell>
          <table:table-cell table:style-name="ce89" table:formula="of:=RAND()" office:value-type="float" office:value="0.406071027982544" calcext:value-type="float">
            <text:p>0,406071027982544</text:p>
          </table:table-cell>
          <table:table-cell table:formula="of:=RANK([.AC17];[.AC14:.AC19])" office:value-type="float" office:value="2" calcext:value-type="float">
            <text:p>2</text:p>
          </table:table-cell>
          <table:table-cell table:style-name="ce89" table:formula="of:=RAND()" office:value-type="float" office:value="0.584520738324345" calcext:value-type="float">
            <text:p>0,584520738324345</text:p>
          </table:table-cell>
          <table:table-cell table:number-columns-repeated="995"/>
        </table:table-row>
        <table:table-row table:style-name="ro3">
          <table:table-cell table:style-name="ce157" table:formula="of:=ROUND(RANDBETWEEN(1;9)*(RAND()*0.6+0.7)*CHOOSE(RANDBETWEEN(1;3);1;10;100);RANDBETWEEN(1;2))" office:value-type="float" office:value="25.8" calcext:value-type="float">
            <text:p>25,8</text:p>
          </table:table-cell>
          <table:table-cell table:style-name="ce7" office:value-type="string" calcext:value-type="string">
            <text:p>×</text:p>
          </table:table-cell>
          <table:table-cell table:style-name="ce150" table:formula="of:=ROUND((RAND()*0.6+0.7)*CHOOSE(RANDBETWEEN(1;3);1;10;100);RANDBETWEEN(1;2))" office:value-type="float" office:value="0.9" calcext:value-type="float">
            <text:p>0,9</text:p>
          </table:table-cell>
          <table:table-cell table:style-name="ce143" office:value-type="string" calcext:value-type="string">
            <text:p>≈</text:p>
          </table:table-cell>
          <table:table-cell table:style-name="ce61" table:formula="of:=RANDBETWEEN(2;6)*RANDBETWEEN(2;5)" office:value-type="float" office:value="30" calcext:value-type="float">
            <text:p>30</text:p>
          </table:table-cell>
          <table:covered-table-cell table:style-name="ce114"/>
          <table:table-cell table:style-name="ce61"/>
          <table:table-cell table:style-name="ce159"/>
          <table:table-cell table:style-name="ce61" table:formula="of:=RANDBETWEEN(2;6)*RANDBETWEEN(2;5)" office:value-type="float" office:value="24" calcext:value-type="float">
            <text:p>24</text:p>
          </table:table-cell>
          <table:covered-table-cell table:style-name="ce63"/>
          <table:table-cell table:style-name="ce161" table:formula="of:=IF(ROUND(RAND());[.I18]*RANDBETWEEN(2;5);IF(AND(MOD([.I18];2)=0;MOD([.I17];2)=0);[.I18]/2;IF(AND(MOD([.I18];3)=0;MOD([.I17];3)=0);[.I18]/3;IF(AND(MOD([.I18];5)=0;MOD([.I17];5)=0);[.I18]/5;[.I18]))))" office:value-type="float" office:value="48" calcext:value-type="float">
            <text:p>48</text:p>
          </table:table-cell>
          <table:table-cell table:style-name="ce150" table:formula="of:=ROUND(RAND()*CHOOSE(RANDBETWEEN(1;2);10;100);RANDBETWEEN(1;2))" office:value-type="float" office:value="21" calcext:value-type="float">
            <text:p>21</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8];10)" office:value-type="float" office:value="30" calcext:value-type="float">
            <text:p>30</text:p>
          </table:table-cell>
          <table:table-cell table:style-name="ce51" table:formula="of:=RANDBETWEEN(11;50)" office:value-type="float" office:value="17" calcext:value-type="float">
            <text:p>17</text:p>
          </table:table-cell>
          <table:table-cell table:style-name="ce40" office:value-type="string" calcext:value-type="string">
            <text:p>×</text:p>
          </table:table-cell>
          <table:table-cell table:style-name="ce40" table:formula="of:=CHOOSE([.AB18];5;20;50;5;20;50)" office:value-type="float" office:value="5" calcext:value-type="float">
            <text:p>5</text:p>
          </table:table-cell>
          <table:table-cell table:style-name="ce118" office:value-type="string" calcext:value-type="string">
            <text:p>=</text:p>
          </table:table-cell>
          <table:table-cell/>
          <table:table-cell table:style-name="ce35" table:formula="of:=IF([.A18]&gt;96;ROUND([.A18];-2);IF([.A18]&gt;=9.66;ROUND([.A18];-1);ROUND([.A18];0)))&amp;&quot;×&quot;&amp;IF([.C18]&gt;96;ROUND([.C18];-2);IF([.C18]&gt;=9.6;ROUND([.C18];-1);ROUND([.C18];0)))&amp;&quot;=&quot;&amp;IF([.A18]&gt;96;ROUND([.A18];-2);IF([.A18]&gt;=9.6;ROUND([.A18];-1);ROUND([.A18];0)))*IF([.C18]&gt;96;ROUND([.C18];-2);IF([.C18]&gt;=9.6;ROUND([.C18];-1);ROUND([.C18];0)))" office:value-type="string" office:string-value="30×1=30" calcext:value-type="string">
            <text:p>30×1=30</text:p>
          </table:table-cell>
          <table:table-cell table:style-name="ce48" table:formula="of:=ROUND([.I17]*[.K18]/[.I18])&amp;&quot;/&quot;&amp;[.K18]" office:value-type="string" office:string-value="32/48" calcext:value-type="string">
            <text:p>32/48</text:p>
          </table:table-cell>
          <table:table-cell table:style-name="ce57" table:formula="of:=[.O18]-[.L18]" office:value-type="float" office:value="9" calcext:value-type="float">
            <text:p>9</text:p>
          </table:table-cell>
          <table:table-cell table:style-name="ce57" table:formula="of:=[.P18]*[.R18]" office:value-type="float" office:value="85" calcext:value-type="float">
            <text:p>85</text:p>
          </table:table-cell>
          <table:table-cell/>
          <table:table-cell table:formula="of:=RANK([.AA18];[.AA12:.AA21])+2" office:value-type="float" office:value="12" calcext:value-type="float">
            <text:p>12</text:p>
          </table:table-cell>
          <table:table-cell table:style-name="ce89" table:formula="of:=RAND()" office:value-type="float" office:value="0.206593375430329" calcext:value-type="float">
            <text:p>0,206593375430329</text:p>
          </table:table-cell>
          <table:table-cell table:formula="of:=RANK([.AC18];[.AC14:.AC19])" office:value-type="float" office:value="1" calcext:value-type="float">
            <text:p>1</text:p>
          </table:table-cell>
          <table:table-cell table:style-name="ce89" table:formula="of:=RAND()" office:value-type="float" office:value="0.748980459246606" calcext:value-type="float">
            <text:p>0,748980459246606</text:p>
          </table:table-cell>
          <table:table-cell table:number-columns-repeated="995"/>
        </table:table-row>
        <table:table-row table:style-name="ro3">
          <table:table-cell table:style-name="ce157" table:formula="of:=ROUND(RANDBETWEEN(1;9)*(RAND()*0.6+0.7)*CHOOSE(RANDBETWEEN(1;3);1;10;100);RANDBETWEEN(1;2))" office:value-type="float" office:value="5" calcext:value-type="float">
            <text:p>5</text:p>
          </table:table-cell>
          <table:table-cell table:style-name="ce7" office:value-type="string" calcext:value-type="string">
            <text:p>×</text:p>
          </table:table-cell>
          <table:table-cell table:style-name="ce150" table:formula="of:=ROUND((RAND()*0.6+0.7)*CHOOSE(RANDBETWEEN(1;3);1;10;100);RANDBETWEEN(1;2))" office:value-type="float" office:value="81.3" calcext:value-type="float">
            <text:p>81,3</text:p>
          </table:table-cell>
          <table:table-cell table:style-name="ce143" office:value-type="string" calcext:value-type="string">
            <text:p>≈</text:p>
          </table:table-cell>
          <table:table-cell table:style-name="ce4"/>
          <table:table-cell table:style-name="ce7"/>
          <table:table-cell table:style-name="ce20" table:number-columns-repeated="4"/>
          <table:table-cell table:style-name="ce10"/>
          <table:table-cell table:style-name="ce150" table:formula="of:=ROUND(RAND()*CHOOSE(RANDBETWEEN(1;2);10;100);RANDBETWEEN(1;2))" office:value-type="float" office:value="3.9" calcext:value-type="float">
            <text:p>3,9</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19];10)" office:value-type="float" office:value="10" calcext:value-type="float">
            <text:p>10</text:p>
          </table:table-cell>
          <table:table-cell table:style-name="ce51" table:formula="of:=RANDBETWEEN(11;50)" office:value-type="float" office:value="21" calcext:value-type="float">
            <text:p>21</text:p>
          </table:table-cell>
          <table:table-cell table:style-name="ce40" office:value-type="string" calcext:value-type="string">
            <text:p>×</text:p>
          </table:table-cell>
          <table:table-cell table:style-name="ce40" table:formula="of:=CHOOSE([.AB19];5;20;50;5;20;50)" office:value-type="float" office:value="50" calcext:value-type="float">
            <text:p>50</text:p>
          </table:table-cell>
          <table:table-cell table:style-name="ce118" office:value-type="string" calcext:value-type="string">
            <text:p>=</text:p>
          </table:table-cell>
          <table:table-cell/>
          <table:table-cell table:style-name="ce35" table:formula="of:=IF([.A19]&gt;96;ROUND([.A19];-2);IF([.A19]&gt;=9.66;ROUND([.A19];-1);ROUND([.A19];0)))&amp;&quot;×&quot;&amp;IF([.C19]&gt;96;ROUND([.C19];-2);IF([.C19]&gt;=9.6;ROUND([.C19];-1);ROUND([.C19];0)))&amp;&quot;=&quot;&amp;IF([.A19]&gt;96;ROUND([.A19];-2);IF([.A19]&gt;=9.6;ROUND([.A19];-1);ROUND([.A19];0)))*IF([.C19]&gt;96;ROUND([.C19];-2);IF([.C19]&gt;=9.6;ROUND([.C19];-1);ROUND([.C19];0)))" office:value-type="string" office:string-value="5×80=400" calcext:value-type="string">
            <text:p>5×80=400</text:p>
          </table:table-cell>
          <table:table-cell table:style-name="ce186"/>
          <table:table-cell table:style-name="ce57" table:formula="of:=[.O19]-[.L19]" office:value-type="float" office:value="6.1" calcext:value-type="float">
            <text:p>6,1</text:p>
          </table:table-cell>
          <table:table-cell table:style-name="ce57" table:formula="of:=[.P19]*[.R19]" office:value-type="float" office:value="1050" calcext:value-type="float">
            <text:p>1050</text:p>
          </table:table-cell>
          <table:table-cell/>
          <table:table-cell table:formula="of:=RANK([.AA19];[.AA12:.AA21])+2" office:value-type="float" office:value="7" calcext:value-type="float">
            <text:p>7</text:p>
          </table:table-cell>
          <table:table-cell table:style-name="ce89" table:formula="of:=RAND()" office:value-type="float" office:value="0.705028104863332" calcext:value-type="float">
            <text:p>0,705028104863332</text:p>
          </table:table-cell>
          <table:table-cell table:formula="of:=RANK([.AC19];[.AC14:.AC19])" office:value-type="float" office:value="6" calcext:value-type="float">
            <text:p>6</text:p>
          </table:table-cell>
          <table:table-cell table:style-name="ce89" table:formula="of:=RAND()" office:value-type="float" office:value="0.00761684571009737" calcext:value-type="float">
            <text:p>0,007616845710097</text:p>
          </table:table-cell>
          <table:table-cell table:number-columns-repeated="995"/>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7" table:number-rows-spanned="1">
            <text:p>😕 <text:s text:c="3"/>😃 <text:s text:c="3"/>😎</text:p>
          </table:table-cell>
          <table:covered-table-cell table:number-columns-repeated="6"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A20];[.AA12:.AA21])+2" office:value-type="float" office:value="11" calcext:value-type="float">
            <text:p>11</text:p>
          </table:table-cell>
          <table:table-cell table:style-name="ce89" table:formula="of:=RAND()" office:value-type="float" office:value="0.21962556516265" calcext:value-type="float">
            <text:p>0,21962556516265</text:p>
          </table:table-cell>
          <table:table-cell table:number-columns-repeated="997"/>
        </table:table-row>
        <table:table-row table:style-name="ro4">
          <table:table-cell table:number-columns-repeated="25"/>
          <table:table-cell table:formula="of:=RANK([.AA21];[.AA12:.AA21])+2" office:value-type="float" office:value="6" calcext:value-type="float">
            <text:p>6</text:p>
          </table:table-cell>
          <table:table-cell table:style-name="ce89" table:formula="of:=RAND()" office:value-type="float" office:value="0.740883881440458" calcext:value-type="float">
            <text:p>0,740883881440458</text:p>
          </table:table-cell>
          <table:table-cell table:number-columns-repeated="997"/>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9" table:number-rows-spanned="1">
            <text:p>TEST 5<text:span text:style-name="T2">e</text:span> - Date : ……………………………</text:p>
          </table:table-cell>
          <table:covered-table-cell table:number-columns-repeated="8"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A23];[.AA23:.AA32])+2" office:value-type="float" office:value="12" calcext:value-type="float">
            <text:p>12</text:p>
          </table:table-cell>
          <table:table-cell table:style-name="ce89" table:formula="of:=RAND()" office:value-type="float" office:value="0.0359558606548151" calcext:value-type="float">
            <text:p>0,035955860654815</text:p>
          </table:table-cell>
          <table:table-cell table:number-columns-repeated="997"/>
        </table:table-row>
        <table:table-row table:style-name="ro2">
          <table:covered-table-cell table:number-columns-repeated="2" table:style-name="ce12"/>
          <table:covered-table-cell table:number-columns-repeated="2"/>
          <table:table-cell table:style-name="ce54" office:value-type="string" calcext:value-type="string" table:number-columns-spanned="6" table:number-rows-spanned="1">
            <text:p>NOM :</text:p>
          </table:table-cell>
          <table:covered-table-cell table:number-columns-repeated="5" table:style-name="ce81"/>
          <table:table-cell table:style-name="ce86" office:value-type="string" calcext:value-type="string" table:number-columns-spanned="5" table:number-rows-spanned="1">
            <text:p>Prénom :</text:p>
          </table:table-cell>
          <table:covered-table-cell table:style-name="ce8"/>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S$2]" office:value-type="string" office:string-value="v3566" calcext:value-type="string">
            <text:p>v3566</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A24];[.AA23:.AA32])+2" office:value-type="float" office:value="5" calcext:value-type="float">
            <text:p>5</text:p>
          </table:table-cell>
          <table:table-cell table:style-name="ce89" table:formula="of:=RAND()" office:value-type="float" office:value="0.732169949132262" calcext:value-type="float">
            <text:p>0,732169949132262</text:p>
          </table:table-cell>
          <table:table-cell table:number-columns-repeated="997"/>
        </table:table-row>
        <table:table-row table:style-name="ro3">
          <table:table-cell table:style-name="ce37" office:value-type="string" calcext:value-type="string" table:number-columns-spanned="4" table:number-rows-spanned="1">
            <text:p>Ordre de grandeur</text:p>
          </table:table-cell>
          <table:covered-table-cell table:number-columns-repeated="3" table:style-name="ce38"/>
          <table:table-cell table:style-name="ce37" office:value-type="string" calcext:value-type="string" table:number-columns-spanned="7" table:number-rows-spanned="1">
            <text:p>Compléter l’égalité</text:p>
          </table:table-cell>
          <table:covered-table-cell table:number-columns-repeated="6" table:style-name="ce38"/>
          <table:table-cell table:style-name="ce37" office:value-type="string" calcext:value-type="string" table:number-columns-spanned="4" table:number-rows-spanned="1">
            <text:p>Compléter à la dizaine supérieure</text:p>
          </table:table-cell>
          <table:covered-table-cell table:number-columns-repeated="3" table:style-name="ce38"/>
          <table:table-cell table:style-name="ce37" office:value-type="string" calcext:value-type="string" table:number-columns-spanned="4" table:number-rows-spanned="1">
            <text:p>Multiplier par 5, 20, 50</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S23]" office:value-type="string" office:string-value="AC" calcext:value-type="string">
            <text:p>AC</text:p>
          </table:table-cell>
          <table:table-cell table:style-name="ce99"/>
          <table:table-cell table:style-name="ce102" table:formula="of:=[.S24]" office:value-type="string" office:string-value="v3566" calcext:value-type="string">
            <text:p>v3566</text:p>
          </table:table-cell>
          <table:table-cell table:style-name="ce89"/>
          <table:table-cell table:formula="of:=RANK([.AA25];[.AA23:.AA32])+2" office:value-type="float" office:value="4" calcext:value-type="float">
            <text:p>4</text:p>
          </table:table-cell>
          <table:table-cell table:style-name="ce89" table:formula="of:=RAND()" office:value-type="float" office:value="0.855134306704689" calcext:value-type="float">
            <text:p>0,855134306704689</text:p>
          </table:table-cell>
          <table:table-cell table:style-name="ce89" table:formula="of:=RANK([.AC25];[.AC25:.AC30])" office:value-type="float" office:value="5" calcext:value-type="float">
            <text:p>5</text:p>
          </table:table-cell>
          <table:table-cell table:style-name="ce89" table:formula="of:=RAND()" office:value-type="float" office:value="0.574037330873462" calcext:value-type="float">
            <text:p>0,574037330873462</text:p>
          </table:table-cell>
          <table:table-cell table:number-columns-repeated="995"/>
        </table:table-row>
        <table:table-row table:style-name="ro3">
          <table:table-cell table:style-name="ce157" table:formula="of:=ROUND(RANDBETWEEN(1;9)*(RAND()*0.6+0.7)*CHOOSE(RANDBETWEEN(1;3);1;10;100);RANDBETWEEN(1;2))" office:value-type="float" office:value="5.9" calcext:value-type="float">
            <text:p>5,9</text:p>
          </table:table-cell>
          <table:table-cell table:style-name="ce7" office:value-type="string" calcext:value-type="string">
            <text:p>×</text:p>
          </table:table-cell>
          <table:table-cell table:style-name="ce150" table:formula="of:=ROUND((RAND()*0.6+0.7)*CHOOSE(RANDBETWEEN(1;3);1;10;100);RANDBETWEEN(1;2))" office:value-type="float" office:value="77.52" calcext:value-type="float">
            <text:p>77,52</text:p>
          </table:table-cell>
          <table:table-cell table:style-name="ce143" office:value-type="string" calcext:value-type="string">
            <text:p>≈</text:p>
          </table:table-cell>
          <table:table-cell table:style-name="ce60" table:formula="of:=RANDBETWEEN(2;6)*RANDBETWEEN(2;5)" office:value-type="float" office:value="25" calcext:value-type="float">
            <text:p>25</text:p>
          </table:table-cell>
          <table:table-cell table:style-name="ce62" office:value-type="string" calcext:value-type="string" table:number-columns-spanned="1" table:number-rows-spanned="2">
            <text:p><text:s/>=</text:p>
          </table:table-cell>
          <table:table-cell table:style-name="ce158" table:formula="of:=IF(ROUND(RAND());[.E26]*RANDBETWEEN(2;5);IF(AND(MOD([.E26];2)=0;MOD([.E27];2)=0);[.E26]/2;IF(AND(MOD([.E26];3)=0;MOD([.E27];3)=0);[.E26]/3;IF(AND(MOD([.E26];5)=0;MOD([.E27];5)=0);[.E26]/5;[.E26]))))" office:value-type="float" office:value="5" calcext:value-type="float">
            <text:p>5</text:p>
          </table:table-cell>
          <table:table-cell table:style-name="ce159"/>
          <table:table-cell table:style-name="ce158" table:formula="of:=RANDBETWEEN(2;6)*RANDBETWEEN(2;5)" office:value-type="float" office:value="12" calcext:value-type="float">
            <text:p>12</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77" calcext:value-type="float">
            <text:p>77</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26];10)" office:value-type="float" office:value="80" calcext:value-type="float">
            <text:p>80</text:p>
          </table:table-cell>
          <table:table-cell table:style-name="ce51" table:formula="of:=RANDBETWEEN(11;50)" office:value-type="float" office:value="38" calcext:value-type="float">
            <text:p>38</text:p>
          </table:table-cell>
          <table:table-cell table:style-name="ce40" office:value-type="string" calcext:value-type="string">
            <text:p>×</text:p>
          </table:table-cell>
          <table:table-cell table:style-name="ce40" table:formula="of:=CHOOSE([.AB26];5;20;50;5;20;50)" office:value-type="float" office:value="5" calcext:value-type="float">
            <text:p>5</text:p>
          </table:table-cell>
          <table:table-cell table:style-name="ce118" office:value-type="string" calcext:value-type="string">
            <text:p>=</text:p>
          </table:table-cell>
          <table:table-cell/>
          <table:table-cell table:style-name="ce35" table:formula="of:=IF([.A26]&gt;96;ROUND([.A26];-2);IF([.A26]&gt;=9.66;ROUND([.A26];-1);ROUND([.A26];0)))&amp;&quot;×&quot;&amp;IF([.C26]&gt;96;ROUND([.C26];-2);IF([.C26]&gt;=9.6;ROUND([.C26];-1);ROUND([.C26];0)))&amp;&quot;=&quot;&amp;IF([.A26]&gt;96;ROUND([.A26];-2);IF([.A26]&gt;=9.6;ROUND([.A26];-1);ROUND([.A26];0)))*IF([.C26]&gt;96;ROUND([.C26];-2);IF([.C26]&gt;=9.6;ROUND([.C26];-1);ROUND([.C26];0)))" office:value-type="string" office:string-value="6×80=480" calcext:value-type="string">
            <text:p>6×80=480</text:p>
          </table:table-cell>
          <table:table-cell table:style-name="ce48" table:formula="of:=[.G26]&amp;&quot;/&quot;&amp;ROUND([.G26]*[.E27]/[.E26])" office:value-type="string" office:string-value="5/5" calcext:value-type="string">
            <text:p>5/5</text:p>
          </table:table-cell>
          <table:table-cell table:style-name="ce57" table:formula="of:=[.O26]-[.L26]" office:value-type="float" office:value="3" calcext:value-type="float">
            <text:p>3</text:p>
          </table:table-cell>
          <table:table-cell table:style-name="ce57" table:formula="of:=[.P26]*[.R26]" office:value-type="float" office:value="190" calcext:value-type="float">
            <text:p>190</text:p>
          </table:table-cell>
          <table:table-cell/>
          <table:table-cell table:formula="of:=RANK([.AA26];[.AA23:.AA32])+2" office:value-type="float" office:value="8" calcext:value-type="float">
            <text:p>8</text:p>
          </table:table-cell>
          <table:table-cell table:style-name="ce89" table:formula="of:=RAND()" office:value-type="float" office:value="0.420731576382527" calcext:value-type="float">
            <text:p>0,420731576382527</text:p>
          </table:table-cell>
          <table:table-cell table:formula="of:=RANK([.AC26];[.AC25:.AC30])" office:value-type="float" office:value="4" calcext:value-type="float">
            <text:p>4</text:p>
          </table:table-cell>
          <table:table-cell table:style-name="ce89" table:formula="of:=RAND()" office:value-type="float" office:value="0.695179572198474" calcext:value-type="float">
            <text:p>0,695179572198474</text:p>
          </table:table-cell>
          <table:table-cell table:number-columns-repeated="995"/>
        </table:table-row>
        <table:table-row table:style-name="ro3">
          <table:table-cell table:style-name="ce157" table:formula="of:=ROUND(RANDBETWEEN(1;9)*(RAND()*0.6+0.7)*CHOOSE(RANDBETWEEN(1;3);1;10;100);RANDBETWEEN(1;2))" office:value-type="float" office:value="10.8" calcext:value-type="float">
            <text:p>10,8</text:p>
          </table:table-cell>
          <table:table-cell table:style-name="ce7" office:value-type="string" calcext:value-type="string">
            <text:p>×</text:p>
          </table:table-cell>
          <table:table-cell table:style-name="ce150" table:formula="of:=ROUND((RAND()*0.6+0.7)*CHOOSE(RANDBETWEEN(1;3);1;10;100);RANDBETWEEN(1;2))" office:value-type="float" office:value="10.98" calcext:value-type="float">
            <text:p>10,98</text:p>
          </table:table-cell>
          <table:table-cell table:style-name="ce143" office:value-type="string" calcext:value-type="string">
            <text:p>≈</text:p>
          </table:table-cell>
          <table:table-cell table:style-name="ce61" table:formula="of:=RANDBETWEEN(2;6)*RANDBETWEEN(2;5)" office:value-type="float" office:value="25" calcext:value-type="float">
            <text:p>25</text:p>
          </table:table-cell>
          <table:covered-table-cell table:style-name="ce63"/>
          <table:table-cell table:style-name="ce61"/>
          <table:table-cell table:style-name="ce159"/>
          <table:table-cell table:style-name="ce61" table:formula="of:=RANDBETWEEN(2;6)*RANDBETWEEN(2;5)" office:value-type="float" office:value="15" calcext:value-type="float">
            <text:p>15</text:p>
          </table:table-cell>
          <table:covered-table-cell table:style-name="ce63"/>
          <table:table-cell table:style-name="ce161" table:formula="of:=IF(ROUND(RAND());[.I27]*RANDBETWEEN(2;5);IF(AND(MOD([.I27];2)=0;MOD([.I26];2)=0);[.I27]/2;IF(AND(MOD([.I27];3)=0;MOD([.I26];3)=0);[.I27]/3;IF(AND(MOD([.I27];5)=0;MOD([.I26];5)=0);[.I27]/5;[.I27]))))" office:value-type="float" office:value="5" calcext:value-type="float">
            <text:p>5</text:p>
          </table:table-cell>
          <table:table-cell table:style-name="ce150" table:formula="of:=ROUND(RAND()*CHOOSE(RANDBETWEEN(1;2);10;100);RANDBETWEEN(1;2))" office:value-type="float" office:value="2.8" calcext:value-type="float">
            <text:p>2,8</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27];10)" office:value-type="float" office:value="10" calcext:value-type="float">
            <text:p>10</text:p>
          </table:table-cell>
          <table:table-cell table:style-name="ce51" table:formula="of:=RANDBETWEEN(11;50)" office:value-type="float" office:value="18" calcext:value-type="float">
            <text:p>18</text:p>
          </table:table-cell>
          <table:table-cell table:style-name="ce40" office:value-type="string" calcext:value-type="string">
            <text:p>×</text:p>
          </table:table-cell>
          <table:table-cell table:style-name="ce40" table:formula="of:=CHOOSE([.AB27];5;20;50;5;20;50)" office:value-type="float" office:value="50" calcext:value-type="float">
            <text:p>50</text:p>
          </table:table-cell>
          <table:table-cell table:style-name="ce118" office:value-type="string" calcext:value-type="string">
            <text:p>=</text:p>
          </table:table-cell>
          <table:table-cell/>
          <table:table-cell table:style-name="ce35" table:formula="of:=IF([.A27]&gt;96;ROUND([.A27];-2);IF([.A27]&gt;=9.66;ROUND([.A27];-1);ROUND([.A27];0)))&amp;&quot;×&quot;&amp;IF([.C27]&gt;96;ROUND([.C27];-2);IF([.C27]&gt;=9.6;ROUND([.C27];-1);ROUND([.C27];0)))&amp;&quot;=&quot;&amp;IF([.A27]&gt;96;ROUND([.A27];-2);IF([.A27]&gt;=9.6;ROUND([.A27];-1);ROUND([.A27];0)))*IF([.C27]&gt;96;ROUND([.C27];-2);IF([.C27]&gt;=9.6;ROUND([.C27];-1);ROUND([.C27];0)))" office:value-type="string" office:string-value="10×10=100" calcext:value-type="string">
            <text:p>10×10=100</text:p>
          </table:table-cell>
          <table:table-cell table:style-name="ce48" table:formula="of:=[.G28]&amp;&quot;/&quot;&amp;ROUND([.G28]*[.E29]/[.E28])" office:value-type="string" office:string-value="48/60" calcext:value-type="string">
            <text:p>48/60</text:p>
          </table:table-cell>
          <table:table-cell table:style-name="ce57" table:formula="of:=[.O27]-[.L27]" office:value-type="float" office:value="7.2" calcext:value-type="float">
            <text:p>7,2</text:p>
          </table:table-cell>
          <table:table-cell table:style-name="ce57" table:formula="of:=[.P27]*[.R27]" office:value-type="float" office:value="900" calcext:value-type="float">
            <text:p>900</text:p>
          </table:table-cell>
          <table:table-cell/>
          <table:table-cell table:formula="of:=RANK([.AA27];[.AA23:.AA32])+2" office:value-type="float" office:value="6" calcext:value-type="float">
            <text:p>6</text:p>
          </table:table-cell>
          <table:table-cell table:style-name="ce89" table:formula="of:=RAND()" office:value-type="float" office:value="0.60384634084483" calcext:value-type="float">
            <text:p>0,60384634084483</text:p>
          </table:table-cell>
          <table:table-cell table:formula="of:=RANK([.AC27];[.AC25:.AC30])" office:value-type="float" office:value="3" calcext:value-type="float">
            <text:p>3</text:p>
          </table:table-cell>
          <table:table-cell table:style-name="ce89" table:formula="of:=RAND()" office:value-type="float" office:value="0.85018159273326" calcext:value-type="float">
            <text:p>0,85018159273326</text:p>
          </table:table-cell>
          <table:table-cell table:number-columns-repeated="995"/>
        </table:table-row>
        <table:table-row table:style-name="ro3">
          <table:table-cell table:style-name="ce157" table:formula="of:=ROUND(RANDBETWEEN(1;9)*(RAND()*0.6+0.7)*CHOOSE(RANDBETWEEN(1;3);1;10;100);RANDBETWEEN(1;2))" office:value-type="float" office:value="29" calcext:value-type="float">
            <text:p>29</text:p>
          </table:table-cell>
          <table:table-cell table:style-name="ce7" office:value-type="string" calcext:value-type="string">
            <text:p>×</text:p>
          </table:table-cell>
          <table:table-cell table:style-name="ce150" table:formula="of:=ROUND((RAND()*0.6+0.7)*CHOOSE(RANDBETWEEN(1;3);1;10;100);RANDBETWEEN(1;2))" office:value-type="float" office:value="113.31" calcext:value-type="float">
            <text:p>113,31</text:p>
          </table:table-cell>
          <table:table-cell table:style-name="ce143" office:value-type="string" calcext:value-type="string">
            <text:p>≈</text:p>
          </table:table-cell>
          <table:table-cell table:style-name="ce60" table:formula="of:=RANDBETWEEN(2;6)*RANDBETWEEN(2;5)" office:value-type="float" office:value="12" calcext:value-type="float">
            <text:p>12</text:p>
          </table:table-cell>
          <table:table-cell table:style-name="ce62" office:value-type="string" calcext:value-type="string" table:number-columns-spanned="1" table:number-rows-spanned="2">
            <text:p><text:s/>=</text:p>
          </table:table-cell>
          <table:table-cell table:style-name="ce158" table:formula="of:=IF(ROUND(RAND());[.E28]*RANDBETWEEN(2;5);IF(AND(MOD([.E28];2)=0;MOD([.E29];2)=0);[.E28]/2;IF(AND(MOD([.E28];3)=0;MOD([.E29];3)=0);[.E28]/3;IF(AND(MOD([.E28];5)=0;MOD([.E29];5)=0);[.E28]/5;[.E28]))))" office:value-type="float" office:value="48" calcext:value-type="float">
            <text:p>48</text:p>
          </table:table-cell>
          <table:table-cell table:style-name="ce159"/>
          <table:table-cell table:style-name="ce158" table:formula="of:=RANDBETWEEN(2;6)*RANDBETWEEN(2;5)" office:value-type="float" office:value="8" calcext:value-type="float">
            <text:p>8</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44.9" calcext:value-type="float">
            <text:p>44,9</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28];10)" office:value-type="float" office:value="50" calcext:value-type="float">
            <text:p>50</text:p>
          </table:table-cell>
          <table:table-cell table:style-name="ce51" table:formula="of:=RANDBETWEEN(11;50)" office:value-type="float" office:value="47" calcext:value-type="float">
            <text:p>47</text:p>
          </table:table-cell>
          <table:table-cell table:style-name="ce40" office:value-type="string" calcext:value-type="string">
            <text:p>×</text:p>
          </table:table-cell>
          <table:table-cell table:style-name="ce40" table:formula="of:=CHOOSE([.AB28];5;20;50;5;20;50)" office:value-type="float" office:value="20" calcext:value-type="float">
            <text:p>20</text:p>
          </table:table-cell>
          <table:table-cell table:style-name="ce118" office:value-type="string" calcext:value-type="string">
            <text:p>=</text:p>
          </table:table-cell>
          <table:table-cell/>
          <table:table-cell table:style-name="ce35" table:formula="of:=IF([.A28]&gt;96;ROUND([.A28];-2);IF([.A28]&gt;=9.66;ROUND([.A28];-1);ROUND([.A28];0)))&amp;&quot;×&quot;&amp;IF([.C28]&gt;96;ROUND([.C28];-2);IF([.C28]&gt;=9.6;ROUND([.C28];-1);ROUND([.C28];0)))&amp;&quot;=&quot;&amp;IF([.A28]&gt;96;ROUND([.A28];-2);IF([.A28]&gt;=9.6;ROUND([.A28];-1);ROUND([.A28];0)))*IF([.C28]&gt;96;ROUND([.C28];-2);IF([.C28]&gt;=9.6;ROUND([.C28];-1);ROUND([.C28];0)))" office:value-type="string" office:string-value="30×100=3000" calcext:value-type="string">
            <text:p>30×100=3000</text:p>
          </table:table-cell>
          <table:table-cell table:style-name="ce48" table:formula="of:=ROUND([.I26]*[.K27]/[.I27])&amp;&quot;/&quot;&amp;[.K27]" office:value-type="string" office:string-value="4/5" calcext:value-type="string">
            <text:p>4/5</text:p>
          </table:table-cell>
          <table:table-cell table:style-name="ce57" table:formula="of:=[.O28]-[.L28]" office:value-type="float" office:value="5.1" calcext:value-type="float">
            <text:p>5,1</text:p>
          </table:table-cell>
          <table:table-cell table:style-name="ce57" table:formula="of:=[.P28]*[.R28]" office:value-type="float" office:value="940" calcext:value-type="float">
            <text:p>940</text:p>
          </table:table-cell>
          <table:table-cell/>
          <table:table-cell table:formula="of:=RANK([.AA28];[.AA23:.AA32])+2" office:value-type="float" office:value="11" calcext:value-type="float">
            <text:p>11</text:p>
          </table:table-cell>
          <table:table-cell table:style-name="ce89" table:formula="of:=RAND()" office:value-type="float" office:value="0.0618194230923351" calcext:value-type="float">
            <text:p>0,061819423092335</text:p>
          </table:table-cell>
          <table:table-cell table:formula="of:=RANK([.AC28];[.AC25:.AC30])" office:value-type="float" office:value="2" calcext:value-type="float">
            <text:p>2</text:p>
          </table:table-cell>
          <table:table-cell table:style-name="ce89" table:formula="of:=RAND()" office:value-type="float" office:value="0.874882026489511" calcext:value-type="float">
            <text:p>0,874882026489511</text:p>
          </table:table-cell>
          <table:table-cell table:number-columns-repeated="995"/>
        </table:table-row>
        <table:table-row table:style-name="ro3">
          <table:table-cell table:style-name="ce157" table:formula="of:=ROUND(RANDBETWEEN(1;9)*(RAND()*0.6+0.7)*CHOOSE(RANDBETWEEN(1;3);1;10;100);RANDBETWEEN(1;2))" office:value-type="float" office:value="6.28" calcext:value-type="float">
            <text:p>6,28</text:p>
          </table:table-cell>
          <table:table-cell table:style-name="ce7" office:value-type="string" calcext:value-type="string">
            <text:p>×</text:p>
          </table:table-cell>
          <table:table-cell table:style-name="ce150" table:formula="of:=ROUND((RAND()*0.6+0.7)*CHOOSE(RANDBETWEEN(1;3);1;10;100);RANDBETWEEN(1;2))" office:value-type="float" office:value="1.1" calcext:value-type="float">
            <text:p>1,1</text:p>
          </table:table-cell>
          <table:table-cell table:style-name="ce143" office:value-type="string" calcext:value-type="string">
            <text:p>≈</text:p>
          </table:table-cell>
          <table:table-cell table:style-name="ce61" table:formula="of:=RANDBETWEEN(2;6)*RANDBETWEEN(2;5)" office:value-type="float" office:value="15" calcext:value-type="float">
            <text:p>15</text:p>
          </table:table-cell>
          <table:covered-table-cell table:style-name="ce114"/>
          <table:table-cell table:style-name="ce61"/>
          <table:table-cell table:style-name="ce159"/>
          <table:table-cell table:style-name="ce61" table:formula="of:=RANDBETWEEN(2;6)*RANDBETWEEN(2;5)" office:value-type="float" office:value="12" calcext:value-type="float">
            <text:p>12</text:p>
          </table:table-cell>
          <table:covered-table-cell table:style-name="ce63"/>
          <table:table-cell table:style-name="ce161" table:formula="of:=IF(ROUND(RAND());[.I29]*RANDBETWEEN(2;5);IF(AND(MOD([.I29];2)=0;MOD([.I28];2)=0);[.I29]/2;IF(AND(MOD([.I29];3)=0;MOD([.I28];3)=0);[.I29]/3;IF(AND(MOD([.I29];5)=0;MOD([.I28];5)=0);[.I29]/5;[.I29]))))" office:value-type="float" office:value="60" calcext:value-type="float">
            <text:p>60</text:p>
          </table:table-cell>
          <table:table-cell table:style-name="ce150" table:formula="of:=ROUND(RAND()*CHOOSE(RANDBETWEEN(1;2);10;100);RANDBETWEEN(1;2))" office:value-type="float" office:value="91.43" calcext:value-type="float">
            <text:p>91,43</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29];10)" office:value-type="float" office:value="100" calcext:value-type="float">
            <text:p>100</text:p>
          </table:table-cell>
          <table:table-cell table:style-name="ce51" table:formula="of:=RANDBETWEEN(11;50)" office:value-type="float" office:value="18" calcext:value-type="float">
            <text:p>18</text:p>
          </table:table-cell>
          <table:table-cell table:style-name="ce40" office:value-type="string" calcext:value-type="string">
            <text:p>×</text:p>
          </table:table-cell>
          <table:table-cell table:style-name="ce40" table:formula="of:=CHOOSE([.AB29];5;20;50;5;20;50)" office:value-type="float" office:value="50" calcext:value-type="float">
            <text:p>50</text:p>
          </table:table-cell>
          <table:table-cell table:style-name="ce118" office:value-type="string" calcext:value-type="string">
            <text:p>=</text:p>
          </table:table-cell>
          <table:table-cell/>
          <table:table-cell table:style-name="ce35" table:formula="of:=IF([.A29]&gt;96;ROUND([.A29];-2);IF([.A29]&gt;=9.66;ROUND([.A29];-1);ROUND([.A29];0)))&amp;&quot;×&quot;&amp;IF([.C29]&gt;96;ROUND([.C29];-2);IF([.C29]&gt;=9.6;ROUND([.C29];-1);ROUND([.C29];0)))&amp;&quot;=&quot;&amp;IF([.A29]&gt;96;ROUND([.A29];-2);IF([.A29]&gt;=9.6;ROUND([.A29];-1);ROUND([.A29];0)))*IF([.C29]&gt;96;ROUND([.C29];-2);IF([.C29]&gt;=9.6;ROUND([.C29];-1);ROUND([.C29];0)))" office:value-type="string" office:string-value="6×1=6" calcext:value-type="string">
            <text:p>6×1=6</text:p>
          </table:table-cell>
          <table:table-cell table:style-name="ce48" table:formula="of:=ROUND([.I28]*[.K29]/[.I29])&amp;&quot;/&quot;&amp;[.K29]" office:value-type="string" office:string-value="40/60" calcext:value-type="string">
            <text:p>40/60</text:p>
          </table:table-cell>
          <table:table-cell table:style-name="ce57" table:formula="of:=[.O29]-[.L29]" office:value-type="float" office:value="8.56999999999999" calcext:value-type="float">
            <text:p>8,56999999999999</text:p>
          </table:table-cell>
          <table:table-cell table:style-name="ce57" table:formula="of:=[.P29]*[.R29]" office:value-type="float" office:value="900" calcext:value-type="float">
            <text:p>900</text:p>
          </table:table-cell>
          <table:table-cell/>
          <table:table-cell table:formula="of:=RANK([.AA29];[.AA23:.AA32])+2" office:value-type="float" office:value="9" calcext:value-type="float">
            <text:p>9</text:p>
          </table:table-cell>
          <table:table-cell table:style-name="ce89" table:formula="of:=RAND()" office:value-type="float" office:value="0.289935945935672" calcext:value-type="float">
            <text:p>0,289935945935672</text:p>
          </table:table-cell>
          <table:table-cell table:formula="of:=RANK([.AC29];[.AC25:.AC30])" office:value-type="float" office:value="6" calcext:value-type="float">
            <text:p>6</text:p>
          </table:table-cell>
          <table:table-cell table:style-name="ce89" table:formula="of:=RAND()" office:value-type="float" office:value="0.0367563710694414" calcext:value-type="float">
            <text:p>0,036756371069442</text:p>
          </table:table-cell>
          <table:table-cell table:number-columns-repeated="995"/>
        </table:table-row>
        <table:table-row table:style-name="ro3">
          <table:table-cell table:style-name="ce157" table:formula="of:=ROUND(RANDBETWEEN(1;9)*(RAND()*0.6+0.7)*CHOOSE(RANDBETWEEN(1;3);1;10;100);RANDBETWEEN(1;2))" office:value-type="float" office:value="2.6" calcext:value-type="float">
            <text:p>2,6</text:p>
          </table:table-cell>
          <table:table-cell table:style-name="ce7" office:value-type="string" calcext:value-type="string">
            <text:p>×</text:p>
          </table:table-cell>
          <table:table-cell table:style-name="ce150" table:formula="of:=ROUND((RAND()*0.6+0.7)*CHOOSE(RANDBETWEEN(1;3);1;10;100);RANDBETWEEN(1;2))" office:value-type="float" office:value="128.8" calcext:value-type="float">
            <text:p>128,8</text:p>
          </table:table-cell>
          <table:table-cell table:style-name="ce143" office:value-type="string" calcext:value-type="string">
            <text:p>≈</text:p>
          </table:table-cell>
          <table:table-cell table:style-name="ce4"/>
          <table:table-cell table:style-name="ce7"/>
          <table:table-cell table:style-name="ce20" table:number-columns-repeated="4"/>
          <table:table-cell table:style-name="ce10"/>
          <table:table-cell table:style-name="ce150" table:formula="of:=ROUND(RAND()*CHOOSE(RANDBETWEEN(1;2);10;100);RANDBETWEEN(1;2))" office:value-type="float" office:value="53" calcext:value-type="float">
            <text:p>53</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30];10)" office:value-type="float" office:value="60" calcext:value-type="float">
            <text:p>60</text:p>
          </table:table-cell>
          <table:table-cell table:style-name="ce51" table:formula="of:=RANDBETWEEN(11;50)" office:value-type="float" office:value="31" calcext:value-type="float">
            <text:p>31</text:p>
          </table:table-cell>
          <table:table-cell table:style-name="ce40" office:value-type="string" calcext:value-type="string">
            <text:p>×</text:p>
          </table:table-cell>
          <table:table-cell table:style-name="ce40" table:formula="of:=CHOOSE([.AB30];5;20;50;5;20;50)" office:value-type="float" office:value="5" calcext:value-type="float">
            <text:p>5</text:p>
          </table:table-cell>
          <table:table-cell table:style-name="ce118" office:value-type="string" calcext:value-type="string">
            <text:p>=</text:p>
          </table:table-cell>
          <table:table-cell/>
          <table:table-cell table:style-name="ce35" table:formula="of:=IF([.A30]&gt;96;ROUND([.A30];-2);IF([.A30]&gt;=9.66;ROUND([.A30];-1);ROUND([.A30];0)))&amp;&quot;×&quot;&amp;IF([.C30]&gt;96;ROUND([.C30];-2);IF([.C30]&gt;=9.6;ROUND([.C30];-1);ROUND([.C30];0)))&amp;&quot;=&quot;&amp;IF([.A30]&gt;96;ROUND([.A30];-2);IF([.A30]&gt;=9.6;ROUND([.A30];-1);ROUND([.A30];0)))*IF([.C30]&gt;96;ROUND([.C30];-2);IF([.C30]&gt;=9.6;ROUND([.C30];-1);ROUND([.C30];0)))" office:value-type="string" office:string-value="3×100=300" calcext:value-type="string">
            <text:p>3×100=300</text:p>
          </table:table-cell>
          <table:table-cell table:style-name="ce186"/>
          <table:table-cell table:style-name="ce57" table:formula="of:=[.O30]-[.L30]" office:value-type="float" office:value="7" calcext:value-type="float">
            <text:p>7</text:p>
          </table:table-cell>
          <table:table-cell table:style-name="ce57" table:formula="of:=[.P30]*[.R30]" office:value-type="float" office:value="155" calcext:value-type="float">
            <text:p>155</text:p>
          </table:table-cell>
          <table:table-cell/>
          <table:table-cell table:formula="of:=RANK([.AA30];[.AA23:.AA32])+2" office:value-type="float" office:value="10" calcext:value-type="float">
            <text:p>10</text:p>
          </table:table-cell>
          <table:table-cell table:style-name="ce89" table:formula="of:=RAND()" office:value-type="float" office:value="0.1230617169512" calcext:value-type="float">
            <text:p>0,1230617169512</text:p>
          </table:table-cell>
          <table:table-cell table:formula="of:=RANK([.AC30];[.AC25:.AC30])" office:value-type="float" office:value="1" calcext:value-type="float">
            <text:p>1</text:p>
          </table:table-cell>
          <table:table-cell table:style-name="ce89" table:formula="of:=RAND()" office:value-type="float" office:value="0.929084481559367" calcext:value-type="float">
            <text:p>0,929084481559367</text:p>
          </table:table-cell>
          <table:table-cell table:number-columns-repeated="995"/>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7" table:number-rows-spanned="1">
            <text:p>😕 <text:s text:c="3"/>😃 <text:s text:c="3"/>😎</text:p>
          </table:table-cell>
          <table:covered-table-cell table:number-columns-repeated="6"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A31];[.AA23:.AA32])+2" office:value-type="float" office:value="7" calcext:value-type="float">
            <text:p>7</text:p>
          </table:table-cell>
          <table:table-cell table:style-name="ce89" table:formula="of:=RAND()" office:value-type="float" office:value="0.554093784165474" calcext:value-type="float">
            <text:p>0,554093784165474</text:p>
          </table:table-cell>
          <table:table-cell table:number-columns-repeated="997"/>
        </table:table-row>
        <table:table-row table:style-name="ro4">
          <table:table-cell table:number-columns-repeated="25"/>
          <table:table-cell table:formula="of:=RANK([.AA32];[.AA23:.AA32])+2" office:value-type="float" office:value="3" calcext:value-type="float">
            <text:p>3</text:p>
          </table:table-cell>
          <table:table-cell table:style-name="ce89" table:formula="of:=RAND()" office:value-type="float" office:value="0.92517493918846" calcext:value-type="float">
            <text:p>0,92517493918846</text:p>
          </table:table-cell>
          <table:table-cell table:number-columns-repeated="997"/>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9" table:number-rows-spanned="1">
            <text:p>TEST 5<text:span text:style-name="T2">e</text:span> - Date : ……………………………</text:p>
          </table:table-cell>
          <table:covered-table-cell table:number-columns-repeated="8"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A34];[.AA34:.AA43])+2" office:value-type="float" office:value="5" calcext:value-type="float">
            <text:p>5</text:p>
          </table:table-cell>
          <table:table-cell table:style-name="ce89" table:formula="of:=RAND()" office:value-type="float" office:value="0.698864240878008" calcext:value-type="float">
            <text:p>0,698864240878008</text:p>
          </table:table-cell>
          <table:table-cell table:number-columns-repeated="997"/>
        </table:table-row>
        <table:table-row table:style-name="ro2">
          <table:covered-table-cell table:number-columns-repeated="2" table:style-name="ce12"/>
          <table:covered-table-cell table:number-columns-repeated="2"/>
          <table:table-cell table:style-name="ce54" office:value-type="string" calcext:value-type="string" table:number-columns-spanned="6" table:number-rows-spanned="1">
            <text:p>NOM :</text:p>
          </table:table-cell>
          <table:covered-table-cell table:number-columns-repeated="5" table:style-name="ce81"/>
          <table:table-cell table:style-name="ce86" office:value-type="string" calcext:value-type="string" table:number-columns-spanned="5" table:number-rows-spanned="1">
            <text:p>Prénom :</text:p>
          </table:table-cell>
          <table:covered-table-cell table:style-name="ce8"/>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S$2]" office:value-type="string" office:string-value="v3566" calcext:value-type="string">
            <text:p>v3566</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A35];[.AA34:.AA43])+2" office:value-type="float" office:value="4" calcext:value-type="float">
            <text:p>4</text:p>
          </table:table-cell>
          <table:table-cell table:style-name="ce89" table:formula="of:=RAND()" office:value-type="float" office:value="0.812763048767727" calcext:value-type="float">
            <text:p>0,812763048767727</text:p>
          </table:table-cell>
          <table:table-cell table:number-columns-repeated="997"/>
        </table:table-row>
        <table:table-row table:style-name="ro3">
          <table:table-cell table:style-name="ce37" office:value-type="string" calcext:value-type="string" table:number-columns-spanned="4" table:number-rows-spanned="1">
            <text:p>Ordre de grandeur</text:p>
          </table:table-cell>
          <table:covered-table-cell table:number-columns-repeated="3" table:style-name="ce38"/>
          <table:table-cell table:style-name="ce37" office:value-type="string" calcext:value-type="string" table:number-columns-spanned="7" table:number-rows-spanned="1">
            <text:p>Compléter l’égalité</text:p>
          </table:table-cell>
          <table:covered-table-cell table:number-columns-repeated="6" table:style-name="ce38"/>
          <table:table-cell table:style-name="ce37" office:value-type="string" calcext:value-type="string" table:number-columns-spanned="4" table:number-rows-spanned="1">
            <text:p>Compléter à la dizaine supérieure</text:p>
          </table:table-cell>
          <table:covered-table-cell table:number-columns-repeated="3" table:style-name="ce38"/>
          <table:table-cell table:style-name="ce37" office:value-type="string" calcext:value-type="string" table:number-columns-spanned="4" table:number-rows-spanned="1">
            <text:p>Multiplier par 5, 20, 50</text:p>
          </table: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S34]" office:value-type="string" office:string-value="AD" calcext:value-type="string">
            <text:p>AD</text:p>
          </table:table-cell>
          <table:table-cell table:style-name="ce99"/>
          <table:table-cell table:style-name="ce102" table:formula="of:=[.S35]" office:value-type="string" office:string-value="v3566" calcext:value-type="string">
            <text:p>v3566</text:p>
          </table:table-cell>
          <table:table-cell table:style-name="ce89"/>
          <table:table-cell table:formula="of:=RANK([.AA36];[.AA34:.AA43])+2" office:value-type="float" office:value="3" calcext:value-type="float">
            <text:p>3</text:p>
          </table:table-cell>
          <table:table-cell table:style-name="ce89" table:formula="of:=RAND()" office:value-type="float" office:value="0.983823424925448" calcext:value-type="float">
            <text:p>0,983823424925448</text:p>
          </table:table-cell>
          <table:table-cell table:style-name="ce89" table:formula="of:=RANK([.AC36];[.AC36:.AC41])" office:value-type="float" office:value="5" calcext:value-type="float">
            <text:p>5</text:p>
          </table:table-cell>
          <table:table-cell table:style-name="ce89" table:formula="of:=RAND()" office:value-type="float" office:value="0.45407519856243" calcext:value-type="float">
            <text:p>0,45407519856243</text:p>
          </table:table-cell>
          <table:table-cell table:number-columns-repeated="995"/>
        </table:table-row>
        <table:table-row table:style-name="ro3">
          <table:table-cell table:style-name="ce157" table:formula="of:=ROUND(RANDBETWEEN(1;9)*(RAND()*0.6+0.7)*CHOOSE(RANDBETWEEN(1;3);1;10;100);RANDBETWEEN(1;2))" office:value-type="float" office:value="74.63" calcext:value-type="float">
            <text:p>74,63</text:p>
          </table:table-cell>
          <table:table-cell table:style-name="ce7" office:value-type="string" calcext:value-type="string">
            <text:p>×</text:p>
          </table:table-cell>
          <table:table-cell table:style-name="ce150" table:formula="of:=ROUND((RAND()*0.6+0.7)*CHOOSE(RANDBETWEEN(1;3);1;10;100);RANDBETWEEN(1;2))" office:value-type="float" office:value="11.62" calcext:value-type="float">
            <text:p>11,62</text:p>
          </table:table-cell>
          <table:table-cell table:style-name="ce143" office:value-type="string" calcext:value-type="string">
            <text:p>≈</text:p>
          </table:table-cell>
          <table:table-cell table:style-name="ce60" table:formula="of:=RANDBETWEEN(2;6)*RANDBETWEEN(2;5)" office:value-type="float" office:value="15" calcext:value-type="float">
            <text:p>15</text:p>
          </table:table-cell>
          <table:table-cell table:style-name="ce62" office:value-type="string" calcext:value-type="string" table:number-columns-spanned="1" table:number-rows-spanned="2">
            <text:p><text:s/>=</text:p>
          </table:table-cell>
          <table:table-cell table:style-name="ce158" table:formula="of:=IF(ROUND(RAND());[.E37]*RANDBETWEEN(2;5);IF(AND(MOD([.E37];2)=0;MOD([.E38];2)=0);[.E37]/2;IF(AND(MOD([.E37];3)=0;MOD([.E38];3)=0);[.E37]/3;IF(AND(MOD([.E37];5)=0;MOD([.E38];5)=0);[.E37]/5;[.E37]))))" office:value-type="float" office:value="5" calcext:value-type="float">
            <text:p>5</text:p>
          </table:table-cell>
          <table:table-cell table:style-name="ce159"/>
          <table:table-cell table:style-name="ce158" table:formula="of:=RANDBETWEEN(2;6)*RANDBETWEEN(2;5)" office:value-type="float" office:value="24" calcext:value-type="float">
            <text:p>24</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83.73" calcext:value-type="float">
            <text:p>83,73</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37];10)" office:value-type="float" office:value="90" calcext:value-type="float">
            <text:p>90</text:p>
          </table:table-cell>
          <table:table-cell table:style-name="ce51" table:formula="of:=RANDBETWEEN(11;50)" office:value-type="float" office:value="43" calcext:value-type="float">
            <text:p>43</text:p>
          </table:table-cell>
          <table:table-cell table:style-name="ce40" office:value-type="string" calcext:value-type="string">
            <text:p>×</text:p>
          </table:table-cell>
          <table:table-cell table:style-name="ce40" table:formula="of:=CHOOSE([.AB37];5;20;50;5;20;50)" office:value-type="float" office:value="50" calcext:value-type="float">
            <text:p>50</text:p>
          </table:table-cell>
          <table:table-cell table:style-name="ce118" office:value-type="string" calcext:value-type="string">
            <text:p>=</text:p>
          </table:table-cell>
          <table:table-cell/>
          <table:table-cell table:style-name="ce35" table:formula="of:=IF([.A37]&gt;96;ROUND([.A37];-2);IF([.A37]&gt;=9.66;ROUND([.A37];-1);ROUND([.A37];0)))&amp;&quot;×&quot;&amp;IF([.C37]&gt;96;ROUND([.C37];-2);IF([.C37]&gt;=9.6;ROUND([.C37];-1);ROUND([.C37];0)))&amp;&quot;=&quot;&amp;IF([.A37]&gt;96;ROUND([.A37];-2);IF([.A37]&gt;=9.6;ROUND([.A37];-1);ROUND([.A37];0)))*IF([.C37]&gt;96;ROUND([.C37];-2);IF([.C37]&gt;=9.6;ROUND([.C37];-1);ROUND([.C37];0)))" office:value-type="string" office:string-value="70×10=700" calcext:value-type="string">
            <text:p>70×10=700</text:p>
          </table:table-cell>
          <table:table-cell table:style-name="ce48" table:formula="of:=[.G37]&amp;&quot;/&quot;&amp;ROUND([.G37]*[.E38]/[.E37])" office:value-type="string" office:string-value="5/5" calcext:value-type="string">
            <text:p>5/5</text:p>
          </table:table-cell>
          <table:table-cell table:style-name="ce57" table:formula="of:=[.O37]-[.L37]" office:value-type="float" office:value="6.27" calcext:value-type="float">
            <text:p>6,27</text:p>
          </table:table-cell>
          <table:table-cell table:style-name="ce57" table:formula="of:=[.P37]*[.R37]" office:value-type="float" office:value="2150" calcext:value-type="float">
            <text:p>2150</text:p>
          </table:table-cell>
          <table:table-cell/>
          <table:table-cell table:formula="of:=RANK([.AA37];[.AA34:.AA43])+2" office:value-type="float" office:value="6" calcext:value-type="float">
            <text:p>6</text:p>
          </table:table-cell>
          <table:table-cell table:style-name="ce89" table:formula="of:=RAND()" office:value-type="float" office:value="0.621741580811007" calcext:value-type="float">
            <text:p>0,621741580811007</text:p>
          </table:table-cell>
          <table:table-cell table:formula="of:=RANK([.AC37];[.AC36:.AC41])" office:value-type="float" office:value="6" calcext:value-type="float">
            <text:p>6</text:p>
          </table:table-cell>
          <table:table-cell table:style-name="ce89" table:formula="of:=RAND()" office:value-type="float" office:value="0.405658638443549" calcext:value-type="float">
            <text:p>0,405658638443549</text:p>
          </table:table-cell>
          <table:table-cell table:number-columns-repeated="995"/>
        </table:table-row>
        <table:table-row table:style-name="ro3">
          <table:table-cell table:style-name="ce157" table:formula="of:=ROUND(RANDBETWEEN(1;9)*(RAND()*0.6+0.7)*CHOOSE(RANDBETWEEN(1;3);1;10;100);RANDBETWEEN(1;2))" office:value-type="float" office:value="638.17" calcext:value-type="float">
            <text:p>638,17</text:p>
          </table:table-cell>
          <table:table-cell table:style-name="ce7" office:value-type="string" calcext:value-type="string">
            <text:p>×</text:p>
          </table:table-cell>
          <table:table-cell table:style-name="ce150" table:formula="of:=ROUND((RAND()*0.6+0.7)*CHOOSE(RANDBETWEEN(1;3);1;10;100);RANDBETWEEN(1;2))" office:value-type="float" office:value="116.4" calcext:value-type="float">
            <text:p>116,4</text:p>
          </table:table-cell>
          <table:table-cell table:style-name="ce143" office:value-type="string" calcext:value-type="string">
            <text:p>≈</text:p>
          </table:table-cell>
          <table:table-cell table:style-name="ce61" table:formula="of:=RANDBETWEEN(2;6)*RANDBETWEEN(2;5)" office:value-type="float" office:value="15" calcext:value-type="float">
            <text:p>15</text:p>
          </table:table-cell>
          <table:covered-table-cell table:style-name="ce63"/>
          <table:table-cell table:style-name="ce61"/>
          <table:table-cell table:style-name="ce159"/>
          <table:table-cell table:style-name="ce61" table:formula="of:=RANDBETWEEN(2;6)*RANDBETWEEN(2;5)" office:value-type="float" office:value="15" calcext:value-type="float">
            <text:p>15</text:p>
          </table:table-cell>
          <table:covered-table-cell table:style-name="ce63"/>
          <table:table-cell table:style-name="ce161" table:formula="of:=IF(ROUND(RAND());[.I38]*RANDBETWEEN(2;5);IF(AND(MOD([.I38];2)=0;MOD([.I37];2)=0);[.I38]/2;IF(AND(MOD([.I38];3)=0;MOD([.I37];3)=0);[.I38]/3;IF(AND(MOD([.I38];5)=0;MOD([.I37];5)=0);[.I38]/5;[.I38]))))" office:value-type="float" office:value="5" calcext:value-type="float">
            <text:p>5</text:p>
          </table:table-cell>
          <table:table-cell table:style-name="ce150" table:formula="of:=ROUND(RAND()*CHOOSE(RANDBETWEEN(1;2);10;100);RANDBETWEEN(1;2))" office:value-type="float" office:value="1" calcext:value-type="float">
            <text:p>1</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38];10)" office:value-type="float" office:value="10" calcext:value-type="float">
            <text:p>10</text:p>
          </table:table-cell>
          <table:table-cell table:style-name="ce51" table:formula="of:=RANDBETWEEN(11;50)" office:value-type="float" office:value="19" calcext:value-type="float">
            <text:p>19</text:p>
          </table:table-cell>
          <table:table-cell table:style-name="ce40" office:value-type="string" calcext:value-type="string">
            <text:p>×</text:p>
          </table:table-cell>
          <table:table-cell table:style-name="ce40" table:formula="of:=CHOOSE([.AB38];5;20;50;5;20;50)" office:value-type="float" office:value="20" calcext:value-type="float">
            <text:p>20</text:p>
          </table:table-cell>
          <table:table-cell table:style-name="ce118" office:value-type="string" calcext:value-type="string">
            <text:p>=</text:p>
          </table:table-cell>
          <table:table-cell/>
          <table:table-cell table:style-name="ce35" table:formula="of:=IF([.A38]&gt;96;ROUND([.A38];-2);IF([.A38]&gt;=9.66;ROUND([.A38];-1);ROUND([.A38];0)))&amp;&quot;×&quot;&amp;IF([.C38]&gt;96;ROUND([.C38];-2);IF([.C38]&gt;=9.6;ROUND([.C38];-1);ROUND([.C38];0)))&amp;&quot;=&quot;&amp;IF([.A38]&gt;96;ROUND([.A38];-2);IF([.A38]&gt;=9.6;ROUND([.A38];-1);ROUND([.A38];0)))*IF([.C38]&gt;96;ROUND([.C38];-2);IF([.C38]&gt;=9.6;ROUND([.C38];-1);ROUND([.C38];0)))" office:value-type="string" office:string-value="600×100=60000" calcext:value-type="string">
            <text:p>600×100=60000</text:p>
          </table:table-cell>
          <table:table-cell table:style-name="ce48" table:formula="of:=[.G39]&amp;&quot;/&quot;&amp;ROUND([.G39]*[.E40]/[.E39])" office:value-type="string" office:string-value="3/6" calcext:value-type="string">
            <text:p>3/6</text:p>
          </table:table-cell>
          <table:table-cell table:style-name="ce57" table:formula="of:=[.O38]-[.L38]" office:value-type="float" office:value="9" calcext:value-type="float">
            <text:p>9</text:p>
          </table:table-cell>
          <table:table-cell table:style-name="ce57" table:formula="of:=[.P38]*[.R38]" office:value-type="float" office:value="380" calcext:value-type="float">
            <text:p>380</text:p>
          </table:table-cell>
          <table:table-cell/>
          <table:table-cell table:formula="of:=RANK([.AA38];[.AA34:.AA43])+2" office:value-type="float" office:value="12" calcext:value-type="float">
            <text:p>12</text:p>
          </table:table-cell>
          <table:table-cell table:style-name="ce89" table:formula="of:=RAND()" office:value-type="float" office:value="0.178916388408949" calcext:value-type="float">
            <text:p>0,178916388408949</text:p>
          </table:table-cell>
          <table:table-cell table:formula="of:=RANK([.AC38];[.AC36:.AC41])" office:value-type="float" office:value="2" calcext:value-type="float">
            <text:p>2</text:p>
          </table:table-cell>
          <table:table-cell table:style-name="ce89" table:formula="of:=RAND()" office:value-type="float" office:value="0.937016941645245" calcext:value-type="float">
            <text:p>0,937016941645245</text:p>
          </table:table-cell>
          <table:table-cell table:number-columns-repeated="995"/>
        </table:table-row>
        <table:table-row table:style-name="ro3">
          <table:table-cell table:style-name="ce157" table:formula="of:=ROUND(RANDBETWEEN(1;9)*(RAND()*0.6+0.7)*CHOOSE(RANDBETWEEN(1;3);1;10;100);RANDBETWEEN(1;2))" office:value-type="float" office:value="53.75" calcext:value-type="float">
            <text:p>53,75</text:p>
          </table:table-cell>
          <table:table-cell table:style-name="ce7" office:value-type="string" calcext:value-type="string">
            <text:p>×</text:p>
          </table:table-cell>
          <table:table-cell table:style-name="ce150" table:formula="of:=ROUND((RAND()*0.6+0.7)*CHOOSE(RANDBETWEEN(1;3);1;10;100);RANDBETWEEN(1;2))" office:value-type="float" office:value="8.22" calcext:value-type="float">
            <text:p>8,22</text:p>
          </table:table-cell>
          <table:table-cell table:style-name="ce143" office:value-type="string" calcext:value-type="string">
            <text:p>≈</text:p>
          </table:table-cell>
          <table:table-cell table:style-name="ce60" table:formula="of:=RANDBETWEEN(2;6)*RANDBETWEEN(2;5)" office:value-type="float" office:value="6" calcext:value-type="float">
            <text:p>6</text:p>
          </table:table-cell>
          <table:table-cell table:style-name="ce62" office:value-type="string" calcext:value-type="string" table:number-columns-spanned="1" table:number-rows-spanned="2">
            <text:p><text:s/>=</text:p>
          </table:table-cell>
          <table:table-cell table:style-name="ce158" table:formula="of:=IF(ROUND(RAND());[.E39]*RANDBETWEEN(2;5);IF(AND(MOD([.E39];2)=0;MOD([.E40];2)=0);[.E39]/2;IF(AND(MOD([.E39];3)=0;MOD([.E40];3)=0);[.E39]/3;IF(AND(MOD([.E39];5)=0;MOD([.E40];5)=0);[.E39]/5;[.E39]))))" office:value-type="float" office:value="3" calcext:value-type="float">
            <text:p>3</text:p>
          </table:table-cell>
          <table:table-cell table:style-name="ce159"/>
          <table:table-cell table:style-name="ce158" table:formula="of:=RANDBETWEEN(2;6)*RANDBETWEEN(2;5)" office:value-type="float" office:value="18" calcext:value-type="float">
            <text:p>18</text:p>
          </table:table-cell>
          <table:table-cell table:style-name="ce62" office:value-type="string" calcext:value-type="string" table:number-columns-spanned="1" table:number-rows-spanned="2">
            <text:p><text:s/>=</text:p>
          </table:table-cell>
          <table:table-cell table:style-name="ce160"/>
          <table:table-cell table:style-name="ce150" table:formula="of:=ROUND(RAND()*CHOOSE(RANDBETWEEN(1;2);10;100);RANDBETWEEN(1;2))" office:value-type="float" office:value="0.1" calcext:value-type="float">
            <text:p>0,1</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39];10)" office:value-type="float" office:value="10" calcext:value-type="float">
            <text:p>10</text:p>
          </table:table-cell>
          <table:table-cell table:style-name="ce51" table:formula="of:=RANDBETWEEN(11;50)" office:value-type="float" office:value="35" calcext:value-type="float">
            <text:p>35</text:p>
          </table:table-cell>
          <table:table-cell table:style-name="ce40" office:value-type="string" calcext:value-type="string">
            <text:p>×</text:p>
          </table:table-cell>
          <table:table-cell table:style-name="ce40" table:formula="of:=CHOOSE([.AB39];5;20;50;5;20;50)" office:value-type="float" office:value="5" calcext:value-type="float">
            <text:p>5</text:p>
          </table:table-cell>
          <table:table-cell table:style-name="ce118" office:value-type="string" calcext:value-type="string">
            <text:p>=</text:p>
          </table:table-cell>
          <table:table-cell/>
          <table:table-cell table:style-name="ce35" table:formula="of:=IF([.A39]&gt;96;ROUND([.A39];-2);IF([.A39]&gt;=9.66;ROUND([.A39];-1);ROUND([.A39];0)))&amp;&quot;×&quot;&amp;IF([.C39]&gt;96;ROUND([.C39];-2);IF([.C39]&gt;=9.6;ROUND([.C39];-1);ROUND([.C39];0)))&amp;&quot;=&quot;&amp;IF([.A39]&gt;96;ROUND([.A39];-2);IF([.A39]&gt;=9.6;ROUND([.A39];-1);ROUND([.A39];0)))*IF([.C39]&gt;96;ROUND([.C39];-2);IF([.C39]&gt;=9.6;ROUND([.C39];-1);ROUND([.C39];0)))" office:value-type="string" office:string-value="50×8=400" calcext:value-type="string">
            <text:p>50×8=400</text:p>
          </table:table-cell>
          <table:table-cell table:style-name="ce48" table:formula="of:=ROUND([.I37]*[.K38]/[.I38])&amp;&quot;/&quot;&amp;[.K38]" office:value-type="string" office:string-value="8/5" calcext:value-type="string">
            <text:p>8/5</text:p>
          </table:table-cell>
          <table:table-cell table:style-name="ce57" table:formula="of:=[.O39]-[.L39]" office:value-type="float" office:value="9.9" calcext:value-type="float">
            <text:p>9,9</text:p>
          </table:table-cell>
          <table:table-cell table:style-name="ce57" table:formula="of:=[.P39]*[.R39]" office:value-type="float" office:value="175" calcext:value-type="float">
            <text:p>175</text:p>
          </table:table-cell>
          <table:table-cell/>
          <table:table-cell table:formula="of:=RANK([.AA39];[.AA34:.AA43])+2" office:value-type="float" office:value="7" calcext:value-type="float">
            <text:p>7</text:p>
          </table:table-cell>
          <table:table-cell table:style-name="ce89" table:formula="of:=RAND()" office:value-type="float" office:value="0.527644312528112" calcext:value-type="float">
            <text:p>0,527644312528112</text:p>
          </table:table-cell>
          <table:table-cell table:formula="of:=RANK([.AC39];[.AC36:.AC41])" office:value-type="float" office:value="4" calcext:value-type="float">
            <text:p>4</text:p>
          </table:table-cell>
          <table:table-cell table:style-name="ce89" table:formula="of:=RAND()" office:value-type="float" office:value="0.735758377785432" calcext:value-type="float">
            <text:p>0,735758377785432</text:p>
          </table:table-cell>
          <table:table-cell table:number-columns-repeated="995"/>
        </table:table-row>
        <table:table-row table:style-name="ro3">
          <table:table-cell table:style-name="ce157" table:formula="of:=ROUND(RANDBETWEEN(1;9)*(RAND()*0.6+0.7)*CHOOSE(RANDBETWEEN(1;3);1;10;100);RANDBETWEEN(1;2))" office:value-type="float" office:value="513.4" calcext:value-type="float">
            <text:p>513,4</text:p>
          </table:table-cell>
          <table:table-cell table:style-name="ce7" office:value-type="string" calcext:value-type="string">
            <text:p>×</text:p>
          </table:table-cell>
          <table:table-cell table:style-name="ce150" table:formula="of:=ROUND((RAND()*0.6+0.7)*CHOOSE(RANDBETWEEN(1;3);1;10;100);RANDBETWEEN(1;2))" office:value-type="float" office:value="1.25" calcext:value-type="float">
            <text:p>1,25</text:p>
          </table:table-cell>
          <table:table-cell table:style-name="ce143" office:value-type="string" calcext:value-type="string">
            <text:p>≈</text:p>
          </table:table-cell>
          <table:table-cell table:style-name="ce61" table:formula="of:=RANDBETWEEN(2;6)*RANDBETWEEN(2;5)" office:value-type="float" office:value="12" calcext:value-type="float">
            <text:p>12</text:p>
          </table:table-cell>
          <table:covered-table-cell table:style-name="ce114"/>
          <table:table-cell table:style-name="ce61"/>
          <table:table-cell table:style-name="ce159"/>
          <table:table-cell table:style-name="ce61" table:formula="of:=RANDBETWEEN(2;6)*RANDBETWEEN(2;5)" office:value-type="float" office:value="25" calcext:value-type="float">
            <text:p>25</text:p>
          </table:table-cell>
          <table:covered-table-cell table:style-name="ce63"/>
          <table:table-cell table:style-name="ce161" table:formula="of:=IF(ROUND(RAND());[.I40]*RANDBETWEEN(2;5);IF(AND(MOD([.I40];2)=0;MOD([.I39];2)=0);[.I40]/2;IF(AND(MOD([.I40];3)=0;MOD([.I39];3)=0);[.I40]/3;IF(AND(MOD([.I40];5)=0;MOD([.I39];5)=0);[.I40]/5;[.I40]))))" office:value-type="float" office:value="25" calcext:value-type="float">
            <text:p>25</text:p>
          </table:table-cell>
          <table:table-cell table:style-name="ce150" table:formula="of:=ROUND(RAND()*CHOOSE(RANDBETWEEN(1;2);10;100);RANDBETWEEN(1;2))" office:value-type="float" office:value="5.8" calcext:value-type="float">
            <text:p>5,8</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40];10)" office:value-type="float" office:value="10" calcext:value-type="float">
            <text:p>10</text:p>
          </table:table-cell>
          <table:table-cell table:style-name="ce51" table:formula="of:=RANDBETWEEN(11;50)" office:value-type="float" office:value="24" calcext:value-type="float">
            <text:p>24</text:p>
          </table:table-cell>
          <table:table-cell table:style-name="ce40" office:value-type="string" calcext:value-type="string">
            <text:p>×</text:p>
          </table:table-cell>
          <table:table-cell table:style-name="ce40" table:formula="of:=CHOOSE([.AB40];5;20;50;5;20;50)" office:value-type="float" office:value="5" calcext:value-type="float">
            <text:p>5</text:p>
          </table:table-cell>
          <table:table-cell table:style-name="ce118" office:value-type="string" calcext:value-type="string">
            <text:p>=</text:p>
          </table:table-cell>
          <table:table-cell/>
          <table:table-cell table:style-name="ce35" table:formula="of:=IF([.A40]&gt;96;ROUND([.A40];-2);IF([.A40]&gt;=9.66;ROUND([.A40];-1);ROUND([.A40];0)))&amp;&quot;×&quot;&amp;IF([.C40]&gt;96;ROUND([.C40];-2);IF([.C40]&gt;=9.6;ROUND([.C40];-1);ROUND([.C40];0)))&amp;&quot;=&quot;&amp;IF([.A40]&gt;96;ROUND([.A40];-2);IF([.A40]&gt;=9.6;ROUND([.A40];-1);ROUND([.A40];0)))*IF([.C40]&gt;96;ROUND([.C40];-2);IF([.C40]&gt;=9.6;ROUND([.C40];-1);ROUND([.C40];0)))" office:value-type="string" office:string-value="500×1=500" calcext:value-type="string">
            <text:p>500×1=500</text:p>
          </table:table-cell>
          <table:table-cell table:style-name="ce48" table:formula="of:=ROUND([.I39]*[.K40]/[.I40])&amp;&quot;/&quot;&amp;[.K40]" office:value-type="string" office:string-value="18/25" calcext:value-type="string">
            <text:p>18/25</text:p>
          </table:table-cell>
          <table:table-cell table:style-name="ce57" table:formula="of:=[.O40]-[.L40]" office:value-type="float" office:value="4.2" calcext:value-type="float">
            <text:p>4,2</text:p>
          </table:table-cell>
          <table:table-cell table:style-name="ce57" table:formula="of:=[.P40]*[.R40]" office:value-type="float" office:value="120" calcext:value-type="float">
            <text:p>120</text:p>
          </table:table-cell>
          <table:table-cell/>
          <table:table-cell table:formula="of:=RANK([.AA40];[.AA34:.AA43])+2" office:value-type="float" office:value="8" calcext:value-type="float">
            <text:p>8</text:p>
          </table:table-cell>
          <table:table-cell table:style-name="ce89" table:formula="of:=RAND()" office:value-type="float" office:value="0.288948513362603" calcext:value-type="float">
            <text:p>0,288948513362603</text:p>
          </table:table-cell>
          <table:table-cell table:formula="of:=RANK([.AC40];[.AC36:.AC41])" office:value-type="float" office:value="1" calcext:value-type="float">
            <text:p>1</text:p>
          </table:table-cell>
          <table:table-cell table:style-name="ce89" table:formula="of:=RAND()" office:value-type="float" office:value="0.992249926090385" calcext:value-type="float">
            <text:p>0,992249926090385</text:p>
          </table:table-cell>
          <table:table-cell table:number-columns-repeated="995"/>
        </table:table-row>
        <table:table-row table:style-name="ro3">
          <table:table-cell table:style-name="ce157" table:formula="of:=ROUND(RANDBETWEEN(1;9)*(RAND()*0.6+0.7)*CHOOSE(RANDBETWEEN(1;3);1;10;100);RANDBETWEEN(1;2))" office:value-type="float" office:value="805.16" calcext:value-type="float">
            <text:p>805,16</text:p>
          </table:table-cell>
          <table:table-cell table:style-name="ce7" office:value-type="string" calcext:value-type="string">
            <text:p>×</text:p>
          </table:table-cell>
          <table:table-cell table:style-name="ce150" table:formula="of:=ROUND((RAND()*0.6+0.7)*CHOOSE(RANDBETWEEN(1;3);1;10;100);RANDBETWEEN(1;2))" office:value-type="float" office:value="78" calcext:value-type="float">
            <text:p>78</text:p>
          </table:table-cell>
          <table:table-cell table:style-name="ce143" office:value-type="string" calcext:value-type="string">
            <text:p>≈</text:p>
          </table:table-cell>
          <table:table-cell table:style-name="ce4"/>
          <table:table-cell table:style-name="ce7"/>
          <table:table-cell table:style-name="ce20" table:number-columns-repeated="4"/>
          <table:table-cell table:style-name="ce10"/>
          <table:table-cell table:style-name="ce150" table:formula="of:=ROUND(RAND()*CHOOSE(RANDBETWEEN(1;2);10;100);RANDBETWEEN(1;2))" office:value-type="float" office:value="9.8" calcext:value-type="float">
            <text:p>9,8</text:p>
          </table:table-cell>
          <table:table-cell table:style-name="ce7" office:value-type="string" calcext:value-type="string">
            <text:p>+</text:p>
          </table:table-cell>
          <table:table-cell table:style-name="ce47" office:value-type="string" calcext:value-type="string">
            <text:p>=</text:p>
          </table:table-cell>
          <table:table-cell table:style-name="ce102" table:formula="of:=CEILING([.L41];10)" office:value-type="float" office:value="10" calcext:value-type="float">
            <text:p>10</text:p>
          </table:table-cell>
          <table:table-cell table:style-name="ce51" table:formula="of:=RANDBETWEEN(11;50)" office:value-type="float" office:value="19" calcext:value-type="float">
            <text:p>19</text:p>
          </table:table-cell>
          <table:table-cell table:style-name="ce40" office:value-type="string" calcext:value-type="string">
            <text:p>×</text:p>
          </table:table-cell>
          <table:table-cell table:style-name="ce40" table:formula="of:=CHOOSE([.AB41];5;20;50;5;20;50)" office:value-type="float" office:value="50" calcext:value-type="float">
            <text:p>50</text:p>
          </table:table-cell>
          <table:table-cell table:style-name="ce118" office:value-type="string" calcext:value-type="string">
            <text:p>=</text:p>
          </table:table-cell>
          <table:table-cell/>
          <table:table-cell table:style-name="ce35" table:formula="of:=IF([.A41]&gt;96;ROUND([.A41];-2);IF([.A41]&gt;=9.66;ROUND([.A41];-1);ROUND([.A41];0)))&amp;&quot;×&quot;&amp;IF([.C41]&gt;96;ROUND([.C41];-2);IF([.C41]&gt;=9.6;ROUND([.C41];-1);ROUND([.C41];0)))&amp;&quot;=&quot;&amp;IF([.A41]&gt;96;ROUND([.A41];-2);IF([.A41]&gt;=9.6;ROUND([.A41];-1);ROUND([.A41];0)))*IF([.C41]&gt;96;ROUND([.C41];-2);IF([.C41]&gt;=9.6;ROUND([.C41];-1);ROUND([.C41];0)))" office:value-type="string" office:string-value="800×80=64000" calcext:value-type="string">
            <text:p>800×80=64000</text:p>
          </table:table-cell>
          <table:table-cell table:style-name="ce186"/>
          <table:table-cell table:style-name="ce57" table:formula="of:=[.O41]-[.L41]" office:value-type="float" office:value="0.199999999999999" calcext:value-type="float">
            <text:p>0,199999999999999</text:p>
          </table:table-cell>
          <table:table-cell table:style-name="ce57" table:formula="of:=[.P41]*[.R41]" office:value-type="float" office:value="950" calcext:value-type="float">
            <text:p>950</text:p>
          </table:table-cell>
          <table:table-cell/>
          <table:table-cell table:formula="of:=RANK([.AA41];[.AA34:.AA43])+2" office:value-type="float" office:value="11" calcext:value-type="float">
            <text:p>11</text:p>
          </table:table-cell>
          <table:table-cell table:style-name="ce89" table:formula="of:=RAND()" office:value-type="float" office:value="0.190247387075261" calcext:value-type="float">
            <text:p>0,190247387075261</text:p>
          </table:table-cell>
          <table:table-cell table:formula="of:=RANK([.AC41];[.AC36:.AC41])" office:value-type="float" office:value="3" calcext:value-type="float">
            <text:p>3</text:p>
          </table:table-cell>
          <table:table-cell table:style-name="ce89" table:formula="of:=RAND()" office:value-type="float" office:value="0.895993741721831" calcext:value-type="float">
            <text:p>0,895993741721831</text:p>
          </table:table-cell>
          <table:table-cell table:number-columns-repeated="995"/>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7" table:number-rows-spanned="1">
            <text:p>😕 <text:s text:c="3"/>😃 <text:s text:c="3"/>😎</text:p>
          </table:table-cell>
          <table:covered-table-cell table:number-columns-repeated="6"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A42];[.AA34:.AA43])+2" office:value-type="float" office:value="10" calcext:value-type="float">
            <text:p>10</text:p>
          </table:table-cell>
          <table:table-cell table:style-name="ce89" table:formula="of:=RAND()" office:value-type="float" office:value="0.208482069466061" calcext:value-type="float">
            <text:p>0,208482069466061</text:p>
          </table:table-cell>
          <table:table-cell table:number-columns-repeated="997"/>
        </table:table-row>
        <table:table-row table:style-name="ro4">
          <table:table-cell table:number-columns-repeated="25"/>
          <table:table-cell table:formula="of:=RANK([.AA43];[.AA34:.AA43])+2" office:value-type="float" office:value="9" calcext:value-type="float">
            <text:p>9</text:p>
          </table:table-cell>
          <table:table-cell table:style-name="ce89" table:formula="of:=RAND()" office:value-type="float" office:value="0.279128548211528" calcext:value-type="float">
            <text:p>0,279128548211528</text:p>
          </table:table-cell>
          <table:table-cell table:number-columns-repeated="997"/>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1er DAN" table:style-name="ta8" table:print-ranges="'1er DAN'.A1:'1er DAN'.P44 '1er DAN'.R1:'1er DA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9" form:id="control9"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form>
        </office:forms>
        <table:shapes>
          <draw:control draw:z-index="0" draw:style-name="gr8" draw:text-style-name="P2" svg:width="16.51mm" svg:height="7.49mm" svg:x="482.32mm" svg:y="4.1mm" draw:control="control9"/>
        </table:shapes>
        <table:table-column table:style-name="co81" table:default-cell-style-name="Default"/>
        <table:table-column table:style-name="co2" table:default-cell-style-name="Default"/>
        <table:table-column table:style-name="co30" table:default-cell-style-name="Default"/>
        <table:table-column table:style-name="co8" table:default-cell-style-name="Default"/>
        <table:table-column table:style-name="co5" table:default-cell-style-name="Default"/>
        <table:table-column table:style-name="co6" table:default-cell-style-name="Default"/>
        <table:table-column table:style-name="co93" table:default-cell-style-name="Default"/>
        <table:table-column table:style-name="co71" table:default-cell-style-name="Default"/>
        <table:table-column table:style-name="co5" table:default-cell-style-name="Default"/>
        <table:table-column table:style-name="co73" table:default-cell-style-name="Default"/>
        <table:table-column table:style-name="co11" table:default-cell-style-name="Default"/>
        <table:table-column table:style-name="co94" table:default-cell-style-name="Default"/>
        <table:table-column table:style-name="co65" table:default-cell-style-name="Default"/>
        <table:table-column table:style-name="co95" table:default-cell-style-name="Default"/>
        <table:table-column table:style-name="co69" table:default-cell-style-name="Default"/>
        <table:table-column table:style-name="co75" table:default-cell-style-name="Default"/>
        <table:table-column table:style-name="co31" table:default-cell-style-name="Default"/>
        <table:table-column table:style-name="co96" table:default-cell-style-name="Default"/>
        <table:table-column table:style-name="co78" table:default-cell-style-name="Default"/>
        <table:table-column table:style-name="co97" table:default-cell-style-name="Default"/>
        <table:table-column table:style-name="co29" table:default-cell-style-name="Default"/>
        <table:table-column table:style-name="co12" table:default-cell-style-name="Default"/>
        <table:table-column table:style-name="co20" table:default-cell-style-name="Default"/>
        <table:table-column table:style-name="co6" table:default-cell-style-name="Default"/>
        <table:table-column table:style-name="co21" table:default-cell-style-name="Default"/>
        <table:table-column table:style-name="co12" table:number-columns-repeated="997" table:default-cell-style-name="Default"/>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9" calcext:value-type="float">
            <text:p>9</text:p>
          </table:table-cell>
          <table:table-cell table:style-name="ce89" table:formula="of:=RAND()" office:value-type="float" office:value="0.293371141415264" calcext:value-type="float">
            <text:p>0,293371141415264</text:p>
          </table:table-cell>
          <table:table-cell table:formula="of:=RANK([.Z1];[.Z1:.Z10])+2" office:value-type="float" office:value="4" calcext:value-type="float">
            <text:p>4</text:p>
          </table:table-cell>
          <table:table-cell table:style-name="ce89" table:formula="of:=RAND()" office:value-type="float" office:value="0.816258761092946" calcext:value-type="float">
            <text:p>0,816258761092946</text:p>
          </table:table-cell>
          <table:table-cell table:number-columns-repeated="996"/>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6056" calcext:value-type="string">
            <text:p>v605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X1:.X10])+2" office:value-type="float" office:value="5" calcext:value-type="float">
            <text:p>5</text:p>
          </table:table-cell>
          <table:table-cell table:style-name="ce89" table:formula="of:=RAND()" office:value-type="float" office:value="0.859795566692654" calcext:value-type="float">
            <text:p>0,859795566692654</text:p>
          </table:table-cell>
          <table:table-cell table:formula="of:=RANK([.Z2];[.Z1:.Z10])+2" office:value-type="float" office:value="5" calcext:value-type="float">
            <text:p>5</text:p>
          </table:table-cell>
          <table:table-cell table:style-name="ce89" table:formula="of:=RAND()" office:value-type="float" office:value="0.8149392243969" calcext:value-type="float">
            <text:p>0,8149392243969</text:p>
          </table:table-cell>
          <table:table-cell table:number-columns-repeated="996"/>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6056" calcext:value-type="string">
            <text:p>v6056</text:p>
          </table:table-cell>
          <table:table-cell table:style-name="ce89"/>
          <table:table-cell table:formula="of:=RANK([.X3];[.X1:.X10])+2" office:value-type="float" office:value="12" calcext:value-type="float">
            <text:p>12</text:p>
          </table:table-cell>
          <table:table-cell table:style-name="ce89" table:formula="of:=RAND()" office:value-type="float" office:value="0.190578934552861" calcext:value-type="float">
            <text:p>0,190578934552861</text:p>
          </table:table-cell>
          <table:table-cell table:formula="of:=RANK([.Z3];[.Z1:.Z10])+2" office:value-type="float" office:value="11" calcext:value-type="float">
            <text:p>11</text:p>
          </table:table-cell>
          <table:table-cell table:style-name="ce89" table:formula="of:=RAND()" office:value-type="float" office:value="0.105187929969074" calcext:value-type="float">
            <text:p>0,105187929969074</text:p>
          </table:table-cell>
          <table:table-cell table:style-name="ce89" table:number-columns-repeated="996"/>
        </table:table-row>
        <table:table-row table:style-name="ro3">
          <table:table-cell table:style-name="ce4" table:formula="of:=[.Y4]" office:value-type="float" office:value="7" calcext:value-type="float">
            <text:p>7</text:p>
          </table:table-cell>
          <table:table-cell table:style-name="ce7" office:value-type="string" calcext:value-type="string">
            <text:p>×</text:p>
          </table:table-cell>
          <table:table-cell table:style-name="ce9" table:formula="of:=[.W4]" office:value-type="float" office:value="8" calcext:value-type="float">
            <text:p>8</text:p>
          </table:table-cell>
          <table:table-cell table:style-name="ce10" office:value-type="string" calcext:value-type="string">
            <text:p>=</text:p>
          </table:table-cell>
          <table:table-cell table:style-name="ce4" table:formula="of:=RANDBETWEEN(1001;9999)/100" office:value-type="float" office:value="45.93" calcext:value-type="float">
            <text:p>45,93</text:p>
          </table:table-cell>
          <table:table-cell table:style-name="ce7" office:value-type="string" calcext:value-type="string">
            <text:p>+</text:p>
          </table:table-cell>
          <table:table-cell table:style-name="ce9" table:formula="of:=RANDBETWEEN(101;999)/100" office:value-type="float" office:value="1.23" calcext:value-type="float">
            <text:p>1,2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1.9" calcext:value-type="float">
            <text:p>1,9</text:p>
          </table:table-cell>
          <table:table-cell table:style-name="ce10" office:value-type="string" calcext:value-type="string">
            <text:p>=</text:p>
          </table:table-cell>
          <table:table-cell table:style-name="ce4" table:formula="of:=ROUND(RAND()*CHOOSE(RANDBETWEEN(1;3);10;100;1000);RANDBETWEEN(1;3))" office:value-type="float" office:value="7.9" calcext:value-type="float">
            <text:p>7,9</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C4]" office:value-type="float" office:value="56" calcext:value-type="float">
            <text:p>56</text:p>
          </table:table-cell>
          <table:table-cell table:style-name="ce43" table:formula="of:=[.E4]+[.G4]" office:value-type="float" office:value="47.16" calcext:value-type="float">
            <text:p>47,16</text:p>
          </table:table-cell>
          <table:table-cell table:style-name="ce48" table:formula="of:=[.K4]/10" office:value-type="float" office:value="0.19" calcext:value-type="float">
            <text:p>0,19</text:p>
          </table:table-cell>
          <table:table-cell table:style-name="ce27" table:formula="of:=[.M4]*[.O4]" office:value-type="float" office:value="790" calcext:value-type="float">
            <text:p>790</text:p>
          </table:table-cell>
          <table:table-cell/>
          <table:table-cell table:formula="of:=RANK([.X4];[.X1:.X10])+2" office:value-type="float" office:value="8" calcext:value-type="float">
            <text:p>8</text:p>
          </table:table-cell>
          <table:table-cell table:style-name="ce89" table:formula="of:=RAND()" office:value-type="float" office:value="0.474252644302505" calcext:value-type="float">
            <text:p>0,474252644302505</text:p>
          </table:table-cell>
          <table:table-cell table:formula="of:=RANK([.Z4];[.Z1:.Z10])+2" office:value-type="float" office:value="7" calcext:value-type="float">
            <text:p>7</text:p>
          </table:table-cell>
          <table:table-cell table:style-name="ce89" table:formula="of:=RAND()" office:value-type="float" office:value="0.586481916053383" calcext:value-type="float">
            <text:p>0,586481916053383</text:p>
          </table:table-cell>
          <table:table-cell table:number-columns-repeated="996"/>
        </table:table-row>
        <table:table-row table:style-name="ro3">
          <table:table-cell table:style-name="ce4" table:formula="of:=[.Y5]" office:value-type="float" office:value="10" calcext:value-type="float">
            <text:p>10</text:p>
          </table:table-cell>
          <table:table-cell table:style-name="ce7" office:value-type="string" calcext:value-type="string">
            <text:p>×</text:p>
          </table:table-cell>
          <table:table-cell table:style-name="ce9" table:formula="of:=[.W5]"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24.26" calcext:value-type="float">
            <text:p>24,26</text:p>
          </table:table-cell>
          <table:table-cell table:style-name="ce7" office:value-type="string" calcext:value-type="string">
            <text:p>+</text:p>
          </table:table-cell>
          <table:table-cell table:style-name="ce9" table:formula="of:=RANDBETWEEN(101;999)/100" office:value-type="float" office:value="7.07" calcext:value-type="float">
            <text:p>7,07</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2.04" calcext:value-type="float">
            <text:p>2,04</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C5]" office:value-type="float" office:value="30" calcext:value-type="float">
            <text:p>30</text:p>
          </table:table-cell>
          <table:table-cell table:style-name="ce43" table:formula="of:=[.E5]+[.G5]" office:value-type="float" office:value="31.33" calcext:value-type="float">
            <text:p>31,33</text:p>
          </table:table-cell>
          <table:table-cell table:style-name="ce48" table:formula="of:=[.K5]/10" office:value-type="float" office:value="0.9" calcext:value-type="float">
            <text:p>0,9</text:p>
          </table:table-cell>
          <table:table-cell table:style-name="ce27" table:formula="of:=[.M5]*[.O5]" office:value-type="float" office:value="204" calcext:value-type="float">
            <text:p>204</text:p>
          </table:table-cell>
          <table:table-cell/>
          <table:table-cell table:formula="of:=RANK([.X5];[.X1:.X10])+2" office:value-type="float" office:value="3" calcext:value-type="float">
            <text:p>3</text:p>
          </table:table-cell>
          <table:table-cell table:style-name="ce89" table:formula="of:=RAND()" office:value-type="float" office:value="0.977826359417812" calcext:value-type="float">
            <text:p>0,977826359417812</text:p>
          </table:table-cell>
          <table:table-cell table:formula="of:=RANK([.Z5];[.Z1:.Z10])+2" office:value-type="float" office:value="10" calcext:value-type="float">
            <text:p>10</text:p>
          </table:table-cell>
          <table:table-cell table:style-name="ce89" table:formula="of:=RAND()" office:value-type="float" office:value="0.264173233491453" calcext:value-type="float">
            <text:p>0,264173233491453</text:p>
          </table:table-cell>
          <table:table-cell table:number-columns-repeated="996"/>
        </table:table-row>
        <table:table-row table:style-name="ro3">
          <table:table-cell table:style-name="ce4" table:formula="of:=CHOOSE([.W6];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38" calcext:value-type="float">
            <text:p>38</text:p>
          </table:table-cell>
          <table:table-cell table:style-name="ce7" office:value-type="string" calcext:value-type="string">
            <text:p>+</text:p>
          </table:table-cell>
          <table:table-cell table:style-name="ce9" table:formula="of:=CHOOSE(RANDBETWEEN(1;3);11;21;31)" office:value-type="float" office:value="11" calcext:value-type="float">
            <text:p>11</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6" calcext:value-type="float">
            <text:p>6</text:p>
          </table:table-cell>
          <table:table-cell table:style-name="ce10"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W6];&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6]&lt;5;&quot;m&quot;;IF(AND([.W6]&gt;4;[.W6]&lt;9);&quot;L&quot;;&quot;g&quot;))" office:value-type="string" office:string-value="g" calcext:value-type="string">
            <text:p>g</text:p>
          </table:table-cell>
          <table:table-cell/>
          <table:table-cell table:style-name="ce27" table:formula="of:=LOOKUP([.A6];[$'Aide à la génération'.$A$2:$'Aide à la génération'.$A$11];[$'Aide à la génération'.$B$2:$'Aide à la génération'.$B$11])" office:value-type="string" office:string-value="9×8" calcext:value-type="string">
            <text:p>9×8</text:p>
          </table:table-cell>
          <table:table-cell table:style-name="ce27" table:formula="of:=[.E6]+[.G6]" office:value-type="float" office:value="49" calcext:value-type="float">
            <text:p>49</text:p>
          </table:table-cell>
          <table:table-cell table:style-name="ce43" table:formula="of:=[.K6]/2" office:value-type="float" office:value="3" calcext:value-type="float">
            <text:p>3</text:p>
          </table:table-cell>
          <table:table-cell table:style-name="ce48" table:formula="of:=[.M6]*(CHOOSE([.W6];0;0.01;0.001;1000;0.001;100;0.1;0.01;1000;0.1;0.001;10))&amp;&quot; &quot;&amp;[.P6]" office:value-type="string" office:string-value="0,001 g" calcext:value-type="string">
            <text:p>0,001 g</text:p>
          </table:table-cell>
          <table:table-cell/>
          <table:table-cell table:formula="of:=RANK([.X6];[.X1:.X10])+2" office:value-type="float" office:value="11" calcext:value-type="float">
            <text:p>11</text:p>
          </table:table-cell>
          <table:table-cell table:style-name="ce89" table:formula="of:=RAND()" office:value-type="float" office:value="0.264505532960546" calcext:value-type="float">
            <text:p>0,264505532960546</text:p>
          </table:table-cell>
          <table:table-cell table:formula="of:=RANK([.Z6];[.Z1:.Z10])+2" office:value-type="float" office:value="12" calcext:value-type="float">
            <text:p>12</text:p>
          </table:table-cell>
          <table:table-cell table:style-name="ce89" table:formula="of:=RAND()" office:value-type="float" office:value="0.0166879387143621" calcext:value-type="float">
            <text:p>0,016687938714362</text:p>
          </table:table-cell>
          <table:table-cell table:number-columns-repeated="996"/>
        </table:table-row>
        <table:table-row table:style-name="ro3">
          <table:table-cell table:style-name="ce4" table:formula="of:=CHOOSE([.W7];0;0;35;56;64;28;42;63;54;32;72;49)" office:value-type="float" office:value="32" calcext:value-type="float">
            <text:p>3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7" table:formula="of:=CHOOSE(RANDBETWEEN(1;3);11;21;31)" office:value-type="float" office:value="21" calcext:value-type="float">
            <text:p>21</text:p>
          </table:table-cell>
          <table:table-cell table:style-name="ce7" office:value-type="string" calcext:value-type="string">
            <text:p>+</text:p>
          </table:table-cell>
          <table:table-cell table:style-name="ce9" table:formula="of:=RANDBETWEEN(11;68)" office:value-type="float" office:value="28" calcext:value-type="float">
            <text:p>28</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 calcext:value-type="float">
            <text:p>4</text:p>
          </table:table-cell>
          <table:table-cell table:style-name="ce10" office:value-type="string" calcext:value-type="string">
            <text:p>=</text:p>
          </table:table-cell>
          <table:table-cell table:style-name="ce51" table:formula="of:=ROUNDUP(RAND()*1000/CHOOSE(RANDBETWEEN(1;4);1;10;100;1000);RANDBETWEEN(-2;2))" office:value-type="float" office:value="630" calcext:value-type="float">
            <text:p>630</text:p>
          </table:table-cell>
          <table:table-cell table:style-name="ce40" table:formula="of:=CHOOSE([.W7];&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7]&lt;5;&quot;m&quot;;IF(AND([.W7]&gt;4;[.W7]&lt;9);&quot;L&quot;;&quot;g&quot;))" office:value-type="string" office:string-value="g" calcext:value-type="string">
            <text:p>g</text:p>
          </table:table-cell>
          <table:table-cell/>
          <table:table-cell table:style-name="ce27" table:formula="of:=LOOKUP([.A7];[$'Aide à la génération'.$A$2:$'Aide à la génération'.$A$11];[$'Aide à la génération'.$B$2:$'Aide à la génération'.$B$11])" office:value-type="string" office:string-value="8×4" calcext:value-type="string">
            <text:p>8×4</text:p>
          </table:table-cell>
          <table:table-cell table:style-name="ce27" table:formula="of:=[.E7]+[.G7]" office:value-type="float" office:value="49" calcext:value-type="float">
            <text:p>49</text:p>
          </table:table-cell>
          <table:table-cell table:style-name="ce43" table:formula="of:=[.K7]/2" office:value-type="float" office:value="2" calcext:value-type="float">
            <text:p>2</text:p>
          </table:table-cell>
          <table:table-cell table:style-name="ce48" table:formula="of:=[.M7]*(CHOOSE([.W7];0;0.01;0.001;1000;0.001;100;0.1;0.01;1000;0.1;0.001;10))&amp;&quot; &quot;&amp;[.P7]" office:value-type="string" office:string-value="63 g" calcext:value-type="string">
            <text:p>63 g</text:p>
          </table:table-cell>
          <table:table-cell/>
          <table:table-cell table:formula="of:=RANK([.X7];[.X1:.X10])+2" office:value-type="float" office:value="10" calcext:value-type="float">
            <text:p>10</text:p>
          </table:table-cell>
          <table:table-cell table:style-name="ce89" table:formula="of:=RAND()" office:value-type="float" office:value="0.286006650580708" calcext:value-type="float">
            <text:p>0,286006650580708</text:p>
          </table:table-cell>
          <table:table-cell table:formula="of:=RANK([.Z7];[.Z1:.Z10])+2" office:value-type="float" office:value="6" calcext:value-type="float">
            <text:p>6</text:p>
          </table:table-cell>
          <table:table-cell table:style-name="ce89" table:formula="of:=RAND()" office:value-type="float" office:value="0.640828473636121" calcext:value-type="float">
            <text:p>0,640828473636121</text:p>
          </table:table-cell>
          <table:table-cell table:number-columns-repeated="996"/>
        </table:table-row>
        <table:table-row table:style-name="ro3">
          <table:table-cell table:style-name="ce39" table:formula="of:=CHOOSE(INT(RAND()*6)+1;&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66" calcext:value-type="float">
            <text:p>66</text:p>
          </table:table-cell>
          <table:table-cell table:style-name="ce42" office:value-type="string" calcext:value-type="string">
            <text:p><text:span text:style-name="T6">"</text:span><text:span text:style-name="T7">=</text:span></text:p>
          </table:table-cell>
          <table:table-cell table:style-name="ce39" table:formula="of:=CHOOSE(INT(RAND()*6)+1;&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6*RANDBETWEEN(3;15)" office:value-type="float" office:value="66" calcext:value-type="float">
            <text:p>66</text:p>
          </table:table-cell>
          <table:table-cell table:style-name="ce42" office:value-type="string" calcext:value-type="string">
            <text:p><text:span text:style-name="T6">"</text:span><text:span text:style-name="T7">=</text:span></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52" calcext:value-type="float">
            <text:p>52</text:p>
          </table:table-cell>
          <table:table-cell table:style-name="ce10" office:value-type="string" calcext:value-type="string">
            <text:p>=</text:p>
          </table:table-cell>
          <table:table-cell table:style-name="ce51" table:formula="of:=ROUNDUP(RAND()*1000/CHOOSE(RANDBETWEEN(1;4);1;10;100;1000);RANDBETWEEN(-2;2))" office:value-type="float" office:value="180" calcext:value-type="float">
            <text:p>180</text:p>
          </table:table-cell>
          <table:table-cell table:style-name="ce40" table:formula="of:=CHOOSE([.W8];&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8]&lt;5;&quot;m&quot;;IF(AND([.W8]&gt;4;[.W8]&lt;9);&quot;L&quot;;&quot;g&quot;))" office:value-type="string" office:string-value="L" calcext:value-type="string">
            <text:p>L</text:p>
          </table:table-cell>
          <table:table-cell/>
          <table:table-cell table:style-name="ce69" table:formula="of:=IF([.A8]=&quot;moitié&quot;;[.C8]/2;IF([.A8]=&quot;quart&quot;;[.C8]/4;IF([.A8]=&quot;tiers&quot;;[.C8]/3;IF([.A8]=&quot;quadruple&quot;;[.C8]*4;IF([.A8]=&quot;double&quot;;[.C8]*2;IF([.A8]=&quot;triple&quot;;[.C8]*3))))))" office:value-type="float" office:value="22" calcext:value-type="float">
            <text:p>22</text:p>
          </table:table-cell>
          <table:table-cell table:style-name="ce69" table:formula="of:=IF([.E8]=&quot;moitié&quot;;[.G8]/2;IF([.E8]=&quot;quart&quot;;[.G8]/4;IF([.E8]=&quot;tiers&quot;;[.G8]/3;IF([.E8]=&quot;quadruple&quot;;[.G8]*4;IF([.E8]=&quot;double&quot;;[.G8]*2;IF([.E8]=&quot;triple&quot;;[.G8]*3))))))" office:value-type="float" office:value="198" calcext:value-type="float">
            <text:p>198</text:p>
          </table:table-cell>
          <table:table-cell table:style-name="ce43" table:formula="of:=[.K8]/2" office:value-type="float" office:value="26" calcext:value-type="float">
            <text:p>26</text:p>
          </table:table-cell>
          <table:table-cell table:style-name="ce48" table:formula="of:=[.M8]*(CHOOSE([.W8];0;0.01;0.001;1000;0.001;100;0.1;0.01;1000;0.1;0.001;10))&amp;&quot; &quot;&amp;[.P8]" office:value-type="string" office:string-value="18000 L" calcext:value-type="string">
            <text:p>18000 L</text:p>
          </table:table-cell>
          <table:table-cell/>
          <table:table-cell table:formula="of:=RANK([.X8];[.X1:.X10])+2" office:value-type="float" office:value="6" calcext:value-type="float">
            <text:p>6</text:p>
          </table:table-cell>
          <table:table-cell table:style-name="ce89" table:formula="of:=RAND()" office:value-type="float" office:value="0.524167568984291" calcext:value-type="float">
            <text:p>0,524167568984291</text:p>
          </table:table-cell>
          <table:table-cell table:formula="of:=RANK([.Z8];[.Z1:.Z10])+2" office:value-type="float" office:value="3" calcext:value-type="float">
            <text:p>3</text:p>
          </table:table-cell>
          <table:table-cell table:style-name="ce89" table:formula="of:=RAND()" office:value-type="float" office:value="0.96614524135493" calcext:value-type="float">
            <text:p>0,9661452413549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4" calcext:value-type="float">
            <text:p>4</text:p>
          </table:table-cell>
          <table:table-cell table:style-name="ce89" table:formula="of:=RAND()" office:value-type="float" office:value="0.860575213552002" calcext:value-type="float">
            <text:p>0,860575213552002</text:p>
          </table:table-cell>
          <table:table-cell table:formula="of:=RANK([.Z9];[.Z1:.Z10])+2" office:value-type="float" office:value="8" calcext:value-type="float">
            <text:p>8</text:p>
          </table:table-cell>
          <table:table-cell table:style-name="ce89" table:formula="of:=RAND()" office:value-type="float" office:value="0.575434869070442" calcext:value-type="float">
            <text:p>0,575434869070442</text:p>
          </table:table-cell>
          <table:table-cell table:number-columns-repeated="996"/>
        </table:table-row>
        <table:table-row table:style-name="ro4">
          <table:table-cell table:number-columns-repeated="22"/>
          <table:table-cell table:formula="of:=RANK([.X10];[.X1:.X10])+2" office:value-type="float" office:value="7" calcext:value-type="float">
            <text:p>7</text:p>
          </table:table-cell>
          <table:table-cell table:style-name="ce89" table:formula="of:=RAND()" office:value-type="float" office:value="0.521043612594753" calcext:value-type="float">
            <text:p>0,521043612594753</text:p>
          </table:table-cell>
          <table:table-cell table:formula="of:=RANK([.Z10];[.Z1:.Z10])+2" office:value-type="float" office:value="9" calcext:value-type="float">
            <text:p>9</text:p>
          </table:table-cell>
          <table:table-cell table:style-name="ce89" table:formula="of:=RAND()" office:value-type="float" office:value="0.325532239875627" calcext:value-type="float">
            <text:p>0,325532239875627</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5" calcext:value-type="float">
            <text:p>5</text:p>
          </table:table-cell>
          <table:table-cell table:style-name="ce89" table:formula="of:=RAND()" office:value-type="float" office:value="0.846309995420847" calcext:value-type="float">
            <text:p>0,846309995420847</text:p>
          </table:table-cell>
          <table:table-cell table:formula="of:=RANK([.Z12];[.Z12:.Z21])+2" office:value-type="float" office:value="8" calcext:value-type="float">
            <text:p>8</text:p>
          </table:table-cell>
          <table:table-cell table:style-name="ce89" table:formula="of:=RAND()" office:value-type="float" office:value="0.27387776966014" calcext:value-type="float">
            <text:p>0,27387776966014</text:p>
          </table:table-cell>
          <table:table-cell table:number-columns-repeated="996"/>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6056" calcext:value-type="string">
            <text:p>v605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13];[.X12:.X21])+2" office:value-type="float" office:value="9" calcext:value-type="float">
            <text:p>9</text:p>
          </table:table-cell>
          <table:table-cell table:style-name="ce89" table:formula="of:=RAND()" office:value-type="float" office:value="0.690125551732493" calcext:value-type="float">
            <text:p>0,690125551732493</text:p>
          </table:table-cell>
          <table:table-cell table:formula="of:=RANK([.Z13];[.Z12:.Z21])+2" office:value-type="float" office:value="11" calcext:value-type="float">
            <text:p>11</text:p>
          </table:table-cell>
          <table:table-cell table:style-name="ce89" table:formula="of:=RAND()" office:value-type="float" office:value="0.0541807946503984" calcext:value-type="float">
            <text:p>0,054180794650399</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6056" calcext:value-type="string">
            <text:p>v6056</text:p>
          </table:table-cell>
          <table:table-cell table:style-name="ce89"/>
          <table:table-cell table:formula="of:=RANK([.X14];[.X12:.X21])+2" office:value-type="float" office:value="8" calcext:value-type="float">
            <text:p>8</text:p>
          </table:table-cell>
          <table:table-cell table:style-name="ce89" table:formula="of:=RAND()" office:value-type="float" office:value="0.736668280745953" calcext:value-type="float">
            <text:p>0,736668280745953</text:p>
          </table:table-cell>
          <table:table-cell table:formula="of:=RANK([.Z14];[.Z12:.Z21])+2" office:value-type="float" office:value="6" calcext:value-type="float">
            <text:p>6</text:p>
          </table:table-cell>
          <table:table-cell table:style-name="ce89" table:formula="of:=RAND()" office:value-type="float" office:value="0.775180632622774" calcext:value-type="float">
            <text:p>0,775180632622774</text:p>
          </table:table-cell>
          <table:table-cell table:number-columns-repeated="996"/>
        </table:table-row>
        <table:table-row table:style-name="ro3">
          <table:table-cell table:style-name="ce4" table:formula="of:=[.Y15]" office:value-type="float" office:value="7" calcext:value-type="float">
            <text:p>7</text:p>
          </table:table-cell>
          <table:table-cell table:style-name="ce7" office:value-type="string" calcext:value-type="string">
            <text:p>×</text:p>
          </table:table-cell>
          <table:table-cell table:style-name="ce9" table:formula="of:=[.W15]" office:value-type="float" office:value="12" calcext:value-type="float">
            <text:p>12</text:p>
          </table:table-cell>
          <table:table-cell table:style-name="ce10" office:value-type="string" calcext:value-type="string">
            <text:p>=</text:p>
          </table:table-cell>
          <table:table-cell table:style-name="ce4" table:formula="of:=RANDBETWEEN(1001;9999)/100" office:value-type="float" office:value="13.4" calcext:value-type="float">
            <text:p>13,4</text:p>
          </table:table-cell>
          <table:table-cell table:style-name="ce7" office:value-type="string" calcext:value-type="string">
            <text:p>+</text:p>
          </table:table-cell>
          <table:table-cell table:style-name="ce9" table:formula="of:=RANDBETWEEN(101;999)/100" office:value-type="float" office:value="2.41" calcext:value-type="float">
            <text:p>2,41</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58" calcext:value-type="float">
            <text:p>58</text:p>
          </table:table-cell>
          <table:table-cell table:style-name="ce10" office:value-type="string" calcext:value-type="string">
            <text:p>=</text:p>
          </table:table-cell>
          <table:table-cell table:style-name="ce4" table:formula="of:=ROUND(RAND()*CHOOSE(RANDBETWEEN(1;3);10;100;1000);RANDBETWEEN(1;3))" office:value-type="float" office:value="78.47" calcext:value-type="float">
            <text:p>78,47</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5]*[.C15]" office:value-type="float" office:value="84" calcext:value-type="float">
            <text:p>84</text:p>
          </table:table-cell>
          <table:table-cell table:style-name="ce43" table:formula="of:=[.E15]+[.G15]" office:value-type="float" office:value="15.81" calcext:value-type="float">
            <text:p>15,81</text:p>
          </table:table-cell>
          <table:table-cell table:style-name="ce48" table:formula="of:=[.K15]/10" office:value-type="float" office:value="5.8" calcext:value-type="float">
            <text:p>5,8</text:p>
          </table:table-cell>
          <table:table-cell table:style-name="ce27" table:formula="of:=[.M15]*[.O15]" office:value-type="float" office:value="7847" calcext:value-type="float">
            <text:p>7 847</text:p>
          </table:table-cell>
          <table:table-cell/>
          <table:table-cell table:formula="of:=RANK([.X15];[.X12:.X21])+2" office:value-type="float" office:value="12" calcext:value-type="float">
            <text:p>12</text:p>
          </table:table-cell>
          <table:table-cell table:style-name="ce89" table:formula="of:=RAND()" office:value-type="float" office:value="0.372528111039399" calcext:value-type="float">
            <text:p>0,372528111039399</text:p>
          </table:table-cell>
          <table:table-cell table:formula="of:=RANK([.Z15];[.Z12:.Z21])+2" office:value-type="float" office:value="7" calcext:value-type="float">
            <text:p>7</text:p>
          </table:table-cell>
          <table:table-cell table:style-name="ce89" table:formula="of:=RAND()" office:value-type="float" office:value="0.420677931574024" calcext:value-type="float">
            <text:p>0,420677931574024</text:p>
          </table:table-cell>
          <table:table-cell table:number-columns-repeated="996"/>
        </table:table-row>
        <table:table-row table:style-name="ro3">
          <table:table-cell table:style-name="ce4" table:formula="of:=[.Y16]" office:value-type="float" office:value="10" calcext:value-type="float">
            <text:p>10</text:p>
          </table:table-cell>
          <table:table-cell table:style-name="ce7" office:value-type="string" calcext:value-type="string">
            <text:p>×</text:p>
          </table:table-cell>
          <table:table-cell table:style-name="ce9" table:formula="of:=[.W16]"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73.93" calcext:value-type="float">
            <text:p>73,93</text:p>
          </table:table-cell>
          <table:table-cell table:style-name="ce7" office:value-type="string" calcext:value-type="string">
            <text:p>+</text:p>
          </table:table-cell>
          <table:table-cell table:style-name="ce9" table:formula="of:=RANDBETWEEN(101;999)/100" office:value-type="float" office:value="3.06" calcext:value-type="float">
            <text:p>3,06</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82" calcext:value-type="float">
            <text:p>82</text:p>
          </table:table-cell>
          <table:table-cell table:style-name="ce10" office:value-type="string" calcext:value-type="string">
            <text:p>=</text:p>
          </table:table-cell>
          <table:table-cell table:style-name="ce4" table:formula="of:=ROUND(RAND()*CHOOSE(RANDBETWEEN(1;3);10;100;1000);RANDBETWEEN(1;3))" office:value-type="float" office:value="5.02" calcext:value-type="float">
            <text:p>5,02</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6]*[.C16]" office:value-type="float" office:value="30" calcext:value-type="float">
            <text:p>30</text:p>
          </table:table-cell>
          <table:table-cell table:style-name="ce43" table:formula="of:=[.E16]+[.G16]" office:value-type="float" office:value="76.99" calcext:value-type="float">
            <text:p>76,99</text:p>
          </table:table-cell>
          <table:table-cell table:style-name="ce48" table:formula="of:=[.K16]/10" office:value-type="float" office:value="8.2" calcext:value-type="float">
            <text:p>8,2</text:p>
          </table:table-cell>
          <table:table-cell table:style-name="ce27" table:formula="of:=[.M16]*[.O16]" office:value-type="float" office:value="5020" calcext:value-type="float">
            <text:p>5 020</text:p>
          </table:table-cell>
          <table:table-cell/>
          <table:table-cell table:formula="of:=RANK([.X16];[.X12:.X21])+2" office:value-type="float" office:value="3" calcext:value-type="float">
            <text:p>3</text:p>
          </table:table-cell>
          <table:table-cell table:style-name="ce89" table:formula="of:=RAND()" office:value-type="float" office:value="0.98688393596516" calcext:value-type="float">
            <text:p>0,98688393596516</text:p>
          </table:table-cell>
          <table:table-cell table:formula="of:=RANK([.Z16];[.Z12:.Z21])+2" office:value-type="float" office:value="10" calcext:value-type="float">
            <text:p>10</text:p>
          </table:table-cell>
          <table:table-cell table:style-name="ce89" table:formula="of:=RAND()" office:value-type="float" office:value="0.261447595988189" calcext:value-type="float">
            <text:p>0,261447595988189</text:p>
          </table:table-cell>
          <table:table-cell table:number-columns-repeated="996"/>
        </table:table-row>
        <table:table-row table:style-name="ro3">
          <table:table-cell table:style-name="ce4" table:formula="of:=CHOOSE([.W17];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50" calcext:value-type="float">
            <text:p>50</text:p>
          </table:table-cell>
          <table:table-cell table:style-name="ce7"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3" calcext:value-type="float">
            <text:p>4,3</text:p>
          </table:table-cell>
          <table:table-cell table:style-name="ce10" office:value-type="string" calcext:value-type="string">
            <text:p>=</text:p>
          </table:table-cell>
          <table:table-cell table:style-name="ce51" table:formula="of:=ROUNDUP(RAND()*1000/CHOOSE(RANDBETWEEN(1;4);1;10;100;1000);RANDBETWEEN(-2;2))" office:value-type="float" office:value="226.1" calcext:value-type="float">
            <text:p>226,1</text:p>
          </table:table-cell>
          <table:table-cell table:style-name="ce40" table:formula="of:=CHOOSE([.W17];&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17]&lt;5;&quot;m&quot;;IF(AND([.W17]&gt;4;[.W17]&lt;9);&quot;L&quot;;&quot;g&quot;))" office:value-type="string" office:string-value="m" calcext:value-type="string">
            <text:p>m</text:p>
          </table:table-cell>
          <table:table-cell/>
          <table:table-cell table:style-name="ce27" table:formula="of:=LOOKUP([.A17];[$'Aide à la génération'.$A$2:$'Aide à la génération'.$A$11];[$'Aide à la génération'.$B$2:$'Aide à la génération'.$B$11])" office:value-type="string" office:string-value="8×7" calcext:value-type="string">
            <text:p>8×7</text:p>
          </table:table-cell>
          <table:table-cell table:style-name="ce27" table:formula="of:=[.E17]+[.G17]" office:value-type="float" office:value="71" calcext:value-type="float">
            <text:p>71</text:p>
          </table:table-cell>
          <table:table-cell table:style-name="ce43" table:formula="of:=[.K17]/2" office:value-type="float" office:value="2.15" calcext:value-type="float">
            <text:p>2,15</text:p>
          </table:table-cell>
          <table:table-cell table:style-name="ce48" table:formula="of:=[.M17]*(CHOOSE([.W17];0;0.01;0.001;1000;0.001;100;0.1;0.01;1000;0.1;0.001;10))&amp;&quot; &quot;&amp;[.P17]" office:value-type="string" office:string-value="226100 m" calcext:value-type="string">
            <text:p>226100 m</text:p>
          </table:table-cell>
          <table:table-cell/>
          <table:table-cell table:formula="of:=RANK([.X17];[.X12:.X21])+2" office:value-type="float" office:value="4" calcext:value-type="float">
            <text:p>4</text:p>
          </table:table-cell>
          <table:table-cell table:style-name="ce89" table:formula="of:=RAND()" office:value-type="float" office:value="0.923530852881713" calcext:value-type="float">
            <text:p>0,923530852881713</text:p>
          </table:table-cell>
          <table:table-cell table:formula="of:=RANK([.Z17];[.Z12:.Z21])+2" office:value-type="float" office:value="9" calcext:value-type="float">
            <text:p>9</text:p>
          </table:table-cell>
          <table:table-cell table:style-name="ce89" table:formula="of:=RAND()" office:value-type="float" office:value="0.269898562334213" calcext:value-type="float">
            <text:p>0,269898562334213</text:p>
          </table:table-cell>
          <table:table-cell table:number-columns-repeated="996"/>
        </table:table-row>
        <table:table-row table:style-name="ro3">
          <table:table-cell table:style-name="ce4" table:formula="of:=CHOOSE([.W18];0;0;35;56;64;28;42;63;54;32;72;49)" office:value-type="float" office:value="42" calcext:value-type="float">
            <text:p>4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7" table:formula="of:=CHOOSE(RANDBETWEEN(1;3);11;21;31)" office:value-type="float" office:value="21" calcext:value-type="float">
            <text:p>21</text:p>
          </table:table-cell>
          <table:table-cell table:style-name="ce7" office:value-type="string" calcext:value-type="string">
            <text:p>+</text:p>
          </table:table-cell>
          <table:table-cell table:style-name="ce9" table:formula="of:=RANDBETWEEN(11;68)" office:value-type="float" office:value="11" calcext:value-type="float">
            <text:p>11</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5" calcext:value-type="float">
            <text:p>8,5</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W18];&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18]&lt;5;&quot;m&quot;;IF(AND([.W18]&gt;4;[.W18]&lt;9);&quot;L&quot;;&quot;g&quot;))" office:value-type="string" office:string-value="L" calcext:value-type="string">
            <text:p>L</text:p>
          </table:table-cell>
          <table:table-cell/>
          <table:table-cell table:style-name="ce27" table:formula="of:=LOOKUP([.A18];[$'Aide à la génération'.$A$2:$'Aide à la génération'.$A$11];[$'Aide à la génération'.$B$2:$'Aide à la génération'.$B$11])" office:value-type="string" office:string-value="7×6" calcext:value-type="string">
            <text:p>7×6</text:p>
          </table:table-cell>
          <table:table-cell table:style-name="ce27" table:formula="of:=[.E18]+[.G18]" office:value-type="float" office:value="32" calcext:value-type="float">
            <text:p>32</text:p>
          </table:table-cell>
          <table:table-cell table:style-name="ce43" table:formula="of:=[.K18]/2" office:value-type="float" office:value="4.25" calcext:value-type="float">
            <text:p>4,25</text:p>
          </table:table-cell>
          <table:table-cell table:style-name="ce48" table:formula="of:=[.M18]*(CHOOSE([.W18];0;0.01;0.001;1000;0.001;100;0.1;0.01;1000;0.1;0.001;10))&amp;&quot; &quot;&amp;[.P18]" office:value-type="string" office:string-value="10 L" calcext:value-type="string">
            <text:p>10 L</text:p>
          </table:table-cell>
          <table:table-cell/>
          <table:table-cell table:formula="of:=RANK([.X18];[.X12:.X21])+2" office:value-type="float" office:value="7" calcext:value-type="float">
            <text:p>7</text:p>
          </table:table-cell>
          <table:table-cell table:style-name="ce89" table:formula="of:=RAND()" office:value-type="float" office:value="0.76850865377187" calcext:value-type="float">
            <text:p>0,76850865377187</text:p>
          </table:table-cell>
          <table:table-cell table:formula="of:=RANK([.Z18];[.Z12:.Z21])+2" office:value-type="float" office:value="5" calcext:value-type="float">
            <text:p>5</text:p>
          </table:table-cell>
          <table:table-cell table:style-name="ce89" table:formula="of:=RAND()" office:value-type="float" office:value="0.850836153612848" calcext:value-type="float">
            <text:p>0,850836153612848</text:p>
          </table:table-cell>
          <table:table-cell table:number-columns-repeated="996"/>
        </table:table-row>
        <table:table-row table:style-name="ro3">
          <table:table-cell table:style-name="ce39" table:formula="of:=CHOOSE(INT(RAND()*6)+1;&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39" table:formula="of:=CHOOSE(INT(RAND()*6)+1;&quot;double&quot;;&quot;moitié&quot;;&quot;quart&quot;;&quot;quadruple&quot;; &quot;tiers&quot;; &quot;triple&quot;)" office:value-type="string" office:string-value="quadruple" calcext:value-type="string">
            <text:p>quadruple</text:p>
          </table:table-cell>
          <table:table-cell table:style-name="ce40" office:value-type="string" calcext:value-type="string">
            <text:p>de</text:p>
          </table:table-cell>
          <table:table-cell table:style-name="ce41" table:formula="of:=6*RANDBETWEEN(3;15)" office:value-type="float" office:value="84" calcext:value-type="float">
            <text:p>84</text:p>
          </table:table-cell>
          <table:table-cell table:style-name="ce42" office:value-type="string" calcext:value-type="string">
            <text:p><text:span text:style-name="T6">"</text:span><text:span text:style-name="T7">=</text:span></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51" calcext:value-type="float">
            <text:p>51</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W19];&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19]&lt;5;&quot;m&quot;;IF(AND([.W19]&gt;4;[.W19]&lt;9);&quot;L&quot;;&quot;g&quot;))" office:value-type="string" office:string-value="g" calcext:value-type="string">
            <text:p>g</text:p>
          </table:table-cell>
          <table:table-cell/>
          <table:table-cell table:style-name="ce69" table:formula="of:=IF([.A19]=&quot;moitié&quot;;[.C19]/2;IF([.A19]=&quot;quart&quot;;[.C19]/4;IF([.A19]=&quot;tiers&quot;;[.C19]/3;IF([.A19]=&quot;quadruple&quot;;[.C19]*4;IF([.A19]=&quot;double&quot;;[.C19]*2;IF([.A19]=&quot;triple&quot;;[.C19]*3))))))" office:value-type="float" office:value="19.5" calcext:value-type="float">
            <text:p>19,5</text:p>
          </table:table-cell>
          <table:table-cell table:style-name="ce69" table:formula="of:=IF([.E19]=&quot;moitié&quot;;[.G19]/2;IF([.E19]=&quot;quart&quot;;[.G19]/4;IF([.E19]=&quot;tiers&quot;;[.G19]/3;IF([.E19]=&quot;quadruple&quot;;[.G19]*4;IF([.E19]=&quot;double&quot;;[.G19]*2;IF([.E19]=&quot;triple&quot;;[.G19]*3))))))" office:value-type="float" office:value="336" calcext:value-type="float">
            <text:p>336</text:p>
          </table:table-cell>
          <table:table-cell table:style-name="ce43" table:formula="of:=[.K19]/2" office:value-type="float" office:value="25.5" calcext:value-type="float">
            <text:p>25,5</text:p>
          </table:table-cell>
          <table:table-cell table:style-name="ce48" table:formula="of:=[.M19]*(CHOOSE([.W19];0;0.01;0.001;1000;0.001;100;0.1;0.01;1000;0.1;0.001;10))&amp;&quot; &quot;&amp;[.P19]" office:value-type="string" office:string-value="10 g" calcext:value-type="string">
            <text:p>10 g</text:p>
          </table:table-cell>
          <table:table-cell/>
          <table:table-cell table:formula="of:=RANK([.X19];[.X12:.X21])+2" office:value-type="float" office:value="10" calcext:value-type="float">
            <text:p>10</text:p>
          </table:table-cell>
          <table:table-cell table:style-name="ce89" table:formula="of:=RAND()" office:value-type="float" office:value="0.491175143844109" calcext:value-type="float">
            <text:p>0,491175143844109</text:p>
          </table:table-cell>
          <table:table-cell table:formula="of:=RANK([.Z19];[.Z12:.Z21])+2" office:value-type="float" office:value="4" calcext:value-type="float">
            <text:p>4</text:p>
          </table:table-cell>
          <table:table-cell table:style-name="ce89" table:formula="of:=RAND()" office:value-type="float" office:value="0.94230606702379" calcext:value-type="float">
            <text:p>0,94230606702379</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6" calcext:value-type="float">
            <text:p>6</text:p>
          </table:table-cell>
          <table:table-cell table:style-name="ce89" table:formula="of:=RAND()" office:value-type="float" office:value="0.785349174691255" calcext:value-type="float">
            <text:p>0,785349174691255</text:p>
          </table:table-cell>
          <table:table-cell table:formula="of:=RANK([.Z20];[.Z12:.Z21])+2" office:value-type="float" office:value="3" calcext:value-type="float">
            <text:p>3</text:p>
          </table:table-cell>
          <table:table-cell table:style-name="ce89" table:formula="of:=RAND()" office:value-type="float" office:value="0.970398243651063" calcext:value-type="float">
            <text:p>0,970398243651063</text:p>
          </table:table-cell>
          <table:table-cell table:number-columns-repeated="996"/>
        </table:table-row>
        <table:table-row table:style-name="ro4">
          <table:table-cell table:number-columns-repeated="22"/>
          <table:table-cell table:formula="of:=RANK([.X21];[.X12:.X21])+2" office:value-type="float" office:value="11" calcext:value-type="float">
            <text:p>11</text:p>
          </table:table-cell>
          <table:table-cell table:style-name="ce89" table:formula="of:=RAND()" office:value-type="float" office:value="0.408316996731493" calcext:value-type="float">
            <text:p>0,408316996731493</text:p>
          </table:table-cell>
          <table:table-cell table:formula="of:=RANK([.Z21];[.Z12:.Z21])+2" office:value-type="float" office:value="12" calcext:value-type="float">
            <text:p>12</text:p>
          </table:table-cell>
          <table:table-cell table:style-name="ce89" table:formula="of:=RAND()" office:value-type="float" office:value="0.0288643987637407" calcext:value-type="float">
            <text:p>0,028864398763741</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3" calcext:value-type="float">
            <text:p>3</text:p>
          </table:table-cell>
          <table:table-cell table:style-name="ce89" table:formula="of:=RAND()" office:value-type="float" office:value="0.921291982606457" calcext:value-type="float">
            <text:p>0,921291982606457</text:p>
          </table:table-cell>
          <table:table-cell table:formula="of:=RANK([.Z23];[.Z23:.Z32])+2" office:value-type="float" office:value="3" calcext:value-type="float">
            <text:p>3</text:p>
          </table:table-cell>
          <table:table-cell table:style-name="ce89" table:formula="of:=RAND()" office:value-type="float" office:value="0.987435505929565" calcext:value-type="float">
            <text:p>0,987435505929565</text:p>
          </table:table-cell>
          <table:table-cell table:number-columns-repeated="996"/>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6056" calcext:value-type="string">
            <text:p>v605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4];[.X23:.X32])+2" office:value-type="float" office:value="9" calcext:value-type="float">
            <text:p>9</text:p>
          </table:table-cell>
          <table:table-cell table:style-name="ce89" table:formula="of:=RAND()" office:value-type="float" office:value="0.562413515755112" calcext:value-type="float">
            <text:p>0,562413515755112</text:p>
          </table:table-cell>
          <table:table-cell table:formula="of:=RANK([.Z24];[.Z23:.Z32])+2" office:value-type="float" office:value="7" calcext:value-type="float">
            <text:p>7</text:p>
          </table:table-cell>
          <table:table-cell table:style-name="ce89" table:formula="of:=RAND()" office:value-type="float" office:value="0.482682818021636" calcext:value-type="float">
            <text:p>0,482682818021636</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6056" calcext:value-type="string">
            <text:p>v6056</text:p>
          </table:table-cell>
          <table:table-cell table:style-name="ce89"/>
          <table:table-cell table:formula="of:=RANK([.X25];[.X23:.X32])+2" office:value-type="float" office:value="12" calcext:value-type="float">
            <text:p>12</text:p>
          </table:table-cell>
          <table:table-cell table:style-name="ce89" table:formula="of:=RAND()" office:value-type="float" office:value="0.065848351831219" calcext:value-type="float">
            <text:p>0,065848351831219</text:p>
          </table:table-cell>
          <table:table-cell table:formula="of:=RANK([.Z25];[.Z23:.Z32])+2" office:value-type="float" office:value="12" calcext:value-type="float">
            <text:p>12</text:p>
          </table:table-cell>
          <table:table-cell table:style-name="ce89" table:formula="of:=RAND()" office:value-type="float" office:value="0.0198895764504855" calcext:value-type="float">
            <text:p>0,019889576450486</text:p>
          </table:table-cell>
          <table:table-cell table:number-columns-repeated="996"/>
        </table:table-row>
        <table:table-row table:style-name="ro3">
          <table:table-cell table:style-name="ce4" table:formula="of:=[.Y26]" office:value-type="float" office:value="8" calcext:value-type="float">
            <text:p>8</text:p>
          </table:table-cell>
          <table:table-cell table:style-name="ce7" office:value-type="string" calcext:value-type="string">
            <text:p>×</text:p>
          </table:table-cell>
          <table:table-cell table:style-name="ce9" table:formula="of:=[.W26]"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13.16" calcext:value-type="float">
            <text:p>13,16</text:p>
          </table:table-cell>
          <table:table-cell table:style-name="ce7" office:value-type="string" calcext:value-type="string">
            <text:p>+</text:p>
          </table:table-cell>
          <table:table-cell table:style-name="ce9" table:formula="of:=RANDBETWEEN(101;999)/100" office:value-type="float" office:value="2.54" calcext:value-type="float">
            <text:p>2,54</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32" calcext:value-type="float">
            <text:p>32</text:p>
          </table:table-cell>
          <table:table-cell table:style-name="ce10" office:value-type="string" calcext:value-type="string">
            <text:p>=</text:p>
          </table:table-cell>
          <table:table-cell table:style-name="ce4" table:formula="of:=ROUND(RAND()*CHOOSE(RANDBETWEEN(1;3);10;100;1000);RANDBETWEEN(1;3))" office:value-type="float" office:value="83.06" calcext:value-type="float">
            <text:p>83,06</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6]*[.C26]" office:value-type="float" office:value="56" calcext:value-type="float">
            <text:p>56</text:p>
          </table:table-cell>
          <table:table-cell table:style-name="ce43" table:formula="of:=[.E26]+[.G26]" office:value-type="float" office:value="15.7" calcext:value-type="float">
            <text:p>15,7</text:p>
          </table:table-cell>
          <table:table-cell table:style-name="ce48" table:formula="of:=[.K26]/10" office:value-type="float" office:value="3.2" calcext:value-type="float">
            <text:p>3,2</text:p>
          </table:table-cell>
          <table:table-cell table:style-name="ce27" table:formula="of:=[.M26]*[.O26]" office:value-type="float" office:value="830.6" calcext:value-type="float">
            <text:p>831</text:p>
          </table:table-cell>
          <table:table-cell/>
          <table:table-cell table:formula="of:=RANK([.X26];[.X23:.X32])+2" office:value-type="float" office:value="7" calcext:value-type="float">
            <text:p>7</text:p>
          </table:table-cell>
          <table:table-cell table:style-name="ce89" table:formula="of:=RAND()" office:value-type="float" office:value="0.619370188225484" calcext:value-type="float">
            <text:p>0,619370188225484</text:p>
          </table:table-cell>
          <table:table-cell table:formula="of:=RANK([.Z26];[.Z23:.Z32])+2" office:value-type="float" office:value="8" calcext:value-type="float">
            <text:p>8</text:p>
          </table:table-cell>
          <table:table-cell table:style-name="ce89" table:formula="of:=RAND()" office:value-type="float" office:value="0.25376993666838" calcext:value-type="float">
            <text:p>0,25376993666838</text:p>
          </table:table-cell>
          <table:table-cell table:number-columns-repeated="996"/>
        </table:table-row>
        <table:table-row table:style-name="ro3">
          <table:table-cell table:style-name="ce4" table:formula="of:=[.Y27]" office:value-type="float" office:value="4" calcext:value-type="float">
            <text:p>4</text:p>
          </table:table-cell>
          <table:table-cell table:style-name="ce7" office:value-type="string" calcext:value-type="string">
            <text:p>×</text:p>
          </table:table-cell>
          <table:table-cell table:style-name="ce9" table:formula="of:=[.W27]" office:value-type="float" office:value="10" calcext:value-type="float">
            <text:p>10</text:p>
          </table:table-cell>
          <table:table-cell table:style-name="ce10" office:value-type="string" calcext:value-type="string">
            <text:p>=</text:p>
          </table:table-cell>
          <table:table-cell table:style-name="ce4" table:formula="of:=RANDBETWEEN(1001;9999)/100" office:value-type="float" office:value="85.43" calcext:value-type="float">
            <text:p>85,43</text:p>
          </table:table-cell>
          <table:table-cell table:style-name="ce7" office:value-type="string" calcext:value-type="string">
            <text:p>+</text:p>
          </table:table-cell>
          <table:table-cell table:style-name="ce9" table:formula="of:=RANDBETWEEN(101;999)/100" office:value-type="float" office:value="1.53" calcext:value-type="float">
            <text:p>1,53</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64" calcext:value-type="float">
            <text:p>64</text:p>
          </table:table-cell>
          <table:table-cell table:style-name="ce10" office:value-type="string" calcext:value-type="string">
            <text:p>=</text:p>
          </table:table-cell>
          <table:table-cell table:style-name="ce4" table:formula="of:=ROUND(RAND()*CHOOSE(RANDBETWEEN(1;3);10;100;1000);RANDBETWEEN(1;3))" office:value-type="float" office:value="83.5" calcext:value-type="float">
            <text:p>83,5</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7]*[.C27]" office:value-type="float" office:value="40" calcext:value-type="float">
            <text:p>40</text:p>
          </table:table-cell>
          <table:table-cell table:style-name="ce43" table:formula="of:=[.E27]+[.G27]" office:value-type="float" office:value="86.96" calcext:value-type="float">
            <text:p>86,96</text:p>
          </table:table-cell>
          <table:table-cell table:style-name="ce48" table:formula="of:=[.K27]/10" office:value-type="float" office:value="6.4" calcext:value-type="float">
            <text:p>6,4</text:p>
          </table:table-cell>
          <table:table-cell table:style-name="ce27" table:formula="of:=[.M27]*[.O27]" office:value-type="float" office:value="8350" calcext:value-type="float">
            <text:p>8 350</text:p>
          </table:table-cell>
          <table:table-cell/>
          <table:table-cell table:formula="of:=RANK([.X27];[.X23:.X32])+2" office:value-type="float" office:value="10" calcext:value-type="float">
            <text:p>10</text:p>
          </table:table-cell>
          <table:table-cell table:style-name="ce89" table:formula="of:=RAND()" office:value-type="float" office:value="0.501420859889881" calcext:value-type="float">
            <text:p>0,501420859889881</text:p>
          </table:table-cell>
          <table:table-cell table:formula="of:=RANK([.Z27];[.Z23:.Z32])+2" office:value-type="float" office:value="4" calcext:value-type="float">
            <text:p>4</text:p>
          </table:table-cell>
          <table:table-cell table:style-name="ce89" table:formula="of:=RAND()" office:value-type="float" office:value="0.601968594961748" calcext:value-type="float">
            <text:p>0,601968594961748</text:p>
          </table:table-cell>
          <table:table-cell table:number-columns-repeated="996"/>
        </table:table-row>
        <table:table-row table:style-name="ro3">
          <table:table-cell table:style-name="ce4" table:formula="of:=CHOOSE([.W28];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12" calcext:value-type="float">
            <text:p>12</text:p>
          </table:table-cell>
          <table:table-cell table:style-name="ce7" office:value-type="string" calcext:value-type="string">
            <text:p>+</text:p>
          </table:table-cell>
          <table:table-cell table:style-name="ce9" table:formula="of:=CHOOSE(RANDBETWEEN(1;3);11;21;31)" office:value-type="float" office:value="31" calcext:value-type="float">
            <text:p>31</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3.6" calcext:value-type="float">
            <text:p>3,6</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W28];&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28]&lt;5;&quot;m&quot;;IF(AND([.W28]&gt;4;[.W28]&lt;9);&quot;L&quot;;&quot;g&quot;))" office:value-type="string" office:string-value="L" calcext:value-type="string">
            <text:p>L</text:p>
          </table:table-cell>
          <table:table-cell/>
          <table:table-cell table:style-name="ce27" table:formula="of:=LOOKUP([.A28];[$'Aide à la génération'.$A$2:$'Aide à la génération'.$A$11];[$'Aide à la génération'.$B$2:$'Aide à la génération'.$B$11])" office:value-type="string" office:string-value="9×7" calcext:value-type="string">
            <text:p>9×7</text:p>
          </table:table-cell>
          <table:table-cell table:style-name="ce27" table:formula="of:=[.E28]+[.G28]" office:value-type="float" office:value="43" calcext:value-type="float">
            <text:p>43</text:p>
          </table:table-cell>
          <table:table-cell table:style-name="ce43" table:formula="of:=[.K28]/2" office:value-type="float" office:value="1.8" calcext:value-type="float">
            <text:p>1,8</text:p>
          </table:table-cell>
          <table:table-cell table:style-name="ce48" table:formula="of:=[.M28]*(CHOOSE([.W28];0;0.01;0.001;1000;0.001;100;0.1;0.01;1000;0.1;0.001;10))&amp;&quot; &quot;&amp;[.P28]" office:value-type="string" office:string-value="0,1 L" calcext:value-type="string">
            <text:p>0,1 L</text:p>
          </table:table-cell>
          <table:table-cell/>
          <table:table-cell table:formula="of:=RANK([.X28];[.X23:.X32])+2" office:value-type="float" office:value="8" calcext:value-type="float">
            <text:p>8</text:p>
          </table:table-cell>
          <table:table-cell table:style-name="ce89" table:formula="of:=RAND()" office:value-type="float" office:value="0.569368916184168" calcext:value-type="float">
            <text:p>0,569368916184168</text:p>
          </table:table-cell>
          <table:table-cell table:formula="of:=RANK([.Z28];[.Z23:.Z32])+2" office:value-type="float" office:value="9" calcext:value-type="float">
            <text:p>9</text:p>
          </table:table-cell>
          <table:table-cell table:style-name="ce89" table:formula="of:=RAND()" office:value-type="float" office:value="0.209078811605722" calcext:value-type="float">
            <text:p>0,209078811605722</text:p>
          </table:table-cell>
          <table:table-cell table:number-columns-repeated="996"/>
        </table:table-row>
        <table:table-row table:style-name="ro3">
          <table:table-cell table:style-name="ce4" table:formula="of:=CHOOSE([.W29];0;0;35;56;64;28;42;63;54;32;72;49)" office:value-type="float" office:value="56" calcext:value-type="float">
            <text:p>56</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7" table:formula="of:=CHOOSE(RANDBETWEEN(1;3);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62" calcext:value-type="float">
            <text:p>62</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67" calcext:value-type="float">
            <text:p>67</text:p>
          </table:table-cell>
          <table:table-cell table:style-name="ce10" office:value-type="string" calcext:value-type="string">
            <text:p>=</text:p>
          </table:table-cell>
          <table:table-cell table:style-name="ce51" table:formula="of:=ROUNDUP(RAND()*1000/CHOOSE(RANDBETWEEN(1;4);1;10;100;1000);RANDBETWEEN(-2;2))" office:value-type="float" office:value="400.86" calcext:value-type="float">
            <text:p>400,86</text:p>
          </table:table-cell>
          <table:table-cell table:style-name="ce40" table:formula="of:=CHOOSE([.W29];&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29]&lt;5;&quot;m&quot;;IF(AND([.W29]&gt;4;[.W29]&lt;9);&quot;L&quot;;&quot;g&quot;))" office:value-type="string" office:string-value="m" calcext:value-type="string">
            <text:p>m</text:p>
          </table:table-cell>
          <table:table-cell/>
          <table:table-cell table:style-name="ce27" table:formula="of:=LOOKUP([.A29];[$'Aide à la génération'.$A$2:$'Aide à la génération'.$A$11];[$'Aide à la génération'.$B$2:$'Aide à la génération'.$B$11])" office:value-type="string" office:string-value="8×7" calcext:value-type="string">
            <text:p>8×7</text:p>
          </table:table-cell>
          <table:table-cell table:style-name="ce27" table:formula="of:=[.E29]+[.G29]" office:value-type="float" office:value="73" calcext:value-type="float">
            <text:p>73</text:p>
          </table:table-cell>
          <table:table-cell table:style-name="ce43" table:formula="of:=[.K29]/2" office:value-type="float" office:value="33.5" calcext:value-type="float">
            <text:p>33,5</text:p>
          </table:table-cell>
          <table:table-cell table:style-name="ce48" table:formula="of:=[.M29]*(CHOOSE([.W29];0;0.01;0.001;1000;0.001;100;0.1;0.01;1000;0.1;0.001;10))&amp;&quot; &quot;&amp;[.P29]" office:value-type="string" office:string-value="400860 m" calcext:value-type="string">
            <text:p>400860 m</text:p>
          </table:table-cell>
          <table:table-cell/>
          <table:table-cell table:formula="of:=RANK([.X29];[.X23:.X32])+2" office:value-type="float" office:value="4" calcext:value-type="float">
            <text:p>4</text:p>
          </table:table-cell>
          <table:table-cell table:style-name="ce89" table:formula="of:=RAND()" office:value-type="float" office:value="0.883955219514494" calcext:value-type="float">
            <text:p>0,883955219514494</text:p>
          </table:table-cell>
          <table:table-cell table:formula="of:=RANK([.Z29];[.Z23:.Z32])+2" office:value-type="float" office:value="10" calcext:value-type="float">
            <text:p>10</text:p>
          </table:table-cell>
          <table:table-cell table:style-name="ce89" table:formula="of:=RAND()" office:value-type="float" office:value="0.18762004655833" calcext:value-type="float">
            <text:p>0,18762004655833</text:p>
          </table:table-cell>
          <table:table-cell table:number-columns-repeated="996"/>
        </table:table-row>
        <table:table-row table:style-name="ro3">
          <table:table-cell table:style-name="ce39" table:formula="of:=CHOOSE(INT(RAND()*6)+1;&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6*RANDBETWEEN(3;15)" office:value-type="float" office:value="42" calcext:value-type="float">
            <text:p>42</text:p>
          </table:table-cell>
          <table:table-cell table:style-name="ce42" office:value-type="string" calcext:value-type="string">
            <text:p><text:span text:style-name="T6">"</text:span><text:span text:style-name="T7">=</text:span></text:p>
          </table:table-cell>
          <table:table-cell table:style-name="ce39" table:formula="of:=CHOOSE(INT(RAND()*6)+1;&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36" calcext:value-type="float">
            <text:p>36</text:p>
          </table:table-cell>
          <table:table-cell table:style-name="ce42" office:value-type="string" calcext:value-type="string">
            <text:p><text:span text:style-name="T6">"</text:span><text:span text:style-name="T7">=</text:span></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9" calcext:value-type="float">
            <text:p>49</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W30];&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30]&lt;5;&quot;m&quot;;IF(AND([.W30]&gt;4;[.W30]&lt;9);&quot;L&quot;;&quot;g&quot;))" office:value-type="string" office:string-value="L" calcext:value-type="string">
            <text:p>L</text:p>
          </table:table-cell>
          <table:table-cell/>
          <table:table-cell table:style-name="ce69" table:formula="of:=IF([.A30]=&quot;moitié&quot;;[.C30]/2;IF([.A30]=&quot;quart&quot;;[.C30]/4;IF([.A30]=&quot;tiers&quot;;[.C30]/3;IF([.A30]=&quot;quadruple&quot;;[.C30]*4;IF([.A30]=&quot;double&quot;;[.C30]*2;IF([.A30]=&quot;triple&quot;;[.C30]*3))))))" office:value-type="float" office:value="126" calcext:value-type="float">
            <text:p>126</text:p>
          </table:table-cell>
          <table:table-cell table:style-name="ce69" table:formula="of:=IF([.E30]=&quot;moitié&quot;;[.G30]/2;IF([.E30]=&quot;quart&quot;;[.G30]/4;IF([.E30]=&quot;tiers&quot;;[.G30]/3;IF([.E30]=&quot;quadruple&quot;;[.G30]*4;IF([.E30]=&quot;double&quot;;[.G30]*2;IF([.E30]=&quot;triple&quot;;[.G30]*3))))))" office:value-type="float" office:value="72" calcext:value-type="float">
            <text:p>72</text:p>
          </table:table-cell>
          <table:table-cell table:style-name="ce43" table:formula="of:=[.K30]/2" office:value-type="float" office:value="24.5" calcext:value-type="float">
            <text:p>24,5</text:p>
          </table:table-cell>
          <table:table-cell table:style-name="ce48" table:formula="of:=[.M30]*(CHOOSE([.W30];0;0.01;0.001;1000;0.001;100;0.1;0.01;1000;0.1;0.001;10))&amp;&quot; &quot;&amp;[.P30]" office:value-type="string" office:string-value="0,1 L" calcext:value-type="string">
            <text:p>0,1 L</text:p>
          </table:table-cell>
          <table:table-cell/>
          <table:table-cell table:formula="of:=RANK([.X30];[.X23:.X32])+2" office:value-type="float" office:value="5" calcext:value-type="float">
            <text:p>5</text:p>
          </table:table-cell>
          <table:table-cell table:style-name="ce89" table:formula="of:=RAND()" office:value-type="float" office:value="0.75614035663261" calcext:value-type="float">
            <text:p>0,75614035663261</text:p>
          </table:table-cell>
          <table:table-cell table:formula="of:=RANK([.Z30];[.Z23:.Z32])+2" office:value-type="float" office:value="5" calcext:value-type="float">
            <text:p>5</text:p>
          </table:table-cell>
          <table:table-cell table:style-name="ce89" table:formula="of:=RAND()" office:value-type="float" office:value="0.597569764471318" calcext:value-type="float">
            <text:p>0,597569764471318</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6" calcext:value-type="float">
            <text:p>6</text:p>
          </table:table-cell>
          <table:table-cell table:style-name="ce89" table:formula="of:=RAND()" office:value-type="float" office:value="0.644346133626011" calcext:value-type="float">
            <text:p>0,644346133626011</text:p>
          </table:table-cell>
          <table:table-cell table:formula="of:=RANK([.Z31];[.Z23:.Z32])+2" office:value-type="float" office:value="11" calcext:value-type="float">
            <text:p>11</text:p>
          </table:table-cell>
          <table:table-cell table:style-name="ce89" table:formula="of:=RAND()" office:value-type="float" office:value="0.0317187434981761" calcext:value-type="float">
            <text:p>0,031718743498176</text:p>
          </table:table-cell>
          <table:table-cell table:number-columns-repeated="996"/>
        </table:table-row>
        <table:table-row table:style-name="ro4">
          <table:table-cell table:number-columns-repeated="22"/>
          <table:table-cell table:formula="of:=RANK([.X32];[.X23:.X32])+2" office:value-type="float" office:value="11" calcext:value-type="float">
            <text:p>11</text:p>
          </table:table-cell>
          <table:table-cell table:style-name="ce89" table:formula="of:=RAND()" office:value-type="float" office:value="0.325914482679134" calcext:value-type="float">
            <text:p>0,325914482679134</text:p>
          </table:table-cell>
          <table:table-cell table:formula="of:=RANK([.Z32];[.Z23:.Z32])+2" office:value-type="float" office:value="6" calcext:value-type="float">
            <text:p>6</text:p>
          </table:table-cell>
          <table:table-cell table:style-name="ce89" table:formula="of:=RAND()" office:value-type="float" office:value="0.546143838317638" calcext:value-type="float">
            <text:p>0,546143838317638</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4" calcext:value-type="float">
            <text:p>4</text:p>
          </table:table-cell>
          <table:table-cell table:style-name="ce89" table:formula="of:=RAND()" office:value-type="float" office:value="0.92379497138977" calcext:value-type="float">
            <text:p>0,92379497138977</text:p>
          </table:table-cell>
          <table:table-cell table:formula="of:=RANK([.Z34];[.Z34:.Z43])+2" office:value-type="float" office:value="4" calcext:value-type="float">
            <text:p>4</text:p>
          </table:table-cell>
          <table:table-cell table:style-name="ce89" table:formula="of:=RAND()" office:value-type="float" office:value="0.749186834540541" calcext:value-type="float">
            <text:p>0,749186834540541</text:p>
          </table:table-cell>
          <table:table-cell table:number-columns-repeated="996"/>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6056" calcext:value-type="string">
            <text:p>v605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35];[.X34:.X43])+2" office:value-type="float" office:value="11" calcext:value-type="float">
            <text:p>11</text:p>
          </table:table-cell>
          <table:table-cell table:style-name="ce89" table:formula="of:=RAND()" office:value-type="float" office:value="0.320772792555255" calcext:value-type="float">
            <text:p>0,320772792555255</text:p>
          </table:table-cell>
          <table:table-cell table:formula="of:=RANK([.Z35];[.Z34:.Z43])+2" office:value-type="float" office:value="8" calcext:value-type="float">
            <text:p>8</text:p>
          </table:table-cell>
          <table:table-cell table:style-name="ce89" table:formula="of:=RAND()" office:value-type="float" office:value="0.527058678251426" calcext:value-type="float">
            <text:p>0,527058678251426</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6056" calcext:value-type="string">
            <text:p>v6056</text:p>
          </table:table-cell>
          <table:table-cell table:style-name="ce89"/>
          <table:table-cell table:formula="of:=RANK([.X36];[.X34:.X43])+2" office:value-type="float" office:value="9" calcext:value-type="float">
            <text:p>9</text:p>
          </table:table-cell>
          <table:table-cell table:style-name="ce89" table:formula="of:=RAND()" office:value-type="float" office:value="0.677364917628195" calcext:value-type="float">
            <text:p>0,677364917628195</text:p>
          </table:table-cell>
          <table:table-cell table:formula="of:=RANK([.Z36];[.Z34:.Z43])+2" office:value-type="float" office:value="10" calcext:value-type="float">
            <text:p>10</text:p>
          </table:table-cell>
          <table:table-cell table:style-name="ce89" table:formula="of:=RAND()" office:value-type="float" office:value="0.11742614397513" calcext:value-type="float">
            <text:p>0,11742614397513</text:p>
          </table:table-cell>
          <table:table-cell table:number-columns-repeated="996"/>
        </table:table-row>
        <table:table-row table:style-name="ro3">
          <table:table-cell table:style-name="ce4" table:formula="of:=[.Y37]" office:value-type="float" office:value="9" calcext:value-type="float">
            <text:p>9</text:p>
          </table:table-cell>
          <table:table-cell table:style-name="ce7" office:value-type="string" calcext:value-type="string">
            <text:p>×</text:p>
          </table:table-cell>
          <table:table-cell table:style-name="ce9" table:formula="of:=[.W37]" office:value-type="float" office:value="3" calcext:value-type="float">
            <text:p>3</text:p>
          </table:table-cell>
          <table:table-cell table:style-name="ce10" office:value-type="string" calcext:value-type="string">
            <text:p>=</text:p>
          </table:table-cell>
          <table:table-cell table:style-name="ce4" table:formula="of:=RANDBETWEEN(1001;9999)/100" office:value-type="float" office:value="79.25" calcext:value-type="float">
            <text:p>79,25</text:p>
          </table:table-cell>
          <table:table-cell table:style-name="ce7" office:value-type="string" calcext:value-type="string">
            <text:p>+</text:p>
          </table:table-cell>
          <table:table-cell table:style-name="ce9" table:formula="of:=RANDBETWEEN(101;999)/100" office:value-type="float" office:value="9.36" calcext:value-type="float">
            <text:p>9,36</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14" calcext:value-type="float">
            <text:p>14</text:p>
          </table:table-cell>
          <table:table-cell table:style-name="ce10" office:value-type="string" calcext:value-type="string">
            <text:p>=</text:p>
          </table:table-cell>
          <table:table-cell table:style-name="ce4" table:formula="of:=ROUND(RAND()*CHOOSE(RANDBETWEEN(1;3);10;100;1000);RANDBETWEEN(1;3))" office:value-type="float" office:value="6.905" calcext:value-type="float">
            <text:p>6,905</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7]*[.C37]" office:value-type="float" office:value="27" calcext:value-type="float">
            <text:p>27</text:p>
          </table:table-cell>
          <table:table-cell table:style-name="ce43" table:formula="of:=[.E37]+[.G37]" office:value-type="float" office:value="88.61" calcext:value-type="float">
            <text:p>88,61</text:p>
          </table:table-cell>
          <table:table-cell table:style-name="ce48" table:formula="of:=[.K37]/10" office:value-type="float" office:value="1.4" calcext:value-type="float">
            <text:p>1,4</text:p>
          </table:table-cell>
          <table:table-cell table:style-name="ce27" table:formula="of:=[.M37]*[.O37]" office:value-type="float" office:value="6905" calcext:value-type="float">
            <text:p>6 905</text:p>
          </table:table-cell>
          <table:table-cell/>
          <table:table-cell table:formula="of:=RANK([.X37];[.X34:.X43])+2" office:value-type="float" office:value="3" calcext:value-type="float">
            <text:p>3</text:p>
          </table:table-cell>
          <table:table-cell table:style-name="ce89" table:formula="of:=RAND()" office:value-type="float" office:value="0.981383887431645" calcext:value-type="float">
            <text:p>0,981383887431645</text:p>
          </table:table-cell>
          <table:table-cell table:formula="of:=RANK([.Z37];[.Z34:.Z43])+2" office:value-type="float" office:value="9" calcext:value-type="float">
            <text:p>9</text:p>
          </table:table-cell>
          <table:table-cell table:style-name="ce89" table:formula="of:=RAND()" office:value-type="float" office:value="0.172726204875728" calcext:value-type="float">
            <text:p>0,172726204875728</text:p>
          </table:table-cell>
          <table:table-cell table:number-columns-repeated="996"/>
        </table:table-row>
        <table:table-row table:style-name="ro3">
          <table:table-cell table:style-name="ce4" table:formula="of:=[.Y38]" office:value-type="float" office:value="3" calcext:value-type="float">
            <text:p>3</text:p>
          </table:table-cell>
          <table:table-cell table:style-name="ce7" office:value-type="string" calcext:value-type="string">
            <text:p>×</text:p>
          </table:table-cell>
          <table:table-cell table:style-name="ce9" table:formula="of:=[.W38]" office:value-type="float" office:value="7" calcext:value-type="float">
            <text:p>7</text:p>
          </table:table-cell>
          <table:table-cell table:style-name="ce10" office:value-type="string" calcext:value-type="string">
            <text:p>=</text:p>
          </table:table-cell>
          <table:table-cell table:style-name="ce4" table:formula="of:=RANDBETWEEN(1001;9999)/100" office:value-type="float" office:value="18.45" calcext:value-type="float">
            <text:p>18,45</text:p>
          </table:table-cell>
          <table:table-cell table:style-name="ce7" office:value-type="string" calcext:value-type="string">
            <text:p>+</text:p>
          </table:table-cell>
          <table:table-cell table:style-name="ce9" table:formula="of:=RANDBETWEEN(101;999)/100" office:value-type="float" office:value="4.05" calcext:value-type="float">
            <text:p>4,05</text:p>
          </table:table-cell>
          <table:table-cell table:style-name="ce10" office:value-type="string" calcext:value-type="string">
            <text:p>=</text:p>
          </table:table-cell>
          <table:table-cell table:style-name="ce83" office:value-type="string" calcext:value-type="string">
            <text:p>10 %</text:p>
          </table:table-cell>
          <table:table-cell table:style-name="ce7" office:value-type="string" calcext:value-type="string">
            <text:p>de</text:p>
          </table:table-cell>
          <table:table-cell table:style-name="ce9" table:formula="of:=RANDBETWEEN(9;99)/CHOOSE(ROUND(RAND()+1);1;10)" office:value-type="float" office:value="57" calcext:value-type="float">
            <text:p>57</text:p>
          </table:table-cell>
          <table:table-cell table:style-name="ce10" office:value-type="string" calcext:value-type="string">
            <text:p>=</text:p>
          </table:table-cell>
          <table:table-cell table:style-name="ce4" table:formula="of:=ROUND(RAND()*CHOOSE(RANDBETWEEN(1;3);10;100;1000);RANDBETWEEN(1;3))" office:value-type="float" office:value="550.74" calcext:value-type="float">
            <text:p>550,74</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8]*[.C38]" office:value-type="float" office:value="21" calcext:value-type="float">
            <text:p>21</text:p>
          </table:table-cell>
          <table:table-cell table:style-name="ce43" table:formula="of:=[.E38]+[.G38]" office:value-type="float" office:value="22.5" calcext:value-type="float">
            <text:p>22,5</text:p>
          </table:table-cell>
          <table:table-cell table:style-name="ce48" table:formula="of:=[.K38]/10" office:value-type="float" office:value="5.7" calcext:value-type="float">
            <text:p>5,7</text:p>
          </table:table-cell>
          <table:table-cell table:style-name="ce27" table:formula="of:=[.M38]*[.O38]" office:value-type="float" office:value="55074" calcext:value-type="float">
            <text:p>55 074</text:p>
          </table:table-cell>
          <table:table-cell/>
          <table:table-cell table:formula="of:=RANK([.X38];[.X34:.X43])+2" office:value-type="float" office:value="7" calcext:value-type="float">
            <text:p>7</text:p>
          </table:table-cell>
          <table:table-cell table:style-name="ce89" table:formula="of:=RAND()" office:value-type="float" office:value="0.705582879156753" calcext:value-type="float">
            <text:p>0,705582879156753</text:p>
          </table:table-cell>
          <table:table-cell table:formula="of:=RANK([.Z38];[.Z34:.Z43])+2" office:value-type="float" office:value="3" calcext:value-type="float">
            <text:p>3</text:p>
          </table:table-cell>
          <table:table-cell table:style-name="ce89" table:formula="of:=RAND()" office:value-type="float" office:value="0.932689099462427" calcext:value-type="float">
            <text:p>0,932689099462427</text:p>
          </table:table-cell>
          <table:table-cell table:number-columns-repeated="996"/>
        </table:table-row>
        <table:table-row table:style-name="ro3">
          <table:table-cell table:style-name="ce4" table:formula="of:=CHOOSE([.W39];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58" calcext:value-type="float">
            <text:p>58</text:p>
          </table:table-cell>
          <table:table-cell table:style-name="ce7" office:value-type="string" calcext:value-type="string">
            <text:p>+</text:p>
          </table:table-cell>
          <table:table-cell table:style-name="ce9" table:formula="of:=CHOOSE(RANDBETWEEN(1;3);11;21;31)" office:value-type="float" office:value="11" calcext:value-type="float">
            <text:p>11</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4.5" calcext:value-type="float">
            <text:p>4,5</text:p>
          </table:table-cell>
          <table:table-cell table:style-name="ce10" office:value-type="string" calcext:value-type="string">
            <text:p>=</text:p>
          </table:table-cell>
          <table:table-cell table:style-name="ce51" table:formula="of:=ROUNDUP(RAND()*1000/CHOOSE(RANDBETWEEN(1;4);1;10;100;1000);RANDBETWEEN(-2;2))" office:value-type="float" office:value="4.2" calcext:value-type="float">
            <text:p>4,2</text:p>
          </table:table-cell>
          <table:table-cell table:style-name="ce40" table:formula="of:=CHOOSE([.W39];&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39]&lt;5;&quot;m&quot;;IF(AND([.W39]&gt;4;[.W39]&lt;9);&quot;L&quot;;&quot;g&quot;))" office:value-type="string" office:string-value="g" calcext:value-type="string">
            <text:p>g</text:p>
          </table:table-cell>
          <table:table-cell/>
          <table:table-cell table:style-name="ce27" table:formula="of:=LOOKUP([.A39];[$'Aide à la génération'.$A$2:$'Aide à la génération'.$A$11];[$'Aide à la génération'.$B$2:$'Aide à la génération'.$B$11])" office:value-type="string" office:string-value="7×7" calcext:value-type="string">
            <text:p>7×7</text:p>
          </table:table-cell>
          <table:table-cell table:style-name="ce27" table:formula="of:=[.E39]+[.G39]" office:value-type="float" office:value="69" calcext:value-type="float">
            <text:p>69</text:p>
          </table:table-cell>
          <table:table-cell table:style-name="ce43" table:formula="of:=[.K39]/2" office:value-type="float" office:value="2.25" calcext:value-type="float">
            <text:p>2,25</text:p>
          </table:table-cell>
          <table:table-cell table:style-name="ce48" table:formula="of:=[.M39]*(CHOOSE([.W39];0;0.01;0.001;1000;0.001;100;0.1;0.01;1000;0.1;0.001;10))&amp;&quot; &quot;&amp;[.P39]" office:value-type="string" office:string-value="42 g" calcext:value-type="string">
            <text:p>42 g</text:p>
          </table:table-cell>
          <table:table-cell/>
          <table:table-cell table:formula="of:=RANK([.X39];[.X34:.X43])+2" office:value-type="float" office:value="12" calcext:value-type="float">
            <text:p>12</text:p>
          </table:table-cell>
          <table:table-cell table:style-name="ce89" table:formula="of:=RAND()" office:value-type="float" office:value="0.0109815177209046" calcext:value-type="float">
            <text:p>0,010981517720905</text:p>
          </table:table-cell>
          <table:table-cell table:formula="of:=RANK([.Z39];[.Z34:.Z43])+2" office:value-type="float" office:value="11" calcext:value-type="float">
            <text:p>11</text:p>
          </table:table-cell>
          <table:table-cell table:style-name="ce89" table:formula="of:=RAND()" office:value-type="float" office:value="0.112901457279907" calcext:value-type="float">
            <text:p>0,112901457279907</text:p>
          </table:table-cell>
          <table:table-cell table:number-columns-repeated="996"/>
        </table:table-row>
        <table:table-row table:style-name="ro3">
          <table:table-cell table:style-name="ce4" table:formula="of:=CHOOSE([.W40];0;0;35;56;64;28;42;63;54;32;72;49)" office:value-type="float" office:value="32" calcext:value-type="float">
            <text:p>3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7" table:formula="of:=CHOOSE(RANDBETWEEN(1;3);11;2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12" calcext:value-type="float">
            <text:p>12</text:p>
          </table:table-cell>
          <table:table-cell table:style-name="ce10" office:value-type="string" calcext:value-type="string">
            <text:p>=</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82" calcext:value-type="float">
            <text:p>82</text:p>
          </table:table-cell>
          <table:table-cell table:style-name="ce10" office:value-type="string" calcext:value-type="string">
            <text:p>=</text:p>
          </table:table-cell>
          <table:table-cell table:style-name="ce51" table:formula="of:=ROUNDUP(RAND()*1000/CHOOSE(RANDBETWEEN(1;4);1;10;100;1000);RANDBETWEEN(-2;2))" office:value-type="float" office:value="7.1" calcext:value-type="float">
            <text:p>7,1</text:p>
          </table:table-cell>
          <table:table-cell table:style-name="ce40" table:formula="of:=CHOOSE([.W40];&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40]&lt;5;&quot;m&quot;;IF(AND([.W40]&gt;4;[.W40]&lt;9);&quot;L&quot;;&quot;g&quot;))" office:value-type="string" office:string-value="g" calcext:value-type="string">
            <text:p>g</text:p>
          </table:table-cell>
          <table:table-cell/>
          <table:table-cell table:style-name="ce27" table:formula="of:=LOOKUP([.A40];[$'Aide à la génération'.$A$2:$'Aide à la génération'.$A$11];[$'Aide à la génération'.$B$2:$'Aide à la génération'.$B$11])" office:value-type="string" office:string-value="8×4" calcext:value-type="string">
            <text:p>8×4</text:p>
          </table:table-cell>
          <table:table-cell table:style-name="ce27" table:formula="of:=[.E40]+[.G40]" office:value-type="float" office:value="23" calcext:value-type="float">
            <text:p>23</text:p>
          </table:table-cell>
          <table:table-cell table:style-name="ce43" table:formula="of:=[.K40]/2" office:value-type="float" office:value="41" calcext:value-type="float">
            <text:p>41</text:p>
          </table:table-cell>
          <table:table-cell table:style-name="ce48" table:formula="of:=[.M40]*(CHOOSE([.W40];0;0.01;0.001;1000;0.001;100;0.1;0.01;1000;0.1;0.001;10))&amp;&quot; &quot;&amp;[.P40]" office:value-type="string" office:string-value="0,71 g" calcext:value-type="string">
            <text:p>0,71 g</text:p>
          </table:table-cell>
          <table:table-cell/>
          <table:table-cell table:formula="of:=RANK([.X40];[.X34:.X43])+2" office:value-type="float" office:value="10" calcext:value-type="float">
            <text:p>10</text:p>
          </table:table-cell>
          <table:table-cell table:style-name="ce89" table:formula="of:=RAND()" office:value-type="float" office:value="0.469400403449828" calcext:value-type="float">
            <text:p>0,469400403449828</text:p>
          </table:table-cell>
          <table:table-cell table:formula="of:=RANK([.Z40];[.Z34:.Z43])+2" office:value-type="float" office:value="12" calcext:value-type="float">
            <text:p>12</text:p>
          </table:table-cell>
          <table:table-cell table:style-name="ce89" table:formula="of:=RAND()" office:value-type="float" office:value="0.101534410377421" calcext:value-type="float">
            <text:p>0,101534410377421</text:p>
          </table:table-cell>
          <table:table-cell table:number-columns-repeated="996"/>
        </table:table-row>
        <table:table-row table:style-name="ro3">
          <table:table-cell table:style-name="ce39" table:formula="of:=CHOOSE(INT(RAND()*6)+1;&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6*RANDBETWEEN(3;15)" office:value-type="float" office:value="90" calcext:value-type="float">
            <text:p>90</text:p>
          </table:table-cell>
          <table:table-cell table:style-name="ce42" office:value-type="string" calcext:value-type="string">
            <text:p><text:span text:style-name="T6">"</text:span><text:span text:style-name="T7">=</text:span></text:p>
          </table:table-cell>
          <table:table-cell table:style-name="ce39" table:formula="of:=CHOOSE(INT(RAND()*6)+1;&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6*RANDBETWEEN(3;15)" office:value-type="float" office:value="60" calcext:value-type="float">
            <text:p>60</text:p>
          </table:table-cell>
          <table:table-cell table:style-name="ce42" office:value-type="string" calcext:value-type="string">
            <text:p><text:span text:style-name="T6">"</text:span><text:span text:style-name="T7">=</text:span></text:p>
          </table:table-cell>
          <table:table-cell table:style-name="ce83" office:value-type="string" calcext:value-type="string">
            <text:p>50 %</text:p>
          </table:table-cell>
          <table:table-cell table:style-name="ce7" office:value-type="string" calcext:value-type="string">
            <text:p>de</text:p>
          </table:table-cell>
          <table:table-cell table:style-name="ce9" table:formula="of:=RANDBETWEEN(9;99)/CHOOSE(ROUND(RAND()+1);1;10)" office:value-type="float" office:value="7.1" calcext:value-type="float">
            <text:p>7,1</text:p>
          </table:table-cell>
          <table:table-cell table:style-name="ce10" office:value-type="string" calcext:value-type="string">
            <text:p>=</text:p>
          </table:table-cell>
          <table:table-cell table:style-name="ce51" table:formula="of:=ROUNDUP(RAND()*1000/CHOOSE(RANDBETWEEN(1;4);1;10;100;1000);RANDBETWEEN(-2;2))" office:value-type="float" office:value="72.8" calcext:value-type="float">
            <text:p>72,8</text:p>
          </table:table-cell>
          <table:table-cell table:style-name="ce40" table:formula="of:=CHOOSE([.W41];&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41]&lt;5;&quot;m&quot;;IF(AND([.W41]&gt;4;[.W41]&lt;9);&quot;L&quot;;&quot;g&quot;))" office:value-type="string" office:string-value="L" calcext:value-type="string">
            <text:p>L</text:p>
          </table:table-cell>
          <table:table-cell/>
          <table:table-cell table:style-name="ce69" table:formula="of:=IF([.A41]=&quot;moitié&quot;;[.C41]/2;IF([.A41]=&quot;quart&quot;;[.C41]/4;IF([.A41]=&quot;tiers&quot;;[.C41]/3;IF([.A41]=&quot;quadruple&quot;;[.C41]*4;IF([.A41]=&quot;double&quot;;[.C41]*2;IF([.A41]=&quot;triple&quot;;[.C41]*3))))))" office:value-type="float" office:value="270" calcext:value-type="float">
            <text:p>270</text:p>
          </table:table-cell>
          <table:table-cell table:style-name="ce69" table:formula="of:=IF([.E41]=&quot;moitié&quot;;[.G41]/2;IF([.E41]=&quot;quart&quot;;[.G41]/4;IF([.E41]=&quot;tiers&quot;;[.G41]/3;IF([.E41]=&quot;quadruple&quot;;[.G41]*4;IF([.E41]=&quot;double&quot;;[.G41]*2;IF([.E41]=&quot;triple&quot;;[.G41]*3))))))" office:value-type="float" office:value="15" calcext:value-type="float">
            <text:p>15</text:p>
          </table:table-cell>
          <table:table-cell table:style-name="ce43" table:formula="of:=[.K41]/2" office:value-type="float" office:value="3.55" calcext:value-type="float">
            <text:p>3,55</text:p>
          </table:table-cell>
          <table:table-cell table:style-name="ce48" table:formula="of:=[.M41]*(CHOOSE([.W41];0;0.01;0.001;1000;0.001;100;0.1;0.01;1000;0.1;0.001;10))&amp;&quot; &quot;&amp;[.P41]" office:value-type="string" office:string-value="0,0728 L" calcext:value-type="string">
            <text:p>0,0728 L</text:p>
          </table:table-cell>
          <table:table-cell/>
          <table:table-cell table:formula="of:=RANK([.X41];[.X34:.X43])+2" office:value-type="float" office:value="5" calcext:value-type="float">
            <text:p>5</text:p>
          </table:table-cell>
          <table:table-cell table:style-name="ce89" table:formula="of:=RAND()" office:value-type="float" office:value="0.904644926012469" calcext:value-type="float">
            <text:p>0,904644926012469</text:p>
          </table:table-cell>
          <table:table-cell table:formula="of:=RANK([.Z41];[.Z34:.Z43])+2" office:value-type="float" office:value="5" calcext:value-type="float">
            <text:p>5</text:p>
          </table:table-cell>
          <table:table-cell table:style-name="ce89" table:formula="of:=RAND()" office:value-type="float" office:value="0.623224698619841" calcext:value-type="float">
            <text:p>0,62322469861984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8" calcext:value-type="float">
            <text:p>8</text:p>
          </table:table-cell>
          <table:table-cell table:style-name="ce89" table:formula="of:=RAND()" office:value-type="float" office:value="0.699378730264424" calcext:value-type="float">
            <text:p>0,699378730264424</text:p>
          </table:table-cell>
          <table:table-cell table:formula="of:=RANK([.Z42];[.Z34:.Z43])+2" office:value-type="float" office:value="6" calcext:value-type="float">
            <text:p>6</text:p>
          </table:table-cell>
          <table:table-cell table:style-name="ce89" table:formula="of:=RAND()" office:value-type="float" office:value="0.62209442567448" calcext:value-type="float">
            <text:p>0,62209442567448</text:p>
          </table:table-cell>
          <table:table-cell table:number-columns-repeated="996"/>
        </table:table-row>
        <table:table-row table:style-name="ro4">
          <table:table-cell table:number-columns-repeated="22"/>
          <table:table-cell table:formula="of:=RANK([.X43];[.X34:.X43])+2" office:value-type="float" office:value="6" calcext:value-type="float">
            <text:p>6</text:p>
          </table:table-cell>
          <table:table-cell table:style-name="ce89" table:formula="of:=RAND()" office:value-type="float" office:value="0.758733084921196" calcext:value-type="float">
            <text:p>0,758733084921196</text:p>
          </table:table-cell>
          <table:table-cell table:formula="of:=RANK([.Z43];[.Z34:.Z43])+2" office:value-type="float" office:value="7" calcext:value-type="float">
            <text:p>7</text:p>
          </table:table-cell>
          <table:table-cell table:style-name="ce89" table:formula="of:=RAND()" office:value-type="float" office:value="0.604215003801836" calcext:value-type="float">
            <text:p>0,604215003801836</text:p>
          </table:table-cell>
          <table:table-cell table:number-columns-repeated="996"/>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2e DAN" table:style-name="ta8" table:print-ranges="'2e DAN'.A1:'2e DAN'.R44 '2e DAN'.T1:'2e DAN'.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0" form:id="control10"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2?language=Basic&amp;location=document" xlink:type="simple"/>
              </office:event-listeners>
            </form:button>
          </form:form>
        </office:forms>
        <table:shapes>
          <draw:control draw:z-index="0" draw:style-name="gr8" draw:text-style-name="P2" svg:width="16.51mm" svg:height="7.49mm" svg:x="452.56mm" svg:y="3.01mm" draw:control="control10"/>
        </table:shapes>
        <table:table-column table:style-name="co98" table:default-cell-style-name="Default"/>
        <table:table-column table:style-name="co2" table:default-cell-style-name="Default"/>
        <table:table-column table:style-name="co30" table:default-cell-style-name="Default"/>
        <table:table-column table:style-name="co14" table:default-cell-style-name="Default"/>
        <table:table-column table:style-name="co35" table:default-cell-style-name="Default"/>
        <table:table-column table:style-name="co8" table:default-cell-style-name="Default"/>
        <table:table-column table:style-name="co9" table:default-cell-style-name="Default"/>
        <table:table-column table:style-name="co99" table:default-cell-style-name="Default"/>
        <table:table-column table:style-name="co100" table:default-cell-style-name="Default"/>
        <table:table-column table:style-name="co101" table:default-cell-style-name="Default"/>
        <table:table-column table:style-name="co1" table:default-cell-style-name="Default"/>
        <table:table-column table:style-name="co70" table:default-cell-style-name="Default"/>
        <table:table-column table:style-name="co11" table:default-cell-style-name="Default"/>
        <table:table-column table:style-name="co102" table:default-cell-style-name="Default"/>
        <table:table-column table:style-name="co65" table:default-cell-style-name="Default"/>
        <table:table-column table:style-name="co48" table:default-cell-style-name="Default"/>
        <table:table-column table:style-name="co30" table:default-cell-style-name="Default"/>
        <table:table-column table:style-name="co75" table:default-cell-style-name="Default"/>
        <table:table-column table:style-name="co74" table:default-cell-style-name="Default"/>
        <table:table-column table:style-name="co103" table:default-cell-style-name="Default"/>
        <table:table-column table:style-name="co96" table:default-cell-style-name="Default"/>
        <table:table-column table:style-name="co104" table:default-cell-style-name="Default"/>
        <table:table-column table:style-name="co105" table:default-cell-style-name="Default"/>
        <table:table-column table:style-name="co12" table:default-cell-style-name="Default"/>
        <table:table-column table:style-name="co20" table:default-cell-style-name="Default"/>
        <table:table-column table:style-name="co88" table:default-cell-style-name="Default"/>
        <table:table-column table:style-name="co12" table:number-columns-repeated="998" table:default-cell-style-name="Default"/>
        <table:table-row table:style-name="ro2">
          <table:table-cell table:style-name="ce66" office:value-type="string" calcext:value-type="string" table:number-columns-spanned="6" table:number-rows-spanned="2">
            <text:p>2<text:span text:style-name="T2">e</text:span> DAN</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3" calcext:value-type="float">
            <text:p>3</text:p>
          </table:table-cell>
          <table:table-cell table:style-name="ce89" table:formula="of:=RAND()" office:value-type="float" office:value="0.923246145569114" calcext:value-type="float">
            <text:p>0,923246145569114</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1163" calcext:value-type="string">
            <text:p>v1163</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Z2];[.Z1:.Z10])+2" office:value-type="float" office:value="7" calcext:value-type="float">
            <text:p>7</text:p>
          </table:table-cell>
          <table:table-cell table:style-name="ce89" table:formula="of:=RAND()" office:value-type="float" office:value="0.795874080930678" calcext:value-type="float">
            <text:p>0,795874080930678</text:p>
          </table:table-cell>
          <table:table-cell table:number-columns-repeated="998"/>
        </table:table-row>
        <table:table-row table:style-name="ro1">
          <table:table-cell table:style-name="ce37" office:value-type="string" calcext:value-type="string" table:number-columns-spanned="18" table:number-rows-spanned="1">
            <text:p>Mélange de calculs issus de toutes les ceintures</text:p>
          </table:table-cell>
          <table:covered-table-cell table:number-columns-repeated="5"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 office:value-type="string" office:string-value="AA" calcext:value-type="string">
            <text:p>AA</text:p>
          </table:table-cell>
          <table:table-cell table:style-name="ce99"/>
          <table:table-cell table:style-name="ce102" table:formula="of:=[.R2]" office:value-type="string" office:string-value="v1163" calcext:value-type="string">
            <text:p>v1163</text:p>
          </table:table-cell>
          <table:table-cell table:style-name="ce89"/>
          <table:table-cell table:formula="of:=RANK([.Z3];[.Z1:.Z10])+2" office:value-type="float" office:value="8" calcext:value-type="float">
            <text:p>8</text:p>
          </table:table-cell>
          <table:table-cell table:style-name="ce89" table:formula="of:=RAND()" office:value-type="float" office:value="0.793550857802595" calcext:value-type="float">
            <text:p>0,793550857802595</text:p>
          </table:table-cell>
          <table:table-cell/>
          <table:table-cell table:style-name="ce89" table:number-columns-repeated="997"/>
        </table:table-row>
        <table:table-row table:style-name="ro3">
          <table:table-cell table:style-name="ce133" table:formula="of:=VALUE(REPLACE(SUBSTITUTE(TEXT(RANDBETWEEN(1000000;9999999)/CHOOSE(RANDBETWEEN(1;6);1;10;100;1000;10000;100000);&quot;#########,########&quot; );&quot;9&quot;;RANDBETWEEN(0;8));RANDBETWEEN(1;7);1;&quot;9&quot;))" office:value-type="float" office:value="611.9613" calcext:value-type="float">
            <text:p>611,9613</text:p>
          </table:table-cell>
          <table:table-cell table:style-name="ce9" office:value-type="string" calcext:value-type="string">
            <text:p>9 est</text:p>
          </table:table-cell>
          <table:table-cell table:style-name="ce46" table:number-columns-repeated="3"/>
          <table:table-cell table:style-name="ce10"/>
          <table:table-cell table:style-name="ce4" table:formula="of:=RANDBETWEEN(11;68)" office:value-type="float" office:value="16" calcext:value-type="float">
            <text:p>16</text:p>
          </table:table-cell>
          <table:table-cell table:style-name="ce7"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80" calcext:value-type="float">
            <text:p>28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261.8" calcext:value-type="float">
            <text:p>261,8</text:p>
          </table:table-cell>
          <table:table-cell table:style-name="ce40" table:formula="of:=CHOOSE([.Y4];&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4])-IFERROR(SEARCH(&quot;,&quot;;[.A4]);10);&quot;dixièmes&quot;;&quot;centièmes&quot;;&quot;millièmes&quot;;&quot;dix-millièmes&quot;;&quot;cent-millièmes&quot;;&quot;millionièmes&quot;);CHOOSE(-FIND(9;[.A4])+IFERROR(SEARCH(&quot;,&quot;;[.A4]);LEN([.A4])+1);&quot;unités&quot;;&quot;dizaines&quot;;&quot;centaines&quot;;&quot;u de mille&quot;;&quot;d de mille&quot;;&quot;c de  mille&quot;; &quot;u de millions&quot;;&quot;c de millions&quot;))" office:value-type="string" office:string-value="dixièmes" calcext:value-type="string">
            <text:p>dixièmes</text:p>
          </table:table-cell>
          <table:table-cell table:style-name="ce27" table:formula="of:=[.G4]+[.I4]" office:value-type="float" office:value="35" calcext:value-type="float">
            <text:p>35</text:p>
          </table:table-cell>
          <table:table-cell table:style-name="ce135" table:formula="of:=[.M4]*[.K4]/100" office:value-type="float" office:value="84" calcext:value-type="float">
            <text:p>84</text:p>
          </table:table-cell>
          <table:table-cell table:style-name="ce48" table:formula="of:=[.O4]*CHOOSE([.Y4];0;0.01;0.0001;0.000001;1000000;10000;100;0.000001;0.0001;0.01;100;10000;1000000)&amp;&quot; &quot;&amp;[.R4]" office:value-type="string" office:string-value="0,0002618 m²" calcext:value-type="string">
            <text:p>0,0002618 m²</text:p>
          </table:table-cell>
          <table:table-cell/>
          <table:table-cell table:formula="of:=RANK([.Z4];[.Z1:.Z10])+2" office:value-type="float" office:value="4" calcext:value-type="float">
            <text:p>4</text:p>
          </table:table-cell>
          <table:table-cell table:style-name="ce89" table:formula="of:=RAND()" office:value-type="float" office:value="0.905131121722468" calcext:value-type="float">
            <text:p>0,905131121722468</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56907.18" calcext:value-type="float">
            <text:p>56 907,18</text:p>
          </table:table-cell>
          <table:table-cell table:style-name="ce9" office:value-type="string" calcext:value-type="string">
            <text:p>9 est</text:p>
          </table:table-cell>
          <table:table-cell table:style-name="ce9" table:number-columns-repeated="3"/>
          <table:table-cell table:style-name="ce10"/>
          <table:table-cell table:style-name="ce50" table:formula="of:=CHOOSE(RANDBETWEEN(1;3);9;19;29)" office:value-type="float" office:value="19" calcext:value-type="float">
            <text:p>19</text:p>
          </table:table-cell>
          <table:table-cell table:style-name="ce7" office:value-type="string" calcext:value-type="string">
            <text:p>+</text:p>
          </table:table-cell>
          <table:table-cell table:style-name="ce9" table:formula="of:=RANDBETWEEN(11;68)" office:value-type="float" office:value="46" calcext:value-type="float">
            <text:p>46</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28" calcext:value-type="float">
            <text:p>228</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 calcext:value-type="float">
            <text:p>10</text:p>
          </table:table-cell>
          <table:table-cell table:style-name="ce40" table:formula="of:=CHOOSE([.Y5];&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5])-IFERROR(SEARCH(&quot;,&quot;;[.A5]);10);&quot;dixièmes&quot;;&quot;centièmes&quot;;&quot;millièmes&quot;;&quot;dix-millièmes&quot;;&quot;cent-millièmes&quot;;&quot;millionièmes&quot;);CHOOSE(-FIND(9;[.A5])+IFERROR(SEARCH(&quot;,&quot;;[.A5]);LEN([.A5])+1);&quot;unités&quot;;&quot;dizaines&quot;;&quot;centaines&quot;;&quot;u de mille&quot;;&quot;d de mille&quot;;&quot;c de  mille&quot;; &quot;u de millions&quot;;&quot;c de millions&quot;))" office:value-type="string" office:string-value="centaines" calcext:value-type="string">
            <text:p>centaines</text:p>
          </table:table-cell>
          <table:table-cell table:style-name="ce27" table:formula="of:=[.G5]+[.I5]" office:value-type="float" office:value="65" calcext:value-type="float">
            <text:p>65</text:p>
          </table:table-cell>
          <table:table-cell table:style-name="ce135" table:formula="of:=[.M5]*[.K5]/100" office:value-type="float" office:value="68.4" calcext:value-type="float">
            <text:p>68,4</text:p>
          </table:table-cell>
          <table:table-cell table:style-name="ce48" table:formula="of:=[.O5]*CHOOSE([.Y5];0;0.01;0.0001;0.000001;1000000;10000;100;0.000001;0.0001;0.01;100;10000;1000000)&amp;&quot; &quot;&amp;[.R5]" office:value-type="string" office:string-value="100000 m²" calcext:value-type="string">
            <text:p>100000 m²</text:p>
          </table:table-cell>
          <table:table-cell/>
          <table:table-cell table:formula="of:=RANK([.Z5];[.Z1:.Z10])+2" office:value-type="float" office:value="12" calcext:value-type="float">
            <text:p>12</text:p>
          </table:table-cell>
          <table:table-cell table:style-name="ce89" table:formula="of:=RAND()" office:value-type="float" office:value="0.370436020051725" calcext:value-type="float">
            <text:p>0,370436020051725</text:p>
          </table:table-cell>
          <table:table-cell table:number-columns-repeated="998"/>
        </table:table-row>
        <table:table-row table:style-name="ro3">
          <table:table-cell table:style-name="ce47" table:formula="of:=RANDBETWEEN(11;49)" office:value-type="float" office:value="40" calcext:value-type="float">
            <text:p>40</text:p>
          </table:table-cell>
          <table:table-cell table:style-name="ce7" office:value-type="string" calcext:value-type="string">
            <text:p>+</text:p>
          </table:table-cell>
          <table:table-cell table:style-name="ce7" table:formula="of:=RANDBETWEEN(11;78)" office:value-type="float" office:value="72" calcext:value-type="float">
            <text:p>72</text:p>
          </table:table-cell>
          <table:table-cell table:style-name="ce7" office:value-type="string" calcext:value-type="string">
            <text:p>+</text:p>
          </table:table-cell>
          <table:table-cell table:style-name="ce7" table:formula="of:=RANDBETWEEN(CEILING([.C6];10)/10;9)*10-[.C6]" office:value-type="float" office:value="18" calcext:value-type="float">
            <text:p>18</text:p>
          </table:table-cell>
          <table:table-cell table:style-name="ce10" office:value-type="string" calcext:value-type="string">
            <text:p>=</text:p>
          </table:table-cell>
          <table:table-cell table:style-name="ce4" table:formula="of:=ROUND(RANDBETWEEN(1;9)*100+100*(0.6*RAND()+0.7);0)" office:value-type="float" office:value="204" calcext:value-type="float">
            <text:p>204</text:p>
          </table:table-cell>
          <table:table-cell table:style-name="ce7" office:value-type="string" calcext:value-type="string">
            <text:p>+</text:p>
          </table:table-cell>
          <table:table-cell table:style-name="ce7" table:formula="of:=ROUND(RANDBETWEEN(1;9)*100+100*(0.6*RAND()+0.7);0)" office:value-type="float" office:value="478" calcext:value-type="float">
            <text:p>478</text:p>
          </table:table-cell>
          <table:table-cell table:style-name="ce143"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84" calcext:value-type="float">
            <text:p>8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Y6];&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6]+[.C6]+[.E6]" office:value-type="float" office:value="130" calcext:value-type="float">
            <text:p>130</text:p>
          </table:table-cell>
          <table:table-cell table:style-name="ce27" table:formula="of:=(ROUND([.G6]/100;0)+ROUND([.I6]/100;0))*100" office:value-type="float" office:value="700" calcext:value-type="float">
            <text:p>700</text:p>
          </table:table-cell>
          <table:table-cell table:style-name="ce135" table:formula="of:=[.M6]*[.K6]/100" office:value-type="float" office:value="25.2" calcext:value-type="float">
            <text:p>25,2</text:p>
          </table:table-cell>
          <table:table-cell table:style-name="ce48" table:formula="of:=[.O6]*CHOOSE([.Y6];0;0.01;0.0001;0.000001;1000000;10000;100;0.000001;0.0001;0.01;100;10000;1000000)&amp;&quot; &quot;&amp;[.R6]" office:value-type="string" office:string-value="0,01 m²" calcext:value-type="string">
            <text:p>0,01 m²</text:p>
          </table:table-cell>
          <table:table-cell/>
          <table:table-cell table:formula="of:=RANK([.Z6];[.Z1:.Z10])+2" office:value-type="float" office:value="9" calcext:value-type="float">
            <text:p>9</text:p>
          </table:table-cell>
          <table:table-cell table:style-name="ce89" table:formula="of:=RAND()" office:value-type="float" office:value="0.7204735046159" calcext:value-type="float">
            <text:p>0,7204735046159</text:p>
          </table:table-cell>
          <table:table-cell table:number-columns-repeated="998"/>
        </table:table-row>
        <table:table-row table:style-name="ro3">
          <table:table-cell table:style-name="ce4" table:formula="of:=RANDBETWEEN(11;78)" office:value-type="float" office:value="56" calcext:value-type="float">
            <text:p>56</text:p>
          </table:table-cell>
          <table:table-cell table:style-name="ce7" office:value-type="string" calcext:value-type="string">
            <text:p>+</text:p>
          </table:table-cell>
          <table:table-cell table:style-name="ce7" table:formula="of:=RANDBETWEEN(11;49)" office:value-type="float" office:value="31" calcext:value-type="float">
            <text:p>31</text:p>
          </table:table-cell>
          <table:table-cell table:style-name="ce7" office:value-type="string" calcext:value-type="string">
            <text:p>+</text:p>
          </table:table-cell>
          <table:table-cell table:style-name="ce7" table:formula="of:=RANDBETWEEN(CEILING([.A7];10)/10;9)*10-[.A7]" office:value-type="float" office:value="24" calcext:value-type="float">
            <text:p>24</text:p>
          </table:table-cell>
          <table:table-cell table:style-name="ce10" office:value-type="string" calcext:value-type="string">
            <text:p>=</text:p>
          </table:table-cell>
          <table:table-cell table:style-name="ce4" table:formula="of:=ROUND(RANDBETWEEN(1;9)*100+100*(0.6*RAND()+0.7);0)" office:value-type="float" office:value="722" calcext:value-type="float">
            <text:p>722</text:p>
          </table:table-cell>
          <table:table-cell table:style-name="ce7" office:value-type="string" calcext:value-type="string">
            <text:p>+</text:p>
          </table:table-cell>
          <table:table-cell table:style-name="ce7" table:formula="of:=ROUND(RANDBETWEEN(1;9)*100+100*(0.6*RAND()+0.7);0)" office:value-type="float" office:value="1010" calcext:value-type="float">
            <text:p>1010</text:p>
          </table:table-cell>
          <table:table-cell table:style-name="ce143" office:value-type="string" calcext:value-type="string">
            <text:p>≈</text:p>
          </table:table-cell>
          <table:table-cell table:style-name="ce4" table:formula="of:=RANDBETWEEN(11;30)" office:value-type="float" office:value="13" calcext:value-type="float">
            <text:p>13</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51" table:formula="of:=RANDBETWEEN(11;50)" office:value-type="float" office:value="11" calcext:value-type="float">
            <text:p>11</text:p>
          </table:table-cell>
          <table:table-cell table:style-name="ce40" office:value-type="string" calcext:value-type="string">
            <text:p>×</text:p>
          </table:table-cell>
          <table:table-cell table:style-name="ce40" table:formula="of:=CHOOSE(RANDBETWEEN(1;4);11;12;21;22)" office:value-type="float" office:value="21" calcext:value-type="float">
            <text:p>21</text:p>
          </table:table-cell>
          <table:table-cell table:style-name="ce118" office:value-type="string" calcext:value-type="string">
            <text:p>=</text:p>
          </table:table-cell>
          <table:table-cell/>
          <table:table-cell table:style-name="ce27" table:formula="of:=[.A7]+[.C7]+[.E7]" office:value-type="float" office:value="111" calcext:value-type="float">
            <text:p>111</text:p>
          </table:table-cell>
          <table:table-cell table:style-name="ce27" table:formula="of:=(ROUND([.G7]/100;0)+ROUND([.I7]/100;0))*100" office:value-type="float" office:value="1700" calcext:value-type="float">
            <text:p>1 700</text:p>
          </table:table-cell>
          <table:table-cell table:style-name="ce57" table:formula="of:=&quot;Q=&quot;&amp;QUOTIENT([.K7];[.M7])&amp;&quot;  R=&quot;&amp;MOD([.K7];[.M7])" office:value-type="string" office:string-value="Q=3  R=1" calcext:value-type="string">
            <text:p>Q=3 <text:s/>R=1</text:p>
          </table:table-cell>
          <table:table-cell table:style-name="ce48" table:formula="of:=[.O7]*[.Q7]" office:value-type="float" office:value="231" calcext:value-type="float">
            <text:p>231</text:p>
          </table:table-cell>
          <table:table-cell/>
          <table:table-cell table:formula="of:=RANK([.Z7];[.Z1:.Z10])+2" office:value-type="float" office:value="5" calcext:value-type="float">
            <text:p>5</text:p>
          </table:table-cell>
          <table:table-cell table:style-name="ce89" table:formula="of:=RAND()" office:value-type="float" office:value="0.854323339428339" calcext:value-type="float">
            <text:p>0,854323339428339</text:p>
          </table:table-cell>
          <table:table-cell table:number-columns-repeated="998"/>
        </table:table-row>
        <table:table-row table:style-name="ro3">
          <table:table-cell table:style-name="ce4" table:formula="of:=RANDBETWEEN(11;78)" office:value-type="float" office:value="32" calcext:value-type="float">
            <text:p>32</text:p>
          </table:table-cell>
          <table:table-cell table:style-name="ce7" office:value-type="string" calcext:value-type="string">
            <text:p>+</text:p>
          </table:table-cell>
          <table:table-cell table:style-name="ce7" table:formula="of:=RANDBETWEEN(CEILING([.A8];10)/10;9)*10-[.A8]" office:value-type="float" office:value="18" calcext:value-type="float">
            <text:p>18</text:p>
          </table:table-cell>
          <table:table-cell table:style-name="ce7" office:value-type="string" calcext:value-type="string">
            <text:p>+</text:p>
          </table:table-cell>
          <table:table-cell table:style-name="ce7" table:formula="of:=RANDBETWEEN(11;49)" office:value-type="float" office:value="47" calcext:value-type="float">
            <text:p>47</text:p>
          </table:table-cell>
          <table:table-cell table:style-name="ce10" office:value-type="string" calcext:value-type="string">
            <text:p>=</text:p>
          </table:table-cell>
          <table:table-cell table:style-name="ce4" table:formula="of:=ROUND(RANDBETWEEN(1;9)*100+100*(0.6*RAND()+0.7);0)" office:value-type="float" office:value="875" calcext:value-type="float">
            <text:p>875</text:p>
          </table:table-cell>
          <table:table-cell table:style-name="ce7" office:value-type="string" calcext:value-type="string">
            <text:p>+</text:p>
          </table:table-cell>
          <table:table-cell table:style-name="ce7" table:formula="of:=ROUND(RANDBETWEEN(1;9)*100+100*(0.6*RAND()+0.7);0)" office:value-type="float" office:value="797" calcext:value-type="float">
            <text:p>797</text:p>
          </table:table-cell>
          <table:table-cell table:style-name="ce143" office:value-type="string" calcext:value-type="string">
            <text:p>≈</text:p>
          </table:table-cell>
          <table:table-cell table:style-name="ce4" table:formula="of:=RANDBETWEEN(11;30)" office:value-type="float" office:value="11" calcext:value-type="float">
            <text:p>11</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1" table:formula="of:=RANDBETWEEN(11;50)" office:value-type="float" office:value="37" calcext:value-type="float">
            <text:p>37</text:p>
          </table:table-cell>
          <table:table-cell table:style-name="ce40" office:value-type="string" calcext:value-type="string">
            <text:p>×</text:p>
          </table:table-cell>
          <table:table-cell table:style-name="ce40" table:formula="of:=CHOOSE(RANDBETWEEN(1;4);11;12;21;22)" office:value-type="float" office:value="22" calcext:value-type="float">
            <text:p>22</text:p>
          </table:table-cell>
          <table:table-cell table:style-name="ce118" office:value-type="string" calcext:value-type="string">
            <text:p>=</text:p>
          </table:table-cell>
          <table:table-cell/>
          <table:table-cell table:style-name="ce27" table:formula="of:=[.A8]+[.C8]+[.E8]" office:value-type="float" office:value="97" calcext:value-type="float">
            <text:p>97</text:p>
          </table:table-cell>
          <table:table-cell table:style-name="ce27" table:formula="of:=(ROUND([.G8]/100;0)+ROUND([.I8]/100;0))*100" office:value-type="float" office:value="1700" calcext:value-type="float">
            <text:p>1 700</text:p>
          </table:table-cell>
          <table:table-cell table:style-name="ce57" table:formula="of:=&quot;Q=&quot;&amp;QUOTIENT([.K8];[.M8])&amp;&quot;  R=&quot;&amp;MOD([.K8];[.M8])" office:value-type="string" office:string-value="Q=1  R=5" calcext:value-type="string">
            <text:p>Q=1 <text:s/>R=5</text:p>
          </table:table-cell>
          <table:table-cell table:style-name="ce48" table:formula="of:=[.O8]*[.Q8]" office:value-type="float" office:value="814" calcext:value-type="float">
            <text:p>814</text:p>
          </table:table-cell>
          <table:table-cell/>
          <table:table-cell table:formula="of:=RANK([.Z8];[.Z1:.Z10])+2" office:value-type="float" office:value="10" calcext:value-type="float">
            <text:p>10</text:p>
          </table:table-cell>
          <table:table-cell table:style-name="ce89" table:formula="of:=RAND()" office:value-type="float" office:value="0.593364647911882" calcext:value-type="float">
            <text:p>0,593364647911882</text:p>
          </table:table-cell>
          <table:table-cell table:number-columns-repeated="998"/>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11" calcext:value-type="float">
            <text:p>11</text:p>
          </table:table-cell>
          <table:table-cell table:style-name="ce89" table:formula="of:=RAND()" office:value-type="float" office:value="0.450112431499079" calcext:value-type="float">
            <text:p>0,450112431499079</text:p>
          </table:table-cell>
          <table:table-cell table:number-columns-repeated="998"/>
        </table:table-row>
        <table:table-row table:style-name="ro4">
          <table:table-cell table:number-columns-repeated="24"/>
          <table:table-cell table:formula="of:=RANK([.Z10];[.Z1:.Z10])+2" office:value-type="float" office:value="6" calcext:value-type="float">
            <text:p>6</text:p>
          </table:table-cell>
          <table:table-cell table:style-name="ce89" table:formula="of:=RAND()" office:value-type="float" office:value="0.83865087338799" calcext:value-type="float">
            <text:p>0,83865087338799</text:p>
          </table:table-cell>
          <table:table-cell table:number-columns-repeated="998"/>
        </table:table-row>
        <table:table-row table:style-name="ro5">
          <table:table-cell table:number-columns-repeated="1024"/>
        </table:table-row>
        <table:table-row table:style-name="ro2">
          <table:table-cell table:style-name="ce66" office:value-type="string" calcext:value-type="string" table:number-columns-spanned="6" table:number-rows-spanned="2">
            <text:p>2<text:span text:style-name="T2">e</text:span> DAN</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7" calcext:value-type="float">
            <text:p>7</text:p>
          </table:table-cell>
          <table:table-cell table:style-name="ce89" table:formula="of:=RAND()" office:value-type="float" office:value="0.481145520278363" calcext:value-type="float">
            <text:p>0,481145520278363</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1163" calcext:value-type="string">
            <text:p>v1163</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Z13];[.Z12:.Z21])+2" office:value-type="float" office:value="3" calcext:value-type="float">
            <text:p>3</text:p>
          </table:table-cell>
          <table:table-cell table:style-name="ce89" table:formula="of:=RAND()" office:value-type="float" office:value="0.969061791687561" calcext:value-type="float">
            <text:p>0,969061791687561</text:p>
          </table:table-cell>
          <table:table-cell table:number-columns-repeated="998"/>
        </table:table-row>
        <table:table-row table:style-name="ro3">
          <table:table-cell table:style-name="ce37" office:value-type="string" calcext:value-type="string" table:number-columns-spanned="18" table:number-rows-spanned="1">
            <text:p>Mélange de calculs issus de toutes les ceintures</text:p>
          </table:table-cell>
          <table:covered-table-cell table:number-columns-repeated="5"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12]" office:value-type="string" office:string-value="AB" calcext:value-type="string">
            <text:p>AB</text:p>
          </table:table-cell>
          <table:table-cell table:style-name="ce99"/>
          <table:table-cell table:style-name="ce102" table:formula="of:=[.R13]" office:value-type="string" office:string-value="v1163" calcext:value-type="string">
            <text:p>v1163</text:p>
          </table:table-cell>
          <table:table-cell table:style-name="ce89"/>
          <table:table-cell table:formula="of:=RANK([.Z14];[.Z12:.Z21])+2" office:value-type="float" office:value="4" calcext:value-type="float">
            <text:p>4</text:p>
          </table:table-cell>
          <table:table-cell table:style-name="ce89" table:formula="of:=RAND()" office:value-type="float" office:value="0.939993206670784" calcext:value-type="float">
            <text:p>0,939993206670784</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73848.94" calcext:value-type="float">
            <text:p>73 848,94</text:p>
          </table:table-cell>
          <table:table-cell table:style-name="ce9" office:value-type="string" calcext:value-type="string">
            <text:p>9 est</text:p>
          </table:table-cell>
          <table:table-cell table:style-name="ce46" table:number-columns-repeated="3"/>
          <table:table-cell table:style-name="ce10"/>
          <table:table-cell table:style-name="ce4" table:formula="of:=RANDBETWEEN(11;68)" office:value-type="float" office:value="15" calcext:value-type="float">
            <text:p>15</text:p>
          </table:table-cell>
          <table:table-cell table:style-name="ce7"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96" calcext:value-type="float">
            <text:p>9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Y15];&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5])-IFERROR(SEARCH(&quot;,&quot;;[.A15]);10);&quot;dixièmes&quot;;&quot;centièmes&quot;;&quot;millièmes&quot;;&quot;dix-millièmes&quot;;&quot;cent-millièmes&quot;;&quot;millionièmes&quot;);CHOOSE(-FIND(9;[.A15])+IFERROR(SEARCH(&quot;,&quot;;[.A15]);LEN([.A15])+1);&quot;unités&quot;;&quot;dizaines&quot;;&quot;centaines&quot;;&quot;u de mille&quot;;&quot;d de mille&quot;;&quot;c de  mille&quot;; &quot;u de millions&quot;;&quot;c de millions&quot;))" office:value-type="string" office:string-value="dixièmes" calcext:value-type="string">
            <text:p>dixièmes</text:p>
          </table:table-cell>
          <table:table-cell table:style-name="ce27" table:formula="of:=[.G15]+[.I15]" office:value-type="float" office:value="44" calcext:value-type="float">
            <text:p>44</text:p>
          </table:table-cell>
          <table:table-cell table:style-name="ce135" table:formula="of:=[.M15]*[.K15]/100" office:value-type="float" office:value="28.8" calcext:value-type="float">
            <text:p>28,8</text:p>
          </table:table-cell>
          <table:table-cell table:style-name="ce48" table:formula="of:=[.O15]*CHOOSE([.Y15];0;0.01;0.0001;0.000001;1000000;10000;100;0.000001;0.0001;0.01;100;10000;1000000)&amp;&quot; &quot;&amp;[.R15]" office:value-type="string" office:string-value="10000 m²" calcext:value-type="string">
            <text:p>10000 m²</text:p>
          </table:table-cell>
          <table:table-cell/>
          <table:table-cell table:formula="of:=RANK([.Z15];[.Z12:.Z21])+2" office:value-type="float" office:value="11" calcext:value-type="float">
            <text:p>11</text:p>
          </table:table-cell>
          <table:table-cell table:style-name="ce89" table:formula="of:=RAND()" office:value-type="float" office:value="0.0663581269324726" calcext:value-type="float">
            <text:p>0,066358126932473</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78.06197" calcext:value-type="float">
            <text:p>78,06197</text:p>
          </table:table-cell>
          <table:table-cell table:style-name="ce9" office:value-type="string" calcext:value-type="string">
            <text:p>9 est</text:p>
          </table:table-cell>
          <table:table-cell table:style-name="ce9" table:number-columns-repeated="3"/>
          <table:table-cell table:style-name="ce10"/>
          <table:table-cell table:style-name="ce50" table:formula="of:=CHOOSE(RANDBETWEEN(1;3);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27" calcext:value-type="float">
            <text:p>27</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76" calcext:value-type="float">
            <text:p>37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Y16];&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16])-IFERROR(SEARCH(&quot;,&quot;;[.A16]);10);&quot;dixièmes&quot;;&quot;centièmes&quot;;&quot;millièmes&quot;;&quot;dix-millièmes&quot;;&quot;cent-millièmes&quot;;&quot;millionièmes&quot;);CHOOSE(-FIND(9;[.A16])+IFERROR(SEARCH(&quot;,&quot;;[.A16]);LEN([.A16])+1);&quot;unités&quot;;&quot;dizaines&quot;;&quot;centaines&quot;;&quot;u de mille&quot;;&quot;d de mille&quot;;&quot;c de  mille&quot;; &quot;u de millions&quot;;&quot;c de millions&quot;))" office:value-type="string" office:string-value="dix-millièmes" calcext:value-type="string">
            <text:p>dix-millièmes</text:p>
          </table:table-cell>
          <table:table-cell table:style-name="ce27" table:formula="of:=[.G16]+[.I16]" office:value-type="float" office:value="56" calcext:value-type="float">
            <text:p>56</text:p>
          </table:table-cell>
          <table:table-cell table:style-name="ce135" table:formula="of:=[.M16]*[.K16]/100" office:value-type="float" office:value="112.8" calcext:value-type="float">
            <text:p>112,8</text:p>
          </table:table-cell>
          <table:table-cell table:style-name="ce48" table:formula="of:=[.O16]*CHOOSE([.Y16];0;0.01;0.0001;0.000001;1000000;10000;100;0.000001;0.0001;0.01;100;10000;1000000)&amp;&quot; &quot;&amp;[.R16]" office:value-type="string" office:string-value="100000000 m²" calcext:value-type="string">
            <text:p>100000000 m²</text:p>
          </table:table-cell>
          <table:table-cell/>
          <table:table-cell table:formula="of:=RANK([.Z16];[.Z12:.Z21])+2" office:value-type="float" office:value="5" calcext:value-type="float">
            <text:p>5</text:p>
          </table:table-cell>
          <table:table-cell table:style-name="ce89" table:formula="of:=RAND()" office:value-type="float" office:value="0.903235622408642" calcext:value-type="float">
            <text:p>0,903235622408642</text:p>
          </table:table-cell>
          <table:table-cell table:number-columns-repeated="998"/>
        </table:table-row>
        <table:table-row table:style-name="ro3">
          <table:table-cell table:style-name="ce47" table:formula="of:=RANDBETWEEN(11;49)" office:value-type="float" office:value="12" calcext:value-type="float">
            <text:p>12</text:p>
          </table:table-cell>
          <table:table-cell table:style-name="ce7" office:value-type="string" calcext:value-type="string">
            <text:p>+</text:p>
          </table:table-cell>
          <table:table-cell table:style-name="ce7" table:formula="of:=RANDBETWEEN(11;78)" office:value-type="float" office:value="39" calcext:value-type="float">
            <text:p>39</text:p>
          </table:table-cell>
          <table:table-cell table:style-name="ce7" office:value-type="string" calcext:value-type="string">
            <text:p>+</text:p>
          </table:table-cell>
          <table:table-cell table:style-name="ce7" table:formula="of:=RANDBETWEEN(CEILING([.C17];10)/10;9)*10-[.C17]" office:value-type="float" office:value="21" calcext:value-type="float">
            <text:p>21</text:p>
          </table:table-cell>
          <table:table-cell table:style-name="ce10" office:value-type="string" calcext:value-type="string">
            <text:p>=</text:p>
          </table:table-cell>
          <table:table-cell table:style-name="ce4" table:formula="of:=ROUND(RANDBETWEEN(1;9)*100+100*(0.6*RAND()+0.7);0)" office:value-type="float" office:value="899" calcext:value-type="float">
            <text:p>899</text:p>
          </table:table-cell>
          <table:table-cell table:style-name="ce7" office:value-type="string" calcext:value-type="string">
            <text:p>+</text:p>
          </table:table-cell>
          <table:table-cell table:style-name="ce7" table:formula="of:=ROUND(RANDBETWEEN(1;9)*100+100*(0.6*RAND()+0.7);0)" office:value-type="float" office:value="877" calcext:value-type="float">
            <text:p>877</text:p>
          </table:table-cell>
          <table:table-cell table:style-name="ce143"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68" calcext:value-type="float">
            <text:p>368</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100" calcext:value-type="float">
            <text:p>100</text:p>
          </table:table-cell>
          <table:table-cell table:style-name="ce40" table:formula="of:=CHOOSE([.Y17];&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17]+[.C17]+[.E17]" office:value-type="float" office:value="72" calcext:value-type="float">
            <text:p>72</text:p>
          </table:table-cell>
          <table:table-cell table:style-name="ce27" table:formula="of:=(ROUND([.G17]/100;0)+ROUND([.I17]/100;0))*100" office:value-type="float" office:value="1800" calcext:value-type="float">
            <text:p>1 800</text:p>
          </table:table-cell>
          <table:table-cell table:style-name="ce135" table:formula="of:=[.M17]*[.K17]/100" office:value-type="float" office:value="110.4" calcext:value-type="float">
            <text:p>110,4</text:p>
          </table:table-cell>
          <table:table-cell table:style-name="ce48" table:formula="of:=[.O17]*CHOOSE([.Y17];0;0.01;0.0001;0.000001;1000000;10000;100;0.000001;0.0001;0.01;100;10000;1000000)&amp;&quot; &quot;&amp;[.R17]" office:value-type="string" office:string-value="1000000 m²" calcext:value-type="string">
            <text:p>1000000 m²</text:p>
          </table:table-cell>
          <table:table-cell/>
          <table:table-cell table:formula="of:=RANK([.Z17];[.Z12:.Z21])+2" office:value-type="float" office:value="12" calcext:value-type="float">
            <text:p>12</text:p>
          </table:table-cell>
          <table:table-cell table:style-name="ce89" table:formula="of:=RAND()" office:value-type="float" office:value="0.0535558896388369" calcext:value-type="float">
            <text:p>0,053555889638837</text:p>
          </table:table-cell>
          <table:table-cell table:number-columns-repeated="998"/>
        </table:table-row>
        <table:table-row table:style-name="ro3">
          <table:table-cell table:style-name="ce4" table:formula="of:=RANDBETWEEN(11;78)" office:value-type="float" office:value="46" calcext:value-type="float">
            <text:p>46</text:p>
          </table:table-cell>
          <table:table-cell table:style-name="ce7" office:value-type="string" calcext:value-type="string">
            <text:p>+</text:p>
          </table:table-cell>
          <table:table-cell table:style-name="ce7" table:formula="of:=RANDBETWEEN(11;49)" office:value-type="float" office:value="14" calcext:value-type="float">
            <text:p>14</text:p>
          </table:table-cell>
          <table:table-cell table:style-name="ce7" office:value-type="string" calcext:value-type="string">
            <text:p>+</text:p>
          </table:table-cell>
          <table:table-cell table:style-name="ce7" table:formula="of:=RANDBETWEEN(CEILING([.A18];10)/10;9)*10-[.A18]" office:value-type="float" office:value="44" calcext:value-type="float">
            <text:p>44</text:p>
          </table:table-cell>
          <table:table-cell table:style-name="ce10" office:value-type="string" calcext:value-type="string">
            <text:p>=</text:p>
          </table:table-cell>
          <table:table-cell table:style-name="ce4" table:formula="of:=ROUND(RANDBETWEEN(1;9)*100+100*(0.6*RAND()+0.7);0)" office:value-type="float" office:value="923" calcext:value-type="float">
            <text:p>923</text:p>
          </table:table-cell>
          <table:table-cell table:style-name="ce7" office:value-type="string" calcext:value-type="string">
            <text:p>+</text:p>
          </table:table-cell>
          <table:table-cell table:style-name="ce7" table:formula="of:=ROUND(RANDBETWEEN(1;9)*100+100*(0.6*RAND()+0.7);0)" office:value-type="float" office:value="585" calcext:value-type="float">
            <text:p>585</text:p>
          </table:table-cell>
          <table:table-cell table:style-name="ce143" office:value-type="string" calcext:value-type="string">
            <text:p>≈</text:p>
          </table:table-cell>
          <table:table-cell table:style-name="ce4" table:formula="of:=RANDBETWEEN(11;30)" office:value-type="float" office:value="24" calcext:value-type="float">
            <text:p>24</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51" table:formula="of:=RANDBETWEEN(11;50)" office:value-type="float" office:value="18" calcext:value-type="float">
            <text:p>18</text:p>
          </table:table-cell>
          <table:table-cell table:style-name="ce40" office:value-type="string" calcext:value-type="string">
            <text:p>×</text:p>
          </table:table-cell>
          <table:table-cell table:style-name="ce40" table:formula="of:=CHOOSE(RANDBETWEEN(1;4);11;12;21;22)" office:value-type="float" office:value="21" calcext:value-type="float">
            <text:p>21</text:p>
          </table:table-cell>
          <table:table-cell table:style-name="ce118" office:value-type="string" calcext:value-type="string">
            <text:p>=</text:p>
          </table:table-cell>
          <table:table-cell/>
          <table:table-cell table:style-name="ce27" table:formula="of:=[.A18]+[.C18]+[.E18]" office:value-type="float" office:value="104" calcext:value-type="float">
            <text:p>104</text:p>
          </table:table-cell>
          <table:table-cell table:style-name="ce27" table:formula="of:=(ROUND([.G18]/100;0)+ROUND([.I18]/100;0))*100" office:value-type="float" office:value="1500" calcext:value-type="float">
            <text:p>1 500</text:p>
          </table:table-cell>
          <table:table-cell table:style-name="ce57" table:formula="of:=&quot;Q=&quot;&amp;QUOTIENT([.K18];[.M18])&amp;&quot;  R=&quot;&amp;MOD([.K18];[.M18])" office:value-type="string" office:string-value="Q=3  R=0" calcext:value-type="string">
            <text:p>Q=3 <text:s/>R=0</text:p>
          </table:table-cell>
          <table:table-cell table:style-name="ce48" table:formula="of:=[.O18]*[.Q18]" office:value-type="float" office:value="378" calcext:value-type="float">
            <text:p>378</text:p>
          </table:table-cell>
          <table:table-cell/>
          <table:table-cell table:formula="of:=RANK([.Z18];[.Z12:.Z21])+2" office:value-type="float" office:value="9" calcext:value-type="float">
            <text:p>9</text:p>
          </table:table-cell>
          <table:table-cell table:style-name="ce89" table:formula="of:=RAND()" office:value-type="float" office:value="0.188731071656368" calcext:value-type="float">
            <text:p>0,188731071656368</text:p>
          </table:table-cell>
          <table:table-cell table:number-columns-repeated="998"/>
        </table:table-row>
        <table:table-row table:style-name="ro3">
          <table:table-cell table:style-name="ce4" table:formula="of:=RANDBETWEEN(11;78)" office:value-type="float" office:value="25" calcext:value-type="float">
            <text:p>25</text:p>
          </table:table-cell>
          <table:table-cell table:style-name="ce7" office:value-type="string" calcext:value-type="string">
            <text:p>+</text:p>
          </table:table-cell>
          <table:table-cell table:style-name="ce7" table:formula="of:=RANDBETWEEN(CEILING([.A19];10)/10;9)*10-[.A19]" office:value-type="float" office:value="55" calcext:value-type="float">
            <text:p>55</text:p>
          </table:table-cell>
          <table:table-cell table:style-name="ce7" office:value-type="string" calcext:value-type="string">
            <text:p>+</text:p>
          </table:table-cell>
          <table:table-cell table:style-name="ce7" table:formula="of:=RANDBETWEEN(11;49)" office:value-type="float" office:value="39" calcext:value-type="float">
            <text:p>39</text:p>
          </table:table-cell>
          <table:table-cell table:style-name="ce10" office:value-type="string" calcext:value-type="string">
            <text:p>=</text:p>
          </table:table-cell>
          <table:table-cell table:style-name="ce4" table:formula="of:=ROUND(RANDBETWEEN(1;9)*100+100*(0.6*RAND()+0.7);0)" office:value-type="float" office:value="989" calcext:value-type="float">
            <text:p>989</text:p>
          </table:table-cell>
          <table:table-cell table:style-name="ce7" office:value-type="string" calcext:value-type="string">
            <text:p>+</text:p>
          </table:table-cell>
          <table:table-cell table:style-name="ce7" table:formula="of:=ROUND(RANDBETWEEN(1;9)*100+100*(0.6*RAND()+0.7);0)" office:value-type="float" office:value="572" calcext:value-type="float">
            <text:p>572</text:p>
          </table:table-cell>
          <table:table-cell table:style-name="ce143" office:value-type="string" calcext:value-type="string">
            <text:p>≈</text:p>
          </table:table-cell>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51" table:formula="of:=RANDBETWEEN(11;50)" office:value-type="float" office:value="39" calcext:value-type="float">
            <text:p>39</text:p>
          </table:table-cell>
          <table:table-cell table:style-name="ce40" office:value-type="string" calcext:value-type="string">
            <text:p>×</text:p>
          </table:table-cell>
          <table:table-cell table:style-name="ce40" table:formula="of:=CHOOSE(RANDBETWEEN(1;4);11;12;21;22)" office:value-type="float" office:value="22" calcext:value-type="float">
            <text:p>22</text:p>
          </table:table-cell>
          <table:table-cell table:style-name="ce118" office:value-type="string" calcext:value-type="string">
            <text:p>=</text:p>
          </table:table-cell>
          <table:table-cell/>
          <table:table-cell table:style-name="ce27" table:formula="of:=[.A19]+[.C19]+[.E19]" office:value-type="float" office:value="119" calcext:value-type="float">
            <text:p>119</text:p>
          </table:table-cell>
          <table:table-cell table:style-name="ce27" table:formula="of:=(ROUND([.G19]/100;0)+ROUND([.I19]/100;0))*100" office:value-type="float" office:value="1600" calcext:value-type="float">
            <text:p>1 600</text:p>
          </table:table-cell>
          <table:table-cell table:style-name="ce57" table:formula="of:=&quot;Q=&quot;&amp;QUOTIENT([.K19];[.M19])&amp;&quot;  R=&quot;&amp;MOD([.K19];[.M19])" office:value-type="string" office:string-value="Q=4  R=3" calcext:value-type="string">
            <text:p>Q=4 <text:s/>R=3</text:p>
          </table:table-cell>
          <table:table-cell table:style-name="ce48" table:formula="of:=[.O19]*[.Q19]" office:value-type="float" office:value="858" calcext:value-type="float">
            <text:p>858</text:p>
          </table:table-cell>
          <table:table-cell/>
          <table:table-cell table:formula="of:=RANK([.Z19];[.Z12:.Z21])+2" office:value-type="float" office:value="6" calcext:value-type="float">
            <text:p>6</text:p>
          </table:table-cell>
          <table:table-cell table:style-name="ce89" table:formula="of:=RAND()" office:value-type="float" office:value="0.872371547162641" calcext:value-type="float">
            <text:p>0,872371547162641</text:p>
          </table:table-cell>
          <table:table-cell table:number-columns-repeated="998"/>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10" calcext:value-type="float">
            <text:p>10</text:p>
          </table:table-cell>
          <table:table-cell table:style-name="ce89" table:formula="of:=RAND()" office:value-type="float" office:value="0.178575372574737" calcext:value-type="float">
            <text:p>0,178575372574737</text:p>
          </table:table-cell>
          <table:table-cell table:number-columns-repeated="998"/>
        </table:table-row>
        <table:table-row table:style-name="ro4">
          <table:table-cell table:number-columns-repeated="24"/>
          <table:table-cell table:formula="of:=RANK([.Z21];[.Z12:.Z21])+2" office:value-type="float" office:value="8" calcext:value-type="float">
            <text:p>8</text:p>
          </table:table-cell>
          <table:table-cell table:style-name="ce89" table:formula="of:=RAND()" office:value-type="float" office:value="0.215341819521039" calcext:value-type="float">
            <text:p>0,215341819521039</text:p>
          </table:table-cell>
          <table:table-cell table:number-columns-repeated="998"/>
        </table:table-row>
        <table:table-row table:style-name="ro5">
          <table:table-cell table:number-columns-repeated="1024"/>
        </table:table-row>
        <table:table-row table:style-name="ro2">
          <table:table-cell table:style-name="ce66" office:value-type="string" calcext:value-type="string" table:number-columns-spanned="6" table:number-rows-spanned="2">
            <text:p>2<text:span text:style-name="T2">e</text:span> DAN</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12" calcext:value-type="float">
            <text:p>12</text:p>
          </table:table-cell>
          <table:table-cell table:style-name="ce89" table:formula="of:=RAND()" office:value-type="float" office:value="0.0711911908899202" calcext:value-type="float">
            <text:p>0,07119119088992</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1163" calcext:value-type="string">
            <text:p>v1163</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Z24];[.Z23:.Z32])+2" office:value-type="float" office:value="9" calcext:value-type="float">
            <text:p>9</text:p>
          </table:table-cell>
          <table:table-cell table:style-name="ce89" table:formula="of:=RAND()" office:value-type="float" office:value="0.323198293608182" calcext:value-type="float">
            <text:p>0,323198293608182</text:p>
          </table:table-cell>
          <table:table-cell table:number-columns-repeated="998"/>
        </table:table-row>
        <table:table-row table:style-name="ro3">
          <table:table-cell table:style-name="ce37" office:value-type="string" calcext:value-type="string" table:number-columns-spanned="18" table:number-rows-spanned="1">
            <text:p>Mélange de calculs issus de toutes les ceintures</text:p>
          </table:table-cell>
          <table:covered-table-cell table:number-columns-repeated="5"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23]" office:value-type="string" office:string-value="AC" calcext:value-type="string">
            <text:p>AC</text:p>
          </table:table-cell>
          <table:table-cell table:style-name="ce99"/>
          <table:table-cell table:style-name="ce102" table:formula="of:=[.R24]" office:value-type="string" office:string-value="v1163" calcext:value-type="string">
            <text:p>v1163</text:p>
          </table:table-cell>
          <table:table-cell table:style-name="ce89"/>
          <table:table-cell table:formula="of:=RANK([.Z25];[.Z23:.Z32])+2" office:value-type="float" office:value="6" calcext:value-type="float">
            <text:p>6</text:p>
          </table:table-cell>
          <table:table-cell table:style-name="ce89" table:formula="of:=RAND()" office:value-type="float" office:value="0.652742293501302" calcext:value-type="float">
            <text:p>0,652742293501302</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9142445" calcext:value-type="float">
            <text:p>9 142 445</text:p>
          </table:table-cell>
          <table:table-cell table:style-name="ce9" office:value-type="string" calcext:value-type="string">
            <text:p>9 est</text:p>
          </table:table-cell>
          <table:table-cell table:style-name="ce46" table:number-columns-repeated="3"/>
          <table:table-cell table:style-name="ce10"/>
          <table:table-cell table:style-name="ce4" table:formula="of:=RANDBETWEEN(11;68)" office:value-type="float" office:value="51" calcext:value-type="float">
            <text:p>51</text:p>
          </table:table-cell>
          <table:table-cell table:style-name="ce7"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76" calcext:value-type="float">
            <text:p>376</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60" calcext:value-type="float">
            <text:p>60</text:p>
          </table:table-cell>
          <table:table-cell table:style-name="ce40" table:formula="of:=CHOOSE([.Y26];&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6])-IFERROR(SEARCH(&quot;,&quot;;[.A26]);10);&quot;dixièmes&quot;;&quot;centièmes&quot;;&quot;millièmes&quot;;&quot;dix-millièmes&quot;;&quot;cent-millièmes&quot;;&quot;millionièmes&quot;);CHOOSE(-FIND(9;[.A26])+IFERROR(SEARCH(&quot;,&quot;;[.A26]);LEN([.A26])+1);&quot;unités&quot;;&quot;dizaines&quot;;&quot;centaines&quot;;&quot;u de mille&quot;;&quot;d de mille&quot;;&quot;c de  mille&quot;; &quot;u de millions&quot;;&quot;c de millions&quot;))" office:value-type="string" office:string-value="u de millions" calcext:value-type="string">
            <text:p>u de millions</text:p>
          </table:table-cell>
          <table:table-cell table:style-name="ce27" table:formula="of:=[.G26]+[.I26]" office:value-type="float" office:value="80" calcext:value-type="float">
            <text:p>80</text:p>
          </table:table-cell>
          <table:table-cell table:style-name="ce135" table:formula="of:=[.M26]*[.K26]/100" office:value-type="float" office:value="75.2" calcext:value-type="float">
            <text:p>75,2</text:p>
          </table:table-cell>
          <table:table-cell table:style-name="ce48" table:formula="of:=[.O26]*CHOOSE([.Y26];0;0.01;0.0001;0.000001;1000000;10000;100;0.000001;0.0001;0.01;100;10000;1000000)&amp;&quot; &quot;&amp;[.R26]" office:value-type="string" office:string-value="6000 m²" calcext:value-type="string">
            <text:p>6000 m²</text:p>
          </table:table-cell>
          <table:table-cell/>
          <table:table-cell table:formula="of:=RANK([.Z26];[.Z23:.Z32])+2" office:value-type="float" office:value="7" calcext:value-type="float">
            <text:p>7</text:p>
          </table:table-cell>
          <table:table-cell table:style-name="ce89" table:formula="of:=RAND()" office:value-type="float" office:value="0.469996104438333" calcext:value-type="float">
            <text:p>0,469996104438333</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98435.46" calcext:value-type="float">
            <text:p>98 435,46</text:p>
          </table:table-cell>
          <table:table-cell table:style-name="ce9" office:value-type="string" calcext:value-type="string">
            <text:p>9 est</text:p>
          </table:table-cell>
          <table:table-cell table:style-name="ce9" table:number-columns-repeated="3"/>
          <table:table-cell table:style-name="ce10"/>
          <table:table-cell table:style-name="ce50" table:formula="of:=CHOOSE(RANDBETWEEN(1;3);9;19;29)" office:value-type="float" office:value="19" calcext:value-type="float">
            <text:p>19</text:p>
          </table:table-cell>
          <table:table-cell table:style-name="ce7" office:value-type="string" calcext:value-type="string">
            <text:p>+</text:p>
          </table:table-cell>
          <table:table-cell table:style-name="ce9" table:formula="of:=RANDBETWEEN(11;68)" office:value-type="float" office:value="37" calcext:value-type="float">
            <text:p>37</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04" calcext:value-type="float">
            <text:p>10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419.58" calcext:value-type="float">
            <text:p>419,58</text:p>
          </table:table-cell>
          <table:table-cell table:style-name="ce40" table:formula="of:=CHOOSE([.Y2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27])-IFERROR(SEARCH(&quot;,&quot;;[.A27]);10);&quot;dixièmes&quot;;&quot;centièmes&quot;;&quot;millièmes&quot;;&quot;dix-millièmes&quot;;&quot;cent-millièmes&quot;;&quot;millionièmes&quot;);CHOOSE(-FIND(9;[.A27])+IFERROR(SEARCH(&quot;,&quot;;[.A27]);LEN([.A27])+1);&quot;unités&quot;;&quot;dizaines&quot;;&quot;centaines&quot;;&quot;u de mille&quot;;&quot;d de mille&quot;;&quot;c de  mille&quot;; &quot;u de millions&quot;;&quot;c de millions&quot;))" office:value-type="string" office:string-value="d de mille" calcext:value-type="string">
            <text:p>d de mille</text:p>
          </table:table-cell>
          <table:table-cell table:style-name="ce27" table:formula="of:=[.G27]+[.I27]" office:value-type="float" office:value="56" calcext:value-type="float">
            <text:p>56</text:p>
          </table:table-cell>
          <table:table-cell table:style-name="ce135" table:formula="of:=[.M27]*[.K27]/100" office:value-type="float" office:value="41.6" calcext:value-type="float">
            <text:p>41,6</text:p>
          </table:table-cell>
          <table:table-cell table:style-name="ce48" table:formula="of:=[.O27]*CHOOSE([.Y27];0;0.01;0.0001;0.000001;1000000;10000;100;0.000001;0.0001;0.01;100;10000;1000000)&amp;&quot; &quot;&amp;[.R27]" office:value-type="string" office:string-value="0,041958 m²" calcext:value-type="string">
            <text:p>0,041958 m²</text:p>
          </table:table-cell>
          <table:table-cell/>
          <table:table-cell table:formula="of:=RANK([.Z27];[.Z23:.Z32])+2" office:value-type="float" office:value="3" calcext:value-type="float">
            <text:p>3</text:p>
          </table:table-cell>
          <table:table-cell table:style-name="ce89" table:formula="of:=RAND()" office:value-type="float" office:value="0.946038634157627" calcext:value-type="float">
            <text:p>0,946038634157627</text:p>
          </table:table-cell>
          <table:table-cell table:number-columns-repeated="998"/>
        </table:table-row>
        <table:table-row table:style-name="ro3">
          <table:table-cell table:style-name="ce47" table:formula="of:=RANDBETWEEN(11;49)" office:value-type="float" office:value="17" calcext:value-type="float">
            <text:p>17</text:p>
          </table:table-cell>
          <table:table-cell table:style-name="ce7" office:value-type="string" calcext:value-type="string">
            <text:p>+</text:p>
          </table:table-cell>
          <table:table-cell table:style-name="ce7" table:formula="of:=RANDBETWEEN(11;78)" office:value-type="float" office:value="39" calcext:value-type="float">
            <text:p>39</text:p>
          </table:table-cell>
          <table:table-cell table:style-name="ce7" office:value-type="string" calcext:value-type="string">
            <text:p>+</text:p>
          </table:table-cell>
          <table:table-cell table:style-name="ce7" table:formula="of:=RANDBETWEEN(CEILING([.C28];10)/10;9)*10-[.C28]" office:value-type="float" office:value="1" calcext:value-type="float">
            <text:p>1</text:p>
          </table:table-cell>
          <table:table-cell table:style-name="ce10" office:value-type="string" calcext:value-type="string">
            <text:p>=</text:p>
          </table:table-cell>
          <table:table-cell table:style-name="ce4" table:formula="of:=ROUND(RANDBETWEEN(1;9)*100+100*(0.6*RAND()+0.7);0)" office:value-type="float" office:value="200" calcext:value-type="float">
            <text:p>200</text:p>
          </table:table-cell>
          <table:table-cell table:style-name="ce7" office:value-type="string" calcext:value-type="string">
            <text:p>+</text:p>
          </table:table-cell>
          <table:table-cell table:style-name="ce7" table:formula="of:=ROUND(RANDBETWEEN(1;9)*100+100*(0.6*RAND()+0.7);0)" office:value-type="float" office:value="710" calcext:value-type="float">
            <text:p>710</text:p>
          </table:table-cell>
          <table:table-cell table:style-name="ce143"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60" calcext:value-type="float">
            <text:p>36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2.68" calcext:value-type="float">
            <text:p>2,68</text:p>
          </table:table-cell>
          <table:table-cell table:style-name="ce40" table:formula="of:=CHOOSE([.Y28];&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28]+[.C28]+[.E28]" office:value-type="float" office:value="57" calcext:value-type="float">
            <text:p>57</text:p>
          </table:table-cell>
          <table:table-cell table:style-name="ce27" table:formula="of:=(ROUND([.G28]/100;0)+ROUND([.I28]/100;0))*100" office:value-type="float" office:value="900" calcext:value-type="float">
            <text:p>900</text:p>
          </table:table-cell>
          <table:table-cell table:style-name="ce135" table:formula="of:=[.M28]*[.K28]/100" office:value-type="float" office:value="108" calcext:value-type="float">
            <text:p>108</text:p>
          </table:table-cell>
          <table:table-cell table:style-name="ce48" table:formula="of:=[.O28]*CHOOSE([.Y28];0;0.01;0.0001;0.000001;1000000;10000;100;0.000001;0.0001;0.01;100;10000;1000000)&amp;&quot; &quot;&amp;[.R28]" office:value-type="string" office:string-value="0,0268 m²" calcext:value-type="string">
            <text:p>0,0268 m²</text:p>
          </table:table-cell>
          <table:table-cell/>
          <table:table-cell table:formula="of:=RANK([.Z28];[.Z23:.Z32])+2" office:value-type="float" office:value="10" calcext:value-type="float">
            <text:p>10</text:p>
          </table:table-cell>
          <table:table-cell table:style-name="ce89" table:formula="of:=RAND()" office:value-type="float" office:value="0.307276339828059" calcext:value-type="float">
            <text:p>0,307276339828059</text:p>
          </table:table-cell>
          <table:table-cell table:number-columns-repeated="998"/>
        </table:table-row>
        <table:table-row table:style-name="ro3">
          <table:table-cell table:style-name="ce4" table:formula="of:=RANDBETWEEN(11;78)" office:value-type="float" office:value="42" calcext:value-type="float">
            <text:p>42</text:p>
          </table:table-cell>
          <table:table-cell table:style-name="ce7" office:value-type="string" calcext:value-type="string">
            <text:p>+</text:p>
          </table:table-cell>
          <table:table-cell table:style-name="ce7" table:formula="of:=RANDBETWEEN(11;49)" office:value-type="float" office:value="15" calcext:value-type="float">
            <text:p>15</text:p>
          </table:table-cell>
          <table:table-cell table:style-name="ce7" office:value-type="string" calcext:value-type="string">
            <text:p>+</text:p>
          </table:table-cell>
          <table:table-cell table:style-name="ce7" table:formula="of:=RANDBETWEEN(CEILING([.A29];10)/10;9)*10-[.A29]" office:value-type="float" office:value="38" calcext:value-type="float">
            <text:p>38</text:p>
          </table:table-cell>
          <table:table-cell table:style-name="ce10" office:value-type="string" calcext:value-type="string">
            <text:p>=</text:p>
          </table:table-cell>
          <table:table-cell table:style-name="ce4" table:formula="of:=ROUND(RANDBETWEEN(1;9)*100+100*(0.6*RAND()+0.7);0)" office:value-type="float" office:value="228" calcext:value-type="float">
            <text:p>228</text:p>
          </table:table-cell>
          <table:table-cell table:style-name="ce7" office:value-type="string" calcext:value-type="string">
            <text:p>+</text:p>
          </table:table-cell>
          <table:table-cell table:style-name="ce7" table:formula="of:=ROUND(RANDBETWEEN(1;9)*100+100*(0.6*RAND()+0.7);0)" office:value-type="float" office:value="909" calcext:value-type="float">
            <text:p>909</text:p>
          </table:table-cell>
          <table:table-cell table:style-name="ce143" office:value-type="string" calcext:value-type="string">
            <text:p>≈</text:p>
          </table:table-cell>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1" table:formula="of:=RANDBETWEEN(11;50)" office:value-type="float" office:value="14" calcext:value-type="float">
            <text:p>14</text:p>
          </table:table-cell>
          <table:table-cell table:style-name="ce40" office:value-type="string" calcext:value-type="string">
            <text:p>×</text:p>
          </table:table-cell>
          <table:table-cell table:style-name="ce40" table:formula="of:=CHOOSE(RANDBETWEEN(1;4);11;12;21;22)" office:value-type="float" office:value="11" calcext:value-type="float">
            <text:p>11</text:p>
          </table:table-cell>
          <table:table-cell table:style-name="ce118" office:value-type="string" calcext:value-type="string">
            <text:p>=</text:p>
          </table:table-cell>
          <table:table-cell/>
          <table:table-cell table:style-name="ce27" table:formula="of:=[.A29]+[.C29]+[.E29]" office:value-type="float" office:value="95" calcext:value-type="float">
            <text:p>95</text:p>
          </table:table-cell>
          <table:table-cell table:style-name="ce27" table:formula="of:=(ROUND([.G29]/100;0)+ROUND([.I29]/100;0))*100" office:value-type="float" office:value="1100" calcext:value-type="float">
            <text:p>1 100</text:p>
          </table:table-cell>
          <table:table-cell table:style-name="ce57" table:formula="of:=&quot;Q=&quot;&amp;QUOTIENT([.K29];[.M29])&amp;&quot;  R=&quot;&amp;MOD([.K29];[.M29])" office:value-type="string" office:string-value="Q=2  R=5" calcext:value-type="string">
            <text:p>Q=2 <text:s/>R=5</text:p>
          </table:table-cell>
          <table:table-cell table:style-name="ce48" table:formula="of:=[.O29]*[.Q29]" office:value-type="float" office:value="154" calcext:value-type="float">
            <text:p>154</text:p>
          </table:table-cell>
          <table:table-cell/>
          <table:table-cell table:formula="of:=RANK([.Z29];[.Z23:.Z32])+2" office:value-type="float" office:value="8" calcext:value-type="float">
            <text:p>8</text:p>
          </table:table-cell>
          <table:table-cell table:style-name="ce89" table:formula="of:=RAND()" office:value-type="float" office:value="0.466481678275573" calcext:value-type="float">
            <text:p>0,466481678275573</text:p>
          </table:table-cell>
          <table:table-cell table:number-columns-repeated="998"/>
        </table:table-row>
        <table:table-row table:style-name="ro3">
          <table:table-cell table:style-name="ce4" table:formula="of:=RANDBETWEEN(11;78)" office:value-type="float" office:value="22" calcext:value-type="float">
            <text:p>22</text:p>
          </table:table-cell>
          <table:table-cell table:style-name="ce7" office:value-type="string" calcext:value-type="string">
            <text:p>+</text:p>
          </table:table-cell>
          <table:table-cell table:style-name="ce7" table:formula="of:=RANDBETWEEN(CEILING([.A30];10)/10;9)*10-[.A30]" office:value-type="float" office:value="58" calcext:value-type="float">
            <text:p>58</text:p>
          </table:table-cell>
          <table:table-cell table:style-name="ce7" office:value-type="string" calcext:value-type="string">
            <text:p>+</text:p>
          </table:table-cell>
          <table:table-cell table:style-name="ce7" table:formula="of:=RANDBETWEEN(11;49)" office:value-type="float" office:value="42" calcext:value-type="float">
            <text:p>42</text:p>
          </table:table-cell>
          <table:table-cell table:style-name="ce10" office:value-type="string" calcext:value-type="string">
            <text:p>=</text:p>
          </table:table-cell>
          <table:table-cell table:style-name="ce4" table:formula="of:=ROUND(RANDBETWEEN(1;9)*100+100*(0.6*RAND()+0.7);0)" office:value-type="float" office:value="771" calcext:value-type="float">
            <text:p>771</text:p>
          </table:table-cell>
          <table:table-cell table:style-name="ce7" office:value-type="string" calcext:value-type="string">
            <text:p>+</text:p>
          </table:table-cell>
          <table:table-cell table:style-name="ce7" table:formula="of:=ROUND(RANDBETWEEN(1;9)*100+100*(0.6*RAND()+0.7);0)" office:value-type="float" office:value="595" calcext:value-type="float">
            <text:p>595</text:p>
          </table:table-cell>
          <table:table-cell table:style-name="ce143" office:value-type="string" calcext:value-type="string">
            <text:p>≈</text:p>
          </table:table-cell>
          <table:table-cell table:style-name="ce4" table:formula="of:=RANDBETWEEN(11;30)" office:value-type="float" office:value="19" calcext:value-type="float">
            <text:p>19</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1" table:formula="of:=RANDBETWEEN(11;50)" office:value-type="float" office:value="40" calcext:value-type="float">
            <text:p>40</text:p>
          </table:table-cell>
          <table:table-cell table:style-name="ce40" office:value-type="string" calcext:value-type="string">
            <text:p>×</text:p>
          </table:table-cell>
          <table:table-cell table:style-name="ce40" table:formula="of:=CHOOSE(RANDBETWEEN(1;4);11;12;21;22)" office:value-type="float" office:value="12" calcext:value-type="float">
            <text:p>12</text:p>
          </table:table-cell>
          <table:table-cell table:style-name="ce118" office:value-type="string" calcext:value-type="string">
            <text:p>=</text:p>
          </table:table-cell>
          <table:table-cell/>
          <table:table-cell table:style-name="ce27" table:formula="of:=[.A30]+[.C30]+[.E30]" office:value-type="float" office:value="122" calcext:value-type="float">
            <text:p>122</text:p>
          </table:table-cell>
          <table:table-cell table:style-name="ce27" table:formula="of:=(ROUND([.G30]/100;0)+ROUND([.I30]/100;0))*100" office:value-type="float" office:value="1400" calcext:value-type="float">
            <text:p>1 400</text:p>
          </table:table-cell>
          <table:table-cell table:style-name="ce57" table:formula="of:=&quot;Q=&quot;&amp;QUOTIENT([.K30];[.M30])&amp;&quot;  R=&quot;&amp;MOD([.K30];[.M30])" office:value-type="string" office:string-value="Q=6  R=1" calcext:value-type="string">
            <text:p>Q=6 <text:s/>R=1</text:p>
          </table:table-cell>
          <table:table-cell table:style-name="ce48" table:formula="of:=[.O30]*[.Q30]" office:value-type="float" office:value="480" calcext:value-type="float">
            <text:p>480</text:p>
          </table:table-cell>
          <table:table-cell/>
          <table:table-cell table:formula="of:=RANK([.Z30];[.Z23:.Z32])+2" office:value-type="float" office:value="5" calcext:value-type="float">
            <text:p>5</text:p>
          </table:table-cell>
          <table:table-cell table:style-name="ce89" table:formula="of:=RAND()" office:value-type="float" office:value="0.713863371947682" calcext:value-type="float">
            <text:p>0,713863371947682</text:p>
          </table:table-cell>
          <table:table-cell table:number-columns-repeated="998"/>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4" calcext:value-type="float">
            <text:p>4</text:p>
          </table:table-cell>
          <table:table-cell table:style-name="ce89" table:formula="of:=RAND()" office:value-type="float" office:value="0.759138305971367" calcext:value-type="float">
            <text:p>0,759138305971367</text:p>
          </table:table-cell>
          <table:table-cell table:number-columns-repeated="998"/>
        </table:table-row>
        <table:table-row table:style-name="ro4">
          <table:table-cell table:number-columns-repeated="24"/>
          <table:table-cell table:formula="of:=RANK([.Z32];[.Z23:.Z32])+2" office:value-type="float" office:value="11" calcext:value-type="float">
            <text:p>11</text:p>
          </table:table-cell>
          <table:table-cell table:style-name="ce89" table:formula="of:=RAND()" office:value-type="float" office:value="0.161054114187018" calcext:value-type="float">
            <text:p>0,161054114187018</text:p>
          </table:table-cell>
          <table:table-cell table:number-columns-repeated="998"/>
        </table:table-row>
        <table:table-row table:style-name="ro5">
          <table:table-cell table:number-columns-repeated="1024"/>
        </table:table-row>
        <table:table-row table:style-name="ro2">
          <table:table-cell table:style-name="ce66" office:value-type="string" calcext:value-type="string" table:number-columns-spanned="6" table:number-rows-spanned="2">
            <text:p>2<text:span text:style-name="T2">e</text:span> DAN</text:p>
          </table:table-cell>
          <table:covered-table-cell table:number-columns-repeated="5"/>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4" calcext:value-type="float">
            <text:p>4</text:p>
          </table:table-cell>
          <table:table-cell table:style-name="ce89" table:formula="of:=RAND()" office:value-type="float" office:value="0.724046766675775" calcext:value-type="float">
            <text:p>0,724046766675775</text:p>
          </table:table-cell>
          <table:table-cell table:number-columns-repeated="998"/>
        </table:table-row>
        <table:table-row table:style-name="ro2">
          <table:covered-table-cell table:number-columns-repeated="2" table:style-name="ce12"/>
          <table:covered-table-cell table:number-columns-repeated="4"/>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R$2]" office:value-type="string" office:string-value="v1163" calcext:value-type="string">
            <text:p>v1163</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Z35];[.Z34:.Z43])+2" office:value-type="float" office:value="12" calcext:value-type="float">
            <text:p>12</text:p>
          </table:table-cell>
          <table:table-cell table:style-name="ce89" table:formula="of:=RAND()" office:value-type="float" office:value="0.0563247590126793" calcext:value-type="float">
            <text:p>0,056324759012679</text:p>
          </table:table-cell>
          <table:table-cell table:number-columns-repeated="998"/>
        </table:table-row>
        <table:table-row table:style-name="ro3">
          <table:table-cell table:style-name="ce37" office:value-type="string" calcext:value-type="string" table:number-columns-spanned="18" table:number-rows-spanned="1">
            <text:p>Mélange de calculs issus de toutes les ceintures</text:p>
          </table:table-cell>
          <table:covered-table-cell table:number-columns-repeated="5"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R34]" office:value-type="string" office:string-value="AD" calcext:value-type="string">
            <text:p>AD</text:p>
          </table:table-cell>
          <table:table-cell table:style-name="ce99"/>
          <table:table-cell table:style-name="ce102" table:formula="of:=[.R35]" office:value-type="string" office:string-value="v1163" calcext:value-type="string">
            <text:p>v1163</text:p>
          </table:table-cell>
          <table:table-cell table:style-name="ce89"/>
          <table:table-cell table:formula="of:=RANK([.Z36];[.Z34:.Z43])+2" office:value-type="float" office:value="5" calcext:value-type="float">
            <text:p>5</text:p>
          </table:table-cell>
          <table:table-cell table:style-name="ce89" table:formula="of:=RAND()" office:value-type="float" office:value="0.668605956285618" calcext:value-type="float">
            <text:p>0,668605956285618</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729.0338" calcext:value-type="float">
            <text:p>729,0338</text:p>
          </table:table-cell>
          <table:table-cell table:style-name="ce9" office:value-type="string" calcext:value-type="string">
            <text:p>9 est</text:p>
          </table:table-cell>
          <table:table-cell table:style-name="ce46" table:number-columns-repeated="3"/>
          <table:table-cell table:style-name="ce10"/>
          <table:table-cell table:style-name="ce4" table:formula="of:=RANDBETWEEN(11;68)" office:value-type="float" office:value="18" calcext:value-type="float">
            <text:p>18</text:p>
          </table:table-cell>
          <table:table-cell table:style-name="ce7"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80" calcext:value-type="float">
            <text:p>80</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343.95" calcext:value-type="float">
            <text:p>343,95</text:p>
          </table:table-cell>
          <table:table-cell table:style-name="ce40" table:formula="of:=CHOOSE([.Y37];&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7])-IFERROR(SEARCH(&quot;,&quot;;[.A37]);10);&quot;dixièmes&quot;;&quot;centièmes&quot;;&quot;millièmes&quot;;&quot;dix-millièmes&quot;;&quot;cent-millièmes&quot;;&quot;millionièmes&quot;);CHOOSE(-FIND(9;[.A37])+IFERROR(SEARCH(&quot;,&quot;;[.A37]);LEN([.A37])+1);&quot;unités&quot;;&quot;dizaines&quot;;&quot;centaines&quot;;&quot;u de mille&quot;;&quot;d de mille&quot;;&quot;c de  mille&quot;; &quot;u de millions&quot;;&quot;c de millions&quot;))" office:value-type="string" office:string-value="unités" calcext:value-type="string">
            <text:p>unités</text:p>
          </table:table-cell>
          <table:table-cell table:style-name="ce27" table:formula="of:=[.G37]+[.I37]" office:value-type="float" office:value="47" calcext:value-type="float">
            <text:p>47</text:p>
          </table:table-cell>
          <table:table-cell table:style-name="ce135" table:formula="of:=[.M37]*[.K37]/100" office:value-type="float" office:value="16" calcext:value-type="float">
            <text:p>16</text:p>
          </table:table-cell>
          <table:table-cell table:style-name="ce48" table:formula="of:=[.O37]*CHOOSE([.Y37];0;0.01;0.0001;0.000001;1000000;10000;100;0.000001;0.0001;0.01;100;10000;1000000)&amp;&quot; &quot;&amp;[.R37]" office:value-type="string" office:string-value="3439500 m²" calcext:value-type="string">
            <text:p>3439500 m²</text:p>
          </table:table-cell>
          <table:table-cell/>
          <table:table-cell table:formula="of:=RANK([.Z37];[.Z34:.Z43])+2" office:value-type="float" office:value="6" calcext:value-type="float">
            <text:p>6</text:p>
          </table:table-cell>
          <table:table-cell table:style-name="ce89" table:formula="of:=RAND()" office:value-type="float" office:value="0.667478659038132" calcext:value-type="float">
            <text:p>0,667478659038132</text:p>
          </table:table-cell>
          <table:table-cell table:number-columns-repeated="998"/>
        </table:table-row>
        <table:table-row table:style-name="ro3">
          <table:table-cell table:style-name="ce133" table:formula="of:=VALUE(REPLACE(SUBSTITUTE(TEXT(RANDBETWEEN(1000000;9999999)/CHOOSE(RANDBETWEEN(1;6);1;10;100;1000;10000;100000);&quot;#########,########&quot; );&quot;9&quot;;RANDBETWEEN(0;8));RANDBETWEEN(1;7);1;&quot;9&quot;))" office:value-type="float" office:value="384739.1" calcext:value-type="float">
            <text:p>384 739,1</text:p>
          </table:table-cell>
          <table:table-cell table:style-name="ce9" office:value-type="string" calcext:value-type="string">
            <text:p>9 est</text:p>
          </table:table-cell>
          <table:table-cell table:style-name="ce9" table:number-columns-repeated="3"/>
          <table:table-cell table:style-name="ce10"/>
          <table:table-cell table:style-name="ce50" table:formula="of:=CHOOSE(RANDBETWEEN(1;3);9;1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60" calcext:value-type="float">
            <text:p>6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44" calcext:value-type="float">
            <text:p>24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0.6" calcext:value-type="float">
            <text:p>0,6</text:p>
          </table:table-cell>
          <table:table-cell table:style-name="ce40" table:formula="of:=CHOOSE([.Y38];&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IFERROR(CHOOSE(FIND(9;[.A38])-IFERROR(SEARCH(&quot;,&quot;;[.A38]);10);&quot;dixièmes&quot;;&quot;centièmes&quot;;&quot;millièmes&quot;;&quot;dix-millièmes&quot;;&quot;cent-millièmes&quot;;&quot;millionièmes&quot;);CHOOSE(-FIND(9;[.A38])+IFERROR(SEARCH(&quot;,&quot;;[.A38]);LEN([.A38])+1);&quot;unités&quot;;&quot;dizaines&quot;;&quot;centaines&quot;;&quot;u de mille&quot;;&quot;d de mille&quot;;&quot;c de  mille&quot;; &quot;u de millions&quot;;&quot;c de millions&quot;))" office:value-type="string" office:string-value="unités" calcext:value-type="string">
            <text:p>unités</text:p>
          </table:table-cell>
          <table:table-cell table:style-name="ce27" table:formula="of:=[.G38]+[.I38]" office:value-type="float" office:value="89" calcext:value-type="float">
            <text:p>89</text:p>
          </table:table-cell>
          <table:table-cell table:style-name="ce135" table:formula="of:=[.M38]*[.K38]/100" office:value-type="float" office:value="24.4" calcext:value-type="float">
            <text:p>24,4</text:p>
          </table:table-cell>
          <table:table-cell table:style-name="ce48" table:formula="of:=[.O38]*CHOOSE([.Y38];0;0.01;0.0001;0.000001;1000000;10000;100;0.000001;0.0001;0.01;100;10000;1000000)&amp;&quot; &quot;&amp;[.R38]" office:value-type="string" office:string-value="60 m²" calcext:value-type="string">
            <text:p>60 m²</text:p>
          </table:table-cell>
          <table:table-cell/>
          <table:table-cell table:formula="of:=RANK([.Z38];[.Z34:.Z43])+2" office:value-type="float" office:value="7" calcext:value-type="float">
            <text:p>7</text:p>
          </table:table-cell>
          <table:table-cell table:style-name="ce89" table:formula="of:=RAND()" office:value-type="float" office:value="0.607748328954859" calcext:value-type="float">
            <text:p>0,607748328954859</text:p>
          </table:table-cell>
          <table:table-cell table:number-columns-repeated="998"/>
        </table:table-row>
        <table:table-row table:style-name="ro3">
          <table:table-cell table:style-name="ce47" table:formula="of:=RANDBETWEEN(11;49)" office:value-type="float" office:value="23" calcext:value-type="float">
            <text:p>23</text:p>
          </table:table-cell>
          <table:table-cell table:style-name="ce7" office:value-type="string" calcext:value-type="string">
            <text:p>+</text:p>
          </table:table-cell>
          <table:table-cell table:style-name="ce7" table:formula="of:=RANDBETWEEN(11;78)" office:value-type="float" office:value="20" calcext:value-type="float">
            <text:p>20</text:p>
          </table:table-cell>
          <table:table-cell table:style-name="ce7" office:value-type="string" calcext:value-type="string">
            <text:p>+</text:p>
          </table:table-cell>
          <table:table-cell table:style-name="ce7" table:formula="of:=RANDBETWEEN(CEILING([.C39];10)/10;9)*10-[.C39]" office:value-type="float" office:value="60" calcext:value-type="float">
            <text:p>60</text:p>
          </table:table-cell>
          <table:table-cell table:style-name="ce10" office:value-type="string" calcext:value-type="string">
            <text:p>=</text:p>
          </table:table-cell>
          <table:table-cell table:style-name="ce4" table:formula="of:=ROUND(RANDBETWEEN(1;9)*100+100*(0.6*RAND()+0.7);0)" office:value-type="float" office:value="671" calcext:value-type="float">
            <text:p>671</text:p>
          </table:table-cell>
          <table:table-cell table:style-name="ce7" office:value-type="string" calcext:value-type="string">
            <text:p>+</text:p>
          </table:table-cell>
          <table:table-cell table:style-name="ce7" table:formula="of:=ROUND(RANDBETWEEN(1;9)*100+100*(0.6*RAND()+0.7);0)" office:value-type="float" office:value="1005" calcext:value-type="float">
            <text:p>1005</text:p>
          </table:table-cell>
          <table:table-cell table:style-name="ce143"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24" calcext:value-type="float">
            <text:p>124</text:p>
          </table:table-cell>
          <table:table-cell table:style-name="ce42" office:value-type="string" calcext:value-type="string">
            <text:p><text:span text:style-name="T6">"</text:span><text:span text:style-name="T7">=</text:span></text:p>
          </table:table-cell>
          <table:table-cell table:style-name="ce51" table:formula="of:=ROUNDUP(RAND()*1000/CHOOSE(RANDBETWEEN(1;4);1;10;100;1000);RANDBETWEEN(-2;2))" office:value-type="float" office:value="963" calcext:value-type="float">
            <text:p>963</text:p>
          </table:table-cell>
          <table:table-cell table:style-name="ce40" table:formula="of:=CHOOSE([.Y39];&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39]+[.C39]+[.E39]" office:value-type="float" office:value="103" calcext:value-type="float">
            <text:p>103</text:p>
          </table:table-cell>
          <table:table-cell table:style-name="ce27" table:formula="of:=(ROUND([.G39]/100;0)+ROUND([.I39]/100;0))*100" office:value-type="float" office:value="1700" calcext:value-type="float">
            <text:p>1 700</text:p>
          </table:table-cell>
          <table:table-cell table:style-name="ce135" table:formula="of:=[.M39]*[.K39]/100" office:value-type="float" office:value="12.4" calcext:value-type="float">
            <text:p>12,4</text:p>
          </table:table-cell>
          <table:table-cell table:style-name="ce48" table:formula="of:=[.O39]*CHOOSE([.Y39];0;0.01;0.0001;0.000001;1000000;10000;100;0.000001;0.0001;0.01;100;10000;1000000)&amp;&quot; &quot;&amp;[.R39]" office:value-type="string" office:string-value="96300 m²" calcext:value-type="string">
            <text:p>96300 m²</text:p>
          </table:table-cell>
          <table:table-cell/>
          <table:table-cell table:formula="of:=RANK([.Z39];[.Z34:.Z43])+2" office:value-type="float" office:value="11" calcext:value-type="float">
            <text:p>11</text:p>
          </table:table-cell>
          <table:table-cell table:style-name="ce89" table:formula="of:=RAND()" office:value-type="float" office:value="0.0674223021834387" calcext:value-type="float">
            <text:p>0,067422302183439</text:p>
          </table:table-cell>
          <table:table-cell table:number-columns-repeated="998"/>
        </table:table-row>
        <table:table-row table:style-name="ro3">
          <table:table-cell table:style-name="ce4" table:formula="of:=RANDBETWEEN(11;78)" office:value-type="float" office:value="60" calcext:value-type="float">
            <text:p>60</text:p>
          </table:table-cell>
          <table:table-cell table:style-name="ce7" office:value-type="string" calcext:value-type="string">
            <text:p>+</text:p>
          </table:table-cell>
          <table:table-cell table:style-name="ce7" table:formula="of:=RANDBETWEEN(11;49)" office:value-type="float" office:value="40" calcext:value-type="float">
            <text:p>40</text:p>
          </table:table-cell>
          <table:table-cell table:style-name="ce7" office:value-type="string" calcext:value-type="string">
            <text:p>+</text:p>
          </table:table-cell>
          <table:table-cell table:style-name="ce7" table:formula="of:=RANDBETWEEN(CEILING([.A40];10)/10;9)*10-[.A40]" office:value-type="float" office:value="20" calcext:value-type="float">
            <text:p>20</text:p>
          </table:table-cell>
          <table:table-cell table:style-name="ce10" office:value-type="string" calcext:value-type="string">
            <text:p>=</text:p>
          </table:table-cell>
          <table:table-cell table:style-name="ce4" table:formula="of:=ROUND(RANDBETWEEN(1;9)*100+100*(0.6*RAND()+0.7);0)" office:value-type="float" office:value="399" calcext:value-type="float">
            <text:p>399</text:p>
          </table:table-cell>
          <table:table-cell table:style-name="ce7" office:value-type="string" calcext:value-type="string">
            <text:p>+</text:p>
          </table:table-cell>
          <table:table-cell table:style-name="ce7" table:formula="of:=ROUND(RANDBETWEEN(1;9)*100+100*(0.6*RAND()+0.7);0)" office:value-type="float" office:value="493" calcext:value-type="float">
            <text:p>493</text:p>
          </table:table-cell>
          <table:table-cell table:style-name="ce143" office:value-type="string" calcext:value-type="string">
            <text:p>≈</text:p>
          </table:table-cell>
          <table:table-cell table:style-name="ce4" table:formula="of:=RANDBETWEEN(11;30)" office:value-type="float" office:value="12" calcext:value-type="float">
            <text:p>12</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51" table:formula="of:=RANDBETWEEN(11;50)" office:value-type="float" office:value="17" calcext:value-type="float">
            <text:p>17</text:p>
          </table:table-cell>
          <table:table-cell table:style-name="ce40" office:value-type="string" calcext:value-type="string">
            <text:p>×</text:p>
          </table:table-cell>
          <table:table-cell table:style-name="ce40" table:formula="of:=CHOOSE(RANDBETWEEN(1;4);11;12;21;22)" office:value-type="float" office:value="21" calcext:value-type="float">
            <text:p>21</text:p>
          </table:table-cell>
          <table:table-cell table:style-name="ce118" office:value-type="string" calcext:value-type="string">
            <text:p>=</text:p>
          </table:table-cell>
          <table:table-cell/>
          <table:table-cell table:style-name="ce27" table:formula="of:=[.A40]+[.C40]+[.E40]" office:value-type="float" office:value="120" calcext:value-type="float">
            <text:p>120</text:p>
          </table:table-cell>
          <table:table-cell table:style-name="ce27" table:formula="of:=(ROUND([.G40]/100;0)+ROUND([.I40]/100;0))*100" office:value-type="float" office:value="900" calcext:value-type="float">
            <text:p>900</text:p>
          </table:table-cell>
          <table:table-cell table:style-name="ce57" table:formula="of:=&quot;Q=&quot;&amp;QUOTIENT([.K40];[.M40])&amp;&quot;  R=&quot;&amp;MOD([.K40];[.M40])" office:value-type="string" office:string-value="Q=2  R=2" calcext:value-type="string">
            <text:p>Q=2 <text:s/>R=2</text:p>
          </table:table-cell>
          <table:table-cell table:style-name="ce48" table:formula="of:=[.O40]*[.Q40]" office:value-type="float" office:value="357" calcext:value-type="float">
            <text:p>357</text:p>
          </table:table-cell>
          <table:table-cell/>
          <table:table-cell table:formula="of:=RANK([.Z40];[.Z34:.Z43])+2" office:value-type="float" office:value="3" calcext:value-type="float">
            <text:p>3</text:p>
          </table:table-cell>
          <table:table-cell table:style-name="ce89" table:formula="of:=RAND()" office:value-type="float" office:value="0.900484011137685" calcext:value-type="float">
            <text:p>0,900484011137685</text:p>
          </table:table-cell>
          <table:table-cell table:number-columns-repeated="998"/>
        </table:table-row>
        <table:table-row table:style-name="ro3">
          <table:table-cell table:style-name="ce4" table:formula="of:=RANDBETWEEN(11;78)" office:value-type="float" office:value="31" calcext:value-type="float">
            <text:p>31</text:p>
          </table:table-cell>
          <table:table-cell table:style-name="ce7" office:value-type="string" calcext:value-type="string">
            <text:p>+</text:p>
          </table:table-cell>
          <table:table-cell table:style-name="ce7" table:formula="of:=RANDBETWEEN(CEILING([.A41];10)/10;9)*10-[.A41]" office:value-type="float" office:value="49" calcext:value-type="float">
            <text:p>49</text:p>
          </table:table-cell>
          <table:table-cell table:style-name="ce7" office:value-type="string" calcext:value-type="string">
            <text:p>+</text:p>
          </table:table-cell>
          <table:table-cell table:style-name="ce7" table:formula="of:=RANDBETWEEN(11;49)" office:value-type="float" office:value="32" calcext:value-type="float">
            <text:p>32</text:p>
          </table:table-cell>
          <table:table-cell table:style-name="ce10" office:value-type="string" calcext:value-type="string">
            <text:p>=</text:p>
          </table:table-cell>
          <table:table-cell table:style-name="ce4" table:formula="of:=ROUND(RANDBETWEEN(1;9)*100+100*(0.6*RAND()+0.7);0)" office:value-type="float" office:value="780" calcext:value-type="float">
            <text:p>780</text:p>
          </table:table-cell>
          <table:table-cell table:style-name="ce7" office:value-type="string" calcext:value-type="string">
            <text:p>+</text:p>
          </table:table-cell>
          <table:table-cell table:style-name="ce7" table:formula="of:=ROUND(RANDBETWEEN(1;9)*100+100*(0.6*RAND()+0.7);0)" office:value-type="float" office:value="923" calcext:value-type="float">
            <text:p>923</text:p>
          </table:table-cell>
          <table:table-cell table:style-name="ce143" office:value-type="string" calcext:value-type="string">
            <text:p>≈</text:p>
          </table:table-cell>
          <table:table-cell table:style-name="ce4" table:formula="of:=RANDBETWEEN(11;30)" office:value-type="float" office:value="19" calcext:value-type="float">
            <text:p>19</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1" table:formula="of:=RANDBETWEEN(11;50)" office:value-type="float" office:value="35" calcext:value-type="float">
            <text:p>35</text:p>
          </table:table-cell>
          <table:table-cell table:style-name="ce40" office:value-type="string" calcext:value-type="string">
            <text:p>×</text:p>
          </table:table-cell>
          <table:table-cell table:style-name="ce40" table:formula="of:=CHOOSE(RANDBETWEEN(1;4);11;12;21;22)" office:value-type="float" office:value="11" calcext:value-type="float">
            <text:p>11</text:p>
          </table:table-cell>
          <table:table-cell table:style-name="ce118" office:value-type="string" calcext:value-type="string">
            <text:p>=</text:p>
          </table:table-cell>
          <table:table-cell/>
          <table:table-cell table:style-name="ce27" table:formula="of:=[.A41]+[.C41]+[.E41]" office:value-type="float" office:value="112" calcext:value-type="float">
            <text:p>112</text:p>
          </table:table-cell>
          <table:table-cell table:style-name="ce27" table:formula="of:=(ROUND([.G41]/100;0)+ROUND([.I41]/100;0))*100" office:value-type="float" office:value="1700" calcext:value-type="float">
            <text:p>1 700</text:p>
          </table:table-cell>
          <table:table-cell table:style-name="ce57" table:formula="of:=&quot;Q=&quot;&amp;QUOTIENT([.K41];[.M41])&amp;&quot;  R=&quot;&amp;MOD([.K41];[.M41])" office:value-type="string" office:string-value="Q=3  R=1" calcext:value-type="string">
            <text:p>Q=3 <text:s/>R=1</text:p>
          </table:table-cell>
          <table:table-cell table:style-name="ce48" table:formula="of:=[.O41]*[.Q41]" office:value-type="float" office:value="385" calcext:value-type="float">
            <text:p>385</text:p>
          </table:table-cell>
          <table:table-cell/>
          <table:table-cell table:formula="of:=RANK([.Z41];[.Z34:.Z43])+2" office:value-type="float" office:value="8" calcext:value-type="float">
            <text:p>8</text:p>
          </table:table-cell>
          <table:table-cell table:style-name="ce89" table:formula="of:=RAND()" office:value-type="float" office:value="0.503136885145621" calcext:value-type="float">
            <text:p>0,503136885145621</text:p>
          </table:table-cell>
          <table:table-cell table:number-columns-repeated="998"/>
        </table:table-row>
        <table:table-row table:style-name="ro3">
          <table:table-cell table:style-name="ce5" office:value-type="string" calcext:value-type="string" table:number-columns-spanned="6" table:number-rows-spanned="1">
            <text:p>😕 <text:s text:c="3"/>😃 <text:s text:c="3"/>😎</text:p>
          </table:table-cell>
          <table:covered-table-cell table:number-columns-repeated="5"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10" calcext:value-type="float">
            <text:p>10</text:p>
          </table:table-cell>
          <table:table-cell table:style-name="ce89" table:formula="of:=RAND()" office:value-type="float" office:value="0.0889108132366791" calcext:value-type="float">
            <text:p>0,088910813236679</text:p>
          </table:table-cell>
          <table:table-cell table:number-columns-repeated="998"/>
        </table:table-row>
        <table:table-row table:style-name="ro4">
          <table:table-cell table:number-columns-repeated="24"/>
          <table:table-cell table:formula="of:=RANK([.Z43];[.Z34:.Z43])+2" office:value-type="float" office:value="9" calcext:value-type="float">
            <text:p>9</text:p>
          </table:table-cell>
          <table:table-cell table:style-name="ce89" table:formula="of:=RAND()" office:value-type="float" office:value="0.131234610353149" calcext:value-type="float">
            <text:p>0,131234610353149</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3e DAN" table:style-name="ta8" table:print-ranges="'3e DAN'.A1:'3e DAN'.P44 '3e DAN'.R1:'3e DA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1" form:id="control1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3?language=Basic&amp;location=document" xlink:type="simple"/>
              </office:event-listeners>
            </form:button>
          </form:form>
        </office:forms>
        <table:shapes>
          <draw:control draw:z-index="0" draw:style-name="gr8" draw:text-style-name="P2" svg:width="16.51mm" svg:height="7.49mm" svg:x="464.97mm" svg:y="1.51mm" draw:control="control11"/>
        </table:shapes>
        <table:table-column table:style-name="co78" table:default-cell-style-name="Default"/>
        <table:table-column table:style-name="co2" table:default-cell-style-name="Default"/>
        <table:table-column table:style-name="co78" table:default-cell-style-name="Default"/>
        <table:table-column table:style-name="co29" table:default-cell-style-name="Default"/>
        <table:table-column table:style-name="co87" table:default-cell-style-name="Default"/>
        <table:table-column table:style-name="co6" table:number-columns-repeated="2" table:default-cell-style-name="Default"/>
        <table:table-column table:style-name="co16" table:default-cell-style-name="Default"/>
        <table:table-column table:style-name="co5" table:default-cell-style-name="Default"/>
        <table:table-column table:style-name="co73" table:default-cell-style-name="Default"/>
        <table:table-column table:style-name="co40" table:default-cell-style-name="Default"/>
        <table:table-column table:style-name="co94" table:default-cell-style-name="Default"/>
        <table:table-column table:style-name="co65" table:default-cell-style-name="Default"/>
        <table:table-column table:style-name="co49" table:default-cell-style-name="Default"/>
        <table:table-column table:style-name="co61" table:default-cell-style-name="Default"/>
        <table:table-column table:style-name="co75" table:default-cell-style-name="Default"/>
        <table:table-column table:style-name="co12" table:default-cell-style-name="Default"/>
        <table:table-column table:style-name="co106" table:default-cell-style-name="Default"/>
        <table:table-column table:style-name="co85" table:default-cell-style-name="Default"/>
        <table:table-column table:style-name="co107" table:default-cell-style-name="Default"/>
        <table:table-column table:style-name="co108" table:default-cell-style-name="Default"/>
        <table:table-column table:style-name="co12" table:default-cell-style-name="Default"/>
        <table:table-column table:style-name="co20" table:default-cell-style-name="Default"/>
        <table:table-column table:style-name="co57" table:default-cell-style-name="Default"/>
        <table:table-column table:style-name="co12" table:number-columns-repeated="998" table:default-cell-style-name="Default"/>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4" calcext:value-type="float">
            <text:p>4</text:p>
          </table:table-cell>
          <table:table-cell table:style-name="ce89" table:formula="of:=RAND()" office:value-type="float" office:value="0.616641114212053" calcext:value-type="float">
            <text:p>0,616641114212053</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quot;v&quot;&amp;ROUND(RAND()*10000;0)" office:value-type="string" office:string-value="v1902" calcext:value-type="string">
            <text:p>v1902</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X1:.X10])+2" office:value-type="float" office:value="11" calcext:value-type="float">
            <text:p>11</text:p>
          </table:table-cell>
          <table:table-cell table:style-name="ce89" table:formula="of:=RAND()" office:value-type="float" office:value="0.158191159594328" calcext:value-type="float">
            <text:p>0,158191159594328</text:p>
          </table:table-cell>
          <table:table-cell table:number-columns-repeated="998"/>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 office:value-type="string" office:string-value="AA" calcext:value-type="string">
            <text:p>AA</text:p>
          </table:table-cell>
          <table:table-cell table:style-name="ce99"/>
          <table:table-cell table:style-name="ce102" table:formula="of:=[.P2]" office:value-type="string" office:string-value="v1902" calcext:value-type="string">
            <text:p>v1902</text:p>
          </table:table-cell>
          <table:table-cell table:style-name="ce89"/>
          <table:table-cell table:formula="of:=RANK([.X3];[.X1:.X10])+2" office:value-type="float" office:value="7" calcext:value-type="float">
            <text:p>7</text:p>
          </table:table-cell>
          <table:table-cell table:style-name="ce89" table:formula="of:=RAND()" office:value-type="float" office:value="0.35963161258491" calcext:value-type="float">
            <text:p>0,35963161258491</text:p>
          </table:table-cell>
          <table:table-cell/>
          <table:table-cell table:style-name="ce89" table:number-columns-repeated="997"/>
        </table:table-row>
        <table:table-row table:style-name="ro3">
          <table:table-cell table:style-name="ce51" table:formula="of:=CHOOSE(RANDBETWEEN(1;3);2;4;8)" office:value-type="float" office:value="2" calcext:value-type="float">
            <text:p>2</text:p>
          </table:table-cell>
          <table:table-cell table:style-name="ce7" office:value-type="string" calcext:value-type="string">
            <text:p>×</text:p>
          </table:table-cell>
          <table:table-cell table:style-name="ce142" table:formula="of:=IF([.A4]=2;5*CHOOSE(RANDBETWEEN(1;3);1;10;0.1);IF([.A4]=4;25*CHOOSE(RANDBETWEEN(1;3);1;10;0.1);IF([.A4]=8;125*CHOOSE(RANDBETWEEN(1;3);1;10;0.1))))" office:value-type="float" office:value="5" calcext:value-type="float">
            <text:p>5</text:p>
          </table:table-cell>
          <table:table-cell table:style-name="ce10" office:value-type="string" calcext:value-type="string">
            <text:p>=</text:p>
          </table:table-cell>
          <table:table-cell table:style-name="ce4" table:formula="of:=ROUND(RANDBETWEEN(1;9)*100+100*(0.6*RAND()+0.7);0)" office:value-type="float" office:value="614" calcext:value-type="float">
            <text:p>614</text:p>
          </table:table-cell>
          <table:table-cell table:style-name="ce7" office:value-type="string" calcext:value-type="string">
            <text:p>+</text:p>
          </table:table-cell>
          <table:table-cell table:style-name="ce7" table:formula="of:=ROUND(RANDBETWEEN(1;9)*100+100*(0.6*RAND()+0.7);0)" office:value-type="float" office:value="289" calcext:value-type="float">
            <text:p>289</text:p>
          </table:table-cell>
          <table:table-cell table:style-name="ce143" office:value-type="string" calcext:value-type="string">
            <text:p>≈</text:p>
          </table:table-cell>
          <table:table-cell table:style-name="ce51" table:formula="of:=RANDBETWEEN(11;50)" office:value-type="float" office:value="36" calcext:value-type="float">
            <text:p>36</text:p>
          </table:table-cell>
          <table:table-cell table:style-name="ce40" office:value-type="string" calcext:value-type="string">
            <text:p>×</text:p>
          </table:table-cell>
          <table:table-cell table:style-name="ce40" table:formula="of:=CHOOSE(RANDBETWEEN(1;3);9;19;29)" office:value-type="float" office:value="9" calcext:value-type="float">
            <text:p>9</text:p>
          </table:table-cell>
          <table:table-cell table:style-name="ce118" office:value-type="string" calcext:value-type="string">
            <text:p>=</text:p>
          </table:table-cell>
          <table:table-cell table:style-name="ce51" table:formula="of:=RANDBETWEEN(11;50)" office:value-type="float" office:value="50" calcext:value-type="float">
            <text:p>50</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4]*[.C4]" office:value-type="float" office:value="10" calcext:value-type="float">
            <text:p>10</text:p>
          </table:table-cell>
          <table:table-cell table:style-name="ce27" table:formula="of:=(ROUND([.E4]/100;0)+ROUND([.G4]/100;0))*100" office:value-type="float" office:value="900" calcext:value-type="float">
            <text:p>900</text:p>
          </table:table-cell>
          <table:table-cell table:style-name="ce67" table:formula="of:=[.I4]*[.K4]" office:value-type="float" office:value="324" calcext:value-type="float">
            <text:p>324</text:p>
          </table:table-cell>
          <table:table-cell table:style-name="ce57" table:formula="of:=[.M4]*[.O4]" office:value-type="float" office:value="1000" calcext:value-type="float">
            <text:p>1000</text:p>
          </table:table-cell>
          <table:table-cell/>
          <table:table-cell table:formula="of:=RANK([.X4];[.X1:.X10])+2" office:value-type="float" office:value="8" calcext:value-type="float">
            <text:p>8</text:p>
          </table:table-cell>
          <table:table-cell table:style-name="ce89" table:formula="of:=RAND()" office:value-type="float" office:value="0.328042435174148" calcext:value-type="float">
            <text:p>0,328042435174148</text:p>
          </table:table-cell>
          <table:table-cell table:number-columns-repeated="998"/>
        </table:table-row>
        <table:table-row table:style-name="ro3">
          <table:table-cell table:style-name="ce51" table:formula="of:=CHOOSE(RANDBETWEEN(1;3);2;4;8)" office:value-type="float" office:value="2" calcext:value-type="float">
            <text:p>2</text:p>
          </table:table-cell>
          <table:table-cell table:style-name="ce7" office:value-type="string" calcext:value-type="string">
            <text:p>×</text:p>
          </table:table-cell>
          <table:table-cell table:style-name="ce142" table:formula="of:=IF([.A5]=2;5*CHOOSE(RANDBETWEEN(1;3);1;10;0.1);IF([.A5]=4;25*CHOOSE(RANDBETWEEN(1;3);1;10;0.1);IF([.A5]=8;125*CHOOSE(RANDBETWEEN(1;3);1;10;0.1))))" office:value-type="float" office:value="50" calcext:value-type="float">
            <text:p>50</text:p>
          </table:table-cell>
          <table:table-cell table:style-name="ce10" office:value-type="string" calcext:value-type="string">
            <text:p>=</text:p>
          </table:table-cell>
          <table:table-cell table:style-name="ce4" table:formula="of:=ROUND(RANDBETWEEN(1;9)*100+100*(0.6*RAND()+0.7);0)" office:value-type="float" office:value="518" calcext:value-type="float">
            <text:p>518</text:p>
          </table:table-cell>
          <table:table-cell table:style-name="ce7" office:value-type="string" calcext:value-type="string">
            <text:p>+</text:p>
          </table:table-cell>
          <table:table-cell table:style-name="ce7" table:formula="of:=ROUND(RANDBETWEEN(1;9)*100+100*(0.6*RAND()+0.7);0)" office:value-type="float" office:value="995" calcext:value-type="float">
            <text:p>995</text:p>
          </table:table-cell>
          <table:table-cell table:style-name="ce143" office:value-type="string" calcext:value-type="string">
            <text:p>≈</text:p>
          </table:table-cell>
          <table:table-cell table:style-name="ce51" table:formula="of:=RANDBETWEEN(11;50)" office:value-type="float" office:value="50" calcext:value-type="float">
            <text:p>50</text:p>
          </table:table-cell>
          <table:table-cell table:style-name="ce40" office:value-type="string" calcext:value-type="string">
            <text:p>×</text:p>
          </table:table-cell>
          <table:table-cell table:style-name="ce40" table:formula="of:=CHOOSE(RANDBETWEEN(1;3);9;19;29)" office:value-type="float" office:value="29" calcext:value-type="float">
            <text:p>29</text:p>
          </table:table-cell>
          <table:table-cell table:style-name="ce118" office:value-type="string" calcext:value-type="string">
            <text:p>=</text:p>
          </table:table-cell>
          <table:table-cell table:style-name="ce51" table:formula="of:=RANDBETWEEN(11;50)" office:value-type="float" office:value="28" calcext:value-type="float">
            <text:p>28</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5]*[.C5]" office:value-type="float" office:value="100" calcext:value-type="float">
            <text:p>100</text:p>
          </table:table-cell>
          <table:table-cell table:style-name="ce27" table:formula="of:=(ROUND([.E5]/100;0)+ROUND([.G5]/100;0))*100" office:value-type="float" office:value="1500" calcext:value-type="float">
            <text:p>1 500</text:p>
          </table:table-cell>
          <table:table-cell table:style-name="ce67" table:formula="of:=[.I5]*[.K5]" office:value-type="float" office:value="1450" calcext:value-type="float">
            <text:p>1450</text:p>
          </table:table-cell>
          <table:table-cell table:style-name="ce57" table:formula="of:=[.M5]*[.O5]" office:value-type="float" office:value="560" calcext:value-type="float">
            <text:p>560</text:p>
          </table:table-cell>
          <table:table-cell/>
          <table:table-cell table:formula="of:=RANK([.X5];[.X1:.X10])+2" office:value-type="float" office:value="6" calcext:value-type="float">
            <text:p>6</text:p>
          </table:table-cell>
          <table:table-cell table:style-name="ce89" table:formula="of:=RAND()" office:value-type="float" office:value="0.360446605231945" calcext:value-type="float">
            <text:p>0,360446605231945</text:p>
          </table:table-cell>
          <table:table-cell table:number-columns-repeated="998"/>
        </table:table-row>
        <table:table-row table:style-name="ro3">
          <table:table-cell table:style-name="ce51" table:formula="of:=CHOOSE(RANDBETWEEN(1;3);2;4;8)" office:value-type="float" office:value="2" calcext:value-type="float">
            <text:p>2</text:p>
          </table:table-cell>
          <table:table-cell table:style-name="ce7" office:value-type="string" calcext:value-type="string">
            <text:p>×</text:p>
          </table:table-cell>
          <table:table-cell table:style-name="ce142" table:formula="of:=IF([.A6]=2;5*CHOOSE(RANDBETWEEN(1;3);1;10;0.1);IF([.A6]=4;25*CHOOSE(RANDBETWEEN(1;3);1;10;0.1);IF([.A6]=8;125*CHOOSE(RANDBETWEEN(1;3);1;10;0.1))))" office:value-type="float" office:value="0.5" calcext:value-type="float">
            <text:p>0,5</text:p>
          </table:table-cell>
          <table:table-cell table:style-name="ce10" office:value-type="string" calcext:value-type="string">
            <text:p>=</text:p>
          </table:table-cell>
          <table:table-cell table:style-name="ce4" table:formula="of:=ROUND(RANDBETWEEN(1;9)*100+100*(0.6*RAND()+0.7);0)" office:value-type="float" office:value="180" calcext:value-type="float">
            <text:p>180</text:p>
          </table:table-cell>
          <table:table-cell table:style-name="ce7" office:value-type="string" calcext:value-type="string">
            <text:p>+</text:p>
          </table:table-cell>
          <table:table-cell table:style-name="ce7" table:formula="of:=ROUND(RANDBETWEEN(1;9)*100+100*(0.6*RAND()+0.7);0)" office:value-type="float" office:value="396" calcext:value-type="float">
            <text:p>396</text:p>
          </table:table-cell>
          <table:table-cell table:style-name="ce143" office:value-type="string" calcext:value-type="string">
            <text:p>≈</text:p>
          </table:table-cell>
          <table:table-cell table:style-name="ce153" table:formula="of:=ROUND(RAND()*CHOOSE(RANDBETWEEN(1;2);10;100);RANDBETWEEN(1;2))" office:value-type="float" office:value="1.9" calcext:value-type="float">
            <text:p>1,9</text:p>
          </table:table-cell>
          <table:table-cell table:style-name="ce7"/>
          <table:table-cell table:style-name="ce9"/>
          <table:table-cell table:style-name="ce165" table:formula="of:=[.I6]+(ROUND(RAND()*0.2;2)-0.1)*CHOOSE(RANDBETWEEN(1;2);1;10)" office:value-type="float" office:value="2" calcext:value-type="float">
            <text:p>2</text:p>
          </table:table-cell>
          <table:table-cell table:style-name="ce51" table:formula="of:=RANDBETWEEN(11;50)" office:value-type="float" office:value="47" calcext:value-type="float">
            <text:p>47</text:p>
          </table:table-cell>
          <table:table-cell table:style-name="ce40" office:value-type="string" calcext:value-type="string">
            <text:p>×</text:p>
          </table:table-cell>
          <table:table-cell table:style-name="ce40" table:formula="of:=CHOOSE(RANDBETWEEN(1;3);5;20;50)" office:value-type="float" office:value="50" calcext:value-type="float">
            <text:p>50</text:p>
          </table:table-cell>
          <table:table-cell table:style-name="ce118" office:value-type="string" calcext:value-type="string">
            <text:p>=</text:p>
          </table:table-cell>
          <table:table-cell/>
          <table:table-cell table:style-name="ce43" table:formula="of:=[.A6]*[.C6]" office:value-type="float" office:value="1" calcext:value-type="float">
            <text:p>1</text:p>
          </table:table-cell>
          <table:table-cell table:style-name="ce27" table:formula="of:=(ROUND([.E6]/100;0)+ROUND([.G6]/100;0))*100" office:value-type="float" office:value="600" calcext:value-type="float">
            <text:p>600</text:p>
          </table:table-cell>
          <table:table-cell table:style-name="ce57" table:formula="of:=[.I6]&amp;IF([.I6]&lt;[.L6];&quot;&lt;&quot;;IF([.I6]&gt;[.L6];&quot;&gt;&quot;;&quot;=&quot;))&amp;[.L6]" office:value-type="string" office:string-value="1,9&lt;2" calcext:value-type="string">
            <text:p>1,9&lt;2</text:p>
          </table:table-cell>
          <table:table-cell table:style-name="ce57" table:formula="of:=[.M6]*[.O6]" office:value-type="float" office:value="2350" calcext:value-type="float">
            <text:p>2350</text:p>
          </table:table-cell>
          <table:table-cell/>
          <table:table-cell table:formula="of:=RANK([.X6];[.X1:.X10])+2" office:value-type="float" office:value="10" calcext:value-type="float">
            <text:p>10</text:p>
          </table:table-cell>
          <table:table-cell table:style-name="ce89" table:formula="of:=RAND()" office:value-type="float" office:value="0.167541014814457" calcext:value-type="float">
            <text:p>0,167541014814457</text:p>
          </table:table-cell>
          <table:table-cell table:number-columns-repeated="998"/>
        </table:table-row>
        <table:table-row table:style-name="ro3">
          <table:table-cell table:style-name="ce148" table:formula="of:=ROUND(RANDBETWEEN(1;9)*(RAND()*0.6+0.7)*CHOOSE(RANDBETWEEN(1;3);1;10;100);RANDBETWEEN(1;2))" office:value-type="float" office:value="4" calcext:value-type="float">
            <text:p>4</text:p>
          </table:table-cell>
          <table:table-cell table:style-name="ce7" office:value-type="string" calcext:value-type="string">
            <text:p>×</text:p>
          </table:table-cell>
          <table:table-cell table:style-name="ce150" table:formula="of:=ROUND((RAND()*0.6+0.7)*CHOOSE(RANDBETWEEN(1;3);1;10;100);RANDBETWEEN(1;2))" office:value-type="float" office:value="8.86" calcext:value-type="float">
            <text:p>8,86</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26" calcext:value-type="float">
            <text:p>26</text:p>
          </table:table-cell>
          <table:table-cell table:style-name="ce7" office:value-type="string" calcext:value-type="string">
            <text:p>/</text:p>
          </table:table-cell>
          <table:table-cell table:style-name="ce152" table:formula="of:=RANDBETWEEN(2;9)" office:value-type="float" office:value="6" calcext:value-type="float">
            <text:p>6 &lt;</text:p>
          </table:table-cell>
          <table:table-cell table:style-name="ce153" table:formula="of:=ROUND(RAND()*CHOOSE(RANDBETWEEN(1;2);10;100);RANDBETWEEN(1;2))" office:value-type="float" office:value="49.2" calcext:value-type="float">
            <text:p>49,2</text:p>
          </table:table-cell>
          <table:table-cell table:style-name="ce7"/>
          <table:table-cell table:style-name="ce9"/>
          <table:table-cell table:style-name="ce165" table:formula="of:=[.I7]+(ROUND(RAND()*0.2;2)-0.1)*CHOOSE(RANDBETWEEN(1;2);1;10)" office:value-type="float" office:value="49.27" calcext:value-type="float">
            <text:p>49,27</text:p>
          </table:table-cell>
          <table:table-cell table:style-name="ce150" table:formula="of:=ROUND(RAND()*CHOOSE(RANDBETWEEN(1;2);10;100);RANDBETWEEN(1;2))" office:value-type="float" office:value="6.2" calcext:value-type="float">
            <text:p>6,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7];1)" office:value-type="float" office:value="7" calcext:value-type="float">
            <text:p>7</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7];[.H7])&amp;&quot;&lt;...&lt;&quot;&amp;(QUOTIENT([.F7];[.H7])+1)" office:value-type="string" office:string-value="4&lt;...&lt;5" calcext:value-type="string">
            <text:p>4&lt;...&lt;5</text:p>
          </table:table-cell>
          <table:table-cell table:style-name="ce57" table:formula="of:=[.I7]&amp;IF([.I7]&lt;[.L7];&quot;&lt;&quot;;IF([.I7]&gt;[.L7];&quot;&gt;&quot;;&quot;=&quot;))&amp;[.L7]" office:value-type="string" office:string-value="49,2&lt;49,27" calcext:value-type="string">
            <text:p>49,2&lt;49,27</text:p>
          </table:table-cell>
          <table:table-cell table:style-name="ce155" table:formula="of:=[.P7]-[.M7]" office:value-type="float" office:value="0.8" calcext:value-type="float">
            <text:p>0,8</text:p>
          </table:table-cell>
          <table:table-cell/>
          <table:table-cell table:formula="of:=RANK([.X7];[.X1:.X10])+2" office:value-type="float" office:value="9" calcext:value-type="float">
            <text:p>9</text:p>
          </table:table-cell>
          <table:table-cell table:style-name="ce89" table:formula="of:=RAND()" office:value-type="float" office:value="0.258395296897337" calcext:value-type="float">
            <text:p>0,258395296897337</text:p>
          </table:table-cell>
          <table:table-cell table:number-columns-repeated="998"/>
        </table:table-row>
        <table:table-row table:style-name="ro3">
          <table:table-cell table:style-name="ce148" table:formula="of:=ROUND(RANDBETWEEN(1;9)*(RAND()*0.6+0.7)*CHOOSE(RANDBETWEEN(1;3);1;10;100);RANDBETWEEN(1;2))" office:value-type="float" office:value="7.97" calcext:value-type="float">
            <text:p>7,97</text:p>
          </table:table-cell>
          <table:table-cell table:style-name="ce7" office:value-type="string" calcext:value-type="string">
            <text:p>×</text:p>
          </table:table-cell>
          <table:table-cell table:style-name="ce150" table:formula="of:=ROUND((RAND()*0.6+0.7)*CHOOSE(RANDBETWEEN(1;3);1;10;100);RANDBETWEEN(1;2))" office:value-type="float" office:value="129.96" calcext:value-type="float">
            <text:p>129,96</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25" calcext:value-type="float">
            <text:p>25</text:p>
          </table:table-cell>
          <table:table-cell table:style-name="ce7" office:value-type="string" calcext:value-type="string">
            <text:p>/</text:p>
          </table:table-cell>
          <table:table-cell table:style-name="ce152" table:formula="of:=RANDBETWEEN(2;9)" office:value-type="float" office:value="6" calcext:value-type="float">
            <text:p>6 &lt;</text:p>
          </table:table-cell>
          <table:table-cell table:style-name="ce153" table:formula="of:=ROUND(RAND()*CHOOSE(RANDBETWEEN(1;2);10;100);RANDBETWEEN(1;2))" office:value-type="float" office:value="43" calcext:value-type="float">
            <text:p>43</text:p>
          </table:table-cell>
          <table:table-cell table:style-name="ce7"/>
          <table:table-cell table:style-name="ce9"/>
          <table:table-cell table:style-name="ce165" table:formula="of:=[.I8]+(ROUND(RAND()*0.2;2)-0.1)*CHOOSE(RANDBETWEEN(1;2);1;10)" office:value-type="float" office:value="44" calcext:value-type="float">
            <text:p>44</text:p>
          </table:table-cell>
          <table:table-cell table:style-name="ce150" table:formula="of:=ROUND(RAND()*CHOOSE(RANDBETWEEN(1;2);10;100);RANDBETWEEN(1;2))" office:value-type="float" office:value="56.7" calcext:value-type="float">
            <text:p>56,7</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8];1)" office:value-type="float" office:value="57" calcext:value-type="float">
            <text:p>57</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8];[.H8])&amp;&quot;&lt;...&lt;&quot;&amp;(QUOTIENT([.F8];[.H8])+1)" office:value-type="string" office:string-value="4&lt;...&lt;5" calcext:value-type="string">
            <text:p>4&lt;...&lt;5</text:p>
          </table:table-cell>
          <table:table-cell table:style-name="ce57" table:formula="of:=[.I8]&amp;IF([.I8]&lt;[.L8];&quot;&lt;&quot;;IF([.I8]&gt;[.L8];&quot;&gt;&quot;;&quot;=&quot;))&amp;[.L8]" office:value-type="string" office:string-value="43&lt;44" calcext:value-type="string">
            <text:p>43&lt;44</text:p>
          </table:table-cell>
          <table:table-cell table:style-name="ce155" table:formula="of:=[.P8]-[.M8]" office:value-type="float" office:value="0.299999999999997" calcext:value-type="float">
            <text:p>0,3</text:p>
          </table:table-cell>
          <table:table-cell/>
          <table:table-cell table:formula="of:=RANK([.X8];[.X1:.X10])+2" office:value-type="float" office:value="3" calcext:value-type="float">
            <text:p>3</text:p>
          </table:table-cell>
          <table:table-cell table:style-name="ce89" table:formula="of:=RAND()" office:value-type="float" office:value="0.973425207847303" calcext:value-type="float">
            <text:p>0,973425207847303</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2" calcext:value-type="float">
            <text:p>12</text:p>
          </table:table-cell>
          <table:table-cell table:style-name="ce89" table:formula="of:=RAND()" office:value-type="float" office:value="0.0749947123851371" calcext:value-type="float">
            <text:p>0,074994712385137</text:p>
          </table:table-cell>
          <table:table-cell table:number-columns-repeated="998"/>
        </table:table-row>
        <table:table-row table:style-name="ro4">
          <table:table-cell table:number-columns-repeated="22"/>
          <table:table-cell table:formula="of:=RANK([.X10];[.X1:.X10])+2" office:value-type="float" office:value="5" calcext:value-type="float">
            <text:p>5</text:p>
          </table:table-cell>
          <table:table-cell table:style-name="ce89" table:formula="of:=RAND()" office:value-type="float" office:value="0.46961584673853" calcext:value-type="float">
            <text:p>0,46961584673853</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5" calcext:value-type="float">
            <text:p>5</text:p>
          </table:table-cell>
          <table:table-cell table:style-name="ce89" table:formula="of:=RAND()" office:value-type="float" office:value="0.69052678663122" calcext:value-type="float">
            <text:p>0,69052678663122</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1902" calcext:value-type="string">
            <text:p>v1902</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13];[.X12:.X21])+2" office:value-type="float" office:value="7" calcext:value-type="float">
            <text:p>7</text:p>
          </table:table-cell>
          <table:table-cell table:style-name="ce89" table:formula="of:=RAND()" office:value-type="float" office:value="0.53330341956915" calcext:value-type="float">
            <text:p>0,53330341956915</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12]" office:value-type="string" office:string-value="AB" calcext:value-type="string">
            <text:p>AB</text:p>
          </table:table-cell>
          <table:table-cell table:style-name="ce99"/>
          <table:table-cell table:style-name="ce102" table:formula="of:=[.P13]" office:value-type="string" office:string-value="v1902" calcext:value-type="string">
            <text:p>v1902</text:p>
          </table:table-cell>
          <table:table-cell table:style-name="ce89"/>
          <table:table-cell table:formula="of:=RANK([.X14];[.X12:.X21])+2" office:value-type="float" office:value="9" calcext:value-type="float">
            <text:p>9</text:p>
          </table:table-cell>
          <table:table-cell table:style-name="ce89" table:formula="of:=RAND()" office:value-type="float" office:value="0.1984734128718" calcext:value-type="float">
            <text:p>0,1984734128718</text:p>
          </table:table-cell>
          <table:table-cell table:number-columns-repeated="998"/>
        </table:table-row>
        <table:table-row table:style-name="ro3">
          <table:table-cell table:style-name="ce51" table:formula="of:=CHOOSE(RANDBETWEEN(1;3);2;4;8)" office:value-type="float" office:value="2" calcext:value-type="float">
            <text:p>2</text:p>
          </table:table-cell>
          <table:table-cell table:style-name="ce7" office:value-type="string" calcext:value-type="string">
            <text:p>×</text:p>
          </table:table-cell>
          <table:table-cell table:style-name="ce142" table:formula="of:=IF([.A15]=2;5*CHOOSE(RANDBETWEEN(1;3);1;10;0.1);IF([.A15]=4;25*CHOOSE(RANDBETWEEN(1;3);1;10;0.1);IF([.A15]=8;125*CHOOSE(RANDBETWEEN(1;3);1;10;0.1))))" office:value-type="float" office:value="5" calcext:value-type="float">
            <text:p>5</text:p>
          </table:table-cell>
          <table:table-cell table:style-name="ce10" office:value-type="string" calcext:value-type="string">
            <text:p>=</text:p>
          </table:table-cell>
          <table:table-cell table:style-name="ce4" table:formula="of:=ROUND(RANDBETWEEN(1;9)*100+100*(0.6*RAND()+0.7);0)" office:value-type="float" office:value="698" calcext:value-type="float">
            <text:p>698</text:p>
          </table:table-cell>
          <table:table-cell table:style-name="ce7" office:value-type="string" calcext:value-type="string">
            <text:p>+</text:p>
          </table:table-cell>
          <table:table-cell table:style-name="ce7" table:formula="of:=ROUND(RANDBETWEEN(1;9)*100+100*(0.6*RAND()+0.7);0)" office:value-type="float" office:value="410" calcext:value-type="float">
            <text:p>410</text:p>
          </table:table-cell>
          <table:table-cell table:style-name="ce143" office:value-type="string" calcext:value-type="string">
            <text:p>≈</text:p>
          </table:table-cell>
          <table:table-cell table:style-name="ce51" table:formula="of:=RANDBETWEEN(11;50)" office:value-type="float" office:value="43" calcext:value-type="float">
            <text:p>43</text:p>
          </table:table-cell>
          <table:table-cell table:style-name="ce40" office:value-type="string" calcext:value-type="string">
            <text:p>×</text:p>
          </table:table-cell>
          <table:table-cell table:style-name="ce40" table:formula="of:=CHOOSE(RANDBETWEEN(1;3);9;19;29)" office:value-type="float" office:value="29" calcext:value-type="float">
            <text:p>29</text:p>
          </table:table-cell>
          <table:table-cell table:style-name="ce118" office:value-type="string" calcext:value-type="string">
            <text:p>=</text:p>
          </table:table-cell>
          <table:table-cell table:style-name="ce51" table:formula="of:=RANDBETWEEN(11;50)" office:value-type="float" office:value="26" calcext:value-type="float">
            <text:p>26</text:p>
          </table:table-cell>
          <table:table-cell table:style-name="ce40" office:value-type="string" calcext:value-type="string">
            <text:p>×</text:p>
          </table:table-cell>
          <table:table-cell table:style-name="ce40" table:formula="of:=CHOOSE(RANDBETWEEN(1;3);5;20;50)" office:value-type="float" office:value="50" calcext:value-type="float">
            <text:p>50</text:p>
          </table:table-cell>
          <table:table-cell table:style-name="ce118" office:value-type="string" calcext:value-type="string">
            <text:p>=</text:p>
          </table:table-cell>
          <table:table-cell/>
          <table:table-cell table:style-name="ce43" table:formula="of:=[.A15]*[.C15]" office:value-type="float" office:value="10" calcext:value-type="float">
            <text:p>10</text:p>
          </table:table-cell>
          <table:table-cell table:style-name="ce27" table:formula="of:=(ROUND([.E15]/100;0)+ROUND([.G15]/100;0))*100" office:value-type="float" office:value="1100" calcext:value-type="float">
            <text:p>1 100</text:p>
          </table:table-cell>
          <table:table-cell table:style-name="ce67" table:formula="of:=[.I15]*[.K15]" office:value-type="float" office:value="1247" calcext:value-type="float">
            <text:p>1247</text:p>
          </table:table-cell>
          <table:table-cell table:style-name="ce57" table:formula="of:=[.M15]*[.O15]" office:value-type="float" office:value="1300" calcext:value-type="float">
            <text:p>1300</text:p>
          </table:table-cell>
          <table:table-cell/>
          <table:table-cell table:formula="of:=RANK([.X15];[.X12:.X21])+2" office:value-type="float" office:value="4" calcext:value-type="float">
            <text:p>4</text:p>
          </table:table-cell>
          <table:table-cell table:style-name="ce89" table:formula="of:=RAND()" office:value-type="float" office:value="0.847867001402191" calcext:value-type="float">
            <text:p>0,847867001402191</text:p>
          </table:table-cell>
          <table:table-cell table:number-columns-repeated="998"/>
        </table:table-row>
        <table:table-row table:style-name="ro3">
          <table:table-cell table:style-name="ce51" table:formula="of:=CHOOSE(RANDBETWEEN(1;3);2;4;8)" office:value-type="float" office:value="4" calcext:value-type="float">
            <text:p>4</text:p>
          </table:table-cell>
          <table:table-cell table:style-name="ce7" office:value-type="string" calcext:value-type="string">
            <text:p>×</text:p>
          </table:table-cell>
          <table:table-cell table:style-name="ce142" table:formula="of:=IF([.A16]=2;5*CHOOSE(RANDBETWEEN(1;3);1;10;0.1);IF([.A16]=4;25*CHOOSE(RANDBETWEEN(1;3);1;10;0.1);IF([.A16]=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280" calcext:value-type="float">
            <text:p>280</text:p>
          </table:table-cell>
          <table:table-cell table:style-name="ce7" office:value-type="string" calcext:value-type="string">
            <text:p>+</text:p>
          </table:table-cell>
          <table:table-cell table:style-name="ce7" table:formula="of:=ROUND(RANDBETWEEN(1;9)*100+100*(0.6*RAND()+0.7);0)" office:value-type="float" office:value="209" calcext:value-type="float">
            <text:p>209</text:p>
          </table:table-cell>
          <table:table-cell table:style-name="ce143" office:value-type="string" calcext:value-type="string">
            <text:p>≈</text:p>
          </table:table-cell>
          <table:table-cell table:style-name="ce51" table:formula="of:=RANDBETWEEN(11;50)" office:value-type="float" office:value="31" calcext:value-type="float">
            <text:p>31</text:p>
          </table:table-cell>
          <table:table-cell table:style-name="ce40" office:value-type="string" calcext:value-type="string">
            <text:p>×</text:p>
          </table:table-cell>
          <table:table-cell table:style-name="ce40" table:formula="of:=CHOOSE(RANDBETWEEN(1;3);9;19;29)" office:value-type="float" office:value="9" calcext:value-type="float">
            <text:p>9</text:p>
          </table:table-cell>
          <table:table-cell table:style-name="ce118" office:value-type="string" calcext:value-type="string">
            <text:p>=</text:p>
          </table:table-cell>
          <table:table-cell table:style-name="ce51" table:formula="of:=RANDBETWEEN(11;50)" office:value-type="float" office:value="45" calcext:value-type="float">
            <text:p>45</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16]*[.C16]" office:value-type="float" office:value="1000" calcext:value-type="float">
            <text:p>1 000</text:p>
          </table:table-cell>
          <table:table-cell table:style-name="ce27" table:formula="of:=(ROUND([.E16]/100;0)+ROUND([.G16]/100;0))*100" office:value-type="float" office:value="500" calcext:value-type="float">
            <text:p>500</text:p>
          </table:table-cell>
          <table:table-cell table:style-name="ce67" table:formula="of:=[.I16]*[.K16]" office:value-type="float" office:value="279" calcext:value-type="float">
            <text:p>279</text:p>
          </table:table-cell>
          <table:table-cell table:style-name="ce57" table:formula="of:=[.M16]*[.O16]" office:value-type="float" office:value="900" calcext:value-type="float">
            <text:p>900</text:p>
          </table:table-cell>
          <table:table-cell/>
          <table:table-cell table:formula="of:=RANK([.X16];[.X12:.X21])+2" office:value-type="float" office:value="6" calcext:value-type="float">
            <text:p>6</text:p>
          </table:table-cell>
          <table:table-cell table:style-name="ce89" table:formula="of:=RAND()" office:value-type="float" office:value="0.617607360712971" calcext:value-type="float">
            <text:p>0,617607360712971</text:p>
          </table:table-cell>
          <table:table-cell table:number-columns-repeated="998"/>
        </table:table-row>
        <table:table-row table:style-name="ro3">
          <table:table-cell table:style-name="ce51" table:formula="of:=CHOOSE(RANDBETWEEN(1;3);2;4;8)" office:value-type="float" office:value="8" calcext:value-type="float">
            <text:p>8</text:p>
          </table:table-cell>
          <table:table-cell table:style-name="ce7" office:value-type="string" calcext:value-type="string">
            <text:p>×</text:p>
          </table:table-cell>
          <table:table-cell table:style-name="ce142" table:formula="of:=IF([.A17]=2;5*CHOOSE(RANDBETWEEN(1;3);1;10;0.1);IF([.A17]=4;25*CHOOSE(RANDBETWEEN(1;3);1;10;0.1);IF([.A17]=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878" calcext:value-type="float">
            <text:p>878</text:p>
          </table:table-cell>
          <table:table-cell table:style-name="ce7" office:value-type="string" calcext:value-type="string">
            <text:p>+</text:p>
          </table:table-cell>
          <table:table-cell table:style-name="ce7" table:formula="of:=ROUND(RANDBETWEEN(1;9)*100+100*(0.6*RAND()+0.7);0)" office:value-type="float" office:value="510" calcext:value-type="float">
            <text:p>510</text:p>
          </table:table-cell>
          <table:table-cell table:style-name="ce143" office:value-type="string" calcext:value-type="string">
            <text:p>≈</text:p>
          </table:table-cell>
          <table:table-cell table:style-name="ce153" table:formula="of:=ROUND(RAND()*CHOOSE(RANDBETWEEN(1;2);10;100);RANDBETWEEN(1;2))" office:value-type="float" office:value="1" calcext:value-type="float">
            <text:p>1</text:p>
          </table:table-cell>
          <table:table-cell table:style-name="ce7"/>
          <table:table-cell table:style-name="ce9"/>
          <table:table-cell table:style-name="ce165" table:formula="of:=[.I17]+(ROUND(RAND()*0.2;2)-0.1)*CHOOSE(RANDBETWEEN(1;2);1;10)" office:value-type="float" office:value="1.1" calcext:value-type="float">
            <text:p>1,1</text:p>
          </table:table-cell>
          <table:table-cell table:style-name="ce51" table:formula="of:=RANDBETWEEN(11;50)" office:value-type="float" office:value="13" calcext:value-type="float">
            <text:p>13</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17]*[.C17]" office:value-type="float" office:value="1000" calcext:value-type="float">
            <text:p>1 000</text:p>
          </table:table-cell>
          <table:table-cell table:style-name="ce27" table:formula="of:=(ROUND([.E17]/100;0)+ROUND([.G17]/100;0))*100" office:value-type="float" office:value="1400" calcext:value-type="float">
            <text:p>1 400</text:p>
          </table:table-cell>
          <table:table-cell table:style-name="ce57" table:formula="of:=[.I17]&amp;IF([.I17]&lt;[.L17];&quot;&lt;&quot;;IF([.I17]&gt;[.L17];&quot;&gt;&quot;;&quot;=&quot;))&amp;[.L17]" office:value-type="string" office:string-value="1&lt;1,1" calcext:value-type="string">
            <text:p>1&lt;1,1</text:p>
          </table:table-cell>
          <table:table-cell table:style-name="ce57" table:formula="of:=[.M17]*[.O17]" office:value-type="float" office:value="260" calcext:value-type="float">
            <text:p>260</text:p>
          </table:table-cell>
          <table:table-cell/>
          <table:table-cell table:formula="of:=RANK([.X17];[.X12:.X21])+2" office:value-type="float" office:value="8" calcext:value-type="float">
            <text:p>8</text:p>
          </table:table-cell>
          <table:table-cell table:style-name="ce89" table:formula="of:=RAND()" office:value-type="float" office:value="0.496840433587738" calcext:value-type="float">
            <text:p>0,496840433587738</text:p>
          </table:table-cell>
          <table:table-cell table:number-columns-repeated="998"/>
        </table:table-row>
        <table:table-row table:style-name="ro3">
          <table:table-cell table:style-name="ce148" table:formula="of:=ROUND(RANDBETWEEN(1;9)*(RAND()*0.6+0.7)*CHOOSE(RANDBETWEEN(1;3);1;10;100);RANDBETWEEN(1;2))" office:value-type="float" office:value="3.9" calcext:value-type="float">
            <text:p>3,9</text:p>
          </table:table-cell>
          <table:table-cell table:style-name="ce7" office:value-type="string" calcext:value-type="string">
            <text:p>×</text:p>
          </table:table-cell>
          <table:table-cell table:style-name="ce150" table:formula="of:=ROUND((RAND()*0.6+0.7)*CHOOSE(RANDBETWEEN(1;3);1;10;100);RANDBETWEEN(1;2))" office:value-type="float" office:value="8.1" calcext:value-type="float">
            <text:p>8,1</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16" calcext:value-type="float">
            <text:p>16</text:p>
          </table:table-cell>
          <table:table-cell table:style-name="ce7" office:value-type="string" calcext:value-type="string">
            <text:p>/</text:p>
          </table:table-cell>
          <table:table-cell table:style-name="ce152" table:formula="of:=RANDBETWEEN(2;9)" office:value-type="float" office:value="8" calcext:value-type="float">
            <text:p>8 &lt;</text:p>
          </table:table-cell>
          <table:table-cell table:style-name="ce153" table:formula="of:=ROUND(RAND()*CHOOSE(RANDBETWEEN(1;2);10;100);RANDBETWEEN(1;2))" office:value-type="float" office:value="47.84" calcext:value-type="float">
            <text:p>47,84</text:p>
          </table:table-cell>
          <table:table-cell table:style-name="ce7"/>
          <table:table-cell table:style-name="ce9"/>
          <table:table-cell table:style-name="ce165" table:formula="of:=[.I18]+(ROUND(RAND()*0.2;2)-0.1)*CHOOSE(RANDBETWEEN(1;2);1;10)" office:value-type="float" office:value="47.88" calcext:value-type="float">
            <text:p>47,88</text:p>
          </table:table-cell>
          <table:table-cell table:style-name="ce150" table:formula="of:=ROUND(RAND()*CHOOSE(RANDBETWEEN(1;2);10;100);RANDBETWEEN(1;2))" office:value-type="float" office:value="8.88" calcext:value-type="float">
            <text:p>8,88</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18];1)" office:value-type="float" office:value="9" calcext:value-type="float">
            <text:p>9</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18];[.H18])&amp;&quot;&lt;...&lt;&quot;&amp;(QUOTIENT([.F18];[.H18])+1)" office:value-type="string" office:string-value="2&lt;...&lt;3" calcext:value-type="string">
            <text:p>2&lt;...&lt;3</text:p>
          </table:table-cell>
          <table:table-cell table:style-name="ce57" table:formula="of:=[.I18]&amp;IF([.I18]&lt;[.L18];&quot;&lt;&quot;;IF([.I18]&gt;[.L18];&quot;&gt;&quot;;&quot;=&quot;))&amp;[.L18]" office:value-type="string" office:string-value="47,84&lt;47,88" calcext:value-type="string">
            <text:p>47,84&lt;47,88</text:p>
          </table:table-cell>
          <table:table-cell table:style-name="ce155" table:formula="of:=[.P18]-[.M18]" office:value-type="float" office:value="0.119999999999999" calcext:value-type="float">
            <text:p>0,12</text:p>
          </table:table-cell>
          <table:table-cell/>
          <table:table-cell table:formula="of:=RANK([.X18];[.X12:.X21])+2" office:value-type="float" office:value="11" calcext:value-type="float">
            <text:p>11</text:p>
          </table:table-cell>
          <table:table-cell table:style-name="ce89" table:formula="of:=RAND()" office:value-type="float" office:value="0.0776308948626482" calcext:value-type="float">
            <text:p>0,077630894862648</text:p>
          </table:table-cell>
          <table:table-cell table:number-columns-repeated="998"/>
        </table:table-row>
        <table:table-row table:style-name="ro3">
          <table:table-cell table:style-name="ce148" table:formula="of:=ROUND(RANDBETWEEN(1;9)*(RAND()*0.6+0.7)*CHOOSE(RANDBETWEEN(1;3);1;10;100);RANDBETWEEN(1;2))" office:value-type="float" office:value="8.8" calcext:value-type="float">
            <text:p>8,8</text:p>
          </table:table-cell>
          <table:table-cell table:style-name="ce7" office:value-type="string" calcext:value-type="string">
            <text:p>×</text:p>
          </table:table-cell>
          <table:table-cell table:style-name="ce150" table:formula="of:=ROUND((RAND()*0.6+0.7)*CHOOSE(RANDBETWEEN(1;3);1;10;100);RANDBETWEEN(1;2))" office:value-type="float" office:value="88.68" calcext:value-type="float">
            <text:p>88,68</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8" calcext:value-type="float">
            <text:p>8</text:p>
          </table:table-cell>
          <table:table-cell table:style-name="ce7" office:value-type="string" calcext:value-type="string">
            <text:p>/</text:p>
          </table:table-cell>
          <table:table-cell table:style-name="ce152" table:formula="of:=RANDBETWEEN(2;9)" office:value-type="float" office:value="9" calcext:value-type="float">
            <text:p>9 &lt;</text:p>
          </table:table-cell>
          <table:table-cell table:style-name="ce153" table:formula="of:=ROUND(RAND()*CHOOSE(RANDBETWEEN(1;2);10;100);RANDBETWEEN(1;2))" office:value-type="float" office:value="34.51" calcext:value-type="float">
            <text:p>34,51</text:p>
          </table:table-cell>
          <table:table-cell table:style-name="ce7"/>
          <table:table-cell table:style-name="ce9"/>
          <table:table-cell table:style-name="ce165" table:formula="of:=[.I19]+(ROUND(RAND()*0.2;2)-0.1)*CHOOSE(RANDBETWEEN(1;2);1;10)" office:value-type="float" office:value="33.61" calcext:value-type="float">
            <text:p>33,61</text:p>
          </table:table-cell>
          <table:table-cell table:style-name="ce150" table:formula="of:=ROUND(RAND()*CHOOSE(RANDBETWEEN(1;2);10;100);RANDBETWEEN(1;2))" office:value-type="float" office:value="2.2" calcext:value-type="float">
            <text:p>2,2</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19];1)" office:value-type="float" office:value="3" calcext:value-type="float">
            <text:p>3</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19];[.H19])&amp;&quot;&lt;...&lt;&quot;&amp;(QUOTIENT([.F19];[.H19])+1)" office:value-type="string" office:string-value="0&lt;...&lt;1" calcext:value-type="string">
            <text:p>0&lt;...&lt;1</text:p>
          </table:table-cell>
          <table:table-cell table:style-name="ce57" table:formula="of:=[.I19]&amp;IF([.I19]&lt;[.L19];&quot;&lt;&quot;;IF([.I19]&gt;[.L19];&quot;&gt;&quot;;&quot;=&quot;))&amp;[.L19]" office:value-type="string" office:string-value="34,51&gt;33,61" calcext:value-type="string">
            <text:p>34,51&gt;33,61</text:p>
          </table:table-cell>
          <table:table-cell table:style-name="ce155" table:formula="of:=[.P19]-[.M19]" office:value-type="float" office:value="0.8" calcext:value-type="float">
            <text:p>0,8</text:p>
          </table:table-cell>
          <table:table-cell/>
          <table:table-cell table:formula="of:=RANK([.X19];[.X12:.X21])+2" office:value-type="float" office:value="3" calcext:value-type="float">
            <text:p>3</text:p>
          </table:table-cell>
          <table:table-cell table:style-name="ce89" table:formula="of:=RAND()" office:value-type="float" office:value="0.94253716350653" calcext:value-type="float">
            <text:p>0,94253716350653</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2" calcext:value-type="float">
            <text:p>12</text:p>
          </table:table-cell>
          <table:table-cell table:style-name="ce89" table:formula="of:=RAND()" office:value-type="float" office:value="0.0689346482329519" calcext:value-type="float">
            <text:p>0,068934648232952</text:p>
          </table:table-cell>
          <table:table-cell table:number-columns-repeated="998"/>
        </table:table-row>
        <table:table-row table:style-name="ro4">
          <table:table-cell table:number-columns-repeated="22"/>
          <table:table-cell table:formula="of:=RANK([.X21];[.X12:.X21])+2" office:value-type="float" office:value="10" calcext:value-type="float">
            <text:p>10</text:p>
          </table:table-cell>
          <table:table-cell table:style-name="ce89" table:formula="of:=RAND()" office:value-type="float" office:value="0.0960013973778193" calcext:value-type="float">
            <text:p>0,096001397377819</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1" calcext:value-type="float">
            <text:p>11</text:p>
          </table:table-cell>
          <table:table-cell table:style-name="ce89" table:formula="of:=RAND()" office:value-type="float" office:value="0.164174826160028" calcext:value-type="float">
            <text:p>0,164174826160028</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1902" calcext:value-type="string">
            <text:p>v1902</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4];[.X23:.X32])+2" office:value-type="float" office:value="12" calcext:value-type="float">
            <text:p>12</text:p>
          </table:table-cell>
          <table:table-cell table:style-name="ce89" table:formula="of:=RAND()" office:value-type="float" office:value="0.133310175381651" calcext:value-type="float">
            <text:p>0,133310175381651</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23]" office:value-type="string" office:string-value="AC" calcext:value-type="string">
            <text:p>AC</text:p>
          </table:table-cell>
          <table:table-cell table:style-name="ce99"/>
          <table:table-cell table:style-name="ce102" table:formula="of:=[.P24]" office:value-type="string" office:string-value="v1902" calcext:value-type="string">
            <text:p>v1902</text:p>
          </table:table-cell>
          <table:table-cell table:style-name="ce89"/>
          <table:table-cell table:formula="of:=RANK([.X25];[.X23:.X32])+2" office:value-type="float" office:value="8" calcext:value-type="float">
            <text:p>8</text:p>
          </table:table-cell>
          <table:table-cell table:style-name="ce89" table:formula="of:=RAND()" office:value-type="float" office:value="0.380384279914266" calcext:value-type="float">
            <text:p>0,380384279914266</text:p>
          </table:table-cell>
          <table:table-cell table:number-columns-repeated="998"/>
        </table:table-row>
        <table:table-row table:style-name="ro3">
          <table:table-cell table:style-name="ce51" table:formula="of:=CHOOSE(RANDBETWEEN(1;3);2;4;8)" office:value-type="float" office:value="2" calcext:value-type="float">
            <text:p>2</text:p>
          </table:table-cell>
          <table:table-cell table:style-name="ce7" office:value-type="string" calcext:value-type="string">
            <text:p>×</text:p>
          </table:table-cell>
          <table:table-cell table:style-name="ce142" table:formula="of:=IF([.A26]=2;5*CHOOSE(RANDBETWEEN(1;3);1;10;0.1);IF([.A26]=4;25*CHOOSE(RANDBETWEEN(1;3);1;10;0.1);IF([.A26]=8;125*CHOOSE(RANDBETWEEN(1;3);1;10;0.1))))" office:value-type="float" office:value="0.5" calcext:value-type="float">
            <text:p>0,5</text:p>
          </table:table-cell>
          <table:table-cell table:style-name="ce10" office:value-type="string" calcext:value-type="string">
            <text:p>=</text:p>
          </table:table-cell>
          <table:table-cell table:style-name="ce4" table:formula="of:=ROUND(RANDBETWEEN(1;9)*100+100*(0.6*RAND()+0.7);0)" office:value-type="float" office:value="284" calcext:value-type="float">
            <text:p>284</text:p>
          </table:table-cell>
          <table:table-cell table:style-name="ce7" office:value-type="string" calcext:value-type="string">
            <text:p>+</text:p>
          </table:table-cell>
          <table:table-cell table:style-name="ce7" table:formula="of:=ROUND(RANDBETWEEN(1;9)*100+100*(0.6*RAND()+0.7);0)" office:value-type="float" office:value="710" calcext:value-type="float">
            <text:p>710</text:p>
          </table:table-cell>
          <table:table-cell table:style-name="ce143" office:value-type="string" calcext:value-type="string">
            <text:p>≈</text:p>
          </table:table-cell>
          <table:table-cell table:style-name="ce51" table:formula="of:=RANDBETWEEN(11;50)" office:value-type="float" office:value="30" calcext:value-type="float">
            <text:p>30</text:p>
          </table:table-cell>
          <table:table-cell table:style-name="ce40" office:value-type="string" calcext:value-type="string">
            <text:p>×</text:p>
          </table:table-cell>
          <table:table-cell table:style-name="ce40" table:formula="of:=CHOOSE(RANDBETWEEN(1;3);9;19;29)" office:value-type="float" office:value="19" calcext:value-type="float">
            <text:p>19</text:p>
          </table:table-cell>
          <table:table-cell table:style-name="ce118" office:value-type="string" calcext:value-type="string">
            <text:p>=</text:p>
          </table:table-cell>
          <table:table-cell table:style-name="ce51" table:formula="of:=RANDBETWEEN(11;50)" office:value-type="float" office:value="36" calcext:value-type="float">
            <text:p>36</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26]*[.C26]" office:value-type="float" office:value="1" calcext:value-type="float">
            <text:p>1</text:p>
          </table:table-cell>
          <table:table-cell table:style-name="ce27" table:formula="of:=(ROUND([.E26]/100;0)+ROUND([.G26]/100;0))*100" office:value-type="float" office:value="1000" calcext:value-type="float">
            <text:p>1 000</text:p>
          </table:table-cell>
          <table:table-cell table:style-name="ce67" table:formula="of:=[.I26]*[.K26]" office:value-type="float" office:value="570" calcext:value-type="float">
            <text:p>570</text:p>
          </table:table-cell>
          <table:table-cell table:style-name="ce57" table:formula="of:=[.M26]*[.O26]" office:value-type="float" office:value="720" calcext:value-type="float">
            <text:p>720</text:p>
          </table:table-cell>
          <table:table-cell/>
          <table:table-cell table:formula="of:=RANK([.X26];[.X23:.X32])+2" office:value-type="float" office:value="7" calcext:value-type="float">
            <text:p>7</text:p>
          </table:table-cell>
          <table:table-cell table:style-name="ce89" table:formula="of:=RAND()" office:value-type="float" office:value="0.494200365706591" calcext:value-type="float">
            <text:p>0,494200365706591</text:p>
          </table:table-cell>
          <table:table-cell table:number-columns-repeated="998"/>
        </table:table-row>
        <table:table-row table:style-name="ro3">
          <table:table-cell table:style-name="ce51" table:formula="of:=CHOOSE(RANDBETWEEN(1;3);2;4;8)" office:value-type="float" office:value="2" calcext:value-type="float">
            <text:p>2</text:p>
          </table:table-cell>
          <table:table-cell table:style-name="ce7" office:value-type="string" calcext:value-type="string">
            <text:p>×</text:p>
          </table:table-cell>
          <table:table-cell table:style-name="ce142" table:formula="of:=IF([.A27]=2;5*CHOOSE(RANDBETWEEN(1;3);1;10;0.1);IF([.A27]=4;25*CHOOSE(RANDBETWEEN(1;3);1;10;0.1);IF([.A27]=8;125*CHOOSE(RANDBETWEEN(1;3);1;10;0.1))))" office:value-type="float" office:value="50" calcext:value-type="float">
            <text:p>50</text:p>
          </table:table-cell>
          <table:table-cell table:style-name="ce10" office:value-type="string" calcext:value-type="string">
            <text:p>=</text:p>
          </table:table-cell>
          <table:table-cell table:style-name="ce4" table:formula="of:=ROUND(RANDBETWEEN(1;9)*100+100*(0.6*RAND()+0.7);0)" office:value-type="float" office:value="372" calcext:value-type="float">
            <text:p>372</text:p>
          </table:table-cell>
          <table:table-cell table:style-name="ce7" office:value-type="string" calcext:value-type="string">
            <text:p>+</text:p>
          </table:table-cell>
          <table:table-cell table:style-name="ce7" table:formula="of:=ROUND(RANDBETWEEN(1;9)*100+100*(0.6*RAND()+0.7);0)" office:value-type="float" office:value="810" calcext:value-type="float">
            <text:p>810</text:p>
          </table:table-cell>
          <table:table-cell table:style-name="ce143" office:value-type="string" calcext:value-type="string">
            <text:p>≈</text:p>
          </table:table-cell>
          <table:table-cell table:style-name="ce51" table:formula="of:=RANDBETWEEN(11;50)" office:value-type="float" office:value="31" calcext:value-type="float">
            <text:p>31</text:p>
          </table:table-cell>
          <table:table-cell table:style-name="ce40" office:value-type="string" calcext:value-type="string">
            <text:p>×</text:p>
          </table:table-cell>
          <table:table-cell table:style-name="ce40" table:formula="of:=CHOOSE(RANDBETWEEN(1;3);9;19;29)" office:value-type="float" office:value="9" calcext:value-type="float">
            <text:p>9</text:p>
          </table:table-cell>
          <table:table-cell table:style-name="ce118" office:value-type="string" calcext:value-type="string">
            <text:p>=</text:p>
          </table:table-cell>
          <table:table-cell table:style-name="ce51" table:formula="of:=RANDBETWEEN(11;50)" office:value-type="float" office:value="22" calcext:value-type="float">
            <text:p>22</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27]*[.C27]" office:value-type="float" office:value="100" calcext:value-type="float">
            <text:p>100</text:p>
          </table:table-cell>
          <table:table-cell table:style-name="ce27" table:formula="of:=(ROUND([.E27]/100;0)+ROUND([.G27]/100;0))*100" office:value-type="float" office:value="1200" calcext:value-type="float">
            <text:p>1 200</text:p>
          </table:table-cell>
          <table:table-cell table:style-name="ce67" table:formula="of:=[.I27]*[.K27]" office:value-type="float" office:value="279" calcext:value-type="float">
            <text:p>279</text:p>
          </table:table-cell>
          <table:table-cell table:style-name="ce57" table:formula="of:=[.M27]*[.O27]" office:value-type="float" office:value="110" calcext:value-type="float">
            <text:p>110</text:p>
          </table:table-cell>
          <table:table-cell/>
          <table:table-cell table:formula="of:=RANK([.X27];[.X23:.X32])+2" office:value-type="float" office:value="6" calcext:value-type="float">
            <text:p>6</text:p>
          </table:table-cell>
          <table:table-cell table:style-name="ce89" table:formula="of:=RAND()" office:value-type="float" office:value="0.540000060744315" calcext:value-type="float">
            <text:p>0,540000060744315</text:p>
          </table:table-cell>
          <table:table-cell table:number-columns-repeated="998"/>
        </table:table-row>
        <table:table-row table:style-name="ro3">
          <table:table-cell table:style-name="ce51" table:formula="of:=CHOOSE(RANDBETWEEN(1;3);2;4;8)" office:value-type="float" office:value="8" calcext:value-type="float">
            <text:p>8</text:p>
          </table:table-cell>
          <table:table-cell table:style-name="ce7" office:value-type="string" calcext:value-type="string">
            <text:p>×</text:p>
          </table:table-cell>
          <table:table-cell table:style-name="ce142" table:formula="of:=IF([.A28]=2;5*CHOOSE(RANDBETWEEN(1;3);1;10;0.1);IF([.A28]=4;25*CHOOSE(RANDBETWEEN(1;3);1;10;0.1);IF([.A28]=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397" calcext:value-type="float">
            <text:p>397</text:p>
          </table:table-cell>
          <table:table-cell table:style-name="ce7" office:value-type="string" calcext:value-type="string">
            <text:p>+</text:p>
          </table:table-cell>
          <table:table-cell table:style-name="ce7" table:formula="of:=ROUND(RANDBETWEEN(1;9)*100+100*(0.6*RAND()+0.7);0)" office:value-type="float" office:value="602" calcext:value-type="float">
            <text:p>602</text:p>
          </table:table-cell>
          <table:table-cell table:style-name="ce143" office:value-type="string" calcext:value-type="string">
            <text:p>≈</text:p>
          </table:table-cell>
          <table:table-cell table:style-name="ce153" table:formula="of:=ROUND(RAND()*CHOOSE(RANDBETWEEN(1;2);10;100);RANDBETWEEN(1;2))" office:value-type="float" office:value="8.45" calcext:value-type="float">
            <text:p>8,45</text:p>
          </table:table-cell>
          <table:table-cell table:style-name="ce7"/>
          <table:table-cell table:style-name="ce9"/>
          <table:table-cell table:style-name="ce165" table:formula="of:=[.I28]+(ROUND(RAND()*0.2;2)-0.1)*CHOOSE(RANDBETWEEN(1;2);1;10)" office:value-type="float" office:value="8.55" calcext:value-type="float">
            <text:p>8,55</text:p>
          </table:table-cell>
          <table:table-cell table:style-name="ce51" table:formula="of:=RANDBETWEEN(11;50)" office:value-type="float" office:value="48" calcext:value-type="float">
            <text:p>48</text:p>
          </table:table-cell>
          <table:table-cell table:style-name="ce40" office:value-type="string" calcext:value-type="string">
            <text:p>×</text:p>
          </table:table-cell>
          <table:table-cell table:style-name="ce40" table:formula="of:=CHOOSE(RANDBETWEEN(1;3);5;20;50)" office:value-type="float" office:value="50" calcext:value-type="float">
            <text:p>50</text:p>
          </table:table-cell>
          <table:table-cell table:style-name="ce118" office:value-type="string" calcext:value-type="string">
            <text:p>=</text:p>
          </table:table-cell>
          <table:table-cell/>
          <table:table-cell table:style-name="ce43" table:formula="of:=[.A28]*[.C28]" office:value-type="float" office:value="1000" calcext:value-type="float">
            <text:p>1 000</text:p>
          </table:table-cell>
          <table:table-cell table:style-name="ce27" table:formula="of:=(ROUND([.E28]/100;0)+ROUND([.G28]/100;0))*100" office:value-type="float" office:value="1000" calcext:value-type="float">
            <text:p>1 000</text:p>
          </table:table-cell>
          <table:table-cell table:style-name="ce57" table:formula="of:=[.I28]&amp;IF([.I28]&lt;[.L28];&quot;&lt;&quot;;IF([.I28]&gt;[.L28];&quot;&gt;&quot;;&quot;=&quot;))&amp;[.L28]" office:value-type="string" office:string-value="8,45&lt;8,55" calcext:value-type="string">
            <text:p>8,45&lt;8,55</text:p>
          </table:table-cell>
          <table:table-cell table:style-name="ce57" table:formula="of:=[.M28]*[.O28]" office:value-type="float" office:value="2400" calcext:value-type="float">
            <text:p>2400</text:p>
          </table:table-cell>
          <table:table-cell/>
          <table:table-cell table:formula="of:=RANK([.X28];[.X23:.X32])+2" office:value-type="float" office:value="4" calcext:value-type="float">
            <text:p>4</text:p>
          </table:table-cell>
          <table:table-cell table:style-name="ce89" table:formula="of:=RAND()" office:value-type="float" office:value="0.86789830478175" calcext:value-type="float">
            <text:p>0,86789830478175</text:p>
          </table:table-cell>
          <table:table-cell table:number-columns-repeated="998"/>
        </table:table-row>
        <table:table-row table:style-name="ro3">
          <table:table-cell table:style-name="ce148" table:formula="of:=ROUND(RANDBETWEEN(1;9)*(RAND()*0.6+0.7)*CHOOSE(RANDBETWEEN(1;3);1;10;100);RANDBETWEEN(1;2))" office:value-type="float" office:value="288.82" calcext:value-type="float">
            <text:p>288,82</text:p>
          </table:table-cell>
          <table:table-cell table:style-name="ce7" office:value-type="string" calcext:value-type="string">
            <text:p>×</text:p>
          </table:table-cell>
          <table:table-cell table:style-name="ce150" table:formula="of:=ROUND((RAND()*0.6+0.7)*CHOOSE(RANDBETWEEN(1;3);1;10;100);RANDBETWEEN(1;2))" office:value-type="float" office:value="8.04" calcext:value-type="float">
            <text:p>8,04</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15" calcext:value-type="float">
            <text:p>15</text:p>
          </table:table-cell>
          <table:table-cell table:style-name="ce7" office:value-type="string" calcext:value-type="string">
            <text:p>/</text:p>
          </table:table-cell>
          <table:table-cell table:style-name="ce152" table:formula="of:=RANDBETWEEN(2;9)" office:value-type="float" office:value="5" calcext:value-type="float">
            <text:p>5 &lt;</text:p>
          </table:table-cell>
          <table:table-cell table:style-name="ce153" table:formula="of:=ROUND(RAND()*CHOOSE(RANDBETWEEN(1;2);10;100);RANDBETWEEN(1;2))" office:value-type="float" office:value="31.66" calcext:value-type="float">
            <text:p>31,66</text:p>
          </table:table-cell>
          <table:table-cell table:style-name="ce7"/>
          <table:table-cell table:style-name="ce9"/>
          <table:table-cell table:style-name="ce165" table:formula="of:=[.I29]+(ROUND(RAND()*0.2;2)-0.1)*CHOOSE(RANDBETWEEN(1;2);1;10)" office:value-type="float" office:value="31.72" calcext:value-type="float">
            <text:p>31,72</text:p>
          </table:table-cell>
          <table:table-cell table:style-name="ce150" table:formula="of:=ROUND(RAND()*CHOOSE(RANDBETWEEN(1;2);10;100);RANDBETWEEN(1;2))" office:value-type="float" office:value="4.5" calcext:value-type="float">
            <text:p>4,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29];1)" office:value-type="float" office:value="5" calcext:value-type="float">
            <text:p>5</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29];[.H29])&amp;&quot;&lt;...&lt;&quot;&amp;(QUOTIENT([.F29];[.H29])+1)" office:value-type="string" office:string-value="3&lt;...&lt;4" calcext:value-type="string">
            <text:p>3&lt;...&lt;4</text:p>
          </table:table-cell>
          <table:table-cell table:style-name="ce57" table:formula="of:=[.I29]&amp;IF([.I29]&lt;[.L29];&quot;&lt;&quot;;IF([.I29]&gt;[.L29];&quot;&gt;&quot;;&quot;=&quot;))&amp;[.L29]" office:value-type="string" office:string-value="31,66&lt;31,72" calcext:value-type="string">
            <text:p>31,66&lt;31,72</text:p>
          </table:table-cell>
          <table:table-cell table:style-name="ce155" table:formula="of:=[.P29]-[.M29]" office:value-type="float" office:value="0.5" calcext:value-type="float">
            <text:p>0,5</text:p>
          </table:table-cell>
          <table:table-cell/>
          <table:table-cell table:formula="of:=RANK([.X29];[.X23:.X32])+2" office:value-type="float" office:value="3" calcext:value-type="float">
            <text:p>3</text:p>
          </table:table-cell>
          <table:table-cell table:style-name="ce89" table:formula="of:=RAND()" office:value-type="float" office:value="0.999266929214374" calcext:value-type="float">
            <text:p>0,999266929214374</text:p>
          </table:table-cell>
          <table:table-cell table:number-columns-repeated="998"/>
        </table:table-row>
        <table:table-row table:style-name="ro3">
          <table:table-cell table:style-name="ce148" table:formula="of:=ROUND(RANDBETWEEN(1;9)*(RAND()*0.6+0.7)*CHOOSE(RANDBETWEEN(1;3);1;10;100);RANDBETWEEN(1;2))" office:value-type="float" office:value="4.03" calcext:value-type="float">
            <text:p>4,03</text:p>
          </table:table-cell>
          <table:table-cell table:style-name="ce7" office:value-type="string" calcext:value-type="string">
            <text:p>×</text:p>
          </table:table-cell>
          <table:table-cell table:style-name="ce150" table:formula="of:=ROUND((RAND()*0.6+0.7)*CHOOSE(RANDBETWEEN(1;3);1;10;100);RANDBETWEEN(1;2))" office:value-type="float" office:value="0.8" calcext:value-type="float">
            <text:p>0,8</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8" calcext:value-type="float">
            <text:p>8</text:p>
          </table:table-cell>
          <table:table-cell table:style-name="ce7" office:value-type="string" calcext:value-type="string">
            <text:p>/</text:p>
          </table:table-cell>
          <table:table-cell table:style-name="ce152" table:formula="of:=RANDBETWEEN(2;9)" office:value-type="float" office:value="4" calcext:value-type="float">
            <text:p>4 &lt;</text:p>
          </table:table-cell>
          <table:table-cell table:style-name="ce153" table:formula="of:=ROUND(RAND()*CHOOSE(RANDBETWEEN(1;2);10;100);RANDBETWEEN(1;2))" office:value-type="float" office:value="1.84" calcext:value-type="float">
            <text:p>1,84</text:p>
          </table:table-cell>
          <table:table-cell table:style-name="ce7"/>
          <table:table-cell table:style-name="ce9"/>
          <table:table-cell table:style-name="ce165" table:formula="of:=[.I30]+(ROUND(RAND()*0.2;2)-0.1)*CHOOSE(RANDBETWEEN(1;2);1;10)" office:value-type="float" office:value="1.04" calcext:value-type="float">
            <text:p>1,04</text:p>
          </table:table-cell>
          <table:table-cell table:style-name="ce150" table:formula="of:=ROUND(RAND()*CHOOSE(RANDBETWEEN(1;2);10;100);RANDBETWEEN(1;2))" office:value-type="float" office:value="4.05" calcext:value-type="float">
            <text:p>4,0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30];1)" office:value-type="float" office:value="5" calcext:value-type="float">
            <text:p>5</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30];[.H30])&amp;&quot;&lt;...&lt;&quot;&amp;(QUOTIENT([.F30];[.H30])+1)" office:value-type="string" office:string-value="2&lt;...&lt;3" calcext:value-type="string">
            <text:p>2&lt;...&lt;3</text:p>
          </table:table-cell>
          <table:table-cell table:style-name="ce57" table:formula="of:=[.I30]&amp;IF([.I30]&lt;[.L30];&quot;&lt;&quot;;IF([.I30]&gt;[.L30];&quot;&gt;&quot;;&quot;=&quot;))&amp;[.L30]" office:value-type="string" office:string-value="1,84&gt;1,04" calcext:value-type="string">
            <text:p>1,84&gt;1,04</text:p>
          </table:table-cell>
          <table:table-cell table:style-name="ce155" table:formula="of:=[.P30]-[.M30]" office:value-type="float" office:value="0.95" calcext:value-type="float">
            <text:p>0,95</text:p>
          </table:table-cell>
          <table:table-cell/>
          <table:table-cell table:formula="of:=RANK([.X30];[.X23:.X32])+2" office:value-type="float" office:value="9" calcext:value-type="float">
            <text:p>9</text:p>
          </table:table-cell>
          <table:table-cell table:style-name="ce89" table:formula="of:=RAND()" office:value-type="float" office:value="0.231584594314024" calcext:value-type="float">
            <text:p>0,231584594314024</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5" calcext:value-type="float">
            <text:p>5</text:p>
          </table:table-cell>
          <table:table-cell table:style-name="ce89" table:formula="of:=RAND()" office:value-type="float" office:value="0.593115913899626" calcext:value-type="float">
            <text:p>0,593115913899626</text:p>
          </table:table-cell>
          <table:table-cell table:number-columns-repeated="998"/>
        </table:table-row>
        <table:table-row table:style-name="ro4">
          <table:table-cell table:number-columns-repeated="22"/>
          <table:table-cell table:formula="of:=RANK([.X32];[.X23:.X32])+2" office:value-type="float" office:value="10" calcext:value-type="float">
            <text:p>10</text:p>
          </table:table-cell>
          <table:table-cell table:style-name="ce89" table:formula="of:=RAND()" office:value-type="float" office:value="0.185556606822527" calcext:value-type="float">
            <text:p>0,185556606822527</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5<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8" calcext:value-type="float">
            <text:p>8</text:p>
          </table:table-cell>
          <table:table-cell table:style-name="ce89" table:formula="of:=RAND()" office:value-type="float" office:value="0.440245608339497" calcext:value-type="float">
            <text:p>0,440245608339497</text:p>
          </table:table-cell>
          <table:table-cell table:number-columns-repeated="998"/>
        </table:table-row>
        <table:table-row table:style-name="ro2">
          <table:covered-table-cell table:number-columns-repeated="2" table:style-name="ce12"/>
          <table:covered-table-cell table:number-columns-repeated="2"/>
          <table:table-cell table:style-name="ce54" office:value-type="string" calcext:value-type="string" table:number-columns-spanned="5" table:number-rows-spanned="1">
            <text:p>NOM :</text:p>
          </table:table-cell>
          <table:covered-table-cell table:number-columns-repeated="2" table:style-name="ce81"/>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88"/>
          <table:table-cell table:style-name="ce22" table:formula="of:=[.$P$2]" office:value-type="string" office:string-value="v1902" calcext:value-type="string">
            <text:p>v1902</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35];[.X34:.X43])+2" office:value-type="float" office:value="10" calcext:value-type="float">
            <text:p>10</text:p>
          </table:table-cell>
          <table:table-cell table:style-name="ce89" table:formula="of:=RAND()" office:value-type="float" office:value="0.1617945697764" calcext:value-type="float">
            <text:p>0,1617945697764</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9"/>
          <table:table-cell table:style-name="ce93" office:value-type="string" calcext:value-type="string">
            <text:p>5<text:span text:style-name="T2">e</text:span></text:p>
          </table:table-cell>
          <table:table-cell table:style-name="ce96" table:formula="of:=[.P34]" office:value-type="string" office:string-value="AD" calcext:value-type="string">
            <text:p>AD</text:p>
          </table:table-cell>
          <table:table-cell table:style-name="ce99"/>
          <table:table-cell table:style-name="ce102" table:formula="of:=[.P35]" office:value-type="string" office:string-value="v1902" calcext:value-type="string">
            <text:p>v1902</text:p>
          </table:table-cell>
          <table:table-cell table:style-name="ce89"/>
          <table:table-cell table:formula="of:=RANK([.X36];[.X34:.X43])+2" office:value-type="float" office:value="5" calcext:value-type="float">
            <text:p>5</text:p>
          </table:table-cell>
          <table:table-cell table:style-name="ce89" table:formula="of:=RAND()" office:value-type="float" office:value="0.637481433164464" calcext:value-type="float">
            <text:p>0,637481433164464</text:p>
          </table:table-cell>
          <table:table-cell table:number-columns-repeated="998"/>
        </table:table-row>
        <table:table-row table:style-name="ro3">
          <table:table-cell table:style-name="ce51" table:formula="of:=CHOOSE(RANDBETWEEN(1;3);2;4;8)" office:value-type="float" office:value="4" calcext:value-type="float">
            <text:p>4</text:p>
          </table:table-cell>
          <table:table-cell table:style-name="ce7" office:value-type="string" calcext:value-type="string">
            <text:p>×</text:p>
          </table:table-cell>
          <table:table-cell table:style-name="ce142" table:formula="of:=IF([.A37]=2;5*CHOOSE(RANDBETWEEN(1;3);1;10;0.1);IF([.A37]=4;25*CHOOSE(RANDBETWEEN(1;3);1;10;0.1);IF([.A37]=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886" calcext:value-type="float">
            <text:p>886</text:p>
          </table:table-cell>
          <table:table-cell table:style-name="ce7" office:value-type="string" calcext:value-type="string">
            <text:p>+</text:p>
          </table:table-cell>
          <table:table-cell table:style-name="ce7" table:formula="of:=ROUND(RANDBETWEEN(1;9)*100+100*(0.6*RAND()+0.7);0)" office:value-type="float" office:value="785" calcext:value-type="float">
            <text:p>785</text:p>
          </table:table-cell>
          <table:table-cell table:style-name="ce143" office:value-type="string" calcext:value-type="string">
            <text:p>≈</text:p>
          </table:table-cell>
          <table:table-cell table:style-name="ce51" table:formula="of:=RANDBETWEEN(11;50)" office:value-type="float" office:value="31" calcext:value-type="float">
            <text:p>31</text:p>
          </table:table-cell>
          <table:table-cell table:style-name="ce40" office:value-type="string" calcext:value-type="string">
            <text:p>×</text:p>
          </table:table-cell>
          <table:table-cell table:style-name="ce40" table:formula="of:=CHOOSE(RANDBETWEEN(1;3);9;19;29)" office:value-type="float" office:value="29" calcext:value-type="float">
            <text:p>29</text:p>
          </table:table-cell>
          <table:table-cell table:style-name="ce118" office:value-type="string" calcext:value-type="string">
            <text:p>=</text:p>
          </table:table-cell>
          <table:table-cell table:style-name="ce51" table:formula="of:=RANDBETWEEN(11;50)" office:value-type="float" office:value="25" calcext:value-type="float">
            <text:p>25</text:p>
          </table:table-cell>
          <table:table-cell table:style-name="ce40" office:value-type="string" calcext:value-type="string">
            <text:p>×</text:p>
          </table:table-cell>
          <table:table-cell table:style-name="ce40" table:formula="of:=CHOOSE(RANDBETWEEN(1;3);5;20;50)" office:value-type="float" office:value="5" calcext:value-type="float">
            <text:p>5</text:p>
          </table:table-cell>
          <table:table-cell table:style-name="ce118" office:value-type="string" calcext:value-type="string">
            <text:p>=</text:p>
          </table:table-cell>
          <table:table-cell/>
          <table:table-cell table:style-name="ce43" table:formula="of:=[.A37]*[.C37]" office:value-type="float" office:value="1000" calcext:value-type="float">
            <text:p>1 000</text:p>
          </table:table-cell>
          <table:table-cell table:style-name="ce27" table:formula="of:=(ROUND([.E37]/100;0)+ROUND([.G37]/100;0))*100" office:value-type="float" office:value="1700" calcext:value-type="float">
            <text:p>1 700</text:p>
          </table:table-cell>
          <table:table-cell table:style-name="ce67" table:formula="of:=[.I37]*[.K37]" office:value-type="float" office:value="899" calcext:value-type="float">
            <text:p>899</text:p>
          </table:table-cell>
          <table:table-cell table:style-name="ce57" table:formula="of:=[.M37]*[.O37]" office:value-type="float" office:value="125" calcext:value-type="float">
            <text:p>125</text:p>
          </table:table-cell>
          <table:table-cell/>
          <table:table-cell table:formula="of:=RANK([.X37];[.X34:.X43])+2" office:value-type="float" office:value="12" calcext:value-type="float">
            <text:p>12</text:p>
          </table:table-cell>
          <table:table-cell table:style-name="ce89" table:formula="of:=RAND()" office:value-type="float" office:value="0.0148213409257663" calcext:value-type="float">
            <text:p>0,014821340925766</text:p>
          </table:table-cell>
          <table:table-cell table:number-columns-repeated="998"/>
        </table:table-row>
        <table:table-row table:style-name="ro3">
          <table:table-cell table:style-name="ce51" table:formula="of:=CHOOSE(RANDBETWEEN(1;3);2;4;8)" office:value-type="float" office:value="4" calcext:value-type="float">
            <text:p>4</text:p>
          </table:table-cell>
          <table:table-cell table:style-name="ce7" office:value-type="string" calcext:value-type="string">
            <text:p>×</text:p>
          </table:table-cell>
          <table:table-cell table:style-name="ce142" table:formula="of:=IF([.A38]=2;5*CHOOSE(RANDBETWEEN(1;3);1;10;0.1);IF([.A38]=4;25*CHOOSE(RANDBETWEEN(1;3);1;10;0.1);IF([.A38]=8;125*CHOOSE(RANDBETWEEN(1;3);1;10;0.1))))" office:value-type="float" office:value="250" calcext:value-type="float">
            <text:p>250</text:p>
          </table:table-cell>
          <table:table-cell table:style-name="ce10" office:value-type="string" calcext:value-type="string">
            <text:p>=</text:p>
          </table:table-cell>
          <table:table-cell table:style-name="ce4" table:formula="of:=ROUND(RANDBETWEEN(1;9)*100+100*(0.6*RAND()+0.7);0)" office:value-type="float" office:value="627" calcext:value-type="float">
            <text:p>627</text:p>
          </table:table-cell>
          <table:table-cell table:style-name="ce7" office:value-type="string" calcext:value-type="string">
            <text:p>+</text:p>
          </table:table-cell>
          <table:table-cell table:style-name="ce7" table:formula="of:=ROUND(RANDBETWEEN(1;9)*100+100*(0.6*RAND()+0.7);0)" office:value-type="float" office:value="924" calcext:value-type="float">
            <text:p>924</text:p>
          </table:table-cell>
          <table:table-cell table:style-name="ce143" office:value-type="string" calcext:value-type="string">
            <text:p>≈</text:p>
          </table:table-cell>
          <table:table-cell table:style-name="ce51" table:formula="of:=RANDBETWEEN(11;50)" office:value-type="float" office:value="25" calcext:value-type="float">
            <text:p>25</text:p>
          </table:table-cell>
          <table:table-cell table:style-name="ce40" office:value-type="string" calcext:value-type="string">
            <text:p>×</text:p>
          </table:table-cell>
          <table:table-cell table:style-name="ce40" table:formula="of:=CHOOSE(RANDBETWEEN(1;3);9;19;29)" office:value-type="float" office:value="29" calcext:value-type="float">
            <text:p>29</text:p>
          </table:table-cell>
          <table:table-cell table:style-name="ce118" office:value-type="string" calcext:value-type="string">
            <text:p>=</text:p>
          </table:table-cell>
          <table:table-cell table:style-name="ce51" table:formula="of:=RANDBETWEEN(11;50)" office:value-type="float" office:value="14" calcext:value-type="float">
            <text:p>14</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38]*[.C38]" office:value-type="float" office:value="1000" calcext:value-type="float">
            <text:p>1 000</text:p>
          </table:table-cell>
          <table:table-cell table:style-name="ce27" table:formula="of:=(ROUND([.E38]/100;0)+ROUND([.G38]/100;0))*100" office:value-type="float" office:value="1500" calcext:value-type="float">
            <text:p>1 500</text:p>
          </table:table-cell>
          <table:table-cell table:style-name="ce67" table:formula="of:=[.I38]*[.K38]" office:value-type="float" office:value="725" calcext:value-type="float">
            <text:p>725</text:p>
          </table:table-cell>
          <table:table-cell table:style-name="ce57" table:formula="of:=[.M38]*[.O38]" office:value-type="float" office:value="280" calcext:value-type="float">
            <text:p>280</text:p>
          </table:table-cell>
          <table:table-cell/>
          <table:table-cell table:formula="of:=RANK([.X38];[.X34:.X43])+2" office:value-type="float" office:value="9" calcext:value-type="float">
            <text:p>9</text:p>
          </table:table-cell>
          <table:table-cell table:style-name="ce89" table:formula="of:=RAND()" office:value-type="float" office:value="0.222268283819312" calcext:value-type="float">
            <text:p>0,222268283819312</text:p>
          </table:table-cell>
          <table:table-cell table:number-columns-repeated="998"/>
        </table:table-row>
        <table:table-row table:style-name="ro3">
          <table:table-cell table:style-name="ce51" table:formula="of:=CHOOSE(RANDBETWEEN(1;3);2;4;8)" office:value-type="float" office:value="8" calcext:value-type="float">
            <text:p>8</text:p>
          </table:table-cell>
          <table:table-cell table:style-name="ce7" office:value-type="string" calcext:value-type="string">
            <text:p>×</text:p>
          </table:table-cell>
          <table:table-cell table:style-name="ce142" table:formula="of:=IF([.A39]=2;5*CHOOSE(RANDBETWEEN(1;3);1;10;0.1);IF([.A39]=4;25*CHOOSE(RANDBETWEEN(1;3);1;10;0.1);IF([.A39]=8;125*CHOOSE(RANDBETWEEN(1;3);1;10;0.1))))" office:value-type="float" office:value="125" calcext:value-type="float">
            <text:p>125</text:p>
          </table:table-cell>
          <table:table-cell table:style-name="ce10" office:value-type="string" calcext:value-type="string">
            <text:p>=</text:p>
          </table:table-cell>
          <table:table-cell table:style-name="ce4" table:formula="of:=ROUND(RANDBETWEEN(1;9)*100+100*(0.6*RAND()+0.7);0)" office:value-type="float" office:value="996" calcext:value-type="float">
            <text:p>996</text:p>
          </table:table-cell>
          <table:table-cell table:style-name="ce7" office:value-type="string" calcext:value-type="string">
            <text:p>+</text:p>
          </table:table-cell>
          <table:table-cell table:style-name="ce7" table:formula="of:=ROUND(RANDBETWEEN(1;9)*100+100*(0.6*RAND()+0.7);0)" office:value-type="float" office:value="582" calcext:value-type="float">
            <text:p>582</text:p>
          </table:table-cell>
          <table:table-cell table:style-name="ce143" office:value-type="string" calcext:value-type="string">
            <text:p>≈</text:p>
          </table:table-cell>
          <table:table-cell table:style-name="ce153" table:formula="of:=ROUND(RAND()*CHOOSE(RANDBETWEEN(1;2);10;100);RANDBETWEEN(1;2))" office:value-type="float" office:value="17.66" calcext:value-type="float">
            <text:p>17,66</text:p>
          </table:table-cell>
          <table:table-cell table:style-name="ce7"/>
          <table:table-cell table:style-name="ce9"/>
          <table:table-cell table:style-name="ce165" table:formula="of:=[.I39]+(ROUND(RAND()*0.2;2)-0.1)*CHOOSE(RANDBETWEEN(1;2);1;10)" office:value-type="float" office:value="17.71" calcext:value-type="float">
            <text:p>17,71</text:p>
          </table:table-cell>
          <table:table-cell table:style-name="ce51" table:formula="of:=RANDBETWEEN(11;50)" office:value-type="float" office:value="42" calcext:value-type="float">
            <text:p>42</text:p>
          </table:table-cell>
          <table:table-cell table:style-name="ce40" office:value-type="string" calcext:value-type="string">
            <text:p>×</text:p>
          </table:table-cell>
          <table:table-cell table:style-name="ce40" table:formula="of:=CHOOSE(RANDBETWEEN(1;3);5;20;50)" office:value-type="float" office:value="20" calcext:value-type="float">
            <text:p>20</text:p>
          </table:table-cell>
          <table:table-cell table:style-name="ce118" office:value-type="string" calcext:value-type="string">
            <text:p>=</text:p>
          </table:table-cell>
          <table:table-cell/>
          <table:table-cell table:style-name="ce43" table:formula="of:=[.A39]*[.C39]" office:value-type="float" office:value="1000" calcext:value-type="float">
            <text:p>1 000</text:p>
          </table:table-cell>
          <table:table-cell table:style-name="ce27" table:formula="of:=(ROUND([.E39]/100;0)+ROUND([.G39]/100;0))*100" office:value-type="float" office:value="1600" calcext:value-type="float">
            <text:p>1 600</text:p>
          </table:table-cell>
          <table:table-cell table:style-name="ce57" table:formula="of:=[.I39]&amp;IF([.I39]&lt;[.L39];&quot;&lt;&quot;;IF([.I39]&gt;[.L39];&quot;&gt;&quot;;&quot;=&quot;))&amp;[.L39]" office:value-type="string" office:string-value="17,66&lt;17,71" calcext:value-type="string">
            <text:p>17,66&lt;17,71</text:p>
          </table:table-cell>
          <table:table-cell table:style-name="ce57" table:formula="of:=[.M39]*[.O39]" office:value-type="float" office:value="840" calcext:value-type="float">
            <text:p>840</text:p>
          </table:table-cell>
          <table:table-cell/>
          <table:table-cell table:formula="of:=RANK([.X39];[.X34:.X43])+2" office:value-type="float" office:value="4" calcext:value-type="float">
            <text:p>4</text:p>
          </table:table-cell>
          <table:table-cell table:style-name="ce89" table:formula="of:=RAND()" office:value-type="float" office:value="0.674887980676779" calcext:value-type="float">
            <text:p>0,674887980676779</text:p>
          </table:table-cell>
          <table:table-cell table:number-columns-repeated="998"/>
        </table:table-row>
        <table:table-row table:style-name="ro3">
          <table:table-cell table:style-name="ce148" table:formula="of:=ROUND(RANDBETWEEN(1;9)*(RAND()*0.6+0.7)*CHOOSE(RANDBETWEEN(1;3);1;10;100);RANDBETWEEN(1;2))" office:value-type="float" office:value="8.42" calcext:value-type="float">
            <text:p>8,42</text:p>
          </table:table-cell>
          <table:table-cell table:style-name="ce7" office:value-type="string" calcext:value-type="string">
            <text:p>×</text:p>
          </table:table-cell>
          <table:table-cell table:style-name="ce150" table:formula="of:=ROUND((RAND()*0.6+0.7)*CHOOSE(RANDBETWEEN(1;3);1;10;100);RANDBETWEEN(1;2))" office:value-type="float" office:value="10.55" calcext:value-type="float">
            <text:p>10,55</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30" calcext:value-type="float">
            <text:p>30</text:p>
          </table:table-cell>
          <table:table-cell table:style-name="ce7" office:value-type="string" calcext:value-type="string">
            <text:p>/</text:p>
          </table:table-cell>
          <table:table-cell table:style-name="ce152" table:formula="of:=RANDBETWEEN(2;9)" office:value-type="float" office:value="4" calcext:value-type="float">
            <text:p>4 &lt;</text:p>
          </table:table-cell>
          <table:table-cell table:style-name="ce153" table:formula="of:=ROUND(RAND()*CHOOSE(RANDBETWEEN(1;2);10;100);RANDBETWEEN(1;2))" office:value-type="float" office:value="5.28" calcext:value-type="float">
            <text:p>5,28</text:p>
          </table:table-cell>
          <table:table-cell table:style-name="ce7"/>
          <table:table-cell table:style-name="ce9"/>
          <table:table-cell table:style-name="ce165" table:formula="of:=[.I40]+(ROUND(RAND()*0.2;2)-0.1)*CHOOSE(RANDBETWEEN(1;2);1;10)" office:value-type="float" office:value="5.28" calcext:value-type="float">
            <text:p>5,28</text:p>
          </table:table-cell>
          <table:table-cell table:style-name="ce150" table:formula="of:=ROUND(RAND()*CHOOSE(RANDBETWEEN(1;2);10;100);RANDBETWEEN(1;2))" office:value-type="float" office:value="5.65" calcext:value-type="float">
            <text:p>5,65</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40];1)" office:value-type="float" office:value="6" calcext:value-type="float">
            <text:p>6</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40];[.H40])&amp;&quot;&lt;...&lt;&quot;&amp;(QUOTIENT([.F40];[.H40])+1)" office:value-type="string" office:string-value="7&lt;...&lt;8" calcext:value-type="string">
            <text:p>7&lt;...&lt;8</text:p>
          </table:table-cell>
          <table:table-cell table:style-name="ce57" table:formula="of:=[.I40]&amp;IF([.I40]&lt;[.L40];&quot;&lt;&quot;;IF([.I40]&gt;[.L40];&quot;&gt;&quot;;&quot;=&quot;))&amp;[.L40]" office:value-type="string" office:string-value="5,28=5,28" calcext:value-type="string">
            <text:p>5,28=5,28</text:p>
          </table:table-cell>
          <table:table-cell table:style-name="ce155" table:formula="of:=[.P40]-[.M40]" office:value-type="float" office:value="0.35" calcext:value-type="float">
            <text:p>0,35</text:p>
          </table:table-cell>
          <table:table-cell/>
          <table:table-cell table:formula="of:=RANK([.X40];[.X34:.X43])+2" office:value-type="float" office:value="7" calcext:value-type="float">
            <text:p>7</text:p>
          </table:table-cell>
          <table:table-cell table:style-name="ce89" table:formula="of:=RAND()" office:value-type="float" office:value="0.47885425279473" calcext:value-type="float">
            <text:p>0,47885425279473</text:p>
          </table:table-cell>
          <table:table-cell table:number-columns-repeated="998"/>
        </table:table-row>
        <table:table-row table:style-name="ro3">
          <table:table-cell table:style-name="ce148" table:formula="of:=ROUND(RANDBETWEEN(1;9)*(RAND()*0.6+0.7)*CHOOSE(RANDBETWEEN(1;3);1;10;100);RANDBETWEEN(1;2))" office:value-type="float" office:value="4.7" calcext:value-type="float">
            <text:p>4,7</text:p>
          </table:table-cell>
          <table:table-cell table:style-name="ce7" office:value-type="string" calcext:value-type="string">
            <text:p>×</text:p>
          </table:table-cell>
          <table:table-cell table:style-name="ce150" table:formula="of:=ROUND((RAND()*0.6+0.7)*CHOOSE(RANDBETWEEN(1;3);1;10;100);RANDBETWEEN(1;2))" office:value-type="float" office:value="0.74" calcext:value-type="float">
            <text:p>0,74</text:p>
          </table:table-cell>
          <table:table-cell table:style-name="ce143" office:value-type="string" calcext:value-type="string">
            <text:p>≈</text:p>
          </table:table-cell>
          <table:table-cell table:style-name="ce151" office:value-type="string" calcext:value-type="string">
            <text:p>≤</text:p>
          </table:table-cell>
          <table:table-cell table:style-name="ce164" table:formula="of:=RANDBETWEEN(2;30)" office:value-type="float" office:value="2" calcext:value-type="float">
            <text:p>2</text:p>
          </table:table-cell>
          <table:table-cell table:style-name="ce7" office:value-type="string" calcext:value-type="string">
            <text:p>/</text:p>
          </table:table-cell>
          <table:table-cell table:style-name="ce152" table:formula="of:=RANDBETWEEN(2;9)" office:value-type="float" office:value="5" calcext:value-type="float">
            <text:p>5 &lt;</text:p>
          </table:table-cell>
          <table:table-cell table:style-name="ce153" table:formula="of:=ROUND(RAND()*CHOOSE(RANDBETWEEN(1;2);10;100);RANDBETWEEN(1;2))" office:value-type="float" office:value="4.71" calcext:value-type="float">
            <text:p>4,71</text:p>
          </table:table-cell>
          <table:table-cell table:style-name="ce7"/>
          <table:table-cell table:style-name="ce9"/>
          <table:table-cell table:style-name="ce165" table:formula="of:=[.I41]+(ROUND(RAND()*0.2;2)-0.1)*CHOOSE(RANDBETWEEN(1;2);1;10)" office:value-type="float" office:value="4.77" calcext:value-type="float">
            <text:p>4,77</text:p>
          </table:table-cell>
          <table:table-cell table:style-name="ce150" table:formula="of:=ROUND(RAND()*CHOOSE(RANDBETWEEN(1;2);10;100);RANDBETWEEN(1;2))" office:value-type="float" office:value="2.49" calcext:value-type="float">
            <text:p>2,49</text:p>
          </table:table-cell>
          <table:table-cell table:style-name="ce62" office:value-type="string" calcext:value-type="string">
            <text:p>+</text:p>
          </table:table-cell>
          <table:table-cell table:style-name="ce7" office:value-type="string" calcext:value-type="string">
            <text:p>=</text:p>
          </table:table-cell>
          <table:table-cell table:style-name="ce65" table:formula="of:=CEILING([.M41];1)" office:value-type="float" office:value="3" calcext:value-type="float">
            <text:p>3</text:p>
          </table:table-cell>
          <table:table-cell/>
          <table:table-cell table:style-name="ce35" table:formula="of:=IF(#REF!&gt;96;ROUND(#REF!;-2);IF(#REF!&gt;=9.66;ROUND(#REF!;-1);ROUND(#REF!;0)))&amp;&quot;×&quot;&amp;IF(#REF!&gt;96;ROUND(#REF!;-2);IF(#REF!&gt;=9.6;ROUND(#REF!;-1);ROUND(#REF!;0)))&amp;&quot;=&quot;&amp;IF(#REF!&gt;96;ROUND(#REF!;-2);IF(#REF!&gt;=9.6;ROUND(#REF!;-1);ROUND(#REF!;0)))*IF(#REF!&gt;96;ROUND(#REF!;-2);IF(#REF!&gt;=9.6;ROUND(#REF!;-1);ROUND(#REF!;0)))" office:value-type="string" office:string-value="" calcext:value-type="error">
            <text:p>#RÉF !</text:p>
          </table:table-cell>
          <table:table-cell table:style-name="ce27" table:formula="of:=QUOTIENT([.F41];[.H41])&amp;&quot;&lt;...&lt;&quot;&amp;(QUOTIENT([.F41];[.H41])+1)" office:value-type="string" office:string-value="0&lt;...&lt;1" calcext:value-type="string">
            <text:p>0&lt;...&lt;1</text:p>
          </table:table-cell>
          <table:table-cell table:style-name="ce57" table:formula="of:=[.I41]&amp;IF([.I41]&lt;[.L41];&quot;&lt;&quot;;IF([.I41]&gt;[.L41];&quot;&gt;&quot;;&quot;=&quot;))&amp;[.L41]" office:value-type="string" office:string-value="4,71&lt;4,77" calcext:value-type="string">
            <text:p>4,71&lt;4,77</text:p>
          </table:table-cell>
          <table:table-cell table:style-name="ce155" table:formula="of:=[.P41]-[.M41]" office:value-type="float" office:value="0.51" calcext:value-type="float">
            <text:p>0,51</text:p>
          </table:table-cell>
          <table:table-cell/>
          <table:table-cell table:formula="of:=RANK([.X41];[.X34:.X43])+2" office:value-type="float" office:value="11" calcext:value-type="float">
            <text:p>11</text:p>
          </table:table-cell>
          <table:table-cell table:style-name="ce89" table:formula="of:=RAND()" office:value-type="float" office:value="0.0746871142526992" calcext:value-type="float">
            <text:p>0,07468711425269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6" calcext:value-type="float">
            <text:p>6</text:p>
          </table:table-cell>
          <table:table-cell table:style-name="ce89" table:formula="of:=RAND()" office:value-type="float" office:value="0.561851810170179" calcext:value-type="float">
            <text:p>0,561851810170179</text:p>
          </table:table-cell>
          <table:table-cell table:number-columns-repeated="998"/>
        </table:table-row>
        <table:table-row table:style-name="ro4">
          <table:table-cell table:number-columns-repeated="22"/>
          <table:table-cell table:formula="of:=RANK([.X43];[.X34:.X43])+2" office:value-type="float" office:value="3" calcext:value-type="float">
            <text:p>3</text:p>
          </table:table-cell>
          <table:table-cell table:style-name="ce89" table:formula="of:=RAND()" office:value-type="float" office:value="0.99230853016615" calcext:value-type="float">
            <text:p>0,99230853016615</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Explication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2" form:id="control12" form:label="Générer x fiches de chaque ceinture" form:printable="fal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Generateur.Main?language=Basic&amp;location=document" xlink:type="simple"/>
              </office:event-listeners>
            </form:button>
          </form:form>
        </office:forms>
        <table:shapes>
          <draw:frame draw:z-index="0" draw:style-name="gr9" draw:text-style-name="P4" svg:width="166.78mm" svg:height="101.58mm" svg:x="8.21mm" svg:y="2.43mm">
            <draw:text-box>
              <text:p text:style-name="P3"><text:span text:style-name="T1">Ceci est un générateur de ceintures aléatoires de calcul mental avec corrigé édité avec LibreOffice 6.0.</text:span></text:p>
              <text:p text:style-name="P3"><text:span text:style-name="T1"/></text:p>
              <text:p text:style-name="P3"><text:span text:style-name="T1">Il permet de générer des fiches de passage différentes avec des zones d’impression contenant 4 fiches chacune.</text:span></text:p>
              <text:p text:style-name="P3"><text:span text:style-name="T1"/></text:p>
              <text:p text:style-name="P3"><text:span text:style-name="T1">Par défaut, il y a 4 fiches par ceinture. Il suffit d’appuyer sur CTRL+MAJ+F9 pour changer tous les paramètres aléatoires et avoir de nouvelles fiches.</text:span></text:p>
              <text:p text:style-name="P3"><text:span text:style-name="T1"/></text:p>
              <text:p><text:span text:style-name="T1">Si vous voulez imprimer plus de 4 fiches par ceinture, il faudra avoir ouvert le fichier en activant les macro puis cliquer sur le bouton de la ceinture (en haut à droite de chaque ceinture) qui demande combien de fiches vous voulez.</text:span></text:p>
            </draw:text-box>
          </draw:frame>
          <draw:control draw:z-index="1" draw:style-name="gr10" draw:text-style-name="P2" svg:width="37.96mm" svg:height="14.07mm" svg:x="180.62mm" svg:y="4.53mm" draw:control="control12"/>
        </table:shapes>
        <table:table-column table:style-name="co12" table:number-columns-repeated="10" table:default-cell-style-name="Default"/>
        <table:table-row table:style-name="ro4" table:number-rows-repeated="6">
          <table:table-cell table:number-columns-repeated="10"/>
        </table:table-row>
        <table:table-row table:style-name="ro4">
          <table:table-cell table:number-columns-repeated="9"/>
          <table:table-cell office:value-type="string" calcext:value-type="string">
            <text:p>Génération de 4 versions par ceinture terminée</text:p>
          </table:table-cell>
        </table:table-row>
      </table:table>
      <table:table table:name="Aide à la génération" table:style-name="ta9">
        <table:table-column table:style-name="co12" table:number-columns-repeated="4" table:default-cell-style-name="Default"/>
        <table:table-row table:style-name="ro4">
          <table:table-cell office:value-type="string" calcext:value-type="string">
            <text:p>Multiplications</text:p>
          </table:table-cell>
          <table:table-cell table:number-columns-repeated="3"/>
        </table:table-row>
        <table:table-row table:style-name="ro4">
          <table:table-cell office:value-type="float" office:value="28" calcext:value-type="float">
            <text:p>28</text:p>
          </table:table-cell>
          <table:table-cell office:value-type="string" calcext:value-type="string">
            <text:p>7×4</text:p>
          </table:table-cell>
          <table:table-cell office:value-type="float" office:value="63" calcext:value-type="float">
            <text:p>63</text:p>
          </table:table-cell>
          <table:table-cell table:formula="of:=LOOKUP([.C2];[.A2:.A11];[.B2:.B11])" office:value-type="string" office:string-value="9×7" calcext:value-type="string">
            <text:p>9×7</text:p>
          </table:table-cell>
        </table:table-row>
        <table:table-row table:style-name="ro4">
          <table:table-cell office:value-type="float" office:value="32" calcext:value-type="float">
            <text:p>32</text:p>
          </table:table-cell>
          <table:table-cell office:value-type="string" calcext:value-type="string">
            <text:p>8×4</text:p>
          </table:table-cell>
          <table:table-cell table:number-columns-repeated="2"/>
        </table:table-row>
        <table:table-row table:style-name="ro4">
          <table:table-cell office:value-type="float" office:value="35" calcext:value-type="float">
            <text:p>35</text:p>
          </table:table-cell>
          <table:table-cell office:value-type="string" calcext:value-type="string">
            <text:p>7×5</text:p>
          </table:table-cell>
          <table:table-cell table:number-columns-repeated="2"/>
        </table:table-row>
        <table:table-row table:style-name="ro4">
          <table:table-cell office:value-type="float" office:value="42" calcext:value-type="float">
            <text:p>42</text:p>
          </table:table-cell>
          <table:table-cell office:value-type="string" calcext:value-type="string">
            <text:p>7×6</text:p>
          </table:table-cell>
          <table:table-cell table:number-columns-repeated="2"/>
        </table:table-row>
        <table:table-row table:style-name="ro4">
          <table:table-cell office:value-type="float" office:value="49" calcext:value-type="float">
            <text:p>49</text:p>
          </table:table-cell>
          <table:table-cell office:value-type="string" calcext:value-type="string">
            <text:p>7×7</text:p>
          </table:table-cell>
          <table:table-cell table:number-columns-repeated="2"/>
        </table:table-row>
        <table:table-row table:style-name="ro4">
          <table:table-cell office:value-type="float" office:value="54" calcext:value-type="float">
            <text:p>54</text:p>
          </table:table-cell>
          <table:table-cell office:value-type="string" calcext:value-type="string">
            <text:p>9×6</text:p>
          </table:table-cell>
          <table:table-cell table:number-columns-repeated="2"/>
        </table:table-row>
        <table:table-row table:style-name="ro4">
          <table:table-cell office:value-type="float" office:value="56" calcext:value-type="float">
            <text:p>56</text:p>
          </table:table-cell>
          <table:table-cell office:value-type="string" calcext:value-type="string">
            <text:p>8×7</text:p>
          </table:table-cell>
          <table:table-cell table:number-columns-repeated="2"/>
        </table:table-row>
        <table:table-row table:style-name="ro4">
          <table:table-cell office:value-type="float" office:value="63" calcext:value-type="float">
            <text:p>63</text:p>
          </table:table-cell>
          <table:table-cell office:value-type="string" calcext:value-type="string">
            <text:p>9×7</text:p>
          </table:table-cell>
          <table:table-cell table:number-columns-repeated="2"/>
        </table:table-row>
        <table:table-row table:style-name="ro4">
          <table:table-cell table:style-name="ce89" office:value-type="float" office:value="64" calcext:value-type="float">
            <text:p>64</text:p>
          </table:table-cell>
          <table:table-cell office:value-type="string" calcext:value-type="string">
            <text:p>8×8</text:p>
          </table:table-cell>
          <table:table-cell table:number-columns-repeated="2"/>
        </table:table-row>
        <table:table-row table:style-name="ro4">
          <table:table-cell office:value-type="float" office:value="72" calcext:value-type="float">
            <text:p>72</text:p>
          </table:table-cell>
          <table:table-cell office:value-type="string" calcext:value-type="string">
            <text:p>9×8</text:p>
          </table:table-cell>
          <table:table-cell table:number-columns-repeated="2"/>
        </table:table-row>
      </table:table>
      <table:named-expressions/>
      <table:database-ranges>
        <table:database-range table:name="__Anonymous_Sheet_DB__12" table:target-range-address="'Aide à la génération'.A2:'Aide à la génération'.B1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charset="x-symbol"/>
    <style:font-face style:name="Liberation Sans4" svg:font-family="'Liberation Sans'"/>
    <style:font-face style:name="Liberation Sans2" svg:font-family="'Liberation Sans'" style:font-adornments="Regular"/>
    <style:font-face style:name="Liberation Sans3" svg:font-family="'Liberation Sans'"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ext>,</number:text>
    </number:time-style>
    <number:number-style style:name="N132">
      <number:scientific-number number:decimal-places="1" loext:min-decimal-places="1" number:min-integer-digits="1" number:min-exponent-digits="1" loext:exponent-interval="3" loext:forced-exponent-sign="true"/>
    </number:number-style>
    <number:number-style style:name="N133">
      <number:number number:decimal-places="6" loext:min-decimal-places="1" number:min-integer-digits="1" number:decimal-replacement="" number:grouping="true"/>
    </number:number-style>
    <number:number-style style:name="N134">
      <number:number number:decimal-places="4" loext:min-decimal-places="1" number:min-integer-digits="1" number:decimal-replacement="" number:grouping="true"/>
    </number:number-style>
    <number:number-style style:name="N135">
      <number:number number:decimal-places="1" loext:min-decimal-places="1" number:min-integer-digits="1" number:grouping="true"/>
    </number:number-style>
    <number:number-style style:name="N136">
      <number:number number:decimal-places="2" loext:min-decimal-places="0" number:min-integer-digits="1" number:decimal-replacement="" number:grouping="true"/>
    </number:number-style>
    <number:number-style style:name="N137">
      <number:number number:decimal-places="4" loext:min-decimal-places="0" number:min-integer-digits="1" number:decimal-replacement="" number:grouping="true"/>
    </number:number-style>
    <number:number-style style:name="N138">
      <number:number number:decimal-places="6" loext:min-decimal-places="0" number:min-integer-digits="1" number:decimal-replacement="" number:grouping="true"/>
    </number:number-style>
    <number:number-style style:name="N139">
      <number:number number:decimal-places="10" loext:min-decimal-places="10" number:min-integer-digits="1" number:grouping="true"/>
    </number:number-style>
    <number:number-style style:name="N140">
      <number:number number:decimal-places="6" loext:min-decimal-places="6" number:min-integer-digits="0" number:grouping="true"/>
    </number:number-style>
    <number:number-style style:name="N141">
      <number:scientific-number number:decimal-places="4" loext:min-decimal-places="4" number:min-integer-digits="1" number:min-exponent-digits="1" loext:exponent-interval="1" loext:forced-exponent-sign="true"/>
    </number:number-style>
    <number:number-style style:name="N142">
      <number:scientific-number number:decimal-places="0" loext:min-decimal-places="0" number:min-integer-digits="1" number:min-exponent-digits="1" loext:exponent-interval="1" loext:forced-exponent-sign="true"/>
      <number:text>,</number:text>
    </number:number-style>
    <number:currency-style style:name="N144P0" style:volatile="true">
      <number:number number:decimal-places="2" loext:min-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4P0"/>
    </number:currency-style>
    <number:number-style style:name="N145">
      <number:scientific-number number:decimal-places="7" loext:min-decimal-places="0" number:min-integer-digits="0" number:min-exponent-digits="3" loext:exponent-interval="1" loext:forced-exponent-sign="true"/>
    </number:number-style>
    <number:number-style style:name="N146">
      <number:scientific-number number:decimal-places="7" loext:min-decimal-places="0" number:min-integer-digits="0" number:min-exponent-digits="1" loext:exponent-interval="1" loext:forced-exponent-sign="true"/>
    </number:number-style>
    <number:number-style style:name="N147">
      <number:fraction number:min-numerator-digits="1" loext:max-numerator-digits="1" number:min-denominator-digits="1" loext:max-denominator-value="9"/>
    </number:number-style>
    <number:number-style style:name="N148">
      <number:number number:decimal-places="8" loext:min-decimal-places="0" number:min-integer-digits="1" number:decimal-replacement="" number:grouping="true"/>
    </number:number-style>
    <number:number-style style:name="N149">
      <number:number number:decimal-places="10" loext:min-decimal-places="0" number:min-integer-digits="1" number:decimal-replacement="" number:grouping="true"/>
    </number:number-style>
    <number:number-style style:name="N150">
      <number:number number:decimal-places="3" loext:min-decimal-places="0" number:min-integer-digits="0" number:decimal-replacement="" number:grouping="true"/>
    </number:number-style>
    <number:number-style style:name="N151">
      <number:number number:decimal-places="2" loext:min-decimal-places="0" number:min-integer-digits="0" number:decimal-replacement="" number:grouping="true"/>
    </number:number-style>
    <number:number-style style:name="N152">
      <number:number number:decimal-places="0" loext:min-decimal-places="0" number:min-integer-digits="1"/>
      <number:text> cm²</number:text>
    </number:number-style>
    <number:number-style style:name="N153">
      <number:number number:decimal-places="0" loext:min-decimal-places="0" number:min-integer-digits="1"/>
      <number:text> cm</number:text>
    </number:number-style>
    <number:number-style style:name="N154">
      <number:number number:decimal-places="0" loext:min-decimal-places="0" number:min-integer-digits="1"/>
      <number:text> cm3</number:text>
    </number:number-style>
    <number:number-style style:name="N155">
      <number:number number:decimal-places="0" loext:min-decimal-places="0" number:min-integer-digits="1"/>
      <number:text> cm³</number:text>
    </number:number-style>
    <number:number-style style:name="N156">
      <number:number number:decimal-places="4" loext:min-decimal-places="4" number:min-integer-digits="1"/>
      <number:text>×10^+</number:text>
    </number:number-style>
    <number:number-style style:name="N157">
      <number:number number:decimal-places="0" loext:min-decimal-places="0" number:min-integer-digits="1"/>
      <number:text> =</number:text>
    </number:number-style>
    <number:number-style style:name="N158">
      <number:number number:decimal-places="0" loext:min-decimal-places="0" number:min-integer-digits="1"/>
      <number:text> :</number:text>
    </number:number-style>
    <number:number-style style:name="N159">
      <number:text>x=</number:text>
      <number:number number:decimal-places="0" loext:min-decimal-places="0" number:min-integer-digits="1"/>
    </number:number-style>
    <number:number-style style:name="N160">
      <number:text>x=</number:text>
      <number:number number:decimal-places="0" loext:min-decimal-places="0" number:min-integer-digits="1"/>
      <number:text> :</number:text>
    </number:number-style>
    <number:number-style style:name="N161">
      <number:text>×10</number:text>
      <number:number number:decimal-places="0" loext:min-decimal-places="0" number:min-integer-digits="1"/>
    </number:number-style>
    <number:number-style style:name="N162">
      <number:text>PGCD </number:text>
      <number:number number:decimal-places="0" loext:min-decimal-places="0" number:min-integer-digits="1"/>
    </number:number-style>
    <number:number-style style:name="N163">
      <number:text>×</number:text>
      <number:number number:decimal-places="0" loext:min-decimal-places="0" number:min-integer-digits="1"/>
    </number:number-style>
    <number:number-style style:name="N164">
      <number:text>×</number:text>
      <number:number number:decimal-places="0" loext:min-decimal-places="0" number:min-integer-digits="1"/>
      <number:text>×</number:text>
    </number:number-style>
    <number:number-style style:name="N165">
      <number:text>× </number:text>
      <number:number number:decimal-places="0" loext:min-decimal-places="0" number:min-integer-digits="1"/>
      <number:text> ×</number:text>
    </number:number-style>
    <number:number-style style:name="N166">
      <number:number number:decimal-places="0" loext:min-decimal-places="0" number:min-integer-digits="1"/>
      <number:text>=</number:text>
    </number:number-style>
    <number:number-style style:name="N167">
      <number:number number:decimal-places="3" loext:min-decimal-places="0" number:min-integer-digits="1" number:decimal-replacement=""/>
      <number:text> =</number:text>
    </number:number-style>
    <number:number-style style:name="N168">
      <number:number number:decimal-places="0" loext:min-decimal-places="0" number:min-integer-digits="1"/>
      <number:text>°</number:text>
    </number:number-style>
    <number:percentage-style style:name="N169">
      <number:number number:decimal-places="1" loext:min-decimal-places="0" number:min-integer-digits="1" number:decimal-replacement=""/>
      <number:text> %</number:text>
    </number:percentage-style>
    <number:number-style style:name="N170">
      <number:number number:decimal-places="0" loext:min-decimal-places="0" number:min-integer-digits="1"/>
      <number:text>π cm³</number:text>
    </number:number-style>
    <number:number-style style:name="N171">
      <number:fraction number:min-integer-digits="0" loext:integer-fraction-delimiter=" cm³" number:min-numerator-digits="1" loext:max-numerator-digits="1" number:min-denominator-digits="1" loext:max-denominator-value="9"/>
    </number:number-style>
    <number:number-style style:name="N172">
      <number:number number:min-integer-digits="1"/>
      <number:text> &lt;</number:text>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10.01mm" fo:page-height="297mm" style:num-format="1" style:print-orientation="portrait" fo:margin-top="10mm" fo:margin-bottom="10mm" fo:margin-left="10mm" fo:margin-right="10mm" loext:scale-to-X="1" loext: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6">00/00/0000</text:date>, <text:time style:data-style-name="N2" text:time-value="21:38:46.5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COGEZ</meta:initial-creator>
    <meta:creation-date>2018-07-25T10:06:58.889000000</meta:creation-date>
    <dc:date>2019-09-16T22:10:47.711000000</dc:date>
    <dc:creator>Sébastien COGEZ</dc:creator>
    <meta:editing-duration>PT15H23M5S</meta:editing-duration>
    <meta:editing-cycles>98</meta:editing-cycles>
    <meta:generator>LibreOffice/6.2.6.2$Windows_X86_64 LibreOffice_project/684e730861356e74889dfe6dbddd3562aae2e6ad</meta:generator>
    <dc:title>Générateur de Calcul Mental 5e 2019</dc:title>
    <meta:document-statistic meta:table-count="13" meta:cell-count="7212" meta:object-count="13"/>
  </office:meta>
</office:document-meta>
</file>

<file path=Basic/Standard/Generateur.xml><?xml version="1.0" encoding="utf-8"?>
<!DOCTYPE module  PUBLIC '-//OpenOffice.org//DTD OfficeDocument 1.0//EN'  'module.dtd'>
<script:module xmlns:script="http://openoffice.org/2000/script" script:name="Generateur" script:language="StarBasic" script:moduleType="normal">REM  *****  BASIC  *****

sub Main
	Dim oDoc As Object, oSheet As Object, oCell As Object
	Dim nbCs As Integer
	Dim nbtpp As Integer
	nbtpp = 3
	oDoc=ThisComponent
	oSheet=oDoc.Sheets(11)
	oCell=oSheet.getCellRangeByName("J7")
	oCell.setString("Génération en cours")
	nbtpp = InputBox("Combien de test voulez-vous générer par page ? (3 par page pour le passage, 4 pour l'entrainement)","Question importante !","4")
	nbCs = InputBox("Combien de test voulez-vous générer par ceinture ? (cela prend du temps)","Question importante !","30")
	Generer(0,"AB", "P", "R", "U", "W", "AB", nbCs, nbtpp)
	Generer(1,"Z", "P", "R", "U", "W", "Z", nbCs, nbtpp)
	Generer(2,"Z", "P", "R", "U", "W", "Z", nbCs,nbtpp)
	Generer(3,"Z", "P", "R", "U", "W", "Z", nbCs, nbtpp)
	Generer(4,"AB", "R", "T", "W", "Y", "AB", nbCs, nbtpp)
	Generer(5,"Z", "P", "R", "U", "W", "Z", nbCs, nbtpp)
	Generer(6,"AB", "R", "T", "W", "Y", "AB", nbCs, nbtpp)
	Generer(7,"AC", "S", "U", "X", "Z", "AC", nbCs,nbtpp)
	Generer(8,"X", "P", "R", "U", "W", "X", nbCs,nbtpp)
	Generer(9,"Z", "R", "T", "W", "Y", "Z", nbCs,nbtpp)
	Generer(10,"X", "P", "R", "U", "W", "X", nbCs, nbtpp)
	oCell.setString("Génération de "&amp; nbCs &amp; " versions par ceinture terminée")
	oDoc.CurrentController.ActiveSheet = oSheet
End sub

sub GenererBlanche
	Generer(0,"AB", "P", "R", "U", "W", "AB", 0, 0)
End sub
sub GenererJaune
	Generer(1,"Z", "P", "R", "U", "W", "Z", 0, 0)
End sub
sub GenererOrange
	Generer(2,"Z", "P", "R", "U", "W", "Z", 0, 0)
End sub
sub GenererVerte
	Generer(3,"Z", "P", "R", "U", "W", "Z", 0, 0)
End sub
sub GenererBleue
	Generer(4,"AB", "R", "T", "W", "Y", "AB", 0, 0)
End sub
sub GenererMarron
	Generer(5,"Z", "P", "R", "U", "W", "Z", 0, 0)
End sub
sub GenererNoire1
	Generer(6,"AB", "R", "T", "W", "Y", "AB", 0, 0)
End sub
sub GenererNoire2
	Generer(7,"AC", "S", "U", "X", "Z", "AC", 0, 0)
End sub
sub GenererDAN1
	Generer(8,"Z", "P", "R", "U", "W", "Z", 0, 0)
End sub
sub GenererDAN2
	Generer(9,"Z", "R", "T", "W", "Y", "Z", 0, 0)
End sub
sub GenererDAN3
	Generer(10,"X", "P", "R", "U", "W", "X", 0, 0)
End sub

sub Generer(feuille as Integer, derniereColonne as String, lastColumnZ1 as String, firstColumnZ2 as String, lastColumnZ2 as String, columnOrder as String, refOrder as String, nbC as Integer, nbt as Integer)
rem récupére le nombre de ceintures à créer
Dim oDoc As Object, oSheet As Object, oCell As Object, nbCeintures As Integer, rng, formula as String, refid as Integer
oDoc=ThisComponent
oSheet=oDoc.Sheets(feuille)
ThisComponent.EnableAutomaticCalculation(False)
Dim nbtpp As Integer
if nbt &gt; 0 Then
	nbtpp = nbt
else
	nbtpp = InputBox("Combien de test voulez-vous générer par page ? (3 par page pour le passage, 4 pour l'entrainement)","Question importante !","4")
End If
If nbC &gt; 0 Then
	nbCeintures = nbC -1
else 
	nbCeintures = InputBox("Combien de test voulez-vous générer ?","Question importante !","30")
	nbCeintures = nbCeintures - 1
End If	
rem ----------------------------------------------------------------------
rem define variables
dim document as object
dim CopyAddress as Object
dim PasteAddress as Object
dim dispatcher as object
dim ligneEnCours as Integer
dim nbZonesImpression as Integer
dim MaZone as Object
dim countFor as Integer
rem nbtpp = Nombre de Tests par Page
If (nbCeintures+1) MOD nbtpp &gt; 0 Then
	nbZonesImpression = (nbCeintures+1)\nbtpp+1
else
	nbZonesImpression = (nbCeintures+1)\nbtpp
End If
rem ----------------------------------------------------------------------
rem Effacement de tout le contenu précédent
rng = oSheet.getCellRangeByName("A11:"&amp; derniereColonne &amp;"492")
rng.clearContents(255)

rem Selection de la plage à copier (A16:AD29)
rng = oSheet.getCellRangeByName("A1:"&amp; derniereColonne &amp;"10")
CopyAddress = rng.RangeAddress

ligneEnCours = 12
refid = 1
Do While nbCeintures &gt; 0
	compteurSaut = compteurSaut + 1
	rem Collage
	PasteCell = oSheet.getCellRangeByName("$A$" &amp; ligneEnCours)
	PasteAddress = PasteCell.CellAddress
	oSheet.CopyRange(PasteAddress, CopyAddress)
	rem Modification du contenu de la cellule de référence d'interro
	oSheet.getCellRangeByName("$"&amp; lastColumnZ1 &amp;"$" &amp; (ligneEnCours)).setString(CHR((refid\26) + 65) &amp; CHR((refid MOD 26) +65))
	rem Modification du contenu de la cellule de référence du paquet
	oCell=oSheet.getCellRangeByName(lastColumnZ1 &amp; (ligneEnCours+1))
	oCell.setFormula("=$"&amp; lastColumnZ1 &amp; "$2")
	
	For countFor = 0 To 1
		rem Modification de la hauteur de ligne des titres
		oCell=oSheet.Rows(ligneEnCours+countFor-1)
		oCell.Height = 1300
	Next countFor

	For countFor = 1 To 7
		rem Modification de la hauteur des lignes de réponses
		oCell=oSheet.Rows(ligneEnCours+countFor)
		oCell.Height = 1200
	Next countFor
	
	rem Modification de la hauteur de ligne séparant 2 énoncés
	oCell=oSheet.Rows(ligneEnCours-2)
	oCell.Height = 600
		
	nbCeintures = nbCeintures - 1
	ligneEnCours = ligneEnCours + 11
	refid = refid + 1
Loop
rem Creation des zones d'impression
ligneEncours = 1
countFor = 0
dim nbz as Integer
nbz = nbZonesImpression
dim ZonesImpression(nbZonesImpression*2-1) as new com.sun.star.table.CellRangeAddress

Do While nbZonesImpression &gt; 0
	rem interros
	MaZone = oSheet.getCellRangeByName("A" &amp; ligneEncours &amp; ":" &amp; lastColumnZ1 &amp; (ligneEncours+11*nbtpp-1))
    ZonesImpression(countFor) = MaZone.RangeAddress
	ligneEncours = ligneEncours + nbtpp*11
	countFor = countFor + 1
	nbZonesImpression = nbZonesImpression - 1
Loop
ligneEncours = 1
Do While nbz &gt; 0
	rem interros
	MaZone = oSheet.getCellRangeByName(firstColumnZ2 &amp; ligneEncours &amp; ":" &amp; lastColumnZ2 &amp; (ligneEncours+11*nbtpp-1))
    ZonesImpression(countFor) = MaZone.RangeAddress
	ligneEncours = ligneEncours + nbtpp*11
	countFor = countFor + 1
	nbz = nbz - 1
Loop

oSheet.PrintAreas = ZonesImpression()
rem retour position initiale
oCell=oSheet.getCellByposition(0,0)
oDoc.CurrentController.Select(oCell)
rem on recalcule la feuille pour modifier les valeurs
ThisComponent.CalculateAll
rem dispatcher.executeDispatch(document, ".uno:Calculat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u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